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81"/>
    <style:style style:name="ce3" style:family="table-cell" style:parent-style-name="Default" style:data-style-name="N81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ux_Problem1" table:style-name="ta1">
        <table:shapes>
          <draw:frame draw:z-index="0" draw:style-name="gr1" draw:text-style-name="P1" svg:width="6.2988in" svg:height="3.5429in" svg:x="13.2823in" svg:y="0.0394in">
            <draw:object draw:notify-on-update-of-ranges="Flux_Problem1.A2:Flux_Problem1.A1001 Flux_Problem1.B1:Flux_Problem1.B1 Flux_Problem1.B2:Flux_Problem1.B10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osition</text:p>
          </table:table-cell>
          <table:table-cell table:style-name="Default" office:value-type="string" calcext:value-type="string">
            <text:p>Flux </text:p>
          </table:table-cell>
          <table:table-cell/>
          <table:table-cell office:value-type="string" calcext:value-type="string">
            <text:p>Particl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6" calcext:value-type="float">
            <text:p>0.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4" calcext:value-type="float">
            <text:p>0.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6" calcext:value-type="float">
            <text:p>0.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8" calcext:value-type="float">
            <text:p>0.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2" calcext:value-type="float">
            <text:p>0.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6" calcext:value-type="float">
            <text:p>0.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8" calcext:value-type="float">
            <text:p>0.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2" calcext:value-type="float">
            <text:p>0.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4" calcext:value-type="float">
            <text:p>0.3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.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44" calcext:value-type="float">
            <text:p>0.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46" calcext:value-type="float">
            <text:p>0.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62" calcext:value-type="float">
            <text:p>0.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74" calcext:value-type="float">
            <text:p>0.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76" calcext:value-type="float">
            <text:p>0.7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84" calcext:value-type="float">
            <text:p>0.8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86" calcext:value-type="float">
            <text:p>0.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88" calcext:value-type="float">
            <text:p>0.8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92" calcext:value-type="float">
            <text:p>0.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94" calcext:value-type="float">
            <text:p>0.9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96" calcext:value-type="float">
            <text:p>0.9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98" calcext:value-type="float">
            <text:p>0.9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02" calcext:value-type="float">
            <text:p>1.0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04" calcext:value-type="float">
            <text:p>1.0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06" calcext:value-type="float">
            <text:p>1.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08" calcext:value-type="float">
            <text:p>1.0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12" calcext:value-type="float">
            <text:p>1.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14" calcext:value-type="float">
            <text:p>1.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16" calcext:value-type="float">
            <text:p>1.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18" calcext:value-type="float">
            <text:p>1.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22" calcext:value-type="float">
            <text:p>1.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24" calcext:value-type="float">
            <text:p>1.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26" calcext:value-type="float">
            <text:p>1.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28" calcext:value-type="float">
            <text:p>1.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" calcext:value-type="float">
            <text:p>1.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2" calcext:value-type="float">
            <text:p>1.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4" calcext:value-type="float">
            <text:p>1.3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6" calcext:value-type="float">
            <text:p>1.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8" calcext:value-type="float">
            <text:p>1.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" calcext:value-type="float">
            <text:p>1.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2" calcext:value-type="float">
            <text:p>1.4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4" calcext:value-type="float">
            <text:p>1.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" calcext:value-type="float">
            <text:p>1.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8" calcext:value-type="float">
            <text:p>1.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52" calcext:value-type="float">
            <text:p>1.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54" calcext:value-type="float">
            <text:p>1.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56" calcext:value-type="float">
            <text:p>1.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58" calcext:value-type="float">
            <text:p>1.5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6" calcext:value-type="float">
            <text:p>1.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62" calcext:value-type="float">
            <text:p>1.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64" calcext:value-type="float">
            <text:p>1.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66" calcext:value-type="float">
            <text:p>1.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68" calcext:value-type="float">
            <text:p>1.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7" calcext:value-type="float">
            <text:p>1.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72" calcext:value-type="float">
            <text:p>1.7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74" calcext:value-type="float">
            <text:p>1.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76" calcext:value-type="float">
            <text:p>1.7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78" calcext:value-type="float">
            <text:p>1.7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.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82" calcext:value-type="float">
            <text:p>1.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84" calcext:value-type="float">
            <text:p>1.8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86" calcext:value-type="float">
            <text:p>1.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88" calcext:value-type="float">
            <text:p>1.8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9" calcext:value-type="float">
            <text:p>1.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92" calcext:value-type="float">
            <text:p>1.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94" calcext:value-type="float">
            <text:p>1.9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96" calcext:value-type="float">
            <text:p>1.9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98" calcext:value-type="float">
            <text:p>1.9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02" calcext:value-type="float">
            <text:p>2.0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04" calcext:value-type="float">
            <text:p>2.0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06" calcext:value-type="float">
            <text:p>2.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08" calcext:value-type="float">
            <text:p>2.0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1" calcext:value-type="float">
            <text:p>2.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12" calcext:value-type="float">
            <text:p>2.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14" calcext:value-type="float">
            <text:p>2.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16" calcext:value-type="float">
            <text:p>2.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18" calcext:value-type="float">
            <text:p>2.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22" calcext:value-type="float">
            <text:p>2.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24" calcext:value-type="float">
            <text:p>2.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26" calcext:value-type="float">
            <text:p>2.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28" calcext:value-type="float">
            <text:p>2.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3" calcext:value-type="float">
            <text:p>2.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32" calcext:value-type="float">
            <text:p>2.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36" calcext:value-type="float">
            <text:p>2.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38" calcext:value-type="float">
            <text:p>2.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4" calcext:value-type="float">
            <text:p>2.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42" calcext:value-type="float">
            <text:p>2.4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44" calcext:value-type="float">
            <text:p>2.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46" calcext:value-type="float">
            <text:p>2.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48" calcext:value-type="float">
            <text:p>2.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52" calcext:value-type="float">
            <text:p>2.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54" calcext:value-type="float">
            <text:p>2.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56" calcext:value-type="float">
            <text:p>2.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58" calcext:value-type="float">
            <text:p>2.5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" calcext:value-type="float">
            <text:p>2.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2" calcext:value-type="float">
            <text:p>2.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4" calcext:value-type="float">
            <text:p>2.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6" calcext:value-type="float">
            <text:p>2.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8" calcext:value-type="float">
            <text:p>2.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7" calcext:value-type="float">
            <text:p>2.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72" calcext:value-type="float">
            <text:p>2.7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74" calcext:value-type="float">
            <text:p>2.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76" calcext:value-type="float">
            <text:p>2.7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78" calcext:value-type="float">
            <text:p>2.7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8" calcext:value-type="float">
            <text:p>2.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82" calcext:value-type="float">
            <text:p>2.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84" calcext:value-type="float">
            <text:p>2.8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86" calcext:value-type="float">
            <text:p>2.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88" calcext:value-type="float">
            <text:p>2.8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" calcext:value-type="float">
            <text:p>2.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2" calcext:value-type="float">
            <text:p>2.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4" calcext:value-type="float">
            <text:p>2.9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6" calcext:value-type="float">
            <text:p>2.9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8" calcext:value-type="float">
            <text:p>2.9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02" calcext:value-type="float">
            <text:p>3.0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04" calcext:value-type="float">
            <text:p>3.0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06" calcext:value-type="float">
            <text:p>3.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08" calcext:value-type="float">
            <text:p>3.0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1" calcext:value-type="float">
            <text:p>3.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12" calcext:value-type="float">
            <text:p>3.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14" calcext:value-type="float">
            <text:p>3.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16" calcext:value-type="float">
            <text:p>3.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18" calcext:value-type="float">
            <text:p>3.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2" calcext:value-type="float">
            <text:p>3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22" calcext:value-type="float">
            <text:p>3.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24" calcext:value-type="float">
            <text:p>3.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26" calcext:value-type="float">
            <text:p>3.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28" calcext:value-type="float">
            <text:p>3.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3" calcext:value-type="float">
            <text:p>3.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32" calcext:value-type="float">
            <text:p>3.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34" calcext:value-type="float">
            <text:p>3.3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36" calcext:value-type="float">
            <text:p>3.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38" calcext:value-type="float">
            <text:p>3.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4" calcext:value-type="float">
            <text:p>3.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42" calcext:value-type="float">
            <text:p>3.4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44" calcext:value-type="float">
            <text:p>3.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46" calcext:value-type="float">
            <text:p>3.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48" calcext:value-type="float">
            <text:p>3.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52" calcext:value-type="float">
            <text:p>3.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54" calcext:value-type="float">
            <text:p>3.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56" calcext:value-type="float">
            <text:p>3.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58" calcext:value-type="float">
            <text:p>3.5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6" calcext:value-type="float">
            <text:p>3.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62" calcext:value-type="float">
            <text:p>3.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64" calcext:value-type="float">
            <text:p>3.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66" calcext:value-type="float">
            <text:p>3.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68" calcext:value-type="float">
            <text:p>3.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7" calcext:value-type="float">
            <text:p>3.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72" calcext:value-type="float">
            <text:p>3.7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74" calcext:value-type="float">
            <text:p>3.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76" calcext:value-type="float">
            <text:p>3.7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78" calcext:value-type="float">
            <text:p>3.7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8" calcext:value-type="float">
            <text:p>3.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82" calcext:value-type="float">
            <text:p>3.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84" calcext:value-type="float">
            <text:p>3.8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86" calcext:value-type="float">
            <text:p>3.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88" calcext:value-type="float">
            <text:p>3.8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9" calcext:value-type="float">
            <text:p>3.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92" calcext:value-type="float">
            <text:p>3.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94" calcext:value-type="float">
            <text:p>3.9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96" calcext:value-type="float">
            <text:p>3.9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98" calcext:value-type="float">
            <text:p>3.9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02" calcext:value-type="float">
            <text:p>4.0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04" calcext:value-type="float">
            <text:p>4.0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06" calcext:value-type="float">
            <text:p>4.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08" calcext:value-type="float">
            <text:p>4.0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12" calcext:value-type="float">
            <text:p>4.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14" calcext:value-type="float">
            <text:p>4.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16" calcext:value-type="float">
            <text:p>4.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18" calcext:value-type="float">
            <text:p>4.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2" calcext:value-type="float">
            <text:p>4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22" calcext:value-type="float">
            <text:p>4.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24" calcext:value-type="float">
            <text:p>4.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26" calcext:value-type="float">
            <text:p>4.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28" calcext:value-type="float">
            <text:p>4.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3" calcext:value-type="float">
            <text:p>4.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32" calcext:value-type="float">
            <text:p>4.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34" calcext:value-type="float">
            <text:p>4.3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36" calcext:value-type="float">
            <text:p>4.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38" calcext:value-type="float">
            <text:p>4.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4" calcext:value-type="float">
            <text:p>4.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42" calcext:value-type="float">
            <text:p>4.4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44" calcext:value-type="float">
            <text:p>4.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46" calcext:value-type="float">
            <text:p>4.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48" calcext:value-type="float">
            <text:p>4.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52" calcext:value-type="float">
            <text:p>4.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54" calcext:value-type="float">
            <text:p>4.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56" calcext:value-type="float">
            <text:p>4.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58" calcext:value-type="float">
            <text:p>4.5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62" calcext:value-type="float">
            <text:p>4.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64" calcext:value-type="float">
            <text:p>4.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66" calcext:value-type="float">
            <text:p>4.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68" calcext:value-type="float">
            <text:p>4.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7" calcext:value-type="float">
            <text:p>4.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72" calcext:value-type="float">
            <text:p>4.7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74" calcext:value-type="float">
            <text:p>4.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76" calcext:value-type="float">
            <text:p>4.7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78" calcext:value-type="float">
            <text:p>4.7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.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82" calcext:value-type="float">
            <text:p>4.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84" calcext:value-type="float">
            <text:p>4.8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86" calcext:value-type="float">
            <text:p>4.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88" calcext:value-type="float">
            <text:p>4.8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9" calcext:value-type="float">
            <text:p>4.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92" calcext:value-type="float">
            <text:p>4.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94" calcext:value-type="float">
            <text:p>4.9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96" calcext:value-type="float">
            <text:p>4.9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98" calcext:value-type="float">
            <text:p>4.9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.02" calcext:value-type="float">
            <text:p>5.0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0.0000701558" calcext:value-type="float">
            <text:p>7.02E-05</text:p>
          </table:table-cell>
          <table:table-cell table:number-columns-repeated="2"/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0.000261376" calcext:value-type="float">
            <text:p>2.61E-04</text:p>
          </table:table-cell>
          <table:table-cell table:number-columns-repeated="2"/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0.000261376" calcext:value-type="float">
            <text:p>2.61E-04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000261376" calcext:value-type="float">
            <text:p>2.61E-04</text:p>
          </table:table-cell>
          <table:table-cell table:number-columns-repeated="2"/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0.000261376" calcext:value-type="float">
            <text:p>2.61E-04</text:p>
          </table:table-cell>
          <table:table-cell table:number-columns-repeated="2"/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0.000261376" calcext:value-type="float">
            <text:p>2.61E-04</text:p>
          </table:table-cell>
          <table:table-cell table:number-columns-repeated="2"/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0.000261376" calcext:value-type="float">
            <text:p>2.61E-04</text:p>
          </table:table-cell>
          <table:table-cell table:number-columns-repeated="2"/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0.000261376" calcext:value-type="float">
            <text:p>2.61E-04</text:p>
          </table:table-cell>
          <table:table-cell table:number-columns-repeated="2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000261376" calcext:value-type="float">
            <text:p>2.61E-04</text:p>
          </table:table-cell>
          <table:table-cell table:number-columns-repeated="2"/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0.000456266" calcext:value-type="float">
            <text:p>4.56E-04</text:p>
          </table:table-cell>
          <table:table-cell table:number-columns-repeated="2"/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0.000586268" calcext:value-type="float">
            <text:p>5.86E-04</text:p>
          </table:table-cell>
          <table:table-cell table:number-columns-repeated="2"/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0.000586268" calcext:value-type="float">
            <text:p>5.86E-04</text:p>
          </table:table-cell>
          <table:table-cell table:number-columns-repeated="2"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0.000586268" calcext:value-type="float">
            <text:p>5.86E-04</text:p>
          </table:table-cell>
          <table:table-cell table:number-columns-repeated="2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000586268" calcext:value-type="float">
            <text:p>5.86E-04</text:p>
          </table:table-cell>
          <table:table-cell table:number-columns-repeated="2"/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0.000696631" calcext:value-type="float">
            <text:p>6.97E-04</text:p>
          </table:table-cell>
          <table:table-cell table:number-columns-repeated="2"/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0.00110063" calcext:value-type="float">
            <text:p>1.10E-03</text:p>
          </table:table-cell>
          <table:table-cell table:number-columns-repeated="2"/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0.00110063" calcext:value-type="float">
            <text:p>1.10E-03</text:p>
          </table:table-cell>
          <table:table-cell table:number-columns-repeated="2"/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0.00110063" calcext:value-type="float">
            <text:p>1.10E-03</text:p>
          </table:table-cell>
          <table:table-cell table:number-columns-repeated="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00110063" calcext:value-type="float">
            <text:p>1.10E-03</text:p>
          </table:table-cell>
          <table:table-cell table:number-columns-repeated="2"/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0.00110063" calcext:value-type="float">
            <text:p>1.10E-03</text:p>
          </table:table-cell>
          <table:table-cell table:number-columns-repeated="2"/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0.00110063" calcext:value-type="float">
            <text:p>1.10E-03</text:p>
          </table:table-cell>
          <table:table-cell table:number-columns-repeated="2"/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0.00110063" calcext:value-type="float">
            <text:p>1.10E-03</text:p>
          </table:table-cell>
          <table:table-cell table:number-columns-repeated="2"/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0.00139017" calcext:value-type="float">
            <text:p>1.39E-03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00166179" calcext:value-type="float">
            <text:p>1.66E-03</text:p>
          </table:table-cell>
          <table:table-cell table:number-columns-repeated="2"/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0.00172273" calcext:value-type="float">
            <text:p>1.72E-03</text:p>
          </table:table-cell>
          <table:table-cell table:number-columns-repeated="2"/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0.00197521" calcext:value-type="float">
            <text:p>1.98E-03</text:p>
          </table:table-cell>
          <table:table-cell table:number-columns-repeated="2"/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0.00226096" calcext:value-type="float">
            <text:p>2.26E-03</text:p>
          </table:table-cell>
          <table:table-cell table:number-columns-repeated="2"/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0.00226096" calcext:value-type="float">
            <text:p>2.26E-03</text:p>
          </table:table-cell>
          <table:table-cell table:number-columns-repeated="2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00251166" calcext:value-type="float">
            <text:p>2.51E-03</text:p>
          </table:table-cell>
          <table:table-cell table:number-columns-repeated="2"/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0.00253588" calcext:value-type="float">
            <text:p>2.54E-03</text:p>
          </table:table-cell>
          <table:table-cell table:number-columns-repeated="2"/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0.00257196" calcext:value-type="float">
            <text:p>2.57E-03</text:p>
          </table:table-cell>
          <table:table-cell table:number-columns-repeated="2"/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0.00280515" calcext:value-type="float">
            <text:p>2.81E-03</text:p>
          </table:table-cell>
          <table:table-cell table:number-columns-repeated="2"/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0.0029374" calcext:value-type="float">
            <text:p>2.94E-03</text:p>
          </table:table-cell>
          <table:table-cell table:number-columns-repeated="2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00307873" calcext:value-type="float">
            <text:p>3.08E-03</text:p>
          </table:table-cell>
          <table:table-cell table:number-columns-repeated="2"/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0.00307873" calcext:value-type="float">
            <text:p>3.08E-03</text:p>
          </table:table-cell>
          <table:table-cell table:number-columns-repeated="2"/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0.00315844" calcext:value-type="float">
            <text:p>3.16E-03</text:p>
          </table:table-cell>
          <table:table-cell table:number-columns-repeated="2"/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0.00367136" calcext:value-type="float">
            <text:p>3.67E-03</text:p>
          </table:table-cell>
          <table:table-cell table:number-columns-repeated="2"/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0.00377163" calcext:value-type="float">
            <text:p>3.77E-03</text:p>
          </table:table-cell>
          <table:table-cell table:number-columns-repeated="2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00418531" calcext:value-type="float">
            <text:p>4.19E-03</text:p>
          </table:table-cell>
          <table:table-cell table:number-columns-repeated="2"/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0.0044637" calcext:value-type="float">
            <text:p>4.46E-03</text:p>
          </table:table-cell>
          <table:table-cell table:number-columns-repeated="2"/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0.00469265" calcext:value-type="float">
            <text:p>4.69E-03</text:p>
          </table:table-cell>
          <table:table-cell table:number-columns-repeated="2"/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0.0047285" calcext:value-type="float">
            <text:p>4.73E-03</text:p>
          </table:table-cell>
          <table:table-cell table:number-columns-repeated="2"/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0.0047285" calcext:value-type="float">
            <text:p>4.73E-03</text:p>
          </table:table-cell>
          <table:table-cell table:number-columns-repeated="2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00481918" calcext:value-type="float">
            <text:p>4.82E-03</text:p>
          </table:table-cell>
          <table:table-cell table:number-columns-repeated="2"/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0.00505045" calcext:value-type="float">
            <text:p>5.05E-03</text:p>
          </table:table-cell>
          <table:table-cell table:number-columns-repeated="2"/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0.00505045" calcext:value-type="float">
            <text:p>5.05E-03</text:p>
          </table:table-cell>
          <table:table-cell table:number-columns-repeated="2"/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0.00505045" calcext:value-type="float">
            <text:p>5.05E-03</text:p>
          </table:table-cell>
          <table:table-cell table:number-columns-repeated="2"/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0.00505045" calcext:value-type="float">
            <text:p>5.05E-0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505045" calcext:value-type="float">
            <text:p>5.05E-03</text:p>
          </table:table-cell>
          <table:table-cell table:number-columns-repeated="2"/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0.00505045" calcext:value-type="float">
            <text:p>5.05E-03</text:p>
          </table:table-cell>
          <table:table-cell table:number-columns-repeated="2"/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0.00505119" calcext:value-type="float">
            <text:p>5.05E-03</text:p>
          </table:table-cell>
          <table:table-cell table:number-columns-repeated="2"/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0.00537429" calcext:value-type="float">
            <text:p>5.37E-03</text:p>
          </table:table-cell>
          <table:table-cell table:number-columns-repeated="2"/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0.00587991" calcext:value-type="float">
            <text:p>5.88E-03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00588485" calcext:value-type="float">
            <text:p>5.88E-03</text:p>
          </table:table-cell>
          <table:table-cell table:number-columns-repeated="2"/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0.00615706" calcext:value-type="float">
            <text:p>6.16E-03</text:p>
          </table:table-cell>
          <table:table-cell table:number-columns-repeated="2"/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0.00620151" calcext:value-type="float">
            <text:p>6.20E-03</text:p>
          </table:table-cell>
          <table:table-cell table:number-columns-repeated="2"/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0.00661534" calcext:value-type="float">
            <text:p>6.62E-03</text:p>
          </table:table-cell>
          <table:table-cell table:number-columns-repeated="2"/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0.0071247" calcext:value-type="float">
            <text:p>7.12E-03</text:p>
          </table:table-cell>
          <table:table-cell table:number-columns-repeated="2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00765711" calcext:value-type="float">
            <text:p>7.66E-03</text:p>
          </table:table-cell>
          <table:table-cell table:number-columns-repeated="2"/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0.00803276" calcext:value-type="float">
            <text:p>8.03E-03</text:p>
          </table:table-cell>
          <table:table-cell table:number-columns-repeated="2"/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0.00834838" calcext:value-type="float">
            <text:p>8.35E-03</text:p>
          </table:table-cell>
          <table:table-cell table:number-columns-repeated="2"/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0.00892776" calcext:value-type="float">
            <text:p>8.93E-03</text:p>
          </table:table-cell>
          <table:table-cell table:number-columns-repeated="2"/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0.00920694" calcext:value-type="float">
            <text:p>9.21E-03</text:p>
          </table:table-cell>
          <table:table-cell table:number-columns-repeated="2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00960453" calcext:value-type="float">
            <text:p>9.60E-03</text:p>
          </table:table-cell>
          <table:table-cell table:number-columns-repeated="2"/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0.00996449" calcext:value-type="float">
            <text:p>9.96E-03</text:p>
          </table:table-cell>
          <table:table-cell table:number-columns-repeated="2"/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0.0100429" calcext:value-type="float">
            <text:p>1.00E-02</text:p>
          </table:table-cell>
          <table:table-cell table:number-columns-repeated="2"/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0.0105404" calcext:value-type="float">
            <text:p>1.05E-02</text:p>
          </table:table-cell>
          <table:table-cell table:number-columns-repeated="2"/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0.0105404" calcext:value-type="float">
            <text:p>1.05E-02</text:p>
          </table:table-cell>
          <table:table-cell table:number-columns-repeated="2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0109414" calcext:value-type="float">
            <text:p>1.09E-02</text:p>
          </table:table-cell>
          <table:table-cell table:number-columns-repeated="2"/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0.0113598" calcext:value-type="float">
            <text:p>1.14E-02</text:p>
          </table:table-cell>
          <table:table-cell table:number-columns-repeated="2"/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0.0123247" calcext:value-type="float">
            <text:p>1.23E-02</text:p>
          </table:table-cell>
          <table:table-cell table:number-columns-repeated="2"/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0.0132015" calcext:value-type="float">
            <text:p>1.32E-02</text:p>
          </table:table-cell>
          <table:table-cell table:number-columns-repeated="2"/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0.0141355" calcext:value-type="float">
            <text:p>1.41E-02</text:p>
          </table:table-cell>
          <table:table-cell table:number-columns-repeated="2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0144957" calcext:value-type="float">
            <text:p>1.45E-02</text:p>
          </table:table-cell>
          <table:table-cell table:number-columns-repeated="2"/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0.0147171" calcext:value-type="float">
            <text:p>1.47E-02</text:p>
          </table:table-cell>
          <table:table-cell table:number-columns-repeated="2"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0.0152647" calcext:value-type="float">
            <text:p>1.53E-02</text:p>
          </table:table-cell>
          <table:table-cell table:number-columns-repeated="2"/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0.0157566" calcext:value-type="float">
            <text:p>1.58E-02</text:p>
          </table:table-cell>
          <table:table-cell table:number-columns-repeated="2"/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0.0164515" calcext:value-type="float">
            <text:p>1.65E-02</text:p>
          </table:table-cell>
          <table:table-cell table:number-columns-repeated="2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0172364" calcext:value-type="float">
            <text:p>1.72E-02</text:p>
          </table:table-cell>
          <table:table-cell table:number-columns-repeated="2"/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0.0175634" calcext:value-type="float">
            <text:p>1.76E-02</text:p>
          </table:table-cell>
          <table:table-cell table:number-columns-repeated="2"/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0.0178113" calcext:value-type="float">
            <text:p>1.78E-02</text:p>
          </table:table-cell>
          <table:table-cell table:number-columns-repeated="2"/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0.0180632" calcext:value-type="float">
            <text:p>1.81E-02</text:p>
          </table:table-cell>
          <table:table-cell table:number-columns-repeated="2"/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0.0188561" calcext:value-type="float">
            <text:p>1.89E-02</text:p>
          </table:table-cell>
          <table:table-cell table:number-columns-repeated="2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0203936" calcext:value-type="float">
            <text:p>2.04E-02</text:p>
          </table:table-cell>
          <table:table-cell table:number-columns-repeated="2"/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0.021503" calcext:value-type="float">
            <text:p>2.15E-02</text:p>
          </table:table-cell>
          <table:table-cell table:number-columns-repeated="2"/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0.0217024" calcext:value-type="float">
            <text:p>2.17E-02</text:p>
          </table:table-cell>
          <table:table-cell table:number-columns-repeated="2"/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0.0222694" calcext:value-type="float">
            <text:p>2.23E-02</text:p>
          </table:table-cell>
          <table:table-cell table:number-columns-repeated="2"/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0.0238074" calcext:value-type="float">
            <text:p>2.38E-02</text:p>
          </table:table-cell>
          <table:table-cell table:number-columns-repeated="2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0250788" calcext:value-type="float">
            <text:p>2.51E-02</text:p>
          </table:table-cell>
          <table:table-cell table:number-columns-repeated="2"/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0.0272211" calcext:value-type="float">
            <text:p>2.72E-02</text:p>
          </table:table-cell>
          <table:table-cell table:number-columns-repeated="2"/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0.0283604" calcext:value-type="float">
            <text:p>2.84E-02</text:p>
          </table:table-cell>
          <table:table-cell table:number-columns-repeated="2"/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0.0299613" calcext:value-type="float">
            <text:p>3.00E-02</text:p>
          </table:table-cell>
          <table:table-cell table:number-columns-repeated="2"/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0.0308932" calcext:value-type="float">
            <text:p>3.09E-02</text:p>
          </table:table-cell>
          <table:table-cell table:number-columns-repeated="2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0321951" calcext:value-type="float">
            <text:p>3.22E-02</text:p>
          </table:table-cell>
          <table:table-cell table:number-columns-repeated="2"/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0.0338315" calcext:value-type="float">
            <text:p>3.38E-02</text:p>
          </table:table-cell>
          <table:table-cell table:number-columns-repeated="2"/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0.0359512" calcext:value-type="float">
            <text:p>3.60E-02</text:p>
          </table:table-cell>
          <table:table-cell table:number-columns-repeated="2"/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0.0382297" calcext:value-type="float">
            <text:p>3.82E-02</text:p>
          </table:table-cell>
          <table:table-cell table:number-columns-repeated="2"/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float" office:value="0.039222" calcext:value-type="float">
            <text:p>3.92E-0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03267" calcext:value-type="float">
            <text:p>4.03E-02</text:p>
          </table:table-cell>
          <table:table-cell table:number-columns-repeated="2"/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0.0411891" calcext:value-type="float">
            <text:p>4.12E-02</text:p>
          </table:table-cell>
          <table:table-cell table:number-columns-repeated="2"/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0.0430807" calcext:value-type="float">
            <text:p>4.31E-02</text:p>
          </table:table-cell>
          <table:table-cell table:number-columns-repeated="2"/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0.0454151" calcext:value-type="float">
            <text:p>4.54E-02</text:p>
          </table:table-cell>
          <table:table-cell table:number-columns-repeated="2"/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0.0472657" calcext:value-type="float">
            <text:p>4.73E-02</text:p>
          </table:table-cell>
          <table:table-cell table:number-columns-repeated="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0491458" calcext:value-type="float">
            <text:p>4.91E-02</text:p>
          </table:table-cell>
          <table:table-cell table:number-columns-repeated="2"/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0.0507491" calcext:value-type="float">
            <text:p>5.07E-02</text:p>
          </table:table-cell>
          <table:table-cell table:number-columns-repeated="2"/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0.0529691" calcext:value-type="float">
            <text:p>5.30E-02</text:p>
          </table:table-cell>
          <table:table-cell table:number-columns-repeated="2"/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0.05499" calcext:value-type="float">
            <text:p>5.50E-02</text:p>
          </table:table-cell>
          <table:table-cell table:number-columns-repeated="2"/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0.0578357" calcext:value-type="float">
            <text:p>5.78E-02</text:p>
          </table:table-cell>
          <table:table-cell table:number-columns-repeated="2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0606059" calcext:value-type="float">
            <text:p>6.06E-02</text:p>
          </table:table-cell>
          <table:table-cell table:number-columns-repeated="2"/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0.0637519" calcext:value-type="float">
            <text:p>6.38E-02</text:p>
          </table:table-cell>
          <table:table-cell table:number-columns-repeated="2"/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0.06617" calcext:value-type="float">
            <text:p>6.62E-02</text:p>
          </table:table-cell>
          <table:table-cell table:number-columns-repeated="2"/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0.0687645" calcext:value-type="float">
            <text:p>6.88E-02</text:p>
          </table:table-cell>
          <table:table-cell table:number-columns-repeated="2"/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0.0723205" calcext:value-type="float">
            <text:p>7.23E-02</text:p>
          </table:table-cell>
          <table:table-cell table:number-columns-repeated="2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0752124" calcext:value-type="float">
            <text:p>7.52E-02</text:p>
          </table:table-cell>
          <table:table-cell table:number-columns-repeated="2"/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0.0788995" calcext:value-type="float">
            <text:p>7.89E-02</text:p>
          </table:table-cell>
          <table:table-cell table:number-columns-repeated="2"/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0.0830073" calcext:value-type="float">
            <text:p>8.30E-02</text:p>
          </table:table-cell>
          <table:table-cell table:number-columns-repeated="2"/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0.0881309" calcext:value-type="float">
            <text:p>8.81E-02</text:p>
          </table:table-cell>
          <table:table-cell table:number-columns-repeated="2"/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0.09155" calcext:value-type="float">
            <text:p>9.16E-02</text:p>
          </table:table-cell>
          <table:table-cell table:number-columns-repeated="2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0957218" calcext:value-type="float">
            <text:p>9.57E-02</text:p>
          </table:table-cell>
          <table:table-cell table:number-columns-repeated="2"/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0.0988198" calcext:value-type="float">
            <text:p>9.88E-02</text:p>
          </table:table-cell>
          <table:table-cell table:number-columns-repeated="2"/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0.102991" calcext:value-type="float">
            <text:p>1.03E-01</text:p>
          </table:table-cell>
          <table:table-cell table:number-columns-repeated="2"/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0.108404" calcext:value-type="float">
            <text:p>1.08E-01</text:p>
          </table:table-cell>
          <table:table-cell table:number-columns-repeated="2"/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0.112193" calcext:value-type="float">
            <text:p>1.12E-01</text:p>
          </table:table-cell>
          <table:table-cell table:number-columns-repeated="2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118465" calcext:value-type="float">
            <text:p>1.18E-01</text:p>
          </table:table-cell>
          <table:table-cell table:number-columns-repeated="2"/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0.123957" calcext:value-type="float">
            <text:p>1.24E-01</text:p>
          </table:table-cell>
          <table:table-cell table:number-columns-repeated="2"/>
        </table:table-row>
        <table:table-row table:style-name="ro1">
          <table:table-cell office:value-type="float" office:value="7.54" calcext:value-type="float">
            <text:p>7.54</text:p>
          </table:table-cell>
          <table:table-cell office:value-type="float" office:value="0.130107" calcext:value-type="float">
            <text:p>1.30E-01</text:p>
          </table:table-cell>
          <table:table-cell table:number-columns-repeated="2"/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0.139076" calcext:value-type="float">
            <text:p>1.39E-01</text:p>
          </table:table-cell>
          <table:table-cell table:number-columns-repeated="2"/>
        </table:table-row>
        <table:table-row table:style-name="ro1">
          <table:table-cell office:value-type="float" office:value="7.58" calcext:value-type="float">
            <text:p>7.58</text:p>
          </table:table-cell>
          <table:table-cell office:value-type="float" office:value="0.147246" calcext:value-type="float">
            <text:p>1.47E-01</text:p>
          </table:table-cell>
          <table:table-cell table:number-columns-repeated="2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156772" calcext:value-type="float">
            <text:p>1.57E-01</text:p>
          </table:table-cell>
          <table:table-cell table:number-columns-repeated="2"/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0.167347" calcext:value-type="float">
            <text:p>1.67E-01</text:p>
          </table:table-cell>
          <table:table-cell table:number-columns-repeated="2"/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0.17502" calcext:value-type="float">
            <text:p>1.75E-01</text:p>
          </table:table-cell>
          <table:table-cell table:number-columns-repeated="2"/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0.183288" calcext:value-type="float">
            <text:p>1.83E-01</text:p>
          </table:table-cell>
          <table:table-cell table:number-columns-repeated="2"/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0.192472" calcext:value-type="float">
            <text:p>1.92E-01</text:p>
          </table:table-cell>
          <table:table-cell table:number-columns-repeated="2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199609" calcext:value-type="float">
            <text:p>2.00E-01</text:p>
          </table:table-cell>
          <table:table-cell table:number-columns-repeated="2"/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0.208034" calcext:value-type="float">
            <text:p>2.08E-01</text:p>
          </table:table-cell>
          <table:table-cell table:number-columns-repeated="2"/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0.217095" calcext:value-type="float">
            <text:p>2.17E-01</text:p>
          </table:table-cell>
          <table:table-cell table:number-columns-repeated="2"/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0.231232" calcext:value-type="float">
            <text:p>2.31E-01</text:p>
          </table:table-cell>
          <table:table-cell table:number-columns-repeated="2"/>
        </table:table-row>
        <table:table-row table:style-name="ro1">
          <table:table-cell office:value-type="float" office:value="7.78" calcext:value-type="float">
            <text:p>7.78</text:p>
          </table:table-cell>
          <table:table-cell office:value-type="float" office:value="0.243565" calcext:value-type="float">
            <text:p>2.44E-01</text:p>
          </table:table-cell>
          <table:table-cell table:number-columns-repeated="2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255403" calcext:value-type="float">
            <text:p>2.55E-01</text:p>
          </table:table-cell>
          <table:table-cell table:number-columns-repeated="2"/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0.269069" calcext:value-type="float">
            <text:p>2.69E-01</text:p>
          </table:table-cell>
          <table:table-cell table:number-columns-repeated="2"/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0.283398" calcext:value-type="float">
            <text:p>2.83E-01</text:p>
          </table:table-cell>
          <table:table-cell table:number-columns-repeated="2"/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0.304653" calcext:value-type="float">
            <text:p>3.05E-01</text:p>
          </table:table-cell>
          <table:table-cell table:number-columns-repeated="2"/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0.327472" calcext:value-type="float">
            <text:p>3.27E-01</text:p>
          </table:table-cell>
          <table:table-cell table:number-columns-repeated="2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34666" calcext:value-type="float">
            <text:p>3.47E-01</text:p>
          </table:table-cell>
          <table:table-cell table:number-columns-repeated="2"/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0.374623" calcext:value-type="float">
            <text:p>3.75E-01</text:p>
          </table:table-cell>
          <table:table-cell table:number-columns-repeated="2"/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0.403203" calcext:value-type="float">
            <text:p>4.03E-01</text:p>
          </table:table-cell>
          <table:table-cell table:number-columns-repeated="2"/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0.436162" calcext:value-type="float">
            <text:p>4.36E-01</text:p>
          </table:table-cell>
          <table:table-cell table:number-columns-repeated="2"/>
        </table:table-row>
        <table:table-row table:style-name="ro1">
          <table:table-cell table:style-name="ce1" office:value-type="float" office:value="7.98" calcext:value-type="float">
            <text:p>7.98</text:p>
          </table:table-cell>
          <table:table-cell table:style-name="ce3" office:value-type="float" office:value="0.472998" calcext:value-type="float">
            <text:p>4.73E-0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1856" calcext:value-type="float">
            <text:p>8.19E-01</text:p>
          </table:table-cell>
          <table:table-cell table:number-columns-repeated="2"/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0.932203" calcext:value-type="float">
            <text:p>9.32E-01</text:p>
          </table:table-cell>
          <table:table-cell table:number-columns-repeated="2"/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0.986309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0.977052" calcext:value-type="float">
            <text:p>9.77E-01</text:p>
          </table:table-cell>
          <table:table-cell table:number-columns-repeated="2"/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1.00419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978793" calcext:value-type="float">
            <text:p>9.79E-01</text:p>
          </table:table-cell>
          <table:table-cell table:number-columns-repeated="2"/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0.985635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0.957577" calcext:value-type="float">
            <text:p>9.58E-01</text:p>
          </table:table-cell>
          <table:table-cell table:number-columns-repeated="2"/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0.996553" calcext:value-type="float">
            <text:p>9.97E-01</text:p>
          </table:table-cell>
          <table:table-cell table:number-columns-repeated="2"/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1.03869" calcext:value-type="float">
            <text:p>1.04E+00</text:p>
          </table:table-cell>
          <table:table-cell table:number-columns-repeated="2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.01109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0.991563" calcext:value-type="float">
            <text:p>9.92E-01</text:p>
          </table:table-cell>
          <table:table-cell table:number-columns-repeated="2"/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0.979768" calcext:value-type="float">
            <text:p>9.80E-01</text:p>
          </table:table-cell>
          <table:table-cell table:number-columns-repeated="2"/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0.988695" calcext:value-type="float">
            <text:p>9.89E-01</text:p>
          </table:table-cell>
          <table:table-cell table:number-columns-repeated="2"/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0.986272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.01276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0.979979" calcext:value-type="float">
            <text:p>9.80E-01</text:p>
          </table:table-cell>
          <table:table-cell table:number-columns-repeated="2"/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1.00068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0.973702" calcext:value-type="float">
            <text:p>9.74E-01</text:p>
          </table:table-cell>
          <table:table-cell table:number-columns-repeated="2"/>
        </table:table-row>
        <table:table-row table:style-name="ro1">
          <table:table-cell office:value-type="float" office:value="8.38" calcext:value-type="float">
            <text:p>8.38</text:p>
          </table:table-cell>
          <table:table-cell office:value-type="float" office:value="0.998123" calcext:value-type="float">
            <text:p>9.98E-01</text:p>
          </table:table-cell>
          <table:table-cell table:number-columns-repeated="2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.00112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1.01702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1.03365" calcext:value-type="float">
            <text:p>1.03E+00</text:p>
          </table:table-cell>
          <table:table-cell table:number-columns-repeated="2"/>
        </table:table-row>
        <table:table-row table:style-name="ro1">
          <table:table-cell office:value-type="float" office:value="8.46" calcext:value-type="float">
            <text:p>8.46</text:p>
          </table:table-cell>
          <table:table-cell office:value-type="float" office:value="1.06844" calcext:value-type="float">
            <text:p>1.07E+00</text:p>
          </table:table-cell>
          <table:table-cell table:number-columns-repeated="2"/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1.02351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.00847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.01555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1.00084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0.995268" calcext:value-type="float">
            <text:p>9.95E-01</text:p>
          </table:table-cell>
          <table:table-cell table:number-columns-repeated="2"/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0.993268" calcext:value-type="float">
            <text:p>9.93E-01</text:p>
          </table:table-cell>
          <table:table-cell table:number-columns-repeated="2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998495" calcext:value-type="float">
            <text:p>9.98E-01</text:p>
          </table:table-cell>
          <table:table-cell table:number-columns-repeated="2"/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0.997394" calcext:value-type="float">
            <text:p>9.97E-01</text:p>
          </table:table-cell>
          <table:table-cell table:number-columns-repeated="2"/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0.99982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1.00013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0.999789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999959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1.01593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8.74" calcext:value-type="float">
            <text:p>8.74</text:p>
          </table:table-cell>
          <table:table-cell office:value-type="float" office:value="0.997258" calcext:value-type="float">
            <text:p>9.97E-01</text:p>
          </table:table-cell>
          <table:table-cell table:number-columns-repeated="2"/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.00119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float" office:value="0.974541" calcext:value-type="float">
            <text:p>9.75E-01</text:p>
          </table:table-cell>
          <table:table-cell table:number-columns-repeated="2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939168" calcext:value-type="float">
            <text:p>9.39E-01</text:p>
          </table:table-cell>
          <table:table-cell table:number-columns-repeated="2"/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0.986412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0.997837" calcext:value-type="float">
            <text:p>9.98E-01</text:p>
          </table:table-cell>
          <table:table-cell table:number-columns-repeated="2"/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1.01301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.02566" calcext:value-type="float">
            <text:p>1.03E+00</text:p>
          </table:table-cell>
          <table:table-cell table:number-columns-repeated="2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1.00921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1.00053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0.998012" calcext:value-type="float">
            <text:p>9.98E-01</text:p>
          </table:table-cell>
          <table:table-cell table:number-columns-repeated="2"/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0.978119" calcext:value-type="float">
            <text:p>9.78E-01</text:p>
          </table:table-cell>
          <table:table-cell table:number-columns-repeated="2"/>
        </table:table-row>
        <table:table-row table:style-name="ro1">
          <table:table-cell office:value-type="float" office:value="8.98" calcext:value-type="float">
            <text:p>8.98</text:p>
          </table:table-cell>
          <table:table-cell office:value-type="float" office:value="0.970785" calcext:value-type="float">
            <text:p>9.71E-0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96281" calcext:value-type="float">
            <text:p>9.96E-01</text:p>
          </table:table-cell>
          <table:table-cell table:number-columns-repeated="2"/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1.00074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1.01854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1.01936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1.01216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998593" calcext:value-type="float">
            <text:p>9.99E-01</text:p>
          </table:table-cell>
          <table:table-cell table:number-columns-repeated="2"/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1.0181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9.14" calcext:value-type="float">
            <text:p>9.14</text:p>
          </table:table-cell>
          <table:table-cell office:value-type="float" office:value="1.01243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1.00295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0.964637" calcext:value-type="float">
            <text:p>9.65E-01</text:p>
          </table:table-cell>
          <table:table-cell table:number-columns-repeated="2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.00235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1.00341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0.96094" calcext:value-type="float">
            <text:p>9.61E-01</text:p>
          </table:table-cell>
          <table:table-cell table:number-columns-repeated="2"/>
        </table:table-row>
        <table:table-row table:style-name="ro1">
          <table:table-cell office:value-type="float" office:value="9.26" calcext:value-type="float">
            <text:p>9.26</text:p>
          </table:table-cell>
          <table:table-cell office:value-type="float" office:value="0.987922" calcext:value-type="float">
            <text:p>9.88E-01</text:p>
          </table:table-cell>
          <table:table-cell table:number-columns-repeated="2"/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1.00671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987921" calcext:value-type="float">
            <text:p>9.88E-01</text:p>
          </table:table-cell>
          <table:table-cell table:number-columns-repeated="2"/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1.02194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9.34" calcext:value-type="float">
            <text:p>9.34</text:p>
          </table:table-cell>
          <table:table-cell office:value-type="float" office:value="1.00181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1.00033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0.99482" calcext:value-type="float">
            <text:p>9.95E-01</text:p>
          </table:table-cell>
          <table:table-cell table:number-columns-repeated="2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.00167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0.999733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0.990191" calcext:value-type="float">
            <text:p>9.90E-01</text:p>
          </table:table-cell>
          <table:table-cell table:number-columns-repeated="2"/>
        </table:table-row>
        <table:table-row table:style-name="ro1">
          <table:table-cell office:value-type="float" office:value="9.46" calcext:value-type="float">
            <text:p>9.46</text:p>
          </table:table-cell>
          <table:table-cell office:value-type="float" office:value="0.996887" calcext:value-type="float">
            <text:p>9.97E-01</text:p>
          </table:table-cell>
          <table:table-cell table:number-columns-repeated="2"/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0.961995" calcext:value-type="float">
            <text:p>9.62E-01</text:p>
          </table:table-cell>
          <table:table-cell table:number-columns-repeated="2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95406" calcext:value-type="float">
            <text:p>9.54E-01</text:p>
          </table:table-cell>
          <table:table-cell table:number-columns-repeated="2"/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0.98499" calcext:value-type="float">
            <text:p>9.85E-01</text:p>
          </table:table-cell>
          <table:table-cell table:number-columns-repeated="2"/>
        </table:table-row>
        <table:table-row table:style-name="ro1">
          <table:table-cell office:value-type="float" office:value="9.54" calcext:value-type="float">
            <text:p>9.54</text:p>
          </table:table-cell>
          <table:table-cell office:value-type="float" office:value="0.982323" calcext:value-type="float">
            <text:p>9.82E-01</text:p>
          </table:table-cell>
          <table:table-cell table:number-columns-repeated="2"/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0.973366" calcext:value-type="float">
            <text:p>9.73E-01</text:p>
          </table:table-cell>
          <table:table-cell table:number-columns-repeated="2"/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0.98385" calcext:value-type="float">
            <text:p>9.84E-01</text:p>
          </table:table-cell>
          <table:table-cell table:number-columns-repeated="2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994236" calcext:value-type="float">
            <text:p>9.94E-01</text:p>
          </table:table-cell>
          <table:table-cell table:number-columns-repeated="2"/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1.02636" calcext:value-type="float">
            <text:p>1.03E+00</text:p>
          </table:table-cell>
          <table:table-cell table:number-columns-repeated="2"/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0.999164" calcext:value-type="float">
            <text:p>9.99E-01</text:p>
          </table:table-cell>
          <table:table-cell table:number-columns-repeated="2"/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1.01463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0.985526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999" calcext:value-type="float">
            <text:p>9.99E-01</text:p>
          </table:table-cell>
          <table:table-cell table:number-columns-repeated="2"/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1.02434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9.74" calcext:value-type="float">
            <text:p>9.74</text:p>
          </table:table-cell>
          <table:table-cell office:value-type="float" office:value="1.00923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0.995471" calcext:value-type="float">
            <text:p>9.95E-01</text:p>
          </table:table-cell>
          <table:table-cell table:number-columns-repeated="2"/>
        </table:table-row>
        <table:table-row table:style-name="ro1">
          <table:table-cell office:value-type="float" office:value="9.78" calcext:value-type="float">
            <text:p>9.78</text:p>
          </table:table-cell>
          <table:table-cell office:value-type="float" office:value="0.978789" calcext:value-type="float">
            <text:p>9.79E-01</text:p>
          </table:table-cell>
          <table:table-cell table:number-columns-repeated="2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993317" calcext:value-type="float">
            <text:p>9.93E-01</text:p>
          </table:table-cell>
          <table:table-cell table:number-columns-repeated="2"/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0.999894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0.978039" calcext:value-type="float">
            <text:p>9.78E-01</text:p>
          </table:table-cell>
          <table:table-cell table:number-columns-repeated="2"/>
        </table:table-row>
        <table:table-row table:style-name="ro1">
          <table:table-cell office:value-type="float" office:value="9.86" calcext:value-type="float">
            <text:p>9.86</text:p>
          </table:table-cell>
          <table:table-cell office:value-type="float" office:value="1.01277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9.88" calcext:value-type="float">
            <text:p>9.88</text:p>
          </table:table-cell>
          <table:table-cell office:value-type="float" office:value="1.00545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999983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0.993477" calcext:value-type="float">
            <text:p>9.93E-01</text:p>
          </table:table-cell>
          <table:table-cell table:number-columns-repeated="2"/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0.994334" calcext:value-type="float">
            <text:p>9.94E-01</text:p>
          </table:table-cell>
          <table:table-cell table:number-columns-repeated="2"/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1.01286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0.998041" calcext:value-type="float">
            <text:p>9.98E-0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017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0.02" calcext:value-type="float">
            <text:p>10.02</text:p>
          </table:table-cell>
          <table:table-cell office:value-type="float" office:value="0.97354" calcext:value-type="float">
            <text:p>9.74E-01</text:p>
          </table:table-cell>
          <table:table-cell table:number-columns-repeated="2"/>
        </table:table-row>
        <table:table-row table:style-name="ro1">
          <table:table-cell office:value-type="float" office:value="10.04" calcext:value-type="float">
            <text:p>10.04</text:p>
          </table:table-cell>
          <table:table-cell office:value-type="float" office:value="1.01288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0.06" calcext:value-type="float">
            <text:p>10.06</text:p>
          </table:table-cell>
          <table:table-cell office:value-type="float" office:value="1.0191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1.03008" calcext:value-type="float">
            <text:p>1.03E+00</text:p>
          </table:table-cell>
          <table:table-cell table:number-columns-repeated="2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.00536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0.12" calcext:value-type="float">
            <text:p>10.12</text:p>
          </table:table-cell>
          <table:table-cell office:value-type="float" office:value="1.00465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0.988694" calcext:value-type="float">
            <text:p>9.89E-01</text:p>
          </table:table-cell>
          <table:table-cell table:number-columns-repeated="2"/>
        </table:table-row>
        <table:table-row table:style-name="ro1">
          <table:table-cell office:value-type="float" office:value="10.16" calcext:value-type="float">
            <text:p>10.16</text:p>
          </table:table-cell>
          <table:table-cell office:value-type="float" office:value="0.986209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10.18" calcext:value-type="float">
            <text:p>10.18</text:p>
          </table:table-cell>
          <table:table-cell office:value-type="float" office:value="1.01196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0.986359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10.22" calcext:value-type="float">
            <text:p>10.22</text:p>
          </table:table-cell>
          <table:table-cell office:value-type="float" office:value="0.995319" calcext:value-type="float">
            <text:p>9.95E-01</text:p>
          </table:table-cell>
          <table:table-cell table:number-columns-repeated="2"/>
        </table:table-row>
        <table:table-row table:style-name="ro1">
          <table:table-cell office:value-type="float" office:value="10.24" calcext:value-type="float">
            <text:p>10.24</text:p>
          </table:table-cell>
          <table:table-cell office:value-type="float" office:value="1.04352" calcext:value-type="float">
            <text:p>1.04E+00</text:p>
          </table:table-cell>
          <table:table-cell table:number-columns-repeated="2"/>
        </table:table-row>
        <table:table-row table:style-name="ro1">
          <table:table-cell office:value-type="float" office:value="10.26" calcext:value-type="float">
            <text:p>10.26</text:p>
          </table:table-cell>
          <table:table-cell office:value-type="float" office:value="0.985695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10.28" calcext:value-type="float">
            <text:p>10.28</text:p>
          </table:table-cell>
          <table:table-cell office:value-type="float" office:value="0.9858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.01256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1.01634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0.34" calcext:value-type="float">
            <text:p>10.34</text:p>
          </table:table-cell>
          <table:table-cell office:value-type="float" office:value="0.977906" calcext:value-type="float">
            <text:p>9.78E-01</text:p>
          </table:table-cell>
          <table:table-cell table:number-columns-repeated="2"/>
        </table:table-row>
        <table:table-row table:style-name="ro1">
          <table:table-cell office:value-type="float" office:value="10.36" calcext:value-type="float">
            <text:p>10.36</text:p>
          </table:table-cell>
          <table:table-cell office:value-type="float" office:value="0.975708" calcext:value-type="float">
            <text:p>9.76E-01</text:p>
          </table:table-cell>
          <table:table-cell table:number-columns-repeated="2"/>
        </table:table-row>
        <table:table-row table:style-name="ro1">
          <table:table-cell office:value-type="float" office:value="10.38" calcext:value-type="float">
            <text:p>10.38</text:p>
          </table:table-cell>
          <table:table-cell office:value-type="float" office:value="0.97626" calcext:value-type="float">
            <text:p>9.76E-01</text:p>
          </table:table-cell>
          <table:table-cell table:number-columns-repeated="2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.01426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0.42" calcext:value-type="float">
            <text:p>10.42</text:p>
          </table:table-cell>
          <table:table-cell office:value-type="float" office:value="1.02553" calcext:value-type="float">
            <text:p>1.03E+00</text:p>
          </table:table-cell>
          <table:table-cell table:number-columns-repeated="2"/>
        </table:table-row>
        <table:table-row table:style-name="ro1">
          <table:table-cell office:value-type="float" office:value="10.44" calcext:value-type="float">
            <text:p>10.44</text:p>
          </table:table-cell>
          <table:table-cell office:value-type="float" office:value="0.980594" calcext:value-type="float">
            <text:p>9.81E-01</text:p>
          </table:table-cell>
          <table:table-cell table:number-columns-repeated="2"/>
        </table:table-row>
        <table:table-row table:style-name="ro1">
          <table:table-cell office:value-type="float" office:value="10.46" calcext:value-type="float">
            <text:p>10.46</text:p>
          </table:table-cell>
          <table:table-cell office:value-type="float" office:value="0.988625" calcext:value-type="float">
            <text:p>9.89E-01</text:p>
          </table:table-cell>
          <table:table-cell table:number-columns-repeated="2"/>
        </table:table-row>
        <table:table-row table:style-name="ro1">
          <table:table-cell office:value-type="float" office:value="10.48" calcext:value-type="float">
            <text:p>10.48</text:p>
          </table:table-cell>
          <table:table-cell office:value-type="float" office:value="0.993267" calcext:value-type="float">
            <text:p>9.93E-01</text:p>
          </table:table-cell>
          <table:table-cell table:number-columns-repeated="2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0.993212" calcext:value-type="float">
            <text:p>9.93E-01</text:p>
          </table:table-cell>
          <table:table-cell table:number-columns-repeated="2"/>
        </table:table-row>
        <table:table-row table:style-name="ro1">
          <table:table-cell office:value-type="float" office:value="10.52" calcext:value-type="float">
            <text:p>10.52</text:p>
          </table:table-cell>
          <table:table-cell office:value-type="float" office:value="0.972162" calcext:value-type="float">
            <text:p>9.72E-01</text:p>
          </table:table-cell>
          <table:table-cell table:number-columns-repeated="2"/>
        </table:table-row>
        <table:table-row table:style-name="ro1">
          <table:table-cell office:value-type="float" office:value="10.54" calcext:value-type="float">
            <text:p>10.54</text:p>
          </table:table-cell>
          <table:table-cell office:value-type="float" office:value="0.956883" calcext:value-type="float">
            <text:p>9.57E-01</text:p>
          </table:table-cell>
          <table:table-cell table:number-columns-repeated="2"/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1.01067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0.58" calcext:value-type="float">
            <text:p>10.58</text:p>
          </table:table-cell>
          <table:table-cell office:value-type="float" office:value="1.01117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986473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10.62" calcext:value-type="float">
            <text:p>10.62</text:p>
          </table:table-cell>
          <table:table-cell office:value-type="float" office:value="0.997756" calcext:value-type="float">
            <text:p>9.98E-01</text:p>
          </table:table-cell>
          <table:table-cell table:number-columns-repeated="2"/>
        </table:table-row>
        <table:table-row table:style-name="ro1">
          <table:table-cell office:value-type="float" office:value="10.64" calcext:value-type="float">
            <text:p>10.64</text:p>
          </table:table-cell>
          <table:table-cell office:value-type="float" office:value="1.03547" calcext:value-type="float">
            <text:p>1.04E+00</text:p>
          </table:table-cell>
          <table:table-cell table:number-columns-repeated="2"/>
        </table:table-row>
        <table:table-row table:style-name="ro1">
          <table:table-cell office:value-type="float" office:value="10.66" calcext:value-type="float">
            <text:p>10.66</text:p>
          </table:table-cell>
          <table:table-cell office:value-type="float" office:value="1.00228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1.004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1.01799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0.72" calcext:value-type="float">
            <text:p>10.72</text:p>
          </table:table-cell>
          <table:table-cell office:value-type="float" office:value="0.977709" calcext:value-type="float">
            <text:p>9.78E-01</text:p>
          </table:table-cell>
          <table:table-cell table:number-columns-repeated="2"/>
        </table:table-row>
        <table:table-row table:style-name="ro1">
          <table:table-cell office:value-type="float" office:value="10.74" calcext:value-type="float">
            <text:p>10.74</text:p>
          </table:table-cell>
          <table:table-cell office:value-type="float" office:value="1.01908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0.76" calcext:value-type="float">
            <text:p>10.76</text:p>
          </table:table-cell>
          <table:table-cell office:value-type="float" office:value="1.00218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0.78" calcext:value-type="float">
            <text:p>10.78</text:p>
          </table:table-cell>
          <table:table-cell office:value-type="float" office:value="1.00002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.00415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0.82" calcext:value-type="float">
            <text:p>10.82</text:p>
          </table:table-cell>
          <table:table-cell office:value-type="float" office:value="1.01211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0.84" calcext:value-type="float">
            <text:p>10.84</text:p>
          </table:table-cell>
          <table:table-cell office:value-type="float" office:value="1.0041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0.86" calcext:value-type="float">
            <text:p>10.86</text:p>
          </table:table-cell>
          <table:table-cell office:value-type="float" office:value="0.984364" calcext:value-type="float">
            <text:p>9.84E-01</text:p>
          </table:table-cell>
          <table:table-cell table:number-columns-repeated="2"/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1.01865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0.992319" calcext:value-type="float">
            <text:p>9.92E-01</text:p>
          </table:table-cell>
          <table:table-cell table:number-columns-repeated="2"/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0.990188" calcext:value-type="float">
            <text:p>9.90E-01</text:p>
          </table:table-cell>
          <table:table-cell table:number-columns-repeated="2"/>
        </table:table-row>
        <table:table-row table:style-name="ro1">
          <table:table-cell office:value-type="float" office:value="10.94" calcext:value-type="float">
            <text:p>10.94</text:p>
          </table:table-cell>
          <table:table-cell office:value-type="float" office:value="0.984126" calcext:value-type="float">
            <text:p>9.84E-01</text:p>
          </table:table-cell>
          <table:table-cell table:number-columns-repeated="2"/>
        </table:table-row>
        <table:table-row table:style-name="ro1">
          <table:table-cell office:value-type="float" office:value="10.96" calcext:value-type="float">
            <text:p>10.96</text:p>
          </table:table-cell>
          <table:table-cell office:value-type="float" office:value="0.990608" calcext:value-type="float">
            <text:p>9.91E-01</text:p>
          </table:table-cell>
          <table:table-cell table:number-columns-repeated="2"/>
        </table:table-row>
        <table:table-row table:style-name="ro1">
          <table:table-cell office:value-type="float" office:value="10.98" calcext:value-type="float">
            <text:p>10.98</text:p>
          </table:table-cell>
          <table:table-cell office:value-type="float" office:value="1.03268" calcext:value-type="float">
            <text:p>1.03E+0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04976" calcext:value-type="float">
            <text:p>1.05E+00</text:p>
          </table:table-cell>
          <table:table-cell table:number-columns-repeated="2"/>
        </table:table-row>
        <table:table-row table:style-name="ro1">
          <table:table-cell office:value-type="float" office:value="11.02" calcext:value-type="float">
            <text:p>11.02</text:p>
          </table:table-cell>
          <table:table-cell office:value-type="float" office:value="1.00761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1.01874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1.06" calcext:value-type="float">
            <text:p>11.06</text:p>
          </table:table-cell>
          <table:table-cell office:value-type="float" office:value="1.0137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1.08" calcext:value-type="float">
            <text:p>11.08</text:p>
          </table:table-cell>
          <table:table-cell office:value-type="float" office:value="0.998469" calcext:value-type="float">
            <text:p>9.98E-01</text:p>
          </table:table-cell>
          <table:table-cell table:number-columns-repeated="2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1.02188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1.01036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1.14" calcext:value-type="float">
            <text:p>11.14</text:p>
          </table:table-cell>
          <table:table-cell office:value-type="float" office:value="0.994641" calcext:value-type="float">
            <text:p>9.95E-01</text:p>
          </table:table-cell>
          <table:table-cell table:number-columns-repeated="2"/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1.00568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1.18" calcext:value-type="float">
            <text:p>11.18</text:p>
          </table:table-cell>
          <table:table-cell office:value-type="float" office:value="0.999456" calcext:value-type="float">
            <text:p>9.99E-01</text:p>
          </table:table-cell>
          <table:table-cell table:number-columns-repeated="2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.00176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1.22" calcext:value-type="float">
            <text:p>11.22</text:p>
          </table:table-cell>
          <table:table-cell office:value-type="float" office:value="0.973541" calcext:value-type="float">
            <text:p>9.74E-01</text:p>
          </table:table-cell>
          <table:table-cell table:number-columns-repeated="2"/>
        </table:table-row>
        <table:table-row table:style-name="ro1">
          <table:table-cell office:value-type="float" office:value="11.24" calcext:value-type="float">
            <text:p>11.24</text:p>
          </table:table-cell>
          <table:table-cell office:value-type="float" office:value="0.984522" calcext:value-type="float">
            <text:p>9.85E-01</text:p>
          </table:table-cell>
          <table:table-cell table:number-columns-repeated="2"/>
        </table:table-row>
        <table:table-row table:style-name="ro1">
          <table:table-cell office:value-type="float" office:value="11.26" calcext:value-type="float">
            <text:p>11.26</text:p>
          </table:table-cell>
          <table:table-cell office:value-type="float" office:value="0.962058" calcext:value-type="float">
            <text:p>9.62E-01</text:p>
          </table:table-cell>
          <table:table-cell table:number-columns-repeated="2"/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0.979255" calcext:value-type="float">
            <text:p>9.79E-01</text:p>
          </table:table-cell>
          <table:table-cell table:number-columns-repeated="2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0.973371" calcext:value-type="float">
            <text:p>9.73E-01</text:p>
          </table:table-cell>
          <table:table-cell table:number-columns-repeated="2"/>
        </table:table-row>
        <table:table-row table:style-name="ro1">
          <table:table-cell office:value-type="float" office:value="11.32" calcext:value-type="float">
            <text:p>11.32</text:p>
          </table:table-cell>
          <table:table-cell office:value-type="float" office:value="0.997055" calcext:value-type="float">
            <text:p>9.97E-01</text:p>
          </table:table-cell>
          <table:table-cell table:number-columns-repeated="2"/>
        </table:table-row>
        <table:table-row table:style-name="ro1">
          <table:table-cell office:value-type="float" office:value="11.34" calcext:value-type="float">
            <text:p>11.34</text:p>
          </table:table-cell>
          <table:table-cell office:value-type="float" office:value="1.03065" calcext:value-type="float">
            <text:p>1.03E+00</text:p>
          </table:table-cell>
          <table:table-cell table:number-columns-repeated="2"/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0.993755" calcext:value-type="float">
            <text:p>9.94E-01</text:p>
          </table:table-cell>
          <table:table-cell table:number-columns-repeated="2"/>
        </table:table-row>
        <table:table-row table:style-name="ro1">
          <table:table-cell office:value-type="float" office:value="11.38" calcext:value-type="float">
            <text:p>11.38</text:p>
          </table:table-cell>
          <table:table-cell office:value-type="float" office:value="1.00423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.00261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1.42" calcext:value-type="float">
            <text:p>11.42</text:p>
          </table:table-cell>
          <table:table-cell office:value-type="float" office:value="0.999874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1.44" calcext:value-type="float">
            <text:p>11.44</text:p>
          </table:table-cell>
          <table:table-cell office:value-type="float" office:value="0.991995" calcext:value-type="float">
            <text:p>9.92E-01</text:p>
          </table:table-cell>
          <table:table-cell table:number-columns-repeated="2"/>
        </table:table-row>
        <table:table-row table:style-name="ro1">
          <table:table-cell office:value-type="float" office:value="11.46" calcext:value-type="float">
            <text:p>11.46</text:p>
          </table:table-cell>
          <table:table-cell office:value-type="float" office:value="1.02377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1.48" calcext:value-type="float">
            <text:p>11.48</text:p>
          </table:table-cell>
          <table:table-cell office:value-type="float" office:value="1.01969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.01418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1.0019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1.54" calcext:value-type="float">
            <text:p>11.54</text:p>
          </table:table-cell>
          <table:table-cell office:value-type="float" office:value="1.01275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1.56" calcext:value-type="float">
            <text:p>11.56</text:p>
          </table:table-cell>
          <table:table-cell office:value-type="float" office:value="0.981705" calcext:value-type="float">
            <text:p>9.82E-01</text:p>
          </table:table-cell>
          <table:table-cell table:number-columns-repeated="2"/>
        </table:table-row>
        <table:table-row table:style-name="ro1">
          <table:table-cell office:value-type="float" office:value="11.58" calcext:value-type="float">
            <text:p>11.58</text:p>
          </table:table-cell>
          <table:table-cell office:value-type="float" office:value="0.998074" calcext:value-type="float">
            <text:p>9.98E-01</text:p>
          </table:table-cell>
          <table:table-cell table:number-columns-repeated="2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.00156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1.62" calcext:value-type="float">
            <text:p>11.62</text:p>
          </table:table-cell>
          <table:table-cell office:value-type="float" office:value="1.01362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1.02397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1.66" calcext:value-type="float">
            <text:p>11.66</text:p>
          </table:table-cell>
          <table:table-cell office:value-type="float" office:value="0.99013" calcext:value-type="float">
            <text:p>9.90E-01</text:p>
          </table:table-cell>
          <table:table-cell table:number-columns-repeated="2"/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0.998005" calcext:value-type="float">
            <text:p>9.98E-01</text:p>
          </table:table-cell>
          <table:table-cell table:number-columns-repeated="2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.0308" calcext:value-type="float">
            <text:p>1.03E+00</text:p>
          </table:table-cell>
          <table:table-cell table:number-columns-repeated="2"/>
        </table:table-row>
        <table:table-row table:style-name="ro1">
          <table:table-cell office:value-type="float" office:value="11.72" calcext:value-type="float">
            <text:p>11.72</text:p>
          </table:table-cell>
          <table:table-cell office:value-type="float" office:value="0.993028" calcext:value-type="float">
            <text:p>9.93E-01</text:p>
          </table:table-cell>
          <table:table-cell table:number-columns-repeated="2"/>
        </table:table-row>
        <table:table-row table:style-name="ro1">
          <table:table-cell office:value-type="float" office:value="11.74" calcext:value-type="float">
            <text:p>11.74</text:p>
          </table:table-cell>
          <table:table-cell office:value-type="float" office:value="0.981112" calcext:value-type="float">
            <text:p>9.81E-01</text:p>
          </table:table-cell>
          <table:table-cell table:number-columns-repeated="2"/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1.00199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1.78" calcext:value-type="float">
            <text:p>11.78</text:p>
          </table:table-cell>
          <table:table-cell office:value-type="float" office:value="0.999606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.01991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1.82" calcext:value-type="float">
            <text:p>11.82</text:p>
          </table:table-cell>
          <table:table-cell office:value-type="float" office:value="0.998756" calcext:value-type="float">
            <text:p>9.99E-01</text:p>
          </table:table-cell>
          <table:table-cell table:number-columns-repeated="2"/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0.975247" calcext:value-type="float">
            <text:p>9.75E-01</text:p>
          </table:table-cell>
          <table:table-cell table:number-columns-repeated="2"/>
        </table:table-row>
        <table:table-row table:style-name="ro1">
          <table:table-cell office:value-type="float" office:value="11.86" calcext:value-type="float">
            <text:p>11.86</text:p>
          </table:table-cell>
          <table:table-cell office:value-type="float" office:value="0.966029" calcext:value-type="float">
            <text:p>9.66E-01</text:p>
          </table:table-cell>
          <table:table-cell table:number-columns-repeated="2"/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0.971242" calcext:value-type="float">
            <text:p>9.71E-01</text:p>
          </table:table-cell>
          <table:table-cell table:number-columns-repeated="2"/>
        </table:table-row>
        <table:table-row table:style-name="ro1">
          <table:table-cell office:value-type="float" office:value="11.9" calcext:value-type="float">
            <text:p>11.9</text:p>
          </table:table-cell>
          <table:table-cell table:style-name="ce3" office:value-type="float" office:value="0.996944" calcext:value-type="float">
            <text:p>9.97E-01</text:p>
          </table:table-cell>
          <table:table-cell table:number-columns-repeated="2"/>
        </table:table-row>
        <table:table-row table:style-name="ro1">
          <table:table-cell office:value-type="float" office:value="11.92" calcext:value-type="float">
            <text:p>11.92</text:p>
          </table:table-cell>
          <table:table-cell office:value-type="float" office:value="0.991278" calcext:value-type="float">
            <text:p>9.91E-01</text:p>
          </table:table-cell>
          <table:table-cell table:number-columns-repeated="2"/>
        </table:table-row>
        <table:table-row table:style-name="ro1">
          <table:table-cell office:value-type="float" office:value="11.94" calcext:value-type="float">
            <text:p>11.94</text:p>
          </table:table-cell>
          <table:table-cell office:value-type="float" office:value="0.990662" calcext:value-type="float">
            <text:p>9.91E-01</text:p>
          </table:table-cell>
          <table:table-cell table:number-columns-repeated="2"/>
        </table:table-row>
        <table:table-row table:style-name="ro1">
          <table:table-cell office:value-type="float" office:value="11.96" calcext:value-type="float">
            <text:p>11.96</text:p>
          </table:table-cell>
          <table:table-cell table:style-name="ce3" office:value-type="float" office:value="0.97086" calcext:value-type="float">
            <text:p>9.71E-01</text:p>
          </table:table-cell>
          <table:table-cell table:number-columns-repeated="2"/>
        </table:table-row>
        <table:table-row table:style-name="ro1">
          <table:table-cell office:value-type="float" office:value="11.98" calcext:value-type="float">
            <text:p>11.98</text:p>
          </table:table-cell>
          <table:table-cell office:value-type="float" office:value="0.996036" calcext:value-type="float">
            <text:p>9.96E-0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1364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02" calcext:value-type="float">
            <text:p>12.02</text:p>
          </table:table-cell>
          <table:table-cell office:value-type="float" office:value="1.0383" calcext:value-type="float">
            <text:p>1.04E+00</text:p>
          </table:table-cell>
          <table:table-cell table:number-columns-repeated="2"/>
        </table:table-row>
        <table:table-row table:style-name="ro1">
          <table:table-cell office:value-type="float" office:value="12.04" calcext:value-type="float">
            <text:p>12.04</text:p>
          </table:table-cell>
          <table:table-cell office:value-type="float" office:value="1.01682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2.06" calcext:value-type="float">
            <text:p>12.06</text:p>
          </table:table-cell>
          <table:table-cell office:value-type="float" office:value="1.04406" calcext:value-type="float">
            <text:p>1.04E+00</text:p>
          </table:table-cell>
          <table:table-cell table:number-columns-repeated="2"/>
        </table:table-row>
        <table:table-row table:style-name="ro1">
          <table:table-cell office:value-type="float" office:value="12.08" calcext:value-type="float">
            <text:p>12.08</text:p>
          </table:table-cell>
          <table:table-cell office:value-type="float" office:value="1.02596" calcext:value-type="float">
            <text:p>1.03E+00</text:p>
          </table:table-cell>
          <table:table-cell table:number-columns-repeated="2"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0.990072" calcext:value-type="float">
            <text:p>9.90E-01</text:p>
          </table:table-cell>
          <table:table-cell table:number-columns-repeated="2"/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1.01441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14" calcext:value-type="float">
            <text:p>12.14</text:p>
          </table:table-cell>
          <table:table-cell office:value-type="float" office:value="0.996283" calcext:value-type="float">
            <text:p>9.96E-01</text:p>
          </table:table-cell>
          <table:table-cell table:number-columns-repeated="2"/>
        </table:table-row>
        <table:table-row table:style-name="ro1">
          <table:table-cell office:value-type="float" office:value="12.16" calcext:value-type="float">
            <text:p>12.16</text:p>
          </table:table-cell>
          <table:table-cell office:value-type="float" office:value="1.00469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2.18" calcext:value-type="float">
            <text:p>12.18</text:p>
          </table:table-cell>
          <table:table-cell office:value-type="float" office:value="0.99169" calcext:value-type="float">
            <text:p>9.92E-01</text:p>
          </table:table-cell>
          <table:table-cell table:number-columns-repeated="2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0.984019" calcext:value-type="float">
            <text:p>9.84E-01</text:p>
          </table:table-cell>
          <table:table-cell table:number-columns-repeated="2"/>
        </table:table-row>
        <table:table-row table:style-name="ro1">
          <table:table-cell office:value-type="float" office:value="12.22" calcext:value-type="float">
            <text:p>12.22</text:p>
          </table:table-cell>
          <table:table-cell office:value-type="float" office:value="1.00146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1.0142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26" calcext:value-type="float">
            <text:p>12.26</text:p>
          </table:table-cell>
          <table:table-cell office:value-type="float" office:value="0.99603" calcext:value-type="float">
            <text:p>9.96E-01</text:p>
          </table:table-cell>
          <table:table-cell table:number-columns-repeated="2"/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1.03182" calcext:value-type="float">
            <text:p>1.03E+00</text:p>
          </table:table-cell>
          <table:table-cell table:number-columns-repeated="2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1.02085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2.32" calcext:value-type="float">
            <text:p>12.32</text:p>
          </table:table-cell>
          <table:table-cell office:value-type="float" office:value="0.989479" calcext:value-type="float">
            <text:p>9.89E-01</text:p>
          </table:table-cell>
          <table:table-cell table:number-columns-repeated="2"/>
        </table:table-row>
        <table:table-row table:style-name="ro1">
          <table:table-cell office:value-type="float" office:value="12.34" calcext:value-type="float">
            <text:p>12.34</text:p>
          </table:table-cell>
          <table:table-cell office:value-type="float" office:value="0.984863" calcext:value-type="float">
            <text:p>9.85E-01</text:p>
          </table:table-cell>
          <table:table-cell table:number-columns-repeated="2"/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1.00677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38" calcext:value-type="float">
            <text:p>12.38</text:p>
          </table:table-cell>
          <table:table-cell office:value-type="float" office:value="1.0481" calcext:value-type="float">
            <text:p>1.05E+00</text:p>
          </table:table-cell>
          <table:table-cell table:number-columns-repeated="2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0.999856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2.42" calcext:value-type="float">
            <text:p>12.42</text:p>
          </table:table-cell>
          <table:table-cell office:value-type="float" office:value="0.993104" calcext:value-type="float">
            <text:p>9.93E-01</text:p>
          </table:table-cell>
          <table:table-cell table:number-columns-repeated="2"/>
        </table:table-row>
        <table:table-row table:style-name="ro1">
          <table:table-cell office:value-type="float" office:value="12.44" calcext:value-type="float">
            <text:p>12.44</text:p>
          </table:table-cell>
          <table:table-cell office:value-type="float" office:value="0.959049" calcext:value-type="float">
            <text:p>9.59E-01</text:p>
          </table:table-cell>
          <table:table-cell table:number-columns-repeated="2"/>
        </table:table-row>
        <table:table-row table:style-name="ro1">
          <table:table-cell office:value-type="float" office:value="12.46" calcext:value-type="float">
            <text:p>12.46</text:p>
          </table:table-cell>
          <table:table-cell office:value-type="float" office:value="0.976782" calcext:value-type="float">
            <text:p>9.77E-01</text:p>
          </table:table-cell>
          <table:table-cell table:number-columns-repeated="2"/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1.00156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.986399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12.52" calcext:value-type="float">
            <text:p>12.52</text:p>
          </table:table-cell>
          <table:table-cell office:value-type="float" office:value="1.00852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54" calcext:value-type="float">
            <text:p>12.54</text:p>
          </table:table-cell>
          <table:table-cell office:value-type="float" office:value="1.01181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56" calcext:value-type="float">
            <text:p>12.56</text:p>
          </table:table-cell>
          <table:table-cell office:value-type="float" office:value="0.987641" calcext:value-type="float">
            <text:p>9.88E-01</text:p>
          </table:table-cell>
          <table:table-cell table:number-columns-repeated="2"/>
        </table:table-row>
        <table:table-row table:style-name="ro1">
          <table:table-cell office:value-type="float" office:value="12.58" calcext:value-type="float">
            <text:p>12.58</text:p>
          </table:table-cell>
          <table:table-cell office:value-type="float" office:value="1.00442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.00512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62" calcext:value-type="float">
            <text:p>12.62</text:p>
          </table:table-cell>
          <table:table-cell office:value-type="float" office:value="1.00959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64" calcext:value-type="float">
            <text:p>12.64</text:p>
          </table:table-cell>
          <table:table-cell office:value-type="float" office:value="1.01539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2.66" calcext:value-type="float">
            <text:p>12.66</text:p>
          </table:table-cell>
          <table:table-cell office:value-type="float" office:value="1.0094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68" calcext:value-type="float">
            <text:p>12.68</text:p>
          </table:table-cell>
          <table:table-cell office:value-type="float" office:value="0.982445" calcext:value-type="float">
            <text:p>9.82E-01</text:p>
          </table:table-cell>
          <table:table-cell table:number-columns-repeated="2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1.01178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1.01546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2.74" calcext:value-type="float">
            <text:p>12.74</text:p>
          </table:table-cell>
          <table:table-cell office:value-type="float" office:value="0.991411" calcext:value-type="float">
            <text:p>9.91E-01</text:p>
          </table:table-cell>
          <table:table-cell table:number-columns-repeated="2"/>
        </table:table-row>
        <table:table-row table:style-name="ro1">
          <table:table-cell office:value-type="float" office:value="12.76" calcext:value-type="float">
            <text:p>12.76</text:p>
          </table:table-cell>
          <table:table-cell office:value-type="float" office:value="1.01257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78" calcext:value-type="float">
            <text:p>12.78</text:p>
          </table:table-cell>
          <table:table-cell office:value-type="float" office:value="1.00542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0.98051" calcext:value-type="float">
            <text:p>9.81E-01</text:p>
          </table:table-cell>
          <table:table-cell table:number-columns-repeated="2"/>
        </table:table-row>
        <table:table-row table:style-name="ro1">
          <table:table-cell office:value-type="float" office:value="12.82" calcext:value-type="float">
            <text:p>12.82</text:p>
          </table:table-cell>
          <table:table-cell office:value-type="float" office:value="1.01113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1.02232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2.86" calcext:value-type="float">
            <text:p>12.86</text:p>
          </table:table-cell>
          <table:table-cell office:value-type="float" office:value="0.997578" calcext:value-type="float">
            <text:p>9.98E-01</text:p>
          </table:table-cell>
          <table:table-cell table:number-columns-repeated="2"/>
        </table:table-row>
        <table:table-row table:style-name="ro1">
          <table:table-cell office:value-type="float" office:value="12.88" calcext:value-type="float">
            <text:p>12.88</text:p>
          </table:table-cell>
          <table:table-cell office:value-type="float" office:value="1.0142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.00479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2.92" calcext:value-type="float">
            <text:p>12.92</text:p>
          </table:table-cell>
          <table:table-cell office:value-type="float" office:value="1.01656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2.94" calcext:value-type="float">
            <text:p>12.94</text:p>
          </table:table-cell>
          <table:table-cell office:value-type="float" office:value="1.01777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1.06045" calcext:value-type="float">
            <text:p>1.06E+00</text:p>
          </table:table-cell>
          <table:table-cell table:number-columns-repeated="2"/>
        </table:table-row>
        <table:table-row table:style-name="ro1">
          <table:table-cell office:value-type="float" office:value="12.98" calcext:value-type="float">
            <text:p>12.98</text:p>
          </table:table-cell>
          <table:table-cell table:style-name="ce3" office:value-type="float" office:value="1.2667" calcext:value-type="float">
            <text:p>1.27E+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1.66825" calcext:value-type="float">
            <text:p>1.67E+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3.02" calcext:value-type="float">
            <text:p>13.0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04" calcext:value-type="float">
            <text:p>13.0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06" calcext:value-type="float">
            <text:p>13.0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12" calcext:value-type="float">
            <text:p>13.1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14" calcext:value-type="float">
            <text:p>13.1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16" calcext:value-type="float">
            <text:p>13.1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18" calcext:value-type="float">
            <text:p>13.1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22" calcext:value-type="float">
            <text:p>13.2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24" calcext:value-type="float">
            <text:p>13.2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26" calcext:value-type="float">
            <text:p>13.2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28" calcext:value-type="float">
            <text:p>13.2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34" calcext:value-type="float">
            <text:p>13.3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36" calcext:value-type="float">
            <text:p>13.3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38" calcext:value-type="float">
            <text:p>13.3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42" calcext:value-type="float">
            <text:p>13.4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46" calcext:value-type="float">
            <text:p>13.4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48" calcext:value-type="float">
            <text:p>13.4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52" calcext:value-type="float">
            <text:p>13.5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54" calcext:value-type="float">
            <text:p>13.5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58" calcext:value-type="float">
            <text:p>13.5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62" calcext:value-type="float">
            <text:p>13.6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66" calcext:value-type="float">
            <text:p>13.6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72" calcext:value-type="float">
            <text:p>13.7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82" calcext:value-type="float">
            <text:p>13.8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84" calcext:value-type="float">
            <text:p>13.8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86" calcext:value-type="float">
            <text:p>13.8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94" calcext:value-type="float">
            <text:p>13.9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96" calcext:value-type="float">
            <text:p>13.9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98" calcext:value-type="float">
            <text:p>13.9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02" calcext:value-type="float">
            <text:p>14.0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06" calcext:value-type="float">
            <text:p>14.0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12" calcext:value-type="float">
            <text:p>14.1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14" calcext:value-type="float">
            <text:p>14.1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18" calcext:value-type="float">
            <text:p>14.1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22" calcext:value-type="float">
            <text:p>14.2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24" calcext:value-type="float">
            <text:p>14.2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26" calcext:value-type="float">
            <text:p>14.2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32" calcext:value-type="float">
            <text:p>14.3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34" calcext:value-type="float">
            <text:p>14.3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36" calcext:value-type="float">
            <text:p>14.3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38" calcext:value-type="float">
            <text:p>14.3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42" calcext:value-type="float">
            <text:p>14.4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44" calcext:value-type="float">
            <text:p>14.4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46" calcext:value-type="float">
            <text:p>14.4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54" calcext:value-type="float">
            <text:p>14.5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56" calcext:value-type="float">
            <text:p>14.5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58" calcext:value-type="float">
            <text:p>14.5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66" calcext:value-type="float">
            <text:p>14.6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68" calcext:value-type="float">
            <text:p>14.6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72" calcext:value-type="float">
            <text:p>14.7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74" calcext:value-type="float">
            <text:p>14.7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78" calcext:value-type="float">
            <text:p>14.7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86" calcext:value-type="float">
            <text:p>14.8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92" calcext:value-type="float">
            <text:p>14.9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94" calcext:value-type="float">
            <text:p>14.9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96" calcext:value-type="float">
            <text:p>14.9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98" calcext:value-type="float">
            <text:p>14.9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02" calcext:value-type="float">
            <text:p>15.0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04" calcext:value-type="float">
            <text:p>15.0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06" calcext:value-type="float">
            <text:p>15.0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08" calcext:value-type="float">
            <text:p>15.0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14" calcext:value-type="float">
            <text:p>15.1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16" calcext:value-type="float">
            <text:p>15.1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18" calcext:value-type="float">
            <text:p>15.1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22" calcext:value-type="float">
            <text:p>15.2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26" calcext:value-type="float">
            <text:p>15.2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28" calcext:value-type="float">
            <text:p>15.2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32" calcext:value-type="float">
            <text:p>15.3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34" calcext:value-type="float">
            <text:p>15.3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36" calcext:value-type="float">
            <text:p>15.3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38" calcext:value-type="float">
            <text:p>15.3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42" calcext:value-type="float">
            <text:p>15.4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44" calcext:value-type="float">
            <text:p>15.4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46" calcext:value-type="float">
            <text:p>15.4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48" calcext:value-type="float">
            <text:p>15.4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52" calcext:value-type="float">
            <text:p>15.5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54" calcext:value-type="float">
            <text:p>15.5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56" calcext:value-type="float">
            <text:p>15.5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58" calcext:value-type="float">
            <text:p>15.5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62" calcext:value-type="float">
            <text:p>15.6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64" calcext:value-type="float">
            <text:p>15.6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66" calcext:value-type="float">
            <text:p>15.6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68" calcext:value-type="float">
            <text:p>15.6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74" calcext:value-type="float">
            <text:p>15.7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76" calcext:value-type="float">
            <text:p>15.7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78" calcext:value-type="float">
            <text:p>15.7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82" calcext:value-type="float">
            <text:p>15.8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86" calcext:value-type="float">
            <text:p>15.8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88" calcext:value-type="float">
            <text:p>15.8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92" calcext:value-type="float">
            <text:p>15.9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94" calcext:value-type="float">
            <text:p>15.9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98" calcext:value-type="float">
            <text:p>15.98</text:p>
          </table:table-cell>
          <table:table-cell table:style-name="ce3"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1.64739" calcext:value-type="float">
            <text:p>1.65E+00</text:p>
          </table:table-cell>
          <table:table-cell table:number-columns-repeated="2"/>
        </table:table-row>
        <table:table-row table:style-name="ro1">
          <table:table-cell office:value-type="float" office:value="16.02" calcext:value-type="float">
            <text:p>16.02</text:p>
          </table:table-cell>
          <table:table-cell office:value-type="float" office:value="1.65626" calcext:value-type="float">
            <text:p>1.66E+00</text:p>
          </table:table-cell>
          <table:table-cell table:number-columns-repeated="2"/>
        </table:table-row>
        <table:table-row table:style-name="ro1">
          <table:table-cell office:value-type="float" office:value="16.04" calcext:value-type="float">
            <text:p>16.04</text:p>
          </table:table-cell>
          <table:table-cell office:value-type="float" office:value="1.71003" calcext:value-type="float">
            <text:p>1.71E+00</text:p>
          </table:table-cell>
          <table:table-cell table:number-columns-repeated="2"/>
        </table:table-row>
        <table:table-row table:style-name="ro1">
          <table:table-cell office:value-type="float" office:value="16.06" calcext:value-type="float">
            <text:p>16.06</text:p>
          </table:table-cell>
          <table:table-cell office:value-type="float" office:value="1.76561" calcext:value-type="float">
            <text:p>1.77E+00</text:p>
          </table:table-cell>
          <table:table-cell table:number-columns-repeated="2"/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1.78936" calcext:value-type="float">
            <text:p>1.79E+00</text:p>
          </table:table-cell>
          <table:table-cell table:number-columns-repeated="2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1.84619" calcext:value-type="float">
            <text:p>1.85E+00</text:p>
          </table:table-cell>
          <table:table-cell table:number-columns-repeated="2"/>
        </table:table-row>
        <table:table-row table:style-name="ro1">
          <table:table-cell office:value-type="float" office:value="16.12" calcext:value-type="float">
            <text:p>16.12</text:p>
          </table:table-cell>
          <table:table-cell office:value-type="float" office:value="1.83053" calcext:value-type="float">
            <text:p>1.83E+00</text:p>
          </table:table-cell>
          <table:table-cell table:number-columns-repeated="2"/>
        </table:table-row>
        <table:table-row table:style-name="ro1">
          <table:table-cell office:value-type="float" office:value="16.14" calcext:value-type="float">
            <text:p>16.14</text:p>
          </table:table-cell>
          <table:table-cell office:value-type="float" office:value="1.89566" calcext:value-type="float">
            <text:p>1.90E+00</text:p>
          </table:table-cell>
          <table:table-cell table:number-columns-repeated="2"/>
        </table:table-row>
        <table:table-row table:style-name="ro1">
          <table:table-cell office:value-type="float" office:value="16.16" calcext:value-type="float">
            <text:p>16.16</text:p>
          </table:table-cell>
          <table:table-cell office:value-type="float" office:value="1.85461" calcext:value-type="float">
            <text:p>1.85E+00</text:p>
          </table:table-cell>
          <table:table-cell table:number-columns-repeated="2"/>
        </table:table-row>
        <table:table-row table:style-name="ro1">
          <table:table-cell office:value-type="float" office:value="16.18" calcext:value-type="float">
            <text:p>16.18</text:p>
          </table:table-cell>
          <table:table-cell office:value-type="float" office:value="1.84152" calcext:value-type="float">
            <text:p>1.84E+00</text:p>
          </table:table-cell>
          <table:table-cell table:number-columns-repeated="2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.896" calcext:value-type="float">
            <text:p>1.90E+00</text:p>
          </table:table-cell>
          <table:table-cell table:number-columns-repeated="2"/>
        </table:table-row>
        <table:table-row table:style-name="ro1">
          <table:table-cell office:value-type="float" office:value="16.22" calcext:value-type="float">
            <text:p>16.22</text:p>
          </table:table-cell>
          <table:table-cell office:value-type="float" office:value="1.95288" calcext:value-type="float">
            <text:p>1.95E+00</text:p>
          </table:table-cell>
          <table:table-cell table:number-columns-repeated="2"/>
        </table:table-row>
        <table:table-row table:style-name="ro1">
          <table:table-cell office:value-type="float" office:value="16.24" calcext:value-type="float">
            <text:p>16.24</text:p>
          </table:table-cell>
          <table:table-cell office:value-type="float" office:value="1.93584" calcext:value-type="float">
            <text:p>1.94E+00</text:p>
          </table:table-cell>
          <table:table-cell table:number-columns-repeated="2"/>
        </table:table-row>
        <table:table-row table:style-name="ro1">
          <table:table-cell office:value-type="float" office:value="16.26" calcext:value-type="float">
            <text:p>16.26</text:p>
          </table:table-cell>
          <table:table-cell office:value-type="float" office:value="1.93095" calcext:value-type="float">
            <text:p>1.93E+00</text:p>
          </table:table-cell>
          <table:table-cell table:number-columns-repeated="2"/>
        </table:table-row>
        <table:table-row table:style-name="ro1">
          <table:table-cell office:value-type="float" office:value="16.28" calcext:value-type="float">
            <text:p>16.28</text:p>
          </table:table-cell>
          <table:table-cell office:value-type="float" office:value="1.95327" calcext:value-type="float">
            <text:p>1.95E+00</text:p>
          </table:table-cell>
          <table:table-cell table:number-columns-repeated="2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.91149" calcext:value-type="float">
            <text:p>1.91E+00</text:p>
          </table:table-cell>
          <table:table-cell table:number-columns-repeated="2"/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1.91603" calcext:value-type="float">
            <text:p>1.92E+00</text:p>
          </table:table-cell>
          <table:table-cell table:number-columns-repeated="2"/>
        </table:table-row>
        <table:table-row table:style-name="ro1">
          <table:table-cell office:value-type="float" office:value="16.34" calcext:value-type="float">
            <text:p>16.34</text:p>
          </table:table-cell>
          <table:table-cell office:value-type="float" office:value="1.92461" calcext:value-type="float">
            <text:p>1.92E+00</text:p>
          </table:table-cell>
          <table:table-cell table:number-columns-repeated="2"/>
        </table:table-row>
        <table:table-row table:style-name="ro1">
          <table:table-cell office:value-type="float" office:value="16.36" calcext:value-type="float">
            <text:p>16.36</text:p>
          </table:table-cell>
          <table:table-cell office:value-type="float" office:value="1.9549" calcext:value-type="float">
            <text:p>1.95E+00</text:p>
          </table:table-cell>
          <table:table-cell table:number-columns-repeated="2"/>
        </table:table-row>
        <table:table-row table:style-name="ro1">
          <table:table-cell office:value-type="float" office:value="16.38" calcext:value-type="float">
            <text:p>16.38</text:p>
          </table:table-cell>
          <table:table-cell office:value-type="float" office:value="1.91585" calcext:value-type="float">
            <text:p>1.92E+00</text:p>
          </table:table-cell>
          <table:table-cell table:number-columns-repeated="2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.9442" calcext:value-type="float">
            <text:p>1.94E+00</text:p>
          </table:table-cell>
          <table:table-cell table:number-columns-repeated="2"/>
        </table:table-row>
        <table:table-row table:style-name="ro1">
          <table:table-cell office:value-type="float" office:value="16.42" calcext:value-type="float">
            <text:p>16.42</text:p>
          </table:table-cell>
          <table:table-cell office:value-type="float" office:value="1.95239" calcext:value-type="float">
            <text:p>1.95E+00</text:p>
          </table:table-cell>
          <table:table-cell table:number-columns-repeated="2"/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1.95485" calcext:value-type="float">
            <text:p>1.95E+00</text:p>
          </table:table-cell>
          <table:table-cell table:number-columns-repeated="2"/>
        </table:table-row>
        <table:table-row table:style-name="ro1">
          <table:table-cell office:value-type="float" office:value="16.46" calcext:value-type="float">
            <text:p>16.46</text:p>
          </table:table-cell>
          <table:table-cell office:value-type="float" office:value="2.00093" calcext:value-type="float">
            <text:p>2.00E+00</text:p>
          </table:table-cell>
          <table:table-cell table:number-columns-repeated="2"/>
        </table:table-row>
        <table:table-row table:style-name="ro1">
          <table:table-cell office:value-type="float" office:value="16.48" calcext:value-type="float">
            <text:p>16.48</text:p>
          </table:table-cell>
          <table:table-cell office:value-type="float" office:value="2.05956" calcext:value-type="float">
            <text:p>2.06E+00</text:p>
          </table:table-cell>
          <table:table-cell table:number-columns-repeated="2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2.05215" calcext:value-type="float">
            <text:p>2.05E+00</text:p>
          </table:table-cell>
          <table:table-cell table:number-columns-repeated="2"/>
        </table:table-row>
        <table:table-row table:style-name="ro1">
          <table:table-cell office:value-type="float" office:value="16.52" calcext:value-type="float">
            <text:p>16.52</text:p>
          </table:table-cell>
          <table:table-cell office:value-type="float" office:value="2.05639" calcext:value-type="float">
            <text:p>2.06E+00</text:p>
          </table:table-cell>
          <table:table-cell table:number-columns-repeated="2"/>
        </table:table-row>
        <table:table-row table:style-name="ro1">
          <table:table-cell office:value-type="float" office:value="16.54" calcext:value-type="float">
            <text:p>16.54</text:p>
          </table:table-cell>
          <table:table-cell office:value-type="float" office:value="2.10809" calcext:value-type="float">
            <text:p>2.11E+00</text:p>
          </table:table-cell>
          <table:table-cell table:number-columns-repeated="2"/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2.04112" calcext:value-type="float">
            <text:p>2.04E+00</text:p>
          </table:table-cell>
          <table:table-cell table:number-columns-repeated="2"/>
        </table:table-row>
        <table:table-row table:style-name="ro1">
          <table:table-cell office:value-type="float" office:value="16.58" calcext:value-type="float">
            <text:p>16.58</text:p>
          </table:table-cell>
          <table:table-cell office:value-type="float" office:value="2.09781" calcext:value-type="float">
            <text:p>2.10E+00</text:p>
          </table:table-cell>
          <table:table-cell table:number-columns-repeated="2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2.12082" calcext:value-type="float">
            <text:p>2.12E+00</text:p>
          </table:table-cell>
          <table:table-cell table:number-columns-repeated="2"/>
        </table:table-row>
        <table:table-row table:style-name="ro1">
          <table:table-cell office:value-type="float" office:value="16.62" calcext:value-type="float">
            <text:p>16.62</text:p>
          </table:table-cell>
          <table:table-cell office:value-type="float" office:value="2.08472" calcext:value-type="float">
            <text:p>2.08E+00</text:p>
          </table:table-cell>
          <table:table-cell table:number-columns-repeated="2"/>
        </table:table-row>
        <table:table-row table:style-name="ro1">
          <table:table-cell office:value-type="float" office:value="16.64" calcext:value-type="float">
            <text:p>16.64</text:p>
          </table:table-cell>
          <table:table-cell office:value-type="float" office:value="2.09426" calcext:value-type="float">
            <text:p>2.09E+00</text:p>
          </table:table-cell>
          <table:table-cell table:number-columns-repeated="2"/>
        </table:table-row>
        <table:table-row table:style-name="ro1">
          <table:table-cell office:value-type="float" office:value="16.66" calcext:value-type="float">
            <text:p>16.66</text:p>
          </table:table-cell>
          <table:table-cell office:value-type="float" office:value="2.10942" calcext:value-type="float">
            <text:p>2.11E+00</text:p>
          </table:table-cell>
          <table:table-cell table:number-columns-repeated="2"/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2.11167" calcext:value-type="float">
            <text:p>2.11E+00</text:p>
          </table:table-cell>
          <table:table-cell table:number-columns-repeated="2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2.15981" calcext:value-type="float">
            <text:p>2.16E+00</text:p>
          </table:table-cell>
          <table:table-cell table:number-columns-repeated="2"/>
        </table:table-row>
        <table:table-row table:style-name="ro1">
          <table:table-cell office:value-type="float" office:value="16.72" calcext:value-type="float">
            <text:p>16.72</text:p>
          </table:table-cell>
          <table:table-cell office:value-type="float" office:value="2.17459" calcext:value-type="float">
            <text:p>2.17E+00</text:p>
          </table:table-cell>
          <table:table-cell table:number-columns-repeated="2"/>
        </table:table-row>
        <table:table-row table:style-name="ro1">
          <table:table-cell office:value-type="float" office:value="16.74" calcext:value-type="float">
            <text:p>16.74</text:p>
          </table:table-cell>
          <table:table-cell office:value-type="float" office:value="2.15196" calcext:value-type="float">
            <text:p>2.15E+00</text:p>
          </table:table-cell>
          <table:table-cell table:number-columns-repeated="2"/>
        </table:table-row>
        <table:table-row table:style-name="ro1">
          <table:table-cell office:value-type="float" office:value="16.76" calcext:value-type="float">
            <text:p>16.76</text:p>
          </table:table-cell>
          <table:table-cell office:value-type="float" office:value="2.16874" calcext:value-type="float">
            <text:p>2.17E+00</text:p>
          </table:table-cell>
          <table:table-cell table:number-columns-repeated="2"/>
        </table:table-row>
        <table:table-row table:style-name="ro1">
          <table:table-cell office:value-type="float" office:value="16.78" calcext:value-type="float">
            <text:p>16.78</text:p>
          </table:table-cell>
          <table:table-cell office:value-type="float" office:value="2.15065" calcext:value-type="float">
            <text:p>2.15E+00</text:p>
          </table:table-cell>
          <table:table-cell table:number-columns-repeated="2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2.17545" calcext:value-type="float">
            <text:p>2.18E+00</text:p>
          </table:table-cell>
          <table:table-cell table:number-columns-repeated="2"/>
        </table:table-row>
        <table:table-row table:style-name="ro1">
          <table:table-cell office:value-type="float" office:value="16.82" calcext:value-type="float">
            <text:p>16.82</text:p>
          </table:table-cell>
          <table:table-cell office:value-type="float" office:value="2.21237" calcext:value-type="float">
            <text:p>2.21E+00</text:p>
          </table:table-cell>
          <table:table-cell table:number-columns-repeated="2"/>
        </table:table-row>
        <table:table-row table:style-name="ro1">
          <table:table-cell office:value-type="float" office:value="16.84" calcext:value-type="float">
            <text:p>16.84</text:p>
          </table:table-cell>
          <table:table-cell office:value-type="float" office:value="2.21028" calcext:value-type="float">
            <text:p>2.21E+00</text:p>
          </table:table-cell>
          <table:table-cell table:number-columns-repeated="2"/>
        </table:table-row>
        <table:table-row table:style-name="ro1">
          <table:table-cell office:value-type="float" office:value="16.86" calcext:value-type="float">
            <text:p>16.86</text:p>
          </table:table-cell>
          <table:table-cell office:value-type="float" office:value="2.20479" calcext:value-type="float">
            <text:p>2.20E+00</text:p>
          </table:table-cell>
          <table:table-cell table:number-columns-repeated="2"/>
        </table:table-row>
        <table:table-row table:style-name="ro1">
          <table:table-cell office:value-type="float" office:value="16.88" calcext:value-type="float">
            <text:p>16.88</text:p>
          </table:table-cell>
          <table:table-cell office:value-type="float" office:value="2.21772" calcext:value-type="float">
            <text:p>2.22E+00</text:p>
          </table:table-cell>
          <table:table-cell table:number-columns-repeated="2"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2.21655" calcext:value-type="float">
            <text:p>2.22E+00</text:p>
          </table:table-cell>
          <table:table-cell table:number-columns-repeated="2"/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2.3049" calcext:value-type="float">
            <text:p>2.30E+00</text:p>
          </table:table-cell>
          <table:table-cell table:number-columns-repeated="2"/>
        </table:table-row>
        <table:table-row table:style-name="ro1">
          <table:table-cell office:value-type="float" office:value="16.94" calcext:value-type="float">
            <text:p>16.94</text:p>
          </table:table-cell>
          <table:table-cell office:value-type="float" office:value="2.21102" calcext:value-type="float">
            <text:p>2.21E+00</text:p>
          </table:table-cell>
          <table:table-cell table:number-columns-repeated="2"/>
        </table:table-row>
        <table:table-row table:style-name="ro1">
          <table:table-cell office:value-type="float" office:value="16.96" calcext:value-type="float">
            <text:p>16.96</text:p>
          </table:table-cell>
          <table:table-cell office:value-type="float" office:value="2.25414" calcext:value-type="float">
            <text:p>2.25E+00</text:p>
          </table:table-cell>
          <table:table-cell table:number-columns-repeated="2"/>
        </table:table-row>
        <table:table-row table:style-name="ro1">
          <table:table-cell office:value-type="float" office:value="16.98" calcext:value-type="float">
            <text:p>16.98</text:p>
          </table:table-cell>
          <table:table-cell office:value-type="float" office:value="2.27927" calcext:value-type="float">
            <text:p>2.28E+0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24872" calcext:value-type="float">
            <text:p>2.25E+00</text:p>
          </table:table-cell>
          <table:table-cell table:number-columns-repeated="2"/>
        </table:table-row>
        <table:table-row table:style-name="ro1">
          <table:table-cell office:value-type="float" office:value="17.02" calcext:value-type="float">
            <text:p>17.02</text:p>
          </table:table-cell>
          <table:table-cell office:value-type="float" office:value="2.23315" calcext:value-type="float">
            <text:p>2.23E+00</text:p>
          </table:table-cell>
          <table:table-cell table:number-columns-repeated="2"/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2.29926" calcext:value-type="float">
            <text:p>2.30E+00</text:p>
          </table:table-cell>
          <table:table-cell table:number-columns-repeated="2"/>
        </table:table-row>
        <table:table-row table:style-name="ro1">
          <table:table-cell office:value-type="float" office:value="17.06" calcext:value-type="float">
            <text:p>17.06</text:p>
          </table:table-cell>
          <table:table-cell office:value-type="float" office:value="2.27787" calcext:value-type="float">
            <text:p>2.28E+00</text:p>
          </table:table-cell>
          <table:table-cell table:number-columns-repeated="2"/>
        </table:table-row>
        <table:table-row table:style-name="ro1">
          <table:table-cell office:value-type="float" office:value="17.08" calcext:value-type="float">
            <text:p>17.08</text:p>
          </table:table-cell>
          <table:table-cell office:value-type="float" office:value="2.30772" calcext:value-type="float">
            <text:p>2.31E+00</text:p>
          </table:table-cell>
          <table:table-cell table:number-columns-repeated="2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2.32558" calcext:value-type="float">
            <text:p>2.33E+00</text:p>
          </table:table-cell>
          <table:table-cell table:number-columns-repeated="2"/>
        </table:table-row>
        <table:table-row table:style-name="ro1">
          <table:table-cell office:value-type="float" office:value="17.12" calcext:value-type="float">
            <text:p>17.12</text:p>
          </table:table-cell>
          <table:table-cell office:value-type="float" office:value="2.2479" calcext:value-type="float">
            <text:p>2.25E+00</text:p>
          </table:table-cell>
          <table:table-cell table:number-columns-repeated="2"/>
        </table:table-row>
        <table:table-row table:style-name="ro1">
          <table:table-cell office:value-type="float" office:value="17.14" calcext:value-type="float">
            <text:p>17.14</text:p>
          </table:table-cell>
          <table:table-cell office:value-type="float" office:value="2.27215" calcext:value-type="float">
            <text:p>2.27E+00</text:p>
          </table:table-cell>
          <table:table-cell table:number-columns-repeated="2"/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2.23741" calcext:value-type="float">
            <text:p>2.24E+00</text:p>
          </table:table-cell>
          <table:table-cell table:number-columns-repeated="2"/>
        </table:table-row>
        <table:table-row table:style-name="ro1">
          <table:table-cell office:value-type="float" office:value="17.18" calcext:value-type="float">
            <text:p>17.18</text:p>
          </table:table-cell>
          <table:table-cell office:value-type="float" office:value="2.21312" calcext:value-type="float">
            <text:p>2.21E+00</text:p>
          </table:table-cell>
          <table:table-cell table:number-columns-repeated="2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2.20444" calcext:value-type="float">
            <text:p>2.20E+00</text:p>
          </table:table-cell>
          <table:table-cell table:number-columns-repeated="2"/>
        </table:table-row>
        <table:table-row table:style-name="ro1">
          <table:table-cell office:value-type="float" office:value="17.22" calcext:value-type="float">
            <text:p>17.22</text:p>
          </table:table-cell>
          <table:table-cell office:value-type="float" office:value="2.19306" calcext:value-type="float">
            <text:p>2.19E+00</text:p>
          </table:table-cell>
          <table:table-cell table:number-columns-repeated="2"/>
        </table:table-row>
        <table:table-row table:style-name="ro1">
          <table:table-cell office:value-type="float" office:value="17.24" calcext:value-type="float">
            <text:p>17.24</text:p>
          </table:table-cell>
          <table:table-cell office:value-type="float" office:value="2.21756" calcext:value-type="float">
            <text:p>2.22E+00</text:p>
          </table:table-cell>
          <table:table-cell table:number-columns-repeated="2"/>
        </table:table-row>
        <table:table-row table:style-name="ro1">
          <table:table-cell office:value-type="float" office:value="17.26" calcext:value-type="float">
            <text:p>17.26</text:p>
          </table:table-cell>
          <table:table-cell office:value-type="float" office:value="2.18521" calcext:value-type="float">
            <text:p>2.19E+00</text:p>
          </table:table-cell>
          <table:table-cell table:number-columns-repeated="2"/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2.2058" calcext:value-type="float">
            <text:p>2.21E+00</text:p>
          </table:table-cell>
          <table:table-cell table:number-columns-repeated="2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2.23919" calcext:value-type="float">
            <text:p>2.24E+00</text:p>
          </table:table-cell>
          <table:table-cell table:number-columns-repeated="2"/>
        </table:table-row>
        <table:table-row table:style-name="ro1">
          <table:table-cell office:value-type="float" office:value="17.32" calcext:value-type="float">
            <text:p>17.32</text:p>
          </table:table-cell>
          <table:table-cell office:value-type="float" office:value="2.22919" calcext:value-type="float">
            <text:p>2.23E+00</text:p>
          </table:table-cell>
          <table:table-cell table:number-columns-repeated="2"/>
        </table:table-row>
        <table:table-row table:style-name="ro1">
          <table:table-cell office:value-type="float" office:value="17.34" calcext:value-type="float">
            <text:p>17.34</text:p>
          </table:table-cell>
          <table:table-cell office:value-type="float" office:value="2.28192" calcext:value-type="float">
            <text:p>2.28E+00</text:p>
          </table:table-cell>
          <table:table-cell table:number-columns-repeated="2"/>
        </table:table-row>
        <table:table-row table:style-name="ro1">
          <table:table-cell office:value-type="float" office:value="17.36" calcext:value-type="float">
            <text:p>17.36</text:p>
          </table:table-cell>
          <table:table-cell office:value-type="float" office:value="2.22566" calcext:value-type="float">
            <text:p>2.23E+00</text:p>
          </table:table-cell>
          <table:table-cell table:number-columns-repeated="2"/>
        </table:table-row>
        <table:table-row table:style-name="ro1">
          <table:table-cell office:value-type="float" office:value="17.38" calcext:value-type="float">
            <text:p>17.38</text:p>
          </table:table-cell>
          <table:table-cell office:value-type="float" office:value="2.27675" calcext:value-type="float">
            <text:p>2.28E+00</text:p>
          </table:table-cell>
          <table:table-cell table:number-columns-repeated="2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2.30555" calcext:value-type="float">
            <text:p>2.31E+00</text:p>
          </table:table-cell>
          <table:table-cell table:number-columns-repeated="2"/>
        </table:table-row>
        <table:table-row table:style-name="ro1">
          <table:table-cell office:value-type="float" office:value="17.42" calcext:value-type="float">
            <text:p>17.42</text:p>
          </table:table-cell>
          <table:table-cell office:value-type="float" office:value="2.39256" calcext:value-type="float">
            <text:p>2.39E+00</text:p>
          </table:table-cell>
          <table:table-cell table:number-columns-repeated="2"/>
        </table:table-row>
        <table:table-row table:style-name="ro1">
          <table:table-cell office:value-type="float" office:value="17.44" calcext:value-type="float">
            <text:p>17.44</text:p>
          </table:table-cell>
          <table:table-cell office:value-type="float" office:value="2.34565" calcext:value-type="float">
            <text:p>2.35E+00</text:p>
          </table:table-cell>
          <table:table-cell table:number-columns-repeated="2"/>
        </table:table-row>
        <table:table-row table:style-name="ro1">
          <table:table-cell office:value-type="float" office:value="17.46" calcext:value-type="float">
            <text:p>17.46</text:p>
          </table:table-cell>
          <table:table-cell office:value-type="float" office:value="2.32159" calcext:value-type="float">
            <text:p>2.32E+00</text:p>
          </table:table-cell>
          <table:table-cell table:number-columns-repeated="2"/>
        </table:table-row>
        <table:table-row table:style-name="ro1">
          <table:table-cell office:value-type="float" office:value="17.48" calcext:value-type="float">
            <text:p>17.48</text:p>
          </table:table-cell>
          <table:table-cell office:value-type="float" office:value="2.31867" calcext:value-type="float">
            <text:p>2.32E+00</text:p>
          </table:table-cell>
          <table:table-cell table:number-columns-repeated="2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2.27552" calcext:value-type="float">
            <text:p>2.28E+00</text:p>
          </table:table-cell>
          <table:table-cell table:number-columns-repeated="2"/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2.29059" calcext:value-type="float">
            <text:p>2.29E+00</text:p>
          </table:table-cell>
          <table:table-cell table:number-columns-repeated="2"/>
        </table:table-row>
        <table:table-row table:style-name="ro1">
          <table:table-cell office:value-type="float" office:value="17.54" calcext:value-type="float">
            <text:p>17.54</text:p>
          </table:table-cell>
          <table:table-cell office:value-type="float" office:value="2.33078" calcext:value-type="float">
            <text:p>2.33E+00</text:p>
          </table:table-cell>
          <table:table-cell table:number-columns-repeated="2"/>
        </table:table-row>
        <table:table-row table:style-name="ro1">
          <table:table-cell office:value-type="float" office:value="17.56" calcext:value-type="float">
            <text:p>17.56</text:p>
          </table:table-cell>
          <table:table-cell office:value-type="float" office:value="2.27023" calcext:value-type="float">
            <text:p>2.27E+00</text:p>
          </table:table-cell>
          <table:table-cell table:number-columns-repeated="2"/>
        </table:table-row>
        <table:table-row table:style-name="ro1">
          <table:table-cell office:value-type="float" office:value="17.58" calcext:value-type="float">
            <text:p>17.58</text:p>
          </table:table-cell>
          <table:table-cell office:value-type="float" office:value="2.25035" calcext:value-type="float">
            <text:p>2.25E+00</text:p>
          </table:table-cell>
          <table:table-cell table:number-columns-repeated="2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2.30246" calcext:value-type="float">
            <text:p>2.30E+00</text:p>
          </table:table-cell>
          <table:table-cell table:number-columns-repeated="2"/>
        </table:table-row>
        <table:table-row table:style-name="ro1">
          <table:table-cell office:value-type="float" office:value="17.62" calcext:value-type="float">
            <text:p>17.62</text:p>
          </table:table-cell>
          <table:table-cell office:value-type="float" office:value="2.22695" calcext:value-type="float">
            <text:p>2.23E+00</text:p>
          </table:table-cell>
          <table:table-cell table:number-columns-repeated="2"/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2.22915" calcext:value-type="float">
            <text:p>2.23E+00</text:p>
          </table:table-cell>
          <table:table-cell table:number-columns-repeated="2"/>
        </table:table-row>
        <table:table-row table:style-name="ro1">
          <table:table-cell office:value-type="float" office:value="17.66" calcext:value-type="float">
            <text:p>17.66</text:p>
          </table:table-cell>
          <table:table-cell office:value-type="float" office:value="2.21583" calcext:value-type="float">
            <text:p>2.22E+00</text:p>
          </table:table-cell>
          <table:table-cell table:number-columns-repeated="2"/>
        </table:table-row>
        <table:table-row table:style-name="ro1">
          <table:table-cell office:value-type="float" office:value="17.68" calcext:value-type="float">
            <text:p>17.68</text:p>
          </table:table-cell>
          <table:table-cell office:value-type="float" office:value="2.20871" calcext:value-type="float">
            <text:p>2.21E+00</text:p>
          </table:table-cell>
          <table:table-cell table:number-columns-repeated="2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2.21682" calcext:value-type="float">
            <text:p>2.22E+00</text:p>
          </table:table-cell>
          <table:table-cell table:number-columns-repeated="2"/>
        </table:table-row>
        <table:table-row table:style-name="ro1">
          <table:table-cell office:value-type="float" office:value="17.72" calcext:value-type="float">
            <text:p>17.72</text:p>
          </table:table-cell>
          <table:table-cell office:value-type="float" office:value="2.20032" calcext:value-type="float">
            <text:p>2.20E+00</text:p>
          </table:table-cell>
          <table:table-cell table:number-columns-repeated="2"/>
        </table:table-row>
        <table:table-row table:style-name="ro1">
          <table:table-cell office:value-type="float" office:value="17.74" calcext:value-type="float">
            <text:p>17.74</text:p>
          </table:table-cell>
          <table:table-cell office:value-type="float" office:value="2.24537" calcext:value-type="float">
            <text:p>2.25E+00</text:p>
          </table:table-cell>
          <table:table-cell table:number-columns-repeated="2"/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2.19934" calcext:value-type="float">
            <text:p>2.20E+00</text:p>
          </table:table-cell>
          <table:table-cell table:number-columns-repeated="2"/>
        </table:table-row>
        <table:table-row table:style-name="ro1">
          <table:table-cell office:value-type="float" office:value="17.78" calcext:value-type="float">
            <text:p>17.78</text:p>
          </table:table-cell>
          <table:table-cell office:value-type="float" office:value="2.23526" calcext:value-type="float">
            <text:p>2.24E+00</text:p>
          </table:table-cell>
          <table:table-cell table:number-columns-repeated="2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2.25447" calcext:value-type="float">
            <text:p>2.25E+00</text:p>
          </table:table-cell>
          <table:table-cell table:number-columns-repeated="2"/>
        </table:table-row>
        <table:table-row table:style-name="ro1">
          <table:table-cell office:value-type="float" office:value="17.82" calcext:value-type="float">
            <text:p>17.82</text:p>
          </table:table-cell>
          <table:table-cell office:value-type="float" office:value="2.17504" calcext:value-type="float">
            <text:p>2.18E+00</text:p>
          </table:table-cell>
          <table:table-cell table:number-columns-repeated="2"/>
        </table:table-row>
        <table:table-row table:style-name="ro1">
          <table:table-cell office:value-type="float" office:value="17.84" calcext:value-type="float">
            <text:p>17.84</text:p>
          </table:table-cell>
          <table:table-cell office:value-type="float" office:value="2.17531" calcext:value-type="float">
            <text:p>2.18E+00</text:p>
          </table:table-cell>
          <table:table-cell table:number-columns-repeated="2"/>
        </table:table-row>
        <table:table-row table:style-name="ro1">
          <table:table-cell office:value-type="float" office:value="17.86" calcext:value-type="float">
            <text:p>17.86</text:p>
          </table:table-cell>
          <table:table-cell office:value-type="float" office:value="2.19975" calcext:value-type="float">
            <text:p>2.20E+00</text:p>
          </table:table-cell>
          <table:table-cell table:number-columns-repeated="2"/>
        </table:table-row>
        <table:table-row table:style-name="ro1">
          <table:table-cell office:value-type="float" office:value="17.88" calcext:value-type="float">
            <text:p>17.88</text:p>
          </table:table-cell>
          <table:table-cell office:value-type="float" office:value="2.19892" calcext:value-type="float">
            <text:p>2.20E+00</text:p>
          </table:table-cell>
          <table:table-cell table:number-columns-repeated="2"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2.22663" calcext:value-type="float">
            <text:p>2.23E+00</text:p>
          </table:table-cell>
          <table:table-cell table:number-columns-repeated="2"/>
        </table:table-row>
        <table:table-row table:style-name="ro1">
          <table:table-cell office:value-type="float" office:value="17.92" calcext:value-type="float">
            <text:p>17.92</text:p>
          </table:table-cell>
          <table:table-cell office:value-type="float" office:value="2.21081" calcext:value-type="float">
            <text:p>2.21E+00</text:p>
          </table:table-cell>
          <table:table-cell table:number-columns-repeated="2"/>
        </table:table-row>
        <table:table-row table:style-name="ro1">
          <table:table-cell office:value-type="float" office:value="17.94" calcext:value-type="float">
            <text:p>17.94</text:p>
          </table:table-cell>
          <table:table-cell office:value-type="float" office:value="2.21409" calcext:value-type="float">
            <text:p>2.21E+00</text:p>
          </table:table-cell>
          <table:table-cell table:number-columns-repeated="2"/>
        </table:table-row>
        <table:table-row table:style-name="ro1">
          <table:table-cell office:value-type="float" office:value="17.96" calcext:value-type="float">
            <text:p>17.96</text:p>
          </table:table-cell>
          <table:table-cell office:value-type="float" office:value="2.19854" calcext:value-type="float">
            <text:p>2.20E+00</text:p>
          </table:table-cell>
          <table:table-cell table:number-columns-repeated="2"/>
        </table:table-row>
        <table:table-row table:style-name="ro1">
          <table:table-cell office:value-type="float" office:value="17.98" calcext:value-type="float">
            <text:p>17.98</text:p>
          </table:table-cell>
          <table:table-cell office:value-type="float" office:value="2.20197" calcext:value-type="float">
            <text:p>2.20E+0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19594" calcext:value-type="float">
            <text:p>2.20E+00</text:p>
          </table:table-cell>
          <table:table-cell table:number-columns-repeated="2"/>
        </table:table-row>
        <table:table-row table:style-name="ro1">
          <table:table-cell office:value-type="float" office:value="18.02" calcext:value-type="float">
            <text:p>18.02</text:p>
          </table:table-cell>
          <table:table-cell office:value-type="float" office:value="2.24127" calcext:value-type="float">
            <text:p>2.24E+00</text:p>
          </table:table-cell>
          <table:table-cell table:number-columns-repeated="2"/>
        </table:table-row>
        <table:table-row table:style-name="ro1">
          <table:table-cell office:value-type="float" office:value="18.04" calcext:value-type="float">
            <text:p>18.04</text:p>
          </table:table-cell>
          <table:table-cell office:value-type="float" office:value="2.21711" calcext:value-type="float">
            <text:p>2.22E+00</text:p>
          </table:table-cell>
          <table:table-cell table:number-columns-repeated="2"/>
        </table:table-row>
        <table:table-row table:style-name="ro1">
          <table:table-cell office:value-type="float" office:value="18.06" calcext:value-type="float">
            <text:p>18.06</text:p>
          </table:table-cell>
          <table:table-cell office:value-type="float" office:value="2.16992" calcext:value-type="float">
            <text:p>2.17E+00</text:p>
          </table:table-cell>
          <table:table-cell table:number-columns-repeated="2"/>
        </table:table-row>
        <table:table-row table:style-name="ro1">
          <table:table-cell office:value-type="float" office:value="18.08" calcext:value-type="float">
            <text:p>18.08</text:p>
          </table:table-cell>
          <table:table-cell office:value-type="float" office:value="2.15686" calcext:value-type="float">
            <text:p>2.16E+00</text:p>
          </table:table-cell>
          <table:table-cell table:number-columns-repeated="2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2.12462" calcext:value-type="float">
            <text:p>2.12E+00</text:p>
          </table:table-cell>
          <table:table-cell table:number-columns-repeated="2"/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2.12268" calcext:value-type="float">
            <text:p>2.12E+00</text:p>
          </table:table-cell>
          <table:table-cell table:number-columns-repeated="2"/>
        </table:table-row>
        <table:table-row table:style-name="ro1">
          <table:table-cell office:value-type="float" office:value="18.14" calcext:value-type="float">
            <text:p>18.14</text:p>
          </table:table-cell>
          <table:table-cell office:value-type="float" office:value="2.13029" calcext:value-type="float">
            <text:p>2.13E+00</text:p>
          </table:table-cell>
          <table:table-cell table:number-columns-repeated="2"/>
        </table:table-row>
        <table:table-row table:style-name="ro1">
          <table:table-cell office:value-type="float" office:value="18.16" calcext:value-type="float">
            <text:p>18.16</text:p>
          </table:table-cell>
          <table:table-cell office:value-type="float" office:value="2.17187" calcext:value-type="float">
            <text:p>2.17E+00</text:p>
          </table:table-cell>
          <table:table-cell table:number-columns-repeated="2"/>
        </table:table-row>
        <table:table-row table:style-name="ro1">
          <table:table-cell office:value-type="float" office:value="18.18" calcext:value-type="float">
            <text:p>18.18</text:p>
          </table:table-cell>
          <table:table-cell office:value-type="float" office:value="2.14692" calcext:value-type="float">
            <text:p>2.15E+00</text:p>
          </table:table-cell>
          <table:table-cell table:number-columns-repeated="2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2.10836" calcext:value-type="float">
            <text:p>2.11E+00</text:p>
          </table:table-cell>
          <table:table-cell table:number-columns-repeated="2"/>
        </table:table-row>
        <table:table-row table:style-name="ro1">
          <table:table-cell office:value-type="float" office:value="18.22" calcext:value-type="float">
            <text:p>18.22</text:p>
          </table:table-cell>
          <table:table-cell office:value-type="float" office:value="2.10686" calcext:value-type="float">
            <text:p>2.11E+00</text:p>
          </table:table-cell>
          <table:table-cell table:number-columns-repeated="2"/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2.15763" calcext:value-type="float">
            <text:p>2.16E+00</text:p>
          </table:table-cell>
          <table:table-cell table:number-columns-repeated="2"/>
        </table:table-row>
        <table:table-row table:style-name="ro1">
          <table:table-cell office:value-type="float" office:value="18.26" calcext:value-type="float">
            <text:p>18.26</text:p>
          </table:table-cell>
          <table:table-cell office:value-type="float" office:value="2.09837" calcext:value-type="float">
            <text:p>2.10E+00</text:p>
          </table:table-cell>
          <table:table-cell table:number-columns-repeated="2"/>
        </table:table-row>
        <table:table-row table:style-name="ro1">
          <table:table-cell office:value-type="float" office:value="18.28" calcext:value-type="float">
            <text:p>18.28</text:p>
          </table:table-cell>
          <table:table-cell office:value-type="float" office:value="2.10673" calcext:value-type="float">
            <text:p>2.11E+00</text:p>
          </table:table-cell>
          <table:table-cell table:number-columns-repeated="2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2.08958" calcext:value-type="float">
            <text:p>2.09E+00</text:p>
          </table:table-cell>
          <table:table-cell table:number-columns-repeated="2"/>
        </table:table-row>
        <table:table-row table:style-name="ro1">
          <table:table-cell office:value-type="float" office:value="18.32" calcext:value-type="float">
            <text:p>18.32</text:p>
          </table:table-cell>
          <table:table-cell office:value-type="float" office:value="2.06262" calcext:value-type="float">
            <text:p>2.06E+00</text:p>
          </table:table-cell>
          <table:table-cell table:number-columns-repeated="2"/>
        </table:table-row>
        <table:table-row table:style-name="ro1">
          <table:table-cell office:value-type="float" office:value="18.34" calcext:value-type="float">
            <text:p>18.34</text:p>
          </table:table-cell>
          <table:table-cell office:value-type="float" office:value="2.11324" calcext:value-type="float">
            <text:p>2.11E+00</text:p>
          </table:table-cell>
          <table:table-cell table:number-columns-repeated="2"/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2.16156" calcext:value-type="float">
            <text:p>2.16E+00</text:p>
          </table:table-cell>
          <table:table-cell table:number-columns-repeated="2"/>
        </table:table-row>
        <table:table-row table:style-name="ro1">
          <table:table-cell office:value-type="float" office:value="18.38" calcext:value-type="float">
            <text:p>18.38</text:p>
          </table:table-cell>
          <table:table-cell office:value-type="float" office:value="2.06145" calcext:value-type="float">
            <text:p>2.06E+00</text:p>
          </table:table-cell>
          <table:table-cell table:number-columns-repeated="2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2.03813" calcext:value-type="float">
            <text:p>2.04E+00</text:p>
          </table:table-cell>
          <table:table-cell table:number-columns-repeated="2"/>
        </table:table-row>
        <table:table-row table:style-name="ro1">
          <table:table-cell office:value-type="float" office:value="18.42" calcext:value-type="float">
            <text:p>18.42</text:p>
          </table:table-cell>
          <table:table-cell office:value-type="float" office:value="2.05894" calcext:value-type="float">
            <text:p>2.06E+00</text:p>
          </table:table-cell>
          <table:table-cell table:number-columns-repeated="2"/>
        </table:table-row>
        <table:table-row table:style-name="ro1">
          <table:table-cell office:value-type="float" office:value="18.44" calcext:value-type="float">
            <text:p>18.44</text:p>
          </table:table-cell>
          <table:table-cell office:value-type="float" office:value="2.03322" calcext:value-type="float">
            <text:p>2.03E+00</text:p>
          </table:table-cell>
          <table:table-cell table:number-columns-repeated="2"/>
        </table:table-row>
        <table:table-row table:style-name="ro1">
          <table:table-cell office:value-type="float" office:value="18.46" calcext:value-type="float">
            <text:p>18.46</text:p>
          </table:table-cell>
          <table:table-cell office:value-type="float" office:value="1.96063" calcext:value-type="float">
            <text:p>1.96E+00</text:p>
          </table:table-cell>
          <table:table-cell table:number-columns-repeated="2"/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1.94175" calcext:value-type="float">
            <text:p>1.94E+00</text:p>
          </table:table-cell>
          <table:table-cell table:number-columns-repeated="2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.91442" calcext:value-type="float">
            <text:p>1.91E+00</text:p>
          </table:table-cell>
          <table:table-cell table:number-columns-repeated="2"/>
        </table:table-row>
        <table:table-row table:style-name="ro1">
          <table:table-cell office:value-type="float" office:value="18.52" calcext:value-type="float">
            <text:p>18.52</text:p>
          </table:table-cell>
          <table:table-cell office:value-type="float" office:value="1.88395" calcext:value-type="float">
            <text:p>1.88E+00</text:p>
          </table:table-cell>
          <table:table-cell table:number-columns-repeated="2"/>
        </table:table-row>
        <table:table-row table:style-name="ro1">
          <table:table-cell office:value-type="float" office:value="18.54" calcext:value-type="float">
            <text:p>18.54</text:p>
          </table:table-cell>
          <table:table-cell office:value-type="float" office:value="1.87893" calcext:value-type="float">
            <text:p>1.88E+00</text:p>
          </table:table-cell>
          <table:table-cell table:number-columns-repeated="2"/>
        </table:table-row>
        <table:table-row table:style-name="ro1">
          <table:table-cell office:value-type="float" office:value="18.56" calcext:value-type="float">
            <text:p>18.56</text:p>
          </table:table-cell>
          <table:table-cell office:value-type="float" office:value="1.87486" calcext:value-type="float">
            <text:p>1.87E+00</text:p>
          </table:table-cell>
          <table:table-cell table:number-columns-repeated="2"/>
        </table:table-row>
        <table:table-row table:style-name="ro1">
          <table:table-cell office:value-type="float" office:value="18.58" calcext:value-type="float">
            <text:p>18.58</text:p>
          </table:table-cell>
          <table:table-cell office:value-type="float" office:value="1.90398" calcext:value-type="float">
            <text:p>1.90E+00</text:p>
          </table:table-cell>
          <table:table-cell table:number-columns-repeated="2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.95166" calcext:value-type="float">
            <text:p>1.95E+00</text:p>
          </table:table-cell>
          <table:table-cell table:number-columns-repeated="2"/>
        </table:table-row>
        <table:table-row table:style-name="ro1">
          <table:table-cell office:value-type="float" office:value="18.62" calcext:value-type="float">
            <text:p>18.62</text:p>
          </table:table-cell>
          <table:table-cell office:value-type="float" office:value="1.96622" calcext:value-type="float">
            <text:p>1.97E+00</text:p>
          </table:table-cell>
          <table:table-cell table:number-columns-repeated="2"/>
        </table:table-row>
        <table:table-row table:style-name="ro1">
          <table:table-cell office:value-type="float" office:value="18.64" calcext:value-type="float">
            <text:p>18.64</text:p>
          </table:table-cell>
          <table:table-cell office:value-type="float" office:value="1.94387" calcext:value-type="float">
            <text:p>1.94E+00</text:p>
          </table:table-cell>
          <table:table-cell table:number-columns-repeated="2"/>
        </table:table-row>
        <table:table-row table:style-name="ro1">
          <table:table-cell office:value-type="float" office:value="18.66" calcext:value-type="float">
            <text:p>18.66</text:p>
          </table:table-cell>
          <table:table-cell office:value-type="float" office:value="1.86431" calcext:value-type="float">
            <text:p>1.86E+00</text:p>
          </table:table-cell>
          <table:table-cell table:number-columns-repeated="2"/>
        </table:table-row>
        <table:table-row table:style-name="ro1">
          <table:table-cell office:value-type="float" office:value="18.68" calcext:value-type="float">
            <text:p>18.68</text:p>
          </table:table-cell>
          <table:table-cell office:value-type="float" office:value="1.86146" calcext:value-type="float">
            <text:p>1.86E+00</text:p>
          </table:table-cell>
          <table:table-cell table:number-columns-repeated="2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1.84789" calcext:value-type="float">
            <text:p>1.85E+00</text:p>
          </table:table-cell>
          <table:table-cell table:number-columns-repeated="2"/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1.83608" calcext:value-type="float">
            <text:p>1.84E+00</text:p>
          </table:table-cell>
          <table:table-cell table:number-columns-repeated="2"/>
        </table:table-row>
        <table:table-row table:style-name="ro1">
          <table:table-cell office:value-type="float" office:value="18.74" calcext:value-type="float">
            <text:p>18.74</text:p>
          </table:table-cell>
          <table:table-cell office:value-type="float" office:value="1.82188" calcext:value-type="float">
            <text:p>1.82E+00</text:p>
          </table:table-cell>
          <table:table-cell table:number-columns-repeated="2"/>
        </table:table-row>
        <table:table-row table:style-name="ro1">
          <table:table-cell office:value-type="float" office:value="18.76" calcext:value-type="float">
            <text:p>18.76</text:p>
          </table:table-cell>
          <table:table-cell office:value-type="float" office:value="1.84087" calcext:value-type="float">
            <text:p>1.84E+00</text:p>
          </table:table-cell>
          <table:table-cell table:number-columns-repeated="2"/>
        </table:table-row>
        <table:table-row table:style-name="ro1">
          <table:table-cell office:value-type="float" office:value="18.78" calcext:value-type="float">
            <text:p>18.78</text:p>
          </table:table-cell>
          <table:table-cell office:value-type="float" office:value="1.83317" calcext:value-type="float">
            <text:p>1.83E+00</text:p>
          </table:table-cell>
          <table:table-cell table:number-columns-repeated="2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.89481" calcext:value-type="float">
            <text:p>1.89E+00</text:p>
          </table:table-cell>
          <table:table-cell table:number-columns-repeated="2"/>
        </table:table-row>
        <table:table-row table:style-name="ro1">
          <table:table-cell office:value-type="float" office:value="18.82" calcext:value-type="float">
            <text:p>18.82</text:p>
          </table:table-cell>
          <table:table-cell office:value-type="float" office:value="1.84897" calcext:value-type="float">
            <text:p>1.85E+00</text:p>
          </table:table-cell>
          <table:table-cell table:number-columns-repeated="2"/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1.81236" calcext:value-type="float">
            <text:p>1.81E+00</text:p>
          </table:table-cell>
          <table:table-cell table:number-columns-repeated="2"/>
        </table:table-row>
        <table:table-row table:style-name="ro1">
          <table:table-cell office:value-type="float" office:value="18.86" calcext:value-type="float">
            <text:p>18.86</text:p>
          </table:table-cell>
          <table:table-cell office:value-type="float" office:value="1.76454" calcext:value-type="float">
            <text:p>1.76E+00</text:p>
          </table:table-cell>
          <table:table-cell table:number-columns-repeated="2"/>
        </table:table-row>
        <table:table-row table:style-name="ro1">
          <table:table-cell office:value-type="float" office:value="18.88" calcext:value-type="float">
            <text:p>18.88</text:p>
          </table:table-cell>
          <table:table-cell office:value-type="float" office:value="1.7637" calcext:value-type="float">
            <text:p>1.76E+00</text:p>
          </table:table-cell>
          <table:table-cell table:number-columns-repeated="2"/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1.71227" calcext:value-type="float">
            <text:p>1.71E+00</text:p>
          </table:table-cell>
          <table:table-cell table:number-columns-repeated="2"/>
        </table:table-row>
        <table:table-row table:style-name="ro1">
          <table:table-cell office:value-type="float" office:value="18.92" calcext:value-type="float">
            <text:p>18.92</text:p>
          </table:table-cell>
          <table:table-cell office:value-type="float" office:value="1.75461" calcext:value-type="float">
            <text:p>1.75E+00</text:p>
          </table:table-cell>
          <table:table-cell table:number-columns-repeated="2"/>
        </table:table-row>
        <table:table-row table:style-name="ro1">
          <table:table-cell office:value-type="float" office:value="18.94" calcext:value-type="float">
            <text:p>18.94</text:p>
          </table:table-cell>
          <table:table-cell office:value-type="float" office:value="1.70288" calcext:value-type="float">
            <text:p>1.70E+00</text:p>
          </table:table-cell>
          <table:table-cell table:number-columns-repeated="2"/>
        </table:table-row>
        <table:table-row table:style-name="ro1">
          <table:table-cell office:value-type="float" office:value="18.96" calcext:value-type="float">
            <text:p>18.96</text:p>
          </table:table-cell>
          <table:table-cell office:value-type="float" office:value="1.70072" calcext:value-type="float">
            <text:p>1.70E+00</text:p>
          </table:table-cell>
          <table:table-cell table:number-columns-repeated="2"/>
        </table:table-row>
        <table:table-row table:style-name="ro1">
          <table:table-cell office:value-type="float" office:value="18.98" calcext:value-type="float">
            <text:p>18.98</text:p>
          </table:table-cell>
          <table:table-cell office:value-type="float" office:value="1.70639" calcext:value-type="float">
            <text:p>1.71E+0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69138" calcext:value-type="float">
            <text:p>1.69E+00</text:p>
          </table:table-cell>
          <table:table-cell table:number-columns-repeated="2"/>
        </table:table-row>
        <table:table-row table:style-name="ro1">
          <table:table-cell office:value-type="float" office:value="19.02" calcext:value-type="float">
            <text:p>19.02</text:p>
          </table:table-cell>
          <table:table-cell office:value-type="float" office:value="1.67291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9.04" calcext:value-type="float">
            <text:p>19.04</text:p>
          </table:table-cell>
          <table:table-cell office:value-type="float" office:value="1.67118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9.06" calcext:value-type="float">
            <text:p>19.06</text:p>
          </table:table-cell>
          <table:table-cell office:value-type="float" office:value="1.64612" calcext:value-type="float">
            <text:p>1.65E+00</text:p>
          </table:table-cell>
          <table:table-cell table:number-columns-repeated="2"/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1.68509" calcext:value-type="float">
            <text:p>1.69E+00</text:p>
          </table:table-cell>
          <table:table-cell table:number-columns-repeated="2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1.69507" calcext:value-type="float">
            <text:p>1.70E+00</text:p>
          </table:table-cell>
          <table:table-cell table:number-columns-repeated="2"/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float" office:value="1.64012" calcext:value-type="float">
            <text:p>1.64E+00</text:p>
          </table:table-cell>
          <table:table-cell table:number-columns-repeated="2"/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float" office:value="1.71842" calcext:value-type="float">
            <text:p>1.72E+00</text:p>
          </table:table-cell>
          <table:table-cell table:number-columns-repeated="2"/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float" office:value="1.64843" calcext:value-type="float">
            <text:p>1.65E+00</text:p>
          </table:table-cell>
          <table:table-cell table:number-columns-repeated="2"/>
        </table:table-row>
        <table:table-row table:style-name="ro1">
          <table:table-cell office:value-type="float" office:value="19.18" calcext:value-type="float">
            <text:p>19.18</text:p>
          </table:table-cell>
          <table:table-cell office:value-type="float" office:value="1.61623" calcext:value-type="float">
            <text:p>1.62E+00</text:p>
          </table:table-cell>
          <table:table-cell table:number-columns-repeated="2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.57626" calcext:value-type="float">
            <text:p>1.58E+00</text:p>
          </table:table-cell>
          <table:table-cell table:number-columns-repeated="2"/>
        </table:table-row>
        <table:table-row table:style-name="ro1">
          <table:table-cell office:value-type="float" office:value="19.22" calcext:value-type="float">
            <text:p>19.22</text:p>
          </table:table-cell>
          <table:table-cell office:value-type="float" office:value="1.55685" calcext:value-type="float">
            <text:p>1.56E+00</text:p>
          </table:table-cell>
          <table:table-cell table:number-columns-repeated="2"/>
        </table:table-row>
        <table:table-row table:style-name="ro1">
          <table:table-cell office:value-type="float" office:value="19.24" calcext:value-type="float">
            <text:p>19.24</text:p>
          </table:table-cell>
          <table:table-cell office:value-type="float" office:value="1.53179" calcext:value-type="float">
            <text:p>1.53E+00</text:p>
          </table:table-cell>
          <table:table-cell table:number-columns-repeated="2"/>
        </table:table-row>
        <table:table-row table:style-name="ro1">
          <table:table-cell office:value-type="float" office:value="19.26" calcext:value-type="float">
            <text:p>19.26</text:p>
          </table:table-cell>
          <table:table-cell office:value-type="float" office:value="1.52848" calcext:value-type="float">
            <text:p>1.53E+00</text:p>
          </table:table-cell>
          <table:table-cell table:number-columns-repeated="2"/>
        </table:table-row>
        <table:table-row table:style-name="ro1">
          <table:table-cell office:value-type="float" office:value="19.28" calcext:value-type="float">
            <text:p>19.28</text:p>
          </table:table-cell>
          <table:table-cell office:value-type="float" office:value="1.51466" calcext:value-type="float">
            <text:p>1.51E+00</text:p>
          </table:table-cell>
          <table:table-cell table:number-columns-repeated="2"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1.48096" calcext:value-type="float">
            <text:p>1.48E+00</text:p>
          </table:table-cell>
          <table:table-cell table:number-columns-repeated="2"/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1.47299" calcext:value-type="float">
            <text:p>1.47E+00</text:p>
          </table:table-cell>
          <table:table-cell table:number-columns-repeated="2"/>
        </table:table-row>
        <table:table-row table:style-name="ro1">
          <table:table-cell office:value-type="float" office:value="19.34" calcext:value-type="float">
            <text:p>19.34</text:p>
          </table:table-cell>
          <table:table-cell office:value-type="float" office:value="1.48335" calcext:value-type="float">
            <text:p>1.48E+00</text:p>
          </table:table-cell>
          <table:table-cell table:number-columns-repeated="2"/>
        </table:table-row>
        <table:table-row table:style-name="ro1">
          <table:table-cell office:value-type="float" office:value="19.36" calcext:value-type="float">
            <text:p>19.36</text:p>
          </table:table-cell>
          <table:table-cell office:value-type="float" office:value="1.47285" calcext:value-type="float">
            <text:p>1.47E+00</text:p>
          </table:table-cell>
          <table:table-cell table:number-columns-repeated="2"/>
        </table:table-row>
        <table:table-row table:style-name="ro1">
          <table:table-cell office:value-type="float" office:value="19.38" calcext:value-type="float">
            <text:p>19.38</text:p>
          </table:table-cell>
          <table:table-cell office:value-type="float" office:value="1.48192" calcext:value-type="float">
            <text:p>1.48E+00</text:p>
          </table:table-cell>
          <table:table-cell table:number-columns-repeated="2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.43423" calcext:value-type="float">
            <text:p>1.43E+00</text:p>
          </table:table-cell>
          <table:table-cell table:number-columns-repeated="2"/>
        </table:table-row>
        <table:table-row table:style-name="ro1">
          <table:table-cell office:value-type="float" office:value="19.42" calcext:value-type="float">
            <text:p>19.42</text:p>
          </table:table-cell>
          <table:table-cell office:value-type="float" office:value="1.46715" calcext:value-type="float">
            <text:p>1.47E+00</text:p>
          </table:table-cell>
          <table:table-cell table:number-columns-repeated="2"/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1.41965" calcext:value-type="float">
            <text:p>1.42E+00</text:p>
          </table:table-cell>
          <table:table-cell table:number-columns-repeated="2"/>
        </table:table-row>
        <table:table-row table:style-name="ro1">
          <table:table-cell office:value-type="float" office:value="19.46" calcext:value-type="float">
            <text:p>19.46</text:p>
          </table:table-cell>
          <table:table-cell office:value-type="float" office:value="1.40834" calcext:value-type="float">
            <text:p>1.41E+00</text:p>
          </table:table-cell>
          <table:table-cell table:number-columns-repeated="2"/>
        </table:table-row>
        <table:table-row table:style-name="ro1">
          <table:table-cell office:value-type="float" office:value="19.48" calcext:value-type="float">
            <text:p>19.48</text:p>
          </table:table-cell>
          <table:table-cell office:value-type="float" office:value="1.36738" calcext:value-type="float">
            <text:p>1.37E+00</text:p>
          </table:table-cell>
          <table:table-cell table:number-columns-repeated="2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.34625" calcext:value-type="float">
            <text:p>1.35E+00</text:p>
          </table:table-cell>
          <table:table-cell table:number-columns-repeated="2"/>
        </table:table-row>
        <table:table-row table:style-name="ro1">
          <table:table-cell office:value-type="float" office:value="19.52" calcext:value-type="float">
            <text:p>19.52</text:p>
          </table:table-cell>
          <table:table-cell office:value-type="float" office:value="1.40658" calcext:value-type="float">
            <text:p>1.41E+00</text:p>
          </table:table-cell>
          <table:table-cell table:number-columns-repeated="2"/>
        </table:table-row>
        <table:table-row table:style-name="ro1">
          <table:table-cell office:value-type="float" office:value="19.54" calcext:value-type="float">
            <text:p>19.54</text:p>
          </table:table-cell>
          <table:table-cell office:value-type="float" office:value="1.38783" calcext:value-type="float">
            <text:p>1.39E+00</text:p>
          </table:table-cell>
          <table:table-cell table:number-columns-repeated="2"/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1.2964" calcext:value-type="float">
            <text:p>1.30E+00</text:p>
          </table:table-cell>
          <table:table-cell table:number-columns-repeated="2"/>
        </table:table-row>
        <table:table-row table:style-name="ro1">
          <table:table-cell office:value-type="float" office:value="19.58" calcext:value-type="float">
            <text:p>19.58</text:p>
          </table:table-cell>
          <table:table-cell office:value-type="float" office:value="1.2763" calcext:value-type="float">
            <text:p>1.28E+00</text:p>
          </table:table-cell>
          <table:table-cell table:number-columns-repeated="2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.27608" calcext:value-type="float">
            <text:p>1.28E+00</text:p>
          </table:table-cell>
          <table:table-cell table:number-columns-repeated="2"/>
        </table:table-row>
        <table:table-row table:style-name="ro1">
          <table:table-cell office:value-type="float" office:value="19.62" calcext:value-type="float">
            <text:p>19.62</text:p>
          </table:table-cell>
          <table:table-cell office:value-type="float" office:value="1.29712" calcext:value-type="float">
            <text:p>1.30E+00</text:p>
          </table:table-cell>
          <table:table-cell table:number-columns-repeated="2"/>
        </table:table-row>
        <table:table-row table:style-name="ro1">
          <table:table-cell office:value-type="float" office:value="19.64" calcext:value-type="float">
            <text:p>19.64</text:p>
          </table:table-cell>
          <table:table-cell office:value-type="float" office:value="1.26238" calcext:value-type="float">
            <text:p>1.26E+00</text:p>
          </table:table-cell>
          <table:table-cell table:number-columns-repeated="2"/>
        </table:table-row>
        <table:table-row table:style-name="ro1">
          <table:table-cell office:value-type="float" office:value="19.66" calcext:value-type="float">
            <text:p>19.66</text:p>
          </table:table-cell>
          <table:table-cell office:value-type="float" office:value="1.23791" calcext:value-type="float">
            <text:p>1.24E+00</text:p>
          </table:table-cell>
          <table:table-cell table:number-columns-repeated="2"/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1.27053" calcext:value-type="float">
            <text:p>1.27E+00</text:p>
          </table:table-cell>
          <table:table-cell table:number-columns-repeated="2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1.23247" calcext:value-type="float">
            <text:p>1.23E+00</text:p>
          </table:table-cell>
          <table:table-cell table:number-columns-repeated="2"/>
        </table:table-row>
        <table:table-row table:style-name="ro1">
          <table:table-cell office:value-type="float" office:value="19.72" calcext:value-type="float">
            <text:p>19.72</text:p>
          </table:table-cell>
          <table:table-cell office:value-type="float" office:value="1.2181" calcext:value-type="float">
            <text:p>1.22E+00</text:p>
          </table:table-cell>
          <table:table-cell table:number-columns-repeated="2"/>
        </table:table-row>
        <table:table-row table:style-name="ro1">
          <table:table-cell office:value-type="float" office:value="19.74" calcext:value-type="float">
            <text:p>19.74</text:p>
          </table:table-cell>
          <table:table-cell office:value-type="float" office:value="1.18167" calcext:value-type="float">
            <text:p>1.18E+00</text:p>
          </table:table-cell>
          <table:table-cell table:number-columns-repeated="2"/>
        </table:table-row>
        <table:table-row table:style-name="ro1">
          <table:table-cell office:value-type="float" office:value="19.76" calcext:value-type="float">
            <text:p>19.76</text:p>
          </table:table-cell>
          <table:table-cell office:value-type="float" office:value="1.15716" calcext:value-type="float">
            <text:p>1.16E+00</text:p>
          </table:table-cell>
          <table:table-cell table:number-columns-repeated="2"/>
        </table:table-row>
        <table:table-row table:style-name="ro1">
          <table:table-cell office:value-type="float" office:value="19.78" calcext:value-type="float">
            <text:p>19.78</text:p>
          </table:table-cell>
          <table:table-cell office:value-type="float" office:value="1.17125" calcext:value-type="float">
            <text:p>1.17E+00</text:p>
          </table:table-cell>
          <table:table-cell table:number-columns-repeated="2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.12588" calcext:value-type="float">
            <text:p>1.13E+00</text:p>
          </table:table-cell>
          <table:table-cell table:number-columns-repeated="2"/>
        </table:table-row>
        <table:table-row table:style-name="ro1">
          <table:table-cell office:value-type="float" office:value="19.82" calcext:value-type="float">
            <text:p>19.82</text:p>
          </table:table-cell>
          <table:table-cell office:value-type="float" office:value="1.10438" calcext:value-type="float">
            <text:p>1.10E+00</text:p>
          </table:table-cell>
          <table:table-cell table:number-columns-repeated="2"/>
        </table:table-row>
        <table:table-row table:style-name="ro1">
          <table:table-cell office:value-type="float" office:value="19.84" calcext:value-type="float">
            <text:p>19.84</text:p>
          </table:table-cell>
          <table:table-cell office:value-type="float" office:value="1.06328" calcext:value-type="float">
            <text:p>1.06E+00</text:p>
          </table:table-cell>
          <table:table-cell table:number-columns-repeated="2"/>
        </table:table-row>
        <table:table-row table:style-name="ro1">
          <table:table-cell office:value-type="float" office:value="19.86" calcext:value-type="float">
            <text:p>19.86</text:p>
          </table:table-cell>
          <table:table-cell office:value-type="float" office:value="1.01464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9.88" calcext:value-type="float">
            <text:p>19.88</text:p>
          </table:table-cell>
          <table:table-cell office:value-type="float" office:value="0.971711" calcext:value-type="float">
            <text:p>9.72E-01</text:p>
          </table:table-cell>
          <table:table-cell table:number-columns-repeated="2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0.970211" calcext:value-type="float">
            <text:p>9.70E-01</text:p>
          </table:table-cell>
          <table:table-cell table:number-columns-repeated="2"/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0.954027" calcext:value-type="float">
            <text:p>9.54E-01</text:p>
          </table:table-cell>
          <table:table-cell table:number-columns-repeated="2"/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0.934601" calcext:value-type="float">
            <text:p>9.35E-01</text:p>
          </table:table-cell>
          <table:table-cell table:number-columns-repeated="2"/>
        </table:table-row>
        <table:table-row table:style-name="ro1">
          <table:table-cell office:value-type="float" office:value="19.96" calcext:value-type="float">
            <text:p>19.96</text:p>
          </table:table-cell>
          <table:table-cell office:value-type="float" office:value="0.88441" calcext:value-type="float">
            <text:p>8.84E-01</text:p>
          </table:table-cell>
          <table:table-cell table:number-columns-repeated="2"/>
        </table:table-row>
        <table:table-row table:style-name="ro1">
          <table:table-cell office:value-type="float" office:value="19.98" calcext:value-type="float">
            <text:p>19.98</text:p>
          </table:table-cell>
          <table:table-cell table:style-name="ce3" office:value-type="float" office:value="0.872831" calcext:value-type="float">
            <text:p>8.73E-0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</table:table>
      <table:table table:name="Problem2a" table:style-name="ta1">
        <table:shapes>
          <draw:frame draw:z-index="0" draw:style-name="gr1" draw:text-style-name="P1" svg:width="6.298in" svg:height="3.5335in" svg:x="3.2413in" svg:y="0.3in">
            <draw:object draw:notify-on-update-of-ranges="Problem2a.A3:Problem2a.A1003 Problem2a.B2:Problem2a.B2 Problem2a.B3:Problem2a.B10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_eff is 1.00015</text:p>
          </table:table-cell>
          <table:table-cell/>
          <table:table-cell office:value-type="string" calcext:value-type="string">
            <text:p>Particles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Flux 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57812" calcext:value-type="float">
            <text:p>0.357812</text:p>
          </table:table-cell>
          <table:table-cell office:value-type="string" calcext:value-type="string">
            <text:p>Generations</text:p>
          </table:table-cell>
        </table:table-row>
        <table:table-row table:style-name="ro1">
          <table:table-cell office:value-type="float" office:value="0.016605" calcext:value-type="float">
            <text:p>0.016605</text:p>
          </table:table-cell>
          <table:table-cell office:value-type="float" office:value="0.297718" calcext:value-type="float">
            <text:p>0.2977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3321" calcext:value-type="float">
            <text:p>0.03321</text:p>
          </table:table-cell>
          <table:table-cell office:value-type="float" office:value="0.282033" calcext:value-type="float">
            <text:p>0.282033</text:p>
          </table:table-cell>
          <table:table-cell office:value-type="string" calcext:value-type="string">
            <text:p>Skipped</text:p>
          </table:table-cell>
        </table:table-row>
        <table:table-row table:style-name="ro1">
          <table:table-cell office:value-type="float" office:value="0.049815" calcext:value-type="float">
            <text:p>0.049815</text:p>
          </table:table-cell>
          <table:table-cell office:value-type="float" office:value="0.273467" calcext:value-type="float">
            <text:p>0.2734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6642" calcext:value-type="float">
            <text:p>0.06642</text:p>
          </table:table-cell>
          <table:table-cell office:value-type="float" office:value="0.271498" calcext:value-type="float">
            <text:p>0.271498</text:p>
          </table:table-cell>
          <table:table-cell/>
        </table:table-row>
        <table:table-row table:style-name="ro1">
          <table:table-cell office:value-type="float" office:value="0.083025" calcext:value-type="float">
            <text:p>0.083025</text:p>
          </table:table-cell>
          <table:table-cell office:value-type="float" office:value="0.272574" calcext:value-type="float">
            <text:p>0.272574</text:p>
          </table:table-cell>
          <table:table-cell/>
        </table:table-row>
        <table:table-row table:style-name="ro1">
          <table:table-cell office:value-type="float" office:value="0.09963" calcext:value-type="float">
            <text:p>0.09963</text:p>
          </table:table-cell>
          <table:table-cell office:value-type="float" office:value="0.272869" calcext:value-type="float">
            <text:p>0.272869</text:p>
          </table:table-cell>
          <table:table-cell/>
        </table:table-row>
        <table:table-row table:style-name="ro1">
          <table:table-cell office:value-type="float" office:value="0.116235" calcext:value-type="float">
            <text:p>0.116235</text:p>
          </table:table-cell>
          <table:table-cell office:value-type="float" office:value="0.273868" calcext:value-type="float">
            <text:p>0.273868</text:p>
          </table:table-cell>
          <table:table-cell/>
        </table:table-row>
        <table:table-row table:style-name="ro1">
          <table:table-cell office:value-type="float" office:value="0.13284" calcext:value-type="float">
            <text:p>0.13284</text:p>
          </table:table-cell>
          <table:table-cell office:value-type="float" office:value="0.27263" calcext:value-type="float">
            <text:p>0.27263</text:p>
          </table:table-cell>
          <table:table-cell/>
        </table:table-row>
        <table:table-row table:style-name="ro1">
          <table:table-cell office:value-type="float" office:value="0.149445" calcext:value-type="float">
            <text:p>0.149445</text:p>
          </table:table-cell>
          <table:table-cell office:value-type="float" office:value="0.274293" calcext:value-type="float">
            <text:p>0.274293</text:p>
          </table:table-cell>
          <table:table-cell/>
        </table:table-row>
        <table:table-row table:style-name="ro1">
          <table:table-cell office:value-type="float" office:value="0.16605" calcext:value-type="float">
            <text:p>0.16605</text:p>
          </table:table-cell>
          <table:table-cell office:value-type="float" office:value="0.275937" calcext:value-type="float">
            <text:p>0.275937</text:p>
          </table:table-cell>
          <table:table-cell/>
        </table:table-row>
        <table:table-row table:style-name="ro1">
          <table:table-cell office:value-type="float" office:value="0.182655" calcext:value-type="float">
            <text:p>0.182655</text:p>
          </table:table-cell>
          <table:table-cell office:value-type="float" office:value="0.280339" calcext:value-type="float">
            <text:p>0.280339</text:p>
          </table:table-cell>
          <table:table-cell/>
        </table:table-row>
        <table:table-row table:style-name="ro1">
          <table:table-cell office:value-type="float" office:value="0.19926" calcext:value-type="float">
            <text:p>0.19926</text:p>
          </table:table-cell>
          <table:table-cell office:value-type="float" office:value="0.284781" calcext:value-type="float">
            <text:p>0.284781</text:p>
          </table:table-cell>
          <table:table-cell/>
        </table:table-row>
        <table:table-row table:style-name="ro1">
          <table:table-cell office:value-type="float" office:value="0.215865" calcext:value-type="float">
            <text:p>0.215865</text:p>
          </table:table-cell>
          <table:table-cell office:value-type="float" office:value="0.287862" calcext:value-type="float">
            <text:p>0.287862</text:p>
          </table:table-cell>
          <table:table-cell/>
        </table:table-row>
        <table:table-row table:style-name="ro1">
          <table:table-cell office:value-type="float" office:value="0.23247" calcext:value-type="float">
            <text:p>0.23247</text:p>
          </table:table-cell>
          <table:table-cell office:value-type="float" office:value="0.291769" calcext:value-type="float">
            <text:p>0.291769</text:p>
          </table:table-cell>
          <table:table-cell/>
        </table:table-row>
        <table:table-row table:style-name="ro1">
          <table:table-cell office:value-type="float" office:value="0.249075" calcext:value-type="float">
            <text:p>0.249075</text:p>
          </table:table-cell>
          <table:table-cell office:value-type="float" office:value="0.296623" calcext:value-type="float">
            <text:p>0.296623</text:p>
          </table:table-cell>
          <table:table-cell/>
        </table:table-row>
        <table:table-row table:style-name="ro1">
          <table:table-cell office:value-type="float" office:value="0.26568" calcext:value-type="float">
            <text:p>0.26568</text:p>
          </table:table-cell>
          <table:table-cell office:value-type="float" office:value="0.302396" calcext:value-type="float">
            <text:p>0.302396</text:p>
          </table:table-cell>
          <table:table-cell/>
        </table:table-row>
        <table:table-row table:style-name="ro1">
          <table:table-cell office:value-type="float" office:value="0.282285" calcext:value-type="float">
            <text:p>0.282285</text:p>
          </table:table-cell>
          <table:table-cell office:value-type="float" office:value="0.307133" calcext:value-type="float">
            <text:p>0.307133</text:p>
          </table:table-cell>
          <table:table-cell/>
        </table:table-row>
        <table:table-row table:style-name="ro1">
          <table:table-cell office:value-type="float" office:value="0.29889" calcext:value-type="float">
            <text:p>0.29889</text:p>
          </table:table-cell>
          <table:table-cell office:value-type="float" office:value="0.313516" calcext:value-type="float">
            <text:p>0.313516</text:p>
          </table:table-cell>
          <table:table-cell/>
        </table:table-row>
        <table:table-row table:style-name="ro1">
          <table:table-cell office:value-type="float" office:value="0.315495" calcext:value-type="float">
            <text:p>0.315495</text:p>
          </table:table-cell>
          <table:table-cell office:value-type="float" office:value="0.31854" calcext:value-type="float">
            <text:p>0.31854</text:p>
          </table:table-cell>
          <table:table-cell/>
        </table:table-row>
        <table:table-row table:style-name="ro1">
          <table:table-cell office:value-type="float" office:value="0.3321" calcext:value-type="float">
            <text:p>0.3321</text:p>
          </table:table-cell>
          <table:table-cell office:value-type="float" office:value="0.32827" calcext:value-type="float">
            <text:p>0.32827</text:p>
          </table:table-cell>
          <table:table-cell/>
        </table:table-row>
        <table:table-row table:style-name="ro1">
          <table:table-cell office:value-type="float" office:value="0.348705" calcext:value-type="float">
            <text:p>0.348705</text:p>
          </table:table-cell>
          <table:table-cell office:value-type="float" office:value="0.335837" calcext:value-type="float">
            <text:p>0.335837</text:p>
          </table:table-cell>
          <table:table-cell/>
        </table:table-row>
        <table:table-row table:style-name="ro1">
          <table:table-cell office:value-type="float" office:value="0.36531" calcext:value-type="float">
            <text:p>0.36531</text:p>
          </table:table-cell>
          <table:table-cell office:value-type="float" office:value="0.339376" calcext:value-type="float">
            <text:p>0.339376</text:p>
          </table:table-cell>
          <table:table-cell/>
        </table:table-row>
        <table:table-row table:style-name="ro1">
          <table:table-cell office:value-type="float" office:value="0.381915" calcext:value-type="float">
            <text:p>0.381915</text:p>
          </table:table-cell>
          <table:table-cell office:value-type="float" office:value="0.350993" calcext:value-type="float">
            <text:p>0.350993</text:p>
          </table:table-cell>
          <table:table-cell/>
        </table:table-row>
        <table:table-row table:style-name="ro1">
          <table:table-cell office:value-type="float" office:value="0.39852" calcext:value-type="float">
            <text:p>0.39852</text:p>
          </table:table-cell>
          <table:table-cell office:value-type="float" office:value="0.356349" calcext:value-type="float">
            <text:p>0.356349</text:p>
          </table:table-cell>
          <table:table-cell/>
        </table:table-row>
        <table:table-row table:style-name="ro1">
          <table:table-cell office:value-type="float" office:value="0.415125" calcext:value-type="float">
            <text:p>0.415125</text:p>
          </table:table-cell>
          <table:table-cell office:value-type="float" office:value="0.364709" calcext:value-type="float">
            <text:p>0.364709</text:p>
          </table:table-cell>
          <table:table-cell/>
        </table:table-row>
        <table:table-row table:style-name="ro1">
          <table:table-cell office:value-type="float" office:value="0.43173" calcext:value-type="float">
            <text:p>0.43173</text:p>
          </table:table-cell>
          <table:table-cell office:value-type="float" office:value="0.37205" calcext:value-type="float">
            <text:p>0.37205</text:p>
          </table:table-cell>
          <table:table-cell/>
        </table:table-row>
        <table:table-row table:style-name="ro1">
          <table:table-cell office:value-type="float" office:value="0.448335" calcext:value-type="float">
            <text:p>0.448335</text:p>
          </table:table-cell>
          <table:table-cell office:value-type="float" office:value="0.379152" calcext:value-type="float">
            <text:p>0.379152</text:p>
          </table:table-cell>
          <table:table-cell/>
        </table:table-row>
        <table:table-row table:style-name="ro1">
          <table:table-cell office:value-type="float" office:value="0.46494" calcext:value-type="float">
            <text:p>0.46494</text:p>
          </table:table-cell>
          <table:table-cell office:value-type="float" office:value="0.385637" calcext:value-type="float">
            <text:p>0.385637</text:p>
          </table:table-cell>
          <table:table-cell/>
        </table:table-row>
        <table:table-row table:style-name="ro1">
          <table:table-cell office:value-type="float" office:value="0.481545" calcext:value-type="float">
            <text:p>0.481545</text:p>
          </table:table-cell>
          <table:table-cell office:value-type="float" office:value="0.396619" calcext:value-type="float">
            <text:p>0.396619</text:p>
          </table:table-cell>
          <table:table-cell/>
        </table:table-row>
        <table:table-row table:style-name="ro1">
          <table:table-cell office:value-type="float" office:value="0.49815" calcext:value-type="float">
            <text:p>0.49815</text:p>
          </table:table-cell>
          <table:table-cell office:value-type="float" office:value="0.409648" calcext:value-type="float">
            <text:p>0.409648</text:p>
          </table:table-cell>
          <table:table-cell/>
        </table:table-row>
        <table:table-row table:style-name="ro1">
          <table:table-cell office:value-type="float" office:value="0.514755" calcext:value-type="float">
            <text:p>0.514755</text:p>
          </table:table-cell>
          <table:table-cell office:value-type="float" office:value="0.420281" calcext:value-type="float">
            <text:p>0.420281</text:p>
          </table:table-cell>
          <table:table-cell/>
        </table:table-row>
        <table:table-row table:style-name="ro1">
          <table:table-cell office:value-type="float" office:value="0.53136" calcext:value-type="float">
            <text:p>0.53136</text:p>
          </table:table-cell>
          <table:table-cell office:value-type="float" office:value="0.431966" calcext:value-type="float">
            <text:p>0.431966</text:p>
          </table:table-cell>
          <table:table-cell/>
        </table:table-row>
        <table:table-row table:style-name="ro1">
          <table:table-cell office:value-type="float" office:value="0.547965" calcext:value-type="float">
            <text:p>0.547965</text:p>
          </table:table-cell>
          <table:table-cell office:value-type="float" office:value="0.443186" calcext:value-type="float">
            <text:p>0.443186</text:p>
          </table:table-cell>
          <table:table-cell/>
        </table:table-row>
        <table:table-row table:style-name="ro1">
          <table:table-cell office:value-type="float" office:value="0.56457" calcext:value-type="float">
            <text:p>0.56457</text:p>
          </table:table-cell>
          <table:table-cell office:value-type="float" office:value="0.452173" calcext:value-type="float">
            <text:p>0.452173</text:p>
          </table:table-cell>
          <table:table-cell/>
        </table:table-row>
        <table:table-row table:style-name="ro1">
          <table:table-cell office:value-type="float" office:value="0.581175" calcext:value-type="float">
            <text:p>0.581175</text:p>
          </table:table-cell>
          <table:table-cell office:value-type="float" office:value="0.460253" calcext:value-type="float">
            <text:p>0.460253</text:p>
          </table:table-cell>
          <table:table-cell/>
        </table:table-row>
        <table:table-row table:style-name="ro1">
          <table:table-cell office:value-type="float" office:value="0.59778" calcext:value-type="float">
            <text:p>0.59778</text:p>
          </table:table-cell>
          <table:table-cell office:value-type="float" office:value="0.468888" calcext:value-type="float">
            <text:p>0.468888</text:p>
          </table:table-cell>
          <table:table-cell/>
        </table:table-row>
        <table:table-row table:style-name="ro1">
          <table:table-cell office:value-type="float" office:value="0.614385" calcext:value-type="float">
            <text:p>0.614385</text:p>
          </table:table-cell>
          <table:table-cell office:value-type="float" office:value="0.482035" calcext:value-type="float">
            <text:p>0.482035</text:p>
          </table:table-cell>
          <table:table-cell/>
        </table:table-row>
        <table:table-row table:style-name="ro1">
          <table:table-cell office:value-type="float" office:value="0.63099" calcext:value-type="float">
            <text:p>0.63099</text:p>
          </table:table-cell>
          <table:table-cell office:value-type="float" office:value="0.495292" calcext:value-type="float">
            <text:p>0.495292</text:p>
          </table:table-cell>
          <table:table-cell/>
        </table:table-row>
        <table:table-row table:style-name="ro1">
          <table:table-cell office:value-type="float" office:value="0.647595" calcext:value-type="float">
            <text:p>0.647595</text:p>
          </table:table-cell>
          <table:table-cell office:value-type="float" office:value="0.510929" calcext:value-type="float">
            <text:p>0.510929</text:p>
          </table:table-cell>
          <table:table-cell/>
        </table:table-row>
        <table:table-row table:style-name="ro1">
          <table:table-cell office:value-type="float" office:value="0.6642" calcext:value-type="float">
            <text:p>0.6642</text:p>
          </table:table-cell>
          <table:table-cell office:value-type="float" office:value="0.520245" calcext:value-type="float">
            <text:p>0.520245</text:p>
          </table:table-cell>
          <table:table-cell/>
        </table:table-row>
        <table:table-row table:style-name="ro1">
          <table:table-cell office:value-type="float" office:value="0.680805" calcext:value-type="float">
            <text:p>0.680805</text:p>
          </table:table-cell>
          <table:table-cell office:value-type="float" office:value="0.532447" calcext:value-type="float">
            <text:p>0.532447</text:p>
          </table:table-cell>
          <table:table-cell/>
        </table:table-row>
        <table:table-row table:style-name="ro1">
          <table:table-cell office:value-type="float" office:value="0.69741" calcext:value-type="float">
            <text:p>0.69741</text:p>
          </table:table-cell>
          <table:table-cell office:value-type="float" office:value="0.545873" calcext:value-type="float">
            <text:p>0.545873</text:p>
          </table:table-cell>
          <table:table-cell/>
        </table:table-row>
        <table:table-row table:style-name="ro1">
          <table:table-cell office:value-type="float" office:value="0.714015" calcext:value-type="float">
            <text:p>0.714015</text:p>
          </table:table-cell>
          <table:table-cell office:value-type="float" office:value="0.558321" calcext:value-type="float">
            <text:p>0.558321</text:p>
          </table:table-cell>
          <table:table-cell/>
        </table:table-row>
        <table:table-row table:style-name="ro1">
          <table:table-cell office:value-type="float" office:value="0.73062" calcext:value-type="float">
            <text:p>0.73062</text:p>
          </table:table-cell>
          <table:table-cell office:value-type="float" office:value="0.574171" calcext:value-type="float">
            <text:p>0.574171</text:p>
          </table:table-cell>
          <table:table-cell/>
        </table:table-row>
        <table:table-row table:style-name="ro1">
          <table:table-cell office:value-type="float" office:value="0.747225" calcext:value-type="float">
            <text:p>0.747225</text:p>
          </table:table-cell>
          <table:table-cell office:value-type="float" office:value="0.593344" calcext:value-type="float">
            <text:p>0.593344</text:p>
          </table:table-cell>
          <table:table-cell/>
        </table:table-row>
        <table:table-row table:style-name="ro1">
          <table:table-cell office:value-type="float" office:value="0.76383" calcext:value-type="float">
            <text:p>0.76383</text:p>
          </table:table-cell>
          <table:table-cell office:value-type="float" office:value="0.434375" calcext:value-type="float">
            <text:p>0.434375</text:p>
          </table:table-cell>
          <table:table-cell/>
        </table:table-row>
        <table:table-row table:style-name="ro1">
          <table:table-cell office:value-type="float" office:value="0.780435" calcext:value-type="float">
            <text:p>0.780435</text:p>
          </table:table-cell>
          <table:table-cell office:value-type="float" office:value="0.447177" calcext:value-type="float">
            <text:p>0.447177</text:p>
          </table:table-cell>
          <table:table-cell/>
        </table:table-row>
        <table:table-row table:style-name="ro1">
          <table:table-cell office:value-type="float" office:value="0.79704" calcext:value-type="float">
            <text:p>0.79704</text:p>
          </table:table-cell>
          <table:table-cell office:value-type="float" office:value="0.460507" calcext:value-type="float">
            <text:p>0.460507</text:p>
          </table:table-cell>
          <table:table-cell/>
        </table:table-row>
        <table:table-row table:style-name="ro1">
          <table:table-cell office:value-type="float" office:value="0.813645" calcext:value-type="float">
            <text:p>0.813645</text:p>
          </table:table-cell>
          <table:table-cell office:value-type="float" office:value="0.470438" calcext:value-type="float">
            <text:p>0.470438</text:p>
          </table:table-cell>
          <table:table-cell/>
        </table:table-row>
        <table:table-row table:style-name="ro1">
          <table:table-cell office:value-type="float" office:value="0.83025" calcext:value-type="float">
            <text:p>0.83025</text:p>
          </table:table-cell>
          <table:table-cell office:value-type="float" office:value="0.485551" calcext:value-type="float">
            <text:p>0.485551</text:p>
          </table:table-cell>
          <table:table-cell/>
        </table:table-row>
        <table:table-row table:style-name="ro1">
          <table:table-cell office:value-type="float" office:value="0.846855" calcext:value-type="float">
            <text:p>0.846855</text:p>
          </table:table-cell>
          <table:table-cell office:value-type="float" office:value="0.498463" calcext:value-type="float">
            <text:p>0.498463</text:p>
          </table:table-cell>
          <table:table-cell/>
        </table:table-row>
        <table:table-row table:style-name="ro1">
          <table:table-cell office:value-type="float" office:value="0.86346" calcext:value-type="float">
            <text:p>0.86346</text:p>
          </table:table-cell>
          <table:table-cell office:value-type="float" office:value="0.512885" calcext:value-type="float">
            <text:p>0.512885</text:p>
          </table:table-cell>
          <table:table-cell/>
        </table:table-row>
        <table:table-row table:style-name="ro1">
          <table:table-cell office:value-type="float" office:value="0.880065" calcext:value-type="float">
            <text:p>0.880065</text:p>
          </table:table-cell>
          <table:table-cell office:value-type="float" office:value="0.525677" calcext:value-type="float">
            <text:p>0.525677</text:p>
          </table:table-cell>
          <table:table-cell/>
        </table:table-row>
        <table:table-row table:style-name="ro1">
          <table:table-cell office:value-type="float" office:value="0.89667" calcext:value-type="float">
            <text:p>0.89667</text:p>
          </table:table-cell>
          <table:table-cell office:value-type="float" office:value="0.538161" calcext:value-type="float">
            <text:p>0.538161</text:p>
          </table:table-cell>
          <table:table-cell/>
        </table:table-row>
        <table:table-row table:style-name="ro1">
          <table:table-cell office:value-type="float" office:value="0.913275" calcext:value-type="float">
            <text:p>0.913275</text:p>
          </table:table-cell>
          <table:table-cell office:value-type="float" office:value="0.552867" calcext:value-type="float">
            <text:p>0.552867</text:p>
          </table:table-cell>
          <table:table-cell/>
        </table:table-row>
        <table:table-row table:style-name="ro1">
          <table:table-cell office:value-type="float" office:value="0.92988" calcext:value-type="float">
            <text:p>0.92988</text:p>
          </table:table-cell>
          <table:table-cell office:value-type="float" office:value="0.569985" calcext:value-type="float">
            <text:p>0.569985</text:p>
          </table:table-cell>
          <table:table-cell/>
        </table:table-row>
        <table:table-row table:style-name="ro1">
          <table:table-cell office:value-type="float" office:value="0.946485" calcext:value-type="float">
            <text:p>0.946485</text:p>
          </table:table-cell>
          <table:table-cell office:value-type="float" office:value="0.409925" calcext:value-type="float">
            <text:p>0.409925</text:p>
          </table:table-cell>
          <table:table-cell/>
        </table:table-row>
        <table:table-row table:style-name="ro1">
          <table:table-cell office:value-type="float" office:value="0.96309" calcext:value-type="float">
            <text:p>0.96309</text:p>
          </table:table-cell>
          <table:table-cell office:value-type="float" office:value="0.420186" calcext:value-type="float">
            <text:p>0.420186</text:p>
          </table:table-cell>
          <table:table-cell/>
        </table:table-row>
        <table:table-row table:style-name="ro1">
          <table:table-cell office:value-type="float" office:value="0.979695" calcext:value-type="float">
            <text:p>0.979695</text:p>
          </table:table-cell>
          <table:table-cell office:value-type="float" office:value="0.431212" calcext:value-type="float">
            <text:p>0.431212</text:p>
          </table:table-cell>
          <table:table-cell/>
        </table:table-row>
        <table:table-row table:style-name="ro1">
          <table:table-cell office:value-type="float" office:value="0.9963" calcext:value-type="float">
            <text:p>0.9963</text:p>
          </table:table-cell>
          <table:table-cell office:value-type="float" office:value="0.445672" calcext:value-type="float">
            <text:p>0.445672</text:p>
          </table:table-cell>
          <table:table-cell/>
        </table:table-row>
        <table:table-row table:style-name="ro1">
          <table:table-cell office:value-type="float" office:value="1.01291" calcext:value-type="float">
            <text:p>1.01291</text:p>
          </table:table-cell>
          <table:table-cell office:value-type="float" office:value="0.457666" calcext:value-type="float">
            <text:p>0.457666</text:p>
          </table:table-cell>
          <table:table-cell/>
        </table:table-row>
        <table:table-row table:style-name="ro1">
          <table:table-cell office:value-type="float" office:value="1.02951" calcext:value-type="float">
            <text:p>1.02951</text:p>
          </table:table-cell>
          <table:table-cell office:value-type="float" office:value="0.473304" calcext:value-type="float">
            <text:p>0.473304</text:p>
          </table:table-cell>
          <table:table-cell/>
        </table:table-row>
        <table:table-row table:style-name="ro1">
          <table:table-cell office:value-type="float" office:value="1.04612" calcext:value-type="float">
            <text:p>1.04612</text:p>
          </table:table-cell>
          <table:table-cell office:value-type="float" office:value="0.488587" calcext:value-type="float">
            <text:p>0.488587</text:p>
          </table:table-cell>
          <table:table-cell/>
        </table:table-row>
        <table:table-row table:style-name="ro1">
          <table:table-cell office:value-type="float" office:value="1.06272" calcext:value-type="float">
            <text:p>1.06272</text:p>
          </table:table-cell>
          <table:table-cell office:value-type="float" office:value="0.507036" calcext:value-type="float">
            <text:p>0.507036</text:p>
          </table:table-cell>
          <table:table-cell/>
        </table:table-row>
        <table:table-row table:style-name="ro1">
          <table:table-cell office:value-type="float" office:value="1.07933" calcext:value-type="float">
            <text:p>1.07933</text:p>
          </table:table-cell>
          <table:table-cell office:value-type="float" office:value="0.51987" calcext:value-type="float">
            <text:p>0.51987</text:p>
          </table:table-cell>
          <table:table-cell/>
        </table:table-row>
        <table:table-row table:style-name="ro1">
          <table:table-cell office:value-type="float" office:value="1.09593" calcext:value-type="float">
            <text:p>1.09593</text:p>
          </table:table-cell>
          <table:table-cell office:value-type="float" office:value="0.537955" calcext:value-type="float">
            <text:p>0.537955</text:p>
          </table:table-cell>
          <table:table-cell/>
        </table:table-row>
        <table:table-row table:style-name="ro1">
          <table:table-cell office:value-type="float" office:value="1.11254" calcext:value-type="float">
            <text:p>1.11254</text:p>
          </table:table-cell>
          <table:table-cell office:value-type="float" office:value="0.552548" calcext:value-type="float">
            <text:p>0.552548</text:p>
          </table:table-cell>
          <table:table-cell/>
        </table:table-row>
        <table:table-row table:style-name="ro1">
          <table:table-cell office:value-type="float" office:value="1.12914" calcext:value-type="float">
            <text:p>1.12914</text:p>
          </table:table-cell>
          <table:table-cell office:value-type="float" office:value="0.572604" calcext:value-type="float">
            <text:p>0.572604</text:p>
          </table:table-cell>
          <table:table-cell/>
        </table:table-row>
        <table:table-row table:style-name="ro1">
          <table:table-cell office:value-type="float" office:value="1.14575" calcext:value-type="float">
            <text:p>1.14575</text:p>
          </table:table-cell>
          <table:table-cell office:value-type="float" office:value="0.593939" calcext:value-type="float">
            <text:p>0.593939</text:p>
          </table:table-cell>
          <table:table-cell/>
        </table:table-row>
        <table:table-row table:style-name="ro1">
          <table:table-cell office:value-type="float" office:value="1.16235" calcext:value-type="float">
            <text:p>1.16235</text:p>
          </table:table-cell>
          <table:table-cell office:value-type="float" office:value="0.610571" calcext:value-type="float">
            <text:p>0.610571</text:p>
          </table:table-cell>
          <table:table-cell/>
        </table:table-row>
        <table:table-row table:style-name="ro1">
          <table:table-cell office:value-type="float" office:value="1.17896" calcext:value-type="float">
            <text:p>1.17896</text:p>
          </table:table-cell>
          <table:table-cell office:value-type="float" office:value="0.622247" calcext:value-type="float">
            <text:p>0.622247</text:p>
          </table:table-cell>
          <table:table-cell/>
        </table:table-row>
        <table:table-row table:style-name="ro1">
          <table:table-cell office:value-type="float" office:value="1.19556" calcext:value-type="float">
            <text:p>1.19556</text:p>
          </table:table-cell>
          <table:table-cell office:value-type="float" office:value="0.637487" calcext:value-type="float">
            <text:p>0.637487</text:p>
          </table:table-cell>
          <table:table-cell/>
        </table:table-row>
        <table:table-row table:style-name="ro1">
          <table:table-cell office:value-type="float" office:value="1.21217" calcext:value-type="float">
            <text:p>1.21217</text:p>
          </table:table-cell>
          <table:table-cell office:value-type="float" office:value="0.654362" calcext:value-type="float">
            <text:p>0.654362</text:p>
          </table:table-cell>
          <table:table-cell/>
        </table:table-row>
        <table:table-row table:style-name="ro1">
          <table:table-cell office:value-type="float" office:value="1.22877" calcext:value-type="float">
            <text:p>1.22877</text:p>
          </table:table-cell>
          <table:table-cell office:value-type="float" office:value="0.667237" calcext:value-type="float">
            <text:p>0.667237</text:p>
          </table:table-cell>
          <table:table-cell/>
        </table:table-row>
        <table:table-row table:style-name="ro1">
          <table:table-cell office:value-type="float" office:value="1.24538" calcext:value-type="float">
            <text:p>1.24538</text:p>
          </table:table-cell>
          <table:table-cell office:value-type="float" office:value="0.68335" calcext:value-type="float">
            <text:p>0.68335</text:p>
          </table:table-cell>
          <table:table-cell/>
        </table:table-row>
        <table:table-row table:style-name="ro1">
          <table:table-cell office:value-type="float" office:value="1.26198" calcext:value-type="float">
            <text:p>1.26198</text:p>
          </table:table-cell>
          <table:table-cell office:value-type="float" office:value="0.693293" calcext:value-type="float">
            <text:p>0.693293</text:p>
          </table:table-cell>
          <table:table-cell/>
        </table:table-row>
        <table:table-row table:style-name="ro1">
          <table:table-cell office:value-type="float" office:value="1.27859" calcext:value-type="float">
            <text:p>1.27859</text:p>
          </table:table-cell>
          <table:table-cell office:value-type="float" office:value="0.708324" calcext:value-type="float">
            <text:p>0.708324</text:p>
          </table:table-cell>
          <table:table-cell/>
        </table:table-row>
        <table:table-row table:style-name="ro1">
          <table:table-cell office:value-type="float" office:value="1.29519" calcext:value-type="float">
            <text:p>1.29519</text:p>
          </table:table-cell>
          <table:table-cell office:value-type="float" office:value="0.717022" calcext:value-type="float">
            <text:p>0.717022</text:p>
          </table:table-cell>
          <table:table-cell/>
        </table:table-row>
        <table:table-row table:style-name="ro1">
          <table:table-cell office:value-type="float" office:value="1.3118" calcext:value-type="float">
            <text:p>1.3118</text:p>
          </table:table-cell>
          <table:table-cell office:value-type="float" office:value="0.732388" calcext:value-type="float">
            <text:p>0.732388</text:p>
          </table:table-cell>
          <table:table-cell/>
        </table:table-row>
        <table:table-row table:style-name="ro1">
          <table:table-cell office:value-type="float" office:value="1.3284" calcext:value-type="float">
            <text:p>1.3284</text:p>
          </table:table-cell>
          <table:table-cell office:value-type="float" office:value="0.745636" calcext:value-type="float">
            <text:p>0.745636</text:p>
          </table:table-cell>
          <table:table-cell/>
        </table:table-row>
        <table:table-row table:style-name="ro1">
          <table:table-cell office:value-type="float" office:value="1.34501" calcext:value-type="float">
            <text:p>1.34501</text:p>
          </table:table-cell>
          <table:table-cell office:value-type="float" office:value="0.758438" calcext:value-type="float">
            <text:p>0.758438</text:p>
          </table:table-cell>
          <table:table-cell/>
        </table:table-row>
        <table:table-row table:style-name="ro1">
          <table:table-cell office:value-type="float" office:value="1.36161" calcext:value-type="float">
            <text:p>1.36161</text:p>
          </table:table-cell>
          <table:table-cell office:value-type="float" office:value="0.769972" calcext:value-type="float">
            <text:p>0.769972</text:p>
          </table:table-cell>
          <table:table-cell/>
        </table:table-row>
        <table:table-row table:style-name="ro1">
          <table:table-cell office:value-type="float" office:value="1.37822" calcext:value-type="float">
            <text:p>1.37822</text:p>
          </table:table-cell>
          <table:table-cell office:value-type="float" office:value="0.777011" calcext:value-type="float">
            <text:p>0.777011</text:p>
          </table:table-cell>
          <table:table-cell/>
        </table:table-row>
        <table:table-row table:style-name="ro1">
          <table:table-cell office:value-type="float" office:value="1.39482" calcext:value-type="float">
            <text:p>1.39482</text:p>
          </table:table-cell>
          <table:table-cell office:value-type="float" office:value="0.790979" calcext:value-type="float">
            <text:p>0.790979</text:p>
          </table:table-cell>
          <table:table-cell/>
        </table:table-row>
        <table:table-row table:style-name="ro1">
          <table:table-cell office:value-type="float" office:value="1.41143" calcext:value-type="float">
            <text:p>1.41143</text:p>
          </table:table-cell>
          <table:table-cell office:value-type="float" office:value="0.803178" calcext:value-type="float">
            <text:p>0.803178</text:p>
          </table:table-cell>
          <table:table-cell/>
        </table:table-row>
        <table:table-row table:style-name="ro1">
          <table:table-cell office:value-type="float" office:value="1.42803" calcext:value-type="float">
            <text:p>1.42803</text:p>
          </table:table-cell>
          <table:table-cell office:value-type="float" office:value="0.81514" calcext:value-type="float">
            <text:p>0.81514</text:p>
          </table:table-cell>
          <table:table-cell/>
        </table:table-row>
        <table:table-row table:style-name="ro1">
          <table:table-cell office:value-type="float" office:value="1.44464" calcext:value-type="float">
            <text:p>1.44464</text:p>
          </table:table-cell>
          <table:table-cell office:value-type="float" office:value="0.825369" calcext:value-type="float">
            <text:p>0.825369</text:p>
          </table:table-cell>
          <table:table-cell/>
        </table:table-row>
        <table:table-row table:style-name="ro1">
          <table:table-cell office:value-type="float" office:value="1.46124" calcext:value-type="float">
            <text:p>1.46124</text:p>
          </table:table-cell>
          <table:table-cell office:value-type="float" office:value="0.840889" calcext:value-type="float">
            <text:p>0.840889</text:p>
          </table:table-cell>
          <table:table-cell/>
        </table:table-row>
        <table:table-row table:style-name="ro1">
          <table:table-cell office:value-type="float" office:value="1.47785" calcext:value-type="float">
            <text:p>1.47785</text:p>
          </table:table-cell>
          <table:table-cell office:value-type="float" office:value="0.85476" calcext:value-type="float">
            <text:p>0.85476</text:p>
          </table:table-cell>
          <table:table-cell/>
        </table:table-row>
        <table:table-row table:style-name="ro1">
          <table:table-cell office:value-type="float" office:value="1.49445" calcext:value-type="float">
            <text:p>1.49445</text:p>
          </table:table-cell>
          <table:table-cell office:value-type="float" office:value="0.865355" calcext:value-type="float">
            <text:p>0.865355</text:p>
          </table:table-cell>
          <table:table-cell/>
        </table:table-row>
        <table:table-row table:style-name="ro1">
          <table:table-cell office:value-type="float" office:value="1.51106" calcext:value-type="float">
            <text:p>1.51106</text:p>
          </table:table-cell>
          <table:table-cell office:value-type="float" office:value="0.879579" calcext:value-type="float">
            <text:p>0.879579</text:p>
          </table:table-cell>
          <table:table-cell/>
        </table:table-row>
        <table:table-row table:style-name="ro1">
          <table:table-cell office:value-type="float" office:value="1.52766" calcext:value-type="float">
            <text:p>1.52766</text:p>
          </table:table-cell>
          <table:table-cell office:value-type="float" office:value="0.885746" calcext:value-type="float">
            <text:p>0.885746</text:p>
          </table:table-cell>
          <table:table-cell/>
        </table:table-row>
        <table:table-row table:style-name="ro1">
          <table:table-cell office:value-type="float" office:value="1.54427" calcext:value-type="float">
            <text:p>1.54427</text:p>
          </table:table-cell>
          <table:table-cell office:value-type="float" office:value="0.901114" calcext:value-type="float">
            <text:p>0.901114</text:p>
          </table:table-cell>
          <table:table-cell/>
        </table:table-row>
        <table:table-row table:style-name="ro1">
          <table:table-cell office:value-type="float" office:value="1.56087" calcext:value-type="float">
            <text:p>1.56087</text:p>
          </table:table-cell>
          <table:table-cell office:value-type="float" office:value="0.912787" calcext:value-type="float">
            <text:p>0.912787</text:p>
          </table:table-cell>
          <table:table-cell/>
        </table:table-row>
        <table:table-row table:style-name="ro1">
          <table:table-cell office:value-type="float" office:value="1.57748" calcext:value-type="float">
            <text:p>1.57748</text:p>
          </table:table-cell>
          <table:table-cell office:value-type="float" office:value="0.92269" calcext:value-type="float">
            <text:p>0.92269</text:p>
          </table:table-cell>
          <table:table-cell/>
        </table:table-row>
        <table:table-row table:style-name="ro1">
          <table:table-cell office:value-type="float" office:value="1.59408" calcext:value-type="float">
            <text:p>1.59408</text:p>
          </table:table-cell>
          <table:table-cell office:value-type="float" office:value="0.936901" calcext:value-type="float">
            <text:p>0.936901</text:p>
          </table:table-cell>
          <table:table-cell/>
        </table:table-row>
        <table:table-row table:style-name="ro1">
          <table:table-cell office:value-type="float" office:value="1.61069" calcext:value-type="float">
            <text:p>1.61069</text:p>
          </table:table-cell>
          <table:table-cell office:value-type="float" office:value="0.943577" calcext:value-type="float">
            <text:p>0.943577</text:p>
          </table:table-cell>
          <table:table-cell/>
        </table:table-row>
        <table:table-row table:style-name="ro1">
          <table:table-cell office:value-type="float" office:value="1.62729" calcext:value-type="float">
            <text:p>1.62729</text:p>
          </table:table-cell>
          <table:table-cell office:value-type="float" office:value="0.950184" calcext:value-type="float">
            <text:p>0.950184</text:p>
          </table:table-cell>
          <table:table-cell/>
        </table:table-row>
        <table:table-row table:style-name="ro1">
          <table:table-cell office:value-type="float" office:value="1.6439" calcext:value-type="float">
            <text:p>1.6439</text:p>
          </table:table-cell>
          <table:table-cell office:value-type="float" office:value="0.968177" calcext:value-type="float">
            <text:p>0.968177</text:p>
          </table:table-cell>
          <table:table-cell/>
        </table:table-row>
        <table:table-row table:style-name="ro1">
          <table:table-cell office:value-type="float" office:value="1.6605" calcext:value-type="float">
            <text:p>1.6605</text:p>
          </table:table-cell>
          <table:table-cell office:value-type="float" office:value="0.985369" calcext:value-type="float">
            <text:p>0.985369</text:p>
          </table:table-cell>
          <table:table-cell/>
        </table:table-row>
        <table:table-row table:style-name="ro1">
          <table:table-cell office:value-type="float" office:value="1.67711" calcext:value-type="float">
            <text:p>1.67711</text:p>
          </table:table-cell>
          <table:table-cell office:value-type="float" office:value="0.989615" calcext:value-type="float">
            <text:p>0.989615</text:p>
          </table:table-cell>
          <table:table-cell/>
        </table:table-row>
        <table:table-row table:style-name="ro1">
          <table:table-cell office:value-type="float" office:value="1.69371" calcext:value-type="float">
            <text:p>1.69371</text:p>
          </table:table-cell>
          <table:table-cell office:value-type="float" office:value="0.999211" calcext:value-type="float">
            <text:p>0.999211</text:p>
          </table:table-cell>
          <table:table-cell/>
        </table:table-row>
        <table:table-row table:style-name="ro1">
          <table:table-cell office:value-type="float" office:value="1.71032" calcext:value-type="float">
            <text:p>1.71032</text:p>
          </table:table-cell>
          <table:table-cell office:value-type="float" office:value="1.01047" calcext:value-type="float">
            <text:p>1.01047</text:p>
          </table:table-cell>
          <table:table-cell/>
        </table:table-row>
        <table:table-row table:style-name="ro1">
          <table:table-cell office:value-type="float" office:value="1.72692" calcext:value-type="float">
            <text:p>1.72692</text:p>
          </table:table-cell>
          <table:table-cell office:value-type="float" office:value="1.0231" calcext:value-type="float">
            <text:p>1.0231</text:p>
          </table:table-cell>
          <table:table-cell/>
        </table:table-row>
        <table:table-row table:style-name="ro1">
          <table:table-cell office:value-type="float" office:value="1.74353" calcext:value-type="float">
            <text:p>1.74353</text:p>
          </table:table-cell>
          <table:table-cell office:value-type="float" office:value="1.0359" calcext:value-type="float">
            <text:p>1.0359</text:p>
          </table:table-cell>
          <table:table-cell/>
        </table:table-row>
        <table:table-row table:style-name="ro1">
          <table:table-cell office:value-type="float" office:value="1.76013" calcext:value-type="float">
            <text:p>1.76013</text:p>
          </table:table-cell>
          <table:table-cell office:value-type="float" office:value="1.04621" calcext:value-type="float">
            <text:p>1.04621</text:p>
          </table:table-cell>
          <table:table-cell/>
        </table:table-row>
        <table:table-row table:style-name="ro1">
          <table:table-cell office:value-type="float" office:value="1.77674" calcext:value-type="float">
            <text:p>1.77674</text:p>
          </table:table-cell>
          <table:table-cell office:value-type="float" office:value="1.05472" calcext:value-type="float">
            <text:p>1.05472</text:p>
          </table:table-cell>
          <table:table-cell/>
        </table:table-row>
        <table:table-row table:style-name="ro1">
          <table:table-cell office:value-type="float" office:value="1.79334" calcext:value-type="float">
            <text:p>1.79334</text:p>
          </table:table-cell>
          <table:table-cell office:value-type="float" office:value="1.07026" calcext:value-type="float">
            <text:p>1.07026</text:p>
          </table:table-cell>
          <table:table-cell/>
        </table:table-row>
        <table:table-row table:style-name="ro1">
          <table:table-cell office:value-type="float" office:value="1.80995" calcext:value-type="float">
            <text:p>1.80995</text:p>
          </table:table-cell>
          <table:table-cell office:value-type="float" office:value="1.08278" calcext:value-type="float">
            <text:p>1.08278</text:p>
          </table:table-cell>
          <table:table-cell/>
        </table:table-row>
        <table:table-row table:style-name="ro1">
          <table:table-cell office:value-type="float" office:value="1.82655" calcext:value-type="float">
            <text:p>1.82655</text:p>
          </table:table-cell>
          <table:table-cell office:value-type="float" office:value="1.09545" calcext:value-type="float">
            <text:p>1.09545</text:p>
          </table:table-cell>
          <table:table-cell/>
        </table:table-row>
        <table:table-row table:style-name="ro1">
          <table:table-cell office:value-type="float" office:value="1.84316" calcext:value-type="float">
            <text:p>1.84316</text:p>
          </table:table-cell>
          <table:table-cell office:value-type="float" office:value="1.10254" calcext:value-type="float">
            <text:p>1.10254</text:p>
          </table:table-cell>
          <table:table-cell/>
        </table:table-row>
        <table:table-row table:style-name="ro1">
          <table:table-cell office:value-type="float" office:value="1.85976" calcext:value-type="float">
            <text:p>1.85976</text:p>
          </table:table-cell>
          <table:table-cell office:value-type="float" office:value="1.11489" calcext:value-type="float">
            <text:p>1.11489</text:p>
          </table:table-cell>
          <table:table-cell/>
        </table:table-row>
        <table:table-row table:style-name="ro1">
          <table:table-cell office:value-type="float" office:value="1.87637" calcext:value-type="float">
            <text:p>1.87637</text:p>
          </table:table-cell>
          <table:table-cell office:value-type="float" office:value="1.12766" calcext:value-type="float">
            <text:p>1.12766</text:p>
          </table:table-cell>
          <table:table-cell/>
        </table:table-row>
        <table:table-row table:style-name="ro1">
          <table:table-cell office:value-type="float" office:value="1.89297" calcext:value-type="float">
            <text:p>1.89297</text:p>
          </table:table-cell>
          <table:table-cell office:value-type="float" office:value="1.14129" calcext:value-type="float">
            <text:p>1.14129</text:p>
          </table:table-cell>
          <table:table-cell/>
        </table:table-row>
        <table:table-row table:style-name="ro1">
          <table:table-cell office:value-type="float" office:value="1.90958" calcext:value-type="float">
            <text:p>1.90958</text:p>
          </table:table-cell>
          <table:table-cell office:value-type="float" office:value="1.16142" calcext:value-type="float">
            <text:p>1.16142</text:p>
          </table:table-cell>
          <table:table-cell/>
        </table:table-row>
        <table:table-row table:style-name="ro1">
          <table:table-cell office:value-type="float" office:value="1.92618" calcext:value-type="float">
            <text:p>1.92618</text:p>
          </table:table-cell>
          <table:table-cell office:value-type="float" office:value="1.16906" calcext:value-type="float">
            <text:p>1.16906</text:p>
          </table:table-cell>
          <table:table-cell/>
        </table:table-row>
        <table:table-row table:style-name="ro1">
          <table:table-cell office:value-type="float" office:value="1.94279" calcext:value-type="float">
            <text:p>1.94279</text:p>
          </table:table-cell>
          <table:table-cell office:value-type="float" office:value="1.17208" calcext:value-type="float">
            <text:p>1.17208</text:p>
          </table:table-cell>
          <table:table-cell/>
        </table:table-row>
        <table:table-row table:style-name="ro1">
          <table:table-cell office:value-type="float" office:value="1.95939" calcext:value-type="float">
            <text:p>1.95939</text:p>
          </table:table-cell>
          <table:table-cell office:value-type="float" office:value="1.1832" calcext:value-type="float">
            <text:p>1.1832</text:p>
          </table:table-cell>
          <table:table-cell/>
        </table:table-row>
        <table:table-row table:style-name="ro1">
          <table:table-cell office:value-type="float" office:value="1.976" calcext:value-type="float">
            <text:p>1.976</text:p>
          </table:table-cell>
          <table:table-cell office:value-type="float" office:value="1.19467" calcext:value-type="float">
            <text:p>1.19467</text:p>
          </table:table-cell>
          <table:table-cell/>
        </table:table-row>
        <table:table-row table:style-name="ro1">
          <table:table-cell office:value-type="float" office:value="1.9926" calcext:value-type="float">
            <text:p>1.9926</text:p>
          </table:table-cell>
          <table:table-cell office:value-type="float" office:value="1.20995" calcext:value-type="float">
            <text:p>1.20995</text:p>
          </table:table-cell>
          <table:table-cell/>
        </table:table-row>
        <table:table-row table:style-name="ro1">
          <table:table-cell office:value-type="float" office:value="2.00921" calcext:value-type="float">
            <text:p>2.00921</text:p>
          </table:table-cell>
          <table:table-cell office:value-type="float" office:value="1.2167" calcext:value-type="float">
            <text:p>1.2167</text:p>
          </table:table-cell>
          <table:table-cell/>
        </table:table-row>
        <table:table-row table:style-name="ro1">
          <table:table-cell office:value-type="float" office:value="2.02581" calcext:value-type="float">
            <text:p>2.02581</text:p>
          </table:table-cell>
          <table:table-cell office:value-type="float" office:value="1.22508" calcext:value-type="float">
            <text:p>1.22508</text:p>
          </table:table-cell>
          <table:table-cell/>
        </table:table-row>
        <table:table-row table:style-name="ro1">
          <table:table-cell office:value-type="float" office:value="2.04242" calcext:value-type="float">
            <text:p>2.04242</text:p>
          </table:table-cell>
          <table:table-cell office:value-type="float" office:value="1.23754" calcext:value-type="float">
            <text:p>1.23754</text:p>
          </table:table-cell>
          <table:table-cell/>
        </table:table-row>
        <table:table-row table:style-name="ro1">
          <table:table-cell office:value-type="float" office:value="2.05902" calcext:value-type="float">
            <text:p>2.05902</text:p>
          </table:table-cell>
          <table:table-cell office:value-type="float" office:value="1.25144" calcext:value-type="float">
            <text:p>1.25144</text:p>
          </table:table-cell>
          <table:table-cell/>
        </table:table-row>
        <table:table-row table:style-name="ro1">
          <table:table-cell office:value-type="float" office:value="2.07563" calcext:value-type="float">
            <text:p>2.07563</text:p>
          </table:table-cell>
          <table:table-cell office:value-type="float" office:value="1.26371" calcext:value-type="float">
            <text:p>1.26371</text:p>
          </table:table-cell>
          <table:table-cell/>
        </table:table-row>
        <table:table-row table:style-name="ro1">
          <table:table-cell office:value-type="float" office:value="2.09223" calcext:value-type="float">
            <text:p>2.09223</text:p>
          </table:table-cell>
          <table:table-cell office:value-type="float" office:value="1.27782" calcext:value-type="float">
            <text:p>1.27782</text:p>
          </table:table-cell>
          <table:table-cell/>
        </table:table-row>
        <table:table-row table:style-name="ro1">
          <table:table-cell office:value-type="float" office:value="2.10884" calcext:value-type="float">
            <text:p>2.10884</text:p>
          </table:table-cell>
          <table:table-cell office:value-type="float" office:value="1.29583" calcext:value-type="float">
            <text:p>1.29583</text:p>
          </table:table-cell>
          <table:table-cell/>
        </table:table-row>
        <table:table-row table:style-name="ro1">
          <table:table-cell office:value-type="float" office:value="2.12544" calcext:value-type="float">
            <text:p>2.12544</text:p>
          </table:table-cell>
          <table:table-cell office:value-type="float" office:value="1.30844" calcext:value-type="float">
            <text:p>1.30844</text:p>
          </table:table-cell>
          <table:table-cell/>
        </table:table-row>
        <table:table-row table:style-name="ro1">
          <table:table-cell office:value-type="float" office:value="2.14205" calcext:value-type="float">
            <text:p>2.14205</text:p>
          </table:table-cell>
          <table:table-cell office:value-type="float" office:value="1.3257" calcext:value-type="float">
            <text:p>1.3257</text:p>
          </table:table-cell>
          <table:table-cell/>
        </table:table-row>
        <table:table-row table:style-name="ro1">
          <table:table-cell office:value-type="float" office:value="2.15865" calcext:value-type="float">
            <text:p>2.15865</text:p>
          </table:table-cell>
          <table:table-cell office:value-type="float" office:value="1.33168" calcext:value-type="float">
            <text:p>1.33168</text:p>
          </table:table-cell>
          <table:table-cell/>
        </table:table-row>
        <table:table-row table:style-name="ro1">
          <table:table-cell office:value-type="float" office:value="2.17526" calcext:value-type="float">
            <text:p>2.17526</text:p>
          </table:table-cell>
          <table:table-cell office:value-type="float" office:value="1.34123" calcext:value-type="float">
            <text:p>1.34123</text:p>
          </table:table-cell>
          <table:table-cell/>
        </table:table-row>
        <table:table-row table:style-name="ro1">
          <table:table-cell office:value-type="float" office:value="2.19186" calcext:value-type="float">
            <text:p>2.19186</text:p>
          </table:table-cell>
          <table:table-cell office:value-type="float" office:value="1.35035" calcext:value-type="float">
            <text:p>1.35035</text:p>
          </table:table-cell>
          <table:table-cell/>
        </table:table-row>
        <table:table-row table:style-name="ro1">
          <table:table-cell office:value-type="float" office:value="2.20847" calcext:value-type="float">
            <text:p>2.20847</text:p>
          </table:table-cell>
          <table:table-cell office:value-type="float" office:value="1.36128" calcext:value-type="float">
            <text:p>1.36128</text:p>
          </table:table-cell>
          <table:table-cell/>
        </table:table-row>
        <table:table-row table:style-name="ro1">
          <table:table-cell office:value-type="float" office:value="2.22507" calcext:value-type="float">
            <text:p>2.22507</text:p>
          </table:table-cell>
          <table:table-cell office:value-type="float" office:value="1.37492" calcext:value-type="float">
            <text:p>1.37492</text:p>
          </table:table-cell>
          <table:table-cell/>
        </table:table-row>
        <table:table-row table:style-name="ro1">
          <table:table-cell office:value-type="float" office:value="2.24168" calcext:value-type="float">
            <text:p>2.24168</text:p>
          </table:table-cell>
          <table:table-cell office:value-type="float" office:value="1.38048" calcext:value-type="float">
            <text:p>1.38048</text:p>
          </table:table-cell>
          <table:table-cell/>
        </table:table-row>
        <table:table-row table:style-name="ro1">
          <table:table-cell office:value-type="float" office:value="2.25828" calcext:value-type="float">
            <text:p>2.25828</text:p>
          </table:table-cell>
          <table:table-cell office:value-type="float" office:value="1.39457" calcext:value-type="float">
            <text:p>1.39457</text:p>
          </table:table-cell>
          <table:table-cell/>
        </table:table-row>
        <table:table-row table:style-name="ro1">
          <table:table-cell office:value-type="float" office:value="2.27489" calcext:value-type="float">
            <text:p>2.27489</text:p>
          </table:table-cell>
          <table:table-cell office:value-type="float" office:value="1.40539" calcext:value-type="float">
            <text:p>1.40539</text:p>
          </table:table-cell>
          <table:table-cell/>
        </table:table-row>
        <table:table-row table:style-name="ro1">
          <table:table-cell office:value-type="float" office:value="2.29149" calcext:value-type="float">
            <text:p>2.29149</text:p>
          </table:table-cell>
          <table:table-cell office:value-type="float" office:value="1.41908" calcext:value-type="float">
            <text:p>1.41908</text:p>
          </table:table-cell>
          <table:table-cell/>
        </table:table-row>
        <table:table-row table:style-name="ro1">
          <table:table-cell office:value-type="float" office:value="2.3081" calcext:value-type="float">
            <text:p>2.3081</text:p>
          </table:table-cell>
          <table:table-cell office:value-type="float" office:value="1.43526" calcext:value-type="float">
            <text:p>1.43526</text:p>
          </table:table-cell>
          <table:table-cell/>
        </table:table-row>
        <table:table-row table:style-name="ro1">
          <table:table-cell office:value-type="float" office:value="2.3247" calcext:value-type="float">
            <text:p>2.3247</text:p>
          </table:table-cell>
          <table:table-cell office:value-type="float" office:value="1.44647" calcext:value-type="float">
            <text:p>1.44647</text:p>
          </table:table-cell>
          <table:table-cell/>
        </table:table-row>
        <table:table-row table:style-name="ro1">
          <table:table-cell office:value-type="float" office:value="2.34131" calcext:value-type="float">
            <text:p>2.34131</text:p>
          </table:table-cell>
          <table:table-cell office:value-type="float" office:value="1.4614" calcext:value-type="float">
            <text:p>1.4614</text:p>
          </table:table-cell>
          <table:table-cell/>
        </table:table-row>
        <table:table-row table:style-name="ro1">
          <table:table-cell office:value-type="float" office:value="2.35791" calcext:value-type="float">
            <text:p>2.35791</text:p>
          </table:table-cell>
          <table:table-cell office:value-type="float" office:value="1.47486" calcext:value-type="float">
            <text:p>1.47486</text:p>
          </table:table-cell>
          <table:table-cell/>
        </table:table-row>
        <table:table-row table:style-name="ro1">
          <table:table-cell office:value-type="float" office:value="2.37452" calcext:value-type="float">
            <text:p>2.37452</text:p>
          </table:table-cell>
          <table:table-cell office:value-type="float" office:value="1.48899" calcext:value-type="float">
            <text:p>1.48899</text:p>
          </table:table-cell>
          <table:table-cell/>
        </table:table-row>
        <table:table-row table:style-name="ro1">
          <table:table-cell office:value-type="float" office:value="2.39112" calcext:value-type="float">
            <text:p>2.39112</text:p>
          </table:table-cell>
          <table:table-cell office:value-type="float" office:value="1.4986" calcext:value-type="float">
            <text:p>1.4986</text:p>
          </table:table-cell>
          <table:table-cell/>
        </table:table-row>
        <table:table-row table:style-name="ro1">
          <table:table-cell office:value-type="float" office:value="2.40773" calcext:value-type="float">
            <text:p>2.40773</text:p>
          </table:table-cell>
          <table:table-cell office:value-type="float" office:value="1.51278" calcext:value-type="float">
            <text:p>1.51278</text:p>
          </table:table-cell>
          <table:table-cell/>
        </table:table-row>
        <table:table-row table:style-name="ro1">
          <table:table-cell office:value-type="float" office:value="2.42433" calcext:value-type="float">
            <text:p>2.42433</text:p>
          </table:table-cell>
          <table:table-cell office:value-type="float" office:value="1.52907" calcext:value-type="float">
            <text:p>1.52907</text:p>
          </table:table-cell>
          <table:table-cell/>
        </table:table-row>
        <table:table-row table:style-name="ro1">
          <table:table-cell office:value-type="float" office:value="2.44094" calcext:value-type="float">
            <text:p>2.44094</text:p>
          </table:table-cell>
          <table:table-cell office:value-type="float" office:value="1.54215" calcext:value-type="float">
            <text:p>1.54215</text:p>
          </table:table-cell>
          <table:table-cell/>
        </table:table-row>
        <table:table-row table:style-name="ro1">
          <table:table-cell office:value-type="float" office:value="2.45754" calcext:value-type="float">
            <text:p>2.45754</text:p>
          </table:table-cell>
          <table:table-cell office:value-type="float" office:value="1.54702" calcext:value-type="float">
            <text:p>1.54702</text:p>
          </table:table-cell>
          <table:table-cell/>
        </table:table-row>
        <table:table-row table:style-name="ro1">
          <table:table-cell office:value-type="float" office:value="2.47415" calcext:value-type="float">
            <text:p>2.47415</text:p>
          </table:table-cell>
          <table:table-cell office:value-type="float" office:value="1.55439" calcext:value-type="float">
            <text:p>1.55439</text:p>
          </table:table-cell>
          <table:table-cell/>
        </table:table-row>
        <table:table-row table:style-name="ro1">
          <table:table-cell office:value-type="float" office:value="2.49075" calcext:value-type="float">
            <text:p>2.49075</text:p>
          </table:table-cell>
          <table:table-cell office:value-type="float" office:value="1.56974" calcext:value-type="float">
            <text:p>1.56974</text:p>
          </table:table-cell>
          <table:table-cell/>
        </table:table-row>
        <table:table-row table:style-name="ro1">
          <table:table-cell office:value-type="float" office:value="2.50736" calcext:value-type="float">
            <text:p>2.50736</text:p>
          </table:table-cell>
          <table:table-cell office:value-type="float" office:value="1.58706" calcext:value-type="float">
            <text:p>1.58706</text:p>
          </table:table-cell>
          <table:table-cell/>
        </table:table-row>
        <table:table-row table:style-name="ro1">
          <table:table-cell office:value-type="float" office:value="2.52396" calcext:value-type="float">
            <text:p>2.52396</text:p>
          </table:table-cell>
          <table:table-cell office:value-type="float" office:value="1.59687" calcext:value-type="float">
            <text:p>1.59687</text:p>
          </table:table-cell>
          <table:table-cell/>
        </table:table-row>
        <table:table-row table:style-name="ro1">
          <table:table-cell office:value-type="float" office:value="2.54057" calcext:value-type="float">
            <text:p>2.54057</text:p>
          </table:table-cell>
          <table:table-cell office:value-type="float" office:value="1.60559" calcext:value-type="float">
            <text:p>1.60559</text:p>
          </table:table-cell>
          <table:table-cell/>
        </table:table-row>
        <table:table-row table:style-name="ro1">
          <table:table-cell office:value-type="float" office:value="2.55717" calcext:value-type="float">
            <text:p>2.55717</text:p>
          </table:table-cell>
          <table:table-cell office:value-type="float" office:value="1.61763" calcext:value-type="float">
            <text:p>1.61763</text:p>
          </table:table-cell>
          <table:table-cell/>
        </table:table-row>
        <table:table-row table:style-name="ro1">
          <table:table-cell office:value-type="float" office:value="2.57378" calcext:value-type="float">
            <text:p>2.57378</text:p>
          </table:table-cell>
          <table:table-cell office:value-type="float" office:value="1.63641" calcext:value-type="float">
            <text:p>1.63641</text:p>
          </table:table-cell>
          <table:table-cell/>
        </table:table-row>
        <table:table-row table:style-name="ro1">
          <table:table-cell office:value-type="float" office:value="2.59038" calcext:value-type="float">
            <text:p>2.59038</text:p>
          </table:table-cell>
          <table:table-cell office:value-type="float" office:value="1.64808" calcext:value-type="float">
            <text:p>1.64808</text:p>
          </table:table-cell>
          <table:table-cell/>
        </table:table-row>
        <table:table-row table:style-name="ro1">
          <table:table-cell office:value-type="float" office:value="2.60699" calcext:value-type="float">
            <text:p>2.60699</text:p>
          </table:table-cell>
          <table:table-cell office:value-type="float" office:value="1.66108" calcext:value-type="float">
            <text:p>1.66108</text:p>
          </table:table-cell>
          <table:table-cell/>
        </table:table-row>
        <table:table-row table:style-name="ro1">
          <table:table-cell office:value-type="float" office:value="2.62359" calcext:value-type="float">
            <text:p>2.62359</text:p>
          </table:table-cell>
          <table:table-cell office:value-type="float" office:value="1.67141" calcext:value-type="float">
            <text:p>1.67141</text:p>
          </table:table-cell>
          <table:table-cell/>
        </table:table-row>
        <table:table-row table:style-name="ro1">
          <table:table-cell office:value-type="float" office:value="2.6402" calcext:value-type="float">
            <text:p>2.6402</text:p>
          </table:table-cell>
          <table:table-cell office:value-type="float" office:value="1.68569" calcext:value-type="float">
            <text:p>1.68569</text:p>
          </table:table-cell>
          <table:table-cell/>
        </table:table-row>
        <table:table-row table:style-name="ro1">
          <table:table-cell office:value-type="float" office:value="2.6568" calcext:value-type="float">
            <text:p>2.6568</text:p>
          </table:table-cell>
          <table:table-cell office:value-type="float" office:value="1.70399" calcext:value-type="float">
            <text:p>1.70399</text:p>
          </table:table-cell>
          <table:table-cell/>
        </table:table-row>
        <table:table-row table:style-name="ro1">
          <table:table-cell office:value-type="float" office:value="2.67341" calcext:value-type="float">
            <text:p>2.67341</text:p>
          </table:table-cell>
          <table:table-cell office:value-type="float" office:value="1.72127" calcext:value-type="float">
            <text:p>1.72127</text:p>
          </table:table-cell>
          <table:table-cell/>
        </table:table-row>
        <table:table-row table:style-name="ro1">
          <table:table-cell office:value-type="float" office:value="2.69001" calcext:value-type="float">
            <text:p>2.69001</text:p>
          </table:table-cell>
          <table:table-cell office:value-type="float" office:value="1.7378" calcext:value-type="float">
            <text:p>1.7378</text:p>
          </table:table-cell>
          <table:table-cell/>
        </table:table-row>
        <table:table-row table:style-name="ro1">
          <table:table-cell office:value-type="float" office:value="2.70662" calcext:value-type="float">
            <text:p>2.70662</text:p>
          </table:table-cell>
          <table:table-cell office:value-type="float" office:value="1.7471" calcext:value-type="float">
            <text:p>1.7471</text:p>
          </table:table-cell>
          <table:table-cell/>
        </table:table-row>
        <table:table-row table:style-name="ro1">
          <table:table-cell office:value-type="float" office:value="2.72322" calcext:value-type="float">
            <text:p>2.72322</text:p>
          </table:table-cell>
          <table:table-cell office:value-type="float" office:value="1.75702" calcext:value-type="float">
            <text:p>1.75702</text:p>
          </table:table-cell>
          <table:table-cell/>
        </table:table-row>
        <table:table-row table:style-name="ro1">
          <table:table-cell office:value-type="float" office:value="2.73983" calcext:value-type="float">
            <text:p>2.73983</text:p>
          </table:table-cell>
          <table:table-cell office:value-type="float" office:value="1.76943" calcext:value-type="float">
            <text:p>1.76943</text:p>
          </table:table-cell>
          <table:table-cell/>
        </table:table-row>
        <table:table-row table:style-name="ro1">
          <table:table-cell office:value-type="float" office:value="2.75643" calcext:value-type="float">
            <text:p>2.75643</text:p>
          </table:table-cell>
          <table:table-cell office:value-type="float" office:value="1.78724" calcext:value-type="float">
            <text:p>1.78724</text:p>
          </table:table-cell>
          <table:table-cell/>
        </table:table-row>
        <table:table-row table:style-name="ro1">
          <table:table-cell office:value-type="float" office:value="2.77304" calcext:value-type="float">
            <text:p>2.77304</text:p>
          </table:table-cell>
          <table:table-cell office:value-type="float" office:value="1.79971" calcext:value-type="float">
            <text:p>1.79971</text:p>
          </table:table-cell>
          <table:table-cell/>
        </table:table-row>
        <table:table-row table:style-name="ro1">
          <table:table-cell office:value-type="float" office:value="2.78964" calcext:value-type="float">
            <text:p>2.78964</text:p>
          </table:table-cell>
          <table:table-cell office:value-type="float" office:value="1.80126" calcext:value-type="float">
            <text:p>1.80126</text:p>
          </table:table-cell>
          <table:table-cell/>
        </table:table-row>
        <table:table-row table:style-name="ro1">
          <table:table-cell office:value-type="float" office:value="2.80625" calcext:value-type="float">
            <text:p>2.80625</text:p>
          </table:table-cell>
          <table:table-cell office:value-type="float" office:value="1.82035" calcext:value-type="float">
            <text:p>1.82035</text:p>
          </table:table-cell>
          <table:table-cell/>
        </table:table-row>
        <table:table-row table:style-name="ro1">
          <table:table-cell office:value-type="float" office:value="2.82285" calcext:value-type="float">
            <text:p>2.82285</text:p>
          </table:table-cell>
          <table:table-cell office:value-type="float" office:value="1.83889" calcext:value-type="float">
            <text:p>1.83889</text:p>
          </table:table-cell>
          <table:table-cell/>
        </table:table-row>
        <table:table-row table:style-name="ro1">
          <table:table-cell office:value-type="float" office:value="2.83946" calcext:value-type="float">
            <text:p>2.83946</text:p>
          </table:table-cell>
          <table:table-cell office:value-type="float" office:value="1.84583" calcext:value-type="float">
            <text:p>1.84583</text:p>
          </table:table-cell>
          <table:table-cell/>
        </table:table-row>
        <table:table-row table:style-name="ro1">
          <table:table-cell office:value-type="float" office:value="2.85606" calcext:value-type="float">
            <text:p>2.85606</text:p>
          </table:table-cell>
          <table:table-cell office:value-type="float" office:value="1.85223" calcext:value-type="float">
            <text:p>1.85223</text:p>
          </table:table-cell>
          <table:table-cell/>
        </table:table-row>
        <table:table-row table:style-name="ro1">
          <table:table-cell office:value-type="float" office:value="2.87267" calcext:value-type="float">
            <text:p>2.87267</text:p>
          </table:table-cell>
          <table:table-cell office:value-type="float" office:value="1.86865" calcext:value-type="float">
            <text:p>1.86865</text:p>
          </table:table-cell>
          <table:table-cell/>
        </table:table-row>
        <table:table-row table:style-name="ro1">
          <table:table-cell office:value-type="float" office:value="2.88927" calcext:value-type="float">
            <text:p>2.88927</text:p>
          </table:table-cell>
          <table:table-cell office:value-type="float" office:value="1.87977" calcext:value-type="float">
            <text:p>1.87977</text:p>
          </table:table-cell>
          <table:table-cell/>
        </table:table-row>
        <table:table-row table:style-name="ro1">
          <table:table-cell office:value-type="float" office:value="2.90588" calcext:value-type="float">
            <text:p>2.90588</text:p>
          </table:table-cell>
          <table:table-cell office:value-type="float" office:value="1.88611" calcext:value-type="float">
            <text:p>1.88611</text:p>
          </table:table-cell>
          <table:table-cell/>
        </table:table-row>
        <table:table-row table:style-name="ro1">
          <table:table-cell office:value-type="float" office:value="2.92248" calcext:value-type="float">
            <text:p>2.92248</text:p>
          </table:table-cell>
          <table:table-cell office:value-type="float" office:value="1.90535" calcext:value-type="float">
            <text:p>1.90535</text:p>
          </table:table-cell>
          <table:table-cell/>
        </table:table-row>
        <table:table-row table:style-name="ro1">
          <table:table-cell office:value-type="float" office:value="2.93909" calcext:value-type="float">
            <text:p>2.93909</text:p>
          </table:table-cell>
          <table:table-cell office:value-type="float" office:value="1.92307" calcext:value-type="float">
            <text:p>1.92307</text:p>
          </table:table-cell>
          <table:table-cell/>
        </table:table-row>
        <table:table-row table:style-name="ro1">
          <table:table-cell office:value-type="float" office:value="2.95569" calcext:value-type="float">
            <text:p>2.95569</text:p>
          </table:table-cell>
          <table:table-cell office:value-type="float" office:value="1.9329" calcext:value-type="float">
            <text:p>1.9329</text:p>
          </table:table-cell>
          <table:table-cell/>
        </table:table-row>
        <table:table-row table:style-name="ro1">
          <table:table-cell office:value-type="float" office:value="2.9723" calcext:value-type="float">
            <text:p>2.9723</text:p>
          </table:table-cell>
          <table:table-cell office:value-type="float" office:value="1.9512" calcext:value-type="float">
            <text:p>1.9512</text:p>
          </table:table-cell>
          <table:table-cell/>
        </table:table-row>
        <table:table-row table:style-name="ro1">
          <table:table-cell office:value-type="float" office:value="2.9889" calcext:value-type="float">
            <text:p>2.9889</text:p>
          </table:table-cell>
          <table:table-cell office:value-type="float" office:value="1.96299" calcext:value-type="float">
            <text:p>1.96299</text:p>
          </table:table-cell>
          <table:table-cell/>
        </table:table-row>
        <table:table-row table:style-name="ro1">
          <table:table-cell office:value-type="float" office:value="3.00551" calcext:value-type="float">
            <text:p>3.00551</text:p>
          </table:table-cell>
          <table:table-cell office:value-type="float" office:value="1.97633" calcext:value-type="float">
            <text:p>1.97633</text:p>
          </table:table-cell>
          <table:table-cell/>
        </table:table-row>
        <table:table-row table:style-name="ro1">
          <table:table-cell office:value-type="float" office:value="3.02211" calcext:value-type="float">
            <text:p>3.02211</text:p>
          </table:table-cell>
          <table:table-cell office:value-type="float" office:value="2.00137" calcext:value-type="float">
            <text:p>2.00137</text:p>
          </table:table-cell>
          <table:table-cell/>
        </table:table-row>
        <table:table-row table:style-name="ro1">
          <table:table-cell office:value-type="float" office:value="3.03872" calcext:value-type="float">
            <text:p>3.03872</text:p>
          </table:table-cell>
          <table:table-cell office:value-type="float" office:value="2.01935" calcext:value-type="float">
            <text:p>2.01935</text:p>
          </table:table-cell>
          <table:table-cell/>
        </table:table-row>
        <table:table-row table:style-name="ro1">
          <table:table-cell office:value-type="float" office:value="3.05532" calcext:value-type="float">
            <text:p>3.05532</text:p>
          </table:table-cell>
          <table:table-cell office:value-type="float" office:value="2.02912" calcext:value-type="float">
            <text:p>2.02912</text:p>
          </table:table-cell>
          <table:table-cell/>
        </table:table-row>
        <table:table-row table:style-name="ro1">
          <table:table-cell office:value-type="float" office:value="3.07193" calcext:value-type="float">
            <text:p>3.07193</text:p>
          </table:table-cell>
          <table:table-cell office:value-type="float" office:value="2.03836" calcext:value-type="float">
            <text:p>2.03836</text:p>
          </table:table-cell>
          <table:table-cell/>
        </table:table-row>
        <table:table-row table:style-name="ro1">
          <table:table-cell office:value-type="float" office:value="3.08853" calcext:value-type="float">
            <text:p>3.08853</text:p>
          </table:table-cell>
          <table:table-cell office:value-type="float" office:value="2.04702" calcext:value-type="float">
            <text:p>2.04702</text:p>
          </table:table-cell>
          <table:table-cell/>
        </table:table-row>
        <table:table-row table:style-name="ro1">
          <table:table-cell office:value-type="float" office:value="3.10514" calcext:value-type="float">
            <text:p>3.10514</text:p>
          </table:table-cell>
          <table:table-cell office:value-type="float" office:value="2.06605" calcext:value-type="float">
            <text:p>2.06605</text:p>
          </table:table-cell>
          <table:table-cell/>
        </table:table-row>
        <table:table-row table:style-name="ro1">
          <table:table-cell office:value-type="float" office:value="3.12174" calcext:value-type="float">
            <text:p>3.12174</text:p>
          </table:table-cell>
          <table:table-cell office:value-type="float" office:value="2.07451" calcext:value-type="float">
            <text:p>2.07451</text:p>
          </table:table-cell>
          <table:table-cell/>
        </table:table-row>
        <table:table-row table:style-name="ro1">
          <table:table-cell office:value-type="float" office:value="3.13835" calcext:value-type="float">
            <text:p>3.13835</text:p>
          </table:table-cell>
          <table:table-cell office:value-type="float" office:value="2.09686" calcext:value-type="float">
            <text:p>2.09686</text:p>
          </table:table-cell>
          <table:table-cell/>
        </table:table-row>
        <table:table-row table:style-name="ro1">
          <table:table-cell office:value-type="float" office:value="3.15495" calcext:value-type="float">
            <text:p>3.15495</text:p>
          </table:table-cell>
          <table:table-cell office:value-type="float" office:value="2.11647" calcext:value-type="float">
            <text:p>2.11647</text:p>
          </table:table-cell>
          <table:table-cell/>
        </table:table-row>
        <table:table-row table:style-name="ro1">
          <table:table-cell office:value-type="float" office:value="3.17156" calcext:value-type="float">
            <text:p>3.17156</text:p>
          </table:table-cell>
          <table:table-cell office:value-type="float" office:value="2.12641" calcext:value-type="float">
            <text:p>2.12641</text:p>
          </table:table-cell>
          <table:table-cell/>
        </table:table-row>
        <table:table-row table:style-name="ro1">
          <table:table-cell office:value-type="float" office:value="3.18816" calcext:value-type="float">
            <text:p>3.18816</text:p>
          </table:table-cell>
          <table:table-cell office:value-type="float" office:value="2.14487" calcext:value-type="float">
            <text:p>2.14487</text:p>
          </table:table-cell>
          <table:table-cell/>
        </table:table-row>
        <table:table-row table:style-name="ro1">
          <table:table-cell office:value-type="float" office:value="3.20477" calcext:value-type="float">
            <text:p>3.20477</text:p>
          </table:table-cell>
          <table:table-cell office:value-type="float" office:value="2.15756" calcext:value-type="float">
            <text:p>2.15756</text:p>
          </table:table-cell>
          <table:table-cell/>
        </table:table-row>
        <table:table-row table:style-name="ro1">
          <table:table-cell office:value-type="float" office:value="3.22137" calcext:value-type="float">
            <text:p>3.22137</text:p>
          </table:table-cell>
          <table:table-cell office:value-type="float" office:value="2.17372" calcext:value-type="float">
            <text:p>2.17372</text:p>
          </table:table-cell>
          <table:table-cell/>
        </table:table-row>
        <table:table-row table:style-name="ro1">
          <table:table-cell office:value-type="float" office:value="3.23798" calcext:value-type="float">
            <text:p>3.23798</text:p>
          </table:table-cell>
          <table:table-cell office:value-type="float" office:value="2.19236" calcext:value-type="float">
            <text:p>2.19236</text:p>
          </table:table-cell>
          <table:table-cell/>
        </table:table-row>
        <table:table-row table:style-name="ro1">
          <table:table-cell office:value-type="float" office:value="3.25458" calcext:value-type="float">
            <text:p>3.25458</text:p>
          </table:table-cell>
          <table:table-cell office:value-type="float" office:value="2.20471" calcext:value-type="float">
            <text:p>2.20471</text:p>
          </table:table-cell>
          <table:table-cell/>
        </table:table-row>
        <table:table-row table:style-name="ro1">
          <table:table-cell office:value-type="float" office:value="3.27119" calcext:value-type="float">
            <text:p>3.27119</text:p>
          </table:table-cell>
          <table:table-cell office:value-type="float" office:value="2.22302" calcext:value-type="float">
            <text:p>2.22302</text:p>
          </table:table-cell>
          <table:table-cell/>
        </table:table-row>
        <table:table-row table:style-name="ro1">
          <table:table-cell office:value-type="float" office:value="3.28779" calcext:value-type="float">
            <text:p>3.28779</text:p>
          </table:table-cell>
          <table:table-cell office:value-type="float" office:value="2.23165" calcext:value-type="float">
            <text:p>2.23165</text:p>
          </table:table-cell>
          <table:table-cell/>
        </table:table-row>
        <table:table-row table:style-name="ro1">
          <table:table-cell office:value-type="float" office:value="3.3044" calcext:value-type="float">
            <text:p>3.3044</text:p>
          </table:table-cell>
          <table:table-cell office:value-type="float" office:value="2.25492" calcext:value-type="float">
            <text:p>2.25492</text:p>
          </table:table-cell>
          <table:table-cell/>
        </table:table-row>
        <table:table-row table:style-name="ro1">
          <table:table-cell office:value-type="float" office:value="3.321" calcext:value-type="float">
            <text:p>3.321</text:p>
          </table:table-cell>
          <table:table-cell office:value-type="float" office:value="2.26616" calcext:value-type="float">
            <text:p>2.26616</text:p>
          </table:table-cell>
          <table:table-cell/>
        </table:table-row>
        <table:table-row table:style-name="ro1">
          <table:table-cell office:value-type="float" office:value="3.33761" calcext:value-type="float">
            <text:p>3.33761</text:p>
          </table:table-cell>
          <table:table-cell office:value-type="float" office:value="2.27809" calcext:value-type="float">
            <text:p>2.27809</text:p>
          </table:table-cell>
          <table:table-cell/>
        </table:table-row>
        <table:table-row table:style-name="ro1">
          <table:table-cell office:value-type="float" office:value="3.35421" calcext:value-type="float">
            <text:p>3.35421</text:p>
          </table:table-cell>
          <table:table-cell office:value-type="float" office:value="2.28689" calcext:value-type="float">
            <text:p>2.28689</text:p>
          </table:table-cell>
          <table:table-cell/>
        </table:table-row>
        <table:table-row table:style-name="ro1">
          <table:table-cell office:value-type="float" office:value="3.37082" calcext:value-type="float">
            <text:p>3.37082</text:p>
          </table:table-cell>
          <table:table-cell office:value-type="float" office:value="2.29115" calcext:value-type="float">
            <text:p>2.29115</text:p>
          </table:table-cell>
          <table:table-cell/>
        </table:table-row>
        <table:table-row table:style-name="ro1">
          <table:table-cell office:value-type="float" office:value="3.38742" calcext:value-type="float">
            <text:p>3.38742</text:p>
          </table:table-cell>
          <table:table-cell office:value-type="float" office:value="2.30324" calcext:value-type="float">
            <text:p>2.30324</text:p>
          </table:table-cell>
          <table:table-cell/>
        </table:table-row>
        <table:table-row table:style-name="ro1">
          <table:table-cell office:value-type="float" office:value="3.40403" calcext:value-type="float">
            <text:p>3.40403</text:p>
          </table:table-cell>
          <table:table-cell office:value-type="float" office:value="2.30796" calcext:value-type="float">
            <text:p>2.30796</text:p>
          </table:table-cell>
          <table:table-cell/>
        </table:table-row>
        <table:table-row table:style-name="ro1">
          <table:table-cell office:value-type="float" office:value="3.42063" calcext:value-type="float">
            <text:p>3.42063</text:p>
          </table:table-cell>
          <table:table-cell office:value-type="float" office:value="2.32255" calcext:value-type="float">
            <text:p>2.32255</text:p>
          </table:table-cell>
          <table:table-cell/>
        </table:table-row>
        <table:table-row table:style-name="ro1">
          <table:table-cell office:value-type="float" office:value="3.43724" calcext:value-type="float">
            <text:p>3.43724</text:p>
          </table:table-cell>
          <table:table-cell office:value-type="float" office:value="2.33157" calcext:value-type="float">
            <text:p>2.33157</text:p>
          </table:table-cell>
          <table:table-cell/>
        </table:table-row>
        <table:table-row table:style-name="ro1">
          <table:table-cell office:value-type="float" office:value="3.45384" calcext:value-type="float">
            <text:p>3.45384</text:p>
          </table:table-cell>
          <table:table-cell office:value-type="float" office:value="2.34263" calcext:value-type="float">
            <text:p>2.34263</text:p>
          </table:table-cell>
          <table:table-cell/>
        </table:table-row>
        <table:table-row table:style-name="ro1">
          <table:table-cell office:value-type="float" office:value="3.47045" calcext:value-type="float">
            <text:p>3.47045</text:p>
          </table:table-cell>
          <table:table-cell office:value-type="float" office:value="2.3483" calcext:value-type="float">
            <text:p>2.3483</text:p>
          </table:table-cell>
          <table:table-cell/>
        </table:table-row>
        <table:table-row table:style-name="ro1">
          <table:table-cell office:value-type="float" office:value="3.48705" calcext:value-type="float">
            <text:p>3.48705</text:p>
          </table:table-cell>
          <table:table-cell office:value-type="float" office:value="2.35717" calcext:value-type="float">
            <text:p>2.35717</text:p>
          </table:table-cell>
          <table:table-cell/>
        </table:table-row>
        <table:table-row table:style-name="ro1">
          <table:table-cell office:value-type="float" office:value="3.50366" calcext:value-type="float">
            <text:p>3.50366</text:p>
          </table:table-cell>
          <table:table-cell office:value-type="float" office:value="2.36497" calcext:value-type="float">
            <text:p>2.36497</text:p>
          </table:table-cell>
          <table:table-cell/>
        </table:table-row>
        <table:table-row table:style-name="ro1">
          <table:table-cell office:value-type="float" office:value="3.52026" calcext:value-type="float">
            <text:p>3.52026</text:p>
          </table:table-cell>
          <table:table-cell office:value-type="float" office:value="2.37208" calcext:value-type="float">
            <text:p>2.37208</text:p>
          </table:table-cell>
          <table:table-cell/>
        </table:table-row>
        <table:table-row table:style-name="ro1">
          <table:table-cell office:value-type="float" office:value="3.53687" calcext:value-type="float">
            <text:p>3.53687</text:p>
          </table:table-cell>
          <table:table-cell office:value-type="float" office:value="2.38123" calcext:value-type="float">
            <text:p>2.38123</text:p>
          </table:table-cell>
          <table:table-cell/>
        </table:table-row>
        <table:table-row table:style-name="ro1">
          <table:table-cell office:value-type="float" office:value="3.55347" calcext:value-type="float">
            <text:p>3.55347</text:p>
          </table:table-cell>
          <table:table-cell office:value-type="float" office:value="2.40228" calcext:value-type="float">
            <text:p>2.40228</text:p>
          </table:table-cell>
          <table:table-cell/>
        </table:table-row>
        <table:table-row table:style-name="ro1">
          <table:table-cell office:value-type="float" office:value="3.57008" calcext:value-type="float">
            <text:p>3.57008</text:p>
          </table:table-cell>
          <table:table-cell office:value-type="float" office:value="2.4043" calcext:value-type="float">
            <text:p>2.4043</text:p>
          </table:table-cell>
          <table:table-cell/>
        </table:table-row>
        <table:table-row table:style-name="ro1">
          <table:table-cell office:value-type="float" office:value="3.58668" calcext:value-type="float">
            <text:p>3.58668</text:p>
          </table:table-cell>
          <table:table-cell office:value-type="float" office:value="2.41329" calcext:value-type="float">
            <text:p>2.41329</text:p>
          </table:table-cell>
          <table:table-cell/>
        </table:table-row>
        <table:table-row table:style-name="ro1">
          <table:table-cell office:value-type="float" office:value="3.60329" calcext:value-type="float">
            <text:p>3.60329</text:p>
          </table:table-cell>
          <table:table-cell office:value-type="float" office:value="2.4142" calcext:value-type="float">
            <text:p>2.4142</text:p>
          </table:table-cell>
          <table:table-cell/>
        </table:table-row>
        <table:table-row table:style-name="ro1">
          <table:table-cell office:value-type="float" office:value="3.61989" calcext:value-type="float">
            <text:p>3.61989</text:p>
          </table:table-cell>
          <table:table-cell office:value-type="float" office:value="2.4224" calcext:value-type="float">
            <text:p>2.4224</text:p>
          </table:table-cell>
          <table:table-cell/>
        </table:table-row>
        <table:table-row table:style-name="ro1">
          <table:table-cell office:value-type="float" office:value="3.6365" calcext:value-type="float">
            <text:p>3.6365</text:p>
          </table:table-cell>
          <table:table-cell office:value-type="float" office:value="2.42679" calcext:value-type="float">
            <text:p>2.42679</text:p>
          </table:table-cell>
          <table:table-cell/>
        </table:table-row>
        <table:table-row table:style-name="ro1">
          <table:table-cell office:value-type="float" office:value="3.6531" calcext:value-type="float">
            <text:p>3.6531</text:p>
          </table:table-cell>
          <table:table-cell office:value-type="float" office:value="2.44513" calcext:value-type="float">
            <text:p>2.44513</text:p>
          </table:table-cell>
          <table:table-cell/>
        </table:table-row>
        <table:table-row table:style-name="ro1">
          <table:table-cell office:value-type="float" office:value="3.66971" calcext:value-type="float">
            <text:p>3.66971</text:p>
          </table:table-cell>
          <table:table-cell office:value-type="float" office:value="2.45346" calcext:value-type="float">
            <text:p>2.45346</text:p>
          </table:table-cell>
          <table:table-cell/>
        </table:table-row>
        <table:table-row table:style-name="ro1">
          <table:table-cell office:value-type="float" office:value="3.68631" calcext:value-type="float">
            <text:p>3.68631</text:p>
          </table:table-cell>
          <table:table-cell office:value-type="float" office:value="2.46313" calcext:value-type="float">
            <text:p>2.46313</text:p>
          </table:table-cell>
          <table:table-cell/>
        </table:table-row>
        <table:table-row table:style-name="ro1">
          <table:table-cell office:value-type="float" office:value="3.70292" calcext:value-type="float">
            <text:p>3.70292</text:p>
          </table:table-cell>
          <table:table-cell office:value-type="float" office:value="2.47199" calcext:value-type="float">
            <text:p>2.47199</text:p>
          </table:table-cell>
          <table:table-cell/>
        </table:table-row>
        <table:table-row table:style-name="ro1">
          <table:table-cell office:value-type="float" office:value="3.71952" calcext:value-type="float">
            <text:p>3.71952</text:p>
          </table:table-cell>
          <table:table-cell office:value-type="float" office:value="2.48446" calcext:value-type="float">
            <text:p>2.48446</text:p>
          </table:table-cell>
          <table:table-cell/>
        </table:table-row>
        <table:table-row table:style-name="ro1">
          <table:table-cell office:value-type="float" office:value="3.73613" calcext:value-type="float">
            <text:p>3.73613</text:p>
          </table:table-cell>
          <table:table-cell office:value-type="float" office:value="2.49751" calcext:value-type="float">
            <text:p>2.49751</text:p>
          </table:table-cell>
          <table:table-cell/>
        </table:table-row>
        <table:table-row table:style-name="ro1">
          <table:table-cell office:value-type="float" office:value="3.75273" calcext:value-type="float">
            <text:p>3.75273</text:p>
          </table:table-cell>
          <table:table-cell office:value-type="float" office:value="2.50307" calcext:value-type="float">
            <text:p>2.50307</text:p>
          </table:table-cell>
          <table:table-cell/>
        </table:table-row>
        <table:table-row table:style-name="ro1">
          <table:table-cell office:value-type="float" office:value="3.76934" calcext:value-type="float">
            <text:p>3.76934</text:p>
          </table:table-cell>
          <table:table-cell office:value-type="float" office:value="2.4982" calcext:value-type="float">
            <text:p>2.4982</text:p>
          </table:table-cell>
          <table:table-cell/>
        </table:table-row>
        <table:table-row table:style-name="ro1">
          <table:table-cell office:value-type="float" office:value="3.78594" calcext:value-type="float">
            <text:p>3.78594</text:p>
          </table:table-cell>
          <table:table-cell office:value-type="float" office:value="2.50882" calcext:value-type="float">
            <text:p>2.50882</text:p>
          </table:table-cell>
          <table:table-cell/>
        </table:table-row>
        <table:table-row table:style-name="ro1">
          <table:table-cell office:value-type="float" office:value="3.80255" calcext:value-type="float">
            <text:p>3.80255</text:p>
          </table:table-cell>
          <table:table-cell office:value-type="float" office:value="2.51761" calcext:value-type="float">
            <text:p>2.51761</text:p>
          </table:table-cell>
          <table:table-cell/>
        </table:table-row>
        <table:table-row table:style-name="ro1">
          <table:table-cell office:value-type="float" office:value="3.81915" calcext:value-type="float">
            <text:p>3.81915</text:p>
          </table:table-cell>
          <table:table-cell office:value-type="float" office:value="2.51741" calcext:value-type="float">
            <text:p>2.51741</text:p>
          </table:table-cell>
          <table:table-cell/>
        </table:table-row>
        <table:table-row table:style-name="ro1">
          <table:table-cell office:value-type="float" office:value="3.83576" calcext:value-type="float">
            <text:p>3.83576</text:p>
          </table:table-cell>
          <table:table-cell office:value-type="float" office:value="2.52983" calcext:value-type="float">
            <text:p>2.52983</text:p>
          </table:table-cell>
          <table:table-cell/>
        </table:table-row>
        <table:table-row table:style-name="ro1">
          <table:table-cell office:value-type="float" office:value="3.85236" calcext:value-type="float">
            <text:p>3.85236</text:p>
          </table:table-cell>
          <table:table-cell office:value-type="float" office:value="2.53187" calcext:value-type="float">
            <text:p>2.53187</text:p>
          </table:table-cell>
          <table:table-cell/>
        </table:table-row>
        <table:table-row table:style-name="ro1">
          <table:table-cell office:value-type="float" office:value="3.86897" calcext:value-type="float">
            <text:p>3.86897</text:p>
          </table:table-cell>
          <table:table-cell office:value-type="float" office:value="2.54338" calcext:value-type="float">
            <text:p>2.54338</text:p>
          </table:table-cell>
          <table:table-cell/>
        </table:table-row>
        <table:table-row table:style-name="ro1">
          <table:table-cell office:value-type="float" office:value="3.88557" calcext:value-type="float">
            <text:p>3.88557</text:p>
          </table:table-cell>
          <table:table-cell office:value-type="float" office:value="2.55984" calcext:value-type="float">
            <text:p>2.55984</text:p>
          </table:table-cell>
          <table:table-cell/>
        </table:table-row>
        <table:table-row table:style-name="ro1">
          <table:table-cell office:value-type="float" office:value="3.90218" calcext:value-type="float">
            <text:p>3.90218</text:p>
          </table:table-cell>
          <table:table-cell office:value-type="float" office:value="2.57031" calcext:value-type="float">
            <text:p>2.57031</text:p>
          </table:table-cell>
          <table:table-cell/>
        </table:table-row>
        <table:table-row table:style-name="ro1">
          <table:table-cell office:value-type="float" office:value="3.91878" calcext:value-type="float">
            <text:p>3.91878</text:p>
          </table:table-cell>
          <table:table-cell office:value-type="float" office:value="2.57499" calcext:value-type="float">
            <text:p>2.57499</text:p>
          </table:table-cell>
          <table:table-cell/>
        </table:table-row>
        <table:table-row table:style-name="ro1">
          <table:table-cell office:value-type="float" office:value="3.93539" calcext:value-type="float">
            <text:p>3.93539</text:p>
          </table:table-cell>
          <table:table-cell office:value-type="float" office:value="2.58071" calcext:value-type="float">
            <text:p>2.58071</text:p>
          </table:table-cell>
          <table:table-cell/>
        </table:table-row>
        <table:table-row table:style-name="ro1">
          <table:table-cell office:value-type="float" office:value="3.95199" calcext:value-type="float">
            <text:p>3.95199</text:p>
          </table:table-cell>
          <table:table-cell office:value-type="float" office:value="2.58529" calcext:value-type="float">
            <text:p>2.58529</text:p>
          </table:table-cell>
          <table:table-cell/>
        </table:table-row>
        <table:table-row table:style-name="ro1">
          <table:table-cell office:value-type="float" office:value="3.9686" calcext:value-type="float">
            <text:p>3.9686</text:p>
          </table:table-cell>
          <table:table-cell office:value-type="float" office:value="2.58989" calcext:value-type="float">
            <text:p>2.58989</text:p>
          </table:table-cell>
          <table:table-cell/>
        </table:table-row>
        <table:table-row table:style-name="ro1">
          <table:table-cell office:value-type="float" office:value="3.9852" calcext:value-type="float">
            <text:p>3.9852</text:p>
          </table:table-cell>
          <table:table-cell office:value-type="float" office:value="2.60481" calcext:value-type="float">
            <text:p>2.60481</text:p>
          </table:table-cell>
          <table:table-cell/>
        </table:table-row>
        <table:table-row table:style-name="ro1">
          <table:table-cell office:value-type="float" office:value="4.00181" calcext:value-type="float">
            <text:p>4.00181</text:p>
          </table:table-cell>
          <table:table-cell office:value-type="float" office:value="2.61584" calcext:value-type="float">
            <text:p>2.61584</text:p>
          </table:table-cell>
          <table:table-cell/>
        </table:table-row>
        <table:table-row table:style-name="ro1">
          <table:table-cell office:value-type="float" office:value="4.01841" calcext:value-type="float">
            <text:p>4.01841</text:p>
          </table:table-cell>
          <table:table-cell office:value-type="float" office:value="2.62166" calcext:value-type="float">
            <text:p>2.62166</text:p>
          </table:table-cell>
          <table:table-cell/>
        </table:table-row>
        <table:table-row table:style-name="ro1">
          <table:table-cell office:value-type="float" office:value="4.03502" calcext:value-type="float">
            <text:p>4.03502</text:p>
          </table:table-cell>
          <table:table-cell office:value-type="float" office:value="2.63002" calcext:value-type="float">
            <text:p>2.63002</text:p>
          </table:table-cell>
          <table:table-cell/>
        </table:table-row>
        <table:table-row table:style-name="ro1">
          <table:table-cell office:value-type="float" office:value="4.05162" calcext:value-type="float">
            <text:p>4.05162</text:p>
          </table:table-cell>
          <table:table-cell office:value-type="float" office:value="2.64173" calcext:value-type="float">
            <text:p>2.64173</text:p>
          </table:table-cell>
          <table:table-cell/>
        </table:table-row>
        <table:table-row table:style-name="ro1">
          <table:table-cell office:value-type="float" office:value="4.06822" calcext:value-type="float">
            <text:p>4.06822</text:p>
          </table:table-cell>
          <table:table-cell office:value-type="float" office:value="2.64238" calcext:value-type="float">
            <text:p>2.64238</text:p>
          </table:table-cell>
          <table:table-cell/>
        </table:table-row>
        <table:table-row table:style-name="ro1">
          <table:table-cell office:value-type="float" office:value="4.08483" calcext:value-type="float">
            <text:p>4.08483</text:p>
          </table:table-cell>
          <table:table-cell office:value-type="float" office:value="2.65258" calcext:value-type="float">
            <text:p>2.65258</text:p>
          </table:table-cell>
          <table:table-cell/>
        </table:table-row>
        <table:table-row table:style-name="ro1">
          <table:table-cell office:value-type="float" office:value="4.10144" calcext:value-type="float">
            <text:p>4.10144</text:p>
          </table:table-cell>
          <table:table-cell office:value-type="float" office:value="2.65867" calcext:value-type="float">
            <text:p>2.65867</text:p>
          </table:table-cell>
          <table:table-cell/>
        </table:table-row>
        <table:table-row table:style-name="ro1">
          <table:table-cell office:value-type="float" office:value="4.11804" calcext:value-type="float">
            <text:p>4.11804</text:p>
          </table:table-cell>
          <table:table-cell office:value-type="float" office:value="2.66119" calcext:value-type="float">
            <text:p>2.66119</text:p>
          </table:table-cell>
          <table:table-cell/>
        </table:table-row>
        <table:table-row table:style-name="ro1">
          <table:table-cell office:value-type="float" office:value="4.13465" calcext:value-type="float">
            <text:p>4.13465</text:p>
          </table:table-cell>
          <table:table-cell office:value-type="float" office:value="2.6667" calcext:value-type="float">
            <text:p>2.6667</text:p>
          </table:table-cell>
          <table:table-cell/>
        </table:table-row>
        <table:table-row table:style-name="ro1">
          <table:table-cell office:value-type="float" office:value="4.15125" calcext:value-type="float">
            <text:p>4.15125</text:p>
          </table:table-cell>
          <table:table-cell office:value-type="float" office:value="2.67225" calcext:value-type="float">
            <text:p>2.67225</text:p>
          </table:table-cell>
          <table:table-cell/>
        </table:table-row>
        <table:table-row table:style-name="ro1">
          <table:table-cell office:value-type="float" office:value="4.16786" calcext:value-type="float">
            <text:p>4.16786</text:p>
          </table:table-cell>
          <table:table-cell office:value-type="float" office:value="2.67845" calcext:value-type="float">
            <text:p>2.67845</text:p>
          </table:table-cell>
          <table:table-cell/>
        </table:table-row>
        <table:table-row table:style-name="ro1">
          <table:table-cell office:value-type="float" office:value="4.18446" calcext:value-type="float">
            <text:p>4.18446</text:p>
          </table:table-cell>
          <table:table-cell office:value-type="float" office:value="2.68948" calcext:value-type="float">
            <text:p>2.68948</text:p>
          </table:table-cell>
          <table:table-cell/>
        </table:table-row>
        <table:table-row table:style-name="ro1">
          <table:table-cell office:value-type="float" office:value="4.20107" calcext:value-type="float">
            <text:p>4.20107</text:p>
          </table:table-cell>
          <table:table-cell office:value-type="float" office:value="2.69395" calcext:value-type="float">
            <text:p>2.69395</text:p>
          </table:table-cell>
          <table:table-cell/>
        </table:table-row>
        <table:table-row table:style-name="ro1">
          <table:table-cell office:value-type="float" office:value="4.21767" calcext:value-type="float">
            <text:p>4.21767</text:p>
          </table:table-cell>
          <table:table-cell office:value-type="float" office:value="2.69465" calcext:value-type="float">
            <text:p>2.69465</text:p>
          </table:table-cell>
          <table:table-cell/>
        </table:table-row>
        <table:table-row table:style-name="ro1">
          <table:table-cell office:value-type="float" office:value="4.23428" calcext:value-type="float">
            <text:p>4.23428</text:p>
          </table:table-cell>
          <table:table-cell office:value-type="float" office:value="2.69801" calcext:value-type="float">
            <text:p>2.69801</text:p>
          </table:table-cell>
          <table:table-cell/>
        </table:table-row>
        <table:table-row table:style-name="ro1">
          <table:table-cell office:value-type="float" office:value="4.25088" calcext:value-type="float">
            <text:p>4.25088</text:p>
          </table:table-cell>
          <table:table-cell office:value-type="float" office:value="2.70297" calcext:value-type="float">
            <text:p>2.70297</text:p>
          </table:table-cell>
          <table:table-cell/>
        </table:table-row>
        <table:table-row table:style-name="ro1">
          <table:table-cell office:value-type="float" office:value="4.26749" calcext:value-type="float">
            <text:p>4.26749</text:p>
          </table:table-cell>
          <table:table-cell office:value-type="float" office:value="2.71896" calcext:value-type="float">
            <text:p>2.71896</text:p>
          </table:table-cell>
          <table:table-cell/>
        </table:table-row>
        <table:table-row table:style-name="ro1">
          <table:table-cell office:value-type="float" office:value="4.28409" calcext:value-type="float">
            <text:p>4.28409</text:p>
          </table:table-cell>
          <table:table-cell office:value-type="float" office:value="2.7263" calcext:value-type="float">
            <text:p>2.7263</text:p>
          </table:table-cell>
          <table:table-cell/>
        </table:table-row>
        <table:table-row table:style-name="ro1">
          <table:table-cell office:value-type="float" office:value="4.3007" calcext:value-type="float">
            <text:p>4.3007</text:p>
          </table:table-cell>
          <table:table-cell office:value-type="float" office:value="2.72816" calcext:value-type="float">
            <text:p>2.72816</text:p>
          </table:table-cell>
          <table:table-cell/>
        </table:table-row>
        <table:table-row table:style-name="ro1">
          <table:table-cell office:value-type="float" office:value="4.3173" calcext:value-type="float">
            <text:p>4.3173</text:p>
          </table:table-cell>
          <table:table-cell office:value-type="float" office:value="2.74337" calcext:value-type="float">
            <text:p>2.74337</text:p>
          </table:table-cell>
          <table:table-cell/>
        </table:table-row>
        <table:table-row table:style-name="ro1">
          <table:table-cell office:value-type="float" office:value="4.33391" calcext:value-type="float">
            <text:p>4.33391</text:p>
          </table:table-cell>
          <table:table-cell office:value-type="float" office:value="2.74819" calcext:value-type="float">
            <text:p>2.74819</text:p>
          </table:table-cell>
          <table:table-cell/>
        </table:table-row>
        <table:table-row table:style-name="ro1">
          <table:table-cell office:value-type="float" office:value="4.35051" calcext:value-type="float">
            <text:p>4.35051</text:p>
          </table:table-cell>
          <table:table-cell office:value-type="float" office:value="2.7504" calcext:value-type="float">
            <text:p>2.7504</text:p>
          </table:table-cell>
          <table:table-cell/>
        </table:table-row>
        <table:table-row table:style-name="ro1">
          <table:table-cell office:value-type="float" office:value="4.36712" calcext:value-type="float">
            <text:p>4.36712</text:p>
          </table:table-cell>
          <table:table-cell office:value-type="float" office:value="2.75935" calcext:value-type="float">
            <text:p>2.75935</text:p>
          </table:table-cell>
          <table:table-cell/>
        </table:table-row>
        <table:table-row table:style-name="ro1">
          <table:table-cell office:value-type="float" office:value="4.38372" calcext:value-type="float">
            <text:p>4.38372</text:p>
          </table:table-cell>
          <table:table-cell office:value-type="float" office:value="2.76589" calcext:value-type="float">
            <text:p>2.76589</text:p>
          </table:table-cell>
          <table:table-cell/>
        </table:table-row>
        <table:table-row table:style-name="ro1">
          <table:table-cell office:value-type="float" office:value="4.40033" calcext:value-type="float">
            <text:p>4.40033</text:p>
          </table:table-cell>
          <table:table-cell office:value-type="float" office:value="2.77259" calcext:value-type="float">
            <text:p>2.77259</text:p>
          </table:table-cell>
          <table:table-cell/>
        </table:table-row>
        <table:table-row table:style-name="ro1">
          <table:table-cell office:value-type="float" office:value="4.41693" calcext:value-type="float">
            <text:p>4.41693</text:p>
          </table:table-cell>
          <table:table-cell office:value-type="float" office:value="2.78096" calcext:value-type="float">
            <text:p>2.78096</text:p>
          </table:table-cell>
          <table:table-cell/>
        </table:table-row>
        <table:table-row table:style-name="ro1">
          <table:table-cell office:value-type="float" office:value="4.43354" calcext:value-type="float">
            <text:p>4.43354</text:p>
          </table:table-cell>
          <table:table-cell office:value-type="float" office:value="2.78719" calcext:value-type="float">
            <text:p>2.78719</text:p>
          </table:table-cell>
          <table:table-cell/>
        </table:table-row>
        <table:table-row table:style-name="ro1">
          <table:table-cell office:value-type="float" office:value="4.45014" calcext:value-type="float">
            <text:p>4.45014</text:p>
          </table:table-cell>
          <table:table-cell office:value-type="float" office:value="2.79703" calcext:value-type="float">
            <text:p>2.79703</text:p>
          </table:table-cell>
          <table:table-cell/>
        </table:table-row>
        <table:table-row table:style-name="ro1">
          <table:table-cell office:value-type="float" office:value="4.46675" calcext:value-type="float">
            <text:p>4.46675</text:p>
          </table:table-cell>
          <table:table-cell office:value-type="float" office:value="2.80149" calcext:value-type="float">
            <text:p>2.80149</text:p>
          </table:table-cell>
          <table:table-cell/>
        </table:table-row>
        <table:table-row table:style-name="ro1">
          <table:table-cell office:value-type="float" office:value="4.48335" calcext:value-type="float">
            <text:p>4.48335</text:p>
          </table:table-cell>
          <table:table-cell office:value-type="float" office:value="2.80702" calcext:value-type="float">
            <text:p>2.80702</text:p>
          </table:table-cell>
          <table:table-cell/>
        </table:table-row>
        <table:table-row table:style-name="ro1">
          <table:table-cell office:value-type="float" office:value="4.49996" calcext:value-type="float">
            <text:p>4.49996</text:p>
          </table:table-cell>
          <table:table-cell office:value-type="float" office:value="2.8147" calcext:value-type="float">
            <text:p>2.8147</text:p>
          </table:table-cell>
          <table:table-cell/>
        </table:table-row>
        <table:table-row table:style-name="ro1">
          <table:table-cell office:value-type="float" office:value="4.51656" calcext:value-type="float">
            <text:p>4.51656</text:p>
          </table:table-cell>
          <table:table-cell office:value-type="float" office:value="2.81612" calcext:value-type="float">
            <text:p>2.81612</text:p>
          </table:table-cell>
          <table:table-cell/>
        </table:table-row>
        <table:table-row table:style-name="ro1">
          <table:table-cell office:value-type="float" office:value="4.53317" calcext:value-type="float">
            <text:p>4.53317</text:p>
          </table:table-cell>
          <table:table-cell office:value-type="float" office:value="2.81955" calcext:value-type="float">
            <text:p>2.81955</text:p>
          </table:table-cell>
          <table:table-cell/>
        </table:table-row>
        <table:table-row table:style-name="ro1">
          <table:table-cell office:value-type="float" office:value="4.54977" calcext:value-type="float">
            <text:p>4.54977</text:p>
          </table:table-cell>
          <table:table-cell office:value-type="float" office:value="2.82359" calcext:value-type="float">
            <text:p>2.82359</text:p>
          </table:table-cell>
          <table:table-cell/>
        </table:table-row>
        <table:table-row table:style-name="ro1">
          <table:table-cell office:value-type="float" office:value="4.56638" calcext:value-type="float">
            <text:p>4.56638</text:p>
          </table:table-cell>
          <table:table-cell office:value-type="float" office:value="2.82827" calcext:value-type="float">
            <text:p>2.82827</text:p>
          </table:table-cell>
          <table:table-cell/>
        </table:table-row>
        <table:table-row table:style-name="ro1">
          <table:table-cell office:value-type="float" office:value="4.58298" calcext:value-type="float">
            <text:p>4.58298</text:p>
          </table:table-cell>
          <table:table-cell office:value-type="float" office:value="2.84229" calcext:value-type="float">
            <text:p>2.84229</text:p>
          </table:table-cell>
          <table:table-cell/>
        </table:table-row>
        <table:table-row table:style-name="ro1">
          <table:table-cell office:value-type="float" office:value="4.59959" calcext:value-type="float">
            <text:p>4.59959</text:p>
          </table:table-cell>
          <table:table-cell office:value-type="float" office:value="2.85491" calcext:value-type="float">
            <text:p>2.85491</text:p>
          </table:table-cell>
          <table:table-cell/>
        </table:table-row>
        <table:table-row table:style-name="ro1">
          <table:table-cell office:value-type="float" office:value="4.61619" calcext:value-type="float">
            <text:p>4.61619</text:p>
          </table:table-cell>
          <table:table-cell office:value-type="float" office:value="2.85947" calcext:value-type="float">
            <text:p>2.85947</text:p>
          </table:table-cell>
          <table:table-cell/>
        </table:table-row>
        <table:table-row table:style-name="ro1">
          <table:table-cell office:value-type="float" office:value="4.6328" calcext:value-type="float">
            <text:p>4.6328</text:p>
          </table:table-cell>
          <table:table-cell office:value-type="float" office:value="2.86994" calcext:value-type="float">
            <text:p>2.86994</text:p>
          </table:table-cell>
          <table:table-cell/>
        </table:table-row>
        <table:table-row table:style-name="ro1">
          <table:table-cell office:value-type="float" office:value="4.6494" calcext:value-type="float">
            <text:p>4.6494</text:p>
          </table:table-cell>
          <table:table-cell office:value-type="float" office:value="2.87571" calcext:value-type="float">
            <text:p>2.87571</text:p>
          </table:table-cell>
          <table:table-cell/>
        </table:table-row>
        <table:table-row table:style-name="ro1">
          <table:table-cell office:value-type="float" office:value="4.66601" calcext:value-type="float">
            <text:p>4.66601</text:p>
          </table:table-cell>
          <table:table-cell office:value-type="float" office:value="2.87831" calcext:value-type="float">
            <text:p>2.87831</text:p>
          </table:table-cell>
          <table:table-cell/>
        </table:table-row>
        <table:table-row table:style-name="ro1">
          <table:table-cell office:value-type="float" office:value="4.68261" calcext:value-type="float">
            <text:p>4.68261</text:p>
          </table:table-cell>
          <table:table-cell office:value-type="float" office:value="2.88299" calcext:value-type="float">
            <text:p>2.88299</text:p>
          </table:table-cell>
          <table:table-cell/>
        </table:table-row>
        <table:table-row table:style-name="ro1">
          <table:table-cell office:value-type="float" office:value="4.69922" calcext:value-type="float">
            <text:p>4.69922</text:p>
          </table:table-cell>
          <table:table-cell office:value-type="float" office:value="2.88594" calcext:value-type="float">
            <text:p>2.88594</text:p>
          </table:table-cell>
          <table:table-cell/>
        </table:table-row>
        <table:table-row table:style-name="ro1">
          <table:table-cell office:value-type="float" office:value="4.71582" calcext:value-type="float">
            <text:p>4.71582</text:p>
          </table:table-cell>
          <table:table-cell office:value-type="float" office:value="2.89041" calcext:value-type="float">
            <text:p>2.89041</text:p>
          </table:table-cell>
          <table:table-cell/>
        </table:table-row>
        <table:table-row table:style-name="ro1">
          <table:table-cell office:value-type="float" office:value="4.73243" calcext:value-type="float">
            <text:p>4.73243</text:p>
          </table:table-cell>
          <table:table-cell office:value-type="float" office:value="2.89772" calcext:value-type="float">
            <text:p>2.89772</text:p>
          </table:table-cell>
          <table:table-cell/>
        </table:table-row>
        <table:table-row table:style-name="ro1">
          <table:table-cell office:value-type="float" office:value="4.74903" calcext:value-type="float">
            <text:p>4.74903</text:p>
          </table:table-cell>
          <table:table-cell office:value-type="float" office:value="2.90672" calcext:value-type="float">
            <text:p>2.90672</text:p>
          </table:table-cell>
          <table:table-cell/>
        </table:table-row>
        <table:table-row table:style-name="ro1">
          <table:table-cell office:value-type="float" office:value="4.76564" calcext:value-type="float">
            <text:p>4.76564</text:p>
          </table:table-cell>
          <table:table-cell office:value-type="float" office:value="2.90883" calcext:value-type="float">
            <text:p>2.90883</text:p>
          </table:table-cell>
          <table:table-cell/>
        </table:table-row>
        <table:table-row table:style-name="ro1">
          <table:table-cell office:value-type="float" office:value="4.78224" calcext:value-type="float">
            <text:p>4.78224</text:p>
          </table:table-cell>
          <table:table-cell office:value-type="float" office:value="2.91298" calcext:value-type="float">
            <text:p>2.91298</text:p>
          </table:table-cell>
          <table:table-cell/>
        </table:table-row>
        <table:table-row table:style-name="ro1">
          <table:table-cell office:value-type="float" office:value="4.79885" calcext:value-type="float">
            <text:p>4.79885</text:p>
          </table:table-cell>
          <table:table-cell office:value-type="float" office:value="2.92381" calcext:value-type="float">
            <text:p>2.92381</text:p>
          </table:table-cell>
          <table:table-cell/>
        </table:table-row>
        <table:table-row table:style-name="ro1">
          <table:table-cell office:value-type="float" office:value="4.81545" calcext:value-type="float">
            <text:p>4.81545</text:p>
          </table:table-cell>
          <table:table-cell office:value-type="float" office:value="2.92558" calcext:value-type="float">
            <text:p>2.92558</text:p>
          </table:table-cell>
          <table:table-cell/>
        </table:table-row>
        <table:table-row table:style-name="ro1">
          <table:table-cell office:value-type="float" office:value="4.83206" calcext:value-type="float">
            <text:p>4.83206</text:p>
          </table:table-cell>
          <table:table-cell office:value-type="float" office:value="2.93729" calcext:value-type="float">
            <text:p>2.93729</text:p>
          </table:table-cell>
          <table:table-cell/>
        </table:table-row>
        <table:table-row table:style-name="ro1">
          <table:table-cell office:value-type="float" office:value="4.84866" calcext:value-type="float">
            <text:p>4.84866</text:p>
          </table:table-cell>
          <table:table-cell office:value-type="float" office:value="2.94887" calcext:value-type="float">
            <text:p>2.94887</text:p>
          </table:table-cell>
          <table:table-cell/>
        </table:table-row>
        <table:table-row table:style-name="ro1">
          <table:table-cell office:value-type="float" office:value="4.86527" calcext:value-type="float">
            <text:p>4.86527</text:p>
          </table:table-cell>
          <table:table-cell office:value-type="float" office:value="2.94987" calcext:value-type="float">
            <text:p>2.94987</text:p>
          </table:table-cell>
          <table:table-cell/>
        </table:table-row>
        <table:table-row table:style-name="ro1">
          <table:table-cell office:value-type="float" office:value="4.88187" calcext:value-type="float">
            <text:p>4.88187</text:p>
          </table:table-cell>
          <table:table-cell office:value-type="float" office:value="2.94869" calcext:value-type="float">
            <text:p>2.94869</text:p>
          </table:table-cell>
          <table:table-cell/>
        </table:table-row>
        <table:table-row table:style-name="ro1">
          <table:table-cell office:value-type="float" office:value="4.89848" calcext:value-type="float">
            <text:p>4.89848</text:p>
          </table:table-cell>
          <table:table-cell office:value-type="float" office:value="2.96201" calcext:value-type="float">
            <text:p>2.96201</text:p>
          </table:table-cell>
          <table:table-cell/>
        </table:table-row>
        <table:table-row table:style-name="ro1">
          <table:table-cell office:value-type="float" office:value="4.91508" calcext:value-type="float">
            <text:p>4.91508</text:p>
          </table:table-cell>
          <table:table-cell office:value-type="float" office:value="2.97185" calcext:value-type="float">
            <text:p>2.97185</text:p>
          </table:table-cell>
          <table:table-cell/>
        </table:table-row>
        <table:table-row table:style-name="ro1">
          <table:table-cell office:value-type="float" office:value="4.93169" calcext:value-type="float">
            <text:p>4.93169</text:p>
          </table:table-cell>
          <table:table-cell office:value-type="float" office:value="2.97543" calcext:value-type="float">
            <text:p>2.97543</text:p>
          </table:table-cell>
          <table:table-cell/>
        </table:table-row>
        <table:table-row table:style-name="ro1">
          <table:table-cell office:value-type="float" office:value="4.94829" calcext:value-type="float">
            <text:p>4.94829</text:p>
          </table:table-cell>
          <table:table-cell office:value-type="float" office:value="2.97731" calcext:value-type="float">
            <text:p>2.97731</text:p>
          </table:table-cell>
          <table:table-cell/>
        </table:table-row>
        <table:table-row table:style-name="ro1">
          <table:table-cell office:value-type="float" office:value="4.9649" calcext:value-type="float">
            <text:p>4.9649</text:p>
          </table:table-cell>
          <table:table-cell office:value-type="float" office:value="2.9795" calcext:value-type="float">
            <text:p>2.9795</text:p>
          </table:table-cell>
          <table:table-cell/>
        </table:table-row>
        <table:table-row table:style-name="ro1">
          <table:table-cell office:value-type="float" office:value="4.9815" calcext:value-type="float">
            <text:p>4.9815</text:p>
          </table:table-cell>
          <table:table-cell office:value-type="float" office:value="2.98262" calcext:value-type="float">
            <text:p>2.98262</text:p>
          </table:table-cell>
          <table:table-cell/>
        </table:table-row>
        <table:table-row table:style-name="ro1">
          <table:table-cell office:value-type="float" office:value="4.99811" calcext:value-type="float">
            <text:p>4.99811</text:p>
          </table:table-cell>
          <table:table-cell office:value-type="float" office:value="2.98717" calcext:value-type="float">
            <text:p>2.98717</text:p>
          </table:table-cell>
          <table:table-cell/>
        </table:table-row>
        <table:table-row table:style-name="ro1">
          <table:table-cell office:value-type="float" office:value="5.01471" calcext:value-type="float">
            <text:p>5.01471</text:p>
          </table:table-cell>
          <table:table-cell office:value-type="float" office:value="2.99557" calcext:value-type="float">
            <text:p>2.99557</text:p>
          </table:table-cell>
          <table:table-cell/>
        </table:table-row>
        <table:table-row table:style-name="ro1">
          <table:table-cell office:value-type="float" office:value="5.03132" calcext:value-type="float">
            <text:p>5.03132</text:p>
          </table:table-cell>
          <table:table-cell office:value-type="float" office:value="2.9948" calcext:value-type="float">
            <text:p>2.9948</text:p>
          </table:table-cell>
          <table:table-cell/>
        </table:table-row>
        <table:table-row table:style-name="ro1">
          <table:table-cell office:value-type="float" office:value="5.04792" calcext:value-type="float">
            <text:p>5.04792</text:p>
          </table:table-cell>
          <table:table-cell office:value-type="float" office:value="2.99781" calcext:value-type="float">
            <text:p>2.99781</text:p>
          </table:table-cell>
          <table:table-cell/>
        </table:table-row>
        <table:table-row table:style-name="ro1">
          <table:table-cell office:value-type="float" office:value="5.06453" calcext:value-type="float">
            <text:p>5.06453</text:p>
          </table:table-cell>
          <table:table-cell office:value-type="float" office:value="3.00803" calcext:value-type="float">
            <text:p>3.00803</text:p>
          </table:table-cell>
          <table:table-cell/>
        </table:table-row>
        <table:table-row table:style-name="ro1">
          <table:table-cell office:value-type="float" office:value="5.08113" calcext:value-type="float">
            <text:p>5.08113</text:p>
          </table:table-cell>
          <table:table-cell office:value-type="float" office:value="3.00744" calcext:value-type="float">
            <text:p>3.00744</text:p>
          </table:table-cell>
          <table:table-cell/>
        </table:table-row>
        <table:table-row table:style-name="ro1">
          <table:table-cell office:value-type="float" office:value="5.09774" calcext:value-type="float">
            <text:p>5.09774</text:p>
          </table:table-cell>
          <table:table-cell office:value-type="float" office:value="3.01556" calcext:value-type="float">
            <text:p>3.01556</text:p>
          </table:table-cell>
          <table:table-cell/>
        </table:table-row>
        <table:table-row table:style-name="ro1">
          <table:table-cell office:value-type="float" office:value="5.11434" calcext:value-type="float">
            <text:p>5.11434</text:p>
          </table:table-cell>
          <table:table-cell office:value-type="float" office:value="3.03019" calcext:value-type="float">
            <text:p>3.03019</text:p>
          </table:table-cell>
          <table:table-cell/>
        </table:table-row>
        <table:table-row table:style-name="ro1">
          <table:table-cell office:value-type="float" office:value="5.13095" calcext:value-type="float">
            <text:p>5.13095</text:p>
          </table:table-cell>
          <table:table-cell office:value-type="float" office:value="3.03196" calcext:value-type="float">
            <text:p>3.03196</text:p>
          </table:table-cell>
          <table:table-cell/>
        </table:table-row>
        <table:table-row table:style-name="ro1">
          <table:table-cell office:value-type="float" office:value="5.14755" calcext:value-type="float">
            <text:p>5.14755</text:p>
          </table:table-cell>
          <table:table-cell office:value-type="float" office:value="3.03174" calcext:value-type="float">
            <text:p>3.03174</text:p>
          </table:table-cell>
          <table:table-cell/>
        </table:table-row>
        <table:table-row table:style-name="ro1">
          <table:table-cell office:value-type="float" office:value="5.16416" calcext:value-type="float">
            <text:p>5.16416</text:p>
          </table:table-cell>
          <table:table-cell office:value-type="float" office:value="3.03106" calcext:value-type="float">
            <text:p>3.03106</text:p>
          </table:table-cell>
          <table:table-cell/>
        </table:table-row>
        <table:table-row table:style-name="ro1">
          <table:table-cell office:value-type="float" office:value="5.18076" calcext:value-type="float">
            <text:p>5.18076</text:p>
          </table:table-cell>
          <table:table-cell office:value-type="float" office:value="3.03885" calcext:value-type="float">
            <text:p>3.03885</text:p>
          </table:table-cell>
          <table:table-cell/>
        </table:table-row>
        <table:table-row table:style-name="ro1">
          <table:table-cell office:value-type="float" office:value="5.19737" calcext:value-type="float">
            <text:p>5.19737</text:p>
          </table:table-cell>
          <table:table-cell office:value-type="float" office:value="3.04078" calcext:value-type="float">
            <text:p>3.04078</text:p>
          </table:table-cell>
          <table:table-cell/>
        </table:table-row>
        <table:table-row table:style-name="ro1">
          <table:table-cell office:value-type="float" office:value="5.21397" calcext:value-type="float">
            <text:p>5.21397</text:p>
          </table:table-cell>
          <table:table-cell office:value-type="float" office:value="3.05225" calcext:value-type="float">
            <text:p>3.05225</text:p>
          </table:table-cell>
          <table:table-cell/>
        </table:table-row>
        <table:table-row table:style-name="ro1">
          <table:table-cell office:value-type="float" office:value="5.23058" calcext:value-type="float">
            <text:p>5.23058</text:p>
          </table:table-cell>
          <table:table-cell office:value-type="float" office:value="3.05554" calcext:value-type="float">
            <text:p>3.05554</text:p>
          </table:table-cell>
          <table:table-cell/>
        </table:table-row>
        <table:table-row table:style-name="ro1">
          <table:table-cell office:value-type="float" office:value="5.24718" calcext:value-type="float">
            <text:p>5.24718</text:p>
          </table:table-cell>
          <table:table-cell office:value-type="float" office:value="3.06296" calcext:value-type="float">
            <text:p>3.06296</text:p>
          </table:table-cell>
          <table:table-cell/>
        </table:table-row>
        <table:table-row table:style-name="ro1">
          <table:table-cell office:value-type="float" office:value="5.26379" calcext:value-type="float">
            <text:p>5.26379</text:p>
          </table:table-cell>
          <table:table-cell office:value-type="float" office:value="3.06195" calcext:value-type="float">
            <text:p>3.06195</text:p>
          </table:table-cell>
          <table:table-cell/>
        </table:table-row>
        <table:table-row table:style-name="ro1">
          <table:table-cell office:value-type="float" office:value="5.28039" calcext:value-type="float">
            <text:p>5.28039</text:p>
          </table:table-cell>
          <table:table-cell office:value-type="float" office:value="3.07194" calcext:value-type="float">
            <text:p>3.07194</text:p>
          </table:table-cell>
          <table:table-cell/>
        </table:table-row>
        <table:table-row table:style-name="ro1">
          <table:table-cell office:value-type="float" office:value="5.297" calcext:value-type="float">
            <text:p>5.297</text:p>
          </table:table-cell>
          <table:table-cell office:value-type="float" office:value="3.07118" calcext:value-type="float">
            <text:p>3.07118</text:p>
          </table:table-cell>
          <table:table-cell/>
        </table:table-row>
        <table:table-row table:style-name="ro1">
          <table:table-cell office:value-type="float" office:value="5.3136" calcext:value-type="float">
            <text:p>5.3136</text:p>
          </table:table-cell>
          <table:table-cell office:value-type="float" office:value="3.07417" calcext:value-type="float">
            <text:p>3.07417</text:p>
          </table:table-cell>
          <table:table-cell/>
        </table:table-row>
        <table:table-row table:style-name="ro1">
          <table:table-cell office:value-type="float" office:value="5.33021" calcext:value-type="float">
            <text:p>5.33021</text:p>
          </table:table-cell>
          <table:table-cell office:value-type="float" office:value="3.08257" calcext:value-type="float">
            <text:p>3.08257</text:p>
          </table:table-cell>
          <table:table-cell/>
        </table:table-row>
        <table:table-row table:style-name="ro1">
          <table:table-cell office:value-type="float" office:value="5.34681" calcext:value-type="float">
            <text:p>5.34681</text:p>
          </table:table-cell>
          <table:table-cell office:value-type="float" office:value="3.08103" calcext:value-type="float">
            <text:p>3.08103</text:p>
          </table:table-cell>
          <table:table-cell/>
        </table:table-row>
        <table:table-row table:style-name="ro1">
          <table:table-cell office:value-type="float" office:value="5.36342" calcext:value-type="float">
            <text:p>5.36342</text:p>
          </table:table-cell>
          <table:table-cell office:value-type="float" office:value="3.08243" calcext:value-type="float">
            <text:p>3.08243</text:p>
          </table:table-cell>
          <table:table-cell/>
        </table:table-row>
        <table:table-row table:style-name="ro1">
          <table:table-cell office:value-type="float" office:value="5.38002" calcext:value-type="float">
            <text:p>5.38002</text:p>
          </table:table-cell>
          <table:table-cell office:value-type="float" office:value="3.08392" calcext:value-type="float">
            <text:p>3.08392</text:p>
          </table:table-cell>
          <table:table-cell/>
        </table:table-row>
        <table:table-row table:style-name="ro1">
          <table:table-cell office:value-type="float" office:value="5.39663" calcext:value-type="float">
            <text:p>5.39663</text:p>
          </table:table-cell>
          <table:table-cell office:value-type="float" office:value="3.08794" calcext:value-type="float">
            <text:p>3.08794</text:p>
          </table:table-cell>
          <table:table-cell/>
        </table:table-row>
        <table:table-row table:style-name="ro1">
          <table:table-cell office:value-type="float" office:value="5.41323" calcext:value-type="float">
            <text:p>5.41323</text:p>
          </table:table-cell>
          <table:table-cell office:value-type="float" office:value="3.10313" calcext:value-type="float">
            <text:p>3.10313</text:p>
          </table:table-cell>
          <table:table-cell/>
        </table:table-row>
        <table:table-row table:style-name="ro1">
          <table:table-cell office:value-type="float" office:value="5.42984" calcext:value-type="float">
            <text:p>5.42984</text:p>
          </table:table-cell>
          <table:table-cell office:value-type="float" office:value="3.10803" calcext:value-type="float">
            <text:p>3.10803</text:p>
          </table:table-cell>
          <table:table-cell/>
        </table:table-row>
        <table:table-row table:style-name="ro1">
          <table:table-cell office:value-type="float" office:value="5.44644" calcext:value-type="float">
            <text:p>5.44644</text:p>
          </table:table-cell>
          <table:table-cell office:value-type="float" office:value="3.10583" calcext:value-type="float">
            <text:p>3.10583</text:p>
          </table:table-cell>
          <table:table-cell/>
        </table:table-row>
        <table:table-row table:style-name="ro1">
          <table:table-cell office:value-type="float" office:value="5.46305" calcext:value-type="float">
            <text:p>5.46305</text:p>
          </table:table-cell>
          <table:table-cell office:value-type="float" office:value="3.10835" calcext:value-type="float">
            <text:p>3.10835</text:p>
          </table:table-cell>
          <table:table-cell/>
        </table:table-row>
        <table:table-row table:style-name="ro1">
          <table:table-cell office:value-type="float" office:value="5.47965" calcext:value-type="float">
            <text:p>5.47965</text:p>
          </table:table-cell>
          <table:table-cell office:value-type="float" office:value="3.11211" calcext:value-type="float">
            <text:p>3.11211</text:p>
          </table:table-cell>
          <table:table-cell/>
        </table:table-row>
        <table:table-row table:style-name="ro1">
          <table:table-cell office:value-type="float" office:value="5.49626" calcext:value-type="float">
            <text:p>5.49626</text:p>
          </table:table-cell>
          <table:table-cell office:value-type="float" office:value="3.1172" calcext:value-type="float">
            <text:p>3.1172</text:p>
          </table:table-cell>
          <table:table-cell/>
        </table:table-row>
        <table:table-row table:style-name="ro1">
          <table:table-cell office:value-type="float" office:value="5.51286" calcext:value-type="float">
            <text:p>5.51286</text:p>
          </table:table-cell>
          <table:table-cell office:value-type="float" office:value="3.12164" calcext:value-type="float">
            <text:p>3.12164</text:p>
          </table:table-cell>
          <table:table-cell/>
        </table:table-row>
        <table:table-row table:style-name="ro1">
          <table:table-cell office:value-type="float" office:value="5.52947" calcext:value-type="float">
            <text:p>5.52947</text:p>
          </table:table-cell>
          <table:table-cell office:value-type="float" office:value="3.12826" calcext:value-type="float">
            <text:p>3.12826</text:p>
          </table:table-cell>
          <table:table-cell/>
        </table:table-row>
        <table:table-row table:style-name="ro1">
          <table:table-cell office:value-type="float" office:value="5.54607" calcext:value-type="float">
            <text:p>5.54607</text:p>
          </table:table-cell>
          <table:table-cell office:value-type="float" office:value="3.12748" calcext:value-type="float">
            <text:p>3.12748</text:p>
          </table:table-cell>
          <table:table-cell/>
        </table:table-row>
        <table:table-row table:style-name="ro1">
          <table:table-cell office:value-type="float" office:value="5.56268" calcext:value-type="float">
            <text:p>5.56268</text:p>
          </table:table-cell>
          <table:table-cell office:value-type="float" office:value="3.13258" calcext:value-type="float">
            <text:p>3.13258</text:p>
          </table:table-cell>
          <table:table-cell/>
        </table:table-row>
        <table:table-row table:style-name="ro1">
          <table:table-cell office:value-type="float" office:value="5.57928" calcext:value-type="float">
            <text:p>5.57928</text:p>
          </table:table-cell>
          <table:table-cell office:value-type="float" office:value="3.13656" calcext:value-type="float">
            <text:p>3.13656</text:p>
          </table:table-cell>
          <table:table-cell/>
        </table:table-row>
        <table:table-row table:style-name="ro1">
          <table:table-cell office:value-type="float" office:value="5.59589" calcext:value-type="float">
            <text:p>5.59589</text:p>
          </table:table-cell>
          <table:table-cell office:value-type="float" office:value="3.14638" calcext:value-type="float">
            <text:p>3.14638</text:p>
          </table:table-cell>
          <table:table-cell/>
        </table:table-row>
        <table:table-row table:style-name="ro1">
          <table:table-cell office:value-type="float" office:value="5.61249" calcext:value-type="float">
            <text:p>5.61249</text:p>
          </table:table-cell>
          <table:table-cell office:value-type="float" office:value="3.1521" calcext:value-type="float">
            <text:p>3.1521</text:p>
          </table:table-cell>
          <table:table-cell/>
        </table:table-row>
        <table:table-row table:style-name="ro1">
          <table:table-cell office:value-type="float" office:value="5.6291" calcext:value-type="float">
            <text:p>5.6291</text:p>
          </table:table-cell>
          <table:table-cell office:value-type="float" office:value="3.14905" calcext:value-type="float">
            <text:p>3.14905</text:p>
          </table:table-cell>
          <table:table-cell/>
        </table:table-row>
        <table:table-row table:style-name="ro1">
          <table:table-cell office:value-type="float" office:value="5.6457" calcext:value-type="float">
            <text:p>5.6457</text:p>
          </table:table-cell>
          <table:table-cell office:value-type="float" office:value="3.14631" calcext:value-type="float">
            <text:p>3.14631</text:p>
          </table:table-cell>
          <table:table-cell/>
        </table:table-row>
        <table:table-row table:style-name="ro1">
          <table:table-cell office:value-type="float" office:value="5.66231" calcext:value-type="float">
            <text:p>5.66231</text:p>
          </table:table-cell>
          <table:table-cell office:value-type="float" office:value="3.16931" calcext:value-type="float">
            <text:p>3.16931</text:p>
          </table:table-cell>
          <table:table-cell/>
        </table:table-row>
        <table:table-row table:style-name="ro1">
          <table:table-cell office:value-type="float" office:value="5.67891" calcext:value-type="float">
            <text:p>5.67891</text:p>
          </table:table-cell>
          <table:table-cell office:value-type="float" office:value="3.16059" calcext:value-type="float">
            <text:p>3.16059</text:p>
          </table:table-cell>
          <table:table-cell/>
        </table:table-row>
        <table:table-row table:style-name="ro1">
          <table:table-cell office:value-type="float" office:value="5.69552" calcext:value-type="float">
            <text:p>5.69552</text:p>
          </table:table-cell>
          <table:table-cell office:value-type="float" office:value="3.16462" calcext:value-type="float">
            <text:p>3.16462</text:p>
          </table:table-cell>
          <table:table-cell/>
        </table:table-row>
        <table:table-row table:style-name="ro1">
          <table:table-cell office:value-type="float" office:value="5.71212" calcext:value-type="float">
            <text:p>5.71212</text:p>
          </table:table-cell>
          <table:table-cell office:value-type="float" office:value="3.16463" calcext:value-type="float">
            <text:p>3.16463</text:p>
          </table:table-cell>
          <table:table-cell/>
        </table:table-row>
        <table:table-row table:style-name="ro1">
          <table:table-cell office:value-type="float" office:value="5.72873" calcext:value-type="float">
            <text:p>5.72873</text:p>
          </table:table-cell>
          <table:table-cell office:value-type="float" office:value="3.16904" calcext:value-type="float">
            <text:p>3.16904</text:p>
          </table:table-cell>
          <table:table-cell/>
        </table:table-row>
        <table:table-row table:style-name="ro1">
          <table:table-cell office:value-type="float" office:value="5.74533" calcext:value-type="float">
            <text:p>5.74533</text:p>
          </table:table-cell>
          <table:table-cell office:value-type="float" office:value="3.17046" calcext:value-type="float">
            <text:p>3.17046</text:p>
          </table:table-cell>
          <table:table-cell/>
        </table:table-row>
        <table:table-row table:style-name="ro1">
          <table:table-cell office:value-type="float" office:value="5.76194" calcext:value-type="float">
            <text:p>5.76194</text:p>
          </table:table-cell>
          <table:table-cell office:value-type="float" office:value="3.17752" calcext:value-type="float">
            <text:p>3.17752</text:p>
          </table:table-cell>
          <table:table-cell/>
        </table:table-row>
        <table:table-row table:style-name="ro1">
          <table:table-cell office:value-type="float" office:value="5.77854" calcext:value-type="float">
            <text:p>5.77854</text:p>
          </table:table-cell>
          <table:table-cell office:value-type="float" office:value="3.18245" calcext:value-type="float">
            <text:p>3.18245</text:p>
          </table:table-cell>
          <table:table-cell/>
        </table:table-row>
        <table:table-row table:style-name="ro1">
          <table:table-cell office:value-type="float" office:value="5.79515" calcext:value-type="float">
            <text:p>5.79515</text:p>
          </table:table-cell>
          <table:table-cell office:value-type="float" office:value="3.18299" calcext:value-type="float">
            <text:p>3.18299</text:p>
          </table:table-cell>
          <table:table-cell/>
        </table:table-row>
        <table:table-row table:style-name="ro1">
          <table:table-cell office:value-type="float" office:value="5.81175" calcext:value-type="float">
            <text:p>5.81175</text:p>
          </table:table-cell>
          <table:table-cell office:value-type="float" office:value="3.18938" calcext:value-type="float">
            <text:p>3.18938</text:p>
          </table:table-cell>
          <table:table-cell/>
        </table:table-row>
        <table:table-row table:style-name="ro1">
          <table:table-cell office:value-type="float" office:value="5.82836" calcext:value-type="float">
            <text:p>5.82836</text:p>
          </table:table-cell>
          <table:table-cell office:value-type="float" office:value="3.19442" calcext:value-type="float">
            <text:p>3.19442</text:p>
          </table:table-cell>
          <table:table-cell/>
        </table:table-row>
        <table:table-row table:style-name="ro1">
          <table:table-cell office:value-type="float" office:value="5.84496" calcext:value-type="float">
            <text:p>5.84496</text:p>
          </table:table-cell>
          <table:table-cell office:value-type="float" office:value="3.19786" calcext:value-type="float">
            <text:p>3.19786</text:p>
          </table:table-cell>
          <table:table-cell/>
        </table:table-row>
        <table:table-row table:style-name="ro1">
          <table:table-cell office:value-type="float" office:value="5.86157" calcext:value-type="float">
            <text:p>5.86157</text:p>
          </table:table-cell>
          <table:table-cell office:value-type="float" office:value="3.20093" calcext:value-type="float">
            <text:p>3.20093</text:p>
          </table:table-cell>
          <table:table-cell/>
        </table:table-row>
        <table:table-row table:style-name="ro1">
          <table:table-cell office:value-type="float" office:value="5.87817" calcext:value-type="float">
            <text:p>5.87817</text:p>
          </table:table-cell>
          <table:table-cell office:value-type="float" office:value="3.20441" calcext:value-type="float">
            <text:p>3.20441</text:p>
          </table:table-cell>
          <table:table-cell/>
        </table:table-row>
        <table:table-row table:style-name="ro1">
          <table:table-cell office:value-type="float" office:value="5.89478" calcext:value-type="float">
            <text:p>5.89478</text:p>
          </table:table-cell>
          <table:table-cell office:value-type="float" office:value="3.21211" calcext:value-type="float">
            <text:p>3.21211</text:p>
          </table:table-cell>
          <table:table-cell/>
        </table:table-row>
        <table:table-row table:style-name="ro1">
          <table:table-cell office:value-type="float" office:value="5.91138" calcext:value-type="float">
            <text:p>5.91138</text:p>
          </table:table-cell>
          <table:table-cell office:value-type="float" office:value="3.2038" calcext:value-type="float">
            <text:p>3.2038</text:p>
          </table:table-cell>
          <table:table-cell/>
        </table:table-row>
        <table:table-row table:style-name="ro1">
          <table:table-cell office:value-type="float" office:value="5.92799" calcext:value-type="float">
            <text:p>5.92799</text:p>
          </table:table-cell>
          <table:table-cell office:value-type="float" office:value="3.20543" calcext:value-type="float">
            <text:p>3.20543</text:p>
          </table:table-cell>
          <table:table-cell/>
        </table:table-row>
        <table:table-row table:style-name="ro1">
          <table:table-cell office:value-type="float" office:value="5.94459" calcext:value-type="float">
            <text:p>5.94459</text:p>
          </table:table-cell>
          <table:table-cell office:value-type="float" office:value="3.20908" calcext:value-type="float">
            <text:p>3.20908</text:p>
          </table:table-cell>
          <table:table-cell/>
        </table:table-row>
        <table:table-row table:style-name="ro1">
          <table:table-cell office:value-type="float" office:value="5.9612" calcext:value-type="float">
            <text:p>5.9612</text:p>
          </table:table-cell>
          <table:table-cell office:value-type="float" office:value="3.21622" calcext:value-type="float">
            <text:p>3.21622</text:p>
          </table:table-cell>
          <table:table-cell/>
        </table:table-row>
        <table:table-row table:style-name="ro1">
          <table:table-cell office:value-type="float" office:value="5.9778" calcext:value-type="float">
            <text:p>5.9778</text:p>
          </table:table-cell>
          <table:table-cell office:value-type="float" office:value="3.22086" calcext:value-type="float">
            <text:p>3.22086</text:p>
          </table:table-cell>
          <table:table-cell/>
        </table:table-row>
        <table:table-row table:style-name="ro1">
          <table:table-cell office:value-type="float" office:value="5.99441" calcext:value-type="float">
            <text:p>5.99441</text:p>
          </table:table-cell>
          <table:table-cell office:value-type="float" office:value="3.22372" calcext:value-type="float">
            <text:p>3.22372</text:p>
          </table:table-cell>
          <table:table-cell/>
        </table:table-row>
        <table:table-row table:style-name="ro1">
          <table:table-cell office:value-type="float" office:value="6.01101" calcext:value-type="float">
            <text:p>6.01101</text:p>
          </table:table-cell>
          <table:table-cell office:value-type="float" office:value="3.22324" calcext:value-type="float">
            <text:p>3.22324</text:p>
          </table:table-cell>
          <table:table-cell/>
        </table:table-row>
        <table:table-row table:style-name="ro1">
          <table:table-cell office:value-type="float" office:value="6.02762" calcext:value-type="float">
            <text:p>6.02762</text:p>
          </table:table-cell>
          <table:table-cell office:value-type="float" office:value="3.23492" calcext:value-type="float">
            <text:p>3.23492</text:p>
          </table:table-cell>
          <table:table-cell/>
        </table:table-row>
        <table:table-row table:style-name="ro1">
          <table:table-cell office:value-type="float" office:value="6.04422" calcext:value-type="float">
            <text:p>6.04422</text:p>
          </table:table-cell>
          <table:table-cell office:value-type="float" office:value="3.23422" calcext:value-type="float">
            <text:p>3.23422</text:p>
          </table:table-cell>
          <table:table-cell/>
        </table:table-row>
        <table:table-row table:style-name="ro1">
          <table:table-cell office:value-type="float" office:value="6.06083" calcext:value-type="float">
            <text:p>6.06083</text:p>
          </table:table-cell>
          <table:table-cell office:value-type="float" office:value="3.22611" calcext:value-type="float">
            <text:p>3.22611</text:p>
          </table:table-cell>
          <table:table-cell/>
        </table:table-row>
        <table:table-row table:style-name="ro1">
          <table:table-cell office:value-type="float" office:value="6.07743" calcext:value-type="float">
            <text:p>6.07743</text:p>
          </table:table-cell>
          <table:table-cell office:value-type="float" office:value="3.22998" calcext:value-type="float">
            <text:p>3.22998</text:p>
          </table:table-cell>
          <table:table-cell/>
        </table:table-row>
        <table:table-row table:style-name="ro1">
          <table:table-cell office:value-type="float" office:value="6.09404" calcext:value-type="float">
            <text:p>6.09404</text:p>
          </table:table-cell>
          <table:table-cell office:value-type="float" office:value="3.22898" calcext:value-type="float">
            <text:p>3.22898</text:p>
          </table:table-cell>
          <table:table-cell/>
        </table:table-row>
        <table:table-row table:style-name="ro1">
          <table:table-cell office:value-type="float" office:value="6.11064" calcext:value-type="float">
            <text:p>6.11064</text:p>
          </table:table-cell>
          <table:table-cell office:value-type="float" office:value="3.22903" calcext:value-type="float">
            <text:p>3.22903</text:p>
          </table:table-cell>
          <table:table-cell/>
        </table:table-row>
        <table:table-row table:style-name="ro1">
          <table:table-cell office:value-type="float" office:value="6.12725" calcext:value-type="float">
            <text:p>6.12725</text:p>
          </table:table-cell>
          <table:table-cell office:value-type="float" office:value="3.23581" calcext:value-type="float">
            <text:p>3.23581</text:p>
          </table:table-cell>
          <table:table-cell/>
        </table:table-row>
        <table:table-row table:style-name="ro1">
          <table:table-cell office:value-type="float" office:value="6.14385" calcext:value-type="float">
            <text:p>6.14385</text:p>
          </table:table-cell>
          <table:table-cell office:value-type="float" office:value="3.23553" calcext:value-type="float">
            <text:p>3.23553</text:p>
          </table:table-cell>
          <table:table-cell/>
        </table:table-row>
        <table:table-row table:style-name="ro1">
          <table:table-cell office:value-type="float" office:value="6.16046" calcext:value-type="float">
            <text:p>6.16046</text:p>
          </table:table-cell>
          <table:table-cell office:value-type="float" office:value="3.24454" calcext:value-type="float">
            <text:p>3.24454</text:p>
          </table:table-cell>
          <table:table-cell/>
        </table:table-row>
        <table:table-row table:style-name="ro1">
          <table:table-cell office:value-type="float" office:value="6.17706" calcext:value-type="float">
            <text:p>6.17706</text:p>
          </table:table-cell>
          <table:table-cell office:value-type="float" office:value="3.24536" calcext:value-type="float">
            <text:p>3.24536</text:p>
          </table:table-cell>
          <table:table-cell/>
        </table:table-row>
        <table:table-row table:style-name="ro1">
          <table:table-cell office:value-type="float" office:value="6.19367" calcext:value-type="float">
            <text:p>6.19367</text:p>
          </table:table-cell>
          <table:table-cell office:value-type="float" office:value="3.23436" calcext:value-type="float">
            <text:p>3.23436</text:p>
          </table:table-cell>
          <table:table-cell/>
        </table:table-row>
        <table:table-row table:style-name="ro1">
          <table:table-cell office:value-type="float" office:value="6.21027" calcext:value-type="float">
            <text:p>6.21027</text:p>
          </table:table-cell>
          <table:table-cell office:value-type="float" office:value="3.23322" calcext:value-type="float">
            <text:p>3.23322</text:p>
          </table:table-cell>
          <table:table-cell/>
        </table:table-row>
        <table:table-row table:style-name="ro1">
          <table:table-cell office:value-type="float" office:value="6.22688" calcext:value-type="float">
            <text:p>6.22688</text:p>
          </table:table-cell>
          <table:table-cell office:value-type="float" office:value="3.23922" calcext:value-type="float">
            <text:p>3.23922</text:p>
          </table:table-cell>
          <table:table-cell/>
        </table:table-row>
        <table:table-row table:style-name="ro1">
          <table:table-cell office:value-type="float" office:value="6.24348" calcext:value-type="float">
            <text:p>6.24348</text:p>
          </table:table-cell>
          <table:table-cell office:value-type="float" office:value="3.23998" calcext:value-type="float">
            <text:p>3.23998</text:p>
          </table:table-cell>
          <table:table-cell/>
        </table:table-row>
        <table:table-row table:style-name="ro1">
          <table:table-cell office:value-type="float" office:value="6.26009" calcext:value-type="float">
            <text:p>6.26009</text:p>
          </table:table-cell>
          <table:table-cell office:value-type="float" office:value="3.24063" calcext:value-type="float">
            <text:p>3.24063</text:p>
          </table:table-cell>
          <table:table-cell/>
        </table:table-row>
        <table:table-row table:style-name="ro1">
          <table:table-cell office:value-type="float" office:value="6.27669" calcext:value-type="float">
            <text:p>6.27669</text:p>
          </table:table-cell>
          <table:table-cell office:value-type="float" office:value="3.24061" calcext:value-type="float">
            <text:p>3.24061</text:p>
          </table:table-cell>
          <table:table-cell/>
        </table:table-row>
        <table:table-row table:style-name="ro1">
          <table:table-cell office:value-type="float" office:value="6.2933" calcext:value-type="float">
            <text:p>6.2933</text:p>
          </table:table-cell>
          <table:table-cell office:value-type="float" office:value="3.24861" calcext:value-type="float">
            <text:p>3.24861</text:p>
          </table:table-cell>
          <table:table-cell/>
        </table:table-row>
        <table:table-row table:style-name="ro1">
          <table:table-cell office:value-type="float" office:value="6.3099" calcext:value-type="float">
            <text:p>6.3099</text:p>
          </table:table-cell>
          <table:table-cell office:value-type="float" office:value="3.24535" calcext:value-type="float">
            <text:p>3.24535</text:p>
          </table:table-cell>
          <table:table-cell/>
        </table:table-row>
        <table:table-row table:style-name="ro1">
          <table:table-cell office:value-type="float" office:value="6.32651" calcext:value-type="float">
            <text:p>6.32651</text:p>
          </table:table-cell>
          <table:table-cell office:value-type="float" office:value="3.25183" calcext:value-type="float">
            <text:p>3.25183</text:p>
          </table:table-cell>
          <table:table-cell/>
        </table:table-row>
        <table:table-row table:style-name="ro1">
          <table:table-cell office:value-type="float" office:value="6.34311" calcext:value-type="float">
            <text:p>6.34311</text:p>
          </table:table-cell>
          <table:table-cell office:value-type="float" office:value="3.25036" calcext:value-type="float">
            <text:p>3.25036</text:p>
          </table:table-cell>
          <table:table-cell/>
        </table:table-row>
        <table:table-row table:style-name="ro1">
          <table:table-cell office:value-type="float" office:value="6.35972" calcext:value-type="float">
            <text:p>6.35972</text:p>
          </table:table-cell>
          <table:table-cell office:value-type="float" office:value="3.25724" calcext:value-type="float">
            <text:p>3.25724</text:p>
          </table:table-cell>
          <table:table-cell/>
        </table:table-row>
        <table:table-row table:style-name="ro1">
          <table:table-cell office:value-type="float" office:value="6.37632" calcext:value-type="float">
            <text:p>6.37632</text:p>
          </table:table-cell>
          <table:table-cell office:value-type="float" office:value="3.25935" calcext:value-type="float">
            <text:p>3.25935</text:p>
          </table:table-cell>
          <table:table-cell/>
        </table:table-row>
        <table:table-row table:style-name="ro1">
          <table:table-cell office:value-type="float" office:value="6.39293" calcext:value-type="float">
            <text:p>6.39293</text:p>
          </table:table-cell>
          <table:table-cell office:value-type="float" office:value="3.25947" calcext:value-type="float">
            <text:p>3.25947</text:p>
          </table:table-cell>
          <table:table-cell/>
        </table:table-row>
        <table:table-row table:style-name="ro1">
          <table:table-cell office:value-type="float" office:value="6.40953" calcext:value-type="float">
            <text:p>6.40953</text:p>
          </table:table-cell>
          <table:table-cell office:value-type="float" office:value="3.25325" calcext:value-type="float">
            <text:p>3.25325</text:p>
          </table:table-cell>
          <table:table-cell/>
        </table:table-row>
        <table:table-row table:style-name="ro1">
          <table:table-cell office:value-type="float" office:value="6.42614" calcext:value-type="float">
            <text:p>6.42614</text:p>
          </table:table-cell>
          <table:table-cell office:value-type="float" office:value="3.25941" calcext:value-type="float">
            <text:p>3.25941</text:p>
          </table:table-cell>
          <table:table-cell/>
        </table:table-row>
        <table:table-row table:style-name="ro1">
          <table:table-cell office:value-type="float" office:value="6.44274" calcext:value-type="float">
            <text:p>6.44274</text:p>
          </table:table-cell>
          <table:table-cell office:value-type="float" office:value="3.26238" calcext:value-type="float">
            <text:p>3.26238</text:p>
          </table:table-cell>
          <table:table-cell/>
        </table:table-row>
        <table:table-row table:style-name="ro1">
          <table:table-cell office:value-type="float" office:value="6.45935" calcext:value-type="float">
            <text:p>6.45935</text:p>
          </table:table-cell>
          <table:table-cell office:value-type="float" office:value="3.26045" calcext:value-type="float">
            <text:p>3.26045</text:p>
          </table:table-cell>
          <table:table-cell/>
        </table:table-row>
        <table:table-row table:style-name="ro1">
          <table:table-cell office:value-type="float" office:value="6.47595" calcext:value-type="float">
            <text:p>6.47595</text:p>
          </table:table-cell>
          <table:table-cell office:value-type="float" office:value="3.26295" calcext:value-type="float">
            <text:p>3.26295</text:p>
          </table:table-cell>
          <table:table-cell/>
        </table:table-row>
        <table:table-row table:style-name="ro1">
          <table:table-cell office:value-type="float" office:value="6.49256" calcext:value-type="float">
            <text:p>6.49256</text:p>
          </table:table-cell>
          <table:table-cell office:value-type="float" office:value="3.25277" calcext:value-type="float">
            <text:p>3.25277</text:p>
          </table:table-cell>
          <table:table-cell/>
        </table:table-row>
        <table:table-row table:style-name="ro1">
          <table:table-cell office:value-type="float" office:value="6.50916" calcext:value-type="float">
            <text:p>6.50916</text:p>
          </table:table-cell>
          <table:table-cell office:value-type="float" office:value="3.2533" calcext:value-type="float">
            <text:p>3.2533</text:p>
          </table:table-cell>
          <table:table-cell/>
        </table:table-row>
        <table:table-row table:style-name="ro1">
          <table:table-cell office:value-type="float" office:value="6.52577" calcext:value-type="float">
            <text:p>6.52577</text:p>
          </table:table-cell>
          <table:table-cell office:value-type="float" office:value="3.25702" calcext:value-type="float">
            <text:p>3.25702</text:p>
          </table:table-cell>
          <table:table-cell/>
        </table:table-row>
        <table:table-row table:style-name="ro1">
          <table:table-cell office:value-type="float" office:value="6.54237" calcext:value-type="float">
            <text:p>6.54237</text:p>
          </table:table-cell>
          <table:table-cell office:value-type="float" office:value="3.25395" calcext:value-type="float">
            <text:p>3.25395</text:p>
          </table:table-cell>
          <table:table-cell/>
        </table:table-row>
        <table:table-row table:style-name="ro1">
          <table:table-cell office:value-type="float" office:value="6.55898" calcext:value-type="float">
            <text:p>6.55898</text:p>
          </table:table-cell>
          <table:table-cell office:value-type="float" office:value="3.25675" calcext:value-type="float">
            <text:p>3.25675</text:p>
          </table:table-cell>
          <table:table-cell/>
        </table:table-row>
        <table:table-row table:style-name="ro1">
          <table:table-cell office:value-type="float" office:value="6.57558" calcext:value-type="float">
            <text:p>6.57558</text:p>
          </table:table-cell>
          <table:table-cell office:value-type="float" office:value="3.26032" calcext:value-type="float">
            <text:p>3.26032</text:p>
          </table:table-cell>
          <table:table-cell/>
        </table:table-row>
        <table:table-row table:style-name="ro1">
          <table:table-cell office:value-type="float" office:value="6.59219" calcext:value-type="float">
            <text:p>6.59219</text:p>
          </table:table-cell>
          <table:table-cell office:value-type="float" office:value="3.26315" calcext:value-type="float">
            <text:p>3.26315</text:p>
          </table:table-cell>
          <table:table-cell/>
        </table:table-row>
        <table:table-row table:style-name="ro1">
          <table:table-cell office:value-type="float" office:value="6.60879" calcext:value-type="float">
            <text:p>6.60879</text:p>
          </table:table-cell>
          <table:table-cell office:value-type="float" office:value="3.25425" calcext:value-type="float">
            <text:p>3.25425</text:p>
          </table:table-cell>
          <table:table-cell/>
        </table:table-row>
        <table:table-row table:style-name="ro1">
          <table:table-cell office:value-type="float" office:value="6.6254" calcext:value-type="float">
            <text:p>6.6254</text:p>
          </table:table-cell>
          <table:table-cell office:value-type="float" office:value="3.25905" calcext:value-type="float">
            <text:p>3.25905</text:p>
          </table:table-cell>
          <table:table-cell/>
        </table:table-row>
        <table:table-row table:style-name="ro1">
          <table:table-cell office:value-type="float" office:value="6.642" calcext:value-type="float">
            <text:p>6.642</text:p>
          </table:table-cell>
          <table:table-cell office:value-type="float" office:value="3.26468" calcext:value-type="float">
            <text:p>3.26468</text:p>
          </table:table-cell>
          <table:table-cell/>
        </table:table-row>
        <table:table-row table:style-name="ro1">
          <table:table-cell office:value-type="float" office:value="6.65861" calcext:value-type="float">
            <text:p>6.65861</text:p>
          </table:table-cell>
          <table:table-cell office:value-type="float" office:value="3.26255" calcext:value-type="float">
            <text:p>3.26255</text:p>
          </table:table-cell>
          <table:table-cell/>
        </table:table-row>
        <table:table-row table:style-name="ro1">
          <table:table-cell office:value-type="float" office:value="6.67521" calcext:value-type="float">
            <text:p>6.67521</text:p>
          </table:table-cell>
          <table:table-cell office:value-type="float" office:value="3.26656" calcext:value-type="float">
            <text:p>3.26656</text:p>
          </table:table-cell>
          <table:table-cell/>
        </table:table-row>
        <table:table-row table:style-name="ro1">
          <table:table-cell office:value-type="float" office:value="6.69182" calcext:value-type="float">
            <text:p>6.69182</text:p>
          </table:table-cell>
          <table:table-cell office:value-type="float" office:value="3.26682" calcext:value-type="float">
            <text:p>3.26682</text:p>
          </table:table-cell>
          <table:table-cell/>
        </table:table-row>
        <table:table-row table:style-name="ro1">
          <table:table-cell office:value-type="float" office:value="6.70842" calcext:value-type="float">
            <text:p>6.70842</text:p>
          </table:table-cell>
          <table:table-cell office:value-type="float" office:value="3.26009" calcext:value-type="float">
            <text:p>3.26009</text:p>
          </table:table-cell>
          <table:table-cell/>
        </table:table-row>
        <table:table-row table:style-name="ro1">
          <table:table-cell office:value-type="float" office:value="6.72503" calcext:value-type="float">
            <text:p>6.72503</text:p>
          </table:table-cell>
          <table:table-cell office:value-type="float" office:value="3.25831" calcext:value-type="float">
            <text:p>3.25831</text:p>
          </table:table-cell>
          <table:table-cell/>
        </table:table-row>
        <table:table-row table:style-name="ro1">
          <table:table-cell office:value-type="float" office:value="6.74163" calcext:value-type="float">
            <text:p>6.74163</text:p>
          </table:table-cell>
          <table:table-cell office:value-type="float" office:value="3.26425" calcext:value-type="float">
            <text:p>3.26425</text:p>
          </table:table-cell>
          <table:table-cell/>
        </table:table-row>
        <table:table-row table:style-name="ro1">
          <table:table-cell office:value-type="float" office:value="6.75824" calcext:value-type="float">
            <text:p>6.75824</text:p>
          </table:table-cell>
          <table:table-cell office:value-type="float" office:value="3.26594" calcext:value-type="float">
            <text:p>3.26594</text:p>
          </table:table-cell>
          <table:table-cell/>
        </table:table-row>
        <table:table-row table:style-name="ro1">
          <table:table-cell office:value-type="float" office:value="6.77484" calcext:value-type="float">
            <text:p>6.77484</text:p>
          </table:table-cell>
          <table:table-cell office:value-type="float" office:value="3.26235" calcext:value-type="float">
            <text:p>3.26235</text:p>
          </table:table-cell>
          <table:table-cell/>
        </table:table-row>
        <table:table-row table:style-name="ro1">
          <table:table-cell office:value-type="float" office:value="6.79145" calcext:value-type="float">
            <text:p>6.79145</text:p>
          </table:table-cell>
          <table:table-cell office:value-type="float" office:value="3.25776" calcext:value-type="float">
            <text:p>3.25776</text:p>
          </table:table-cell>
          <table:table-cell/>
        </table:table-row>
        <table:table-row table:style-name="ro1">
          <table:table-cell office:value-type="float" office:value="6.80805" calcext:value-type="float">
            <text:p>6.80805</text:p>
          </table:table-cell>
          <table:table-cell office:value-type="float" office:value="3.26269" calcext:value-type="float">
            <text:p>3.26269</text:p>
          </table:table-cell>
          <table:table-cell/>
        </table:table-row>
        <table:table-row table:style-name="ro1">
          <table:table-cell office:value-type="float" office:value="6.82466" calcext:value-type="float">
            <text:p>6.82466</text:p>
          </table:table-cell>
          <table:table-cell office:value-type="float" office:value="3.26543" calcext:value-type="float">
            <text:p>3.26543</text:p>
          </table:table-cell>
          <table:table-cell/>
        </table:table-row>
        <table:table-row table:style-name="ro1">
          <table:table-cell office:value-type="float" office:value="6.84126" calcext:value-type="float">
            <text:p>6.84126</text:p>
          </table:table-cell>
          <table:table-cell office:value-type="float" office:value="3.27225" calcext:value-type="float">
            <text:p>3.27225</text:p>
          </table:table-cell>
          <table:table-cell/>
        </table:table-row>
        <table:table-row table:style-name="ro1">
          <table:table-cell office:value-type="float" office:value="6.85787" calcext:value-type="float">
            <text:p>6.85787</text:p>
          </table:table-cell>
          <table:table-cell office:value-type="float" office:value="3.27029" calcext:value-type="float">
            <text:p>3.27029</text:p>
          </table:table-cell>
          <table:table-cell/>
        </table:table-row>
        <table:table-row table:style-name="ro1">
          <table:table-cell office:value-type="float" office:value="6.87447" calcext:value-type="float">
            <text:p>6.87447</text:p>
          </table:table-cell>
          <table:table-cell office:value-type="float" office:value="3.26487" calcext:value-type="float">
            <text:p>3.26487</text:p>
          </table:table-cell>
          <table:table-cell/>
        </table:table-row>
        <table:table-row table:style-name="ro1">
          <table:table-cell office:value-type="float" office:value="6.89108" calcext:value-type="float">
            <text:p>6.89108</text:p>
          </table:table-cell>
          <table:table-cell office:value-type="float" office:value="3.26861" calcext:value-type="float">
            <text:p>3.26861</text:p>
          </table:table-cell>
          <table:table-cell/>
        </table:table-row>
        <table:table-row table:style-name="ro1">
          <table:table-cell office:value-type="float" office:value="6.90768" calcext:value-type="float">
            <text:p>6.90768</text:p>
          </table:table-cell>
          <table:table-cell office:value-type="float" office:value="3.26742" calcext:value-type="float">
            <text:p>3.26742</text:p>
          </table:table-cell>
          <table:table-cell/>
        </table:table-row>
        <table:table-row table:style-name="ro1">
          <table:table-cell office:value-type="float" office:value="6.92429" calcext:value-type="float">
            <text:p>6.92429</text:p>
          </table:table-cell>
          <table:table-cell office:value-type="float" office:value="3.26944" calcext:value-type="float">
            <text:p>3.26944</text:p>
          </table:table-cell>
          <table:table-cell/>
        </table:table-row>
        <table:table-row table:style-name="ro1">
          <table:table-cell office:value-type="float" office:value="6.94089" calcext:value-type="float">
            <text:p>6.94089</text:p>
          </table:table-cell>
          <table:table-cell office:value-type="float" office:value="3.26984" calcext:value-type="float">
            <text:p>3.26984</text:p>
          </table:table-cell>
          <table:table-cell/>
        </table:table-row>
        <table:table-row table:style-name="ro1">
          <table:table-cell office:value-type="float" office:value="6.9575" calcext:value-type="float">
            <text:p>6.9575</text:p>
          </table:table-cell>
          <table:table-cell office:value-type="float" office:value="3.27422" calcext:value-type="float">
            <text:p>3.27422</text:p>
          </table:table-cell>
          <table:table-cell/>
        </table:table-row>
        <table:table-row table:style-name="ro1">
          <table:table-cell office:value-type="float" office:value="6.9741" calcext:value-type="float">
            <text:p>6.9741</text:p>
          </table:table-cell>
          <table:table-cell office:value-type="float" office:value="3.27483" calcext:value-type="float">
            <text:p>3.27483</text:p>
          </table:table-cell>
          <table:table-cell/>
        </table:table-row>
        <table:table-row table:style-name="ro1">
          <table:table-cell office:value-type="float" office:value="6.99071" calcext:value-type="float">
            <text:p>6.99071</text:p>
          </table:table-cell>
          <table:table-cell office:value-type="float" office:value="3.26727" calcext:value-type="float">
            <text:p>3.26727</text:p>
          </table:table-cell>
          <table:table-cell/>
        </table:table-row>
        <table:table-row table:style-name="ro1">
          <table:table-cell office:value-type="float" office:value="7.00731" calcext:value-type="float">
            <text:p>7.00731</text:p>
          </table:table-cell>
          <table:table-cell office:value-type="float" office:value="3.27007" calcext:value-type="float">
            <text:p>3.27007</text:p>
          </table:table-cell>
          <table:table-cell/>
        </table:table-row>
        <table:table-row table:style-name="ro1">
          <table:table-cell office:value-type="float" office:value="7.02392" calcext:value-type="float">
            <text:p>7.02392</text:p>
          </table:table-cell>
          <table:table-cell office:value-type="float" office:value="3.26411" calcext:value-type="float">
            <text:p>3.26411</text:p>
          </table:table-cell>
          <table:table-cell/>
        </table:table-row>
        <table:table-row table:style-name="ro1">
          <table:table-cell office:value-type="float" office:value="7.04052" calcext:value-type="float">
            <text:p>7.04052</text:p>
          </table:table-cell>
          <table:table-cell office:value-type="float" office:value="3.26822" calcext:value-type="float">
            <text:p>3.26822</text:p>
          </table:table-cell>
          <table:table-cell/>
        </table:table-row>
        <table:table-row table:style-name="ro1">
          <table:table-cell office:value-type="float" office:value="7.05713" calcext:value-type="float">
            <text:p>7.05713</text:p>
          </table:table-cell>
          <table:table-cell office:value-type="float" office:value="3.26698" calcext:value-type="float">
            <text:p>3.26698</text:p>
          </table:table-cell>
          <table:table-cell/>
        </table:table-row>
        <table:table-row table:style-name="ro1">
          <table:table-cell office:value-type="float" office:value="7.07373" calcext:value-type="float">
            <text:p>7.07373</text:p>
          </table:table-cell>
          <table:table-cell office:value-type="float" office:value="3.2647" calcext:value-type="float">
            <text:p>3.2647</text:p>
          </table:table-cell>
          <table:table-cell/>
        </table:table-row>
        <table:table-row table:style-name="ro1">
          <table:table-cell office:value-type="float" office:value="7.09034" calcext:value-type="float">
            <text:p>7.09034</text:p>
          </table:table-cell>
          <table:table-cell office:value-type="float" office:value="3.26363" calcext:value-type="float">
            <text:p>3.26363</text:p>
          </table:table-cell>
          <table:table-cell/>
        </table:table-row>
        <table:table-row table:style-name="ro1">
          <table:table-cell office:value-type="float" office:value="7.10694" calcext:value-type="float">
            <text:p>7.10694</text:p>
          </table:table-cell>
          <table:table-cell office:value-type="float" office:value="3.26156" calcext:value-type="float">
            <text:p>3.26156</text:p>
          </table:table-cell>
          <table:table-cell/>
        </table:table-row>
        <table:table-row table:style-name="ro1">
          <table:table-cell office:value-type="float" office:value="7.12355" calcext:value-type="float">
            <text:p>7.12355</text:p>
          </table:table-cell>
          <table:table-cell office:value-type="float" office:value="3.25849" calcext:value-type="float">
            <text:p>3.25849</text:p>
          </table:table-cell>
          <table:table-cell/>
        </table:table-row>
        <table:table-row table:style-name="ro1">
          <table:table-cell office:value-type="float" office:value="7.14015" calcext:value-type="float">
            <text:p>7.14015</text:p>
          </table:table-cell>
          <table:table-cell office:value-type="float" office:value="3.25223" calcext:value-type="float">
            <text:p>3.25223</text:p>
          </table:table-cell>
          <table:table-cell/>
        </table:table-row>
        <table:table-row table:style-name="ro1">
          <table:table-cell office:value-type="float" office:value="7.15676" calcext:value-type="float">
            <text:p>7.15676</text:p>
          </table:table-cell>
          <table:table-cell office:value-type="float" office:value="3.25484" calcext:value-type="float">
            <text:p>3.25484</text:p>
          </table:table-cell>
          <table:table-cell/>
        </table:table-row>
        <table:table-row table:style-name="ro1">
          <table:table-cell office:value-type="float" office:value="7.17336" calcext:value-type="float">
            <text:p>7.17336</text:p>
          </table:table-cell>
          <table:table-cell office:value-type="float" office:value="3.25682" calcext:value-type="float">
            <text:p>3.25682</text:p>
          </table:table-cell>
          <table:table-cell/>
        </table:table-row>
        <table:table-row table:style-name="ro1">
          <table:table-cell office:value-type="float" office:value="7.18997" calcext:value-type="float">
            <text:p>7.18997</text:p>
          </table:table-cell>
          <table:table-cell office:value-type="float" office:value="3.26076" calcext:value-type="float">
            <text:p>3.26076</text:p>
          </table:table-cell>
          <table:table-cell/>
        </table:table-row>
        <table:table-row table:style-name="ro1">
          <table:table-cell office:value-type="float" office:value="7.20657" calcext:value-type="float">
            <text:p>7.20657</text:p>
          </table:table-cell>
          <table:table-cell office:value-type="float" office:value="3.25214" calcext:value-type="float">
            <text:p>3.25214</text:p>
          </table:table-cell>
          <table:table-cell/>
        </table:table-row>
        <table:table-row table:style-name="ro1">
          <table:table-cell office:value-type="float" office:value="7.22318" calcext:value-type="float">
            <text:p>7.22318</text:p>
          </table:table-cell>
          <table:table-cell office:value-type="float" office:value="3.25775" calcext:value-type="float">
            <text:p>3.25775</text:p>
          </table:table-cell>
          <table:table-cell/>
        </table:table-row>
        <table:table-row table:style-name="ro1">
          <table:table-cell office:value-type="float" office:value="7.23978" calcext:value-type="float">
            <text:p>7.23978</text:p>
          </table:table-cell>
          <table:table-cell office:value-type="float" office:value="3.26056" calcext:value-type="float">
            <text:p>3.26056</text:p>
          </table:table-cell>
          <table:table-cell/>
        </table:table-row>
        <table:table-row table:style-name="ro1">
          <table:table-cell office:value-type="float" office:value="7.25639" calcext:value-type="float">
            <text:p>7.25639</text:p>
          </table:table-cell>
          <table:table-cell office:value-type="float" office:value="3.26157" calcext:value-type="float">
            <text:p>3.26157</text:p>
          </table:table-cell>
          <table:table-cell/>
        </table:table-row>
        <table:table-row table:style-name="ro1">
          <table:table-cell office:value-type="float" office:value="7.27299" calcext:value-type="float">
            <text:p>7.27299</text:p>
          </table:table-cell>
          <table:table-cell office:value-type="float" office:value="3.26473" calcext:value-type="float">
            <text:p>3.26473</text:p>
          </table:table-cell>
          <table:table-cell/>
        </table:table-row>
        <table:table-row table:style-name="ro1">
          <table:table-cell office:value-type="float" office:value="7.2896" calcext:value-type="float">
            <text:p>7.2896</text:p>
          </table:table-cell>
          <table:table-cell office:value-type="float" office:value="3.25534" calcext:value-type="float">
            <text:p>3.25534</text:p>
          </table:table-cell>
          <table:table-cell/>
        </table:table-row>
        <table:table-row table:style-name="ro1">
          <table:table-cell office:value-type="float" office:value="7.3062" calcext:value-type="float">
            <text:p>7.3062</text:p>
          </table:table-cell>
          <table:table-cell office:value-type="float" office:value="3.2499" calcext:value-type="float">
            <text:p>3.2499</text:p>
          </table:table-cell>
          <table:table-cell/>
        </table:table-row>
        <table:table-row table:style-name="ro1">
          <table:table-cell office:value-type="float" office:value="7.32281" calcext:value-type="float">
            <text:p>7.32281</text:p>
          </table:table-cell>
          <table:table-cell office:value-type="float" office:value="3.24369" calcext:value-type="float">
            <text:p>3.24369</text:p>
          </table:table-cell>
          <table:table-cell/>
        </table:table-row>
        <table:table-row table:style-name="ro1">
          <table:table-cell office:value-type="float" office:value="7.33941" calcext:value-type="float">
            <text:p>7.33941</text:p>
          </table:table-cell>
          <table:table-cell office:value-type="float" office:value="3.23096" calcext:value-type="float">
            <text:p>3.23096</text:p>
          </table:table-cell>
          <table:table-cell/>
        </table:table-row>
        <table:table-row table:style-name="ro1">
          <table:table-cell office:value-type="float" office:value="7.35602" calcext:value-type="float">
            <text:p>7.35602</text:p>
          </table:table-cell>
          <table:table-cell office:value-type="float" office:value="3.23137" calcext:value-type="float">
            <text:p>3.23137</text:p>
          </table:table-cell>
          <table:table-cell/>
        </table:table-row>
        <table:table-row table:style-name="ro1">
          <table:table-cell office:value-type="float" office:value="7.37262" calcext:value-type="float">
            <text:p>7.37262</text:p>
          </table:table-cell>
          <table:table-cell office:value-type="float" office:value="3.23449" calcext:value-type="float">
            <text:p>3.23449</text:p>
          </table:table-cell>
          <table:table-cell/>
        </table:table-row>
        <table:table-row table:style-name="ro1">
          <table:table-cell office:value-type="float" office:value="7.38923" calcext:value-type="float">
            <text:p>7.38923</text:p>
          </table:table-cell>
          <table:table-cell office:value-type="float" office:value="3.23567" calcext:value-type="float">
            <text:p>3.23567</text:p>
          </table:table-cell>
          <table:table-cell/>
        </table:table-row>
        <table:table-row table:style-name="ro1">
          <table:table-cell office:value-type="float" office:value="7.40583" calcext:value-type="float">
            <text:p>7.40583</text:p>
          </table:table-cell>
          <table:table-cell office:value-type="float" office:value="3.23368" calcext:value-type="float">
            <text:p>3.23368</text:p>
          </table:table-cell>
          <table:table-cell/>
        </table:table-row>
        <table:table-row table:style-name="ro1">
          <table:table-cell office:value-type="float" office:value="7.42244" calcext:value-type="float">
            <text:p>7.42244</text:p>
          </table:table-cell>
          <table:table-cell office:value-type="float" office:value="3.23454" calcext:value-type="float">
            <text:p>3.23454</text:p>
          </table:table-cell>
          <table:table-cell/>
        </table:table-row>
        <table:table-row table:style-name="ro1">
          <table:table-cell office:value-type="float" office:value="7.43904" calcext:value-type="float">
            <text:p>7.43904</text:p>
          </table:table-cell>
          <table:table-cell office:value-type="float" office:value="3.24151" calcext:value-type="float">
            <text:p>3.24151</text:p>
          </table:table-cell>
          <table:table-cell/>
        </table:table-row>
        <table:table-row table:style-name="ro1">
          <table:table-cell office:value-type="float" office:value="7.45565" calcext:value-type="float">
            <text:p>7.45565</text:p>
          </table:table-cell>
          <table:table-cell office:value-type="float" office:value="3.23836" calcext:value-type="float">
            <text:p>3.23836</text:p>
          </table:table-cell>
          <table:table-cell/>
        </table:table-row>
        <table:table-row table:style-name="ro1">
          <table:table-cell office:value-type="float" office:value="7.47225" calcext:value-type="float">
            <text:p>7.47225</text:p>
          </table:table-cell>
          <table:table-cell office:value-type="float" office:value="3.22999" calcext:value-type="float">
            <text:p>3.22999</text:p>
          </table:table-cell>
          <table:table-cell/>
        </table:table-row>
        <table:table-row table:style-name="ro1">
          <table:table-cell office:value-type="float" office:value="7.48886" calcext:value-type="float">
            <text:p>7.48886</text:p>
          </table:table-cell>
          <table:table-cell office:value-type="float" office:value="3.22299" calcext:value-type="float">
            <text:p>3.22299</text:p>
          </table:table-cell>
          <table:table-cell/>
        </table:table-row>
        <table:table-row table:style-name="ro1">
          <table:table-cell office:value-type="float" office:value="7.50546" calcext:value-type="float">
            <text:p>7.50546</text:p>
          </table:table-cell>
          <table:table-cell office:value-type="float" office:value="3.22191" calcext:value-type="float">
            <text:p>3.22191</text:p>
          </table:table-cell>
          <table:table-cell/>
        </table:table-row>
        <table:table-row table:style-name="ro1">
          <table:table-cell office:value-type="float" office:value="7.52207" calcext:value-type="float">
            <text:p>7.52207</text:p>
          </table:table-cell>
          <table:table-cell office:value-type="float" office:value="3.21936" calcext:value-type="float">
            <text:p>3.21936</text:p>
          </table:table-cell>
          <table:table-cell/>
        </table:table-row>
        <table:table-row table:style-name="ro1">
          <table:table-cell office:value-type="float" office:value="7.53867" calcext:value-type="float">
            <text:p>7.53867</text:p>
          </table:table-cell>
          <table:table-cell office:value-type="float" office:value="3.21597" calcext:value-type="float">
            <text:p>3.21597</text:p>
          </table:table-cell>
          <table:table-cell/>
        </table:table-row>
        <table:table-row table:style-name="ro1">
          <table:table-cell office:value-type="float" office:value="7.55528" calcext:value-type="float">
            <text:p>7.55528</text:p>
          </table:table-cell>
          <table:table-cell office:value-type="float" office:value="3.21334" calcext:value-type="float">
            <text:p>3.21334</text:p>
          </table:table-cell>
          <table:table-cell/>
        </table:table-row>
        <table:table-row table:style-name="ro1">
          <table:table-cell office:value-type="float" office:value="7.57188" calcext:value-type="float">
            <text:p>7.57188</text:p>
          </table:table-cell>
          <table:table-cell office:value-type="float" office:value="3.21549" calcext:value-type="float">
            <text:p>3.21549</text:p>
          </table:table-cell>
          <table:table-cell/>
        </table:table-row>
        <table:table-row table:style-name="ro1">
          <table:table-cell office:value-type="float" office:value="7.58849" calcext:value-type="float">
            <text:p>7.58849</text:p>
          </table:table-cell>
          <table:table-cell office:value-type="float" office:value="3.20438" calcext:value-type="float">
            <text:p>3.20438</text:p>
          </table:table-cell>
          <table:table-cell/>
        </table:table-row>
        <table:table-row table:style-name="ro1">
          <table:table-cell office:value-type="float" office:value="7.60509" calcext:value-type="float">
            <text:p>7.60509</text:p>
          </table:table-cell>
          <table:table-cell office:value-type="float" office:value="3.20707" calcext:value-type="float">
            <text:p>3.20707</text:p>
          </table:table-cell>
          <table:table-cell/>
        </table:table-row>
        <table:table-row table:style-name="ro1">
          <table:table-cell office:value-type="float" office:value="7.6217" calcext:value-type="float">
            <text:p>7.6217</text:p>
          </table:table-cell>
          <table:table-cell office:value-type="float" office:value="3.20394" calcext:value-type="float">
            <text:p>3.20394</text:p>
          </table:table-cell>
          <table:table-cell/>
        </table:table-row>
        <table:table-row table:style-name="ro1">
          <table:table-cell office:value-type="float" office:value="7.6383" calcext:value-type="float">
            <text:p>7.6383</text:p>
          </table:table-cell>
          <table:table-cell office:value-type="float" office:value="3.2016" calcext:value-type="float">
            <text:p>3.2016</text:p>
          </table:table-cell>
          <table:table-cell/>
        </table:table-row>
        <table:table-row table:style-name="ro1">
          <table:table-cell office:value-type="float" office:value="7.65491" calcext:value-type="float">
            <text:p>7.65491</text:p>
          </table:table-cell>
          <table:table-cell office:value-type="float" office:value="3.20081" calcext:value-type="float">
            <text:p>3.20081</text:p>
          </table:table-cell>
          <table:table-cell/>
        </table:table-row>
        <table:table-row table:style-name="ro1">
          <table:table-cell office:value-type="float" office:value="7.67151" calcext:value-type="float">
            <text:p>7.67151</text:p>
          </table:table-cell>
          <table:table-cell office:value-type="float" office:value="3.19825" calcext:value-type="float">
            <text:p>3.19825</text:p>
          </table:table-cell>
          <table:table-cell/>
        </table:table-row>
        <table:table-row table:style-name="ro1">
          <table:table-cell office:value-type="float" office:value="7.68812" calcext:value-type="float">
            <text:p>7.68812</text:p>
          </table:table-cell>
          <table:table-cell office:value-type="float" office:value="3.19385" calcext:value-type="float">
            <text:p>3.19385</text:p>
          </table:table-cell>
          <table:table-cell/>
        </table:table-row>
        <table:table-row table:style-name="ro1">
          <table:table-cell office:value-type="float" office:value="7.70472" calcext:value-type="float">
            <text:p>7.70472</text:p>
          </table:table-cell>
          <table:table-cell office:value-type="float" office:value="3.18983" calcext:value-type="float">
            <text:p>3.18983</text:p>
          </table:table-cell>
          <table:table-cell/>
        </table:table-row>
        <table:table-row table:style-name="ro1">
          <table:table-cell office:value-type="float" office:value="7.72133" calcext:value-type="float">
            <text:p>7.72133</text:p>
          </table:table-cell>
          <table:table-cell office:value-type="float" office:value="3.19235" calcext:value-type="float">
            <text:p>3.19235</text:p>
          </table:table-cell>
          <table:table-cell/>
        </table:table-row>
        <table:table-row table:style-name="ro1">
          <table:table-cell office:value-type="float" office:value="7.73793" calcext:value-type="float">
            <text:p>7.73793</text:p>
          </table:table-cell>
          <table:table-cell office:value-type="float" office:value="3.19468" calcext:value-type="float">
            <text:p>3.19468</text:p>
          </table:table-cell>
          <table:table-cell/>
        </table:table-row>
        <table:table-row table:style-name="ro1">
          <table:table-cell office:value-type="float" office:value="7.75454" calcext:value-type="float">
            <text:p>7.75454</text:p>
          </table:table-cell>
          <table:table-cell office:value-type="float" office:value="3.19388" calcext:value-type="float">
            <text:p>3.19388</text:p>
          </table:table-cell>
          <table:table-cell/>
        </table:table-row>
        <table:table-row table:style-name="ro1">
          <table:table-cell office:value-type="float" office:value="7.77114" calcext:value-type="float">
            <text:p>7.77114</text:p>
          </table:table-cell>
          <table:table-cell office:value-type="float" office:value="3.19623" calcext:value-type="float">
            <text:p>3.19623</text:p>
          </table:table-cell>
          <table:table-cell/>
        </table:table-row>
        <table:table-row table:style-name="ro1">
          <table:table-cell office:value-type="float" office:value="7.78775" calcext:value-type="float">
            <text:p>7.78775</text:p>
          </table:table-cell>
          <table:table-cell office:value-type="float" office:value="3.1897" calcext:value-type="float">
            <text:p>3.1897</text:p>
          </table:table-cell>
          <table:table-cell/>
        </table:table-row>
        <table:table-row table:style-name="ro1">
          <table:table-cell office:value-type="float" office:value="7.80435" calcext:value-type="float">
            <text:p>7.80435</text:p>
          </table:table-cell>
          <table:table-cell office:value-type="float" office:value="3.18407" calcext:value-type="float">
            <text:p>3.18407</text:p>
          </table:table-cell>
          <table:table-cell/>
        </table:table-row>
        <table:table-row table:style-name="ro1">
          <table:table-cell office:value-type="float" office:value="7.82096" calcext:value-type="float">
            <text:p>7.82096</text:p>
          </table:table-cell>
          <table:table-cell office:value-type="float" office:value="3.18212" calcext:value-type="float">
            <text:p>3.18212</text:p>
          </table:table-cell>
          <table:table-cell/>
        </table:table-row>
        <table:table-row table:style-name="ro1">
          <table:table-cell office:value-type="float" office:value="7.83756" calcext:value-type="float">
            <text:p>7.83756</text:p>
          </table:table-cell>
          <table:table-cell office:value-type="float" office:value="3.1844" calcext:value-type="float">
            <text:p>3.1844</text:p>
          </table:table-cell>
          <table:table-cell/>
        </table:table-row>
        <table:table-row table:style-name="ro1">
          <table:table-cell office:value-type="float" office:value="7.85417" calcext:value-type="float">
            <text:p>7.85417</text:p>
          </table:table-cell>
          <table:table-cell office:value-type="float" office:value="3.18311" calcext:value-type="float">
            <text:p>3.18311</text:p>
          </table:table-cell>
          <table:table-cell/>
        </table:table-row>
        <table:table-row table:style-name="ro1">
          <table:table-cell office:value-type="float" office:value="7.87077" calcext:value-type="float">
            <text:p>7.87077</text:p>
          </table:table-cell>
          <table:table-cell office:value-type="float" office:value="3.17597" calcext:value-type="float">
            <text:p>3.17597</text:p>
          </table:table-cell>
          <table:table-cell/>
        </table:table-row>
        <table:table-row table:style-name="ro1">
          <table:table-cell office:value-type="float" office:value="7.88738" calcext:value-type="float">
            <text:p>7.88738</text:p>
          </table:table-cell>
          <table:table-cell office:value-type="float" office:value="3.16289" calcext:value-type="float">
            <text:p>3.16289</text:p>
          </table:table-cell>
          <table:table-cell/>
        </table:table-row>
        <table:table-row table:style-name="ro1">
          <table:table-cell office:value-type="float" office:value="7.90398" calcext:value-type="float">
            <text:p>7.90398</text:p>
          </table:table-cell>
          <table:table-cell office:value-type="float" office:value="3.1588" calcext:value-type="float">
            <text:p>3.1588</text:p>
          </table:table-cell>
          <table:table-cell/>
        </table:table-row>
        <table:table-row table:style-name="ro1">
          <table:table-cell office:value-type="float" office:value="7.92059" calcext:value-type="float">
            <text:p>7.92059</text:p>
          </table:table-cell>
          <table:table-cell office:value-type="float" office:value="3.1581" calcext:value-type="float">
            <text:p>3.1581</text:p>
          </table:table-cell>
          <table:table-cell/>
        </table:table-row>
        <table:table-row table:style-name="ro1">
          <table:table-cell office:value-type="float" office:value="7.93719" calcext:value-type="float">
            <text:p>7.93719</text:p>
          </table:table-cell>
          <table:table-cell office:value-type="float" office:value="3.1528" calcext:value-type="float">
            <text:p>3.1528</text:p>
          </table:table-cell>
          <table:table-cell/>
        </table:table-row>
        <table:table-row table:style-name="ro1">
          <table:table-cell office:value-type="float" office:value="7.9538" calcext:value-type="float">
            <text:p>7.9538</text:p>
          </table:table-cell>
          <table:table-cell office:value-type="float" office:value="3.1523" calcext:value-type="float">
            <text:p>3.1523</text:p>
          </table:table-cell>
          <table:table-cell/>
        </table:table-row>
        <table:table-row table:style-name="ro1">
          <table:table-cell office:value-type="float" office:value="7.9704" calcext:value-type="float">
            <text:p>7.9704</text:p>
          </table:table-cell>
          <table:table-cell office:value-type="float" office:value="3.14902" calcext:value-type="float">
            <text:p>3.14902</text:p>
          </table:table-cell>
          <table:table-cell/>
        </table:table-row>
        <table:table-row table:style-name="ro1">
          <table:table-cell office:value-type="float" office:value="7.98701" calcext:value-type="float">
            <text:p>7.98701</text:p>
          </table:table-cell>
          <table:table-cell office:value-type="float" office:value="3.14659" calcext:value-type="float">
            <text:p>3.14659</text:p>
          </table:table-cell>
          <table:table-cell/>
        </table:table-row>
        <table:table-row table:style-name="ro1">
          <table:table-cell office:value-type="float" office:value="8.00361" calcext:value-type="float">
            <text:p>8.00361</text:p>
          </table:table-cell>
          <table:table-cell office:value-type="float" office:value="3.14957" calcext:value-type="float">
            <text:p>3.14957</text:p>
          </table:table-cell>
          <table:table-cell/>
        </table:table-row>
        <table:table-row table:style-name="ro1">
          <table:table-cell office:value-type="float" office:value="8.02022" calcext:value-type="float">
            <text:p>8.02022</text:p>
          </table:table-cell>
          <table:table-cell office:value-type="float" office:value="3.15327" calcext:value-type="float">
            <text:p>3.15327</text:p>
          </table:table-cell>
          <table:table-cell/>
        </table:table-row>
        <table:table-row table:style-name="ro1">
          <table:table-cell office:value-type="float" office:value="8.03682" calcext:value-type="float">
            <text:p>8.03682</text:p>
          </table:table-cell>
          <table:table-cell office:value-type="float" office:value="3.1489" calcext:value-type="float">
            <text:p>3.1489</text:p>
          </table:table-cell>
          <table:table-cell/>
        </table:table-row>
        <table:table-row table:style-name="ro1">
          <table:table-cell office:value-type="float" office:value="8.05343" calcext:value-type="float">
            <text:p>8.05343</text:p>
          </table:table-cell>
          <table:table-cell office:value-type="float" office:value="3.14573" calcext:value-type="float">
            <text:p>3.14573</text:p>
          </table:table-cell>
          <table:table-cell/>
        </table:table-row>
        <table:table-row table:style-name="ro1">
          <table:table-cell office:value-type="float" office:value="8.07003" calcext:value-type="float">
            <text:p>8.07003</text:p>
          </table:table-cell>
          <table:table-cell office:value-type="float" office:value="3.14975" calcext:value-type="float">
            <text:p>3.14975</text:p>
          </table:table-cell>
          <table:table-cell/>
        </table:table-row>
        <table:table-row table:style-name="ro1">
          <table:table-cell office:value-type="float" office:value="8.08664" calcext:value-type="float">
            <text:p>8.08664</text:p>
          </table:table-cell>
          <table:table-cell office:value-type="float" office:value="3.13936" calcext:value-type="float">
            <text:p>3.13936</text:p>
          </table:table-cell>
          <table:table-cell/>
        </table:table-row>
        <table:table-row table:style-name="ro1">
          <table:table-cell office:value-type="float" office:value="8.10324" calcext:value-type="float">
            <text:p>8.10324</text:p>
          </table:table-cell>
          <table:table-cell office:value-type="float" office:value="3.13208" calcext:value-type="float">
            <text:p>3.13208</text:p>
          </table:table-cell>
          <table:table-cell/>
        </table:table-row>
        <table:table-row table:style-name="ro1">
          <table:table-cell office:value-type="float" office:value="8.11985" calcext:value-type="float">
            <text:p>8.11985</text:p>
          </table:table-cell>
          <table:table-cell office:value-type="float" office:value="3.1214" calcext:value-type="float">
            <text:p>3.1214</text:p>
          </table:table-cell>
          <table:table-cell/>
        </table:table-row>
        <table:table-row table:style-name="ro1">
          <table:table-cell office:value-type="float" office:value="8.13645" calcext:value-type="float">
            <text:p>8.13645</text:p>
          </table:table-cell>
          <table:table-cell office:value-type="float" office:value="3.12182" calcext:value-type="float">
            <text:p>3.12182</text:p>
          </table:table-cell>
          <table:table-cell/>
        </table:table-row>
        <table:table-row table:style-name="ro1">
          <table:table-cell office:value-type="float" office:value="8.15306" calcext:value-type="float">
            <text:p>8.15306</text:p>
          </table:table-cell>
          <table:table-cell office:value-type="float" office:value="3.11907" calcext:value-type="float">
            <text:p>3.11907</text:p>
          </table:table-cell>
          <table:table-cell/>
        </table:table-row>
        <table:table-row table:style-name="ro1">
          <table:table-cell office:value-type="float" office:value="8.16966" calcext:value-type="float">
            <text:p>8.16966</text:p>
          </table:table-cell>
          <table:table-cell office:value-type="float" office:value="3.11456" calcext:value-type="float">
            <text:p>3.11456</text:p>
          </table:table-cell>
          <table:table-cell/>
        </table:table-row>
        <table:table-row table:style-name="ro1">
          <table:table-cell office:value-type="float" office:value="8.18627" calcext:value-type="float">
            <text:p>8.18627</text:p>
          </table:table-cell>
          <table:table-cell office:value-type="float" office:value="3.11003" calcext:value-type="float">
            <text:p>3.11003</text:p>
          </table:table-cell>
          <table:table-cell/>
        </table:table-row>
        <table:table-row table:style-name="ro1">
          <table:table-cell office:value-type="float" office:value="8.20287" calcext:value-type="float">
            <text:p>8.20287</text:p>
          </table:table-cell>
          <table:table-cell office:value-type="float" office:value="3.10388" calcext:value-type="float">
            <text:p>3.10388</text:p>
          </table:table-cell>
          <table:table-cell/>
        </table:table-row>
        <table:table-row table:style-name="ro1">
          <table:table-cell office:value-type="float" office:value="8.21948" calcext:value-type="float">
            <text:p>8.21948</text:p>
          </table:table-cell>
          <table:table-cell office:value-type="float" office:value="3.09799" calcext:value-type="float">
            <text:p>3.09799</text:p>
          </table:table-cell>
          <table:table-cell/>
        </table:table-row>
        <table:table-row table:style-name="ro1">
          <table:table-cell office:value-type="float" office:value="8.23608" calcext:value-type="float">
            <text:p>8.23608</text:p>
          </table:table-cell>
          <table:table-cell office:value-type="float" office:value="3.09074" calcext:value-type="float">
            <text:p>3.09074</text:p>
          </table:table-cell>
          <table:table-cell/>
        </table:table-row>
        <table:table-row table:style-name="ro1">
          <table:table-cell office:value-type="float" office:value="8.25269" calcext:value-type="float">
            <text:p>8.25269</text:p>
          </table:table-cell>
          <table:table-cell office:value-type="float" office:value="3.09228" calcext:value-type="float">
            <text:p>3.09228</text:p>
          </table:table-cell>
          <table:table-cell/>
        </table:table-row>
        <table:table-row table:style-name="ro1">
          <table:table-cell office:value-type="float" office:value="8.26929" calcext:value-type="float">
            <text:p>8.26929</text:p>
          </table:table-cell>
          <table:table-cell office:value-type="float" office:value="3.08806" calcext:value-type="float">
            <text:p>3.08806</text:p>
          </table:table-cell>
          <table:table-cell/>
        </table:table-row>
        <table:table-row table:style-name="ro1">
          <table:table-cell office:value-type="float" office:value="8.2859" calcext:value-type="float">
            <text:p>8.2859</text:p>
          </table:table-cell>
          <table:table-cell office:value-type="float" office:value="3.08323" calcext:value-type="float">
            <text:p>3.08323</text:p>
          </table:table-cell>
          <table:table-cell/>
        </table:table-row>
        <table:table-row table:style-name="ro1">
          <table:table-cell office:value-type="float" office:value="8.3025" calcext:value-type="float">
            <text:p>8.3025</text:p>
          </table:table-cell>
          <table:table-cell office:value-type="float" office:value="3.07611" calcext:value-type="float">
            <text:p>3.07611</text:p>
          </table:table-cell>
          <table:table-cell/>
        </table:table-row>
        <table:table-row table:style-name="ro1">
          <table:table-cell office:value-type="float" office:value="8.31911" calcext:value-type="float">
            <text:p>8.31911</text:p>
          </table:table-cell>
          <table:table-cell office:value-type="float" office:value="3.07556" calcext:value-type="float">
            <text:p>3.07556</text:p>
          </table:table-cell>
          <table:table-cell/>
        </table:table-row>
        <table:table-row table:style-name="ro1">
          <table:table-cell office:value-type="float" office:value="8.33571" calcext:value-type="float">
            <text:p>8.33571</text:p>
          </table:table-cell>
          <table:table-cell office:value-type="float" office:value="3.06026" calcext:value-type="float">
            <text:p>3.06026</text:p>
          </table:table-cell>
          <table:table-cell/>
        </table:table-row>
        <table:table-row table:style-name="ro1">
          <table:table-cell office:value-type="float" office:value="8.35232" calcext:value-type="float">
            <text:p>8.35232</text:p>
          </table:table-cell>
          <table:table-cell office:value-type="float" office:value="3.05853" calcext:value-type="float">
            <text:p>3.05853</text:p>
          </table:table-cell>
          <table:table-cell/>
        </table:table-row>
        <table:table-row table:style-name="ro1">
          <table:table-cell office:value-type="float" office:value="8.36892" calcext:value-type="float">
            <text:p>8.36892</text:p>
          </table:table-cell>
          <table:table-cell office:value-type="float" office:value="3.05525" calcext:value-type="float">
            <text:p>3.05525</text:p>
          </table:table-cell>
          <table:table-cell/>
        </table:table-row>
        <table:table-row table:style-name="ro1">
          <table:table-cell office:value-type="float" office:value="8.38553" calcext:value-type="float">
            <text:p>8.38553</text:p>
          </table:table-cell>
          <table:table-cell office:value-type="float" office:value="3.05349" calcext:value-type="float">
            <text:p>3.05349</text:p>
          </table:table-cell>
          <table:table-cell/>
        </table:table-row>
        <table:table-row table:style-name="ro1">
          <table:table-cell office:value-type="float" office:value="8.40213" calcext:value-type="float">
            <text:p>8.40213</text:p>
          </table:table-cell>
          <table:table-cell office:value-type="float" office:value="3.05231" calcext:value-type="float">
            <text:p>3.05231</text:p>
          </table:table-cell>
          <table:table-cell/>
        </table:table-row>
        <table:table-row table:style-name="ro1">
          <table:table-cell office:value-type="float" office:value="8.41874" calcext:value-type="float">
            <text:p>8.41874</text:p>
          </table:table-cell>
          <table:table-cell office:value-type="float" office:value="3.05112" calcext:value-type="float">
            <text:p>3.05112</text:p>
          </table:table-cell>
          <table:table-cell/>
        </table:table-row>
        <table:table-row table:style-name="ro1">
          <table:table-cell office:value-type="float" office:value="8.43534" calcext:value-type="float">
            <text:p>8.43534</text:p>
          </table:table-cell>
          <table:table-cell office:value-type="float" office:value="3.04373" calcext:value-type="float">
            <text:p>3.04373</text:p>
          </table:table-cell>
          <table:table-cell/>
        </table:table-row>
        <table:table-row table:style-name="ro1">
          <table:table-cell office:value-type="float" office:value="8.45195" calcext:value-type="float">
            <text:p>8.45195</text:p>
          </table:table-cell>
          <table:table-cell office:value-type="float" office:value="3.03578" calcext:value-type="float">
            <text:p>3.03578</text:p>
          </table:table-cell>
          <table:table-cell/>
        </table:table-row>
        <table:table-row table:style-name="ro1">
          <table:table-cell office:value-type="float" office:value="8.46855" calcext:value-type="float">
            <text:p>8.46855</text:p>
          </table:table-cell>
          <table:table-cell office:value-type="float" office:value="3.02969" calcext:value-type="float">
            <text:p>3.02969</text:p>
          </table:table-cell>
          <table:table-cell/>
        </table:table-row>
        <table:table-row table:style-name="ro1">
          <table:table-cell office:value-type="float" office:value="8.48516" calcext:value-type="float">
            <text:p>8.48516</text:p>
          </table:table-cell>
          <table:table-cell office:value-type="float" office:value="3.02693" calcext:value-type="float">
            <text:p>3.02693</text:p>
          </table:table-cell>
          <table:table-cell/>
        </table:table-row>
        <table:table-row table:style-name="ro1">
          <table:table-cell office:value-type="float" office:value="8.50176" calcext:value-type="float">
            <text:p>8.50176</text:p>
          </table:table-cell>
          <table:table-cell office:value-type="float" office:value="3.01924" calcext:value-type="float">
            <text:p>3.01924</text:p>
          </table:table-cell>
          <table:table-cell/>
        </table:table-row>
        <table:table-row table:style-name="ro1">
          <table:table-cell office:value-type="float" office:value="8.51837" calcext:value-type="float">
            <text:p>8.51837</text:p>
          </table:table-cell>
          <table:table-cell office:value-type="float" office:value="3.01738" calcext:value-type="float">
            <text:p>3.01738</text:p>
          </table:table-cell>
          <table:table-cell/>
        </table:table-row>
        <table:table-row table:style-name="ro1">
          <table:table-cell office:value-type="float" office:value="8.53497" calcext:value-type="float">
            <text:p>8.53497</text:p>
          </table:table-cell>
          <table:table-cell office:value-type="float" office:value="3.00673" calcext:value-type="float">
            <text:p>3.00673</text:p>
          </table:table-cell>
          <table:table-cell/>
        </table:table-row>
        <table:table-row table:style-name="ro1">
          <table:table-cell office:value-type="float" office:value="8.55158" calcext:value-type="float">
            <text:p>8.55158</text:p>
          </table:table-cell>
          <table:table-cell office:value-type="float" office:value="3.0145" calcext:value-type="float">
            <text:p>3.0145</text:p>
          </table:table-cell>
          <table:table-cell/>
        </table:table-row>
        <table:table-row table:style-name="ro1">
          <table:table-cell office:value-type="float" office:value="8.56818" calcext:value-type="float">
            <text:p>8.56818</text:p>
          </table:table-cell>
          <table:table-cell office:value-type="float" office:value="2.99892" calcext:value-type="float">
            <text:p>2.99892</text:p>
          </table:table-cell>
          <table:table-cell/>
        </table:table-row>
        <table:table-row table:style-name="ro1">
          <table:table-cell office:value-type="float" office:value="8.58479" calcext:value-type="float">
            <text:p>8.58479</text:p>
          </table:table-cell>
          <table:table-cell office:value-type="float" office:value="3.00315" calcext:value-type="float">
            <text:p>3.00315</text:p>
          </table:table-cell>
          <table:table-cell/>
        </table:table-row>
        <table:table-row table:style-name="ro1">
          <table:table-cell office:value-type="float" office:value="8.60139" calcext:value-type="float">
            <text:p>8.60139</text:p>
          </table:table-cell>
          <table:table-cell office:value-type="float" office:value="2.99404" calcext:value-type="float">
            <text:p>2.99404</text:p>
          </table:table-cell>
          <table:table-cell/>
        </table:table-row>
        <table:table-row table:style-name="ro1">
          <table:table-cell office:value-type="float" office:value="8.618" calcext:value-type="float">
            <text:p>8.618</text:p>
          </table:table-cell>
          <table:table-cell office:value-type="float" office:value="2.9928" calcext:value-type="float">
            <text:p>2.9928</text:p>
          </table:table-cell>
          <table:table-cell/>
        </table:table-row>
        <table:table-row table:style-name="ro1">
          <table:table-cell office:value-type="float" office:value="8.6346" calcext:value-type="float">
            <text:p>8.6346</text:p>
          </table:table-cell>
          <table:table-cell office:value-type="float" office:value="2.99343" calcext:value-type="float">
            <text:p>2.99343</text:p>
          </table:table-cell>
          <table:table-cell/>
        </table:table-row>
        <table:table-row table:style-name="ro1">
          <table:table-cell office:value-type="float" office:value="8.65121" calcext:value-type="float">
            <text:p>8.65121</text:p>
          </table:table-cell>
          <table:table-cell office:value-type="float" office:value="2.98933" calcext:value-type="float">
            <text:p>2.98933</text:p>
          </table:table-cell>
          <table:table-cell/>
        </table:table-row>
        <table:table-row table:style-name="ro1">
          <table:table-cell office:value-type="float" office:value="8.66781" calcext:value-type="float">
            <text:p>8.66781</text:p>
          </table:table-cell>
          <table:table-cell office:value-type="float" office:value="2.97905" calcext:value-type="float">
            <text:p>2.97905</text:p>
          </table:table-cell>
          <table:table-cell/>
        </table:table-row>
        <table:table-row table:style-name="ro1">
          <table:table-cell office:value-type="float" office:value="8.68442" calcext:value-type="float">
            <text:p>8.68442</text:p>
          </table:table-cell>
          <table:table-cell office:value-type="float" office:value="2.9735" calcext:value-type="float">
            <text:p>2.9735</text:p>
          </table:table-cell>
          <table:table-cell/>
        </table:table-row>
        <table:table-row table:style-name="ro1">
          <table:table-cell office:value-type="float" office:value="8.70102" calcext:value-type="float">
            <text:p>8.70102</text:p>
          </table:table-cell>
          <table:table-cell office:value-type="float" office:value="2.96804" calcext:value-type="float">
            <text:p>2.96804</text:p>
          </table:table-cell>
          <table:table-cell/>
        </table:table-row>
        <table:table-row table:style-name="ro1">
          <table:table-cell office:value-type="float" office:value="8.71763" calcext:value-type="float">
            <text:p>8.71763</text:p>
          </table:table-cell>
          <table:table-cell office:value-type="float" office:value="2.96936" calcext:value-type="float">
            <text:p>2.96936</text:p>
          </table:table-cell>
          <table:table-cell/>
        </table:table-row>
        <table:table-row table:style-name="ro1">
          <table:table-cell office:value-type="float" office:value="8.73423" calcext:value-type="float">
            <text:p>8.73423</text:p>
          </table:table-cell>
          <table:table-cell office:value-type="float" office:value="2.96729" calcext:value-type="float">
            <text:p>2.96729</text:p>
          </table:table-cell>
          <table:table-cell/>
        </table:table-row>
        <table:table-row table:style-name="ro1">
          <table:table-cell office:value-type="float" office:value="8.75084" calcext:value-type="float">
            <text:p>8.75084</text:p>
          </table:table-cell>
          <table:table-cell office:value-type="float" office:value="2.96507" calcext:value-type="float">
            <text:p>2.96507</text:p>
          </table:table-cell>
          <table:table-cell/>
        </table:table-row>
        <table:table-row table:style-name="ro1">
          <table:table-cell office:value-type="float" office:value="8.76744" calcext:value-type="float">
            <text:p>8.76744</text:p>
          </table:table-cell>
          <table:table-cell office:value-type="float" office:value="2.95708" calcext:value-type="float">
            <text:p>2.95708</text:p>
          </table:table-cell>
          <table:table-cell/>
        </table:table-row>
        <table:table-row table:style-name="ro1">
          <table:table-cell office:value-type="float" office:value="8.78405" calcext:value-type="float">
            <text:p>8.78405</text:p>
          </table:table-cell>
          <table:table-cell office:value-type="float" office:value="2.95639" calcext:value-type="float">
            <text:p>2.95639</text:p>
          </table:table-cell>
          <table:table-cell/>
        </table:table-row>
        <table:table-row table:style-name="ro1">
          <table:table-cell office:value-type="float" office:value="8.80065" calcext:value-type="float">
            <text:p>8.80065</text:p>
          </table:table-cell>
          <table:table-cell office:value-type="float" office:value="2.955" calcext:value-type="float">
            <text:p>2.955</text:p>
          </table:table-cell>
          <table:table-cell/>
        </table:table-row>
        <table:table-row table:style-name="ro1">
          <table:table-cell office:value-type="float" office:value="8.81726" calcext:value-type="float">
            <text:p>8.81726</text:p>
          </table:table-cell>
          <table:table-cell office:value-type="float" office:value="2.95407" calcext:value-type="float">
            <text:p>2.95407</text:p>
          </table:table-cell>
          <table:table-cell/>
        </table:table-row>
        <table:table-row table:style-name="ro1">
          <table:table-cell office:value-type="float" office:value="8.83386" calcext:value-type="float">
            <text:p>8.83386</text:p>
          </table:table-cell>
          <table:table-cell office:value-type="float" office:value="2.9512" calcext:value-type="float">
            <text:p>2.9512</text:p>
          </table:table-cell>
          <table:table-cell/>
        </table:table-row>
        <table:table-row table:style-name="ro1">
          <table:table-cell office:value-type="float" office:value="8.85047" calcext:value-type="float">
            <text:p>8.85047</text:p>
          </table:table-cell>
          <table:table-cell office:value-type="float" office:value="2.94217" calcext:value-type="float">
            <text:p>2.94217</text:p>
          </table:table-cell>
          <table:table-cell/>
        </table:table-row>
        <table:table-row table:style-name="ro1">
          <table:table-cell office:value-type="float" office:value="8.86707" calcext:value-type="float">
            <text:p>8.86707</text:p>
          </table:table-cell>
          <table:table-cell office:value-type="float" office:value="2.93332" calcext:value-type="float">
            <text:p>2.93332</text:p>
          </table:table-cell>
          <table:table-cell/>
        </table:table-row>
        <table:table-row table:style-name="ro1">
          <table:table-cell office:value-type="float" office:value="8.88368" calcext:value-type="float">
            <text:p>8.88368</text:p>
          </table:table-cell>
          <table:table-cell office:value-type="float" office:value="2.9289" calcext:value-type="float">
            <text:p>2.9289</text:p>
          </table:table-cell>
          <table:table-cell/>
        </table:table-row>
        <table:table-row table:style-name="ro1">
          <table:table-cell office:value-type="float" office:value="8.90028" calcext:value-type="float">
            <text:p>8.90028</text:p>
          </table:table-cell>
          <table:table-cell office:value-type="float" office:value="2.92157" calcext:value-type="float">
            <text:p>2.92157</text:p>
          </table:table-cell>
          <table:table-cell/>
        </table:table-row>
        <table:table-row table:style-name="ro1">
          <table:table-cell office:value-type="float" office:value="8.91689" calcext:value-type="float">
            <text:p>8.91689</text:p>
          </table:table-cell>
          <table:table-cell office:value-type="float" office:value="2.92513" calcext:value-type="float">
            <text:p>2.92513</text:p>
          </table:table-cell>
          <table:table-cell/>
        </table:table-row>
        <table:table-row table:style-name="ro1">
          <table:table-cell office:value-type="float" office:value="8.93349" calcext:value-type="float">
            <text:p>8.93349</text:p>
          </table:table-cell>
          <table:table-cell office:value-type="float" office:value="2.92179" calcext:value-type="float">
            <text:p>2.92179</text:p>
          </table:table-cell>
          <table:table-cell/>
        </table:table-row>
        <table:table-row table:style-name="ro1">
          <table:table-cell office:value-type="float" office:value="8.9501" calcext:value-type="float">
            <text:p>8.9501</text:p>
          </table:table-cell>
          <table:table-cell office:value-type="float" office:value="2.91578" calcext:value-type="float">
            <text:p>2.91578</text:p>
          </table:table-cell>
          <table:table-cell/>
        </table:table-row>
        <table:table-row table:style-name="ro1">
          <table:table-cell office:value-type="float" office:value="8.9667" calcext:value-type="float">
            <text:p>8.9667</text:p>
          </table:table-cell>
          <table:table-cell office:value-type="float" office:value="2.9086" calcext:value-type="float">
            <text:p>2.9086</text:p>
          </table:table-cell>
          <table:table-cell/>
        </table:table-row>
        <table:table-row table:style-name="ro1">
          <table:table-cell office:value-type="float" office:value="8.98331" calcext:value-type="float">
            <text:p>8.98331</text:p>
          </table:table-cell>
          <table:table-cell office:value-type="float" office:value="2.90814" calcext:value-type="float">
            <text:p>2.90814</text:p>
          </table:table-cell>
          <table:table-cell/>
        </table:table-row>
        <table:table-row table:style-name="ro1">
          <table:table-cell office:value-type="float" office:value="8.99991" calcext:value-type="float">
            <text:p>8.99991</text:p>
          </table:table-cell>
          <table:table-cell office:value-type="float" office:value="2.90232" calcext:value-type="float">
            <text:p>2.90232</text:p>
          </table:table-cell>
          <table:table-cell/>
        </table:table-row>
        <table:table-row table:style-name="ro1">
          <table:table-cell office:value-type="float" office:value="9.01652" calcext:value-type="float">
            <text:p>9.01652</text:p>
          </table:table-cell>
          <table:table-cell office:value-type="float" office:value="2.89548" calcext:value-type="float">
            <text:p>2.89548</text:p>
          </table:table-cell>
          <table:table-cell/>
        </table:table-row>
        <table:table-row table:style-name="ro1">
          <table:table-cell office:value-type="float" office:value="9.03312" calcext:value-type="float">
            <text:p>9.03312</text:p>
          </table:table-cell>
          <table:table-cell office:value-type="float" office:value="2.88062" calcext:value-type="float">
            <text:p>2.88062</text:p>
          </table:table-cell>
          <table:table-cell/>
        </table:table-row>
        <table:table-row table:style-name="ro1">
          <table:table-cell office:value-type="float" office:value="9.04973" calcext:value-type="float">
            <text:p>9.04973</text:p>
          </table:table-cell>
          <table:table-cell office:value-type="float" office:value="2.88093" calcext:value-type="float">
            <text:p>2.88093</text:p>
          </table:table-cell>
          <table:table-cell/>
        </table:table-row>
        <table:table-row table:style-name="ro1">
          <table:table-cell office:value-type="float" office:value="9.06633" calcext:value-type="float">
            <text:p>9.06633</text:p>
          </table:table-cell>
          <table:table-cell office:value-type="float" office:value="2.87052" calcext:value-type="float">
            <text:p>2.87052</text:p>
          </table:table-cell>
          <table:table-cell/>
        </table:table-row>
        <table:table-row table:style-name="ro1">
          <table:table-cell office:value-type="float" office:value="9.08294" calcext:value-type="float">
            <text:p>9.08294</text:p>
          </table:table-cell>
          <table:table-cell office:value-type="float" office:value="2.86974" calcext:value-type="float">
            <text:p>2.86974</text:p>
          </table:table-cell>
          <table:table-cell/>
        </table:table-row>
        <table:table-row table:style-name="ro1">
          <table:table-cell office:value-type="float" office:value="9.09954" calcext:value-type="float">
            <text:p>9.09954</text:p>
          </table:table-cell>
          <table:table-cell office:value-type="float" office:value="2.85386" calcext:value-type="float">
            <text:p>2.85386</text:p>
          </table:table-cell>
          <table:table-cell/>
        </table:table-row>
        <table:table-row table:style-name="ro1">
          <table:table-cell office:value-type="float" office:value="9.11615" calcext:value-type="float">
            <text:p>9.11615</text:p>
          </table:table-cell>
          <table:table-cell office:value-type="float" office:value="2.84888" calcext:value-type="float">
            <text:p>2.84888</text:p>
          </table:table-cell>
          <table:table-cell/>
        </table:table-row>
        <table:table-row table:style-name="ro1">
          <table:table-cell office:value-type="float" office:value="9.13275" calcext:value-type="float">
            <text:p>9.13275</text:p>
          </table:table-cell>
          <table:table-cell office:value-type="float" office:value="2.85108" calcext:value-type="float">
            <text:p>2.85108</text:p>
          </table:table-cell>
          <table:table-cell/>
        </table:table-row>
        <table:table-row table:style-name="ro1">
          <table:table-cell office:value-type="float" office:value="9.14936" calcext:value-type="float">
            <text:p>9.14936</text:p>
          </table:table-cell>
          <table:table-cell office:value-type="float" office:value="2.84631" calcext:value-type="float">
            <text:p>2.84631</text:p>
          </table:table-cell>
          <table:table-cell/>
        </table:table-row>
        <table:table-row table:style-name="ro1">
          <table:table-cell office:value-type="float" office:value="9.16596" calcext:value-type="float">
            <text:p>9.16596</text:p>
          </table:table-cell>
          <table:table-cell office:value-type="float" office:value="2.83475" calcext:value-type="float">
            <text:p>2.83475</text:p>
          </table:table-cell>
          <table:table-cell/>
        </table:table-row>
        <table:table-row table:style-name="ro1">
          <table:table-cell office:value-type="float" office:value="9.18257" calcext:value-type="float">
            <text:p>9.18257</text:p>
          </table:table-cell>
          <table:table-cell office:value-type="float" office:value="2.82247" calcext:value-type="float">
            <text:p>2.82247</text:p>
          </table:table-cell>
          <table:table-cell/>
        </table:table-row>
        <table:table-row table:style-name="ro1">
          <table:table-cell office:value-type="float" office:value="9.19917" calcext:value-type="float">
            <text:p>9.19917</text:p>
          </table:table-cell>
          <table:table-cell office:value-type="float" office:value="2.81903" calcext:value-type="float">
            <text:p>2.81903</text:p>
          </table:table-cell>
          <table:table-cell/>
        </table:table-row>
        <table:table-row table:style-name="ro1">
          <table:table-cell office:value-type="float" office:value="9.21578" calcext:value-type="float">
            <text:p>9.21578</text:p>
          </table:table-cell>
          <table:table-cell office:value-type="float" office:value="2.8147" calcext:value-type="float">
            <text:p>2.8147</text:p>
          </table:table-cell>
          <table:table-cell/>
        </table:table-row>
        <table:table-row table:style-name="ro1">
          <table:table-cell office:value-type="float" office:value="9.23238" calcext:value-type="float">
            <text:p>9.23238</text:p>
          </table:table-cell>
          <table:table-cell office:value-type="float" office:value="2.80816" calcext:value-type="float">
            <text:p>2.80816</text:p>
          </table:table-cell>
          <table:table-cell/>
        </table:table-row>
        <table:table-row table:style-name="ro1">
          <table:table-cell office:value-type="float" office:value="9.24899" calcext:value-type="float">
            <text:p>9.24899</text:p>
          </table:table-cell>
          <table:table-cell office:value-type="float" office:value="2.8006" calcext:value-type="float">
            <text:p>2.8006</text:p>
          </table:table-cell>
          <table:table-cell/>
        </table:table-row>
        <table:table-row table:style-name="ro1">
          <table:table-cell office:value-type="float" office:value="9.26559" calcext:value-type="float">
            <text:p>9.26559</text:p>
          </table:table-cell>
          <table:table-cell office:value-type="float" office:value="2.79972" calcext:value-type="float">
            <text:p>2.79972</text:p>
          </table:table-cell>
          <table:table-cell/>
        </table:table-row>
        <table:table-row table:style-name="ro1">
          <table:table-cell office:value-type="float" office:value="9.2822" calcext:value-type="float">
            <text:p>9.2822</text:p>
          </table:table-cell>
          <table:table-cell office:value-type="float" office:value="2.79009" calcext:value-type="float">
            <text:p>2.79009</text:p>
          </table:table-cell>
          <table:table-cell/>
        </table:table-row>
        <table:table-row table:style-name="ro1">
          <table:table-cell office:value-type="float" office:value="9.2988" calcext:value-type="float">
            <text:p>9.2988</text:p>
          </table:table-cell>
          <table:table-cell office:value-type="float" office:value="2.78042" calcext:value-type="float">
            <text:p>2.78042</text:p>
          </table:table-cell>
          <table:table-cell/>
        </table:table-row>
        <table:table-row table:style-name="ro1">
          <table:table-cell office:value-type="float" office:value="9.31541" calcext:value-type="float">
            <text:p>9.31541</text:p>
          </table:table-cell>
          <table:table-cell office:value-type="float" office:value="2.76974" calcext:value-type="float">
            <text:p>2.76974</text:p>
          </table:table-cell>
          <table:table-cell/>
        </table:table-row>
        <table:table-row table:style-name="ro1">
          <table:table-cell office:value-type="float" office:value="9.33201" calcext:value-type="float">
            <text:p>9.33201</text:p>
          </table:table-cell>
          <table:table-cell office:value-type="float" office:value="2.76598" calcext:value-type="float">
            <text:p>2.76598</text:p>
          </table:table-cell>
          <table:table-cell/>
        </table:table-row>
        <table:table-row table:style-name="ro1">
          <table:table-cell office:value-type="float" office:value="9.34862" calcext:value-type="float">
            <text:p>9.34862</text:p>
          </table:table-cell>
          <table:table-cell office:value-type="float" office:value="2.76657" calcext:value-type="float">
            <text:p>2.76657</text:p>
          </table:table-cell>
          <table:table-cell/>
        </table:table-row>
        <table:table-row table:style-name="ro1">
          <table:table-cell office:value-type="float" office:value="9.36522" calcext:value-type="float">
            <text:p>9.36522</text:p>
          </table:table-cell>
          <table:table-cell office:value-type="float" office:value="2.75332" calcext:value-type="float">
            <text:p>2.75332</text:p>
          </table:table-cell>
          <table:table-cell/>
        </table:table-row>
        <table:table-row table:style-name="ro1">
          <table:table-cell office:value-type="float" office:value="9.38183" calcext:value-type="float">
            <text:p>9.38183</text:p>
          </table:table-cell>
          <table:table-cell office:value-type="float" office:value="2.74323" calcext:value-type="float">
            <text:p>2.74323</text:p>
          </table:table-cell>
          <table:table-cell/>
        </table:table-row>
        <table:table-row table:style-name="ro1">
          <table:table-cell office:value-type="float" office:value="9.39843" calcext:value-type="float">
            <text:p>9.39843</text:p>
          </table:table-cell>
          <table:table-cell office:value-type="float" office:value="2.73184" calcext:value-type="float">
            <text:p>2.73184</text:p>
          </table:table-cell>
          <table:table-cell/>
        </table:table-row>
        <table:table-row table:style-name="ro1">
          <table:table-cell office:value-type="float" office:value="9.41504" calcext:value-type="float">
            <text:p>9.41504</text:p>
          </table:table-cell>
          <table:table-cell office:value-type="float" office:value="2.72601" calcext:value-type="float">
            <text:p>2.72601</text:p>
          </table:table-cell>
          <table:table-cell/>
        </table:table-row>
        <table:table-row table:style-name="ro1">
          <table:table-cell office:value-type="float" office:value="9.43164" calcext:value-type="float">
            <text:p>9.43164</text:p>
          </table:table-cell>
          <table:table-cell office:value-type="float" office:value="2.7229" calcext:value-type="float">
            <text:p>2.7229</text:p>
          </table:table-cell>
          <table:table-cell/>
        </table:table-row>
        <table:table-row table:style-name="ro1">
          <table:table-cell office:value-type="float" office:value="9.44825" calcext:value-type="float">
            <text:p>9.44825</text:p>
          </table:table-cell>
          <table:table-cell office:value-type="float" office:value="2.71882" calcext:value-type="float">
            <text:p>2.71882</text:p>
          </table:table-cell>
          <table:table-cell/>
        </table:table-row>
        <table:table-row table:style-name="ro1">
          <table:table-cell office:value-type="float" office:value="9.46485" calcext:value-type="float">
            <text:p>9.46485</text:p>
          </table:table-cell>
          <table:table-cell office:value-type="float" office:value="2.71616" calcext:value-type="float">
            <text:p>2.71616</text:p>
          </table:table-cell>
          <table:table-cell/>
        </table:table-row>
        <table:table-row table:style-name="ro1">
          <table:table-cell office:value-type="float" office:value="9.48146" calcext:value-type="float">
            <text:p>9.48146</text:p>
          </table:table-cell>
          <table:table-cell office:value-type="float" office:value="2.70391" calcext:value-type="float">
            <text:p>2.70391</text:p>
          </table:table-cell>
          <table:table-cell/>
        </table:table-row>
        <table:table-row table:style-name="ro1">
          <table:table-cell office:value-type="float" office:value="9.49806" calcext:value-type="float">
            <text:p>9.49806</text:p>
          </table:table-cell>
          <table:table-cell office:value-type="float" office:value="2.695" calcext:value-type="float">
            <text:p>2.695</text:p>
          </table:table-cell>
          <table:table-cell/>
        </table:table-row>
        <table:table-row table:style-name="ro1">
          <table:table-cell office:value-type="float" office:value="9.51467" calcext:value-type="float">
            <text:p>9.51467</text:p>
          </table:table-cell>
          <table:table-cell office:value-type="float" office:value="2.68868" calcext:value-type="float">
            <text:p>2.68868</text:p>
          </table:table-cell>
          <table:table-cell/>
        </table:table-row>
        <table:table-row table:style-name="ro1">
          <table:table-cell office:value-type="float" office:value="9.53127" calcext:value-type="float">
            <text:p>9.53127</text:p>
          </table:table-cell>
          <table:table-cell office:value-type="float" office:value="2.68329" calcext:value-type="float">
            <text:p>2.68329</text:p>
          </table:table-cell>
          <table:table-cell/>
        </table:table-row>
        <table:table-row table:style-name="ro1">
          <table:table-cell office:value-type="float" office:value="9.54788" calcext:value-type="float">
            <text:p>9.54788</text:p>
          </table:table-cell>
          <table:table-cell office:value-type="float" office:value="2.67416" calcext:value-type="float">
            <text:p>2.67416</text:p>
          </table:table-cell>
          <table:table-cell/>
        </table:table-row>
        <table:table-row table:style-name="ro1">
          <table:table-cell office:value-type="float" office:value="9.56448" calcext:value-type="float">
            <text:p>9.56448</text:p>
          </table:table-cell>
          <table:table-cell office:value-type="float" office:value="2.66765" calcext:value-type="float">
            <text:p>2.66765</text:p>
          </table:table-cell>
          <table:table-cell/>
        </table:table-row>
        <table:table-row table:style-name="ro1">
          <table:table-cell office:value-type="float" office:value="9.58109" calcext:value-type="float">
            <text:p>9.58109</text:p>
          </table:table-cell>
          <table:table-cell office:value-type="float" office:value="2.65682" calcext:value-type="float">
            <text:p>2.65682</text:p>
          </table:table-cell>
          <table:table-cell/>
        </table:table-row>
        <table:table-row table:style-name="ro1">
          <table:table-cell office:value-type="float" office:value="9.59769" calcext:value-type="float">
            <text:p>9.59769</text:p>
          </table:table-cell>
          <table:table-cell office:value-type="float" office:value="2.64857" calcext:value-type="float">
            <text:p>2.64857</text:p>
          </table:table-cell>
          <table:table-cell/>
        </table:table-row>
        <table:table-row table:style-name="ro1">
          <table:table-cell office:value-type="float" office:value="9.6143" calcext:value-type="float">
            <text:p>9.6143</text:p>
          </table:table-cell>
          <table:table-cell office:value-type="float" office:value="2.6408" calcext:value-type="float">
            <text:p>2.6408</text:p>
          </table:table-cell>
          <table:table-cell/>
        </table:table-row>
        <table:table-row table:style-name="ro1">
          <table:table-cell office:value-type="float" office:value="9.6309" calcext:value-type="float">
            <text:p>9.6309</text:p>
          </table:table-cell>
          <table:table-cell office:value-type="float" office:value="2.63702" calcext:value-type="float">
            <text:p>2.63702</text:p>
          </table:table-cell>
          <table:table-cell/>
        </table:table-row>
        <table:table-row table:style-name="ro1">
          <table:table-cell office:value-type="float" office:value="9.64751" calcext:value-type="float">
            <text:p>9.64751</text:p>
          </table:table-cell>
          <table:table-cell office:value-type="float" office:value="2.62919" calcext:value-type="float">
            <text:p>2.62919</text:p>
          </table:table-cell>
          <table:table-cell/>
        </table:table-row>
        <table:table-row table:style-name="ro1">
          <table:table-cell office:value-type="float" office:value="9.66411" calcext:value-type="float">
            <text:p>9.66411</text:p>
          </table:table-cell>
          <table:table-cell office:value-type="float" office:value="2.61767" calcext:value-type="float">
            <text:p>2.61767</text:p>
          </table:table-cell>
          <table:table-cell/>
        </table:table-row>
        <table:table-row table:style-name="ro1">
          <table:table-cell office:value-type="float" office:value="9.68072" calcext:value-type="float">
            <text:p>9.68072</text:p>
          </table:table-cell>
          <table:table-cell office:value-type="float" office:value="2.61955" calcext:value-type="float">
            <text:p>2.61955</text:p>
          </table:table-cell>
          <table:table-cell/>
        </table:table-row>
        <table:table-row table:style-name="ro1">
          <table:table-cell office:value-type="float" office:value="9.69732" calcext:value-type="float">
            <text:p>9.69732</text:p>
          </table:table-cell>
          <table:table-cell office:value-type="float" office:value="2.60431" calcext:value-type="float">
            <text:p>2.60431</text:p>
          </table:table-cell>
          <table:table-cell/>
        </table:table-row>
        <table:table-row table:style-name="ro1">
          <table:table-cell office:value-type="float" office:value="9.71393" calcext:value-type="float">
            <text:p>9.71393</text:p>
          </table:table-cell>
          <table:table-cell office:value-type="float" office:value="2.59276" calcext:value-type="float">
            <text:p>2.59276</text:p>
          </table:table-cell>
          <table:table-cell/>
        </table:table-row>
        <table:table-row table:style-name="ro1">
          <table:table-cell office:value-type="float" office:value="9.73053" calcext:value-type="float">
            <text:p>9.73053</text:p>
          </table:table-cell>
          <table:table-cell office:value-type="float" office:value="2.57717" calcext:value-type="float">
            <text:p>2.57717</text:p>
          </table:table-cell>
          <table:table-cell/>
        </table:table-row>
        <table:table-row table:style-name="ro1">
          <table:table-cell office:value-type="float" office:value="9.74714" calcext:value-type="float">
            <text:p>9.74714</text:p>
          </table:table-cell>
          <table:table-cell office:value-type="float" office:value="2.57809" calcext:value-type="float">
            <text:p>2.57809</text:p>
          </table:table-cell>
          <table:table-cell/>
        </table:table-row>
        <table:table-row table:style-name="ro1">
          <table:table-cell office:value-type="float" office:value="9.76374" calcext:value-type="float">
            <text:p>9.76374</text:p>
          </table:table-cell>
          <table:table-cell office:value-type="float" office:value="2.56792" calcext:value-type="float">
            <text:p>2.56792</text:p>
          </table:table-cell>
          <table:table-cell/>
        </table:table-row>
        <table:table-row table:style-name="ro1">
          <table:table-cell office:value-type="float" office:value="9.78035" calcext:value-type="float">
            <text:p>9.78035</text:p>
          </table:table-cell>
          <table:table-cell office:value-type="float" office:value="2.55746" calcext:value-type="float">
            <text:p>2.55746</text:p>
          </table:table-cell>
          <table:table-cell/>
        </table:table-row>
        <table:table-row table:style-name="ro1">
          <table:table-cell office:value-type="float" office:value="9.79695" calcext:value-type="float">
            <text:p>9.79695</text:p>
          </table:table-cell>
          <table:table-cell office:value-type="float" office:value="2.55614" calcext:value-type="float">
            <text:p>2.55614</text:p>
          </table:table-cell>
          <table:table-cell/>
        </table:table-row>
        <table:table-row table:style-name="ro1">
          <table:table-cell office:value-type="float" office:value="9.81356" calcext:value-type="float">
            <text:p>9.81356</text:p>
          </table:table-cell>
          <table:table-cell office:value-type="float" office:value="2.55467" calcext:value-type="float">
            <text:p>2.55467</text:p>
          </table:table-cell>
          <table:table-cell/>
        </table:table-row>
        <table:table-row table:style-name="ro1">
          <table:table-cell office:value-type="float" office:value="9.83016" calcext:value-type="float">
            <text:p>9.83016</text:p>
          </table:table-cell>
          <table:table-cell office:value-type="float" office:value="2.54453" calcext:value-type="float">
            <text:p>2.54453</text:p>
          </table:table-cell>
          <table:table-cell/>
        </table:table-row>
        <table:table-row table:style-name="ro1">
          <table:table-cell office:value-type="float" office:value="9.84677" calcext:value-type="float">
            <text:p>9.84677</text:p>
          </table:table-cell>
          <table:table-cell office:value-type="float" office:value="2.52742" calcext:value-type="float">
            <text:p>2.52742</text:p>
          </table:table-cell>
          <table:table-cell/>
        </table:table-row>
        <table:table-row table:style-name="ro1">
          <table:table-cell office:value-type="float" office:value="9.86337" calcext:value-type="float">
            <text:p>9.86337</text:p>
          </table:table-cell>
          <table:table-cell office:value-type="float" office:value="2.51868" calcext:value-type="float">
            <text:p>2.51868</text:p>
          </table:table-cell>
          <table:table-cell/>
        </table:table-row>
        <table:table-row table:style-name="ro1">
          <table:table-cell office:value-type="float" office:value="9.87998" calcext:value-type="float">
            <text:p>9.87998</text:p>
          </table:table-cell>
          <table:table-cell office:value-type="float" office:value="2.51901" calcext:value-type="float">
            <text:p>2.51901</text:p>
          </table:table-cell>
          <table:table-cell/>
        </table:table-row>
        <table:table-row table:style-name="ro1">
          <table:table-cell office:value-type="float" office:value="9.89658" calcext:value-type="float">
            <text:p>9.89658</text:p>
          </table:table-cell>
          <table:table-cell office:value-type="float" office:value="2.50899" calcext:value-type="float">
            <text:p>2.50899</text:p>
          </table:table-cell>
          <table:table-cell/>
        </table:table-row>
        <table:table-row table:style-name="ro1">
          <table:table-cell office:value-type="float" office:value="9.91319" calcext:value-type="float">
            <text:p>9.91319</text:p>
          </table:table-cell>
          <table:table-cell office:value-type="float" office:value="2.5004" calcext:value-type="float">
            <text:p>2.5004</text:p>
          </table:table-cell>
          <table:table-cell/>
        </table:table-row>
        <table:table-row table:style-name="ro1">
          <table:table-cell office:value-type="float" office:value="9.92979" calcext:value-type="float">
            <text:p>9.92979</text:p>
          </table:table-cell>
          <table:table-cell office:value-type="float" office:value="2.48835" calcext:value-type="float">
            <text:p>2.48835</text:p>
          </table:table-cell>
          <table:table-cell/>
        </table:table-row>
        <table:table-row table:style-name="ro1">
          <table:table-cell office:value-type="float" office:value="9.9464" calcext:value-type="float">
            <text:p>9.9464</text:p>
          </table:table-cell>
          <table:table-cell office:value-type="float" office:value="2.47542" calcext:value-type="float">
            <text:p>2.47542</text:p>
          </table:table-cell>
          <table:table-cell/>
        </table:table-row>
        <table:table-row table:style-name="ro1">
          <table:table-cell office:value-type="float" office:value="9.963" calcext:value-type="float">
            <text:p>9.963</text:p>
          </table:table-cell>
          <table:table-cell office:value-type="float" office:value="2.45857" calcext:value-type="float">
            <text:p>2.45857</text:p>
          </table:table-cell>
          <table:table-cell/>
        </table:table-row>
        <table:table-row table:style-name="ro1">
          <table:table-cell office:value-type="float" office:value="9.97961" calcext:value-type="float">
            <text:p>9.97961</text:p>
          </table:table-cell>
          <table:table-cell office:value-type="float" office:value="2.44008" calcext:value-type="float">
            <text:p>2.44008</text:p>
          </table:table-cell>
          <table:table-cell/>
        </table:table-row>
        <table:table-row table:style-name="ro1">
          <table:table-cell office:value-type="float" office:value="9.99621" calcext:value-type="float">
            <text:p>9.99621</text:p>
          </table:table-cell>
          <table:table-cell office:value-type="float" office:value="2.42109" calcext:value-type="float">
            <text:p>2.42109</text:p>
          </table:table-cell>
          <table:table-cell/>
        </table:table-row>
        <table:table-row table:style-name="ro1">
          <table:table-cell office:value-type="float" office:value="10.0128" calcext:value-type="float">
            <text:p>10.0128</text:p>
          </table:table-cell>
          <table:table-cell office:value-type="float" office:value="2.41252" calcext:value-type="float">
            <text:p>2.41252</text:p>
          </table:table-cell>
          <table:table-cell/>
        </table:table-row>
        <table:table-row table:style-name="ro1">
          <table:table-cell office:value-type="float" office:value="10.0294" calcext:value-type="float">
            <text:p>10.0294</text:p>
          </table:table-cell>
          <table:table-cell office:value-type="float" office:value="2.40207" calcext:value-type="float">
            <text:p>2.40207</text:p>
          </table:table-cell>
          <table:table-cell/>
        </table:table-row>
        <table:table-row table:style-name="ro1">
          <table:table-cell office:value-type="float" office:value="10.046" calcext:value-type="float">
            <text:p>10.046</text:p>
          </table:table-cell>
          <table:table-cell office:value-type="float" office:value="2.38403" calcext:value-type="float">
            <text:p>2.38403</text:p>
          </table:table-cell>
          <table:table-cell/>
        </table:table-row>
        <table:table-row table:style-name="ro1">
          <table:table-cell office:value-type="float" office:value="10.0626" calcext:value-type="float">
            <text:p>10.0626</text:p>
          </table:table-cell>
          <table:table-cell office:value-type="float" office:value="2.37294" calcext:value-type="float">
            <text:p>2.37294</text:p>
          </table:table-cell>
          <table:table-cell/>
        </table:table-row>
        <table:table-row table:style-name="ro1">
          <table:table-cell office:value-type="float" office:value="10.0792" calcext:value-type="float">
            <text:p>10.0792</text:p>
          </table:table-cell>
          <table:table-cell office:value-type="float" office:value="2.35458" calcext:value-type="float">
            <text:p>2.35458</text:p>
          </table:table-cell>
          <table:table-cell/>
        </table:table-row>
        <table:table-row table:style-name="ro1">
          <table:table-cell office:value-type="float" office:value="10.0958" calcext:value-type="float">
            <text:p>10.0958</text:p>
          </table:table-cell>
          <table:table-cell office:value-type="float" office:value="2.34688" calcext:value-type="float">
            <text:p>2.34688</text:p>
          </table:table-cell>
          <table:table-cell/>
        </table:table-row>
        <table:table-row table:style-name="ro1">
          <table:table-cell office:value-type="float" office:value="10.1124" calcext:value-type="float">
            <text:p>10.1124</text:p>
          </table:table-cell>
          <table:table-cell office:value-type="float" office:value="2.32571" calcext:value-type="float">
            <text:p>2.32571</text:p>
          </table:table-cell>
          <table:table-cell/>
        </table:table-row>
        <table:table-row table:style-name="ro1">
          <table:table-cell office:value-type="float" office:value="10.1291" calcext:value-type="float">
            <text:p>10.1291</text:p>
          </table:table-cell>
          <table:table-cell office:value-type="float" office:value="2.31286" calcext:value-type="float">
            <text:p>2.31286</text:p>
          </table:table-cell>
          <table:table-cell/>
        </table:table-row>
        <table:table-row table:style-name="ro1">
          <table:table-cell office:value-type="float" office:value="10.1457" calcext:value-type="float">
            <text:p>10.1457</text:p>
          </table:table-cell>
          <table:table-cell office:value-type="float" office:value="2.30482" calcext:value-type="float">
            <text:p>2.30482</text:p>
          </table:table-cell>
          <table:table-cell/>
        </table:table-row>
        <table:table-row table:style-name="ro1">
          <table:table-cell office:value-type="float" office:value="10.1623" calcext:value-type="float">
            <text:p>10.1623</text:p>
          </table:table-cell>
          <table:table-cell office:value-type="float" office:value="2.29093" calcext:value-type="float">
            <text:p>2.29093</text:p>
          </table:table-cell>
          <table:table-cell/>
        </table:table-row>
        <table:table-row table:style-name="ro1">
          <table:table-cell office:value-type="float" office:value="10.1789" calcext:value-type="float">
            <text:p>10.1789</text:p>
          </table:table-cell>
          <table:table-cell office:value-type="float" office:value="2.28275" calcext:value-type="float">
            <text:p>2.28275</text:p>
          </table:table-cell>
          <table:table-cell/>
        </table:table-row>
        <table:table-row table:style-name="ro1">
          <table:table-cell office:value-type="float" office:value="10.1955" calcext:value-type="float">
            <text:p>10.1955</text:p>
          </table:table-cell>
          <table:table-cell office:value-type="float" office:value="2.26785" calcext:value-type="float">
            <text:p>2.26785</text:p>
          </table:table-cell>
          <table:table-cell/>
        </table:table-row>
        <table:table-row table:style-name="ro1">
          <table:table-cell office:value-type="float" office:value="10.2121" calcext:value-type="float">
            <text:p>10.2121</text:p>
          </table:table-cell>
          <table:table-cell office:value-type="float" office:value="2.25871" calcext:value-type="float">
            <text:p>2.25871</text:p>
          </table:table-cell>
          <table:table-cell/>
        </table:table-row>
        <table:table-row table:style-name="ro1">
          <table:table-cell office:value-type="float" office:value="10.2287" calcext:value-type="float">
            <text:p>10.2287</text:p>
          </table:table-cell>
          <table:table-cell office:value-type="float" office:value="2.24954" calcext:value-type="float">
            <text:p>2.24954</text:p>
          </table:table-cell>
          <table:table-cell/>
        </table:table-row>
        <table:table-row table:style-name="ro1">
          <table:table-cell office:value-type="float" office:value="10.2453" calcext:value-type="float">
            <text:p>10.2453</text:p>
          </table:table-cell>
          <table:table-cell office:value-type="float" office:value="2.2368" calcext:value-type="float">
            <text:p>2.2368</text:p>
          </table:table-cell>
          <table:table-cell/>
        </table:table-row>
        <table:table-row table:style-name="ro1">
          <table:table-cell office:value-type="float" office:value="10.2619" calcext:value-type="float">
            <text:p>10.2619</text:p>
          </table:table-cell>
          <table:table-cell office:value-type="float" office:value="2.23054" calcext:value-type="float">
            <text:p>2.23054</text:p>
          </table:table-cell>
          <table:table-cell/>
        </table:table-row>
        <table:table-row table:style-name="ro1">
          <table:table-cell office:value-type="float" office:value="10.2785" calcext:value-type="float">
            <text:p>10.2785</text:p>
          </table:table-cell>
          <table:table-cell office:value-type="float" office:value="2.21451" calcext:value-type="float">
            <text:p>2.21451</text:p>
          </table:table-cell>
          <table:table-cell/>
        </table:table-row>
        <table:table-row table:style-name="ro1">
          <table:table-cell office:value-type="float" office:value="10.2951" calcext:value-type="float">
            <text:p>10.2951</text:p>
          </table:table-cell>
          <table:table-cell office:value-type="float" office:value="2.20749" calcext:value-type="float">
            <text:p>2.20749</text:p>
          </table:table-cell>
          <table:table-cell/>
        </table:table-row>
        <table:table-row table:style-name="ro1">
          <table:table-cell office:value-type="float" office:value="10.3117" calcext:value-type="float">
            <text:p>10.3117</text:p>
          </table:table-cell>
          <table:table-cell office:value-type="float" office:value="2.19436" calcext:value-type="float">
            <text:p>2.19436</text:p>
          </table:table-cell>
          <table:table-cell/>
        </table:table-row>
        <table:table-row table:style-name="ro1">
          <table:table-cell office:value-type="float" office:value="10.3283" calcext:value-type="float">
            <text:p>10.3283</text:p>
          </table:table-cell>
          <table:table-cell office:value-type="float" office:value="2.18409" calcext:value-type="float">
            <text:p>2.18409</text:p>
          </table:table-cell>
          <table:table-cell/>
        </table:table-row>
        <table:table-row table:style-name="ro1">
          <table:table-cell office:value-type="float" office:value="10.3449" calcext:value-type="float">
            <text:p>10.3449</text:p>
          </table:table-cell>
          <table:table-cell office:value-type="float" office:value="2.16764" calcext:value-type="float">
            <text:p>2.16764</text:p>
          </table:table-cell>
          <table:table-cell/>
        </table:table-row>
        <table:table-row table:style-name="ro1">
          <table:table-cell office:value-type="float" office:value="10.3615" calcext:value-type="float">
            <text:p>10.3615</text:p>
          </table:table-cell>
          <table:table-cell office:value-type="float" office:value="2.14828" calcext:value-type="float">
            <text:p>2.14828</text:p>
          </table:table-cell>
          <table:table-cell/>
        </table:table-row>
        <table:table-row table:style-name="ro1">
          <table:table-cell office:value-type="float" office:value="10.3781" calcext:value-type="float">
            <text:p>10.3781</text:p>
          </table:table-cell>
          <table:table-cell office:value-type="float" office:value="2.13879" calcext:value-type="float">
            <text:p>2.13879</text:p>
          </table:table-cell>
          <table:table-cell/>
        </table:table-row>
        <table:table-row table:style-name="ro1">
          <table:table-cell office:value-type="float" office:value="10.3947" calcext:value-type="float">
            <text:p>10.3947</text:p>
          </table:table-cell>
          <table:table-cell office:value-type="float" office:value="2.13168" calcext:value-type="float">
            <text:p>2.13168</text:p>
          </table:table-cell>
          <table:table-cell/>
        </table:table-row>
        <table:table-row table:style-name="ro1">
          <table:table-cell office:value-type="float" office:value="10.4113" calcext:value-type="float">
            <text:p>10.4113</text:p>
          </table:table-cell>
          <table:table-cell office:value-type="float" office:value="2.11995" calcext:value-type="float">
            <text:p>2.11995</text:p>
          </table:table-cell>
          <table:table-cell/>
        </table:table-row>
        <table:table-row table:style-name="ro1">
          <table:table-cell office:value-type="float" office:value="10.4279" calcext:value-type="float">
            <text:p>10.4279</text:p>
          </table:table-cell>
          <table:table-cell office:value-type="float" office:value="2.11022" calcext:value-type="float">
            <text:p>2.11022</text:p>
          </table:table-cell>
          <table:table-cell/>
        </table:table-row>
        <table:table-row table:style-name="ro1">
          <table:table-cell office:value-type="float" office:value="10.4445" calcext:value-type="float">
            <text:p>10.4445</text:p>
          </table:table-cell>
          <table:table-cell office:value-type="float" office:value="2.09336" calcext:value-type="float">
            <text:p>2.09336</text:p>
          </table:table-cell>
          <table:table-cell/>
        </table:table-row>
        <table:table-row table:style-name="ro1">
          <table:table-cell office:value-type="float" office:value="10.4612" calcext:value-type="float">
            <text:p>10.4612</text:p>
          </table:table-cell>
          <table:table-cell office:value-type="float" office:value="2.07971" calcext:value-type="float">
            <text:p>2.07971</text:p>
          </table:table-cell>
          <table:table-cell/>
        </table:table-row>
        <table:table-row table:style-name="ro1">
          <table:table-cell office:value-type="float" office:value="10.4778" calcext:value-type="float">
            <text:p>10.4778</text:p>
          </table:table-cell>
          <table:table-cell office:value-type="float" office:value="2.07284" calcext:value-type="float">
            <text:p>2.07284</text:p>
          </table:table-cell>
          <table:table-cell/>
        </table:table-row>
        <table:table-row table:style-name="ro1">
          <table:table-cell office:value-type="float" office:value="10.4944" calcext:value-type="float">
            <text:p>10.4944</text:p>
          </table:table-cell>
          <table:table-cell office:value-type="float" office:value="2.06862" calcext:value-type="float">
            <text:p>2.06862</text:p>
          </table:table-cell>
          <table:table-cell/>
        </table:table-row>
        <table:table-row table:style-name="ro1">
          <table:table-cell office:value-type="float" office:value="10.511" calcext:value-type="float">
            <text:p>10.511</text:p>
          </table:table-cell>
          <table:table-cell office:value-type="float" office:value="2.05206" calcext:value-type="float">
            <text:p>2.05206</text:p>
          </table:table-cell>
          <table:table-cell/>
        </table:table-row>
        <table:table-row table:style-name="ro1">
          <table:table-cell office:value-type="float" office:value="10.5276" calcext:value-type="float">
            <text:p>10.5276</text:p>
          </table:table-cell>
          <table:table-cell office:value-type="float" office:value="2.04111" calcext:value-type="float">
            <text:p>2.04111</text:p>
          </table:table-cell>
          <table:table-cell/>
        </table:table-row>
        <table:table-row table:style-name="ro1">
          <table:table-cell office:value-type="float" office:value="10.5442" calcext:value-type="float">
            <text:p>10.5442</text:p>
          </table:table-cell>
          <table:table-cell office:value-type="float" office:value="2.02898" calcext:value-type="float">
            <text:p>2.02898</text:p>
          </table:table-cell>
          <table:table-cell/>
        </table:table-row>
        <table:table-row table:style-name="ro1">
          <table:table-cell office:value-type="float" office:value="10.5608" calcext:value-type="float">
            <text:p>10.5608</text:p>
          </table:table-cell>
          <table:table-cell office:value-type="float" office:value="2.01208" calcext:value-type="float">
            <text:p>2.01208</text:p>
          </table:table-cell>
          <table:table-cell/>
        </table:table-row>
        <table:table-row table:style-name="ro1">
          <table:table-cell office:value-type="float" office:value="10.5774" calcext:value-type="float">
            <text:p>10.5774</text:p>
          </table:table-cell>
          <table:table-cell office:value-type="float" office:value="2.00647" calcext:value-type="float">
            <text:p>2.00647</text:p>
          </table:table-cell>
          <table:table-cell/>
        </table:table-row>
        <table:table-row table:style-name="ro1">
          <table:table-cell office:value-type="float" office:value="10.594" calcext:value-type="float">
            <text:p>10.594</text:p>
          </table:table-cell>
          <table:table-cell office:value-type="float" office:value="1.99843" calcext:value-type="float">
            <text:p>1.99843</text:p>
          </table:table-cell>
          <table:table-cell/>
        </table:table-row>
        <table:table-row table:style-name="ro1">
          <table:table-cell office:value-type="float" office:value="10.6106" calcext:value-type="float">
            <text:p>10.6106</text:p>
          </table:table-cell>
          <table:table-cell office:value-type="float" office:value="1.97917" calcext:value-type="float">
            <text:p>1.97917</text:p>
          </table:table-cell>
          <table:table-cell/>
        </table:table-row>
        <table:table-row table:style-name="ro1">
          <table:table-cell office:value-type="float" office:value="10.6272" calcext:value-type="float">
            <text:p>10.6272</text:p>
          </table:table-cell>
          <table:table-cell office:value-type="float" office:value="1.96724" calcext:value-type="float">
            <text:p>1.96724</text:p>
          </table:table-cell>
          <table:table-cell/>
        </table:table-row>
        <table:table-row table:style-name="ro1">
          <table:table-cell office:value-type="float" office:value="10.6438" calcext:value-type="float">
            <text:p>10.6438</text:p>
          </table:table-cell>
          <table:table-cell office:value-type="float" office:value="1.95539" calcext:value-type="float">
            <text:p>1.95539</text:p>
          </table:table-cell>
          <table:table-cell/>
        </table:table-row>
        <table:table-row table:style-name="ro1">
          <table:table-cell office:value-type="float" office:value="10.6604" calcext:value-type="float">
            <text:p>10.6604</text:p>
          </table:table-cell>
          <table:table-cell office:value-type="float" office:value="1.94682" calcext:value-type="float">
            <text:p>1.94682</text:p>
          </table:table-cell>
          <table:table-cell/>
        </table:table-row>
        <table:table-row table:style-name="ro1">
          <table:table-cell office:value-type="float" office:value="10.677" calcext:value-type="float">
            <text:p>10.677</text:p>
          </table:table-cell>
          <table:table-cell office:value-type="float" office:value="1.93378" calcext:value-type="float">
            <text:p>1.93378</text:p>
          </table:table-cell>
          <table:table-cell/>
        </table:table-row>
        <table:table-row table:style-name="ro1">
          <table:table-cell office:value-type="float" office:value="10.6936" calcext:value-type="float">
            <text:p>10.6936</text:p>
          </table:table-cell>
          <table:table-cell office:value-type="float" office:value="1.92717" calcext:value-type="float">
            <text:p>1.92717</text:p>
          </table:table-cell>
          <table:table-cell/>
        </table:table-row>
        <table:table-row table:style-name="ro1">
          <table:table-cell office:value-type="float" office:value="10.7102" calcext:value-type="float">
            <text:p>10.7102</text:p>
          </table:table-cell>
          <table:table-cell office:value-type="float" office:value="1.91332" calcext:value-type="float">
            <text:p>1.91332</text:p>
          </table:table-cell>
          <table:table-cell/>
        </table:table-row>
        <table:table-row table:style-name="ro1">
          <table:table-cell office:value-type="float" office:value="10.7268" calcext:value-type="float">
            <text:p>10.7268</text:p>
          </table:table-cell>
          <table:table-cell office:value-type="float" office:value="1.8963" calcext:value-type="float">
            <text:p>1.8963</text:p>
          </table:table-cell>
          <table:table-cell/>
        </table:table-row>
        <table:table-row table:style-name="ro1">
          <table:table-cell office:value-type="float" office:value="10.7434" calcext:value-type="float">
            <text:p>10.7434</text:p>
          </table:table-cell>
          <table:table-cell office:value-type="float" office:value="1.88326" calcext:value-type="float">
            <text:p>1.88326</text:p>
          </table:table-cell>
          <table:table-cell/>
        </table:table-row>
        <table:table-row table:style-name="ro1">
          <table:table-cell office:value-type="float" office:value="10.76" calcext:value-type="float">
            <text:p>10.76</text:p>
          </table:table-cell>
          <table:table-cell office:value-type="float" office:value="1.87383" calcext:value-type="float">
            <text:p>1.87383</text:p>
          </table:table-cell>
          <table:table-cell/>
        </table:table-row>
        <table:table-row table:style-name="ro1">
          <table:table-cell office:value-type="float" office:value="10.7766" calcext:value-type="float">
            <text:p>10.7766</text:p>
          </table:table-cell>
          <table:table-cell office:value-type="float" office:value="1.86833" calcext:value-type="float">
            <text:p>1.86833</text:p>
          </table:table-cell>
          <table:table-cell/>
        </table:table-row>
        <table:table-row table:style-name="ro1">
          <table:table-cell office:value-type="float" office:value="10.7933" calcext:value-type="float">
            <text:p>10.7933</text:p>
          </table:table-cell>
          <table:table-cell office:value-type="float" office:value="1.85726" calcext:value-type="float">
            <text:p>1.85726</text:p>
          </table:table-cell>
          <table:table-cell/>
        </table:table-row>
        <table:table-row table:style-name="ro1">
          <table:table-cell office:value-type="float" office:value="10.8099" calcext:value-type="float">
            <text:p>10.8099</text:p>
          </table:table-cell>
          <table:table-cell office:value-type="float" office:value="1.84471" calcext:value-type="float">
            <text:p>1.84471</text:p>
          </table:table-cell>
          <table:table-cell/>
        </table:table-row>
        <table:table-row table:style-name="ro1">
          <table:table-cell office:value-type="float" office:value="10.8265" calcext:value-type="float">
            <text:p>10.8265</text:p>
          </table:table-cell>
          <table:table-cell office:value-type="float" office:value="1.84024" calcext:value-type="float">
            <text:p>1.84024</text:p>
          </table:table-cell>
          <table:table-cell/>
        </table:table-row>
        <table:table-row table:style-name="ro1">
          <table:table-cell office:value-type="float" office:value="10.8431" calcext:value-type="float">
            <text:p>10.8431</text:p>
          </table:table-cell>
          <table:table-cell office:value-type="float" office:value="1.83099" calcext:value-type="float">
            <text:p>1.83099</text:p>
          </table:table-cell>
          <table:table-cell/>
        </table:table-row>
        <table:table-row table:style-name="ro1">
          <table:table-cell office:value-type="float" office:value="10.8597" calcext:value-type="float">
            <text:p>10.8597</text:p>
          </table:table-cell>
          <table:table-cell office:value-type="float" office:value="1.82022" calcext:value-type="float">
            <text:p>1.82022</text:p>
          </table:table-cell>
          <table:table-cell/>
        </table:table-row>
        <table:table-row table:style-name="ro1">
          <table:table-cell office:value-type="float" office:value="10.8763" calcext:value-type="float">
            <text:p>10.8763</text:p>
          </table:table-cell>
          <table:table-cell office:value-type="float" office:value="1.80774" calcext:value-type="float">
            <text:p>1.80774</text:p>
          </table:table-cell>
          <table:table-cell/>
        </table:table-row>
        <table:table-row table:style-name="ro1">
          <table:table-cell office:value-type="float" office:value="10.8929" calcext:value-type="float">
            <text:p>10.8929</text:p>
          </table:table-cell>
          <table:table-cell office:value-type="float" office:value="1.79843" calcext:value-type="float">
            <text:p>1.79843</text:p>
          </table:table-cell>
          <table:table-cell/>
        </table:table-row>
        <table:table-row table:style-name="ro1">
          <table:table-cell office:value-type="float" office:value="10.9095" calcext:value-type="float">
            <text:p>10.9095</text:p>
          </table:table-cell>
          <table:table-cell office:value-type="float" office:value="1.7846" calcext:value-type="float">
            <text:p>1.7846</text:p>
          </table:table-cell>
          <table:table-cell/>
        </table:table-row>
        <table:table-row table:style-name="ro1">
          <table:table-cell office:value-type="float" office:value="10.9261" calcext:value-type="float">
            <text:p>10.9261</text:p>
          </table:table-cell>
          <table:table-cell office:value-type="float" office:value="1.77296" calcext:value-type="float">
            <text:p>1.77296</text:p>
          </table:table-cell>
          <table:table-cell/>
        </table:table-row>
        <table:table-row table:style-name="ro1">
          <table:table-cell office:value-type="float" office:value="10.9427" calcext:value-type="float">
            <text:p>10.9427</text:p>
          </table:table-cell>
          <table:table-cell office:value-type="float" office:value="1.76186" calcext:value-type="float">
            <text:p>1.76186</text:p>
          </table:table-cell>
          <table:table-cell/>
        </table:table-row>
        <table:table-row table:style-name="ro1">
          <table:table-cell office:value-type="float" office:value="10.9593" calcext:value-type="float">
            <text:p>10.9593</text:p>
          </table:table-cell>
          <table:table-cell office:value-type="float" office:value="1.75232" calcext:value-type="float">
            <text:p>1.75232</text:p>
          </table:table-cell>
          <table:table-cell/>
        </table:table-row>
        <table:table-row table:style-name="ro1">
          <table:table-cell office:value-type="float" office:value="10.9759" calcext:value-type="float">
            <text:p>10.9759</text:p>
          </table:table-cell>
          <table:table-cell office:value-type="float" office:value="1.74202" calcext:value-type="float">
            <text:p>1.74202</text:p>
          </table:table-cell>
          <table:table-cell/>
        </table:table-row>
        <table:table-row table:style-name="ro1">
          <table:table-cell office:value-type="float" office:value="10.9925" calcext:value-type="float">
            <text:p>10.9925</text:p>
          </table:table-cell>
          <table:table-cell office:value-type="float" office:value="1.73516" calcext:value-type="float">
            <text:p>1.73516</text:p>
          </table:table-cell>
          <table:table-cell/>
        </table:table-row>
        <table:table-row table:style-name="ro1">
          <table:table-cell office:value-type="float" office:value="11.0091" calcext:value-type="float">
            <text:p>11.0091</text:p>
          </table:table-cell>
          <table:table-cell office:value-type="float" office:value="1.72755" calcext:value-type="float">
            <text:p>1.72755</text:p>
          </table:table-cell>
          <table:table-cell/>
        </table:table-row>
        <table:table-row table:style-name="ro1">
          <table:table-cell office:value-type="float" office:value="11.0257" calcext:value-type="float">
            <text:p>11.0257</text:p>
          </table:table-cell>
          <table:table-cell office:value-type="float" office:value="1.71273" calcext:value-type="float">
            <text:p>1.71273</text:p>
          </table:table-cell>
          <table:table-cell/>
        </table:table-row>
        <table:table-row table:style-name="ro1">
          <table:table-cell office:value-type="float" office:value="11.0423" calcext:value-type="float">
            <text:p>11.0423</text:p>
          </table:table-cell>
          <table:table-cell office:value-type="float" office:value="1.70497" calcext:value-type="float">
            <text:p>1.70497</text:p>
          </table:table-cell>
          <table:table-cell/>
        </table:table-row>
        <table:table-row table:style-name="ro1">
          <table:table-cell office:value-type="float" office:value="11.0589" calcext:value-type="float">
            <text:p>11.0589</text:p>
          </table:table-cell>
          <table:table-cell office:value-type="float" office:value="1.68786" calcext:value-type="float">
            <text:p>1.68786</text:p>
          </table:table-cell>
          <table:table-cell/>
        </table:table-row>
        <table:table-row table:style-name="ro1">
          <table:table-cell office:value-type="float" office:value="11.0755" calcext:value-type="float">
            <text:p>11.0755</text:p>
          </table:table-cell>
          <table:table-cell office:value-type="float" office:value="1.67155" calcext:value-type="float">
            <text:p>1.67155</text:p>
          </table:table-cell>
          <table:table-cell/>
        </table:table-row>
        <table:table-row table:style-name="ro1">
          <table:table-cell office:value-type="float" office:value="11.0921" calcext:value-type="float">
            <text:p>11.0921</text:p>
          </table:table-cell>
          <table:table-cell office:value-type="float" office:value="1.66247" calcext:value-type="float">
            <text:p>1.66247</text:p>
          </table:table-cell>
          <table:table-cell/>
        </table:table-row>
        <table:table-row table:style-name="ro1">
          <table:table-cell office:value-type="float" office:value="11.1087" calcext:value-type="float">
            <text:p>11.1087</text:p>
          </table:table-cell>
          <table:table-cell office:value-type="float" office:value="1.65582" calcext:value-type="float">
            <text:p>1.65582</text:p>
          </table:table-cell>
          <table:table-cell/>
        </table:table-row>
        <table:table-row table:style-name="ro1">
          <table:table-cell office:value-type="float" office:value="11.1254" calcext:value-type="float">
            <text:p>11.1254</text:p>
          </table:table-cell>
          <table:table-cell office:value-type="float" office:value="1.64432" calcext:value-type="float">
            <text:p>1.64432</text:p>
          </table:table-cell>
          <table:table-cell/>
        </table:table-row>
        <table:table-row table:style-name="ro1">
          <table:table-cell office:value-type="float" office:value="11.142" calcext:value-type="float">
            <text:p>11.142</text:p>
          </table:table-cell>
          <table:table-cell office:value-type="float" office:value="1.64003" calcext:value-type="float">
            <text:p>1.64003</text:p>
          </table:table-cell>
          <table:table-cell/>
        </table:table-row>
        <table:table-row table:style-name="ro1">
          <table:table-cell office:value-type="float" office:value="11.1586" calcext:value-type="float">
            <text:p>11.1586</text:p>
          </table:table-cell>
          <table:table-cell office:value-type="float" office:value="1.62351" calcext:value-type="float">
            <text:p>1.62351</text:p>
          </table:table-cell>
          <table:table-cell/>
        </table:table-row>
        <table:table-row table:style-name="ro1">
          <table:table-cell office:value-type="float" office:value="11.1752" calcext:value-type="float">
            <text:p>11.1752</text:p>
          </table:table-cell>
          <table:table-cell office:value-type="float" office:value="1.61692" calcext:value-type="float">
            <text:p>1.61692</text:p>
          </table:table-cell>
          <table:table-cell/>
        </table:table-row>
        <table:table-row table:style-name="ro1">
          <table:table-cell office:value-type="float" office:value="11.1918" calcext:value-type="float">
            <text:p>11.1918</text:p>
          </table:table-cell>
          <table:table-cell office:value-type="float" office:value="1.60628" calcext:value-type="float">
            <text:p>1.60628</text:p>
          </table:table-cell>
          <table:table-cell/>
        </table:table-row>
        <table:table-row table:style-name="ro1">
          <table:table-cell office:value-type="float" office:value="11.2084" calcext:value-type="float">
            <text:p>11.2084</text:p>
          </table:table-cell>
          <table:table-cell office:value-type="float" office:value="1.59701" calcext:value-type="float">
            <text:p>1.59701</text:p>
          </table:table-cell>
          <table:table-cell/>
        </table:table-row>
        <table:table-row table:style-name="ro1">
          <table:table-cell office:value-type="float" office:value="11.225" calcext:value-type="float">
            <text:p>11.225</text:p>
          </table:table-cell>
          <table:table-cell office:value-type="float" office:value="1.5871" calcext:value-type="float">
            <text:p>1.5871</text:p>
          </table:table-cell>
          <table:table-cell/>
        </table:table-row>
        <table:table-row table:style-name="ro1">
          <table:table-cell office:value-type="float" office:value="11.2416" calcext:value-type="float">
            <text:p>11.2416</text:p>
          </table:table-cell>
          <table:table-cell office:value-type="float" office:value="1.58215" calcext:value-type="float">
            <text:p>1.58215</text:p>
          </table:table-cell>
          <table:table-cell/>
        </table:table-row>
        <table:table-row table:style-name="ro1">
          <table:table-cell office:value-type="float" office:value="11.2582" calcext:value-type="float">
            <text:p>11.2582</text:p>
          </table:table-cell>
          <table:table-cell office:value-type="float" office:value="1.5631" calcext:value-type="float">
            <text:p>1.5631</text:p>
          </table:table-cell>
          <table:table-cell/>
        </table:table-row>
        <table:table-row table:style-name="ro1">
          <table:table-cell office:value-type="float" office:value="11.2748" calcext:value-type="float">
            <text:p>11.2748</text:p>
          </table:table-cell>
          <table:table-cell office:value-type="float" office:value="1.55552" calcext:value-type="float">
            <text:p>1.55552</text:p>
          </table:table-cell>
          <table:table-cell/>
        </table:table-row>
        <table:table-row table:style-name="ro1">
          <table:table-cell office:value-type="float" office:value="11.2914" calcext:value-type="float">
            <text:p>11.2914</text:p>
          </table:table-cell>
          <table:table-cell office:value-type="float" office:value="1.5449" calcext:value-type="float">
            <text:p>1.5449</text:p>
          </table:table-cell>
          <table:table-cell/>
        </table:table-row>
        <table:table-row table:style-name="ro1">
          <table:table-cell office:value-type="float" office:value="11.308" calcext:value-type="float">
            <text:p>11.308</text:p>
          </table:table-cell>
          <table:table-cell office:value-type="float" office:value="1.5313" calcext:value-type="float">
            <text:p>1.5313</text:p>
          </table:table-cell>
          <table:table-cell/>
        </table:table-row>
        <table:table-row table:style-name="ro1">
          <table:table-cell office:value-type="float" office:value="11.3246" calcext:value-type="float">
            <text:p>11.3246</text:p>
          </table:table-cell>
          <table:table-cell office:value-type="float" office:value="1.52467" calcext:value-type="float">
            <text:p>1.52467</text:p>
          </table:table-cell>
          <table:table-cell/>
        </table:table-row>
        <table:table-row table:style-name="ro1">
          <table:table-cell office:value-type="float" office:value="11.3412" calcext:value-type="float">
            <text:p>11.3412</text:p>
          </table:table-cell>
          <table:table-cell office:value-type="float" office:value="1.51939" calcext:value-type="float">
            <text:p>1.51939</text:p>
          </table:table-cell>
          <table:table-cell/>
        </table:table-row>
        <table:table-row table:style-name="ro1">
          <table:table-cell office:value-type="float" office:value="11.3578" calcext:value-type="float">
            <text:p>11.3578</text:p>
          </table:table-cell>
          <table:table-cell office:value-type="float" office:value="1.50255" calcext:value-type="float">
            <text:p>1.50255</text:p>
          </table:table-cell>
          <table:table-cell/>
        </table:table-row>
        <table:table-row table:style-name="ro1">
          <table:table-cell office:value-type="float" office:value="11.3744" calcext:value-type="float">
            <text:p>11.3744</text:p>
          </table:table-cell>
          <table:table-cell office:value-type="float" office:value="1.49533" calcext:value-type="float">
            <text:p>1.49533</text:p>
          </table:table-cell>
          <table:table-cell/>
        </table:table-row>
        <table:table-row table:style-name="ro1">
          <table:table-cell office:value-type="float" office:value="11.391" calcext:value-type="float">
            <text:p>11.391</text:p>
          </table:table-cell>
          <table:table-cell office:value-type="float" office:value="1.48642" calcext:value-type="float">
            <text:p>1.48642</text:p>
          </table:table-cell>
          <table:table-cell/>
        </table:table-row>
        <table:table-row table:style-name="ro1">
          <table:table-cell office:value-type="float" office:value="11.4076" calcext:value-type="float">
            <text:p>11.4076</text:p>
          </table:table-cell>
          <table:table-cell office:value-type="float" office:value="1.47612" calcext:value-type="float">
            <text:p>1.47612</text:p>
          </table:table-cell>
          <table:table-cell/>
        </table:table-row>
        <table:table-row table:style-name="ro1">
          <table:table-cell office:value-type="float" office:value="11.4242" calcext:value-type="float">
            <text:p>11.4242</text:p>
          </table:table-cell>
          <table:table-cell office:value-type="float" office:value="1.46765" calcext:value-type="float">
            <text:p>1.46765</text:p>
          </table:table-cell>
          <table:table-cell/>
        </table:table-row>
        <table:table-row table:style-name="ro1">
          <table:table-cell office:value-type="float" office:value="11.4408" calcext:value-type="float">
            <text:p>11.4408</text:p>
          </table:table-cell>
          <table:table-cell office:value-type="float" office:value="1.45953" calcext:value-type="float">
            <text:p>1.45953</text:p>
          </table:table-cell>
          <table:table-cell/>
        </table:table-row>
        <table:table-row table:style-name="ro1">
          <table:table-cell office:value-type="float" office:value="11.4575" calcext:value-type="float">
            <text:p>11.4575</text:p>
          </table:table-cell>
          <table:table-cell office:value-type="float" office:value="1.45079" calcext:value-type="float">
            <text:p>1.45079</text:p>
          </table:table-cell>
          <table:table-cell/>
        </table:table-row>
        <table:table-row table:style-name="ro1">
          <table:table-cell office:value-type="float" office:value="11.4741" calcext:value-type="float">
            <text:p>11.4741</text:p>
          </table:table-cell>
          <table:table-cell office:value-type="float" office:value="1.44057" calcext:value-type="float">
            <text:p>1.44057</text:p>
          </table:table-cell>
          <table:table-cell/>
        </table:table-row>
        <table:table-row table:style-name="ro1">
          <table:table-cell office:value-type="float" office:value="11.4907" calcext:value-type="float">
            <text:p>11.4907</text:p>
          </table:table-cell>
          <table:table-cell office:value-type="float" office:value="1.43114" calcext:value-type="float">
            <text:p>1.43114</text:p>
          </table:table-cell>
          <table:table-cell/>
        </table:table-row>
        <table:table-row table:style-name="ro1">
          <table:table-cell office:value-type="float" office:value="11.5073" calcext:value-type="float">
            <text:p>11.5073</text:p>
          </table:table-cell>
          <table:table-cell office:value-type="float" office:value="1.42156" calcext:value-type="float">
            <text:p>1.42156</text:p>
          </table:table-cell>
          <table:table-cell/>
        </table:table-row>
        <table:table-row table:style-name="ro1">
          <table:table-cell office:value-type="float" office:value="11.5239" calcext:value-type="float">
            <text:p>11.5239</text:p>
          </table:table-cell>
          <table:table-cell office:value-type="float" office:value="1.40878" calcext:value-type="float">
            <text:p>1.40878</text:p>
          </table:table-cell>
          <table:table-cell/>
        </table:table-row>
        <table:table-row table:style-name="ro1">
          <table:table-cell office:value-type="float" office:value="11.5405" calcext:value-type="float">
            <text:p>11.5405</text:p>
          </table:table-cell>
          <table:table-cell office:value-type="float" office:value="1.399" calcext:value-type="float">
            <text:p>1.399</text:p>
          </table:table-cell>
          <table:table-cell/>
        </table:table-row>
        <table:table-row table:style-name="ro1">
          <table:table-cell office:value-type="float" office:value="11.5571" calcext:value-type="float">
            <text:p>11.5571</text:p>
          </table:table-cell>
          <table:table-cell office:value-type="float" office:value="1.39419" calcext:value-type="float">
            <text:p>1.39419</text:p>
          </table:table-cell>
          <table:table-cell/>
        </table:table-row>
        <table:table-row table:style-name="ro1">
          <table:table-cell office:value-type="float" office:value="11.5737" calcext:value-type="float">
            <text:p>11.5737</text:p>
          </table:table-cell>
          <table:table-cell office:value-type="float" office:value="1.38032" calcext:value-type="float">
            <text:p>1.38032</text:p>
          </table:table-cell>
          <table:table-cell/>
        </table:table-row>
        <table:table-row table:style-name="ro1">
          <table:table-cell office:value-type="float" office:value="11.5903" calcext:value-type="float">
            <text:p>11.5903</text:p>
          </table:table-cell>
          <table:table-cell office:value-type="float" office:value="1.37944" calcext:value-type="float">
            <text:p>1.37944</text:p>
          </table:table-cell>
          <table:table-cell/>
        </table:table-row>
        <table:table-row table:style-name="ro1">
          <table:table-cell office:value-type="float" office:value="11.6069" calcext:value-type="float">
            <text:p>11.6069</text:p>
          </table:table-cell>
          <table:table-cell office:value-type="float" office:value="1.37031" calcext:value-type="float">
            <text:p>1.37031</text:p>
          </table:table-cell>
          <table:table-cell/>
        </table:table-row>
        <table:table-row table:style-name="ro1">
          <table:table-cell office:value-type="float" office:value="11.6235" calcext:value-type="float">
            <text:p>11.6235</text:p>
          </table:table-cell>
          <table:table-cell office:value-type="float" office:value="1.35492" calcext:value-type="float">
            <text:p>1.35492</text:p>
          </table:table-cell>
          <table:table-cell/>
        </table:table-row>
        <table:table-row table:style-name="ro1">
          <table:table-cell office:value-type="float" office:value="11.6401" calcext:value-type="float">
            <text:p>11.6401</text:p>
          </table:table-cell>
          <table:table-cell office:value-type="float" office:value="1.34755" calcext:value-type="float">
            <text:p>1.34755</text:p>
          </table:table-cell>
          <table:table-cell/>
        </table:table-row>
        <table:table-row table:style-name="ro1">
          <table:table-cell office:value-type="float" office:value="11.6567" calcext:value-type="float">
            <text:p>11.6567</text:p>
          </table:table-cell>
          <table:table-cell office:value-type="float" office:value="1.34364" calcext:value-type="float">
            <text:p>1.34364</text:p>
          </table:table-cell>
          <table:table-cell/>
        </table:table-row>
        <table:table-row table:style-name="ro1">
          <table:table-cell office:value-type="float" office:value="11.6733" calcext:value-type="float">
            <text:p>11.6733</text:p>
          </table:table-cell>
          <table:table-cell office:value-type="float" office:value="1.33468" calcext:value-type="float">
            <text:p>1.33468</text:p>
          </table:table-cell>
          <table:table-cell/>
        </table:table-row>
        <table:table-row table:style-name="ro1">
          <table:table-cell office:value-type="float" office:value="11.6899" calcext:value-type="float">
            <text:p>11.6899</text:p>
          </table:table-cell>
          <table:table-cell office:value-type="float" office:value="1.32405" calcext:value-type="float">
            <text:p>1.32405</text:p>
          </table:table-cell>
          <table:table-cell/>
        </table:table-row>
        <table:table-row table:style-name="ro1">
          <table:table-cell office:value-type="float" office:value="11.7065" calcext:value-type="float">
            <text:p>11.7065</text:p>
          </table:table-cell>
          <table:table-cell office:value-type="float" office:value="1.31496" calcext:value-type="float">
            <text:p>1.31496</text:p>
          </table:table-cell>
          <table:table-cell/>
        </table:table-row>
        <table:table-row table:style-name="ro1">
          <table:table-cell office:value-type="float" office:value="11.7231" calcext:value-type="float">
            <text:p>11.7231</text:p>
          </table:table-cell>
          <table:table-cell office:value-type="float" office:value="1.30685" calcext:value-type="float">
            <text:p>1.30685</text:p>
          </table:table-cell>
          <table:table-cell/>
        </table:table-row>
        <table:table-row table:style-name="ro1">
          <table:table-cell office:value-type="float" office:value="11.7397" calcext:value-type="float">
            <text:p>11.7397</text:p>
          </table:table-cell>
          <table:table-cell office:value-type="float" office:value="1.29864" calcext:value-type="float">
            <text:p>1.29864</text:p>
          </table:table-cell>
          <table:table-cell/>
        </table:table-row>
        <table:table-row table:style-name="ro1">
          <table:table-cell office:value-type="float" office:value="11.7563" calcext:value-type="float">
            <text:p>11.7563</text:p>
          </table:table-cell>
          <table:table-cell office:value-type="float" office:value="1.2876" calcext:value-type="float">
            <text:p>1.2876</text:p>
          </table:table-cell>
          <table:table-cell/>
        </table:table-row>
        <table:table-row table:style-name="ro1">
          <table:table-cell office:value-type="float" office:value="11.7729" calcext:value-type="float">
            <text:p>11.7729</text:p>
          </table:table-cell>
          <table:table-cell office:value-type="float" office:value="1.27399" calcext:value-type="float">
            <text:p>1.27399</text:p>
          </table:table-cell>
          <table:table-cell/>
        </table:table-row>
        <table:table-row table:style-name="ro1">
          <table:table-cell office:value-type="float" office:value="11.7896" calcext:value-type="float">
            <text:p>11.7896</text:p>
          </table:table-cell>
          <table:table-cell office:value-type="float" office:value="1.26387" calcext:value-type="float">
            <text:p>1.26387</text:p>
          </table:table-cell>
          <table:table-cell/>
        </table:table-row>
        <table:table-row table:style-name="ro1">
          <table:table-cell office:value-type="float" office:value="11.8062" calcext:value-type="float">
            <text:p>11.8062</text:p>
          </table:table-cell>
          <table:table-cell office:value-type="float" office:value="1.25578" calcext:value-type="float">
            <text:p>1.25578</text:p>
          </table:table-cell>
          <table:table-cell/>
        </table:table-row>
        <table:table-row table:style-name="ro1">
          <table:table-cell office:value-type="float" office:value="11.8228" calcext:value-type="float">
            <text:p>11.8228</text:p>
          </table:table-cell>
          <table:table-cell office:value-type="float" office:value="1.24759" calcext:value-type="float">
            <text:p>1.24759</text:p>
          </table:table-cell>
          <table:table-cell/>
        </table:table-row>
        <table:table-row table:style-name="ro1">
          <table:table-cell office:value-type="float" office:value="11.8394" calcext:value-type="float">
            <text:p>11.8394</text:p>
          </table:table-cell>
          <table:table-cell office:value-type="float" office:value="1.23916" calcext:value-type="float">
            <text:p>1.23916</text:p>
          </table:table-cell>
          <table:table-cell/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1.22396" calcext:value-type="float">
            <text:p>1.22396</text:p>
          </table:table-cell>
          <table:table-cell/>
        </table:table-row>
        <table:table-row table:style-name="ro1">
          <table:table-cell office:value-type="float" office:value="11.8726" calcext:value-type="float">
            <text:p>11.8726</text:p>
          </table:table-cell>
          <table:table-cell office:value-type="float" office:value="1.21574" calcext:value-type="float">
            <text:p>1.21574</text:p>
          </table:table-cell>
          <table:table-cell/>
        </table:table-row>
        <table:table-row table:style-name="ro1">
          <table:table-cell office:value-type="float" office:value="11.8892" calcext:value-type="float">
            <text:p>11.8892</text:p>
          </table:table-cell>
          <table:table-cell office:value-type="float" office:value="1.20493" calcext:value-type="float">
            <text:p>1.20493</text:p>
          </table:table-cell>
          <table:table-cell/>
        </table:table-row>
        <table:table-row table:style-name="ro1">
          <table:table-cell office:value-type="float" office:value="11.9058" calcext:value-type="float">
            <text:p>11.9058</text:p>
          </table:table-cell>
          <table:table-cell office:value-type="float" office:value="1.19078" calcext:value-type="float">
            <text:p>1.19078</text:p>
          </table:table-cell>
          <table:table-cell/>
        </table:table-row>
        <table:table-row table:style-name="ro1">
          <table:table-cell office:value-type="float" office:value="11.9224" calcext:value-type="float">
            <text:p>11.9224</text:p>
          </table:table-cell>
          <table:table-cell office:value-type="float" office:value="1.18038" calcext:value-type="float">
            <text:p>1.18038</text:p>
          </table:table-cell>
          <table:table-cell/>
        </table:table-row>
        <table:table-row table:style-name="ro1">
          <table:table-cell office:value-type="float" office:value="11.939" calcext:value-type="float">
            <text:p>11.939</text:p>
          </table:table-cell>
          <table:table-cell office:value-type="float" office:value="1.17416" calcext:value-type="float">
            <text:p>1.17416</text:p>
          </table:table-cell>
          <table:table-cell/>
        </table:table-row>
        <table:table-row table:style-name="ro1">
          <table:table-cell office:value-type="float" office:value="11.9556" calcext:value-type="float">
            <text:p>11.9556</text:p>
          </table:table-cell>
          <table:table-cell office:value-type="float" office:value="1.16555" calcext:value-type="float">
            <text:p>1.16555</text:p>
          </table:table-cell>
          <table:table-cell/>
        </table:table-row>
        <table:table-row table:style-name="ro1">
          <table:table-cell office:value-type="float" office:value="11.9722" calcext:value-type="float">
            <text:p>11.9722</text:p>
          </table:table-cell>
          <table:table-cell office:value-type="float" office:value="1.15709" calcext:value-type="float">
            <text:p>1.15709</text:p>
          </table:table-cell>
          <table:table-cell/>
        </table:table-row>
        <table:table-row table:style-name="ro1">
          <table:table-cell office:value-type="float" office:value="11.9888" calcext:value-type="float">
            <text:p>11.9888</text:p>
          </table:table-cell>
          <table:table-cell office:value-type="float" office:value="1.1488" calcext:value-type="float">
            <text:p>1.1488</text:p>
          </table:table-cell>
          <table:table-cell/>
        </table:table-row>
        <table:table-row table:style-name="ro1">
          <table:table-cell office:value-type="float" office:value="12.0054" calcext:value-type="float">
            <text:p>12.0054</text:p>
          </table:table-cell>
          <table:table-cell office:value-type="float" office:value="1.13621" calcext:value-type="float">
            <text:p>1.13621</text:p>
          </table:table-cell>
          <table:table-cell/>
        </table:table-row>
        <table:table-row table:style-name="ro1">
          <table:table-cell office:value-type="float" office:value="12.022" calcext:value-type="float">
            <text:p>12.022</text:p>
          </table:table-cell>
          <table:table-cell office:value-type="float" office:value="1.12696" calcext:value-type="float">
            <text:p>1.12696</text:p>
          </table:table-cell>
          <table:table-cell/>
        </table:table-row>
        <table:table-row table:style-name="ro1">
          <table:table-cell office:value-type="float" office:value="12.0386" calcext:value-type="float">
            <text:p>12.0386</text:p>
          </table:table-cell>
          <table:table-cell office:value-type="float" office:value="1.11894" calcext:value-type="float">
            <text:p>1.11894</text:p>
          </table:table-cell>
          <table:table-cell/>
        </table:table-row>
        <table:table-row table:style-name="ro1">
          <table:table-cell office:value-type="float" office:value="12.0552" calcext:value-type="float">
            <text:p>12.0552</text:p>
          </table:table-cell>
          <table:table-cell office:value-type="float" office:value="1.11403" calcext:value-type="float">
            <text:p>1.11403</text:p>
          </table:table-cell>
          <table:table-cell/>
        </table:table-row>
        <table:table-row table:style-name="ro1">
          <table:table-cell office:value-type="float" office:value="12.0718" calcext:value-type="float">
            <text:p>12.0718</text:p>
          </table:table-cell>
          <table:table-cell office:value-type="float" office:value="1.10748" calcext:value-type="float">
            <text:p>1.10748</text:p>
          </table:table-cell>
          <table:table-cell/>
        </table:table-row>
        <table:table-row table:style-name="ro1">
          <table:table-cell office:value-type="float" office:value="12.0884" calcext:value-type="float">
            <text:p>12.0884</text:p>
          </table:table-cell>
          <table:table-cell office:value-type="float" office:value="1.09572" calcext:value-type="float">
            <text:p>1.09572</text:p>
          </table:table-cell>
          <table:table-cell/>
        </table:table-row>
        <table:table-row table:style-name="ro1">
          <table:table-cell office:value-type="float" office:value="12.105" calcext:value-type="float">
            <text:p>12.105</text:p>
          </table:table-cell>
          <table:table-cell office:value-type="float" office:value="1.08453" calcext:value-type="float">
            <text:p>1.08453</text:p>
          </table:table-cell>
          <table:table-cell/>
        </table:table-row>
        <table:table-row table:style-name="ro1">
          <table:table-cell office:value-type="float" office:value="12.1217" calcext:value-type="float">
            <text:p>12.1217</text:p>
          </table:table-cell>
          <table:table-cell office:value-type="float" office:value="1.07607" calcext:value-type="float">
            <text:p>1.07607</text:p>
          </table:table-cell>
          <table:table-cell/>
        </table:table-row>
        <table:table-row table:style-name="ro1">
          <table:table-cell office:value-type="float" office:value="12.1383" calcext:value-type="float">
            <text:p>12.1383</text:p>
          </table:table-cell>
          <table:table-cell office:value-type="float" office:value="1.06996" calcext:value-type="float">
            <text:p>1.06996</text:p>
          </table:table-cell>
          <table:table-cell/>
        </table:table-row>
        <table:table-row table:style-name="ro1">
          <table:table-cell office:value-type="float" office:value="12.1549" calcext:value-type="float">
            <text:p>12.1549</text:p>
          </table:table-cell>
          <table:table-cell office:value-type="float" office:value="1.0612" calcext:value-type="float">
            <text:p>1.0612</text:p>
          </table:table-cell>
          <table:table-cell/>
        </table:table-row>
        <table:table-row table:style-name="ro1">
          <table:table-cell office:value-type="float" office:value="12.1715" calcext:value-type="float">
            <text:p>12.1715</text:p>
          </table:table-cell>
          <table:table-cell office:value-type="float" office:value="1.05166" calcext:value-type="float">
            <text:p>1.05166</text:p>
          </table:table-cell>
          <table:table-cell/>
        </table:table-row>
        <table:table-row table:style-name="ro1">
          <table:table-cell office:value-type="float" office:value="12.1881" calcext:value-type="float">
            <text:p>12.1881</text:p>
          </table:table-cell>
          <table:table-cell office:value-type="float" office:value="1.04066" calcext:value-type="float">
            <text:p>1.04066</text:p>
          </table:table-cell>
          <table:table-cell/>
        </table:table-row>
        <table:table-row table:style-name="ro1">
          <table:table-cell office:value-type="float" office:value="12.2047" calcext:value-type="float">
            <text:p>12.2047</text:p>
          </table:table-cell>
          <table:table-cell office:value-type="float" office:value="1.02874" calcext:value-type="float">
            <text:p>1.02874</text:p>
          </table:table-cell>
          <table:table-cell/>
        </table:table-row>
        <table:table-row table:style-name="ro1">
          <table:table-cell office:value-type="float" office:value="12.2213" calcext:value-type="float">
            <text:p>12.2213</text:p>
          </table:table-cell>
          <table:table-cell office:value-type="float" office:value="1.02244" calcext:value-type="float">
            <text:p>1.02244</text:p>
          </table:table-cell>
          <table:table-cell/>
        </table:table-row>
        <table:table-row table:style-name="ro1">
          <table:table-cell office:value-type="float" office:value="12.2379" calcext:value-type="float">
            <text:p>12.2379</text:p>
          </table:table-cell>
          <table:table-cell office:value-type="float" office:value="1.0085" calcext:value-type="float">
            <text:p>1.0085</text:p>
          </table:table-cell>
          <table:table-cell/>
        </table:table-row>
        <table:table-row table:style-name="ro1">
          <table:table-cell office:value-type="float" office:value="12.2545" calcext:value-type="float">
            <text:p>12.2545</text:p>
          </table:table-cell>
          <table:table-cell office:value-type="float" office:value="0.997678" calcext:value-type="float">
            <text:p>0.997678</text:p>
          </table:table-cell>
          <table:table-cell/>
        </table:table-row>
        <table:table-row table:style-name="ro1">
          <table:table-cell office:value-type="float" office:value="12.2711" calcext:value-type="float">
            <text:p>12.2711</text:p>
          </table:table-cell>
          <table:table-cell office:value-type="float" office:value="0.987033" calcext:value-type="float">
            <text:p>0.987033</text:p>
          </table:table-cell>
          <table:table-cell/>
        </table:table-row>
        <table:table-row table:style-name="ro1">
          <table:table-cell office:value-type="float" office:value="12.2877" calcext:value-type="float">
            <text:p>12.2877</text:p>
          </table:table-cell>
          <table:table-cell office:value-type="float" office:value="0.979791" calcext:value-type="float">
            <text:p>0.979791</text:p>
          </table:table-cell>
          <table:table-cell/>
        </table:table-row>
        <table:table-row table:style-name="ro1">
          <table:table-cell office:value-type="float" office:value="12.3043" calcext:value-type="float">
            <text:p>12.3043</text:p>
          </table:table-cell>
          <table:table-cell office:value-type="float" office:value="0.977635" calcext:value-type="float">
            <text:p>0.977635</text:p>
          </table:table-cell>
          <table:table-cell/>
        </table:table-row>
        <table:table-row table:style-name="ro1">
          <table:table-cell office:value-type="float" office:value="12.3209" calcext:value-type="float">
            <text:p>12.3209</text:p>
          </table:table-cell>
          <table:table-cell office:value-type="float" office:value="0.967718" calcext:value-type="float">
            <text:p>0.967718</text:p>
          </table:table-cell>
          <table:table-cell/>
        </table:table-row>
        <table:table-row table:style-name="ro1">
          <table:table-cell office:value-type="float" office:value="12.3375" calcext:value-type="float">
            <text:p>12.3375</text:p>
          </table:table-cell>
          <table:table-cell office:value-type="float" office:value="0.955901" calcext:value-type="float">
            <text:p>0.955901</text:p>
          </table:table-cell>
          <table:table-cell/>
        </table:table-row>
        <table:table-row table:style-name="ro1">
          <table:table-cell office:value-type="float" office:value="12.3541" calcext:value-type="float">
            <text:p>12.3541</text:p>
          </table:table-cell>
          <table:table-cell office:value-type="float" office:value="0.948926" calcext:value-type="float">
            <text:p>0.948926</text:p>
          </table:table-cell>
          <table:table-cell/>
        </table:table-row>
        <table:table-row table:style-name="ro1">
          <table:table-cell office:value-type="float" office:value="12.3707" calcext:value-type="float">
            <text:p>12.3707</text:p>
          </table:table-cell>
          <table:table-cell office:value-type="float" office:value="0.938948" calcext:value-type="float">
            <text:p>0.938948</text:p>
          </table:table-cell>
          <table:table-cell/>
        </table:table-row>
        <table:table-row table:style-name="ro1">
          <table:table-cell office:value-type="float" office:value="12.3873" calcext:value-type="float">
            <text:p>12.3873</text:p>
          </table:table-cell>
          <table:table-cell office:value-type="float" office:value="0.932158" calcext:value-type="float">
            <text:p>0.932158</text:p>
          </table:table-cell>
          <table:table-cell/>
        </table:table-row>
        <table:table-row table:style-name="ro1">
          <table:table-cell office:value-type="float" office:value="12.4039" calcext:value-type="float">
            <text:p>12.4039</text:p>
          </table:table-cell>
          <table:table-cell office:value-type="float" office:value="0.920403" calcext:value-type="float">
            <text:p>0.920403</text:p>
          </table:table-cell>
          <table:table-cell/>
        </table:table-row>
        <table:table-row table:style-name="ro1">
          <table:table-cell office:value-type="float" office:value="12.4205" calcext:value-type="float">
            <text:p>12.4205</text:p>
          </table:table-cell>
          <table:table-cell office:value-type="float" office:value="0.917414" calcext:value-type="float">
            <text:p>0.917414</text:p>
          </table:table-cell>
          <table:table-cell/>
        </table:table-row>
        <table:table-row table:style-name="ro1">
          <table:table-cell office:value-type="float" office:value="12.4371" calcext:value-type="float">
            <text:p>12.4371</text:p>
          </table:table-cell>
          <table:table-cell office:value-type="float" office:value="0.906941" calcext:value-type="float">
            <text:p>0.906941</text:p>
          </table:table-cell>
          <table:table-cell/>
        </table:table-row>
        <table:table-row table:style-name="ro1">
          <table:table-cell office:value-type="float" office:value="12.4538" calcext:value-type="float">
            <text:p>12.4538</text:p>
          </table:table-cell>
          <table:table-cell office:value-type="float" office:value="0.897778" calcext:value-type="float">
            <text:p>0.897778</text:p>
          </table:table-cell>
          <table:table-cell/>
        </table:table-row>
        <table:table-row table:style-name="ro1">
          <table:table-cell office:value-type="float" office:value="12.4704" calcext:value-type="float">
            <text:p>12.4704</text:p>
          </table:table-cell>
          <table:table-cell office:value-type="float" office:value="0.889363" calcext:value-type="float">
            <text:p>0.889363</text:p>
          </table:table-cell>
          <table:table-cell/>
        </table:table-row>
        <table:table-row table:style-name="ro1">
          <table:table-cell office:value-type="float" office:value="12.487" calcext:value-type="float">
            <text:p>12.487</text:p>
          </table:table-cell>
          <table:table-cell office:value-type="float" office:value="0.880756" calcext:value-type="float">
            <text:p>0.880756</text:p>
          </table:table-cell>
          <table:table-cell/>
        </table:table-row>
        <table:table-row table:style-name="ro1">
          <table:table-cell office:value-type="float" office:value="12.5036" calcext:value-type="float">
            <text:p>12.5036</text:p>
          </table:table-cell>
          <table:table-cell office:value-type="float" office:value="0.871811" calcext:value-type="float">
            <text:p>0.871811</text:p>
          </table:table-cell>
          <table:table-cell/>
        </table:table-row>
        <table:table-row table:style-name="ro1">
          <table:table-cell office:value-type="float" office:value="12.5202" calcext:value-type="float">
            <text:p>12.5202</text:p>
          </table:table-cell>
          <table:table-cell office:value-type="float" office:value="0.863477" calcext:value-type="float">
            <text:p>0.863477</text:p>
          </table:table-cell>
          <table:table-cell/>
        </table:table-row>
        <table:table-row table:style-name="ro1">
          <table:table-cell office:value-type="float" office:value="12.5368" calcext:value-type="float">
            <text:p>12.5368</text:p>
          </table:table-cell>
          <table:table-cell office:value-type="float" office:value="0.853645" calcext:value-type="float">
            <text:p>0.853645</text:p>
          </table:table-cell>
          <table:table-cell/>
        </table:table-row>
        <table:table-row table:style-name="ro1">
          <table:table-cell office:value-type="float" office:value="12.5534" calcext:value-type="float">
            <text:p>12.5534</text:p>
          </table:table-cell>
          <table:table-cell office:value-type="float" office:value="0.84039" calcext:value-type="float">
            <text:p>0.84039</text:p>
          </table:table-cell>
          <table:table-cell/>
        </table:table-row>
        <table:table-row table:style-name="ro1">
          <table:table-cell office:value-type="float" office:value="12.57" calcext:value-type="float">
            <text:p>12.57</text:p>
          </table:table-cell>
          <table:table-cell office:value-type="float" office:value="0.83409" calcext:value-type="float">
            <text:p>0.83409</text:p>
          </table:table-cell>
          <table:table-cell/>
        </table:table-row>
        <table:table-row table:style-name="ro1">
          <table:table-cell office:value-type="float" office:value="12.5866" calcext:value-type="float">
            <text:p>12.5866</text:p>
          </table:table-cell>
          <table:table-cell office:value-type="float" office:value="0.825274" calcext:value-type="float">
            <text:p>0.825274</text:p>
          </table:table-cell>
          <table:table-cell/>
        </table:table-row>
        <table:table-row table:style-name="ro1">
          <table:table-cell office:value-type="float" office:value="12.6032" calcext:value-type="float">
            <text:p>12.6032</text:p>
          </table:table-cell>
          <table:table-cell office:value-type="float" office:value="0.818528" calcext:value-type="float">
            <text:p>0.818528</text:p>
          </table:table-cell>
          <table:table-cell/>
        </table:table-row>
        <table:table-row table:style-name="ro1">
          <table:table-cell office:value-type="float" office:value="12.6198" calcext:value-type="float">
            <text:p>12.6198</text:p>
          </table:table-cell>
          <table:table-cell office:value-type="float" office:value="0.811593" calcext:value-type="float">
            <text:p>0.811593</text:p>
          </table:table-cell>
          <table:table-cell/>
        </table:table-row>
        <table:table-row table:style-name="ro1">
          <table:table-cell office:value-type="float" office:value="12.6364" calcext:value-type="float">
            <text:p>12.6364</text:p>
          </table:table-cell>
          <table:table-cell office:value-type="float" office:value="0.802399" calcext:value-type="float">
            <text:p>0.802399</text:p>
          </table:table-cell>
          <table:table-cell/>
        </table:table-row>
        <table:table-row table:style-name="ro1">
          <table:table-cell office:value-type="float" office:value="12.653" calcext:value-type="float">
            <text:p>12.653</text:p>
          </table:table-cell>
          <table:table-cell office:value-type="float" office:value="0.79196" calcext:value-type="float">
            <text:p>0.79196</text:p>
          </table:table-cell>
          <table:table-cell/>
        </table:table-row>
        <table:table-row table:style-name="ro1">
          <table:table-cell office:value-type="float" office:value="12.6696" calcext:value-type="float">
            <text:p>12.6696</text:p>
          </table:table-cell>
          <table:table-cell office:value-type="float" office:value="0.783031" calcext:value-type="float">
            <text:p>0.783031</text:p>
          </table:table-cell>
          <table:table-cell/>
        </table:table-row>
        <table:table-row table:style-name="ro1">
          <table:table-cell office:value-type="float" office:value="12.6862" calcext:value-type="float">
            <text:p>12.6862</text:p>
          </table:table-cell>
          <table:table-cell office:value-type="float" office:value="0.769702" calcext:value-type="float">
            <text:p>0.769702</text:p>
          </table:table-cell>
          <table:table-cell/>
        </table:table-row>
        <table:table-row table:style-name="ro1">
          <table:table-cell office:value-type="float" office:value="12.7028" calcext:value-type="float">
            <text:p>12.7028</text:p>
          </table:table-cell>
          <table:table-cell office:value-type="float" office:value="0.760131" calcext:value-type="float">
            <text:p>0.760131</text:p>
          </table:table-cell>
          <table:table-cell/>
        </table:table-row>
        <table:table-row table:style-name="ro1">
          <table:table-cell office:value-type="float" office:value="12.7194" calcext:value-type="float">
            <text:p>12.7194</text:p>
          </table:table-cell>
          <table:table-cell office:value-type="float" office:value="0.752618" calcext:value-type="float">
            <text:p>0.752618</text:p>
          </table:table-cell>
          <table:table-cell/>
        </table:table-row>
        <table:table-row table:style-name="ro1">
          <table:table-cell office:value-type="float" office:value="12.736" calcext:value-type="float">
            <text:p>12.736</text:p>
          </table:table-cell>
          <table:table-cell office:value-type="float" office:value="0.74443" calcext:value-type="float">
            <text:p>0.74443</text:p>
          </table:table-cell>
          <table:table-cell/>
        </table:table-row>
        <table:table-row table:style-name="ro1">
          <table:table-cell office:value-type="float" office:value="12.7526" calcext:value-type="float">
            <text:p>12.7526</text:p>
          </table:table-cell>
          <table:table-cell office:value-type="float" office:value="0.736677" calcext:value-type="float">
            <text:p>0.736677</text:p>
          </table:table-cell>
          <table:table-cell/>
        </table:table-row>
        <table:table-row table:style-name="ro1">
          <table:table-cell office:value-type="float" office:value="12.7692" calcext:value-type="float">
            <text:p>12.7692</text:p>
          </table:table-cell>
          <table:table-cell office:value-type="float" office:value="0.730093" calcext:value-type="float">
            <text:p>0.730093</text:p>
          </table:table-cell>
          <table:table-cell/>
        </table:table-row>
        <table:table-row table:style-name="ro1">
          <table:table-cell office:value-type="float" office:value="12.7859" calcext:value-type="float">
            <text:p>12.7859</text:p>
          </table:table-cell>
          <table:table-cell office:value-type="float" office:value="0.719979" calcext:value-type="float">
            <text:p>0.719979</text:p>
          </table:table-cell>
          <table:table-cell/>
        </table:table-row>
        <table:table-row table:style-name="ro1">
          <table:table-cell office:value-type="float" office:value="12.8025" calcext:value-type="float">
            <text:p>12.8025</text:p>
          </table:table-cell>
          <table:table-cell office:value-type="float" office:value="0.711935" calcext:value-type="float">
            <text:p>0.711935</text:p>
          </table:table-cell>
          <table:table-cell/>
        </table:table-row>
        <table:table-row table:style-name="ro1">
          <table:table-cell office:value-type="float" office:value="12.8191" calcext:value-type="float">
            <text:p>12.8191</text:p>
          </table:table-cell>
          <table:table-cell office:value-type="float" office:value="0.704182" calcext:value-type="float">
            <text:p>0.704182</text:p>
          </table:table-cell>
          <table:table-cell/>
        </table:table-row>
        <table:table-row table:style-name="ro1">
          <table:table-cell office:value-type="float" office:value="12.8357" calcext:value-type="float">
            <text:p>12.8357</text:p>
          </table:table-cell>
          <table:table-cell office:value-type="float" office:value="0.692291" calcext:value-type="float">
            <text:p>0.692291</text:p>
          </table:table-cell>
          <table:table-cell/>
        </table:table-row>
        <table:table-row table:style-name="ro1">
          <table:table-cell office:value-type="float" office:value="12.8523" calcext:value-type="float">
            <text:p>12.8523</text:p>
          </table:table-cell>
          <table:table-cell office:value-type="float" office:value="0.684533" calcext:value-type="float">
            <text:p>0.684533</text:p>
          </table:table-cell>
          <table:table-cell/>
        </table:table-row>
        <table:table-row table:style-name="ro1">
          <table:table-cell office:value-type="float" office:value="12.8689" calcext:value-type="float">
            <text:p>12.8689</text:p>
          </table:table-cell>
          <table:table-cell office:value-type="float" office:value="0.674937" calcext:value-type="float">
            <text:p>0.674937</text:p>
          </table:table-cell>
          <table:table-cell/>
        </table:table-row>
        <table:table-row table:style-name="ro1">
          <table:table-cell office:value-type="float" office:value="12.8855" calcext:value-type="float">
            <text:p>12.8855</text:p>
          </table:table-cell>
          <table:table-cell office:value-type="float" office:value="0.669603" calcext:value-type="float">
            <text:p>0.669603</text:p>
          </table:table-cell>
          <table:table-cell/>
        </table:table-row>
        <table:table-row table:style-name="ro1">
          <table:table-cell office:value-type="float" office:value="12.9021" calcext:value-type="float">
            <text:p>12.9021</text:p>
          </table:table-cell>
          <table:table-cell office:value-type="float" office:value="0.660175" calcext:value-type="float">
            <text:p>0.660175</text:p>
          </table:table-cell>
          <table:table-cell/>
        </table:table-row>
        <table:table-row table:style-name="ro1">
          <table:table-cell office:value-type="float" office:value="12.9187" calcext:value-type="float">
            <text:p>12.9187</text:p>
          </table:table-cell>
          <table:table-cell office:value-type="float" office:value="0.648107" calcext:value-type="float">
            <text:p>0.648107</text:p>
          </table:table-cell>
          <table:table-cell/>
        </table:table-row>
        <table:table-row table:style-name="ro1">
          <table:table-cell office:value-type="float" office:value="12.9353" calcext:value-type="float">
            <text:p>12.9353</text:p>
          </table:table-cell>
          <table:table-cell office:value-type="float" office:value="0.641055" calcext:value-type="float">
            <text:p>0.641055</text:p>
          </table:table-cell>
          <table:table-cell/>
        </table:table-row>
        <table:table-row table:style-name="ro1">
          <table:table-cell office:value-type="float" office:value="12.9519" calcext:value-type="float">
            <text:p>12.9519</text:p>
          </table:table-cell>
          <table:table-cell office:value-type="float" office:value="0.638274" calcext:value-type="float">
            <text:p>0.638274</text:p>
          </table:table-cell>
          <table:table-cell/>
        </table:table-row>
        <table:table-row table:style-name="ro1">
          <table:table-cell office:value-type="float" office:value="12.9685" calcext:value-type="float">
            <text:p>12.9685</text:p>
          </table:table-cell>
          <table:table-cell office:value-type="float" office:value="0.627522" calcext:value-type="float">
            <text:p>0.627522</text:p>
          </table:table-cell>
          <table:table-cell/>
        </table:table-row>
        <table:table-row table:style-name="ro1">
          <table:table-cell office:value-type="float" office:value="12.9851" calcext:value-type="float">
            <text:p>12.9851</text:p>
          </table:table-cell>
          <table:table-cell office:value-type="float" office:value="0.620192" calcext:value-type="float">
            <text:p>0.620192</text:p>
          </table:table-cell>
          <table:table-cell/>
        </table:table-row>
        <table:table-row table:style-name="ro1">
          <table:table-cell office:value-type="float" office:value="13.0017" calcext:value-type="float">
            <text:p>13.0017</text:p>
          </table:table-cell>
          <table:table-cell office:value-type="float" office:value="0.612393" calcext:value-type="float">
            <text:p>0.612393</text:p>
          </table:table-cell>
          <table:table-cell/>
        </table:table-row>
        <table:table-row table:style-name="ro1">
          <table:table-cell office:value-type="float" office:value="13.0183" calcext:value-type="float">
            <text:p>13.0183</text:p>
          </table:table-cell>
          <table:table-cell office:value-type="float" office:value="0.602276" calcext:value-type="float">
            <text:p>0.602276</text:p>
          </table:table-cell>
          <table:table-cell/>
        </table:table-row>
        <table:table-row table:style-name="ro1">
          <table:table-cell office:value-type="float" office:value="13.0349" calcext:value-type="float">
            <text:p>13.0349</text:p>
          </table:table-cell>
          <table:table-cell office:value-type="float" office:value="0.591381" calcext:value-type="float">
            <text:p>0.591381</text:p>
          </table:table-cell>
          <table:table-cell/>
        </table:table-row>
        <table:table-row table:style-name="ro1">
          <table:table-cell office:value-type="float" office:value="13.0515" calcext:value-type="float">
            <text:p>13.0515</text:p>
          </table:table-cell>
          <table:table-cell office:value-type="float" office:value="0.58385" calcext:value-type="float">
            <text:p>0.58385</text:p>
          </table:table-cell>
          <table:table-cell/>
        </table:table-row>
        <table:table-row table:style-name="ro1">
          <table:table-cell office:value-type="float" office:value="13.0681" calcext:value-type="float">
            <text:p>13.0681</text:p>
          </table:table-cell>
          <table:table-cell office:value-type="float" office:value="0.575878" calcext:value-type="float">
            <text:p>0.575878</text:p>
          </table:table-cell>
          <table:table-cell/>
        </table:table-row>
        <table:table-row table:style-name="ro1">
          <table:table-cell office:value-type="float" office:value="13.0847" calcext:value-type="float">
            <text:p>13.0847</text:p>
          </table:table-cell>
          <table:table-cell office:value-type="float" office:value="0.561817" calcext:value-type="float">
            <text:p>0.561817</text:p>
          </table:table-cell>
          <table:table-cell/>
        </table:table-row>
        <table:table-row table:style-name="ro1">
          <table:table-cell office:value-type="float" office:value="13.1013" calcext:value-type="float">
            <text:p>13.1013</text:p>
          </table:table-cell>
          <table:table-cell office:value-type="float" office:value="0.55187" calcext:value-type="float">
            <text:p>0.55187</text:p>
          </table:table-cell>
          <table:table-cell/>
        </table:table-row>
        <table:table-row table:style-name="ro1">
          <table:table-cell office:value-type="float" office:value="13.118" calcext:value-type="float">
            <text:p>13.118</text:p>
          </table:table-cell>
          <table:table-cell office:value-type="float" office:value="0.544235" calcext:value-type="float">
            <text:p>0.544235</text:p>
          </table:table-cell>
          <table:table-cell/>
        </table:table-row>
        <table:table-row table:style-name="ro1">
          <table:table-cell office:value-type="float" office:value="13.1346" calcext:value-type="float">
            <text:p>13.1346</text:p>
          </table:table-cell>
          <table:table-cell office:value-type="float" office:value="0.535365" calcext:value-type="float">
            <text:p>0.535365</text:p>
          </table:table-cell>
          <table:table-cell/>
        </table:table-row>
        <table:table-row table:style-name="ro1">
          <table:table-cell office:value-type="float" office:value="13.1512" calcext:value-type="float">
            <text:p>13.1512</text:p>
          </table:table-cell>
          <table:table-cell office:value-type="float" office:value="0.527981" calcext:value-type="float">
            <text:p>0.527981</text:p>
          </table:table-cell>
          <table:table-cell/>
        </table:table-row>
        <table:table-row table:style-name="ro1">
          <table:table-cell office:value-type="float" office:value="13.1678" calcext:value-type="float">
            <text:p>13.1678</text:p>
          </table:table-cell>
          <table:table-cell office:value-type="float" office:value="0.519527" calcext:value-type="float">
            <text:p>0.519527</text:p>
          </table:table-cell>
          <table:table-cell/>
        </table:table-row>
        <table:table-row table:style-name="ro1">
          <table:table-cell office:value-type="float" office:value="13.1844" calcext:value-type="float">
            <text:p>13.1844</text:p>
          </table:table-cell>
          <table:table-cell office:value-type="float" office:value="0.507849" calcext:value-type="float">
            <text:p>0.507849</text:p>
          </table:table-cell>
          <table:table-cell/>
        </table:table-row>
        <table:table-row table:style-name="ro1">
          <table:table-cell office:value-type="float" office:value="13.201" calcext:value-type="float">
            <text:p>13.201</text:p>
          </table:table-cell>
          <table:table-cell office:value-type="float" office:value="0.496588" calcext:value-type="float">
            <text:p>0.496588</text:p>
          </table:table-cell>
          <table:table-cell/>
        </table:table-row>
        <table:table-row table:style-name="ro1">
          <table:table-cell office:value-type="float" office:value="13.2176" calcext:value-type="float">
            <text:p>13.2176</text:p>
          </table:table-cell>
          <table:table-cell office:value-type="float" office:value="0.488388" calcext:value-type="float">
            <text:p>0.488388</text:p>
          </table:table-cell>
          <table:table-cell/>
        </table:table-row>
        <table:table-row table:style-name="ro1">
          <table:table-cell office:value-type="float" office:value="13.2342" calcext:value-type="float">
            <text:p>13.2342</text:p>
          </table:table-cell>
          <table:table-cell office:value-type="float" office:value="0.479784" calcext:value-type="float">
            <text:p>0.479784</text:p>
          </table:table-cell>
          <table:table-cell/>
        </table:table-row>
        <table:table-row table:style-name="ro1">
          <table:table-cell office:value-type="float" office:value="13.2508" calcext:value-type="float">
            <text:p>13.2508</text:p>
          </table:table-cell>
          <table:table-cell office:value-type="float" office:value="0.464865" calcext:value-type="float">
            <text:p>0.464865</text:p>
          </table:table-cell>
          <table:table-cell/>
        </table:table-row>
        <table:table-row table:style-name="ro1">
          <table:table-cell office:value-type="float" office:value="13.2674" calcext:value-type="float">
            <text:p>13.2674</text:p>
          </table:table-cell>
          <table:table-cell office:value-type="float" office:value="0.452988" calcext:value-type="float">
            <text:p>0.452988</text:p>
          </table:table-cell>
          <table:table-cell/>
        </table:table-row>
        <table:table-row table:style-name="ro1">
          <table:table-cell office:value-type="float" office:value="13.284" calcext:value-type="float">
            <text:p>13.284</text:p>
          </table:table-cell>
          <table:table-cell office:value-type="float" office:value="0.437399" calcext:value-type="float">
            <text:p>0.437399</text:p>
          </table:table-cell>
          <table:table-cell/>
        </table:table-row>
        <table:table-row table:style-name="ro1">
          <table:table-cell office:value-type="float" office:value="13.3006" calcext:value-type="float">
            <text:p>13.3006</text:p>
          </table:table-cell>
          <table:table-cell office:value-type="float" office:value="0.421507" calcext:value-type="float">
            <text:p>0.421507</text:p>
          </table:table-cell>
          <table:table-cell/>
        </table:table-row>
        <table:table-row table:style-name="ro1">
          <table:table-cell office:value-type="float" office:value="13.3172" calcext:value-type="float">
            <text:p>13.3172</text:p>
          </table:table-cell>
          <table:table-cell office:value-type="float" office:value="0.409649" calcext:value-type="float">
            <text:p>0.409649</text:p>
          </table:table-cell>
          <table:table-cell/>
        </table:table-row>
        <table:table-row table:style-name="ro1">
          <table:table-cell office:value-type="float" office:value="13.3338" calcext:value-type="float">
            <text:p>13.3338</text:p>
          </table:table-cell>
          <table:table-cell office:value-type="float" office:value="0.562421" calcext:value-type="float">
            <text:p>0.562421</text:p>
          </table:table-cell>
          <table:table-cell/>
        </table:table-row>
        <table:table-row table:style-name="ro1">
          <table:table-cell office:value-type="float" office:value="13.3504" calcext:value-type="float">
            <text:p>13.3504</text:p>
          </table:table-cell>
          <table:table-cell office:value-type="float" office:value="0.549611" calcext:value-type="float">
            <text:p>0.549611</text:p>
          </table:table-cell>
          <table:table-cell/>
        </table:table-row>
        <table:table-row table:style-name="ro1">
          <table:table-cell office:value-type="float" office:value="13.367" calcext:value-type="float">
            <text:p>13.367</text:p>
          </table:table-cell>
          <table:table-cell office:value-type="float" office:value="0.531848" calcext:value-type="float">
            <text:p>0.531848</text:p>
          </table:table-cell>
          <table:table-cell/>
        </table:table-row>
        <table:table-row table:style-name="ro1">
          <table:table-cell office:value-type="float" office:value="13.3836" calcext:value-type="float">
            <text:p>13.3836</text:p>
          </table:table-cell>
          <table:table-cell office:value-type="float" office:value="0.512558" calcext:value-type="float">
            <text:p>0.512558</text:p>
          </table:table-cell>
          <table:table-cell/>
        </table:table-row>
        <table:table-row table:style-name="ro1">
          <table:table-cell office:value-type="float" office:value="13.4002" calcext:value-type="float">
            <text:p>13.4002</text:p>
          </table:table-cell>
          <table:table-cell office:value-type="float" office:value="0.496813" calcext:value-type="float">
            <text:p>0.496813</text:p>
          </table:table-cell>
          <table:table-cell/>
        </table:table-row>
        <table:table-row table:style-name="ro1">
          <table:table-cell office:value-type="float" office:value="13.4168" calcext:value-type="float">
            <text:p>13.4168</text:p>
          </table:table-cell>
          <table:table-cell office:value-type="float" office:value="0.484571" calcext:value-type="float">
            <text:p>0.484571</text:p>
          </table:table-cell>
          <table:table-cell/>
        </table:table-row>
        <table:table-row table:style-name="ro1">
          <table:table-cell office:value-type="float" office:value="13.4334" calcext:value-type="float">
            <text:p>13.4334</text:p>
          </table:table-cell>
          <table:table-cell office:value-type="float" office:value="0.472805" calcext:value-type="float">
            <text:p>0.472805</text:p>
          </table:table-cell>
          <table:table-cell/>
        </table:table-row>
        <table:table-row table:style-name="ro1">
          <table:table-cell office:value-type="float" office:value="13.4501" calcext:value-type="float">
            <text:p>13.4501</text:p>
          </table:table-cell>
          <table:table-cell office:value-type="float" office:value="0.461916" calcext:value-type="float">
            <text:p>0.461916</text:p>
          </table:table-cell>
          <table:table-cell/>
        </table:table-row>
        <table:table-row table:style-name="ro1">
          <table:table-cell office:value-type="float" office:value="13.4667" calcext:value-type="float">
            <text:p>13.4667</text:p>
          </table:table-cell>
          <table:table-cell office:value-type="float" office:value="0.446296" calcext:value-type="float">
            <text:p>0.446296</text:p>
          </table:table-cell>
          <table:table-cell/>
        </table:table-row>
        <table:table-row table:style-name="ro1">
          <table:table-cell office:value-type="float" office:value="13.4833" calcext:value-type="float">
            <text:p>13.4833</text:p>
          </table:table-cell>
          <table:table-cell office:value-type="float" office:value="0.430823" calcext:value-type="float">
            <text:p>0.430823</text:p>
          </table:table-cell>
          <table:table-cell/>
        </table:table-row>
        <table:table-row table:style-name="ro1">
          <table:table-cell office:value-type="float" office:value="13.4999" calcext:value-type="float">
            <text:p>13.4999</text:p>
          </table:table-cell>
          <table:table-cell office:value-type="float" office:value="0.588547" calcext:value-type="float">
            <text:p>0.588547</text:p>
          </table:table-cell>
          <table:table-cell/>
        </table:table-row>
        <table:table-row table:style-name="ro1">
          <table:table-cell office:value-type="float" office:value="13.5165" calcext:value-type="float">
            <text:p>13.5165</text:p>
          </table:table-cell>
          <table:table-cell office:value-type="float" office:value="0.572538" calcext:value-type="float">
            <text:p>0.572538</text:p>
          </table:table-cell>
          <table:table-cell/>
        </table:table-row>
        <table:table-row table:style-name="ro1">
          <table:table-cell office:value-type="float" office:value="13.5331" calcext:value-type="float">
            <text:p>13.5331</text:p>
          </table:table-cell>
          <table:table-cell office:value-type="float" office:value="0.552011" calcext:value-type="float">
            <text:p>0.552011</text:p>
          </table:table-cell>
          <table:table-cell/>
        </table:table-row>
        <table:table-row table:style-name="ro1">
          <table:table-cell office:value-type="float" office:value="13.5497" calcext:value-type="float">
            <text:p>13.5497</text:p>
          </table:table-cell>
          <table:table-cell office:value-type="float" office:value="0.536764" calcext:value-type="float">
            <text:p>0.536764</text:p>
          </table:table-cell>
          <table:table-cell/>
        </table:table-row>
        <table:table-row table:style-name="ro1">
          <table:table-cell office:value-type="float" office:value="13.5663" calcext:value-type="float">
            <text:p>13.5663</text:p>
          </table:table-cell>
          <table:table-cell office:value-type="float" office:value="0.52363" calcext:value-type="float">
            <text:p>0.52363</text:p>
          </table:table-cell>
          <table:table-cell/>
        </table:table-row>
        <table:table-row table:style-name="ro1">
          <table:table-cell office:value-type="float" office:value="13.5829" calcext:value-type="float">
            <text:p>13.5829</text:p>
          </table:table-cell>
          <table:table-cell office:value-type="float" office:value="0.510733" calcext:value-type="float">
            <text:p>0.510733</text:p>
          </table:table-cell>
          <table:table-cell/>
        </table:table-row>
        <table:table-row table:style-name="ro1">
          <table:table-cell office:value-type="float" office:value="13.5995" calcext:value-type="float">
            <text:p>13.5995</text:p>
          </table:table-cell>
          <table:table-cell office:value-type="float" office:value="0.499039" calcext:value-type="float">
            <text:p>0.499039</text:p>
          </table:table-cell>
          <table:table-cell/>
        </table:table-row>
        <table:table-row table:style-name="ro1">
          <table:table-cell office:value-type="float" office:value="13.6161" calcext:value-type="float">
            <text:p>13.6161</text:p>
          </table:table-cell>
          <table:table-cell office:value-type="float" office:value="0.489286" calcext:value-type="float">
            <text:p>0.489286</text:p>
          </table:table-cell>
          <table:table-cell/>
        </table:table-row>
        <table:table-row table:style-name="ro1">
          <table:table-cell office:value-type="float" office:value="13.6327" calcext:value-type="float">
            <text:p>13.6327</text:p>
          </table:table-cell>
          <table:table-cell office:value-type="float" office:value="0.471976" calcext:value-type="float">
            <text:p>0.471976</text:p>
          </table:table-cell>
          <table:table-cell/>
        </table:table-row>
        <table:table-row table:style-name="ro1">
          <table:table-cell office:value-type="float" office:value="13.6493" calcext:value-type="float">
            <text:p>13.6493</text:p>
          </table:table-cell>
          <table:table-cell office:value-type="float" office:value="0.457262" calcext:value-type="float">
            <text:p>0.457262</text:p>
          </table:table-cell>
          <table:table-cell/>
        </table:table-row>
        <table:table-row table:style-name="ro1">
          <table:table-cell office:value-type="float" office:value="13.6659" calcext:value-type="float">
            <text:p>13.6659</text:p>
          </table:table-cell>
          <table:table-cell office:value-type="float" office:value="0.438237" calcext:value-type="float">
            <text:p>0.438237</text:p>
          </table:table-cell>
          <table:table-cell/>
        </table:table-row>
        <table:table-row table:style-name="ro1">
          <table:table-cell office:value-type="float" office:value="13.6825" calcext:value-type="float">
            <text:p>13.6825</text:p>
          </table:table-cell>
          <table:table-cell office:value-type="float" office:value="0.42989" calcext:value-type="float">
            <text:p>0.42989</text:p>
          </table:table-cell>
          <table:table-cell/>
        </table:table-row>
        <table:table-row table:style-name="ro1">
          <table:table-cell office:value-type="float" office:value="13.6991" calcext:value-type="float">
            <text:p>13.6991</text:p>
          </table:table-cell>
          <table:table-cell office:value-type="float" office:value="0.417235" calcext:value-type="float">
            <text:p>0.417235</text:p>
          </table:table-cell>
          <table:table-cell/>
        </table:table-row>
        <table:table-row table:style-name="ro1">
          <table:table-cell office:value-type="float" office:value="13.7157" calcext:value-type="float">
            <text:p>13.7157</text:p>
          </table:table-cell>
          <table:table-cell office:value-type="float" office:value="0.408034" calcext:value-type="float">
            <text:p>0.408034</text:p>
          </table:table-cell>
          <table:table-cell/>
        </table:table-row>
        <table:table-row table:style-name="ro1">
          <table:table-cell office:value-type="float" office:value="13.7323" calcext:value-type="float">
            <text:p>13.7323</text:p>
          </table:table-cell>
          <table:table-cell office:value-type="float" office:value="0.396769" calcext:value-type="float">
            <text:p>0.396769</text:p>
          </table:table-cell>
          <table:table-cell/>
        </table:table-row>
        <table:table-row table:style-name="ro1">
          <table:table-cell office:value-type="float" office:value="13.7489" calcext:value-type="float">
            <text:p>13.7489</text:p>
          </table:table-cell>
          <table:table-cell office:value-type="float" office:value="0.387928" calcext:value-type="float">
            <text:p>0.387928</text:p>
          </table:table-cell>
          <table:table-cell/>
        </table:table-row>
        <table:table-row table:style-name="ro1">
          <table:table-cell office:value-type="float" office:value="13.7655" calcext:value-type="float">
            <text:p>13.7655</text:p>
          </table:table-cell>
          <table:table-cell office:value-type="float" office:value="0.380243" calcext:value-type="float">
            <text:p>0.380243</text:p>
          </table:table-cell>
          <table:table-cell/>
        </table:table-row>
        <table:table-row table:style-name="ro1">
          <table:table-cell office:value-type="float" office:value="13.7822" calcext:value-type="float">
            <text:p>13.7822</text:p>
          </table:table-cell>
          <table:table-cell office:value-type="float" office:value="0.370448" calcext:value-type="float">
            <text:p>0.370448</text:p>
          </table:table-cell>
          <table:table-cell/>
        </table:table-row>
        <table:table-row table:style-name="ro1">
          <table:table-cell office:value-type="float" office:value="13.7988" calcext:value-type="float">
            <text:p>13.7988</text:p>
          </table:table-cell>
          <table:table-cell office:value-type="float" office:value="0.357293" calcext:value-type="float">
            <text:p>0.357293</text:p>
          </table:table-cell>
          <table:table-cell/>
        </table:table-row>
        <table:table-row table:style-name="ro1">
          <table:table-cell office:value-type="float" office:value="13.8154" calcext:value-type="float">
            <text:p>13.8154</text:p>
          </table:table-cell>
          <table:table-cell office:value-type="float" office:value="0.348116" calcext:value-type="float">
            <text:p>0.348116</text:p>
          </table:table-cell>
          <table:table-cell/>
        </table:table-row>
        <table:table-row table:style-name="ro1">
          <table:table-cell office:value-type="float" office:value="13.832" calcext:value-type="float">
            <text:p>13.832</text:p>
          </table:table-cell>
          <table:table-cell office:value-type="float" office:value="0.338806" calcext:value-type="float">
            <text:p>0.338806</text:p>
          </table:table-cell>
          <table:table-cell/>
        </table:table-row>
        <table:table-row table:style-name="ro1">
          <table:table-cell office:value-type="float" office:value="13.8486" calcext:value-type="float">
            <text:p>13.8486</text:p>
          </table:table-cell>
          <table:table-cell office:value-type="float" office:value="0.330068" calcext:value-type="float">
            <text:p>0.330068</text:p>
          </table:table-cell>
          <table:table-cell/>
        </table:table-row>
        <table:table-row table:style-name="ro1">
          <table:table-cell office:value-type="float" office:value="13.8652" calcext:value-type="float">
            <text:p>13.8652</text:p>
          </table:table-cell>
          <table:table-cell office:value-type="float" office:value="0.317305" calcext:value-type="float">
            <text:p>0.317305</text:p>
          </table:table-cell>
          <table:table-cell/>
        </table:table-row>
        <table:table-row table:style-name="ro1">
          <table:table-cell office:value-type="float" office:value="13.8818" calcext:value-type="float">
            <text:p>13.8818</text:p>
          </table:table-cell>
          <table:table-cell office:value-type="float" office:value="0.312604" calcext:value-type="float">
            <text:p>0.312604</text:p>
          </table:table-cell>
          <table:table-cell/>
        </table:table-row>
        <table:table-row table:style-name="ro1">
          <table:table-cell office:value-type="float" office:value="13.8984" calcext:value-type="float">
            <text:p>13.8984</text:p>
          </table:table-cell>
          <table:table-cell office:value-type="float" office:value="0.304957" calcext:value-type="float">
            <text:p>0.304957</text:p>
          </table:table-cell>
          <table:table-cell/>
        </table:table-row>
        <table:table-row table:style-name="ro1">
          <table:table-cell office:value-type="float" office:value="13.915" calcext:value-type="float">
            <text:p>13.915</text:p>
          </table:table-cell>
          <table:table-cell office:value-type="float" office:value="0.294926" calcext:value-type="float">
            <text:p>0.294926</text:p>
          </table:table-cell>
          <table:table-cell/>
        </table:table-row>
        <table:table-row table:style-name="ro1">
          <table:table-cell office:value-type="float" office:value="13.9316" calcext:value-type="float">
            <text:p>13.9316</text:p>
          </table:table-cell>
          <table:table-cell office:value-type="float" office:value="0.286057" calcext:value-type="float">
            <text:p>0.286057</text:p>
          </table:table-cell>
          <table:table-cell/>
        </table:table-row>
        <table:table-row table:style-name="ro1">
          <table:table-cell office:value-type="float" office:value="13.9482" calcext:value-type="float">
            <text:p>13.9482</text:p>
          </table:table-cell>
          <table:table-cell office:value-type="float" office:value="0.283412" calcext:value-type="float">
            <text:p>0.283412</text:p>
          </table:table-cell>
          <table:table-cell/>
        </table:table-row>
        <table:table-row table:style-name="ro1">
          <table:table-cell office:value-type="float" office:value="13.9648" calcext:value-type="float">
            <text:p>13.9648</text:p>
          </table:table-cell>
          <table:table-cell office:value-type="float" office:value="0.276547" calcext:value-type="float">
            <text:p>0.276547</text:p>
          </table:table-cell>
          <table:table-cell/>
        </table:table-row>
        <table:table-row table:style-name="ro1">
          <table:table-cell office:value-type="float" office:value="13.9814" calcext:value-type="float">
            <text:p>13.9814</text:p>
          </table:table-cell>
          <table:table-cell office:value-type="float" office:value="0.268385" calcext:value-type="float">
            <text:p>0.268385</text:p>
          </table:table-cell>
          <table:table-cell/>
        </table:table-row>
        <table:table-row table:style-name="ro1">
          <table:table-cell office:value-type="float" office:value="13.998" calcext:value-type="float">
            <text:p>13.998</text:p>
          </table:table-cell>
          <table:table-cell office:value-type="float" office:value="0.261694" calcext:value-type="float">
            <text:p>0.261694</text:p>
          </table:table-cell>
          <table:table-cell/>
        </table:table-row>
        <table:table-row table:style-name="ro1">
          <table:table-cell office:value-type="float" office:value="14.0146" calcext:value-type="float">
            <text:p>14.0146</text:p>
          </table:table-cell>
          <table:table-cell office:value-type="float" office:value="0.255734" calcext:value-type="float">
            <text:p>0.255734</text:p>
          </table:table-cell>
          <table:table-cell/>
        </table:table-row>
        <table:table-row table:style-name="ro1">
          <table:table-cell office:value-type="float" office:value="14.0312" calcext:value-type="float">
            <text:p>14.0312</text:p>
          </table:table-cell>
          <table:table-cell office:value-type="float" office:value="0.247289" calcext:value-type="float">
            <text:p>0.247289</text:p>
          </table:table-cell>
          <table:table-cell/>
        </table:table-row>
        <table:table-row table:style-name="ro1">
          <table:table-cell office:value-type="float" office:value="14.0478" calcext:value-type="float">
            <text:p>14.0478</text:p>
          </table:table-cell>
          <table:table-cell office:value-type="float" office:value="0.242595" calcext:value-type="float">
            <text:p>0.242595</text:p>
          </table:table-cell>
          <table:table-cell/>
        </table:table-row>
        <table:table-row table:style-name="ro1">
          <table:table-cell office:value-type="float" office:value="14.0644" calcext:value-type="float">
            <text:p>14.0644</text:p>
          </table:table-cell>
          <table:table-cell office:value-type="float" office:value="0.235731" calcext:value-type="float">
            <text:p>0.235731</text:p>
          </table:table-cell>
          <table:table-cell/>
        </table:table-row>
        <table:table-row table:style-name="ro1">
          <table:table-cell office:value-type="float" office:value="14.081" calcext:value-type="float">
            <text:p>14.081</text:p>
          </table:table-cell>
          <table:table-cell office:value-type="float" office:value="0.226228" calcext:value-type="float">
            <text:p>0.226228</text:p>
          </table:table-cell>
          <table:table-cell/>
        </table:table-row>
        <table:table-row table:style-name="ro1">
          <table:table-cell office:value-type="float" office:value="14.0976" calcext:value-type="float">
            <text:p>14.0976</text:p>
          </table:table-cell>
          <table:table-cell office:value-type="float" office:value="0.222359" calcext:value-type="float">
            <text:p>0.222359</text:p>
          </table:table-cell>
          <table:table-cell/>
        </table:table-row>
        <table:table-row table:style-name="ro1">
          <table:table-cell office:value-type="float" office:value="14.1143" calcext:value-type="float">
            <text:p>14.1143</text:p>
          </table:table-cell>
          <table:table-cell office:value-type="float" office:value="0.221028" calcext:value-type="float">
            <text:p>0.221028</text:p>
          </table:table-cell>
          <table:table-cell/>
        </table:table-row>
        <table:table-row table:style-name="ro1">
          <table:table-cell office:value-type="float" office:value="14.1309" calcext:value-type="float">
            <text:p>14.1309</text:p>
          </table:table-cell>
          <table:table-cell office:value-type="float" office:value="0.21271" calcext:value-type="float">
            <text:p>0.21271</text:p>
          </table:table-cell>
          <table:table-cell/>
        </table:table-row>
        <table:table-row table:style-name="ro1">
          <table:table-cell office:value-type="float" office:value="14.1475" calcext:value-type="float">
            <text:p>14.1475</text:p>
          </table:table-cell>
          <table:table-cell office:value-type="float" office:value="0.206777" calcext:value-type="float">
            <text:p>0.206777</text:p>
          </table:table-cell>
          <table:table-cell/>
        </table:table-row>
        <table:table-row table:style-name="ro1">
          <table:table-cell office:value-type="float" office:value="14.1641" calcext:value-type="float">
            <text:p>14.1641</text:p>
          </table:table-cell>
          <table:table-cell office:value-type="float" office:value="0.200367" calcext:value-type="float">
            <text:p>0.200367</text:p>
          </table:table-cell>
          <table:table-cell/>
        </table:table-row>
        <table:table-row table:style-name="ro1">
          <table:table-cell office:value-type="float" office:value="14.1807" calcext:value-type="float">
            <text:p>14.1807</text:p>
          </table:table-cell>
          <table:table-cell office:value-type="float" office:value="0.14163" calcext:value-type="float">
            <text:p>0.14163</text:p>
          </table:table-cell>
          <table:table-cell/>
        </table:table-row>
        <table:table-row table:style-name="ro1">
          <table:table-cell office:value-type="float" office:value="14.1973" calcext:value-type="float">
            <text:p>14.1973</text:p>
          </table:table-cell>
          <table:table-cell office:value-type="float" office:value="0.136494" calcext:value-type="float">
            <text:p>0.136494</text:p>
          </table:table-cell>
          <table:table-cell/>
        </table:table-row>
        <table:table-row table:style-name="ro1">
          <table:table-cell office:value-type="float" office:value="14.2139" calcext:value-type="float">
            <text:p>14.2139</text:p>
          </table:table-cell>
          <table:table-cell office:value-type="float" office:value="0.131982" calcext:value-type="float">
            <text:p>0.131982</text:p>
          </table:table-cell>
          <table:table-cell/>
        </table:table-row>
        <table:table-row table:style-name="ro1">
          <table:table-cell office:value-type="float" office:value="14.2305" calcext:value-type="float">
            <text:p>14.2305</text:p>
          </table:table-cell>
          <table:table-cell office:value-type="float" office:value="0.128097" calcext:value-type="float">
            <text:p>0.128097</text:p>
          </table:table-cell>
          <table:table-cell/>
        </table:table-row>
        <table:table-row table:style-name="ro1">
          <table:table-cell office:value-type="float" office:value="14.2471" calcext:value-type="float">
            <text:p>14.2471</text:p>
          </table:table-cell>
          <table:table-cell office:value-type="float" office:value="0.127374" calcext:value-type="float">
            <text:p>0.127374</text:p>
          </table:table-cell>
          <table:table-cell/>
        </table:table-row>
        <table:table-row table:style-name="ro1">
          <table:table-cell office:value-type="float" office:value="14.2637" calcext:value-type="float">
            <text:p>14.2637</text:p>
          </table:table-cell>
          <table:table-cell office:value-type="float" office:value="0.123312" calcext:value-type="float">
            <text:p>0.123312</text:p>
          </table:table-cell>
          <table:table-cell/>
        </table:table-row>
        <table:table-row table:style-name="ro1">
          <table:table-cell office:value-type="float" office:value="14.2803" calcext:value-type="float">
            <text:p>14.2803</text:p>
          </table:table-cell>
          <table:table-cell office:value-type="float" office:value="0.119247" calcext:value-type="float">
            <text:p>0.119247</text:p>
          </table:table-cell>
          <table:table-cell/>
        </table:table-row>
        <table:table-row table:style-name="ro1">
          <table:table-cell office:value-type="float" office:value="14.2969" calcext:value-type="float">
            <text:p>14.2969</text:p>
          </table:table-cell>
          <table:table-cell office:value-type="float" office:value="0.115919" calcext:value-type="float">
            <text:p>0.115919</text:p>
          </table:table-cell>
          <table:table-cell/>
        </table:table-row>
        <table:table-row table:style-name="ro1">
          <table:table-cell office:value-type="float" office:value="14.3135" calcext:value-type="float">
            <text:p>14.3135</text:p>
          </table:table-cell>
          <table:table-cell office:value-type="float" office:value="0.111891" calcext:value-type="float">
            <text:p>0.111891</text:p>
          </table:table-cell>
          <table:table-cell/>
        </table:table-row>
        <table:table-row table:style-name="ro1">
          <table:table-cell office:value-type="float" office:value="14.3301" calcext:value-type="float">
            <text:p>14.3301</text:p>
          </table:table-cell>
          <table:table-cell office:value-type="float" office:value="0.109958" calcext:value-type="float">
            <text:p>0.109958</text:p>
          </table:table-cell>
          <table:table-cell/>
        </table:table-row>
        <table:table-row table:style-name="ro1">
          <table:table-cell office:value-type="float" office:value="14.3467" calcext:value-type="float">
            <text:p>14.3467</text:p>
          </table:table-cell>
          <table:table-cell office:value-type="float" office:value="0.107567" calcext:value-type="float">
            <text:p>0.107567</text:p>
          </table:table-cell>
          <table:table-cell/>
        </table:table-row>
        <table:table-row table:style-name="ro1">
          <table:table-cell office:value-type="float" office:value="14.3633" calcext:value-type="float">
            <text:p>14.3633</text:p>
          </table:table-cell>
          <table:table-cell office:value-type="float" office:value="0.105228" calcext:value-type="float">
            <text:p>0.105228</text:p>
          </table:table-cell>
          <table:table-cell/>
        </table:table-row>
        <table:table-row table:style-name="ro1">
          <table:table-cell office:value-type="float" office:value="14.3799" calcext:value-type="float">
            <text:p>14.3799</text:p>
          </table:table-cell>
          <table:table-cell office:value-type="float" office:value="0.10207" calcext:value-type="float">
            <text:p>0.10207</text:p>
          </table:table-cell>
          <table:table-cell/>
        </table:table-row>
        <table:table-row table:style-name="ro1">
          <table:table-cell office:value-type="float" office:value="14.3965" calcext:value-type="float">
            <text:p>14.3965</text:p>
          </table:table-cell>
          <table:table-cell office:value-type="float" office:value="0.0996878" calcext:value-type="float">
            <text:p>0.0996878</text:p>
          </table:table-cell>
          <table:table-cell/>
        </table:table-row>
        <table:table-row table:style-name="ro1">
          <table:table-cell office:value-type="float" office:value="14.4131" calcext:value-type="float">
            <text:p>14.4131</text:p>
          </table:table-cell>
          <table:table-cell office:value-type="float" office:value="0.0962417" calcext:value-type="float">
            <text:p>0.0962417</text:p>
          </table:table-cell>
          <table:table-cell/>
        </table:table-row>
        <table:table-row table:style-name="ro1">
          <table:table-cell office:value-type="float" office:value="14.4297" calcext:value-type="float">
            <text:p>14.4297</text:p>
          </table:table-cell>
          <table:table-cell office:value-type="float" office:value="0.0937177" calcext:value-type="float">
            <text:p>0.0937177</text:p>
          </table:table-cell>
          <table:table-cell/>
        </table:table-row>
        <table:table-row table:style-name="ro1">
          <table:table-cell office:value-type="float" office:value="14.4464" calcext:value-type="float">
            <text:p>14.4464</text:p>
          </table:table-cell>
          <table:table-cell office:value-type="float" office:value="0.0923809" calcext:value-type="float">
            <text:p>0.0923809</text:p>
          </table:table-cell>
          <table:table-cell/>
        </table:table-row>
        <table:table-row table:style-name="ro1">
          <table:table-cell office:value-type="float" office:value="14.463" calcext:value-type="float">
            <text:p>14.463</text:p>
          </table:table-cell>
          <table:table-cell office:value-type="float" office:value="0.0904426" calcext:value-type="float">
            <text:p>0.0904426</text:p>
          </table:table-cell>
          <table:table-cell/>
        </table:table-row>
        <table:table-row table:style-name="ro1">
          <table:table-cell office:value-type="float" office:value="14.4796" calcext:value-type="float">
            <text:p>14.4796</text:p>
          </table:table-cell>
          <table:table-cell office:value-type="float" office:value="0.0880391" calcext:value-type="float">
            <text:p>0.0880391</text:p>
          </table:table-cell>
          <table:table-cell/>
        </table:table-row>
        <table:table-row table:style-name="ro1">
          <table:table-cell office:value-type="float" office:value="14.4962" calcext:value-type="float">
            <text:p>14.4962</text:p>
          </table:table-cell>
          <table:table-cell office:value-type="float" office:value="0.0855143" calcext:value-type="float">
            <text:p>0.0855143</text:p>
          </table:table-cell>
          <table:table-cell/>
        </table:table-row>
        <table:table-row table:style-name="ro1">
          <table:table-cell office:value-type="float" office:value="14.5128" calcext:value-type="float">
            <text:p>14.5128</text:p>
          </table:table-cell>
          <table:table-cell office:value-type="float" office:value="0.0850329" calcext:value-type="float">
            <text:p>0.0850329</text:p>
          </table:table-cell>
          <table:table-cell/>
        </table:table-row>
        <table:table-row table:style-name="ro1">
          <table:table-cell office:value-type="float" office:value="14.5294" calcext:value-type="float">
            <text:p>14.5294</text:p>
          </table:table-cell>
          <table:table-cell office:value-type="float" office:value="0.0822021" calcext:value-type="float">
            <text:p>0.0822021</text:p>
          </table:table-cell>
          <table:table-cell/>
        </table:table-row>
        <table:table-row table:style-name="ro1">
          <table:table-cell office:value-type="float" office:value="14.546" calcext:value-type="float">
            <text:p>14.546</text:p>
          </table:table-cell>
          <table:table-cell office:value-type="float" office:value="0.0797303" calcext:value-type="float">
            <text:p>0.0797303</text:p>
          </table:table-cell>
          <table:table-cell/>
        </table:table-row>
        <table:table-row table:style-name="ro1">
          <table:table-cell office:value-type="float" office:value="14.5626" calcext:value-type="float">
            <text:p>14.5626</text:p>
          </table:table-cell>
          <table:table-cell office:value-type="float" office:value="0.077452" calcext:value-type="float">
            <text:p>0.077452</text:p>
          </table:table-cell>
          <table:table-cell/>
        </table:table-row>
        <table:table-row table:style-name="ro1">
          <table:table-cell office:value-type="float" office:value="14.5792" calcext:value-type="float">
            <text:p>14.5792</text:p>
          </table:table-cell>
          <table:table-cell office:value-type="float" office:value="0.0749047" calcext:value-type="float">
            <text:p>0.0749047</text:p>
          </table:table-cell>
          <table:table-cell/>
        </table:table-row>
        <table:table-row table:style-name="ro1">
          <table:table-cell office:value-type="float" office:value="14.5958" calcext:value-type="float">
            <text:p>14.5958</text:p>
          </table:table-cell>
          <table:table-cell office:value-type="float" office:value="0.0708113" calcext:value-type="float">
            <text:p>0.0708113</text:p>
          </table:table-cell>
          <table:table-cell/>
        </table:table-row>
        <table:table-row table:style-name="ro1">
          <table:table-cell office:value-type="float" office:value="14.6124" calcext:value-type="float">
            <text:p>14.6124</text:p>
          </table:table-cell>
          <table:table-cell office:value-type="float" office:value="0.0711091" calcext:value-type="float">
            <text:p>0.0711091</text:p>
          </table:table-cell>
          <table:table-cell/>
        </table:table-row>
        <table:table-row table:style-name="ro1">
          <table:table-cell office:value-type="float" office:value="14.629" calcext:value-type="float">
            <text:p>14.629</text:p>
          </table:table-cell>
          <table:table-cell office:value-type="float" office:value="0.069446" calcext:value-type="float">
            <text:p>0.069446</text:p>
          </table:table-cell>
          <table:table-cell/>
        </table:table-row>
        <table:table-row table:style-name="ro1">
          <table:table-cell office:value-type="float" office:value="14.6456" calcext:value-type="float">
            <text:p>14.6456</text:p>
          </table:table-cell>
          <table:table-cell office:value-type="float" office:value="0.0679334" calcext:value-type="float">
            <text:p>0.0679334</text:p>
          </table:table-cell>
          <table:table-cell/>
        </table:table-row>
        <table:table-row table:style-name="ro1">
          <table:table-cell office:value-type="float" office:value="14.6622" calcext:value-type="float">
            <text:p>14.6622</text:p>
          </table:table-cell>
          <table:table-cell office:value-type="float" office:value="0.0667304" calcext:value-type="float">
            <text:p>0.0667304</text:p>
          </table:table-cell>
          <table:table-cell/>
        </table:table-row>
        <table:table-row table:style-name="ro1">
          <table:table-cell office:value-type="float" office:value="14.6788" calcext:value-type="float">
            <text:p>14.6788</text:p>
          </table:table-cell>
          <table:table-cell office:value-type="float" office:value="0.0655466" calcext:value-type="float">
            <text:p>0.0655466</text:p>
          </table:table-cell>
          <table:table-cell/>
        </table:table-row>
        <table:table-row table:style-name="ro1">
          <table:table-cell office:value-type="float" office:value="14.6954" calcext:value-type="float">
            <text:p>14.6954</text:p>
          </table:table-cell>
          <table:table-cell office:value-type="float" office:value="0.0644036" calcext:value-type="float">
            <text:p>0.0644036</text:p>
          </table:table-cell>
          <table:table-cell/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0.0615793" calcext:value-type="float">
            <text:p>0.0615793</text:p>
          </table:table-cell>
          <table:table-cell/>
        </table:table-row>
        <table:table-row table:style-name="ro1">
          <table:table-cell office:value-type="float" office:value="14.7286" calcext:value-type="float">
            <text:p>14.7286</text:p>
          </table:table-cell>
          <table:table-cell office:value-type="float" office:value="0.0601648" calcext:value-type="float">
            <text:p>0.0601648</text:p>
          </table:table-cell>
          <table:table-cell/>
        </table:table-row>
        <table:table-row table:style-name="ro1">
          <table:table-cell office:value-type="float" office:value="14.7452" calcext:value-type="float">
            <text:p>14.7452</text:p>
          </table:table-cell>
          <table:table-cell office:value-type="float" office:value="0.0588527" calcext:value-type="float">
            <text:p>0.0588527</text:p>
          </table:table-cell>
          <table:table-cell/>
        </table:table-row>
        <table:table-row table:style-name="ro1">
          <table:table-cell office:value-type="float" office:value="14.7618" calcext:value-type="float">
            <text:p>14.7618</text:p>
          </table:table-cell>
          <table:table-cell office:value-type="float" office:value="0.0573072" calcext:value-type="float">
            <text:p>0.0573072</text:p>
          </table:table-cell>
          <table:table-cell/>
        </table:table-row>
        <table:table-row table:style-name="ro1">
          <table:table-cell office:value-type="float" office:value="14.7785" calcext:value-type="float">
            <text:p>14.7785</text:p>
          </table:table-cell>
          <table:table-cell office:value-type="float" office:value="0.0560841" calcext:value-type="float">
            <text:p>0.0560841</text:p>
          </table:table-cell>
          <table:table-cell/>
        </table:table-row>
        <table:table-row table:style-name="ro1">
          <table:table-cell office:value-type="float" office:value="14.7951" calcext:value-type="float">
            <text:p>14.7951</text:p>
          </table:table-cell>
          <table:table-cell office:value-type="float" office:value="0.0550716" calcext:value-type="float">
            <text:p>0.0550716</text:p>
          </table:table-cell>
          <table:table-cell/>
        </table:table-row>
        <table:table-row table:style-name="ro1">
          <table:table-cell office:value-type="float" office:value="14.8117" calcext:value-type="float">
            <text:p>14.8117</text:p>
          </table:table-cell>
          <table:table-cell office:value-type="float" office:value="0.0535936" calcext:value-type="float">
            <text:p>0.0535936</text:p>
          </table:table-cell>
          <table:table-cell/>
        </table:table-row>
        <table:table-row table:style-name="ro1">
          <table:table-cell office:value-type="float" office:value="14.8283" calcext:value-type="float">
            <text:p>14.8283</text:p>
          </table:table-cell>
          <table:table-cell office:value-type="float" office:value="0.0520828" calcext:value-type="float">
            <text:p>0.0520828</text:p>
          </table:table-cell>
          <table:table-cell/>
        </table:table-row>
        <table:table-row table:style-name="ro1">
          <table:table-cell office:value-type="float" office:value="14.8449" calcext:value-type="float">
            <text:p>14.8449</text:p>
          </table:table-cell>
          <table:table-cell office:value-type="float" office:value="0.0517159" calcext:value-type="float">
            <text:p>0.0517159</text:p>
          </table:table-cell>
          <table:table-cell/>
        </table:table-row>
        <table:table-row table:style-name="ro1">
          <table:table-cell office:value-type="float" office:value="14.8615" calcext:value-type="float">
            <text:p>14.8615</text:p>
          </table:table-cell>
          <table:table-cell office:value-type="float" office:value="0.0502014" calcext:value-type="float">
            <text:p>0.0502014</text:p>
          </table:table-cell>
          <table:table-cell/>
        </table:table-row>
        <table:table-row table:style-name="ro1">
          <table:table-cell office:value-type="float" office:value="14.8781" calcext:value-type="float">
            <text:p>14.8781</text:p>
          </table:table-cell>
          <table:table-cell office:value-type="float" office:value="0.0334223" calcext:value-type="float">
            <text:p>0.0334223</text:p>
          </table:table-cell>
          <table:table-cell/>
        </table:table-row>
        <table:table-row table:style-name="ro1">
          <table:table-cell office:value-type="float" office:value="14.8947" calcext:value-type="float">
            <text:p>14.8947</text:p>
          </table:table-cell>
          <table:table-cell office:value-type="float" office:value="0.0343344" calcext:value-type="float">
            <text:p>0.0343344</text:p>
          </table:table-cell>
          <table:table-cell/>
        </table:table-row>
        <table:table-row table:style-name="ro1">
          <table:table-cell office:value-type="float" office:value="14.9113" calcext:value-type="float">
            <text:p>14.9113</text:p>
          </table:table-cell>
          <table:table-cell office:value-type="float" office:value="0.0334046" calcext:value-type="float">
            <text:p>0.0334046</text:p>
          </table:table-cell>
          <table:table-cell/>
        </table:table-row>
        <table:table-row table:style-name="ro1">
          <table:table-cell office:value-type="float" office:value="14.9279" calcext:value-type="float">
            <text:p>14.9279</text:p>
          </table:table-cell>
          <table:table-cell office:value-type="float" office:value="0.0324313" calcext:value-type="float">
            <text:p>0.0324313</text:p>
          </table:table-cell>
          <table:table-cell/>
        </table:table-row>
        <table:table-row table:style-name="ro1">
          <table:table-cell office:value-type="float" office:value="14.9445" calcext:value-type="float">
            <text:p>14.9445</text:p>
          </table:table-cell>
          <table:table-cell office:value-type="float" office:value="0.0316011" calcext:value-type="float">
            <text:p>0.0316011</text:p>
          </table:table-cell>
          <table:table-cell/>
        </table:table-row>
        <table:table-row table:style-name="ro1">
          <table:table-cell office:value-type="float" office:value="14.9611" calcext:value-type="float">
            <text:p>14.9611</text:p>
          </table:table-cell>
          <table:table-cell office:value-type="float" office:value="0.0301137" calcext:value-type="float">
            <text:p>0.0301137</text:p>
          </table:table-cell>
          <table:table-cell/>
        </table:table-row>
        <table:table-row table:style-name="ro1">
          <table:table-cell office:value-type="float" office:value="14.9777" calcext:value-type="float">
            <text:p>14.9777</text:p>
          </table:table-cell>
          <table:table-cell office:value-type="float" office:value="0.0293781" calcext:value-type="float">
            <text:p>0.0293781</text:p>
          </table:table-cell>
          <table:table-cell/>
        </table:table-row>
        <table:table-row table:style-name="ro1">
          <table:table-cell office:value-type="float" office:value="14.9943" calcext:value-type="float">
            <text:p>14.9943</text:p>
          </table:table-cell>
          <table:table-cell office:value-type="float" office:value="0.0286375" calcext:value-type="float">
            <text:p>0.0286375</text:p>
          </table:table-cell>
          <table:table-cell/>
        </table:table-row>
        <table:table-row table:style-name="ro1">
          <table:table-cell office:value-type="float" office:value="15.0109" calcext:value-type="float">
            <text:p>15.0109</text:p>
          </table:table-cell>
          <table:table-cell office:value-type="float" office:value="0.0276728" calcext:value-type="float">
            <text:p>0.0276728</text:p>
          </table:table-cell>
          <table:table-cell/>
        </table:table-row>
        <table:table-row table:style-name="ro1">
          <table:table-cell office:value-type="float" office:value="15.0275" calcext:value-type="float">
            <text:p>15.0275</text:p>
          </table:table-cell>
          <table:table-cell office:value-type="float" office:value="0.0270474" calcext:value-type="float">
            <text:p>0.0270474</text:p>
          </table:table-cell>
          <table:table-cell/>
        </table:table-row>
        <table:table-row table:style-name="ro1">
          <table:table-cell office:value-type="float" office:value="15.0441" calcext:value-type="float">
            <text:p>15.0441</text:p>
          </table:table-cell>
          <table:table-cell office:value-type="float" office:value="0.0264834" calcext:value-type="float">
            <text:p>0.0264834</text:p>
          </table:table-cell>
          <table:table-cell/>
        </table:table-row>
        <table:table-row table:style-name="ro1">
          <table:table-cell office:value-type="float" office:value="15.0607" calcext:value-type="float">
            <text:p>15.0607</text:p>
          </table:table-cell>
          <table:table-cell office:value-type="float" office:value="0.0264575" calcext:value-type="float">
            <text:p>0.0264575</text:p>
          </table:table-cell>
          <table:table-cell/>
        </table:table-row>
        <table:table-row table:style-name="ro1">
          <table:table-cell office:value-type="float" office:value="15.0773" calcext:value-type="float">
            <text:p>15.0773</text:p>
          </table:table-cell>
          <table:table-cell office:value-type="float" office:value="0.0253621" calcext:value-type="float">
            <text:p>0.0253621</text:p>
          </table:table-cell>
          <table:table-cell/>
        </table:table-row>
        <table:table-row table:style-name="ro1">
          <table:table-cell office:value-type="float" office:value="15.0939" calcext:value-type="float">
            <text:p>15.0939</text:p>
          </table:table-cell>
          <table:table-cell office:value-type="float" office:value="0.0245675" calcext:value-type="float">
            <text:p>0.0245675</text:p>
          </table:table-cell>
          <table:table-cell/>
        </table:table-row>
        <table:table-row table:style-name="ro1">
          <table:table-cell office:value-type="float" office:value="15.1106" calcext:value-type="float">
            <text:p>15.1106</text:p>
          </table:table-cell>
          <table:table-cell office:value-type="float" office:value="0.0242109" calcext:value-type="float">
            <text:p>0.0242109</text:p>
          </table:table-cell>
          <table:table-cell/>
        </table:table-row>
        <table:table-row table:style-name="ro1">
          <table:table-cell office:value-type="float" office:value="15.1272" calcext:value-type="float">
            <text:p>15.1272</text:p>
          </table:table-cell>
          <table:table-cell office:value-type="float" office:value="0.0239133" calcext:value-type="float">
            <text:p>0.0239133</text:p>
          </table:table-cell>
          <table:table-cell/>
        </table:table-row>
        <table:table-row table:style-name="ro1">
          <table:table-cell office:value-type="float" office:value="15.1438" calcext:value-type="float">
            <text:p>15.1438</text:p>
          </table:table-cell>
          <table:table-cell office:value-type="float" office:value="0.0235655" calcext:value-type="float">
            <text:p>0.0235655</text:p>
          </table:table-cell>
          <table:table-cell/>
        </table:table-row>
        <table:table-row table:style-name="ro1">
          <table:table-cell office:value-type="float" office:value="15.1604" calcext:value-type="float">
            <text:p>15.1604</text:p>
          </table:table-cell>
          <table:table-cell office:value-type="float" office:value="0.0236456" calcext:value-type="float">
            <text:p>0.0236456</text:p>
          </table:table-cell>
          <table:table-cell/>
        </table:table-row>
        <table:table-row table:style-name="ro1">
          <table:table-cell office:value-type="float" office:value="15.177" calcext:value-type="float">
            <text:p>15.177</text:p>
          </table:table-cell>
          <table:table-cell office:value-type="float" office:value="0.0229015" calcext:value-type="float">
            <text:p>0.0229015</text:p>
          </table:table-cell>
          <table:table-cell/>
        </table:table-row>
        <table:table-row table:style-name="ro1">
          <table:table-cell office:value-type="float" office:value="15.1936" calcext:value-type="float">
            <text:p>15.1936</text:p>
          </table:table-cell>
          <table:table-cell office:value-type="float" office:value="0.0223019" calcext:value-type="float">
            <text:p>0.0223019</text:p>
          </table:table-cell>
          <table:table-cell/>
        </table:table-row>
        <table:table-row table:style-name="ro1">
          <table:table-cell office:value-type="float" office:value="15.2102" calcext:value-type="float">
            <text:p>15.2102</text:p>
          </table:table-cell>
          <table:table-cell office:value-type="float" office:value="0.0217265" calcext:value-type="float">
            <text:p>0.0217265</text:p>
          </table:table-cell>
          <table:table-cell/>
        </table:table-row>
        <table:table-row table:style-name="ro1">
          <table:table-cell office:value-type="float" office:value="15.2268" calcext:value-type="float">
            <text:p>15.2268</text:p>
          </table:table-cell>
          <table:table-cell office:value-type="float" office:value="0.0212174" calcext:value-type="float">
            <text:p>0.0212174</text:p>
          </table:table-cell>
          <table:table-cell/>
        </table:table-row>
        <table:table-row table:style-name="ro1">
          <table:table-cell office:value-type="float" office:value="15.2434" calcext:value-type="float">
            <text:p>15.2434</text:p>
          </table:table-cell>
          <table:table-cell office:value-type="float" office:value="0.0208972" calcext:value-type="float">
            <text:p>0.0208972</text:p>
          </table:table-cell>
          <table:table-cell/>
        </table:table-row>
        <table:table-row table:style-name="ro1">
          <table:table-cell office:value-type="float" office:value="15.26" calcext:value-type="float">
            <text:p>15.26</text:p>
          </table:table-cell>
          <table:table-cell office:value-type="float" office:value="0.0205093" calcext:value-type="float">
            <text:p>0.0205093</text:p>
          </table:table-cell>
          <table:table-cell/>
        </table:table-row>
        <table:table-row table:style-name="ro1">
          <table:table-cell office:value-type="float" office:value="15.2766" calcext:value-type="float">
            <text:p>15.2766</text:p>
          </table:table-cell>
          <table:table-cell office:value-type="float" office:value="0.0201338" calcext:value-type="float">
            <text:p>0.0201338</text:p>
          </table:table-cell>
          <table:table-cell/>
        </table:table-row>
        <table:table-row table:style-name="ro1">
          <table:table-cell office:value-type="float" office:value="15.2932" calcext:value-type="float">
            <text:p>15.2932</text:p>
          </table:table-cell>
          <table:table-cell office:value-type="float" office:value="0.0196449" calcext:value-type="float">
            <text:p>0.0196449</text:p>
          </table:table-cell>
          <table:table-cell/>
        </table:table-row>
        <table:table-row table:style-name="ro1">
          <table:table-cell office:value-type="float" office:value="15.3098" calcext:value-type="float">
            <text:p>15.3098</text:p>
          </table:table-cell>
          <table:table-cell office:value-type="float" office:value="0.0188616" calcext:value-type="float">
            <text:p>0.0188616</text:p>
          </table:table-cell>
          <table:table-cell/>
        </table:table-row>
        <table:table-row table:style-name="ro1">
          <table:table-cell office:value-type="float" office:value="15.3264" calcext:value-type="float">
            <text:p>15.3264</text:p>
          </table:table-cell>
          <table:table-cell office:value-type="float" office:value="0.0193613" calcext:value-type="float">
            <text:p>0.0193613</text:p>
          </table:table-cell>
          <table:table-cell/>
        </table:table-row>
        <table:table-row table:style-name="ro1">
          <table:table-cell office:value-type="float" office:value="15.343" calcext:value-type="float">
            <text:p>15.343</text:p>
          </table:table-cell>
          <table:table-cell office:value-type="float" office:value="0.0187852" calcext:value-type="float">
            <text:p>0.0187852</text:p>
          </table:table-cell>
          <table:table-cell/>
        </table:table-row>
        <table:table-row table:style-name="ro1">
          <table:table-cell office:value-type="float" office:value="15.3596" calcext:value-type="float">
            <text:p>15.3596</text:p>
          </table:table-cell>
          <table:table-cell office:value-type="float" office:value="0.0181256" calcext:value-type="float">
            <text:p>0.0181256</text:p>
          </table:table-cell>
          <table:table-cell/>
        </table:table-row>
        <table:table-row table:style-name="ro1">
          <table:table-cell office:value-type="float" office:value="15.3762" calcext:value-type="float">
            <text:p>15.3762</text:p>
          </table:table-cell>
          <table:table-cell office:value-type="float" office:value="0.0178873" calcext:value-type="float">
            <text:p>0.0178873</text:p>
          </table:table-cell>
          <table:table-cell/>
        </table:table-row>
        <table:table-row table:style-name="ro1">
          <table:table-cell office:value-type="float" office:value="15.3928" calcext:value-type="float">
            <text:p>15.3928</text:p>
          </table:table-cell>
          <table:table-cell office:value-type="float" office:value="0.0172874" calcext:value-type="float">
            <text:p>0.0172874</text:p>
          </table:table-cell>
          <table:table-cell/>
        </table:table-row>
        <table:table-row table:style-name="ro1">
          <table:table-cell office:value-type="float" office:value="15.4094" calcext:value-type="float">
            <text:p>15.4094</text:p>
          </table:table-cell>
          <table:table-cell office:value-type="float" office:value="0.0166986" calcext:value-type="float">
            <text:p>0.0166986</text:p>
          </table:table-cell>
          <table:table-cell/>
        </table:table-row>
        <table:table-row table:style-name="ro1">
          <table:table-cell office:value-type="float" office:value="15.426" calcext:value-type="float">
            <text:p>15.426</text:p>
          </table:table-cell>
          <table:table-cell office:value-type="float" office:value="0.0160911" calcext:value-type="float">
            <text:p>0.0160911</text:p>
          </table:table-cell>
          <table:table-cell/>
        </table:table-row>
        <table:table-row table:style-name="ro1">
          <table:table-cell office:value-type="float" office:value="15.4427" calcext:value-type="float">
            <text:p>15.4427</text:p>
          </table:table-cell>
          <table:table-cell office:value-type="float" office:value="0.0158538" calcext:value-type="float">
            <text:p>0.0158538</text:p>
          </table:table-cell>
          <table:table-cell/>
        </table:table-row>
        <table:table-row table:style-name="ro1">
          <table:table-cell office:value-type="float" office:value="15.4593" calcext:value-type="float">
            <text:p>15.4593</text:p>
          </table:table-cell>
          <table:table-cell office:value-type="float" office:value="0.0147536" calcext:value-type="float">
            <text:p>0.0147536</text:p>
          </table:table-cell>
          <table:table-cell/>
        </table:table-row>
        <table:table-row table:style-name="ro1">
          <table:table-cell office:value-type="float" office:value="15.4759" calcext:value-type="float">
            <text:p>15.4759</text:p>
          </table:table-cell>
          <table:table-cell office:value-type="float" office:value="0.014499" calcext:value-type="float">
            <text:p>0.014499</text:p>
          </table:table-cell>
          <table:table-cell/>
        </table:table-row>
        <table:table-row table:style-name="ro1">
          <table:table-cell office:value-type="float" office:value="15.4925" calcext:value-type="float">
            <text:p>15.4925</text:p>
          </table:table-cell>
          <table:table-cell office:value-type="float" office:value="0.0145249" calcext:value-type="float">
            <text:p>0.0145249</text:p>
          </table:table-cell>
          <table:table-cell/>
        </table:table-row>
        <table:table-row table:style-name="ro1">
          <table:table-cell office:value-type="float" office:value="15.5091" calcext:value-type="float">
            <text:p>15.5091</text:p>
          </table:table-cell>
          <table:table-cell office:value-type="float" office:value="0.0139862" calcext:value-type="float">
            <text:p>0.0139862</text:p>
          </table:table-cell>
          <table:table-cell/>
        </table:table-row>
        <table:table-row table:style-name="ro1">
          <table:table-cell office:value-type="float" office:value="15.5257" calcext:value-type="float">
            <text:p>15.5257</text:p>
          </table:table-cell>
          <table:table-cell office:value-type="float" office:value="0.0137922" calcext:value-type="float">
            <text:p>0.0137922</text:p>
          </table:table-cell>
          <table:table-cell/>
        </table:table-row>
        <table:table-row table:style-name="ro1">
          <table:table-cell office:value-type="float" office:value="15.5423" calcext:value-type="float">
            <text:p>15.5423</text:p>
          </table:table-cell>
          <table:table-cell office:value-type="float" office:value="0.0133774" calcext:value-type="float">
            <text:p>0.0133774</text:p>
          </table:table-cell>
          <table:table-cell/>
        </table:table-row>
        <table:table-row table:style-name="ro1">
          <table:table-cell office:value-type="float" office:value="15.5589" calcext:value-type="float">
            <text:p>15.5589</text:p>
          </table:table-cell>
          <table:table-cell office:value-type="float" office:value="0.0132049" calcext:value-type="float">
            <text:p>0.0132049</text:p>
          </table:table-cell>
          <table:table-cell/>
        </table:table-row>
        <table:table-row table:style-name="ro1">
          <table:table-cell office:value-type="float" office:value="15.5755" calcext:value-type="float">
            <text:p>15.5755</text:p>
          </table:table-cell>
          <table:table-cell office:value-type="float" office:value="0.0132329" calcext:value-type="float">
            <text:p>0.0132329</text:p>
          </table:table-cell>
          <table:table-cell/>
        </table:table-row>
        <table:table-row table:style-name="ro1">
          <table:table-cell office:value-type="float" office:value="15.5921" calcext:value-type="float">
            <text:p>15.5921</text:p>
          </table:table-cell>
          <table:table-cell office:value-type="float" office:value="0.0130448" calcext:value-type="float">
            <text:p>0.0130448</text:p>
          </table:table-cell>
          <table:table-cell/>
        </table:table-row>
        <table:table-row table:style-name="ro1">
          <table:table-cell office:value-type="float" office:value="15.6087" calcext:value-type="float">
            <text:p>15.6087</text:p>
          </table:table-cell>
          <table:table-cell office:value-type="float" office:value="0.0131953" calcext:value-type="float">
            <text:p>0.0131953</text:p>
          </table:table-cell>
          <table:table-cell/>
        </table:table-row>
        <table:table-row table:style-name="ro1">
          <table:table-cell office:value-type="float" office:value="15.6253" calcext:value-type="float">
            <text:p>15.6253</text:p>
          </table:table-cell>
          <table:table-cell office:value-type="float" office:value="0.0130255" calcext:value-type="float">
            <text:p>0.0130255</text:p>
          </table:table-cell>
          <table:table-cell/>
        </table:table-row>
        <table:table-row table:style-name="ro1">
          <table:table-cell office:value-type="float" office:value="15.6419" calcext:value-type="float">
            <text:p>15.6419</text:p>
          </table:table-cell>
          <table:table-cell office:value-type="float" office:value="0.0121918" calcext:value-type="float">
            <text:p>0.0121918</text:p>
          </table:table-cell>
          <table:table-cell/>
        </table:table-row>
        <table:table-row table:style-name="ro1">
          <table:table-cell office:value-type="float" office:value="15.6585" calcext:value-type="float">
            <text:p>15.6585</text:p>
          </table:table-cell>
          <table:table-cell office:value-type="float" office:value="0.0120726" calcext:value-type="float">
            <text:p>0.0120726</text:p>
          </table:table-cell>
          <table:table-cell/>
        </table:table-row>
        <table:table-row table:style-name="ro1">
          <table:table-cell office:value-type="float" office:value="15.6751" calcext:value-type="float">
            <text:p>15.6751</text:p>
          </table:table-cell>
          <table:table-cell office:value-type="float" office:value="0.0118179" calcext:value-type="float">
            <text:p>0.0118179</text:p>
          </table:table-cell>
          <table:table-cell/>
        </table:table-row>
        <table:table-row table:style-name="ro1">
          <table:table-cell office:value-type="float" office:value="15.6917" calcext:value-type="float">
            <text:p>15.6917</text:p>
          </table:table-cell>
          <table:table-cell office:value-type="float" office:value="0.0117552" calcext:value-type="float">
            <text:p>0.0117552</text:p>
          </table:table-cell>
          <table:table-cell/>
        </table:table-row>
        <table:table-row table:style-name="ro1">
          <table:table-cell office:value-type="float" office:value="15.7083" calcext:value-type="float">
            <text:p>15.7083</text:p>
          </table:table-cell>
          <table:table-cell office:value-type="float" office:value="0.0114774" calcext:value-type="float">
            <text:p>0.0114774</text:p>
          </table:table-cell>
          <table:table-cell/>
        </table:table-row>
        <table:table-row table:style-name="ro1">
          <table:table-cell office:value-type="float" office:value="15.7249" calcext:value-type="float">
            <text:p>15.7249</text:p>
          </table:table-cell>
          <table:table-cell office:value-type="float" office:value="0.0111872" calcext:value-type="float">
            <text:p>0.0111872</text:p>
          </table:table-cell>
          <table:table-cell/>
        </table:table-row>
        <table:table-row table:style-name="ro1">
          <table:table-cell office:value-type="float" office:value="15.7415" calcext:value-type="float">
            <text:p>15.7415</text:p>
          </table:table-cell>
          <table:table-cell office:value-type="float" office:value="0.010897" calcext:value-type="float">
            <text:p>0.010897</text:p>
          </table:table-cell>
          <table:table-cell/>
        </table:table-row>
        <table:table-row table:style-name="ro1">
          <table:table-cell office:value-type="float" office:value="15.7581" calcext:value-type="float">
            <text:p>15.7581</text:p>
          </table:table-cell>
          <table:table-cell office:value-type="float" office:value="0.0109559" calcext:value-type="float">
            <text:p>0.0109559</text:p>
          </table:table-cell>
          <table:table-cell/>
        </table:table-row>
        <table:table-row table:style-name="ro1">
          <table:table-cell office:value-type="float" office:value="15.7748" calcext:value-type="float">
            <text:p>15.7748</text:p>
          </table:table-cell>
          <table:table-cell office:value-type="float" office:value="0.0105042" calcext:value-type="float">
            <text:p>0.0105042</text:p>
          </table:table-cell>
          <table:table-cell/>
        </table:table-row>
        <table:table-row table:style-name="ro1">
          <table:table-cell office:value-type="float" office:value="15.7914" calcext:value-type="float">
            <text:p>15.7914</text:p>
          </table:table-cell>
          <table:table-cell office:value-type="float" office:value="0.0100765" calcext:value-type="float">
            <text:p>0.0100765</text:p>
          </table:table-cell>
          <table:table-cell/>
        </table:table-row>
        <table:table-row table:style-name="ro1">
          <table:table-cell office:value-type="float" office:value="15.808" calcext:value-type="float">
            <text:p>15.808</text:p>
          </table:table-cell>
          <table:table-cell office:value-type="float" office:value="0.0104455" calcext:value-type="float">
            <text:p>0.0104455</text:p>
          </table:table-cell>
          <table:table-cell/>
        </table:table-row>
        <table:table-row table:style-name="ro1">
          <table:table-cell office:value-type="float" office:value="15.8246" calcext:value-type="float">
            <text:p>15.8246</text:p>
          </table:table-cell>
          <table:table-cell office:value-type="float" office:value="0.010169" calcext:value-type="float">
            <text:p>0.010169</text:p>
          </table:table-cell>
          <table:table-cell/>
        </table:table-row>
        <table:table-row table:style-name="ro1">
          <table:table-cell office:value-type="float" office:value="15.8412" calcext:value-type="float">
            <text:p>15.8412</text:p>
          </table:table-cell>
          <table:table-cell office:value-type="float" office:value="0.00989203" calcext:value-type="float">
            <text:p>0.00989203</text:p>
          </table:table-cell>
          <table:table-cell/>
        </table:table-row>
        <table:table-row table:style-name="ro1">
          <table:table-cell office:value-type="float" office:value="15.8578" calcext:value-type="float">
            <text:p>15.8578</text:p>
          </table:table-cell>
          <table:table-cell office:value-type="float" office:value="0.00982749" calcext:value-type="float">
            <text:p>0.00982749</text:p>
          </table:table-cell>
          <table:table-cell/>
        </table:table-row>
        <table:table-row table:style-name="ro1">
          <table:table-cell office:value-type="float" office:value="15.8744" calcext:value-type="float">
            <text:p>15.8744</text:p>
          </table:table-cell>
          <table:table-cell office:value-type="float" office:value="0.00950315" calcext:value-type="float">
            <text:p>0.00950315</text:p>
          </table:table-cell>
          <table:table-cell/>
        </table:table-row>
        <table:table-row table:style-name="ro1">
          <table:table-cell office:value-type="float" office:value="15.891" calcext:value-type="float">
            <text:p>15.891</text:p>
          </table:table-cell>
          <table:table-cell office:value-type="float" office:value="0.00958222" calcext:value-type="float">
            <text:p>0.00958222</text:p>
          </table:table-cell>
          <table:table-cell/>
        </table:table-row>
        <table:table-row table:style-name="ro1">
          <table:table-cell office:value-type="float" office:value="15.9076" calcext:value-type="float">
            <text:p>15.9076</text:p>
          </table:table-cell>
          <table:table-cell office:value-type="float" office:value="0.0095202" calcext:value-type="float">
            <text:p>0.0095202</text:p>
          </table:table-cell>
          <table:table-cell/>
        </table:table-row>
        <table:table-row table:style-name="ro1">
          <table:table-cell office:value-type="float" office:value="15.9242" calcext:value-type="float">
            <text:p>15.9242</text:p>
          </table:table-cell>
          <table:table-cell office:value-type="float" office:value="0.00893338" calcext:value-type="float">
            <text:p>0.00893338</text:p>
          </table:table-cell>
          <table:table-cell/>
        </table:table-row>
        <table:table-row table:style-name="ro1">
          <table:table-cell office:value-type="float" office:value="15.9408" calcext:value-type="float">
            <text:p>15.9408</text:p>
          </table:table-cell>
          <table:table-cell office:value-type="float" office:value="0.00845393" calcext:value-type="float">
            <text:p>0.00845393</text:p>
          </table:table-cell>
          <table:table-cell/>
        </table:table-row>
        <table:table-row table:style-name="ro1">
          <table:table-cell office:value-type="float" office:value="15.9574" calcext:value-type="float">
            <text:p>15.9574</text:p>
          </table:table-cell>
          <table:table-cell office:value-type="float" office:value="0.00855035" calcext:value-type="float">
            <text:p>0.00855035</text:p>
          </table:table-cell>
          <table:table-cell/>
        </table:table-row>
        <table:table-row table:style-name="ro1">
          <table:table-cell office:value-type="float" office:value="15.974" calcext:value-type="float">
            <text:p>15.974</text:p>
          </table:table-cell>
          <table:table-cell office:value-type="float" office:value="0.00853999" calcext:value-type="float">
            <text:p>0.00853999</text:p>
          </table:table-cell>
          <table:table-cell/>
        </table:table-row>
        <table:table-row table:style-name="ro1">
          <table:table-cell office:value-type="float" office:value="15.9906" calcext:value-type="float">
            <text:p>15.9906</text:p>
          </table:table-cell>
          <table:table-cell office:value-type="float" office:value="0.00840693" calcext:value-type="float">
            <text:p>0.00840693</text:p>
          </table:table-cell>
          <table:table-cell/>
        </table:table-row>
        <table:table-row table:style-name="ro1">
          <table:table-cell office:value-type="float" office:value="16.0072" calcext:value-type="float">
            <text:p>16.0072</text:p>
          </table:table-cell>
          <table:table-cell office:value-type="float" office:value="0.00833438" calcext:value-type="float">
            <text:p>0.00833438</text:p>
          </table:table-cell>
          <table:table-cell/>
        </table:table-row>
        <table:table-row table:style-name="ro1">
          <table:table-cell office:value-type="float" office:value="16.0238" calcext:value-type="float">
            <text:p>16.0238</text:p>
          </table:table-cell>
          <table:table-cell office:value-type="float" office:value="0.00806553" calcext:value-type="float">
            <text:p>0.00806553</text:p>
          </table:table-cell>
          <table:table-cell/>
        </table:table-row>
        <table:table-row table:style-name="ro1">
          <table:table-cell office:value-type="float" office:value="16.0404" calcext:value-type="float">
            <text:p>16.0404</text:p>
          </table:table-cell>
          <table:table-cell office:value-type="float" office:value="0.0077579" calcext:value-type="float">
            <text:p>0.0077579</text:p>
          </table:table-cell>
          <table:table-cell/>
        </table:table-row>
        <table:table-row table:style-name="ro1">
          <table:table-cell office:value-type="float" office:value="16.057" calcext:value-type="float">
            <text:p>16.057</text:p>
          </table:table-cell>
          <table:table-cell office:value-type="float" office:value="0.00748835" calcext:value-type="float">
            <text:p>0.00748835</text:p>
          </table:table-cell>
          <table:table-cell/>
        </table:table-row>
        <table:table-row table:style-name="ro1">
          <table:table-cell office:value-type="float" office:value="16.0736" calcext:value-type="float">
            <text:p>16.0736</text:p>
          </table:table-cell>
          <table:table-cell office:value-type="float" office:value="0.00754429" calcext:value-type="float">
            <text:p>0.00754429</text:p>
          </table:table-cell>
          <table:table-cell/>
        </table:table-row>
        <table:table-row table:style-name="ro1">
          <table:table-cell office:value-type="float" office:value="16.0902" calcext:value-type="float">
            <text:p>16.0902</text:p>
          </table:table-cell>
          <table:table-cell office:value-type="float" office:value="0.00768108" calcext:value-type="float">
            <text:p>0.00768108</text:p>
          </table:table-cell>
          <table:table-cell/>
        </table:table-row>
        <table:table-row table:style-name="ro1">
          <table:table-cell office:value-type="float" office:value="16.1069" calcext:value-type="float">
            <text:p>16.1069</text:p>
          </table:table-cell>
          <table:table-cell office:value-type="float" office:value="0.00709025" calcext:value-type="float">
            <text:p>0.00709025</text:p>
          </table:table-cell>
          <table:table-cell/>
        </table:table-row>
        <table:table-row table:style-name="ro1">
          <table:table-cell office:value-type="float" office:value="16.1235" calcext:value-type="float">
            <text:p>16.1235</text:p>
          </table:table-cell>
          <table:table-cell office:value-type="float" office:value="0.00662365" calcext:value-type="float">
            <text:p>0.00662365</text:p>
          </table:table-cell>
          <table:table-cell/>
        </table:table-row>
        <table:table-row table:style-name="ro1">
          <table:table-cell office:value-type="float" office:value="16.1401" calcext:value-type="float">
            <text:p>16.1401</text:p>
          </table:table-cell>
          <table:table-cell office:value-type="float" office:value="0.00650237" calcext:value-type="float">
            <text:p>0.00650237</text:p>
          </table:table-cell>
          <table:table-cell/>
        </table:table-row>
        <table:table-row table:style-name="ro1">
          <table:table-cell office:value-type="float" office:value="16.1567" calcext:value-type="float">
            <text:p>16.1567</text:p>
          </table:table-cell>
          <table:table-cell office:value-type="float" office:value="0.00648459" calcext:value-type="float">
            <text:p>0.00648459</text:p>
          </table:table-cell>
          <table:table-cell/>
        </table:table-row>
        <table:table-row table:style-name="ro1">
          <table:table-cell office:value-type="float" office:value="16.1733" calcext:value-type="float">
            <text:p>16.1733</text:p>
          </table:table-cell>
          <table:table-cell office:value-type="float" office:value="0.00596279" calcext:value-type="float">
            <text:p>0.00596279</text:p>
          </table:table-cell>
          <table:table-cell/>
        </table:table-row>
        <table:table-row table:style-name="ro1">
          <table:table-cell office:value-type="float" office:value="16.1899" calcext:value-type="float">
            <text:p>16.1899</text:p>
          </table:table-cell>
          <table:table-cell office:value-type="float" office:value="0.00604772" calcext:value-type="float">
            <text:p>0.00604772</text:p>
          </table:table-cell>
          <table:table-cell/>
        </table:table-row>
        <table:table-row table:style-name="ro1">
          <table:table-cell office:value-type="float" office:value="16.2065" calcext:value-type="float">
            <text:p>16.2065</text:p>
          </table:table-cell>
          <table:table-cell office:value-type="float" office:value="0.00579569" calcext:value-type="float">
            <text:p>0.00579569</text:p>
          </table:table-cell>
          <table:table-cell/>
        </table:table-row>
        <table:table-row table:style-name="ro1">
          <table:table-cell office:value-type="float" office:value="16.2231" calcext:value-type="float">
            <text:p>16.2231</text:p>
          </table:table-cell>
          <table:table-cell office:value-type="float" office:value="0.00556396" calcext:value-type="float">
            <text:p>0.00556396</text:p>
          </table:table-cell>
          <table:table-cell/>
        </table:table-row>
        <table:table-row table:style-name="ro1">
          <table:table-cell office:value-type="float" office:value="16.2397" calcext:value-type="float">
            <text:p>16.2397</text:p>
          </table:table-cell>
          <table:table-cell office:value-type="float" office:value="0.00541394" calcext:value-type="float">
            <text:p>0.00541394</text:p>
          </table:table-cell>
          <table:table-cell/>
        </table:table-row>
        <table:table-row table:style-name="ro1">
          <table:table-cell office:value-type="float" office:value="16.2563" calcext:value-type="float">
            <text:p>16.2563</text:p>
          </table:table-cell>
          <table:table-cell office:value-type="float" office:value="0.00529367" calcext:value-type="float">
            <text:p>0.00529367</text:p>
          </table:table-cell>
          <table:table-cell/>
        </table:table-row>
        <table:table-row table:style-name="ro1">
          <table:table-cell office:value-type="float" office:value="16.2729" calcext:value-type="float">
            <text:p>16.2729</text:p>
          </table:table-cell>
          <table:table-cell office:value-type="float" office:value="0.00517998" calcext:value-type="float">
            <text:p>0.00517998</text:p>
          </table:table-cell>
          <table:table-cell/>
        </table:table-row>
        <table:table-row table:style-name="ro1">
          <table:table-cell office:value-type="float" office:value="16.2895" calcext:value-type="float">
            <text:p>16.2895</text:p>
          </table:table-cell>
          <table:table-cell office:value-type="float" office:value="0.00495956" calcext:value-type="float">
            <text:p>0.00495956</text:p>
          </table:table-cell>
          <table:table-cell/>
        </table:table-row>
        <table:table-row table:style-name="ro1">
          <table:table-cell office:value-type="float" office:value="16.3061" calcext:value-type="float">
            <text:p>16.3061</text:p>
          </table:table-cell>
          <table:table-cell office:value-type="float" office:value="0.00499205" calcext:value-type="float">
            <text:p>0.00499205</text:p>
          </table:table-cell>
          <table:table-cell/>
        </table:table-row>
        <table:table-row table:style-name="ro1">
          <table:table-cell office:value-type="float" office:value="16.3227" calcext:value-type="float">
            <text:p>16.3227</text:p>
          </table:table-cell>
          <table:table-cell office:value-type="float" office:value="0.00496086" calcext:value-type="float">
            <text:p>0.00496086</text:p>
          </table:table-cell>
          <table:table-cell/>
        </table:table-row>
        <table:table-row table:style-name="ro1">
          <table:table-cell office:value-type="float" office:value="16.3393" calcext:value-type="float">
            <text:p>16.3393</text:p>
          </table:table-cell>
          <table:table-cell office:value-type="float" office:value="0.00461081" calcext:value-type="float">
            <text:p>0.00461081</text:p>
          </table:table-cell>
          <table:table-cell/>
        </table:table-row>
        <table:table-row table:style-name="ro1">
          <table:table-cell office:value-type="float" office:value="16.3559" calcext:value-type="float">
            <text:p>16.3559</text:p>
          </table:table-cell>
          <table:table-cell office:value-type="float" office:value="0.00470722" calcext:value-type="float">
            <text:p>0.00470722</text:p>
          </table:table-cell>
          <table:table-cell/>
        </table:table-row>
        <table:table-row table:style-name="ro1">
          <table:table-cell office:value-type="float" office:value="16.3725" calcext:value-type="float">
            <text:p>16.3725</text:p>
          </table:table-cell>
          <table:table-cell office:value-type="float" office:value="0.00453086" calcext:value-type="float">
            <text:p>0.00453086</text:p>
          </table:table-cell>
          <table:table-cell/>
        </table:table-row>
        <table:table-row table:style-name="ro1">
          <table:table-cell office:value-type="float" office:value="16.3891" calcext:value-type="float">
            <text:p>16.3891</text:p>
          </table:table-cell>
          <table:table-cell office:value-type="float" office:value="0.00424597" calcext:value-type="float">
            <text:p>0.00424597</text:p>
          </table:table-cell>
          <table:table-cell/>
        </table:table-row>
        <table:table-row table:style-name="ro1">
          <table:table-cell office:value-type="float" office:value="16.4057" calcext:value-type="float">
            <text:p>16.4057</text:p>
          </table:table-cell>
          <table:table-cell office:value-type="float" office:value="0.00406518" calcext:value-type="float">
            <text:p>0.00406518</text:p>
          </table:table-cell>
          <table:table-cell/>
        </table:table-row>
        <table:table-row table:style-name="ro1">
          <table:table-cell office:value-type="float" office:value="16.4223" calcext:value-type="float">
            <text:p>16.4223</text:p>
          </table:table-cell>
          <table:table-cell office:value-type="float" office:value="0.0041194" calcext:value-type="float">
            <text:p>0.0041194</text:p>
          </table:table-cell>
          <table:table-cell/>
        </table:table-row>
        <table:table-row table:style-name="ro1">
          <table:table-cell office:value-type="float" office:value="16.439" calcext:value-type="float">
            <text:p>16.439</text:p>
          </table:table-cell>
          <table:table-cell office:value-type="float" office:value="0.00419966" calcext:value-type="float">
            <text:p>0.00419966</text:p>
          </table:table-cell>
          <table:table-cell/>
        </table:table-row>
        <table:table-row table:style-name="ro1">
          <table:table-cell office:value-type="float" office:value="16.4556" calcext:value-type="float">
            <text:p>16.4556</text:p>
          </table:table-cell>
          <table:table-cell office:value-type="float" office:value="0.00386735" calcext:value-type="float">
            <text:p>0.00386735</text:p>
          </table:table-cell>
          <table:table-cell/>
        </table:table-row>
        <table:table-row table:style-name="ro1">
          <table:table-cell office:value-type="float" office:value="16.4722" calcext:value-type="float">
            <text:p>16.4722</text:p>
          </table:table-cell>
          <table:table-cell office:value-type="float" office:value="0.0040215" calcext:value-type="float">
            <text:p>0.0040215</text:p>
          </table:table-cell>
          <table:table-cell/>
        </table:table-row>
        <table:table-row table:style-name="ro1">
          <table:table-cell office:value-type="float" office:value="16.4888" calcext:value-type="float">
            <text:p>16.4888</text:p>
          </table:table-cell>
          <table:table-cell office:value-type="float" office:value="0.00365379" calcext:value-type="float">
            <text:p>0.00365379</text:p>
          </table:table-cell>
          <table:table-cell/>
        </table:table-row>
        <table:table-row table:style-name="ro1">
          <table:table-cell office:value-type="float" office:value="16.5054" calcext:value-type="float">
            <text:p>16.5054</text:p>
          </table:table-cell>
          <table:table-cell office:value-type="float" office:value="0.00364843" calcext:value-type="float">
            <text:p>0.00364843</text:p>
          </table:table-cell>
          <table:table-cell/>
        </table:table-row>
        <table:table-row table:style-name="ro1">
          <table:table-cell office:value-type="float" office:value="16.522" calcext:value-type="float">
            <text:p>16.522</text:p>
          </table:table-cell>
          <table:table-cell office:value-type="float" office:value="0.00333878" calcext:value-type="float">
            <text:p>0.00333878</text:p>
          </table:table-cell>
          <table:table-cell/>
        </table:table-row>
        <table:table-row table:style-name="ro1">
          <table:table-cell office:value-type="float" office:value="16.5386" calcext:value-type="float">
            <text:p>16.5386</text:p>
          </table:table-cell>
          <table:table-cell office:value-type="float" office:value="0.00328824" calcext:value-type="float">
            <text:p>0.00328824</text:p>
          </table:table-cell>
          <table:table-cell/>
        </table:table-row>
        <table:table-row table:style-name="ro1">
          <table:table-cell office:value-type="float" office:value="16.5552" calcext:value-type="float">
            <text:p>16.5552</text:p>
          </table:table-cell>
          <table:table-cell office:value-type="float" office:value="0.00280873" calcext:value-type="float">
            <text:p>0.00280873</text:p>
          </table:table-cell>
          <table:table-cell/>
        </table:table-row>
        <table:table-row table:style-name="ro1">
          <table:table-cell office:value-type="float" office:value="16.5718" calcext:value-type="float">
            <text:p>16.5718</text:p>
          </table:table-cell>
          <table:table-cell office:value-type="float" office:value="0.00273982" calcext:value-type="float">
            <text:p>0.00273982</text:p>
          </table:table-cell>
          <table:table-cell/>
        </table:table-row>
        <table:table-row table:style-name="ro1">
          <table:table-cell office:value-type="float" office:value="16.5884" calcext:value-type="float">
            <text:p>16.5884</text:p>
          </table:table-cell>
          <table:table-cell office:value-type="float" office:value="0.00303352" calcext:value-type="float">
            <text:p>0.00303352</text:p>
          </table:table-cell>
          <table:table-cell/>
        </table:table-row>
        <table:table-row table:style-name="ro1">
          <table:table-cell office:value-type="float" office:value="16.605" calcext:value-type="float">
            <text:p>16.605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Problem2b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alculated through code +10% change</text:p>
          </table:table-cell>
          <table:table-cell table:number-columns-repeated="2"/>
          <table:table-cell office:value-type="string" calcext:value-type="string">
            <text:p>Calculated through code -10% change</text:p>
          </table:table-cell>
          <table:table-cell/>
        </table:table-row>
        <table:table-row table:style-name="ro1">
          <table:table-cell office:value-type="string" calcext:value-type="string">
            <text:p>K_eff is 1.00011</text:p>
          </table:table-cell>
          <table:table-cell table:number-columns-repeated="2"/>
          <table:table-cell office:value-type="string" calcext:value-type="string">
            <text:p>K_eff is 1.00009</text:p>
          </table:table-cell>
          <table:table-cell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Flux </text:p>
          </table:table-cell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Flux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671" calcext:value-type="float">
            <text:p>0.1966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9846" calcext:value-type="float">
            <text:p>0.29846</text:p>
          </table:table-cell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163527" calcext:value-type="float">
            <text:p>0.163527</text:p>
          </table:table-cell>
          <table:table-cell/>
          <table:table-cell office:value-type="float" office:value="0.0156" calcext:value-type="float">
            <text:p>0.0156</text:p>
          </table:table-cell>
          <table:table-cell office:value-type="float" office:value="0.171452" calcext:value-type="float">
            <text:p>0.171452</text:p>
          </table:table-cell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154283" calcext:value-type="float">
            <text:p>0.154283</text:p>
          </table:table-cell>
          <table:table-cell/>
          <table:table-cell office:value-type="float" office:value="0.0312" calcext:value-type="float">
            <text:p>0.0312</text:p>
          </table:table-cell>
          <table:table-cell office:value-type="float" office:value="0.163104" calcext:value-type="float">
            <text:p>0.163104</text:p>
          </table:table-cell>
        </table:table-row>
        <table:table-row table:style-name="ro1">
          <table:table-cell office:value-type="float" office:value="0.0468" calcext:value-type="float">
            <text:p>0.0468</text:p>
          </table:table-cell>
          <table:table-cell office:value-type="float" office:value="0.146857" calcext:value-type="float">
            <text:p>0.146857</text:p>
          </table:table-cell>
          <table:table-cell/>
          <table:table-cell office:value-type="float" office:value="0.0468" calcext:value-type="float">
            <text:p>0.0468</text:p>
          </table:table-cell>
          <table:table-cell office:value-type="float" office:value="0.160137" calcext:value-type="float">
            <text:p>0.160137</text:p>
          </table:table-cell>
        </table:table-row>
        <table:table-row table:style-name="ro1">
          <table:table-cell office:value-type="float" office:value="0.0624" calcext:value-type="float">
            <text:p>0.0624</text:p>
          </table:table-cell>
          <table:table-cell office:value-type="float" office:value="0.145199" calcext:value-type="float">
            <text:p>0.145199</text:p>
          </table:table-cell>
          <table:table-cell/>
          <table:table-cell office:value-type="float" office:value="0.0624" calcext:value-type="float">
            <text:p>0.0624</text:p>
          </table:table-cell>
          <table:table-cell office:value-type="float" office:value="0.156023" calcext:value-type="float">
            <text:p>0.156023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.146457" calcext:value-type="float">
            <text:p>0.146457</text:p>
          </table:table-cell>
          <table:table-cell/>
          <table:table-cell office:value-type="float" office:value="0.078" calcext:value-type="float">
            <text:p>0.078</text:p>
          </table:table-cell>
          <table:table-cell office:value-type="float" office:value="0.155217" calcext:value-type="float">
            <text:p>0.155217</text:p>
          </table:table-cell>
        </table:table-row>
        <table:table-row table:style-name="ro1">
          <table:table-cell office:value-type="float" office:value="0.0936" calcext:value-type="float">
            <text:p>0.0936</text:p>
          </table:table-cell>
          <table:table-cell office:value-type="float" office:value="0.145508" calcext:value-type="float">
            <text:p>0.145508</text:p>
          </table:table-cell>
          <table:table-cell/>
          <table:table-cell office:value-type="float" office:value="0.0936" calcext:value-type="float">
            <text:p>0.0936</text:p>
          </table:table-cell>
          <table:table-cell office:value-type="float" office:value="0.155249" calcext:value-type="float">
            <text:p>0.155249</text:p>
          </table:table-cell>
        </table:table-row>
        <table:table-row table:style-name="ro1">
          <table:table-cell office:value-type="float" office:value="0.1092" calcext:value-type="float">
            <text:p>0.1092</text:p>
          </table:table-cell>
          <table:table-cell office:value-type="float" office:value="0.145635" calcext:value-type="float">
            <text:p>0.145635</text:p>
          </table:table-cell>
          <table:table-cell/>
          <table:table-cell office:value-type="float" office:value="0.1092" calcext:value-type="float">
            <text:p>0.1092</text:p>
          </table:table-cell>
          <table:table-cell office:value-type="float" office:value="0.155578" calcext:value-type="float">
            <text:p>0.155578</text:p>
          </table:table-cell>
        </table:table-row>
        <table:table-row table:style-name="ro1">
          <table:table-cell office:value-type="float" office:value="0.1248" calcext:value-type="float">
            <text:p>0.1248</text:p>
          </table:table-cell>
          <table:table-cell office:value-type="float" office:value="0.147397" calcext:value-type="float">
            <text:p>0.147397</text:p>
          </table:table-cell>
          <table:table-cell/>
          <table:table-cell office:value-type="float" office:value="0.1248" calcext:value-type="float">
            <text:p>0.1248</text:p>
          </table:table-cell>
          <table:table-cell office:value-type="float" office:value="0.154268" calcext:value-type="float">
            <text:p>0.154268</text:p>
          </table:table-cell>
        </table:table-row>
        <table:table-row table:style-name="ro1">
          <table:table-cell office:value-type="float" office:value="0.1404" calcext:value-type="float">
            <text:p>0.1404</text:p>
          </table:table-cell>
          <table:table-cell office:value-type="float" office:value="0.148009" calcext:value-type="float">
            <text:p>0.148009</text:p>
          </table:table-cell>
          <table:table-cell/>
          <table:table-cell office:value-type="float" office:value="0.1404" calcext:value-type="float">
            <text:p>0.1404</text:p>
          </table:table-cell>
          <table:table-cell office:value-type="float" office:value="0.155279" calcext:value-type="float">
            <text:p>0.155279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0.150346" calcext:value-type="float">
            <text:p>0.150346</text:p>
          </table:table-cell>
          <table:table-cell/>
          <table:table-cell office:value-type="float" office:value="0.156" calcext:value-type="float">
            <text:p>0.156</text:p>
          </table:table-cell>
          <table:table-cell office:value-type="float" office:value="0.155623" calcext:value-type="float">
            <text:p>0.155623</text:p>
          </table:table-cell>
        </table:table-row>
        <table:table-row table:style-name="ro1">
          <table:table-cell office:value-type="float" office:value="0.1716" calcext:value-type="float">
            <text:p>0.1716</text:p>
          </table:table-cell>
          <table:table-cell office:value-type="float" office:value="0.151426" calcext:value-type="float">
            <text:p>0.151426</text:p>
          </table:table-cell>
          <table:table-cell/>
          <table:table-cell office:value-type="float" office:value="0.1716" calcext:value-type="float">
            <text:p>0.1716</text:p>
          </table:table-cell>
          <table:table-cell office:value-type="float" office:value="0.159037" calcext:value-type="float">
            <text:p>0.159037</text:p>
          </table:table-cell>
        </table:table-row>
        <table:table-row table:style-name="ro1">
          <table:table-cell office:value-type="float" office:value="0.1872" calcext:value-type="float">
            <text:p>0.1872</text:p>
          </table:table-cell>
          <table:table-cell office:value-type="float" office:value="0.152022" calcext:value-type="float">
            <text:p>0.152022</text:p>
          </table:table-cell>
          <table:table-cell/>
          <table:table-cell office:value-type="float" office:value="0.1872" calcext:value-type="float">
            <text:p>0.1872</text:p>
          </table:table-cell>
          <table:table-cell office:value-type="float" office:value="0.160223" calcext:value-type="float">
            <text:p>0.160223</text:p>
          </table:table-cell>
        </table:table-row>
        <table:table-row table:style-name="ro1">
          <table:table-cell office:value-type="float" office:value="0.2028" calcext:value-type="float">
            <text:p>0.2028</text:p>
          </table:table-cell>
          <table:table-cell office:value-type="float" office:value="0.151772" calcext:value-type="float">
            <text:p>0.151772</text:p>
          </table:table-cell>
          <table:table-cell/>
          <table:table-cell office:value-type="float" office:value="0.2028" calcext:value-type="float">
            <text:p>0.2028</text:p>
          </table:table-cell>
          <table:table-cell office:value-type="float" office:value="0.162758" calcext:value-type="float">
            <text:p>0.162758</text:p>
          </table:table-cell>
        </table:table-row>
        <table:table-row table:style-name="ro1">
          <table:table-cell office:value-type="float" office:value="0.2184" calcext:value-type="float">
            <text:p>0.2184</text:p>
          </table:table-cell>
          <table:table-cell office:value-type="float" office:value="0.154918" calcext:value-type="float">
            <text:p>0.154918</text:p>
          </table:table-cell>
          <table:table-cell/>
          <table:table-cell office:value-type="float" office:value="0.2184" calcext:value-type="float">
            <text:p>0.2184</text:p>
          </table:table-cell>
          <table:table-cell office:value-type="float" office:value="0.164399" calcext:value-type="float">
            <text:p>0.164399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0.158489" calcext:value-type="float">
            <text:p>0.158489</text:p>
          </table:table-cell>
          <table:table-cell/>
          <table:table-cell office:value-type="float" office:value="0.234" calcext:value-type="float">
            <text:p>0.234</text:p>
          </table:table-cell>
          <table:table-cell office:value-type="float" office:value="0.166973" calcext:value-type="float">
            <text:p>0.166973</text:p>
          </table:table-cell>
        </table:table-row>
        <table:table-row table:style-name="ro1">
          <table:table-cell office:value-type="float" office:value="0.2496" calcext:value-type="float">
            <text:p>0.2496</text:p>
          </table:table-cell>
          <table:table-cell office:value-type="float" office:value="0.16025" calcext:value-type="float">
            <text:p>0.16025</text:p>
          </table:table-cell>
          <table:table-cell/>
          <table:table-cell office:value-type="float" office:value="0.2496" calcext:value-type="float">
            <text:p>0.2496</text:p>
          </table:table-cell>
          <table:table-cell office:value-type="float" office:value="0.170878" calcext:value-type="float">
            <text:p>0.170878</text:p>
          </table:table-cell>
        </table:table-row>
        <table:table-row table:style-name="ro1">
          <table:table-cell office:value-type="float" office:value="0.2652" calcext:value-type="float">
            <text:p>0.2652</text:p>
          </table:table-cell>
          <table:table-cell office:value-type="float" office:value="0.163496" calcext:value-type="float">
            <text:p>0.163496</text:p>
          </table:table-cell>
          <table:table-cell/>
          <table:table-cell office:value-type="float" office:value="0.2652" calcext:value-type="float">
            <text:p>0.2652</text:p>
          </table:table-cell>
          <table:table-cell office:value-type="float" office:value="0.172924" calcext:value-type="float">
            <text:p>0.172924</text:p>
          </table:table-cell>
        </table:table-row>
        <table:table-row table:style-name="ro1">
          <table:table-cell office:value-type="float" office:value="0.2808" calcext:value-type="float">
            <text:p>0.2808</text:p>
          </table:table-cell>
          <table:table-cell office:value-type="float" office:value="0.16606" calcext:value-type="float">
            <text:p>0.16606</text:p>
          </table:table-cell>
          <table:table-cell/>
          <table:table-cell office:value-type="float" office:value="0.2808" calcext:value-type="float">
            <text:p>0.2808</text:p>
          </table:table-cell>
          <table:table-cell office:value-type="float" office:value="0.176409" calcext:value-type="float">
            <text:p>0.176409</text:p>
          </table:table-cell>
        </table:table-row>
        <table:table-row table:style-name="ro1">
          <table:table-cell office:value-type="float" office:value="0.2964" calcext:value-type="float">
            <text:p>0.2964</text:p>
          </table:table-cell>
          <table:table-cell office:value-type="float" office:value="0.169751" calcext:value-type="float">
            <text:p>0.169751</text:p>
          </table:table-cell>
          <table:table-cell/>
          <table:table-cell office:value-type="float" office:value="0.2964" calcext:value-type="float">
            <text:p>0.2964</text:p>
          </table:table-cell>
          <table:table-cell office:value-type="float" office:value="0.179386" calcext:value-type="float">
            <text:p>0.179386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.175317" calcext:value-type="float">
            <text:p>0.175317</text:p>
          </table:table-cell>
          <table:table-cell/>
          <table:table-cell office:value-type="float" office:value="0.312" calcext:value-type="float">
            <text:p>0.312</text:p>
          </table:table-cell>
          <table:table-cell office:value-type="float" office:value="0.181099" calcext:value-type="float">
            <text:p>0.181099</text:p>
          </table:table-cell>
        </table:table-row>
        <table:table-row table:style-name="ro1">
          <table:table-cell office:value-type="float" office:value="0.3276" calcext:value-type="float">
            <text:p>0.3276</text:p>
          </table:table-cell>
          <table:table-cell office:value-type="float" office:value="0.17747" calcext:value-type="float">
            <text:p>0.17747</text:p>
          </table:table-cell>
          <table:table-cell/>
          <table:table-cell office:value-type="float" office:value="0.3276" calcext:value-type="float">
            <text:p>0.3276</text:p>
          </table:table-cell>
          <table:table-cell office:value-type="float" office:value="0.185731" calcext:value-type="float">
            <text:p>0.185731</text:p>
          </table:table-cell>
        </table:table-row>
        <table:table-row table:style-name="ro1">
          <table:table-cell office:value-type="float" office:value="0.3432" calcext:value-type="float">
            <text:p>0.3432</text:p>
          </table:table-cell>
          <table:table-cell office:value-type="float" office:value="0.18093" calcext:value-type="float">
            <text:p>0.18093</text:p>
          </table:table-cell>
          <table:table-cell/>
          <table:table-cell office:value-type="float" office:value="0.3432" calcext:value-type="float">
            <text:p>0.3432</text:p>
          </table:table-cell>
          <table:table-cell office:value-type="float" office:value="0.18825" calcext:value-type="float">
            <text:p>0.18825</text:p>
          </table:table-cell>
        </table:table-row>
        <table:table-row table:style-name="ro1">
          <table:table-cell office:value-type="float" office:value="0.3588" calcext:value-type="float">
            <text:p>0.3588</text:p>
          </table:table-cell>
          <table:table-cell office:value-type="float" office:value="0.183484" calcext:value-type="float">
            <text:p>0.183484</text:p>
          </table:table-cell>
          <table:table-cell/>
          <table:table-cell office:value-type="float" office:value="0.3588" calcext:value-type="float">
            <text:p>0.3588</text:p>
          </table:table-cell>
          <table:table-cell office:value-type="float" office:value="0.190078" calcext:value-type="float">
            <text:p>0.190078</text:p>
          </table:table-cell>
        </table:table-row>
        <table:table-row table:style-name="ro1">
          <table:table-cell office:value-type="float" office:value="0.3744" calcext:value-type="float">
            <text:p>0.3744</text:p>
          </table:table-cell>
          <table:table-cell office:value-type="float" office:value="0.185457" calcext:value-type="float">
            <text:p>0.185457</text:p>
          </table:table-cell>
          <table:table-cell/>
          <table:table-cell office:value-type="float" office:value="0.3744" calcext:value-type="float">
            <text:p>0.3744</text:p>
          </table:table-cell>
          <table:table-cell office:value-type="float" office:value="0.193452" calcext:value-type="float">
            <text:p>0.193452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18782" calcext:value-type="float">
            <text:p>0.18782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198025" calcext:value-type="float">
            <text:p>0.198025</text:p>
          </table:table-cell>
        </table:table-row>
        <table:table-row table:style-name="ro1">
          <table:table-cell office:value-type="float" office:value="0.4056" calcext:value-type="float">
            <text:p>0.4056</text:p>
          </table:table-cell>
          <table:table-cell office:value-type="float" office:value="0.192444" calcext:value-type="float">
            <text:p>0.192444</text:p>
          </table:table-cell>
          <table:table-cell/>
          <table:table-cell office:value-type="float" office:value="0.4056" calcext:value-type="float">
            <text:p>0.4056</text:p>
          </table:table-cell>
          <table:table-cell office:value-type="float" office:value="0.203213" calcext:value-type="float">
            <text:p>0.203213</text:p>
          </table:table-cell>
        </table:table-row>
        <table:table-row table:style-name="ro1">
          <table:table-cell office:value-type="float" office:value="0.4212" calcext:value-type="float">
            <text:p>0.4212</text:p>
          </table:table-cell>
          <table:table-cell office:value-type="float" office:value="0.197076" calcext:value-type="float">
            <text:p>0.197076</text:p>
          </table:table-cell>
          <table:table-cell/>
          <table:table-cell office:value-type="float" office:value="0.4212" calcext:value-type="float">
            <text:p>0.4212</text:p>
          </table:table-cell>
          <table:table-cell office:value-type="float" office:value="0.299425" calcext:value-type="float">
            <text:p>0.299425</text:p>
          </table:table-cell>
        </table:table-row>
        <table:table-row table:style-name="ro1">
          <table:table-cell office:value-type="float" office:value="0.4368" calcext:value-type="float">
            <text:p>0.4368</text:p>
          </table:table-cell>
          <table:table-cell office:value-type="float" office:value="0.200956" calcext:value-type="float">
            <text:p>0.200956</text:p>
          </table:table-cell>
          <table:table-cell/>
          <table:table-cell office:value-type="float" office:value="0.4368" calcext:value-type="float">
            <text:p>0.4368</text:p>
          </table:table-cell>
          <table:table-cell office:value-type="float" office:value="0.30377" calcext:value-type="float">
            <text:p>0.30377</text:p>
          </table:table-cell>
        </table:table-row>
        <table:table-row table:style-name="ro1">
          <table:table-cell office:value-type="float" office:value="0.4524" calcext:value-type="float">
            <text:p>0.4524</text:p>
          </table:table-cell>
          <table:table-cell office:value-type="float" office:value="0.203174" calcext:value-type="float">
            <text:p>0.203174</text:p>
          </table:table-cell>
          <table:table-cell/>
          <table:table-cell office:value-type="float" office:value="0.4524" calcext:value-type="float">
            <text:p>0.4524</text:p>
          </table:table-cell>
          <table:table-cell office:value-type="float" office:value="0.309756" calcext:value-type="float">
            <text:p>0.309756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0.281598" calcext:value-type="float">
            <text:p>0.281598</text:p>
          </table:table-cell>
          <table:table-cell/>
          <table:table-cell office:value-type="float" office:value="0.468" calcext:value-type="float">
            <text:p>0.468</text:p>
          </table:table-cell>
          <table:table-cell office:value-type="float" office:value="0.316535" calcext:value-type="float">
            <text:p>0.316535</text:p>
          </table:table-cell>
        </table:table-row>
        <table:table-row table:style-name="ro1">
          <table:table-cell office:value-type="float" office:value="0.4836" calcext:value-type="float">
            <text:p>0.4836</text:p>
          </table:table-cell>
          <table:table-cell office:value-type="float" office:value="0.290046" calcext:value-type="float">
            <text:p>0.290046</text:p>
          </table:table-cell>
          <table:table-cell/>
          <table:table-cell office:value-type="float" office:value="0.4836" calcext:value-type="float">
            <text:p>0.4836</text:p>
          </table:table-cell>
          <table:table-cell office:value-type="float" office:value="0.32429" calcext:value-type="float">
            <text:p>0.32429</text:p>
          </table:table-cell>
        </table:table-row>
        <table:table-row table:style-name="ro1">
          <table:table-cell office:value-type="float" office:value="0.4992" calcext:value-type="float">
            <text:p>0.4992</text:p>
          </table:table-cell>
          <table:table-cell office:value-type="float" office:value="0.297021" calcext:value-type="float">
            <text:p>0.297021</text:p>
          </table:table-cell>
          <table:table-cell/>
          <table:table-cell office:value-type="float" office:value="0.4992" calcext:value-type="float">
            <text:p>0.4992</text:p>
          </table:table-cell>
          <table:table-cell office:value-type="float" office:value="0.332446" calcext:value-type="float">
            <text:p>0.332446</text:p>
          </table:table-cell>
        </table:table-row>
        <table:table-row table:style-name="ro1">
          <table:table-cell office:value-type="float" office:value="0.5148" calcext:value-type="float">
            <text:p>0.5148</text:p>
          </table:table-cell>
          <table:table-cell office:value-type="float" office:value="0.304452" calcext:value-type="float">
            <text:p>0.304452</text:p>
          </table:table-cell>
          <table:table-cell/>
          <table:table-cell office:value-type="float" office:value="0.5148" calcext:value-type="float">
            <text:p>0.5148</text:p>
          </table:table-cell>
          <table:table-cell office:value-type="float" office:value="0.341362" calcext:value-type="float">
            <text:p>0.341362</text:p>
          </table:table-cell>
        </table:table-row>
        <table:table-row table:style-name="ro1">
          <table:table-cell office:value-type="float" office:value="0.5304" calcext:value-type="float">
            <text:p>0.5304</text:p>
          </table:table-cell>
          <table:table-cell office:value-type="float" office:value="0.311567" calcext:value-type="float">
            <text:p>0.311567</text:p>
          </table:table-cell>
          <table:table-cell/>
          <table:table-cell office:value-type="float" office:value="0.5304" calcext:value-type="float">
            <text:p>0.5304</text:p>
          </table:table-cell>
          <table:table-cell office:value-type="float" office:value="0.348634" calcext:value-type="float">
            <text:p>0.348634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0.319539" calcext:value-type="float">
            <text:p>0.319539</text:p>
          </table:table-cell>
          <table:table-cell/>
          <table:table-cell office:value-type="float" office:value="0.546" calcext:value-type="float">
            <text:p>0.546</text:p>
          </table:table-cell>
          <table:table-cell office:value-type="float" office:value="0.356523" calcext:value-type="float">
            <text:p>0.356523</text:p>
          </table:table-cell>
        </table:table-row>
        <table:table-row table:style-name="ro1">
          <table:table-cell office:value-type="float" office:value="0.5616" calcext:value-type="float">
            <text:p>0.5616</text:p>
          </table:table-cell>
          <table:table-cell office:value-type="float" office:value="0.325266" calcext:value-type="float">
            <text:p>0.325266</text:p>
          </table:table-cell>
          <table:table-cell/>
          <table:table-cell office:value-type="float" office:value="0.5616" calcext:value-type="float">
            <text:p>0.5616</text:p>
          </table:table-cell>
          <table:table-cell office:value-type="float" office:value="0.361316" calcext:value-type="float">
            <text:p>0.361316</text:p>
          </table:table-cell>
        </table:table-row>
        <table:table-row table:style-name="ro1">
          <table:table-cell office:value-type="float" office:value="0.5772" calcext:value-type="float">
            <text:p>0.5772</text:p>
          </table:table-cell>
          <table:table-cell office:value-type="float" office:value="0.333965" calcext:value-type="float">
            <text:p>0.333965</text:p>
          </table:table-cell>
          <table:table-cell/>
          <table:table-cell office:value-type="float" office:value="0.5772" calcext:value-type="float">
            <text:p>0.5772</text:p>
          </table:table-cell>
          <table:table-cell office:value-type="float" office:value="0.371605" calcext:value-type="float">
            <text:p>0.371605</text:p>
          </table:table-cell>
        </table:table-row>
        <table:table-row table:style-name="ro1">
          <table:table-cell office:value-type="float" office:value="0.5928" calcext:value-type="float">
            <text:p>0.5928</text:p>
          </table:table-cell>
          <table:table-cell office:value-type="float" office:value="0.340175" calcext:value-type="float">
            <text:p>0.340175</text:p>
          </table:table-cell>
          <table:table-cell/>
          <table:table-cell office:value-type="float" office:value="0.5928" calcext:value-type="float">
            <text:p>0.5928</text:p>
          </table:table-cell>
          <table:table-cell office:value-type="float" office:value="0.379395" calcext:value-type="float">
            <text:p>0.379395</text:p>
          </table:table-cell>
        </table:table-row>
        <table:table-row table:style-name="ro1">
          <table:table-cell office:value-type="float" office:value="0.6084" calcext:value-type="float">
            <text:p>0.6084</text:p>
          </table:table-cell>
          <table:table-cell office:value-type="float" office:value="0.3473" calcext:value-type="float">
            <text:p>0.3473</text:p>
          </table:table-cell>
          <table:table-cell/>
          <table:table-cell office:value-type="float" office:value="0.6084" calcext:value-type="float">
            <text:p>0.6084</text:p>
          </table:table-cell>
          <table:table-cell office:value-type="float" office:value="0.391859" calcext:value-type="float">
            <text:p>0.391859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0.353798" calcext:value-type="float">
            <text:p>0.353798</text:p>
          </table:table-cell>
          <table:table-cell/>
          <table:table-cell office:value-type="float" office:value="0.624" calcext:value-type="float">
            <text:p>0.624</text:p>
          </table:table-cell>
          <table:table-cell office:value-type="float" office:value="0.401099" calcext:value-type="float">
            <text:p>0.401099</text:p>
          </table:table-cell>
        </table:table-row>
        <table:table-row table:style-name="ro1">
          <table:table-cell office:value-type="float" office:value="0.6396" calcext:value-type="float">
            <text:p>0.6396</text:p>
          </table:table-cell>
          <table:table-cell office:value-type="float" office:value="0.361538" calcext:value-type="float">
            <text:p>0.361538</text:p>
          </table:table-cell>
          <table:table-cell/>
          <table:table-cell office:value-type="float" office:value="0.6396" calcext:value-type="float">
            <text:p>0.6396</text:p>
          </table:table-cell>
          <table:table-cell office:value-type="float" office:value="0.409137" calcext:value-type="float">
            <text:p>0.409137</text:p>
          </table:table-cell>
        </table:table-row>
        <table:table-row table:style-name="ro1">
          <table:table-cell office:value-type="float" office:value="0.6552" calcext:value-type="float">
            <text:p>0.6552</text:p>
          </table:table-cell>
          <table:table-cell office:value-type="float" office:value="0.36724" calcext:value-type="float">
            <text:p>0.36724</text:p>
          </table:table-cell>
          <table:table-cell/>
          <table:table-cell office:value-type="float" office:value="0.6552" calcext:value-type="float">
            <text:p>0.6552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0.6708" calcext:value-type="float">
            <text:p>0.6708</text:p>
          </table:table-cell>
          <table:table-cell office:value-type="float" office:value="0.376171" calcext:value-type="float">
            <text:p>0.376171</text:p>
          </table:table-cell>
          <table:table-cell/>
          <table:table-cell office:value-type="float" office:value="0.6708" calcext:value-type="float">
            <text:p>0.6708</text:p>
          </table:table-cell>
          <table:table-cell office:value-type="float" office:value="0.427433" calcext:value-type="float">
            <text:p>0.427433</text:p>
          </table:table-cell>
        </table:table-row>
        <table:table-row table:style-name="ro1">
          <table:table-cell office:value-type="float" office:value="0.6864" calcext:value-type="float">
            <text:p>0.6864</text:p>
          </table:table-cell>
          <table:table-cell office:value-type="float" office:value="0.390805" calcext:value-type="float">
            <text:p>0.390805</text:p>
          </table:table-cell>
          <table:table-cell/>
          <table:table-cell office:value-type="float" office:value="0.6864" calcext:value-type="float">
            <text:p>0.6864</text:p>
          </table:table-cell>
          <table:table-cell office:value-type="float" office:value="0.435556" calcext:value-type="float">
            <text:p>0.435556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0.398406" calcext:value-type="float">
            <text:p>0.398406</text:p>
          </table:table-cell>
          <table:table-cell/>
          <table:table-cell office:value-type="float" office:value="0.702" calcext:value-type="float">
            <text:p>0.702</text:p>
          </table:table-cell>
          <table:table-cell office:value-type="float" office:value="0.446923" calcext:value-type="float">
            <text:p>0.446923</text:p>
          </table:table-cell>
        </table:table-row>
        <table:table-row table:style-name="ro1">
          <table:table-cell office:value-type="float" office:value="0.7176" calcext:value-type="float">
            <text:p>0.7176</text:p>
          </table:table-cell>
          <table:table-cell office:value-type="float" office:value="0.408129" calcext:value-type="float">
            <text:p>0.408129</text:p>
          </table:table-cell>
          <table:table-cell/>
          <table:table-cell office:value-type="float" office:value="0.7176" calcext:value-type="float">
            <text:p>0.7176</text:p>
          </table:table-cell>
          <table:table-cell office:value-type="float" office:value="0.457008" calcext:value-type="float">
            <text:p>0.457008</text:p>
          </table:table-cell>
        </table:table-row>
        <table:table-row table:style-name="ro1">
          <table:table-cell office:value-type="float" office:value="0.7332" calcext:value-type="float">
            <text:p>0.7332</text:p>
          </table:table-cell>
          <table:table-cell office:value-type="float" office:value="0.4185" calcext:value-type="float">
            <text:p>0.4185</text:p>
          </table:table-cell>
          <table:table-cell/>
          <table:table-cell office:value-type="float" office:value="0.7332" calcext:value-type="float">
            <text:p>0.7332</text:p>
          </table:table-cell>
          <table:table-cell office:value-type="float" office:value="0.468264" calcext:value-type="float">
            <text:p>0.468264</text:p>
          </table:table-cell>
        </table:table-row>
        <table:table-row table:style-name="ro1">
          <table:table-cell office:value-type="float" office:value="0.7488" calcext:value-type="float">
            <text:p>0.7488</text:p>
          </table:table-cell>
          <table:table-cell office:value-type="float" office:value="0.426394" calcext:value-type="float">
            <text:p>0.426394</text:p>
          </table:table-cell>
          <table:table-cell/>
          <table:table-cell office:value-type="float" office:value="0.7488" calcext:value-type="float">
            <text:p>0.7488</text:p>
          </table:table-cell>
          <table:table-cell office:value-type="float" office:value="0.482606" calcext:value-type="float">
            <text:p>0.482606</text:p>
          </table:table-cell>
        </table:table-row>
        <table:table-row table:style-name="ro1">
          <table:table-cell office:value-type="float" office:value="0.7644" calcext:value-type="float">
            <text:p>0.7644</text:p>
          </table:table-cell>
          <table:table-cell office:value-type="float" office:value="0.437507" calcext:value-type="float">
            <text:p>0.437507</text:p>
          </table:table-cell>
          <table:table-cell/>
          <table:table-cell office:value-type="float" office:value="0.7644" calcext:value-type="float">
            <text:p>0.7644</text:p>
          </table:table-cell>
          <table:table-cell office:value-type="float" office:value="0.48908" calcext:value-type="float">
            <text:p>0.48908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448308" calcext:value-type="float">
            <text:p>0.448308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0.502786" calcext:value-type="float">
            <text:p>0.502786</text:p>
          </table:table-cell>
        </table:table-row>
        <table:table-row table:style-name="ro1">
          <table:table-cell office:value-type="float" office:value="0.7956" calcext:value-type="float">
            <text:p>0.7956</text:p>
          </table:table-cell>
          <table:table-cell office:value-type="float" office:value="0.461729" calcext:value-type="float">
            <text:p>0.461729</text:p>
          </table:table-cell>
          <table:table-cell/>
          <table:table-cell office:value-type="float" office:value="0.7956" calcext:value-type="float">
            <text:p>0.7956</text:p>
          </table:table-cell>
          <table:table-cell office:value-type="float" office:value="0.516579" calcext:value-type="float">
            <text:p>0.516579</text:p>
          </table:table-cell>
        </table:table-row>
        <table:table-row table:style-name="ro1">
          <table:table-cell office:value-type="float" office:value="0.8112" calcext:value-type="float">
            <text:p>0.8112</text:p>
          </table:table-cell>
          <table:table-cell office:value-type="float" office:value="0.474759" calcext:value-type="float">
            <text:p>0.474759</text:p>
          </table:table-cell>
          <table:table-cell/>
          <table:table-cell office:value-type="float" office:value="0.8112" calcext:value-type="float">
            <text:p>0.8112</text:p>
          </table:table-cell>
          <table:table-cell office:value-type="float" office:value="0.527804" calcext:value-type="float">
            <text:p>0.527804</text:p>
          </table:table-cell>
        </table:table-row>
        <table:table-row table:style-name="ro1">
          <table:table-cell office:value-type="float" office:value="0.8268" calcext:value-type="float">
            <text:p>0.8268</text:p>
          </table:table-cell>
          <table:table-cell office:value-type="float" office:value="0.490922" calcext:value-type="float">
            <text:p>0.490922</text:p>
          </table:table-cell>
          <table:table-cell/>
          <table:table-cell office:value-type="float" office:value="0.8268" calcext:value-type="float">
            <text:p>0.8268</text:p>
          </table:table-cell>
          <table:table-cell office:value-type="float" office:value="0.54337" calcext:value-type="float">
            <text:p>0.54337</text:p>
          </table:table-cell>
        </table:table-row>
        <table:table-row table:style-name="ro1">
          <table:table-cell office:value-type="float" office:value="0.8424" calcext:value-type="float">
            <text:p>0.8424</text:p>
          </table:table-cell>
          <table:table-cell office:value-type="float" office:value="0.500484" calcext:value-type="float">
            <text:p>0.500484</text:p>
          </table:table-cell>
          <table:table-cell/>
          <table:table-cell office:value-type="float" office:value="0.8424" calcext:value-type="float">
            <text:p>0.8424</text:p>
          </table:table-cell>
          <table:table-cell office:value-type="float" office:value="0.559526" calcext:value-type="float">
            <text:p>0.559526</text:p>
          </table:table-cell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0.510787" calcext:value-type="float">
            <text:p>0.510787</text:p>
          </table:table-cell>
          <table:table-cell/>
          <table:table-cell office:value-type="float" office:value="0.858" calcext:value-type="float">
            <text:p>0.858</text:p>
          </table:table-cell>
          <table:table-cell office:value-type="float" office:value="0.567203" calcext:value-type="float">
            <text:p>0.567203</text:p>
          </table:table-cell>
        </table:table-row>
        <table:table-row table:style-name="ro1">
          <table:table-cell office:value-type="float" office:value="0.8736" calcext:value-type="float">
            <text:p>0.8736</text:p>
          </table:table-cell>
          <table:table-cell office:value-type="float" office:value="0.5238" calcext:value-type="float">
            <text:p>0.5238</text:p>
          </table:table-cell>
          <table:table-cell/>
          <table:table-cell office:value-type="float" office:value="0.8736" calcext:value-type="float">
            <text:p>0.8736</text:p>
          </table:table-cell>
          <table:table-cell office:value-type="float" office:value="0.584828" calcext:value-type="float">
            <text:p>0.584828</text:p>
          </table:table-cell>
        </table:table-row>
        <table:table-row table:style-name="ro1">
          <table:table-cell office:value-type="float" office:value="0.8892" calcext:value-type="float">
            <text:p>0.8892</text:p>
          </table:table-cell>
          <table:table-cell office:value-type="float" office:value="0.538086" calcext:value-type="float">
            <text:p>0.538086</text:p>
          </table:table-cell>
          <table:table-cell/>
          <table:table-cell office:value-type="float" office:value="0.8892" calcext:value-type="float">
            <text:p>0.8892</text:p>
          </table:table-cell>
          <table:table-cell office:value-type="float" office:value="0.604609" calcext:value-type="float">
            <text:p>0.604609</text:p>
          </table:table-cell>
        </table:table-row>
        <table:table-row table:style-name="ro1">
          <table:table-cell office:value-type="float" office:value="0.9048" calcext:value-type="float">
            <text:p>0.9048</text:p>
          </table:table-cell>
          <table:table-cell office:value-type="float" office:value="0.54758" calcext:value-type="float">
            <text:p>0.54758</text:p>
          </table:table-cell>
          <table:table-cell/>
          <table:table-cell office:value-type="float" office:value="0.9048" calcext:value-type="float">
            <text:p>0.9048</text:p>
          </table:table-cell>
          <table:table-cell office:value-type="float" office:value="0.617409" calcext:value-type="float">
            <text:p>0.617409</text:p>
          </table:table-cell>
        </table:table-row>
        <table:table-row table:style-name="ro1">
          <table:table-cell office:value-type="float" office:value="0.9204" calcext:value-type="float">
            <text:p>0.9204</text:p>
          </table:table-cell>
          <table:table-cell office:value-type="float" office:value="0.562771" calcext:value-type="float">
            <text:p>0.562771</text:p>
          </table:table-cell>
          <table:table-cell/>
          <table:table-cell office:value-type="float" office:value="0.9204" calcext:value-type="float">
            <text:p>0.9204</text:p>
          </table:table-cell>
          <table:table-cell office:value-type="float" office:value="0.632113" calcext:value-type="float">
            <text:p>0.632113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.582647" calcext:value-type="float">
            <text:p>0.582647</text:p>
          </table:table-cell>
          <table:table-cell/>
          <table:table-cell office:value-type="float" office:value="0.936" calcext:value-type="float">
            <text:p>0.936</text:p>
          </table:table-cell>
          <table:table-cell office:value-type="float" office:value="0.650371" calcext:value-type="float">
            <text:p>0.650371</text:p>
          </table:table-cell>
        </table:table-row>
        <table:table-row table:style-name="ro1">
          <table:table-cell office:value-type="float" office:value="0.9516" calcext:value-type="float">
            <text:p>0.9516</text:p>
          </table:table-cell>
          <table:table-cell office:value-type="float" office:value="0.598286" calcext:value-type="float">
            <text:p>0.598286</text:p>
          </table:table-cell>
          <table:table-cell/>
          <table:table-cell office:value-type="float" office:value="0.9516" calcext:value-type="float">
            <text:p>0.9516</text:p>
          </table:table-cell>
          <table:table-cell office:value-type="float" office:value="0.663746" calcext:value-type="float">
            <text:p>0.663746</text:p>
          </table:table-cell>
        </table:table-row>
        <table:table-row table:style-name="ro1">
          <table:table-cell office:value-type="float" office:value="0.9672" calcext:value-type="float">
            <text:p>0.9672</text:p>
          </table:table-cell>
          <table:table-cell office:value-type="float" office:value="0.61741" calcext:value-type="float">
            <text:p>0.61741</text:p>
          </table:table-cell>
          <table:table-cell/>
          <table:table-cell office:value-type="float" office:value="0.9672" calcext:value-type="float">
            <text:p>0.9672</text:p>
          </table:table-cell>
          <table:table-cell office:value-type="float" office:value="0.679504" calcext:value-type="float">
            <text:p>0.679504</text:p>
          </table:table-cell>
        </table:table-row>
        <table:table-row table:style-name="ro1">
          <table:table-cell office:value-type="float" office:value="0.9828" calcext:value-type="float">
            <text:p>0.9828</text:p>
          </table:table-cell>
          <table:table-cell office:value-type="float" office:value="0.629423" calcext:value-type="float">
            <text:p>0.629423</text:p>
          </table:table-cell>
          <table:table-cell/>
          <table:table-cell office:value-type="float" office:value="0.9828" calcext:value-type="float">
            <text:p>0.9828</text:p>
          </table:table-cell>
          <table:table-cell office:value-type="float" office:value="0.704162" calcext:value-type="float">
            <text:p>0.704162</text:p>
          </table:table-cell>
        </table:table-row>
        <table:table-row table:style-name="ro1">
          <table:table-cell office:value-type="float" office:value="0.9984" calcext:value-type="float">
            <text:p>0.9984</text:p>
          </table:table-cell>
          <table:table-cell office:value-type="float" office:value="0.648785" calcext:value-type="float">
            <text:p>0.648785</text:p>
          </table:table-cell>
          <table:table-cell/>
          <table:table-cell office:value-type="float" office:value="0.9984" calcext:value-type="float">
            <text:p>0.9984</text:p>
          </table:table-cell>
          <table:table-cell office:value-type="float" office:value="0.722816" calcext:value-type="float">
            <text:p>0.722816</text:p>
          </table:table-cell>
        </table:table-row>
        <table:table-row table:style-name="ro1">
          <table:table-cell office:value-type="float" office:value="1.014" calcext:value-type="float">
            <text:p>1.014</text:p>
          </table:table-cell>
          <table:table-cell office:value-type="float" office:value="0.669192" calcext:value-type="float">
            <text:p>0.669192</text:p>
          </table:table-cell>
          <table:table-cell/>
          <table:table-cell office:value-type="float" office:value="1.014" calcext:value-type="float">
            <text:p>1.014</text:p>
          </table:table-cell>
          <table:table-cell office:value-type="float" office:value="0.51822" calcext:value-type="float">
            <text:p>0.51822</text:p>
          </table:table-cell>
        </table:table-row>
        <table:table-row table:style-name="ro1">
          <table:table-cell office:value-type="float" office:value="1.0296" calcext:value-type="float">
            <text:p>1.0296</text:p>
          </table:table-cell>
          <table:table-cell office:value-type="float" office:value="0.687955" calcext:value-type="float">
            <text:p>0.687955</text:p>
          </table:table-cell>
          <table:table-cell/>
          <table:table-cell office:value-type="float" office:value="1.0296" calcext:value-type="float">
            <text:p>1.0296</text:p>
          </table:table-cell>
          <table:table-cell office:value-type="float" office:value="0.5353" calcext:value-type="float">
            <text:p>0.5353</text:p>
          </table:table-cell>
        </table:table-row>
        <table:table-row table:style-name="ro1">
          <table:table-cell office:value-type="float" office:value="1.0452" calcext:value-type="float">
            <text:p>1.0452</text:p>
          </table:table-cell>
          <table:table-cell office:value-type="float" office:value="0.520528" calcext:value-type="float">
            <text:p>0.520528</text:p>
          </table:table-cell>
          <table:table-cell/>
          <table:table-cell office:value-type="float" office:value="1.0452" calcext:value-type="float">
            <text:p>1.0452</text:p>
          </table:table-cell>
          <table:table-cell office:value-type="float" office:value="0.551807" calcext:value-type="float">
            <text:p>0.551807</text:p>
          </table:table-cell>
        </table:table-row>
        <table:table-row table:style-name="ro1">
          <table:table-cell office:value-type="float" office:value="1.0608" calcext:value-type="float">
            <text:p>1.0608</text:p>
          </table:table-cell>
          <table:table-cell office:value-type="float" office:value="0.538558" calcext:value-type="float">
            <text:p>0.538558</text:p>
          </table:table-cell>
          <table:table-cell/>
          <table:table-cell office:value-type="float" office:value="1.0608" calcext:value-type="float">
            <text:p>1.0608</text:p>
          </table:table-cell>
          <table:table-cell office:value-type="float" office:value="0.567691" calcext:value-type="float">
            <text:p>0.567691</text:p>
          </table:table-cell>
        </table:table-row>
        <table:table-row table:style-name="ro1">
          <table:table-cell office:value-type="float" office:value="1.0764" calcext:value-type="float">
            <text:p>1.0764</text:p>
          </table:table-cell>
          <table:table-cell office:value-type="float" office:value="0.553816" calcext:value-type="float">
            <text:p>0.553816</text:p>
          </table:table-cell>
          <table:table-cell/>
          <table:table-cell office:value-type="float" office:value="1.0764" calcext:value-type="float">
            <text:p>1.0764</text:p>
          </table:table-cell>
          <table:table-cell office:value-type="float" office:value="0.580654" calcext:value-type="float">
            <text:p>0.580654</text:p>
          </table:table-cell>
        </table:table-row>
        <table:table-row table:style-name="ro1">
          <table:table-cell office:value-type="float" office:value="1.092" calcext:value-type="float">
            <text:p>1.092</text:p>
          </table:table-cell>
          <table:table-cell office:value-type="float" office:value="0.572065" calcext:value-type="float">
            <text:p>0.572065</text:p>
          </table:table-cell>
          <table:table-cell/>
          <table:table-cell office:value-type="float" office:value="1.092" calcext:value-type="float">
            <text:p>1.092</text:p>
          </table:table-cell>
          <table:table-cell office:value-type="float" office:value="0.596877" calcext:value-type="float">
            <text:p>0.596877</text:p>
          </table:table-cell>
        </table:table-row>
        <table:table-row table:style-name="ro1">
          <table:table-cell office:value-type="float" office:value="1.1076" calcext:value-type="float">
            <text:p>1.1076</text:p>
          </table:table-cell>
          <table:table-cell office:value-type="float" office:value="0.588816" calcext:value-type="float">
            <text:p>0.588816</text:p>
          </table:table-cell>
          <table:table-cell/>
          <table:table-cell office:value-type="float" office:value="1.1076" calcext:value-type="float">
            <text:p>1.1076</text:p>
          </table:table-cell>
          <table:table-cell office:value-type="float" office:value="0.611175" calcext:value-type="float">
            <text:p>0.611175</text:p>
          </table:table-cell>
        </table:table-row>
        <table:table-row table:style-name="ro1">
          <table:table-cell office:value-type="float" office:value="1.1232" calcext:value-type="float">
            <text:p>1.1232</text:p>
          </table:table-cell>
          <table:table-cell office:value-type="float" office:value="0.603796" calcext:value-type="float">
            <text:p>0.603796</text:p>
          </table:table-cell>
          <table:table-cell/>
          <table:table-cell office:value-type="float" office:value="1.1232" calcext:value-type="float">
            <text:p>1.1232</text:p>
          </table:table-cell>
          <table:table-cell office:value-type="float" office:value="0.632731" calcext:value-type="float">
            <text:p>0.632731</text:p>
          </table:table-cell>
        </table:table-row>
        <table:table-row table:style-name="ro1">
          <table:table-cell office:value-type="float" office:value="1.1388" calcext:value-type="float">
            <text:p>1.1388</text:p>
          </table:table-cell>
          <table:table-cell office:value-type="float" office:value="0.628667" calcext:value-type="float">
            <text:p>0.628667</text:p>
          </table:table-cell>
          <table:table-cell/>
          <table:table-cell office:value-type="float" office:value="1.1388" calcext:value-type="float">
            <text:p>1.1388</text:p>
          </table:table-cell>
          <table:table-cell office:value-type="float" office:value="0.653998" calcext:value-type="float">
            <text:p>0.653998</text:p>
          </table:table-cell>
        </table:table-row>
        <table:table-row table:style-name="ro1">
          <table:table-cell office:value-type="float" office:value="1.1544" calcext:value-type="float">
            <text:p>1.1544</text:p>
          </table:table-cell>
          <table:table-cell office:value-type="float" office:value="0.650505" calcext:value-type="float">
            <text:p>0.650505</text:p>
          </table:table-cell>
          <table:table-cell/>
          <table:table-cell office:value-type="float" office:value="1.1544" calcext:value-type="float">
            <text:p>1.1544</text:p>
          </table:table-cell>
          <table:table-cell office:value-type="float" office:value="0.47248" calcext:value-type="float">
            <text:p>0.47248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465976" calcext:value-type="float">
            <text:p>0.465976</text:p>
          </table:table-cell>
          <table:table-cell/>
          <table:table-cell office:value-type="float" office:value="1.17" calcext:value-type="float">
            <text:p>1.17</text:p>
          </table:table-cell>
          <table:table-cell office:value-type="float" office:value="0.484476" calcext:value-type="float">
            <text:p>0.484476</text:p>
          </table:table-cell>
        </table:table-row>
        <table:table-row table:style-name="ro1">
          <table:table-cell office:value-type="float" office:value="1.1856" calcext:value-type="float">
            <text:p>1.1856</text:p>
          </table:table-cell>
          <table:table-cell office:value-type="float" office:value="0.475202" calcext:value-type="float">
            <text:p>0.475202</text:p>
          </table:table-cell>
          <table:table-cell/>
          <table:table-cell office:value-type="float" office:value="1.1856" calcext:value-type="float">
            <text:p>1.1856</text:p>
          </table:table-cell>
          <table:table-cell office:value-type="float" office:value="0.494337" calcext:value-type="float">
            <text:p>0.494337</text:p>
          </table:table-cell>
        </table:table-row>
        <table:table-row table:style-name="ro1">
          <table:table-cell office:value-type="float" office:value="1.2012" calcext:value-type="float">
            <text:p>1.2012</text:p>
          </table:table-cell>
          <table:table-cell office:value-type="float" office:value="0.484593" calcext:value-type="float">
            <text:p>0.484593</text:p>
          </table:table-cell>
          <table:table-cell/>
          <table:table-cell office:value-type="float" office:value="1.2012" calcext:value-type="float">
            <text:p>1.2012</text:p>
          </table:table-cell>
          <table:table-cell office:value-type="float" office:value="0.504589" calcext:value-type="float">
            <text:p>0.504589</text:p>
          </table:table-cell>
        </table:table-row>
        <table:table-row table:style-name="ro1">
          <table:table-cell office:value-type="float" office:value="1.2168" calcext:value-type="float">
            <text:p>1.2168</text:p>
          </table:table-cell>
          <table:table-cell office:value-type="float" office:value="0.495616" calcext:value-type="float">
            <text:p>0.495616</text:p>
          </table:table-cell>
          <table:table-cell/>
          <table:table-cell office:value-type="float" office:value="1.2168" calcext:value-type="float">
            <text:p>1.2168</text:p>
          </table:table-cell>
          <table:table-cell office:value-type="float" office:value="0.518924" calcext:value-type="float">
            <text:p>0.518924</text:p>
          </table:table-cell>
        </table:table-row>
        <table:table-row table:style-name="ro1">
          <table:table-cell office:value-type="float" office:value="1.2324" calcext:value-type="float">
            <text:p>1.2324</text:p>
          </table:table-cell>
          <table:table-cell office:value-type="float" office:value="0.507887" calcext:value-type="float">
            <text:p>0.507887</text:p>
          </table:table-cell>
          <table:table-cell/>
          <table:table-cell office:value-type="float" office:value="1.2324" calcext:value-type="float">
            <text:p>1.2324</text:p>
          </table:table-cell>
          <table:table-cell office:value-type="float" office:value="0.52474" calcext:value-type="float">
            <text:p>0.52474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0.517111" calcext:value-type="float">
            <text:p>0.517111</text:p>
          </table:table-cell>
          <table:table-cell/>
          <table:table-cell office:value-type="float" office:value="1.248" calcext:value-type="float">
            <text:p>1.248</text:p>
          </table:table-cell>
          <table:table-cell office:value-type="float" office:value="0.535988" calcext:value-type="float">
            <text:p>0.535988</text:p>
          </table:table-cell>
        </table:table-row>
        <table:table-row table:style-name="ro1">
          <table:table-cell office:value-type="float" office:value="1.2636" calcext:value-type="float">
            <text:p>1.2636</text:p>
          </table:table-cell>
          <table:table-cell office:value-type="float" office:value="0.524317" calcext:value-type="float">
            <text:p>0.524317</text:p>
          </table:table-cell>
          <table:table-cell/>
          <table:table-cell office:value-type="float" office:value="1.2636" calcext:value-type="float">
            <text:p>1.2636</text:p>
          </table:table-cell>
          <table:table-cell office:value-type="float" office:value="0.545297" calcext:value-type="float">
            <text:p>0.545297</text:p>
          </table:table-cell>
        </table:table-row>
        <table:table-row table:style-name="ro1">
          <table:table-cell office:value-type="float" office:value="1.2792" calcext:value-type="float">
            <text:p>1.2792</text:p>
          </table:table-cell>
          <table:table-cell office:value-type="float" office:value="0.533468" calcext:value-type="float">
            <text:p>0.533468</text:p>
          </table:table-cell>
          <table:table-cell/>
          <table:table-cell office:value-type="float" office:value="1.2792" calcext:value-type="float">
            <text:p>1.2792</text:p>
          </table:table-cell>
          <table:table-cell office:value-type="float" office:value="0.553922" calcext:value-type="float">
            <text:p>0.553922</text:p>
          </table:table-cell>
        </table:table-row>
        <table:table-row table:style-name="ro1">
          <table:table-cell office:value-type="float" office:value="1.2948" calcext:value-type="float">
            <text:p>1.2948</text:p>
          </table:table-cell>
          <table:table-cell office:value-type="float" office:value="0.540347" calcext:value-type="float">
            <text:p>0.540347</text:p>
          </table:table-cell>
          <table:table-cell/>
          <table:table-cell office:value-type="float" office:value="1.2948" calcext:value-type="float">
            <text:p>1.2948</text:p>
          </table:table-cell>
          <table:table-cell office:value-type="float" office:value="0.564301" calcext:value-type="float">
            <text:p>0.564301</text:p>
          </table:table-cell>
        </table:table-row>
        <table:table-row table:style-name="ro1">
          <table:table-cell office:value-type="float" office:value="1.3104" calcext:value-type="float">
            <text:p>1.3104</text:p>
          </table:table-cell>
          <table:table-cell office:value-type="float" office:value="0.549286" calcext:value-type="float">
            <text:p>0.549286</text:p>
          </table:table-cell>
          <table:table-cell/>
          <table:table-cell office:value-type="float" office:value="1.3104" calcext:value-type="float">
            <text:p>1.3104</text:p>
          </table:table-cell>
          <table:table-cell office:value-type="float" office:value="0.573268" calcext:value-type="float">
            <text:p>0.573268</text:p>
          </table:table-cell>
        </table:table-row>
        <table:table-row table:style-name="ro1">
          <table:table-cell office:value-type="float" office:value="1.326" calcext:value-type="float">
            <text:p>1.326</text:p>
          </table:table-cell>
          <table:table-cell office:value-type="float" office:value="0.556078" calcext:value-type="float">
            <text:p>0.556078</text:p>
          </table:table-cell>
          <table:table-cell/>
          <table:table-cell office:value-type="float" office:value="1.326" calcext:value-type="float">
            <text:p>1.326</text:p>
          </table:table-cell>
          <table:table-cell office:value-type="float" office:value="0.580107" calcext:value-type="float">
            <text:p>0.580107</text:p>
          </table:table-cell>
        </table:table-row>
        <table:table-row table:style-name="ro1">
          <table:table-cell office:value-type="float" office:value="1.3416" calcext:value-type="float">
            <text:p>1.3416</text:p>
          </table:table-cell>
          <table:table-cell office:value-type="float" office:value="0.563521" calcext:value-type="float">
            <text:p>0.563521</text:p>
          </table:table-cell>
          <table:table-cell/>
          <table:table-cell office:value-type="float" office:value="1.3416" calcext:value-type="float">
            <text:p>1.3416</text:p>
          </table:table-cell>
          <table:table-cell office:value-type="float" office:value="0.592072" calcext:value-type="float">
            <text:p>0.592072</text:p>
          </table:table-cell>
        </table:table-row>
        <table:table-row table:style-name="ro1">
          <table:table-cell office:value-type="float" office:value="1.3572" calcext:value-type="float">
            <text:p>1.3572</text:p>
          </table:table-cell>
          <table:table-cell office:value-type="float" office:value="0.570854" calcext:value-type="float">
            <text:p>0.570854</text:p>
          </table:table-cell>
          <table:table-cell/>
          <table:table-cell office:value-type="float" office:value="1.3572" calcext:value-type="float">
            <text:p>1.3572</text:p>
          </table:table-cell>
          <table:table-cell office:value-type="float" office:value="0.599016" calcext:value-type="float">
            <text:p>0.599016</text:p>
          </table:table-cell>
        </table:table-row>
        <table:table-row table:style-name="ro1">
          <table:table-cell office:value-type="float" office:value="1.3728" calcext:value-type="float">
            <text:p>1.3728</text:p>
          </table:table-cell>
          <table:table-cell office:value-type="float" office:value="0.580459" calcext:value-type="float">
            <text:p>0.580459</text:p>
          </table:table-cell>
          <table:table-cell/>
          <table:table-cell office:value-type="float" office:value="1.3728" calcext:value-type="float">
            <text:p>1.3728</text:p>
          </table:table-cell>
          <table:table-cell office:value-type="float" office:value="0.606576" calcext:value-type="float">
            <text:p>0.606576</text:p>
          </table:table-cell>
        </table:table-row>
        <table:table-row table:style-name="ro1">
          <table:table-cell office:value-type="float" office:value="1.3884" calcext:value-type="float">
            <text:p>1.3884</text:p>
          </table:table-cell>
          <table:table-cell office:value-type="float" office:value="0.586978" calcext:value-type="float">
            <text:p>0.586978</text:p>
          </table:table-cell>
          <table:table-cell/>
          <table:table-cell office:value-type="float" office:value="1.3884" calcext:value-type="float">
            <text:p>1.3884</text:p>
          </table:table-cell>
          <table:table-cell office:value-type="float" office:value="0.612522" calcext:value-type="float">
            <text:p>0.612522</text:p>
          </table:table-cell>
        </table:table-row>
        <table:table-row table:style-name="ro1">
          <table:table-cell office:value-type="float" office:value="1.404" calcext:value-type="float">
            <text:p>1.404</text:p>
          </table:table-cell>
          <table:table-cell office:value-type="float" office:value="0.594924" calcext:value-type="float">
            <text:p>0.594924</text:p>
          </table:table-cell>
          <table:table-cell/>
          <table:table-cell office:value-type="float" office:value="1.404" calcext:value-type="float">
            <text:p>1.404</text:p>
          </table:table-cell>
          <table:table-cell office:value-type="float" office:value="0.622923" calcext:value-type="float">
            <text:p>0.622923</text:p>
          </table:table-cell>
        </table:table-row>
        <table:table-row table:style-name="ro1">
          <table:table-cell office:value-type="float" office:value="1.4196" calcext:value-type="float">
            <text:p>1.4196</text:p>
          </table:table-cell>
          <table:table-cell office:value-type="float" office:value="0.603528" calcext:value-type="float">
            <text:p>0.603528</text:p>
          </table:table-cell>
          <table:table-cell/>
          <table:table-cell office:value-type="float" office:value="1.4196" calcext:value-type="float">
            <text:p>1.4196</text:p>
          </table:table-cell>
          <table:table-cell office:value-type="float" office:value="0.632391" calcext:value-type="float">
            <text:p>0.632391</text:p>
          </table:table-cell>
        </table:table-row>
        <table:table-row table:style-name="ro1">
          <table:table-cell office:value-type="float" office:value="1.4352" calcext:value-type="float">
            <text:p>1.4352</text:p>
          </table:table-cell>
          <table:table-cell office:value-type="float" office:value="0.611923" calcext:value-type="float">
            <text:p>0.611923</text:p>
          </table:table-cell>
          <table:table-cell/>
          <table:table-cell office:value-type="float" office:value="1.4352" calcext:value-type="float">
            <text:p>1.4352</text:p>
          </table:table-cell>
          <table:table-cell office:value-type="float" office:value="0.642155" calcext:value-type="float">
            <text:p>0.642155</text:p>
          </table:table-cell>
        </table:table-row>
        <table:table-row table:style-name="ro1">
          <table:table-cell office:value-type="float" office:value="1.4508" calcext:value-type="float">
            <text:p>1.4508</text:p>
          </table:table-cell>
          <table:table-cell office:value-type="float" office:value="0.62232" calcext:value-type="float">
            <text:p>0.62232</text:p>
          </table:table-cell>
          <table:table-cell/>
          <table:table-cell office:value-type="float" office:value="1.4508" calcext:value-type="float">
            <text:p>1.4508</text:p>
          </table:table-cell>
          <table:table-cell office:value-type="float" office:value="0.64893" calcext:value-type="float">
            <text:p>0.64893</text:p>
          </table:table-cell>
        </table:table-row>
        <table:table-row table:style-name="ro1">
          <table:table-cell office:value-type="float" office:value="1.4664" calcext:value-type="float">
            <text:p>1.4664</text:p>
          </table:table-cell>
          <table:table-cell office:value-type="float" office:value="0.630895" calcext:value-type="float">
            <text:p>0.630895</text:p>
          </table:table-cell>
          <table:table-cell/>
          <table:table-cell office:value-type="float" office:value="1.4664" calcext:value-type="float">
            <text:p>1.4664</text:p>
          </table:table-cell>
          <table:table-cell office:value-type="float" office:value="0.661065" calcext:value-type="float">
            <text:p>0.661065</text:p>
          </table:table-cell>
        </table:table-row>
        <table:table-row table:style-name="ro1">
          <table:table-cell office:value-type="float" office:value="1.482" calcext:value-type="float">
            <text:p>1.482</text:p>
          </table:table-cell>
          <table:table-cell office:value-type="float" office:value="0.637108" calcext:value-type="float">
            <text:p>0.637108</text:p>
          </table:table-cell>
          <table:table-cell/>
          <table:table-cell office:value-type="float" office:value="1.482" calcext:value-type="float">
            <text:p>1.482</text:p>
          </table:table-cell>
          <table:table-cell office:value-type="float" office:value="0.666428" calcext:value-type="float">
            <text:p>0.666428</text:p>
          </table:table-cell>
        </table:table-row>
        <table:table-row table:style-name="ro1">
          <table:table-cell office:value-type="float" office:value="1.4976" calcext:value-type="float">
            <text:p>1.4976</text:p>
          </table:table-cell>
          <table:table-cell office:value-type="float" office:value="0.649661" calcext:value-type="float">
            <text:p>0.649661</text:p>
          </table:table-cell>
          <table:table-cell/>
          <table:table-cell office:value-type="float" office:value="1.4976" calcext:value-type="float">
            <text:p>1.4976</text:p>
          </table:table-cell>
          <table:table-cell office:value-type="float" office:value="0.671665" calcext:value-type="float">
            <text:p>0.671665</text:p>
          </table:table-cell>
        </table:table-row>
        <table:table-row table:style-name="ro1">
          <table:table-cell office:value-type="float" office:value="1.5132" calcext:value-type="float">
            <text:p>1.5132</text:p>
          </table:table-cell>
          <table:table-cell office:value-type="float" office:value="0.656459" calcext:value-type="float">
            <text:p>0.656459</text:p>
          </table:table-cell>
          <table:table-cell/>
          <table:table-cell office:value-type="float" office:value="1.5132" calcext:value-type="float">
            <text:p>1.5132</text:p>
          </table:table-cell>
          <table:table-cell office:value-type="float" office:value="0.674974" calcext:value-type="float">
            <text:p>0.674974</text:p>
          </table:table-cell>
        </table:table-row>
        <table:table-row table:style-name="ro1">
          <table:table-cell office:value-type="float" office:value="1.5288" calcext:value-type="float">
            <text:p>1.5288</text:p>
          </table:table-cell>
          <table:table-cell office:value-type="float" office:value="0.664911" calcext:value-type="float">
            <text:p>0.664911</text:p>
          </table:table-cell>
          <table:table-cell/>
          <table:table-cell office:value-type="float" office:value="1.5288" calcext:value-type="float">
            <text:p>1.5288</text:p>
          </table:table-cell>
          <table:table-cell office:value-type="float" office:value="0.689555" calcext:value-type="float">
            <text:p>0.689555</text:p>
          </table:table-cell>
        </table:table-row>
        <table:table-row table:style-name="ro1">
          <table:table-cell office:value-type="float" office:value="1.5444" calcext:value-type="float">
            <text:p>1.5444</text:p>
          </table:table-cell>
          <table:table-cell office:value-type="float" office:value="0.672536" calcext:value-type="float">
            <text:p>0.672536</text:p>
          </table:table-cell>
          <table:table-cell/>
          <table:table-cell office:value-type="float" office:value="1.5444" calcext:value-type="float">
            <text:p>1.5444</text:p>
          </table:table-cell>
          <table:table-cell office:value-type="float" office:value="0.698488" calcext:value-type="float">
            <text:p>0.698488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0.681218" calcext:value-type="float">
            <text:p>0.681218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float" office:value="0.709655" calcext:value-type="float">
            <text:p>0.709655</text:p>
          </table:table-cell>
        </table:table-row>
        <table:table-row table:style-name="ro1">
          <table:table-cell office:value-type="float" office:value="1.5756" calcext:value-type="float">
            <text:p>1.5756</text:p>
          </table:table-cell>
          <table:table-cell office:value-type="float" office:value="0.689307" calcext:value-type="float">
            <text:p>0.689307</text:p>
          </table:table-cell>
          <table:table-cell/>
          <table:table-cell office:value-type="float" office:value="1.5756" calcext:value-type="float">
            <text:p>1.5756</text:p>
          </table:table-cell>
          <table:table-cell office:value-type="float" office:value="0.714137" calcext:value-type="float">
            <text:p>0.714137</text:p>
          </table:table-cell>
        </table:table-row>
        <table:table-row table:style-name="ro1">
          <table:table-cell office:value-type="float" office:value="1.5912" calcext:value-type="float">
            <text:p>1.5912</text:p>
          </table:table-cell>
          <table:table-cell office:value-type="float" office:value="0.695097" calcext:value-type="float">
            <text:p>0.695097</text:p>
          </table:table-cell>
          <table:table-cell/>
          <table:table-cell office:value-type="float" office:value="1.5912" calcext:value-type="float">
            <text:p>1.5912</text:p>
          </table:table-cell>
          <table:table-cell office:value-type="float" office:value="0.721809" calcext:value-type="float">
            <text:p>0.721809</text:p>
          </table:table-cell>
        </table:table-row>
        <table:table-row table:style-name="ro1">
          <table:table-cell office:value-type="float" office:value="1.6068" calcext:value-type="float">
            <text:p>1.6068</text:p>
          </table:table-cell>
          <table:table-cell office:value-type="float" office:value="0.70386" calcext:value-type="float">
            <text:p>0.70386</text:p>
          </table:table-cell>
          <table:table-cell/>
          <table:table-cell office:value-type="float" office:value="1.6068" calcext:value-type="float">
            <text:p>1.6068</text:p>
          </table:table-cell>
          <table:table-cell office:value-type="float" office:value="0.730621" calcext:value-type="float">
            <text:p>0.730621</text:p>
          </table:table-cell>
        </table:table-row>
        <table:table-row table:style-name="ro1">
          <table:table-cell office:value-type="float" office:value="1.6224" calcext:value-type="float">
            <text:p>1.6224</text:p>
          </table:table-cell>
          <table:table-cell office:value-type="float" office:value="0.711939" calcext:value-type="float">
            <text:p>0.711939</text:p>
          </table:table-cell>
          <table:table-cell/>
          <table:table-cell office:value-type="float" office:value="1.6224" calcext:value-type="float">
            <text:p>1.6224</text:p>
          </table:table-cell>
          <table:table-cell office:value-type="float" office:value="0.738238" calcext:value-type="float">
            <text:p>0.738238</text:p>
          </table:table-cell>
        </table:table-row>
        <table:table-row table:style-name="ro1">
          <table:table-cell office:value-type="float" office:value="1.638" calcext:value-type="float">
            <text:p>1.638</text:p>
          </table:table-cell>
          <table:table-cell office:value-type="float" office:value="0.718034" calcext:value-type="float">
            <text:p>0.718034</text:p>
          </table:table-cell>
          <table:table-cell/>
          <table:table-cell office:value-type="float" office:value="1.638" calcext:value-type="float">
            <text:p>1.638</text:p>
          </table:table-cell>
          <table:table-cell office:value-type="float" office:value="0.748686" calcext:value-type="float">
            <text:p>0.748686</text:p>
          </table:table-cell>
        </table:table-row>
        <table:table-row table:style-name="ro1">
          <table:table-cell office:value-type="float" office:value="1.6536" calcext:value-type="float">
            <text:p>1.6536</text:p>
          </table:table-cell>
          <table:table-cell office:value-type="float" office:value="0.726352" calcext:value-type="float">
            <text:p>0.726352</text:p>
          </table:table-cell>
          <table:table-cell/>
          <table:table-cell office:value-type="float" office:value="1.6536" calcext:value-type="float">
            <text:p>1.6536</text:p>
          </table:table-cell>
          <table:table-cell office:value-type="float" office:value="0.755812" calcext:value-type="float">
            <text:p>0.755812</text:p>
          </table:table-cell>
        </table:table-row>
        <table:table-row table:style-name="ro1">
          <table:table-cell office:value-type="float" office:value="1.6692" calcext:value-type="float">
            <text:p>1.6692</text:p>
          </table:table-cell>
          <table:table-cell office:value-type="float" office:value="0.734622" calcext:value-type="float">
            <text:p>0.734622</text:p>
          </table:table-cell>
          <table:table-cell/>
          <table:table-cell office:value-type="float" office:value="1.6692" calcext:value-type="float">
            <text:p>1.6692</text:p>
          </table:table-cell>
          <table:table-cell office:value-type="float" office:value="0.769304" calcext:value-type="float">
            <text:p>0.769304</text:p>
          </table:table-cell>
        </table:table-row>
        <table:table-row table:style-name="ro1">
          <table:table-cell office:value-type="float" office:value="1.6848" calcext:value-type="float">
            <text:p>1.6848</text:p>
          </table:table-cell>
          <table:table-cell office:value-type="float" office:value="0.744711" calcext:value-type="float">
            <text:p>0.744711</text:p>
          </table:table-cell>
          <table:table-cell/>
          <table:table-cell office:value-type="float" office:value="1.6848" calcext:value-type="float">
            <text:p>1.6848</text:p>
          </table:table-cell>
          <table:table-cell office:value-type="float" office:value="0.778767" calcext:value-type="float">
            <text:p>0.778767</text:p>
          </table:table-cell>
        </table:table-row>
        <table:table-row table:style-name="ro1">
          <table:table-cell office:value-type="float" office:value="1.7004" calcext:value-type="float">
            <text:p>1.7004</text:p>
          </table:table-cell>
          <table:table-cell office:value-type="float" office:value="0.752065" calcext:value-type="float">
            <text:p>0.752065</text:p>
          </table:table-cell>
          <table:table-cell/>
          <table:table-cell office:value-type="float" office:value="1.7004" calcext:value-type="float">
            <text:p>1.7004</text:p>
          </table:table-cell>
          <table:table-cell office:value-type="float" office:value="0.791171" calcext:value-type="float">
            <text:p>0.791171</text:p>
          </table:table-cell>
        </table:table-row>
        <table:table-row table:style-name="ro1">
          <table:table-cell office:value-type="float" office:value="1.716" calcext:value-type="float">
            <text:p>1.716</text:p>
          </table:table-cell>
          <table:table-cell office:value-type="float" office:value="0.757897" calcext:value-type="float">
            <text:p>0.757897</text:p>
          </table:table-cell>
          <table:table-cell/>
          <table:table-cell office:value-type="float" office:value="1.716" calcext:value-type="float">
            <text:p>1.716</text:p>
          </table:table-cell>
          <table:table-cell office:value-type="float" office:value="0.796388" calcext:value-type="float">
            <text:p>0.796388</text:p>
          </table:table-cell>
        </table:table-row>
        <table:table-row table:style-name="ro1">
          <table:table-cell office:value-type="float" office:value="1.7316" calcext:value-type="float">
            <text:p>1.7316</text:p>
          </table:table-cell>
          <table:table-cell office:value-type="float" office:value="0.761538" calcext:value-type="float">
            <text:p>0.761538</text:p>
          </table:table-cell>
          <table:table-cell/>
          <table:table-cell office:value-type="float" office:value="1.7316" calcext:value-type="float">
            <text:p>1.7316</text:p>
          </table:table-cell>
          <table:table-cell office:value-type="float" office:value="0.807535" calcext:value-type="float">
            <text:p>0.807535</text:p>
          </table:table-cell>
        </table:table-row>
        <table:table-row table:style-name="ro1">
          <table:table-cell office:value-type="float" office:value="1.7472" calcext:value-type="float">
            <text:p>1.7472</text:p>
          </table:table-cell>
          <table:table-cell office:value-type="float" office:value="0.77113" calcext:value-type="float">
            <text:p>0.77113</text:p>
          </table:table-cell>
          <table:table-cell/>
          <table:table-cell office:value-type="float" office:value="1.7472" calcext:value-type="float">
            <text:p>1.7472</text:p>
          </table:table-cell>
          <table:table-cell office:value-type="float" office:value="0.817253" calcext:value-type="float">
            <text:p>0.817253</text:p>
          </table:table-cell>
        </table:table-row>
        <table:table-row table:style-name="ro1">
          <table:table-cell office:value-type="float" office:value="1.7628" calcext:value-type="float">
            <text:p>1.7628</text:p>
          </table:table-cell>
          <table:table-cell office:value-type="float" office:value="0.785237" calcext:value-type="float">
            <text:p>0.785237</text:p>
          </table:table-cell>
          <table:table-cell/>
          <table:table-cell office:value-type="float" office:value="1.7628" calcext:value-type="float">
            <text:p>1.7628</text:p>
          </table:table-cell>
          <table:table-cell office:value-type="float" office:value="0.825225" calcext:value-type="float">
            <text:p>0.825225</text:p>
          </table:table-cell>
        </table:table-row>
        <table:table-row table:style-name="ro1">
          <table:table-cell office:value-type="float" office:value="1.7784" calcext:value-type="float">
            <text:p>1.7784</text:p>
          </table:table-cell>
          <table:table-cell office:value-type="float" office:value="0.788962" calcext:value-type="float">
            <text:p>0.788962</text:p>
          </table:table-cell>
          <table:table-cell/>
          <table:table-cell office:value-type="float" office:value="1.7784" calcext:value-type="float">
            <text:p>1.7784</text:p>
          </table:table-cell>
          <table:table-cell office:value-type="float" office:value="0.83656" calcext:value-type="float">
            <text:p>0.83656</text:p>
          </table:table-cell>
        </table:table-row>
        <table:table-row table:style-name="ro1">
          <table:table-cell office:value-type="float" office:value="1.794" calcext:value-type="float">
            <text:p>1.794</text:p>
          </table:table-cell>
          <table:table-cell office:value-type="float" office:value="0.796171" calcext:value-type="float">
            <text:p>0.796171</text:p>
          </table:table-cell>
          <table:table-cell/>
          <table:table-cell office:value-type="float" office:value="1.794" calcext:value-type="float">
            <text:p>1.794</text:p>
          </table:table-cell>
          <table:table-cell office:value-type="float" office:value="0.847484" calcext:value-type="float">
            <text:p>0.847484</text:p>
          </table:table-cell>
        </table:table-row>
        <table:table-row table:style-name="ro1">
          <table:table-cell office:value-type="float" office:value="1.8096" calcext:value-type="float">
            <text:p>1.8096</text:p>
          </table:table-cell>
          <table:table-cell office:value-type="float" office:value="0.809694" calcext:value-type="float">
            <text:p>0.809694</text:p>
          </table:table-cell>
          <table:table-cell/>
          <table:table-cell office:value-type="float" office:value="1.8096" calcext:value-type="float">
            <text:p>1.8096</text:p>
          </table:table-cell>
          <table:table-cell office:value-type="float" office:value="0.853912" calcext:value-type="float">
            <text:p>0.853912</text:p>
          </table:table-cell>
        </table:table-row>
        <table:table-row table:style-name="ro1">
          <table:table-cell office:value-type="float" office:value="1.8252" calcext:value-type="float">
            <text:p>1.8252</text:p>
          </table:table-cell>
          <table:table-cell office:value-type="float" office:value="0.814702" calcext:value-type="float">
            <text:p>0.814702</text:p>
          </table:table-cell>
          <table:table-cell/>
          <table:table-cell office:value-type="float" office:value="1.8252" calcext:value-type="float">
            <text:p>1.8252</text:p>
          </table:table-cell>
          <table:table-cell office:value-type="float" office:value="0.86234" calcext:value-type="float">
            <text:p>0.86234</text:p>
          </table:table-cell>
        </table:table-row>
        <table:table-row table:style-name="ro1">
          <table:table-cell office:value-type="float" office:value="1.8408" calcext:value-type="float">
            <text:p>1.8408</text:p>
          </table:table-cell>
          <table:table-cell office:value-type="float" office:value="0.823767" calcext:value-type="float">
            <text:p>0.823767</text:p>
          </table:table-cell>
          <table:table-cell/>
          <table:table-cell office:value-type="float" office:value="1.8408" calcext:value-type="float">
            <text:p>1.8408</text:p>
          </table:table-cell>
          <table:table-cell office:value-type="float" office:value="0.874414" calcext:value-type="float">
            <text:p>0.874414</text:p>
          </table:table-cell>
        </table:table-row>
        <table:table-row table:style-name="ro1">
          <table:table-cell office:value-type="float" office:value="1.8564" calcext:value-type="float">
            <text:p>1.8564</text:p>
          </table:table-cell>
          <table:table-cell office:value-type="float" office:value="0.833126" calcext:value-type="float">
            <text:p>0.833126</text:p>
          </table:table-cell>
          <table:table-cell/>
          <table:table-cell office:value-type="float" office:value="1.8564" calcext:value-type="float">
            <text:p>1.8564</text:p>
          </table:table-cell>
          <table:table-cell office:value-type="float" office:value="0.884029" calcext:value-type="float">
            <text:p>0.884029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0.839612" calcext:value-type="float">
            <text:p>0.839612</text:p>
          </table:table-cell>
          <table:table-cell/>
          <table:table-cell office:value-type="float" office:value="1.872" calcext:value-type="float">
            <text:p>1.872</text:p>
          </table:table-cell>
          <table:table-cell office:value-type="float" office:value="0.893555" calcext:value-type="float">
            <text:p>0.893555</text:p>
          </table:table-cell>
        </table:table-row>
        <table:table-row table:style-name="ro1">
          <table:table-cell office:value-type="float" office:value="1.8876" calcext:value-type="float">
            <text:p>1.8876</text:p>
          </table:table-cell>
          <table:table-cell office:value-type="float" office:value="0.846354" calcext:value-type="float">
            <text:p>0.846354</text:p>
          </table:table-cell>
          <table:table-cell/>
          <table:table-cell office:value-type="float" office:value="1.8876" calcext:value-type="float">
            <text:p>1.8876</text:p>
          </table:table-cell>
          <table:table-cell office:value-type="float" office:value="0.901286" calcext:value-type="float">
            <text:p>0.901286</text:p>
          </table:table-cell>
        </table:table-row>
        <table:table-row table:style-name="ro1">
          <table:table-cell office:value-type="float" office:value="1.9032" calcext:value-type="float">
            <text:p>1.9032</text:p>
          </table:table-cell>
          <table:table-cell office:value-type="float" office:value="0.860222" calcext:value-type="float">
            <text:p>0.860222</text:p>
          </table:table-cell>
          <table:table-cell/>
          <table:table-cell office:value-type="float" office:value="1.9032" calcext:value-type="float">
            <text:p>1.9032</text:p>
          </table:table-cell>
          <table:table-cell office:value-type="float" office:value="0.909665" calcext:value-type="float">
            <text:p>0.909665</text:p>
          </table:table-cell>
        </table:table-row>
        <table:table-row table:style-name="ro1">
          <table:table-cell office:value-type="float" office:value="1.9188" calcext:value-type="float">
            <text:p>1.9188</text:p>
          </table:table-cell>
          <table:table-cell office:value-type="float" office:value="0.870576" calcext:value-type="float">
            <text:p>0.870576</text:p>
          </table:table-cell>
          <table:table-cell/>
          <table:table-cell office:value-type="float" office:value="1.9188" calcext:value-type="float">
            <text:p>1.9188</text:p>
          </table:table-cell>
          <table:table-cell office:value-type="float" office:value="0.921366" calcext:value-type="float">
            <text:p>0.921366</text:p>
          </table:table-cell>
        </table:table-row>
        <table:table-row table:style-name="ro1">
          <table:table-cell office:value-type="float" office:value="1.9344" calcext:value-type="float">
            <text:p>1.9344</text:p>
          </table:table-cell>
          <table:table-cell office:value-type="float" office:value="0.876418" calcext:value-type="float">
            <text:p>0.876418</text:p>
          </table:table-cell>
          <table:table-cell/>
          <table:table-cell office:value-type="float" office:value="1.9344" calcext:value-type="float">
            <text:p>1.9344</text:p>
          </table:table-cell>
          <table:table-cell office:value-type="float" office:value="0.928418" calcext:value-type="float">
            <text:p>0.928418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883747" calcext:value-type="float">
            <text:p>0.883747</text:p>
          </table:table-cell>
          <table:table-cell/>
          <table:table-cell office:value-type="float" office:value="1.95" calcext:value-type="float">
            <text:p>1.95</text:p>
          </table:table-cell>
          <table:table-cell office:value-type="float" office:value="0.935194" calcext:value-type="float">
            <text:p>0.935194</text:p>
          </table:table-cell>
        </table:table-row>
        <table:table-row table:style-name="ro1">
          <table:table-cell office:value-type="float" office:value="1.9656" calcext:value-type="float">
            <text:p>1.9656</text:p>
          </table:table-cell>
          <table:table-cell office:value-type="float" office:value="0.897367" calcext:value-type="float">
            <text:p>0.897367</text:p>
          </table:table-cell>
          <table:table-cell/>
          <table:table-cell office:value-type="float" office:value="1.9656" calcext:value-type="float">
            <text:p>1.9656</text:p>
          </table:table-cell>
          <table:table-cell office:value-type="float" office:value="0.943047" calcext:value-type="float">
            <text:p>0.943047</text:p>
          </table:table-cell>
        </table:table-row>
        <table:table-row table:style-name="ro1">
          <table:table-cell office:value-type="float" office:value="1.9812" calcext:value-type="float">
            <text:p>1.9812</text:p>
          </table:table-cell>
          <table:table-cell office:value-type="float" office:value="0.901311" calcext:value-type="float">
            <text:p>0.901311</text:p>
          </table:table-cell>
          <table:table-cell/>
          <table:table-cell office:value-type="float" office:value="1.9812" calcext:value-type="float">
            <text:p>1.9812</text:p>
          </table:table-cell>
          <table:table-cell office:value-type="float" office:value="0.953455" calcext:value-type="float">
            <text:p>0.953455</text:p>
          </table:table-cell>
        </table:table-row>
        <table:table-row table:style-name="ro1">
          <table:table-cell office:value-type="float" office:value="1.9968" calcext:value-type="float">
            <text:p>1.9968</text:p>
          </table:table-cell>
          <table:table-cell office:value-type="float" office:value="0.909724" calcext:value-type="float">
            <text:p>0.909724</text:p>
          </table:table-cell>
          <table:table-cell/>
          <table:table-cell office:value-type="float" office:value="1.9968" calcext:value-type="float">
            <text:p>1.9968</text:p>
          </table:table-cell>
          <table:table-cell office:value-type="float" office:value="0.963671" calcext:value-type="float">
            <text:p>0.963671</text:p>
          </table:table-cell>
        </table:table-row>
        <table:table-row table:style-name="ro1">
          <table:table-cell office:value-type="float" office:value="2.0124" calcext:value-type="float">
            <text:p>2.0124</text:p>
          </table:table-cell>
          <table:table-cell office:value-type="float" office:value="0.91473" calcext:value-type="float">
            <text:p>0.91473</text:p>
          </table:table-cell>
          <table:table-cell/>
          <table:table-cell office:value-type="float" office:value="2.0124" calcext:value-type="float">
            <text:p>2.0124</text:p>
          </table:table-cell>
          <table:table-cell office:value-type="float" office:value="0.975413" calcext:value-type="float">
            <text:p>0.975413</text:p>
          </table:table-cell>
        </table:table-row>
        <table:table-row table:style-name="ro1">
          <table:table-cell office:value-type="float" office:value="2.028" calcext:value-type="float">
            <text:p>2.028</text:p>
          </table:table-cell>
          <table:table-cell office:value-type="float" office:value="0.921243" calcext:value-type="float">
            <text:p>0.921243</text:p>
          </table:table-cell>
          <table:table-cell/>
          <table:table-cell office:value-type="float" office:value="2.028" calcext:value-type="float">
            <text:p>2.028</text:p>
          </table:table-cell>
          <table:table-cell office:value-type="float" office:value="0.985272" calcext:value-type="float">
            <text:p>0.985272</text:p>
          </table:table-cell>
        </table:table-row>
        <table:table-row table:style-name="ro1">
          <table:table-cell office:value-type="float" office:value="2.0436" calcext:value-type="float">
            <text:p>2.0436</text:p>
          </table:table-cell>
          <table:table-cell office:value-type="float" office:value="0.92876" calcext:value-type="float">
            <text:p>0.92876</text:p>
          </table:table-cell>
          <table:table-cell/>
          <table:table-cell office:value-type="float" office:value="2.0436" calcext:value-type="float">
            <text:p>2.0436</text:p>
          </table:table-cell>
          <table:table-cell office:value-type="float" office:value="0.990442" calcext:value-type="float">
            <text:p>0.990442</text:p>
          </table:table-cell>
        </table:table-row>
        <table:table-row table:style-name="ro1">
          <table:table-cell office:value-type="float" office:value="2.0592" calcext:value-type="float">
            <text:p>2.0592</text:p>
          </table:table-cell>
          <table:table-cell office:value-type="float" office:value="0.934711" calcext:value-type="float">
            <text:p>0.934711</text:p>
          </table:table-cell>
          <table:table-cell/>
          <table:table-cell office:value-type="float" office:value="2.0592" calcext:value-type="float">
            <text:p>2.0592</text:p>
          </table:table-cell>
          <table:table-cell office:value-type="float" office:value="0.998337" calcext:value-type="float">
            <text:p>0.998337</text:p>
          </table:table-cell>
        </table:table-row>
        <table:table-row table:style-name="ro1">
          <table:table-cell office:value-type="float" office:value="2.0748" calcext:value-type="float">
            <text:p>2.0748</text:p>
          </table:table-cell>
          <table:table-cell office:value-type="float" office:value="0.94672" calcext:value-type="float">
            <text:p>0.94672</text:p>
          </table:table-cell>
          <table:table-cell/>
          <table:table-cell office:value-type="float" office:value="2.0748" calcext:value-type="float">
            <text:p>2.0748</text:p>
          </table:table-cell>
          <table:table-cell office:value-type="float" office:value="1.01199" calcext:value-type="float">
            <text:p>1.01199</text:p>
          </table:table-cell>
        </table:table-row>
        <table:table-row table:style-name="ro1">
          <table:table-cell office:value-type="float" office:value="2.0904" calcext:value-type="float">
            <text:p>2.0904</text:p>
          </table:table-cell>
          <table:table-cell office:value-type="float" office:value="0.950178" calcext:value-type="float">
            <text:p>0.950178</text:p>
          </table:table-cell>
          <table:table-cell/>
          <table:table-cell office:value-type="float" office:value="2.0904" calcext:value-type="float">
            <text:p>2.0904</text:p>
          </table:table-cell>
          <table:table-cell office:value-type="float" office:value="1.02249" calcext:value-type="float">
            <text:p>1.02249</text:p>
          </table:table-cell>
        </table:table-row>
        <table:table-row table:style-name="ro1">
          <table:table-cell office:value-type="float" office:value="2.106" calcext:value-type="float">
            <text:p>2.106</text:p>
          </table:table-cell>
          <table:table-cell office:value-type="float" office:value="0.956652" calcext:value-type="float">
            <text:p>0.956652</text:p>
          </table:table-cell>
          <table:table-cell/>
          <table:table-cell office:value-type="float" office:value="2.106" calcext:value-type="float">
            <text:p>2.106</text:p>
          </table:table-cell>
          <table:table-cell office:value-type="float" office:value="1.0362" calcext:value-type="float">
            <text:p>1.0362</text:p>
          </table:table-cell>
        </table:table-row>
        <table:table-row table:style-name="ro1">
          <table:table-cell office:value-type="float" office:value="2.1216" calcext:value-type="float">
            <text:p>2.1216</text:p>
          </table:table-cell>
          <table:table-cell office:value-type="float" office:value="0.965931" calcext:value-type="float">
            <text:p>0.965931</text:p>
          </table:table-cell>
          <table:table-cell/>
          <table:table-cell office:value-type="float" office:value="2.1216" calcext:value-type="float">
            <text:p>2.1216</text:p>
          </table:table-cell>
          <table:table-cell office:value-type="float" office:value="1.04191" calcext:value-type="float">
            <text:p>1.04191</text:p>
          </table:table-cell>
        </table:table-row>
        <table:table-row table:style-name="ro1">
          <table:table-cell office:value-type="float" office:value="2.1372" calcext:value-type="float">
            <text:p>2.1372</text:p>
          </table:table-cell>
          <table:table-cell office:value-type="float" office:value="0.978199" calcext:value-type="float">
            <text:p>0.978199</text:p>
          </table:table-cell>
          <table:table-cell/>
          <table:table-cell office:value-type="float" office:value="2.1372" calcext:value-type="float">
            <text:p>2.1372</text:p>
          </table:table-cell>
          <table:table-cell office:value-type="float" office:value="1.05199" calcext:value-type="float">
            <text:p>1.05199</text:p>
          </table:table-cell>
        </table:table-row>
        <table:table-row table:style-name="ro1">
          <table:table-cell office:value-type="float" office:value="2.1528" calcext:value-type="float">
            <text:p>2.1528</text:p>
          </table:table-cell>
          <table:table-cell office:value-type="float" office:value="0.98528" calcext:value-type="float">
            <text:p>0.98528</text:p>
          </table:table-cell>
          <table:table-cell/>
          <table:table-cell office:value-type="float" office:value="2.1528" calcext:value-type="float">
            <text:p>2.1528</text:p>
          </table:table-cell>
          <table:table-cell office:value-type="float" office:value="1.06335" calcext:value-type="float">
            <text:p>1.06335</text:p>
          </table:table-cell>
        </table:table-row>
        <table:table-row table:style-name="ro1">
          <table:table-cell office:value-type="float" office:value="2.1684" calcext:value-type="float">
            <text:p>2.1684</text:p>
          </table:table-cell>
          <table:table-cell office:value-type="float" office:value="0.995881" calcext:value-type="float">
            <text:p>0.995881</text:p>
          </table:table-cell>
          <table:table-cell/>
          <table:table-cell office:value-type="float" office:value="2.1684" calcext:value-type="float">
            <text:p>2.1684</text:p>
          </table:table-cell>
          <table:table-cell office:value-type="float" office:value="1.07633" calcext:value-type="float">
            <text:p>1.07633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1.00193" calcext:value-type="float">
            <text:p>1.00193</text:p>
          </table:table-cell>
          <table:table-cell/>
          <table:table-cell office:value-type="float" office:value="2.184" calcext:value-type="float">
            <text:p>2.184</text:p>
          </table:table-cell>
          <table:table-cell office:value-type="float" office:value="1.08256" calcext:value-type="float">
            <text:p>1.08256</text:p>
          </table:table-cell>
        </table:table-row>
        <table:table-row table:style-name="ro1">
          <table:table-cell office:value-type="float" office:value="2.1996" calcext:value-type="float">
            <text:p>2.1996</text:p>
          </table:table-cell>
          <table:table-cell office:value-type="float" office:value="1.0045" calcext:value-type="float">
            <text:p>1.0045</text:p>
          </table:table-cell>
          <table:table-cell/>
          <table:table-cell office:value-type="float" office:value="2.1996" calcext:value-type="float">
            <text:p>2.1996</text:p>
          </table:table-cell>
          <table:table-cell office:value-type="float" office:value="1.08686" calcext:value-type="float">
            <text:p>1.08686</text:p>
          </table:table-cell>
        </table:table-row>
        <table:table-row table:style-name="ro1">
          <table:table-cell office:value-type="float" office:value="2.2152" calcext:value-type="float">
            <text:p>2.2152</text:p>
          </table:table-cell>
          <table:table-cell office:value-type="float" office:value="1.01575" calcext:value-type="float">
            <text:p>1.01575</text:p>
          </table:table-cell>
          <table:table-cell/>
          <table:table-cell office:value-type="float" office:value="2.2152" calcext:value-type="float">
            <text:p>2.2152</text:p>
          </table:table-cell>
          <table:table-cell office:value-type="float" office:value="1.09547" calcext:value-type="float">
            <text:p>1.09547</text:p>
          </table:table-cell>
        </table:table-row>
        <table:table-row table:style-name="ro1">
          <table:table-cell office:value-type="float" office:value="2.2308" calcext:value-type="float">
            <text:p>2.2308</text:p>
          </table:table-cell>
          <table:table-cell office:value-type="float" office:value="1.02013" calcext:value-type="float">
            <text:p>1.02013</text:p>
          </table:table-cell>
          <table:table-cell/>
          <table:table-cell office:value-type="float" office:value="2.2308" calcext:value-type="float">
            <text:p>2.2308</text:p>
          </table:table-cell>
          <table:table-cell office:value-type="float" office:value="1.11049" calcext:value-type="float">
            <text:p>1.11049</text:p>
          </table:table-cell>
        </table:table-row>
        <table:table-row table:style-name="ro1">
          <table:table-cell office:value-type="float" office:value="2.2464" calcext:value-type="float">
            <text:p>2.2464</text:p>
          </table:table-cell>
          <table:table-cell office:value-type="float" office:value="1.03275" calcext:value-type="float">
            <text:p>1.03275</text:p>
          </table:table-cell>
          <table:table-cell/>
          <table:table-cell office:value-type="float" office:value="2.2464" calcext:value-type="float">
            <text:p>2.2464</text:p>
          </table:table-cell>
          <table:table-cell office:value-type="float" office:value="1.11842" calcext:value-type="float">
            <text:p>1.11842</text:p>
          </table:table-cell>
        </table:table-row>
        <table:table-row table:style-name="ro1">
          <table:table-cell office:value-type="float" office:value="2.262" calcext:value-type="float">
            <text:p>2.262</text:p>
          </table:table-cell>
          <table:table-cell office:value-type="float" office:value="1.03862" calcext:value-type="float">
            <text:p>1.03862</text:p>
          </table:table-cell>
          <table:table-cell/>
          <table:table-cell office:value-type="float" office:value="2.262" calcext:value-type="float">
            <text:p>2.262</text:p>
          </table:table-cell>
          <table:table-cell office:value-type="float" office:value="1.13201" calcext:value-type="float">
            <text:p>1.13201</text:p>
          </table:table-cell>
        </table:table-row>
        <table:table-row table:style-name="ro1">
          <table:table-cell office:value-type="float" office:value="2.2776" calcext:value-type="float">
            <text:p>2.2776</text:p>
          </table:table-cell>
          <table:table-cell office:value-type="float" office:value="1.04574" calcext:value-type="float">
            <text:p>1.04574</text:p>
          </table:table-cell>
          <table:table-cell/>
          <table:table-cell office:value-type="float" office:value="2.2776" calcext:value-type="float">
            <text:p>2.2776</text:p>
          </table:table-cell>
          <table:table-cell office:value-type="float" office:value="1.14143" calcext:value-type="float">
            <text:p>1.14143</text:p>
          </table:table-cell>
        </table:table-row>
        <table:table-row table:style-name="ro1">
          <table:table-cell office:value-type="float" office:value="2.2932" calcext:value-type="float">
            <text:p>2.2932</text:p>
          </table:table-cell>
          <table:table-cell office:value-type="float" office:value="1.05166" calcext:value-type="float">
            <text:p>1.05166</text:p>
          </table:table-cell>
          <table:table-cell/>
          <table:table-cell office:value-type="float" office:value="2.2932" calcext:value-type="float">
            <text:p>2.2932</text:p>
          </table:table-cell>
          <table:table-cell office:value-type="float" office:value="1.15305" calcext:value-type="float">
            <text:p>1.15305</text:p>
          </table:table-cell>
        </table:table-row>
        <table:table-row table:style-name="ro1">
          <table:table-cell office:value-type="float" office:value="2.3088" calcext:value-type="float">
            <text:p>2.3088</text:p>
          </table:table-cell>
          <table:table-cell office:value-type="float" office:value="1.06081" calcext:value-type="float">
            <text:p>1.06081</text:p>
          </table:table-cell>
          <table:table-cell/>
          <table:table-cell office:value-type="float" office:value="2.3088" calcext:value-type="float">
            <text:p>2.3088</text:p>
          </table:table-cell>
          <table:table-cell office:value-type="float" office:value="1.15974" calcext:value-type="float">
            <text:p>1.15974</text:p>
          </table:table-cell>
        </table:table-row>
        <table:table-row table:style-name="ro1">
          <table:table-cell office:value-type="float" office:value="2.3244" calcext:value-type="float">
            <text:p>2.3244</text:p>
          </table:table-cell>
          <table:table-cell office:value-type="float" office:value="1.06714" calcext:value-type="float">
            <text:p>1.06714</text:p>
          </table:table-cell>
          <table:table-cell/>
          <table:table-cell office:value-type="float" office:value="2.3244" calcext:value-type="float">
            <text:p>2.3244</text:p>
          </table:table-cell>
          <table:table-cell office:value-type="float" office:value="1.17502" calcext:value-type="float">
            <text:p>1.17502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1.07917" calcext:value-type="float">
            <text:p>1.07917</text:p>
          </table:table-cell>
          <table:table-cell/>
          <table:table-cell office:value-type="float" office:value="2.34" calcext:value-type="float">
            <text:p>2.34</text:p>
          </table:table-cell>
          <table:table-cell office:value-type="float" office:value="1.18087" calcext:value-type="float">
            <text:p>1.18087</text:p>
          </table:table-cell>
        </table:table-row>
        <table:table-row table:style-name="ro1">
          <table:table-cell office:value-type="float" office:value="2.3556" calcext:value-type="float">
            <text:p>2.3556</text:p>
          </table:table-cell>
          <table:table-cell office:value-type="float" office:value="1.08504" calcext:value-type="float">
            <text:p>1.08504</text:p>
          </table:table-cell>
          <table:table-cell/>
          <table:table-cell office:value-type="float" office:value="2.3556" calcext:value-type="float">
            <text:p>2.3556</text:p>
          </table:table-cell>
          <table:table-cell office:value-type="float" office:value="1.1851" calcext:value-type="float">
            <text:p>1.1851</text:p>
          </table:table-cell>
        </table:table-row>
        <table:table-row table:style-name="ro1">
          <table:table-cell office:value-type="float" office:value="2.3712" calcext:value-type="float">
            <text:p>2.3712</text:p>
          </table:table-cell>
          <table:table-cell office:value-type="float" office:value="1.09235" calcext:value-type="float">
            <text:p>1.09235</text:p>
          </table:table-cell>
          <table:table-cell/>
          <table:table-cell office:value-type="float" office:value="2.3712" calcext:value-type="float">
            <text:p>2.3712</text:p>
          </table:table-cell>
          <table:table-cell office:value-type="float" office:value="1.19918" calcext:value-type="float">
            <text:p>1.19918</text:p>
          </table:table-cell>
        </table:table-row>
        <table:table-row table:style-name="ro1">
          <table:table-cell office:value-type="float" office:value="2.3868" calcext:value-type="float">
            <text:p>2.3868</text:p>
          </table:table-cell>
          <table:table-cell office:value-type="float" office:value="1.10366" calcext:value-type="float">
            <text:p>1.10366</text:p>
          </table:table-cell>
          <table:table-cell/>
          <table:table-cell office:value-type="float" office:value="2.3868" calcext:value-type="float">
            <text:p>2.3868</text:p>
          </table:table-cell>
          <table:table-cell office:value-type="float" office:value="1.20869" calcext:value-type="float">
            <text:p>1.20869</text:p>
          </table:table-cell>
        </table:table-row>
        <table:table-row table:style-name="ro1">
          <table:table-cell office:value-type="float" office:value="2.4024" calcext:value-type="float">
            <text:p>2.4024</text:p>
          </table:table-cell>
          <table:table-cell office:value-type="float" office:value="1.10881" calcext:value-type="float">
            <text:p>1.10881</text:p>
          </table:table-cell>
          <table:table-cell/>
          <table:table-cell office:value-type="float" office:value="2.4024" calcext:value-type="float">
            <text:p>2.4024</text:p>
          </table:table-cell>
          <table:table-cell office:value-type="float" office:value="1.22054" calcext:value-type="float">
            <text:p>1.22054</text:p>
          </table:table-cell>
        </table:table-row>
        <table:table-row table:style-name="ro1">
          <table:table-cell office:value-type="float" office:value="2.418" calcext:value-type="float">
            <text:p>2.418</text:p>
          </table:table-cell>
          <table:table-cell office:value-type="float" office:value="1.11829" calcext:value-type="float">
            <text:p>1.11829</text:p>
          </table:table-cell>
          <table:table-cell/>
          <table:table-cell office:value-type="float" office:value="2.418" calcext:value-type="float">
            <text:p>2.418</text:p>
          </table:table-cell>
          <table:table-cell office:value-type="float" office:value="1.22736" calcext:value-type="float">
            <text:p>1.22736</text:p>
          </table:table-cell>
        </table:table-row>
        <table:table-row table:style-name="ro1">
          <table:table-cell office:value-type="float" office:value="2.4336" calcext:value-type="float">
            <text:p>2.4336</text:p>
          </table:table-cell>
          <table:table-cell office:value-type="float" office:value="1.12621" calcext:value-type="float">
            <text:p>1.12621</text:p>
          </table:table-cell>
          <table:table-cell/>
          <table:table-cell office:value-type="float" office:value="2.4336" calcext:value-type="float">
            <text:p>2.4336</text:p>
          </table:table-cell>
          <table:table-cell office:value-type="float" office:value="1.23553" calcext:value-type="float">
            <text:p>1.23553</text:p>
          </table:table-cell>
        </table:table-row>
        <table:table-row table:style-name="ro1">
          <table:table-cell office:value-type="float" office:value="2.4492" calcext:value-type="float">
            <text:p>2.4492</text:p>
          </table:table-cell>
          <table:table-cell office:value-type="float" office:value="1.12939" calcext:value-type="float">
            <text:p>1.12939</text:p>
          </table:table-cell>
          <table:table-cell/>
          <table:table-cell office:value-type="float" office:value="2.4492" calcext:value-type="float">
            <text:p>2.4492</text:p>
          </table:table-cell>
          <table:table-cell office:value-type="float" office:value="1.24771" calcext:value-type="float">
            <text:p>1.24771</text:p>
          </table:table-cell>
        </table:table-row>
        <table:table-row table:style-name="ro1">
          <table:table-cell office:value-type="float" office:value="2.4648" calcext:value-type="float">
            <text:p>2.4648</text:p>
          </table:table-cell>
          <table:table-cell office:value-type="float" office:value="1.13259" calcext:value-type="float">
            <text:p>1.13259</text:p>
          </table:table-cell>
          <table:table-cell/>
          <table:table-cell office:value-type="float" office:value="2.4648" calcext:value-type="float">
            <text:p>2.4648</text:p>
          </table:table-cell>
          <table:table-cell office:value-type="float" office:value="1.25816" calcext:value-type="float">
            <text:p>1.25816</text:p>
          </table:table-cell>
        </table:table-row>
        <table:table-row table:style-name="ro1">
          <table:table-cell office:value-type="float" office:value="2.4804" calcext:value-type="float">
            <text:p>2.4804</text:p>
          </table:table-cell>
          <table:table-cell office:value-type="float" office:value="1.13665" calcext:value-type="float">
            <text:p>1.13665</text:p>
          </table:table-cell>
          <table:table-cell/>
          <table:table-cell office:value-type="float" office:value="2.4804" calcext:value-type="float">
            <text:p>2.4804</text:p>
          </table:table-cell>
          <table:table-cell office:value-type="float" office:value="1.27567" calcext:value-type="float">
            <text:p>1.27567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1.15615" calcext:value-type="float">
            <text:p>1.15615</text:p>
          </table:table-cell>
          <table:table-cell/>
          <table:table-cell office:value-type="float" office:value="2.496" calcext:value-type="float">
            <text:p>2.496</text:p>
          </table:table-cell>
          <table:table-cell office:value-type="float" office:value="1.28115" calcext:value-type="float">
            <text:p>1.28115</text:p>
          </table:table-cell>
        </table:table-row>
        <table:table-row table:style-name="ro1">
          <table:table-cell office:value-type="float" office:value="2.5116" calcext:value-type="float">
            <text:p>2.5116</text:p>
          </table:table-cell>
          <table:table-cell office:value-type="float" office:value="1.15809" calcext:value-type="float">
            <text:p>1.15809</text:p>
          </table:table-cell>
          <table:table-cell/>
          <table:table-cell office:value-type="float" office:value="2.5116" calcext:value-type="float">
            <text:p>2.5116</text:p>
          </table:table-cell>
          <table:table-cell office:value-type="float" office:value="1.29443" calcext:value-type="float">
            <text:p>1.29443</text:p>
          </table:table-cell>
        </table:table-row>
        <table:table-row table:style-name="ro1">
          <table:table-cell office:value-type="float" office:value="2.5272" calcext:value-type="float">
            <text:p>2.5272</text:p>
          </table:table-cell>
          <table:table-cell office:value-type="float" office:value="1.17007" calcext:value-type="float">
            <text:p>1.17007</text:p>
          </table:table-cell>
          <table:table-cell/>
          <table:table-cell office:value-type="float" office:value="2.5272" calcext:value-type="float">
            <text:p>2.5272</text:p>
          </table:table-cell>
          <table:table-cell office:value-type="float" office:value="1.30535" calcext:value-type="float">
            <text:p>1.30535</text:p>
          </table:table-cell>
        </table:table-row>
        <table:table-row table:style-name="ro1">
          <table:table-cell office:value-type="float" office:value="2.5428" calcext:value-type="float">
            <text:p>2.5428</text:p>
          </table:table-cell>
          <table:table-cell office:value-type="float" office:value="1.17426" calcext:value-type="float">
            <text:p>1.17426</text:p>
          </table:table-cell>
          <table:table-cell/>
          <table:table-cell office:value-type="float" office:value="2.5428" calcext:value-type="float">
            <text:p>2.5428</text:p>
          </table:table-cell>
          <table:table-cell office:value-type="float" office:value="1.31135" calcext:value-type="float">
            <text:p>1.31135</text:p>
          </table:table-cell>
        </table:table-row>
        <table:table-row table:style-name="ro1">
          <table:table-cell office:value-type="float" office:value="2.5584" calcext:value-type="float">
            <text:p>2.5584</text:p>
          </table:table-cell>
          <table:table-cell office:value-type="float" office:value="1.18455" calcext:value-type="float">
            <text:p>1.18455</text:p>
          </table:table-cell>
          <table:table-cell/>
          <table:table-cell office:value-type="float" office:value="2.5584" calcext:value-type="float">
            <text:p>2.5584</text:p>
          </table:table-cell>
          <table:table-cell office:value-type="float" office:value="1.32218" calcext:value-type="float">
            <text:p>1.32218</text:p>
          </table:table-cell>
        </table:table-row>
        <table:table-row table:style-name="ro1">
          <table:table-cell office:value-type="float" office:value="2.574" calcext:value-type="float">
            <text:p>2.574</text:p>
          </table:table-cell>
          <table:table-cell office:value-type="float" office:value="1.19286" calcext:value-type="float">
            <text:p>1.19286</text:p>
          </table:table-cell>
          <table:table-cell/>
          <table:table-cell office:value-type="float" office:value="2.574" calcext:value-type="float">
            <text:p>2.574</text:p>
          </table:table-cell>
          <table:table-cell office:value-type="float" office:value="1.33699" calcext:value-type="float">
            <text:p>1.33699</text:p>
          </table:table-cell>
        </table:table-row>
        <table:table-row table:style-name="ro1">
          <table:table-cell office:value-type="float" office:value="2.5896" calcext:value-type="float">
            <text:p>2.5896</text:p>
          </table:table-cell>
          <table:table-cell office:value-type="float" office:value="1.19377" calcext:value-type="float">
            <text:p>1.19377</text:p>
          </table:table-cell>
          <table:table-cell/>
          <table:table-cell office:value-type="float" office:value="2.5896" calcext:value-type="float">
            <text:p>2.5896</text:p>
          </table:table-cell>
          <table:table-cell office:value-type="float" office:value="1.34904" calcext:value-type="float">
            <text:p>1.34904</text:p>
          </table:table-cell>
        </table:table-row>
        <table:table-row table:style-name="ro1">
          <table:table-cell office:value-type="float" office:value="2.6052" calcext:value-type="float">
            <text:p>2.6052</text:p>
          </table:table-cell>
          <table:table-cell office:value-type="float" office:value="1.19853" calcext:value-type="float">
            <text:p>1.19853</text:p>
          </table:table-cell>
          <table:table-cell/>
          <table:table-cell office:value-type="float" office:value="2.6052" calcext:value-type="float">
            <text:p>2.6052</text:p>
          </table:table-cell>
          <table:table-cell office:value-type="float" office:value="1.35504" calcext:value-type="float">
            <text:p>1.35504</text:p>
          </table:table-cell>
        </table:table-row>
        <table:table-row table:style-name="ro1">
          <table:table-cell office:value-type="float" office:value="2.6208" calcext:value-type="float">
            <text:p>2.6208</text:p>
          </table:table-cell>
          <table:table-cell office:value-type="float" office:value="1.20688" calcext:value-type="float">
            <text:p>1.20688</text:p>
          </table:table-cell>
          <table:table-cell/>
          <table:table-cell office:value-type="float" office:value="2.6208" calcext:value-type="float">
            <text:p>2.6208</text:p>
          </table:table-cell>
          <table:table-cell office:value-type="float" office:value="1.3654" calcext:value-type="float">
            <text:p>1.3654</text:p>
          </table:table-cell>
        </table:table-row>
        <table:table-row table:style-name="ro1">
          <table:table-cell office:value-type="float" office:value="2.6364" calcext:value-type="float">
            <text:p>2.6364</text:p>
          </table:table-cell>
          <table:table-cell office:value-type="float" office:value="1.21995" calcext:value-type="float">
            <text:p>1.21995</text:p>
          </table:table-cell>
          <table:table-cell/>
          <table:table-cell office:value-type="float" office:value="2.6364" calcext:value-type="float">
            <text:p>2.6364</text:p>
          </table:table-cell>
          <table:table-cell office:value-type="float" office:value="1.38153" calcext:value-type="float">
            <text:p>1.38153</text:p>
          </table:table-cell>
        </table:table-row>
        <table:table-row table:style-name="ro1">
          <table:table-cell office:value-type="float" office:value="2.652" calcext:value-type="float">
            <text:p>2.652</text:p>
          </table:table-cell>
          <table:table-cell office:value-type="float" office:value="1.22838" calcext:value-type="float">
            <text:p>1.22838</text:p>
          </table:table-cell>
          <table:table-cell/>
          <table:table-cell office:value-type="float" office:value="2.652" calcext:value-type="float">
            <text:p>2.652</text:p>
          </table:table-cell>
          <table:table-cell office:value-type="float" office:value="1.39767" calcext:value-type="float">
            <text:p>1.39767</text:p>
          </table:table-cell>
        </table:table-row>
        <table:table-row table:style-name="ro1">
          <table:table-cell office:value-type="float" office:value="2.6676" calcext:value-type="float">
            <text:p>2.6676</text:p>
          </table:table-cell>
          <table:table-cell office:value-type="float" office:value="1.23812" calcext:value-type="float">
            <text:p>1.23812</text:p>
          </table:table-cell>
          <table:table-cell/>
          <table:table-cell office:value-type="float" office:value="2.6676" calcext:value-type="float">
            <text:p>2.6676</text:p>
          </table:table-cell>
          <table:table-cell office:value-type="float" office:value="1.40796" calcext:value-type="float">
            <text:p>1.40796</text:p>
          </table:table-cell>
        </table:table-row>
        <table:table-row table:style-name="ro1">
          <table:table-cell office:value-type="float" office:value="2.6832" calcext:value-type="float">
            <text:p>2.6832</text:p>
          </table:table-cell>
          <table:table-cell office:value-type="float" office:value="1.24187" calcext:value-type="float">
            <text:p>1.24187</text:p>
          </table:table-cell>
          <table:table-cell/>
          <table:table-cell office:value-type="float" office:value="2.6832" calcext:value-type="float">
            <text:p>2.6832</text:p>
          </table:table-cell>
          <table:table-cell office:value-type="float" office:value="1.41781" calcext:value-type="float">
            <text:p>1.41781</text:p>
          </table:table-cell>
        </table:table-row>
        <table:table-row table:style-name="ro1">
          <table:table-cell office:value-type="float" office:value="2.6988" calcext:value-type="float">
            <text:p>2.6988</text:p>
          </table:table-cell>
          <table:table-cell office:value-type="float" office:value="1.24611" calcext:value-type="float">
            <text:p>1.24611</text:p>
          </table:table-cell>
          <table:table-cell/>
          <table:table-cell office:value-type="float" office:value="2.6988" calcext:value-type="float">
            <text:p>2.6988</text:p>
          </table:table-cell>
          <table:table-cell office:value-type="float" office:value="1.43154" calcext:value-type="float">
            <text:p>1.43154</text:p>
          </table:table-cell>
        </table:table-row>
        <table:table-row table:style-name="ro1">
          <table:table-cell office:value-type="float" office:value="2.7144" calcext:value-type="float">
            <text:p>2.7144</text:p>
          </table:table-cell>
          <table:table-cell office:value-type="float" office:value="1.25538" calcext:value-type="float">
            <text:p>1.25538</text:p>
          </table:table-cell>
          <table:table-cell/>
          <table:table-cell office:value-type="float" office:value="2.7144" calcext:value-type="float">
            <text:p>2.7144</text:p>
          </table:table-cell>
          <table:table-cell office:value-type="float" office:value="1.43997" calcext:value-type="float">
            <text:p>1.43997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1.26011" calcext:value-type="float">
            <text:p>1.26011</text:p>
          </table:table-cell>
          <table:table-cell/>
          <table:table-cell office:value-type="float" office:value="2.73" calcext:value-type="float">
            <text:p>2.73</text:p>
          </table:table-cell>
          <table:table-cell office:value-type="float" office:value="1.45271" calcext:value-type="float">
            <text:p>1.45271</text:p>
          </table:table-cell>
        </table:table-row>
        <table:table-row table:style-name="ro1">
          <table:table-cell office:value-type="float" office:value="2.7456" calcext:value-type="float">
            <text:p>2.7456</text:p>
          </table:table-cell>
          <table:table-cell office:value-type="float" office:value="1.27054" calcext:value-type="float">
            <text:p>1.27054</text:p>
          </table:table-cell>
          <table:table-cell/>
          <table:table-cell office:value-type="float" office:value="2.7456" calcext:value-type="float">
            <text:p>2.7456</text:p>
          </table:table-cell>
          <table:table-cell office:value-type="float" office:value="1.46336" calcext:value-type="float">
            <text:p>1.46336</text:p>
          </table:table-cell>
        </table:table-row>
        <table:table-row table:style-name="ro1">
          <table:table-cell office:value-type="float" office:value="2.7612" calcext:value-type="float">
            <text:p>2.7612</text:p>
          </table:table-cell>
          <table:table-cell office:value-type="float" office:value="1.27875" calcext:value-type="float">
            <text:p>1.27875</text:p>
          </table:table-cell>
          <table:table-cell/>
          <table:table-cell office:value-type="float" office:value="2.7612" calcext:value-type="float">
            <text:p>2.7612</text:p>
          </table:table-cell>
          <table:table-cell office:value-type="float" office:value="1.47312" calcext:value-type="float">
            <text:p>1.47312</text:p>
          </table:table-cell>
        </table:table-row>
        <table:table-row table:style-name="ro1">
          <table:table-cell office:value-type="float" office:value="2.7768" calcext:value-type="float">
            <text:p>2.7768</text:p>
          </table:table-cell>
          <table:table-cell office:value-type="float" office:value="1.28443" calcext:value-type="float">
            <text:p>1.28443</text:p>
          </table:table-cell>
          <table:table-cell/>
          <table:table-cell office:value-type="float" office:value="2.7768" calcext:value-type="float">
            <text:p>2.7768</text:p>
          </table:table-cell>
          <table:table-cell office:value-type="float" office:value="1.47936" calcext:value-type="float">
            <text:p>1.47936</text:p>
          </table:table-cell>
        </table:table-row>
        <table:table-row table:style-name="ro1">
          <table:table-cell office:value-type="float" office:value="2.7924" calcext:value-type="float">
            <text:p>2.7924</text:p>
          </table:table-cell>
          <table:table-cell office:value-type="float" office:value="1.29212" calcext:value-type="float">
            <text:p>1.29212</text:p>
          </table:table-cell>
          <table:table-cell/>
          <table:table-cell office:value-type="float" office:value="2.7924" calcext:value-type="float">
            <text:p>2.7924</text:p>
          </table:table-cell>
          <table:table-cell office:value-type="float" office:value="1.50049" calcext:value-type="float">
            <text:p>1.50049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1.29729" calcext:value-type="float">
            <text:p>1.29729</text:p>
          </table:table-cell>
          <table:table-cell/>
          <table:table-cell office:value-type="float" office:value="2.808" calcext:value-type="float">
            <text:p>2.808</text:p>
          </table:table-cell>
          <table:table-cell office:value-type="float" office:value="1.50964" calcext:value-type="float">
            <text:p>1.50964</text:p>
          </table:table-cell>
        </table:table-row>
        <table:table-row table:style-name="ro1">
          <table:table-cell office:value-type="float" office:value="2.8236" calcext:value-type="float">
            <text:p>2.8236</text:p>
          </table:table-cell>
          <table:table-cell office:value-type="float" office:value="1.30704" calcext:value-type="float">
            <text:p>1.30704</text:p>
          </table:table-cell>
          <table:table-cell/>
          <table:table-cell office:value-type="float" office:value="2.8236" calcext:value-type="float">
            <text:p>2.8236</text:p>
          </table:table-cell>
          <table:table-cell office:value-type="float" office:value="1.51919" calcext:value-type="float">
            <text:p>1.51919</text:p>
          </table:table-cell>
        </table:table-row>
        <table:table-row table:style-name="ro1">
          <table:table-cell office:value-type="float" office:value="2.8392" calcext:value-type="float">
            <text:p>2.8392</text:p>
          </table:table-cell>
          <table:table-cell office:value-type="float" office:value="1.31494" calcext:value-type="float">
            <text:p>1.31494</text:p>
          </table:table-cell>
          <table:table-cell/>
          <table:table-cell office:value-type="float" office:value="2.8392" calcext:value-type="float">
            <text:p>2.8392</text:p>
          </table:table-cell>
          <table:table-cell office:value-type="float" office:value="1.52563" calcext:value-type="float">
            <text:p>1.52563</text:p>
          </table:table-cell>
        </table:table-row>
        <table:table-row table:style-name="ro1">
          <table:table-cell office:value-type="float" office:value="2.8548" calcext:value-type="float">
            <text:p>2.8548</text:p>
          </table:table-cell>
          <table:table-cell office:value-type="float" office:value="1.32635" calcext:value-type="float">
            <text:p>1.32635</text:p>
          </table:table-cell>
          <table:table-cell/>
          <table:table-cell office:value-type="float" office:value="2.8548" calcext:value-type="float">
            <text:p>2.8548</text:p>
          </table:table-cell>
          <table:table-cell office:value-type="float" office:value="1.54239" calcext:value-type="float">
            <text:p>1.54239</text:p>
          </table:table-cell>
        </table:table-row>
        <table:table-row table:style-name="ro1">
          <table:table-cell office:value-type="float" office:value="2.8704" calcext:value-type="float">
            <text:p>2.8704</text:p>
          </table:table-cell>
          <table:table-cell office:value-type="float" office:value="1.33236" calcext:value-type="float">
            <text:p>1.33236</text:p>
          </table:table-cell>
          <table:table-cell/>
          <table:table-cell office:value-type="float" office:value="2.8704" calcext:value-type="float">
            <text:p>2.8704</text:p>
          </table:table-cell>
          <table:table-cell office:value-type="float" office:value="1.54961" calcext:value-type="float">
            <text:p>1.54961</text:p>
          </table:table-cell>
        </table:table-row>
        <table:table-row table:style-name="ro1">
          <table:table-cell office:value-type="float" office:value="2.886" calcext:value-type="float">
            <text:p>2.886</text:p>
          </table:table-cell>
          <table:table-cell office:value-type="float" office:value="1.33781" calcext:value-type="float">
            <text:p>1.33781</text:p>
          </table:table-cell>
          <table:table-cell/>
          <table:table-cell office:value-type="float" office:value="2.886" calcext:value-type="float">
            <text:p>2.886</text:p>
          </table:table-cell>
          <table:table-cell office:value-type="float" office:value="1.56504" calcext:value-type="float">
            <text:p>1.56504</text:p>
          </table:table-cell>
        </table:table-row>
        <table:table-row table:style-name="ro1">
          <table:table-cell office:value-type="float" office:value="2.9016" calcext:value-type="float">
            <text:p>2.9016</text:p>
          </table:table-cell>
          <table:table-cell office:value-type="float" office:value="1.34952" calcext:value-type="float">
            <text:p>1.34952</text:p>
          </table:table-cell>
          <table:table-cell/>
          <table:table-cell office:value-type="float" office:value="2.9016" calcext:value-type="float">
            <text:p>2.9016</text:p>
          </table:table-cell>
          <table:table-cell office:value-type="float" office:value="1.57569" calcext:value-type="float">
            <text:p>1.57569</text:p>
          </table:table-cell>
        </table:table-row>
        <table:table-row table:style-name="ro1">
          <table:table-cell office:value-type="float" office:value="2.9172" calcext:value-type="float">
            <text:p>2.9172</text:p>
          </table:table-cell>
          <table:table-cell office:value-type="float" office:value="1.35624" calcext:value-type="float">
            <text:p>1.35624</text:p>
          </table:table-cell>
          <table:table-cell/>
          <table:table-cell office:value-type="float" office:value="2.9172" calcext:value-type="float">
            <text:p>2.9172</text:p>
          </table:table-cell>
          <table:table-cell office:value-type="float" office:value="1.57955" calcext:value-type="float">
            <text:p>1.57955</text:p>
          </table:table-cell>
        </table:table-row>
        <table:table-row table:style-name="ro1">
          <table:table-cell office:value-type="float" office:value="2.9328" calcext:value-type="float">
            <text:p>2.9328</text:p>
          </table:table-cell>
          <table:table-cell office:value-type="float" office:value="1.36059" calcext:value-type="float">
            <text:p>1.36059</text:p>
          </table:table-cell>
          <table:table-cell/>
          <table:table-cell office:value-type="float" office:value="2.9328" calcext:value-type="float">
            <text:p>2.9328</text:p>
          </table:table-cell>
          <table:table-cell office:value-type="float" office:value="1.59323" calcext:value-type="float">
            <text:p>1.59323</text:p>
          </table:table-cell>
        </table:table-row>
        <table:table-row table:style-name="ro1">
          <table:table-cell office:value-type="float" office:value="2.9484" calcext:value-type="float">
            <text:p>2.9484</text:p>
          </table:table-cell>
          <table:table-cell office:value-type="float" office:value="1.36992" calcext:value-type="float">
            <text:p>1.36992</text:p>
          </table:table-cell>
          <table:table-cell/>
          <table:table-cell office:value-type="float" office:value="2.9484" calcext:value-type="float">
            <text:p>2.9484</text:p>
          </table:table-cell>
          <table:table-cell office:value-type="float" office:value="1.60234" calcext:value-type="float">
            <text:p>1.60234</text:p>
          </table:table-cell>
        </table:table-row>
        <table:table-row table:style-name="ro1">
          <table:table-cell office:value-type="float" office:value="2.964" calcext:value-type="float">
            <text:p>2.964</text:p>
          </table:table-cell>
          <table:table-cell office:value-type="float" office:value="1.37641" calcext:value-type="float">
            <text:p>1.37641</text:p>
          </table:table-cell>
          <table:table-cell/>
          <table:table-cell office:value-type="float" office:value="2.964" calcext:value-type="float">
            <text:p>2.964</text:p>
          </table:table-cell>
          <table:table-cell office:value-type="float" office:value="1.61061" calcext:value-type="float">
            <text:p>1.61061</text:p>
          </table:table-cell>
        </table:table-row>
        <table:table-row table:style-name="ro1">
          <table:table-cell office:value-type="float" office:value="2.9796" calcext:value-type="float">
            <text:p>2.9796</text:p>
          </table:table-cell>
          <table:table-cell office:value-type="float" office:value="1.38432" calcext:value-type="float">
            <text:p>1.38432</text:p>
          </table:table-cell>
          <table:table-cell/>
          <table:table-cell office:value-type="float" office:value="2.9796" calcext:value-type="float">
            <text:p>2.9796</text:p>
          </table:table-cell>
          <table:table-cell office:value-type="float" office:value="1.62152" calcext:value-type="float">
            <text:p>1.62152</text:p>
          </table:table-cell>
        </table:table-row>
        <table:table-row table:style-name="ro1">
          <table:table-cell office:value-type="float" office:value="2.9952" calcext:value-type="float">
            <text:p>2.9952</text:p>
          </table:table-cell>
          <table:table-cell office:value-type="float" office:value="1.39266" calcext:value-type="float">
            <text:p>1.39266</text:p>
          </table:table-cell>
          <table:table-cell/>
          <table:table-cell office:value-type="float" office:value="2.9952" calcext:value-type="float">
            <text:p>2.9952</text:p>
          </table:table-cell>
          <table:table-cell office:value-type="float" office:value="1.63148" calcext:value-type="float">
            <text:p>1.63148</text:p>
          </table:table-cell>
        </table:table-row>
        <table:table-row table:style-name="ro1">
          <table:table-cell office:value-type="float" office:value="3.0108" calcext:value-type="float">
            <text:p>3.0108</text:p>
          </table:table-cell>
          <table:table-cell office:value-type="float" office:value="1.39818" calcext:value-type="float">
            <text:p>1.39818</text:p>
          </table:table-cell>
          <table:table-cell/>
          <table:table-cell office:value-type="float" office:value="3.0108" calcext:value-type="float">
            <text:p>3.0108</text:p>
          </table:table-cell>
          <table:table-cell office:value-type="float" office:value="1.64023" calcext:value-type="float">
            <text:p>1.64023</text:p>
          </table:table-cell>
        </table:table-row>
        <table:table-row table:style-name="ro1">
          <table:table-cell office:value-type="float" office:value="3.0264" calcext:value-type="float">
            <text:p>3.0264</text:p>
          </table:table-cell>
          <table:table-cell office:value-type="float" office:value="1.40591" calcext:value-type="float">
            <text:p>1.40591</text:p>
          </table:table-cell>
          <table:table-cell/>
          <table:table-cell office:value-type="float" office:value="3.0264" calcext:value-type="float">
            <text:p>3.0264</text:p>
          </table:table-cell>
          <table:table-cell office:value-type="float" office:value="1.65157" calcext:value-type="float">
            <text:p>1.65157</text:p>
          </table:table-cell>
        </table:table-row>
        <table:table-row table:style-name="ro1">
          <table:table-cell office:value-type="float" office:value="3.042" calcext:value-type="float">
            <text:p>3.042</text:p>
          </table:table-cell>
          <table:table-cell office:value-type="float" office:value="1.4139" calcext:value-type="float">
            <text:p>1.4139</text:p>
          </table:table-cell>
          <table:table-cell/>
          <table:table-cell office:value-type="float" office:value="3.042" calcext:value-type="float">
            <text:p>3.042</text:p>
          </table:table-cell>
          <table:table-cell office:value-type="float" office:value="1.6687" calcext:value-type="float">
            <text:p>1.6687</text:p>
          </table:table-cell>
        </table:table-row>
        <table:table-row table:style-name="ro1">
          <table:table-cell office:value-type="float" office:value="3.0576" calcext:value-type="float">
            <text:p>3.0576</text:p>
          </table:table-cell>
          <table:table-cell office:value-type="float" office:value="1.41515" calcext:value-type="float">
            <text:p>1.41515</text:p>
          </table:table-cell>
          <table:table-cell/>
          <table:table-cell office:value-type="float" office:value="3.0576" calcext:value-type="float">
            <text:p>3.0576</text:p>
          </table:table-cell>
          <table:table-cell office:value-type="float" office:value="1.68257" calcext:value-type="float">
            <text:p>1.68257</text:p>
          </table:table-cell>
        </table:table-row>
        <table:table-row table:style-name="ro1">
          <table:table-cell office:value-type="float" office:value="3.0732" calcext:value-type="float">
            <text:p>3.0732</text:p>
          </table:table-cell>
          <table:table-cell office:value-type="float" office:value="1.42419" calcext:value-type="float">
            <text:p>1.42419</text:p>
          </table:table-cell>
          <table:table-cell/>
          <table:table-cell office:value-type="float" office:value="3.0732" calcext:value-type="float">
            <text:p>3.0732</text:p>
          </table:table-cell>
          <table:table-cell office:value-type="float" office:value="1.69067" calcext:value-type="float">
            <text:p>1.69067</text:p>
          </table:table-cell>
        </table:table-row>
        <table:table-row table:style-name="ro1">
          <table:table-cell office:value-type="float" office:value="3.0888" calcext:value-type="float">
            <text:p>3.0888</text:p>
          </table:table-cell>
          <table:table-cell office:value-type="float" office:value="1.43157" calcext:value-type="float">
            <text:p>1.43157</text:p>
          </table:table-cell>
          <table:table-cell/>
          <table:table-cell office:value-type="float" office:value="3.0888" calcext:value-type="float">
            <text:p>3.0888</text:p>
          </table:table-cell>
          <table:table-cell office:value-type="float" office:value="1.69869" calcext:value-type="float">
            <text:p>1.69869</text:p>
          </table:table-cell>
        </table:table-row>
        <table:table-row table:style-name="ro1">
          <table:table-cell office:value-type="float" office:value="3.1044" calcext:value-type="float">
            <text:p>3.1044</text:p>
          </table:table-cell>
          <table:table-cell office:value-type="float" office:value="1.43678" calcext:value-type="float">
            <text:p>1.43678</text:p>
          </table:table-cell>
          <table:table-cell/>
          <table:table-cell office:value-type="float" office:value="3.1044" calcext:value-type="float">
            <text:p>3.1044</text:p>
          </table:table-cell>
          <table:table-cell office:value-type="float" office:value="1.71817" calcext:value-type="float">
            <text:p>1.71817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1.43861" calcext:value-type="float">
            <text:p>1.43861</text:p>
          </table:table-cell>
          <table:table-cell/>
          <table:table-cell office:value-type="float" office:value="3.12" calcext:value-type="float">
            <text:p>3.12</text:p>
          </table:table-cell>
          <table:table-cell office:value-type="float" office:value="1.72825" calcext:value-type="float">
            <text:p>1.72825</text:p>
          </table:table-cell>
        </table:table-row>
        <table:table-row table:style-name="ro1">
          <table:table-cell office:value-type="float" office:value="3.1356" calcext:value-type="float">
            <text:p>3.1356</text:p>
          </table:table-cell>
          <table:table-cell office:value-type="float" office:value="1.45079" calcext:value-type="float">
            <text:p>1.45079</text:p>
          </table:table-cell>
          <table:table-cell/>
          <table:table-cell office:value-type="float" office:value="3.1356" calcext:value-type="float">
            <text:p>3.1356</text:p>
          </table:table-cell>
          <table:table-cell office:value-type="float" office:value="1.74775" calcext:value-type="float">
            <text:p>1.74775</text:p>
          </table:table-cell>
        </table:table-row>
        <table:table-row table:style-name="ro1">
          <table:table-cell office:value-type="float" office:value="3.1512" calcext:value-type="float">
            <text:p>3.1512</text:p>
          </table:table-cell>
          <table:table-cell office:value-type="float" office:value="1.46061" calcext:value-type="float">
            <text:p>1.46061</text:p>
          </table:table-cell>
          <table:table-cell/>
          <table:table-cell office:value-type="float" office:value="3.1512" calcext:value-type="float">
            <text:p>3.1512</text:p>
          </table:table-cell>
          <table:table-cell office:value-type="float" office:value="1.75724" calcext:value-type="float">
            <text:p>1.75724</text:p>
          </table:table-cell>
        </table:table-row>
        <table:table-row table:style-name="ro1">
          <table:table-cell office:value-type="float" office:value="3.1668" calcext:value-type="float">
            <text:p>3.1668</text:p>
          </table:table-cell>
          <table:table-cell office:value-type="float" office:value="1.47276" calcext:value-type="float">
            <text:p>1.47276</text:p>
          </table:table-cell>
          <table:table-cell/>
          <table:table-cell office:value-type="float" office:value="3.1668" calcext:value-type="float">
            <text:p>3.1668</text:p>
          </table:table-cell>
          <table:table-cell office:value-type="float" office:value="1.76852" calcext:value-type="float">
            <text:p>1.76852</text:p>
          </table:table-cell>
        </table:table-row>
        <table:table-row table:style-name="ro1">
          <table:table-cell office:value-type="float" office:value="3.1824" calcext:value-type="float">
            <text:p>3.1824</text:p>
          </table:table-cell>
          <table:table-cell office:value-type="float" office:value="1.48012" calcext:value-type="float">
            <text:p>1.48012</text:p>
          </table:table-cell>
          <table:table-cell/>
          <table:table-cell office:value-type="float" office:value="3.1824" calcext:value-type="float">
            <text:p>3.1824</text:p>
          </table:table-cell>
          <table:table-cell office:value-type="float" office:value="1.78581" calcext:value-type="float">
            <text:p>1.78581</text:p>
          </table:table-cell>
        </table:table-row>
        <table:table-row table:style-name="ro1">
          <table:table-cell office:value-type="float" office:value="3.198" calcext:value-type="float">
            <text:p>3.198</text:p>
          </table:table-cell>
          <table:table-cell office:value-type="float" office:value="1.48754" calcext:value-type="float">
            <text:p>1.48754</text:p>
          </table:table-cell>
          <table:table-cell/>
          <table:table-cell office:value-type="float" office:value="3.198" calcext:value-type="float">
            <text:p>3.198</text:p>
          </table:table-cell>
          <table:table-cell office:value-type="float" office:value="1.79567" calcext:value-type="float">
            <text:p>1.79567</text:p>
          </table:table-cell>
        </table:table-row>
        <table:table-row table:style-name="ro1">
          <table:table-cell office:value-type="float" office:value="3.2136" calcext:value-type="float">
            <text:p>3.2136</text:p>
          </table:table-cell>
          <table:table-cell office:value-type="float" office:value="1.4904" calcext:value-type="float">
            <text:p>1.4904</text:p>
          </table:table-cell>
          <table:table-cell/>
          <table:table-cell office:value-type="float" office:value="3.2136" calcext:value-type="float">
            <text:p>3.2136</text:p>
          </table:table-cell>
          <table:table-cell office:value-type="float" office:value="1.81248" calcext:value-type="float">
            <text:p>1.81248</text:p>
          </table:table-cell>
        </table:table-row>
        <table:table-row table:style-name="ro1">
          <table:table-cell office:value-type="float" office:value="3.2292" calcext:value-type="float">
            <text:p>3.2292</text:p>
          </table:table-cell>
          <table:table-cell office:value-type="float" office:value="1.49877" calcext:value-type="float">
            <text:p>1.49877</text:p>
          </table:table-cell>
          <table:table-cell/>
          <table:table-cell office:value-type="float" office:value="3.2292" calcext:value-type="float">
            <text:p>3.2292</text:p>
          </table:table-cell>
          <table:table-cell office:value-type="float" office:value="1.82224" calcext:value-type="float">
            <text:p>1.82224</text:p>
          </table:table-cell>
        </table:table-row>
        <table:table-row table:style-name="ro1">
          <table:table-cell office:value-type="float" office:value="3.2448" calcext:value-type="float">
            <text:p>3.2448</text:p>
          </table:table-cell>
          <table:table-cell office:value-type="float" office:value="1.51632" calcext:value-type="float">
            <text:p>1.51632</text:p>
          </table:table-cell>
          <table:table-cell/>
          <table:table-cell office:value-type="float" office:value="3.2448" calcext:value-type="float">
            <text:p>3.2448</text:p>
          </table:table-cell>
          <table:table-cell office:value-type="float" office:value="1.83649" calcext:value-type="float">
            <text:p>1.83649</text:p>
          </table:table-cell>
        </table:table-row>
        <table:table-row table:style-name="ro1">
          <table:table-cell office:value-type="float" office:value="3.2604" calcext:value-type="float">
            <text:p>3.2604</text:p>
          </table:table-cell>
          <table:table-cell office:value-type="float" office:value="1.52003" calcext:value-type="float">
            <text:p>1.52003</text:p>
          </table:table-cell>
          <table:table-cell/>
          <table:table-cell office:value-type="float" office:value="3.2604" calcext:value-type="float">
            <text:p>3.2604</text:p>
          </table:table-cell>
          <table:table-cell office:value-type="float" office:value="1.85014" calcext:value-type="float">
            <text:p>1.85014</text:p>
          </table:table-cell>
        </table:table-row>
        <table:table-row table:style-name="ro1">
          <table:table-cell office:value-type="float" office:value="3.276" calcext:value-type="float">
            <text:p>3.276</text:p>
          </table:table-cell>
          <table:table-cell office:value-type="float" office:value="1.52208" calcext:value-type="float">
            <text:p>1.52208</text:p>
          </table:table-cell>
          <table:table-cell/>
          <table:table-cell office:value-type="float" office:value="3.276" calcext:value-type="float">
            <text:p>3.276</text:p>
          </table:table-cell>
          <table:table-cell office:value-type="float" office:value="1.85898" calcext:value-type="float">
            <text:p>1.85898</text:p>
          </table:table-cell>
        </table:table-row>
        <table:table-row table:style-name="ro1">
          <table:table-cell office:value-type="float" office:value="3.2916" calcext:value-type="float">
            <text:p>3.2916</text:p>
          </table:table-cell>
          <table:table-cell office:value-type="float" office:value="1.53637" calcext:value-type="float">
            <text:p>1.53637</text:p>
          </table:table-cell>
          <table:table-cell/>
          <table:table-cell office:value-type="float" office:value="3.2916" calcext:value-type="float">
            <text:p>3.2916</text:p>
          </table:table-cell>
          <table:table-cell office:value-type="float" office:value="1.87147" calcext:value-type="float">
            <text:p>1.87147</text:p>
          </table:table-cell>
        </table:table-row>
        <table:table-row table:style-name="ro1">
          <table:table-cell office:value-type="float" office:value="3.3072" calcext:value-type="float">
            <text:p>3.3072</text:p>
          </table:table-cell>
          <table:table-cell office:value-type="float" office:value="1.5421" calcext:value-type="float">
            <text:p>1.5421</text:p>
          </table:table-cell>
          <table:table-cell/>
          <table:table-cell office:value-type="float" office:value="3.3072" calcext:value-type="float">
            <text:p>3.3072</text:p>
          </table:table-cell>
          <table:table-cell office:value-type="float" office:value="1.8823" calcext:value-type="float">
            <text:p>1.8823</text:p>
          </table:table-cell>
        </table:table-row>
        <table:table-row table:style-name="ro1">
          <table:table-cell office:value-type="float" office:value="3.3228" calcext:value-type="float">
            <text:p>3.3228</text:p>
          </table:table-cell>
          <table:table-cell office:value-type="float" office:value="1.5425" calcext:value-type="float">
            <text:p>1.5425</text:p>
          </table:table-cell>
          <table:table-cell/>
          <table:table-cell office:value-type="float" office:value="3.3228" calcext:value-type="float">
            <text:p>3.3228</text:p>
          </table:table-cell>
          <table:table-cell office:value-type="float" office:value="1.88909" calcext:value-type="float">
            <text:p>1.88909</text:p>
          </table:table-cell>
        </table:table-row>
        <table:table-row table:style-name="ro1">
          <table:table-cell office:value-type="float" office:value="3.3384" calcext:value-type="float">
            <text:p>3.3384</text:p>
          </table:table-cell>
          <table:table-cell office:value-type="float" office:value="1.54463" calcext:value-type="float">
            <text:p>1.54463</text:p>
          </table:table-cell>
          <table:table-cell/>
          <table:table-cell office:value-type="float" office:value="3.3384" calcext:value-type="float">
            <text:p>3.3384</text:p>
          </table:table-cell>
          <table:table-cell office:value-type="float" office:value="1.8993" calcext:value-type="float">
            <text:p>1.8993</text:p>
          </table:table-cell>
        </table:table-row>
        <table:table-row table:style-name="ro1">
          <table:table-cell office:value-type="float" office:value="3.354" calcext:value-type="float">
            <text:p>3.354</text:p>
          </table:table-cell>
          <table:table-cell office:value-type="float" office:value="1.55624" calcext:value-type="float">
            <text:p>1.55624</text:p>
          </table:table-cell>
          <table:table-cell/>
          <table:table-cell office:value-type="float" office:value="3.354" calcext:value-type="float">
            <text:p>3.354</text:p>
          </table:table-cell>
          <table:table-cell office:value-type="float" office:value="1.91583" calcext:value-type="float">
            <text:p>1.91583</text:p>
          </table:table-cell>
        </table:table-row>
        <table:table-row table:style-name="ro1">
          <table:table-cell office:value-type="float" office:value="3.3696" calcext:value-type="float">
            <text:p>3.3696</text:p>
          </table:table-cell>
          <table:table-cell office:value-type="float" office:value="1.55751" calcext:value-type="float">
            <text:p>1.55751</text:p>
          </table:table-cell>
          <table:table-cell/>
          <table:table-cell office:value-type="float" office:value="3.3696" calcext:value-type="float">
            <text:p>3.3696</text:p>
          </table:table-cell>
          <table:table-cell office:value-type="float" office:value="1.93352" calcext:value-type="float">
            <text:p>1.93352</text:p>
          </table:table-cell>
        </table:table-row>
        <table:table-row table:style-name="ro1">
          <table:table-cell office:value-type="float" office:value="3.3852" calcext:value-type="float">
            <text:p>3.3852</text:p>
          </table:table-cell>
          <table:table-cell office:value-type="float" office:value="1.56993" calcext:value-type="float">
            <text:p>1.56993</text:p>
          </table:table-cell>
          <table:table-cell/>
          <table:table-cell office:value-type="float" office:value="3.3852" calcext:value-type="float">
            <text:p>3.3852</text:p>
          </table:table-cell>
          <table:table-cell office:value-type="float" office:value="1.94622" calcext:value-type="float">
            <text:p>1.94622</text:p>
          </table:table-cell>
        </table:table-row>
        <table:table-row table:style-name="ro1">
          <table:table-cell office:value-type="float" office:value="3.4008" calcext:value-type="float">
            <text:p>3.4008</text:p>
          </table:table-cell>
          <table:table-cell office:value-type="float" office:value="1.57123" calcext:value-type="float">
            <text:p>1.57123</text:p>
          </table:table-cell>
          <table:table-cell/>
          <table:table-cell office:value-type="float" office:value="3.4008" calcext:value-type="float">
            <text:p>3.4008</text:p>
          </table:table-cell>
          <table:table-cell office:value-type="float" office:value="1.95594" calcext:value-type="float">
            <text:p>1.95594</text:p>
          </table:table-cell>
        </table:table-row>
        <table:table-row table:style-name="ro1">
          <table:table-cell office:value-type="float" office:value="3.4164" calcext:value-type="float">
            <text:p>3.4164</text:p>
          </table:table-cell>
          <table:table-cell office:value-type="float" office:value="1.58018" calcext:value-type="float">
            <text:p>1.58018</text:p>
          </table:table-cell>
          <table:table-cell/>
          <table:table-cell office:value-type="float" office:value="3.4164" calcext:value-type="float">
            <text:p>3.4164</text:p>
          </table:table-cell>
          <table:table-cell office:value-type="float" office:value="1.96846" calcext:value-type="float">
            <text:p>1.96846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1.59304" calcext:value-type="float">
            <text:p>1.59304</text:p>
          </table:table-cell>
          <table:table-cell/>
          <table:table-cell office:value-type="float" office:value="3.432" calcext:value-type="float">
            <text:p>3.432</text:p>
          </table:table-cell>
          <table:table-cell office:value-type="float" office:value="1.98389" calcext:value-type="float">
            <text:p>1.98389</text:p>
          </table:table-cell>
        </table:table-row>
        <table:table-row table:style-name="ro1">
          <table:table-cell office:value-type="float" office:value="3.4476" calcext:value-type="float">
            <text:p>3.4476</text:p>
          </table:table-cell>
          <table:table-cell office:value-type="float" office:value="1.60472" calcext:value-type="float">
            <text:p>1.60472</text:p>
          </table:table-cell>
          <table:table-cell/>
          <table:table-cell office:value-type="float" office:value="3.4476" calcext:value-type="float">
            <text:p>3.4476</text:p>
          </table:table-cell>
          <table:table-cell office:value-type="float" office:value="2.00146" calcext:value-type="float">
            <text:p>2.00146</text:p>
          </table:table-cell>
        </table:table-row>
        <table:table-row table:style-name="ro1">
          <table:table-cell office:value-type="float" office:value="3.4632" calcext:value-type="float">
            <text:p>3.4632</text:p>
          </table:table-cell>
          <table:table-cell office:value-type="float" office:value="1.61152" calcext:value-type="float">
            <text:p>1.61152</text:p>
          </table:table-cell>
          <table:table-cell/>
          <table:table-cell office:value-type="float" office:value="3.4632" calcext:value-type="float">
            <text:p>3.4632</text:p>
          </table:table-cell>
          <table:table-cell office:value-type="float" office:value="2.0137" calcext:value-type="float">
            <text:p>2.0137</text:p>
          </table:table-cell>
        </table:table-row>
        <table:table-row table:style-name="ro1">
          <table:table-cell office:value-type="float" office:value="3.4788" calcext:value-type="float">
            <text:p>3.4788</text:p>
          </table:table-cell>
          <table:table-cell office:value-type="float" office:value="1.62383" calcext:value-type="float">
            <text:p>1.62383</text:p>
          </table:table-cell>
          <table:table-cell/>
          <table:table-cell office:value-type="float" office:value="3.4788" calcext:value-type="float">
            <text:p>3.4788</text:p>
          </table:table-cell>
          <table:table-cell office:value-type="float" office:value="2.03008" calcext:value-type="float">
            <text:p>2.03008</text:p>
          </table:table-cell>
        </table:table-row>
        <table:table-row table:style-name="ro1">
          <table:table-cell office:value-type="float" office:value="3.4944" calcext:value-type="float">
            <text:p>3.4944</text:p>
          </table:table-cell>
          <table:table-cell office:value-type="float" office:value="1.63278" calcext:value-type="float">
            <text:p>1.63278</text:p>
          </table:table-cell>
          <table:table-cell/>
          <table:table-cell office:value-type="float" office:value="3.4944" calcext:value-type="float">
            <text:p>3.4944</text:p>
          </table:table-cell>
          <table:table-cell office:value-type="float" office:value="2.04791" calcext:value-type="float">
            <text:p>2.04791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1.63292" calcext:value-type="float">
            <text:p>1.63292</text:p>
          </table:table-cell>
          <table:table-cell/>
          <table:table-cell office:value-type="float" office:value="3.51" calcext:value-type="float">
            <text:p>3.51</text:p>
          </table:table-cell>
          <table:table-cell office:value-type="float" office:value="2.06376" calcext:value-type="float">
            <text:p>2.06376</text:p>
          </table:table-cell>
        </table:table-row>
        <table:table-row table:style-name="ro1">
          <table:table-cell office:value-type="float" office:value="3.5256" calcext:value-type="float">
            <text:p>3.5256</text:p>
          </table:table-cell>
          <table:table-cell office:value-type="float" office:value="1.64003" calcext:value-type="float">
            <text:p>1.64003</text:p>
          </table:table-cell>
          <table:table-cell/>
          <table:table-cell office:value-type="float" office:value="3.5256" calcext:value-type="float">
            <text:p>3.5256</text:p>
          </table:table-cell>
          <table:table-cell office:value-type="float" office:value="2.06792" calcext:value-type="float">
            <text:p>2.06792</text:p>
          </table:table-cell>
        </table:table-row>
        <table:table-row table:style-name="ro1">
          <table:table-cell office:value-type="float" office:value="3.5412" calcext:value-type="float">
            <text:p>3.5412</text:p>
          </table:table-cell>
          <table:table-cell office:value-type="float" office:value="1.64811" calcext:value-type="float">
            <text:p>1.64811</text:p>
          </table:table-cell>
          <table:table-cell/>
          <table:table-cell office:value-type="float" office:value="3.5412" calcext:value-type="float">
            <text:p>3.5412</text:p>
          </table:table-cell>
          <table:table-cell office:value-type="float" office:value="2.08076" calcext:value-type="float">
            <text:p>2.08076</text:p>
          </table:table-cell>
        </table:table-row>
        <table:table-row table:style-name="ro1">
          <table:table-cell office:value-type="float" office:value="3.5568" calcext:value-type="float">
            <text:p>3.5568</text:p>
          </table:table-cell>
          <table:table-cell office:value-type="float" office:value="1.65452" calcext:value-type="float">
            <text:p>1.65452</text:p>
          </table:table-cell>
          <table:table-cell/>
          <table:table-cell office:value-type="float" office:value="3.5568" calcext:value-type="float">
            <text:p>3.5568</text:p>
          </table:table-cell>
          <table:table-cell office:value-type="float" office:value="2.08924" calcext:value-type="float">
            <text:p>2.08924</text:p>
          </table:table-cell>
        </table:table-row>
        <table:table-row table:style-name="ro1">
          <table:table-cell office:value-type="float" office:value="3.5724" calcext:value-type="float">
            <text:p>3.5724</text:p>
          </table:table-cell>
          <table:table-cell office:value-type="float" office:value="1.66816" calcext:value-type="float">
            <text:p>1.66816</text:p>
          </table:table-cell>
          <table:table-cell/>
          <table:table-cell office:value-type="float" office:value="3.5724" calcext:value-type="float">
            <text:p>3.5724</text:p>
          </table:table-cell>
          <table:table-cell office:value-type="float" office:value="2.11494" calcext:value-type="float">
            <text:p>2.11494</text:p>
          </table:table-cell>
        </table:table-row>
        <table:table-row table:style-name="ro1">
          <table:table-cell office:value-type="float" office:value="3.588" calcext:value-type="float">
            <text:p>3.588</text:p>
          </table:table-cell>
          <table:table-cell office:value-type="float" office:value="1.67905" calcext:value-type="float">
            <text:p>1.67905</text:p>
          </table:table-cell>
          <table:table-cell/>
          <table:table-cell office:value-type="float" office:value="3.588" calcext:value-type="float">
            <text:p>3.588</text:p>
          </table:table-cell>
          <table:table-cell office:value-type="float" office:value="2.12694" calcext:value-type="float">
            <text:p>2.12694</text:p>
          </table:table-cell>
        </table:table-row>
        <table:table-row table:style-name="ro1">
          <table:table-cell office:value-type="float" office:value="3.6036" calcext:value-type="float">
            <text:p>3.6036</text:p>
          </table:table-cell>
          <table:table-cell office:value-type="float" office:value="1.67698" calcext:value-type="float">
            <text:p>1.67698</text:p>
          </table:table-cell>
          <table:table-cell/>
          <table:table-cell office:value-type="float" office:value="3.6036" calcext:value-type="float">
            <text:p>3.6036</text:p>
          </table:table-cell>
          <table:table-cell office:value-type="float" office:value="2.13708" calcext:value-type="float">
            <text:p>2.13708</text:p>
          </table:table-cell>
        </table:table-row>
        <table:table-row table:style-name="ro1">
          <table:table-cell office:value-type="float" office:value="3.6192" calcext:value-type="float">
            <text:p>3.6192</text:p>
          </table:table-cell>
          <table:table-cell office:value-type="float" office:value="1.68432" calcext:value-type="float">
            <text:p>1.68432</text:p>
          </table:table-cell>
          <table:table-cell/>
          <table:table-cell office:value-type="float" office:value="3.6192" calcext:value-type="float">
            <text:p>3.6192</text:p>
          </table:table-cell>
          <table:table-cell office:value-type="float" office:value="2.15316" calcext:value-type="float">
            <text:p>2.15316</text:p>
          </table:table-cell>
        </table:table-row>
        <table:table-row table:style-name="ro1">
          <table:table-cell office:value-type="float" office:value="3.6348" calcext:value-type="float">
            <text:p>3.6348</text:p>
          </table:table-cell>
          <table:table-cell office:value-type="float" office:value="1.69113" calcext:value-type="float">
            <text:p>1.69113</text:p>
          </table:table-cell>
          <table:table-cell/>
          <table:table-cell office:value-type="float" office:value="3.6348" calcext:value-type="float">
            <text:p>3.6348</text:p>
          </table:table-cell>
          <table:table-cell office:value-type="float" office:value="2.1688" calcext:value-type="float">
            <text:p>2.1688</text:p>
          </table:table-cell>
        </table:table-row>
        <table:table-row table:style-name="ro1">
          <table:table-cell office:value-type="float" office:value="3.6504" calcext:value-type="float">
            <text:p>3.6504</text:p>
          </table:table-cell>
          <table:table-cell office:value-type="float" office:value="1.70124" calcext:value-type="float">
            <text:p>1.70124</text:p>
          </table:table-cell>
          <table:table-cell/>
          <table:table-cell office:value-type="float" office:value="3.6504" calcext:value-type="float">
            <text:p>3.6504</text:p>
          </table:table-cell>
          <table:table-cell office:value-type="float" office:value="2.18304" calcext:value-type="float">
            <text:p>2.18304</text:p>
          </table:table-cell>
        </table:table-row>
        <table:table-row table:style-name="ro1">
          <table:table-cell office:value-type="float" office:value="3.666" calcext:value-type="float">
            <text:p>3.666</text:p>
          </table:table-cell>
          <table:table-cell office:value-type="float" office:value="1.70734" calcext:value-type="float">
            <text:p>1.70734</text:p>
          </table:table-cell>
          <table:table-cell/>
          <table:table-cell office:value-type="float" office:value="3.666" calcext:value-type="float">
            <text:p>3.666</text:p>
          </table:table-cell>
          <table:table-cell office:value-type="float" office:value="2.19706" calcext:value-type="float">
            <text:p>2.19706</text:p>
          </table:table-cell>
        </table:table-row>
        <table:table-row table:style-name="ro1">
          <table:table-cell office:value-type="float" office:value="3.6816" calcext:value-type="float">
            <text:p>3.6816</text:p>
          </table:table-cell>
          <table:table-cell office:value-type="float" office:value="1.71554" calcext:value-type="float">
            <text:p>1.71554</text:p>
          </table:table-cell>
          <table:table-cell/>
          <table:table-cell office:value-type="float" office:value="3.6816" calcext:value-type="float">
            <text:p>3.6816</text:p>
          </table:table-cell>
          <table:table-cell office:value-type="float" office:value="2.20396" calcext:value-type="float">
            <text:p>2.20396</text:p>
          </table:table-cell>
        </table:table-row>
        <table:table-row table:style-name="ro1">
          <table:table-cell office:value-type="float" office:value="3.6972" calcext:value-type="float">
            <text:p>3.6972</text:p>
          </table:table-cell>
          <table:table-cell office:value-type="float" office:value="1.71744" calcext:value-type="float">
            <text:p>1.71744</text:p>
          </table:table-cell>
          <table:table-cell/>
          <table:table-cell office:value-type="float" office:value="3.6972" calcext:value-type="float">
            <text:p>3.6972</text:p>
          </table:table-cell>
          <table:table-cell office:value-type="float" office:value="2.22263" calcext:value-type="float">
            <text:p>2.22263</text:p>
          </table:table-cell>
        </table:table-row>
        <table:table-row table:style-name="ro1">
          <table:table-cell office:value-type="float" office:value="3.7128" calcext:value-type="float">
            <text:p>3.7128</text:p>
          </table:table-cell>
          <table:table-cell office:value-type="float" office:value="1.71803" calcext:value-type="float">
            <text:p>1.71803</text:p>
          </table:table-cell>
          <table:table-cell/>
          <table:table-cell office:value-type="float" office:value="3.7128" calcext:value-type="float">
            <text:p>3.7128</text:p>
          </table:table-cell>
          <table:table-cell office:value-type="float" office:value="2.24041" calcext:value-type="float">
            <text:p>2.24041</text:p>
          </table:table-cell>
        </table:table-row>
        <table:table-row table:style-name="ro1">
          <table:table-cell office:value-type="float" office:value="3.7284" calcext:value-type="float">
            <text:p>3.7284</text:p>
          </table:table-cell>
          <table:table-cell office:value-type="float" office:value="1.72724" calcext:value-type="float">
            <text:p>1.72724</text:p>
          </table:table-cell>
          <table:table-cell/>
          <table:table-cell office:value-type="float" office:value="3.7284" calcext:value-type="float">
            <text:p>3.7284</text:p>
          </table:table-cell>
          <table:table-cell office:value-type="float" office:value="2.25722" calcext:value-type="float">
            <text:p>2.25722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1.73771" calcext:value-type="float">
            <text:p>1.73771</text:p>
          </table:table-cell>
          <table:table-cell/>
          <table:table-cell office:value-type="float" office:value="3.744" calcext:value-type="float">
            <text:p>3.744</text:p>
          </table:table-cell>
          <table:table-cell office:value-type="float" office:value="2.27277" calcext:value-type="float">
            <text:p>2.27277</text:p>
          </table:table-cell>
        </table:table-row>
        <table:table-row table:style-name="ro1">
          <table:table-cell office:value-type="float" office:value="3.7596" calcext:value-type="float">
            <text:p>3.7596</text:p>
          </table:table-cell>
          <table:table-cell office:value-type="float" office:value="1.74033" calcext:value-type="float">
            <text:p>1.74033</text:p>
          </table:table-cell>
          <table:table-cell/>
          <table:table-cell office:value-type="float" office:value="3.7596" calcext:value-type="float">
            <text:p>3.7596</text:p>
          </table:table-cell>
          <table:table-cell office:value-type="float" office:value="2.28474" calcext:value-type="float">
            <text:p>2.28474</text:p>
          </table:table-cell>
        </table:table-row>
        <table:table-row table:style-name="ro1">
          <table:table-cell office:value-type="float" office:value="3.7752" calcext:value-type="float">
            <text:p>3.7752</text:p>
          </table:table-cell>
          <table:table-cell office:value-type="float" office:value="1.75129" calcext:value-type="float">
            <text:p>1.75129</text:p>
          </table:table-cell>
          <table:table-cell/>
          <table:table-cell office:value-type="float" office:value="3.7752" calcext:value-type="float">
            <text:p>3.7752</text:p>
          </table:table-cell>
          <table:table-cell office:value-type="float" office:value="2.29793" calcext:value-type="float">
            <text:p>2.29793</text:p>
          </table:table-cell>
        </table:table-row>
        <table:table-row table:style-name="ro1">
          <table:table-cell office:value-type="float" office:value="3.7908" calcext:value-type="float">
            <text:p>3.7908</text:p>
          </table:table-cell>
          <table:table-cell office:value-type="float" office:value="1.758" calcext:value-type="float">
            <text:p>1.758</text:p>
          </table:table-cell>
          <table:table-cell/>
          <table:table-cell office:value-type="float" office:value="3.7908" calcext:value-type="float">
            <text:p>3.7908</text:p>
          </table:table-cell>
          <table:table-cell office:value-type="float" office:value="2.31827" calcext:value-type="float">
            <text:p>2.31827</text:p>
          </table:table-cell>
        </table:table-row>
        <table:table-row table:style-name="ro1">
          <table:table-cell office:value-type="float" office:value="3.8064" calcext:value-type="float">
            <text:p>3.8064</text:p>
          </table:table-cell>
          <table:table-cell office:value-type="float" office:value="1.7642" calcext:value-type="float">
            <text:p>1.7642</text:p>
          </table:table-cell>
          <table:table-cell/>
          <table:table-cell office:value-type="float" office:value="3.8064" calcext:value-type="float">
            <text:p>3.8064</text:p>
          </table:table-cell>
          <table:table-cell office:value-type="float" office:value="2.33795" calcext:value-type="float">
            <text:p>2.33795</text:p>
          </table:table-cell>
        </table:table-row>
        <table:table-row table:style-name="ro1">
          <table:table-cell office:value-type="float" office:value="3.822" calcext:value-type="float">
            <text:p>3.822</text:p>
          </table:table-cell>
          <table:table-cell office:value-type="float" office:value="1.77827" calcext:value-type="float">
            <text:p>1.77827</text:p>
          </table:table-cell>
          <table:table-cell/>
          <table:table-cell office:value-type="float" office:value="3.822" calcext:value-type="float">
            <text:p>3.822</text:p>
          </table:table-cell>
          <table:table-cell office:value-type="float" office:value="2.35575" calcext:value-type="float">
            <text:p>2.35575</text:p>
          </table:table-cell>
        </table:table-row>
        <table:table-row table:style-name="ro1">
          <table:table-cell office:value-type="float" office:value="3.8376" calcext:value-type="float">
            <text:p>3.8376</text:p>
          </table:table-cell>
          <table:table-cell office:value-type="float" office:value="1.78797" calcext:value-type="float">
            <text:p>1.78797</text:p>
          </table:table-cell>
          <table:table-cell/>
          <table:table-cell office:value-type="float" office:value="3.8376" calcext:value-type="float">
            <text:p>3.8376</text:p>
          </table:table-cell>
          <table:table-cell office:value-type="float" office:value="2.36615" calcext:value-type="float">
            <text:p>2.36615</text:p>
          </table:table-cell>
        </table:table-row>
        <table:table-row table:style-name="ro1">
          <table:table-cell office:value-type="float" office:value="3.8532" calcext:value-type="float">
            <text:p>3.8532</text:p>
          </table:table-cell>
          <table:table-cell office:value-type="float" office:value="1.79855" calcext:value-type="float">
            <text:p>1.79855</text:p>
          </table:table-cell>
          <table:table-cell/>
          <table:table-cell office:value-type="float" office:value="3.8532" calcext:value-type="float">
            <text:p>3.8532</text:p>
          </table:table-cell>
          <table:table-cell office:value-type="float" office:value="2.3817" calcext:value-type="float">
            <text:p>2.3817</text:p>
          </table:table-cell>
        </table:table-row>
        <table:table-row table:style-name="ro1">
          <table:table-cell office:value-type="float" office:value="3.8688" calcext:value-type="float">
            <text:p>3.8688</text:p>
          </table:table-cell>
          <table:table-cell office:value-type="float" office:value="1.80145" calcext:value-type="float">
            <text:p>1.80145</text:p>
          </table:table-cell>
          <table:table-cell/>
          <table:table-cell office:value-type="float" office:value="3.8688" calcext:value-type="float">
            <text:p>3.8688</text:p>
          </table:table-cell>
          <table:table-cell office:value-type="float" office:value="2.40201" calcext:value-type="float">
            <text:p>2.40201</text:p>
          </table:table-cell>
        </table:table-row>
        <table:table-row table:style-name="ro1">
          <table:table-cell office:value-type="float" office:value="3.8844" calcext:value-type="float">
            <text:p>3.8844</text:p>
          </table:table-cell>
          <table:table-cell office:value-type="float" office:value="1.80716" calcext:value-type="float">
            <text:p>1.80716</text:p>
          </table:table-cell>
          <table:table-cell/>
          <table:table-cell office:value-type="float" office:value="3.8844" calcext:value-type="float">
            <text:p>3.8844</text:p>
          </table:table-cell>
          <table:table-cell office:value-type="float" office:value="2.4195" calcext:value-type="float">
            <text:p>2.4195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.82062" calcext:value-type="float">
            <text:p>1.8206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2.43426" calcext:value-type="float">
            <text:p>2.43426</text:p>
          </table:table-cell>
        </table:table-row>
        <table:table-row table:style-name="ro1">
          <table:table-cell office:value-type="float" office:value="3.9156" calcext:value-type="float">
            <text:p>3.9156</text:p>
          </table:table-cell>
          <table:table-cell office:value-type="float" office:value="1.81954" calcext:value-type="float">
            <text:p>1.81954</text:p>
          </table:table-cell>
          <table:table-cell/>
          <table:table-cell office:value-type="float" office:value="3.9156" calcext:value-type="float">
            <text:p>3.9156</text:p>
          </table:table-cell>
          <table:table-cell office:value-type="float" office:value="2.45159" calcext:value-type="float">
            <text:p>2.45159</text:p>
          </table:table-cell>
        </table:table-row>
        <table:table-row table:style-name="ro1">
          <table:table-cell office:value-type="float" office:value="3.9312" calcext:value-type="float">
            <text:p>3.9312</text:p>
          </table:table-cell>
          <table:table-cell office:value-type="float" office:value="1.82907" calcext:value-type="float">
            <text:p>1.82907</text:p>
          </table:table-cell>
          <table:table-cell/>
          <table:table-cell office:value-type="float" office:value="3.9312" calcext:value-type="float">
            <text:p>3.9312</text:p>
          </table:table-cell>
          <table:table-cell office:value-type="float" office:value="2.47043" calcext:value-type="float">
            <text:p>2.47043</text:p>
          </table:table-cell>
        </table:table-row>
        <table:table-row table:style-name="ro1">
          <table:table-cell office:value-type="float" office:value="3.9468" calcext:value-type="float">
            <text:p>3.9468</text:p>
          </table:table-cell>
          <table:table-cell office:value-type="float" office:value="1.8372" calcext:value-type="float">
            <text:p>1.8372</text:p>
          </table:table-cell>
          <table:table-cell/>
          <table:table-cell office:value-type="float" office:value="3.9468" calcext:value-type="float">
            <text:p>3.9468</text:p>
          </table:table-cell>
          <table:table-cell office:value-type="float" office:value="2.49006" calcext:value-type="float">
            <text:p>2.49006</text:p>
          </table:table-cell>
        </table:table-row>
        <table:table-row table:style-name="ro1">
          <table:table-cell office:value-type="float" office:value="3.9624" calcext:value-type="float">
            <text:p>3.9624</text:p>
          </table:table-cell>
          <table:table-cell office:value-type="float" office:value="1.84809" calcext:value-type="float">
            <text:p>1.84809</text:p>
          </table:table-cell>
          <table:table-cell/>
          <table:table-cell office:value-type="float" office:value="3.9624" calcext:value-type="float">
            <text:p>3.9624</text:p>
          </table:table-cell>
          <table:table-cell office:value-type="float" office:value="2.50789" calcext:value-type="float">
            <text:p>2.50789</text:p>
          </table:table-cell>
        </table:table-row>
        <table:table-row table:style-name="ro1">
          <table:table-cell office:value-type="float" office:value="3.978" calcext:value-type="float">
            <text:p>3.978</text:p>
          </table:table-cell>
          <table:table-cell office:value-type="float" office:value="1.85858" calcext:value-type="float">
            <text:p>1.85858</text:p>
          </table:table-cell>
          <table:table-cell/>
          <table:table-cell office:value-type="float" office:value="3.978" calcext:value-type="float">
            <text:p>3.978</text:p>
          </table:table-cell>
          <table:table-cell office:value-type="float" office:value="2.52682" calcext:value-type="float">
            <text:p>2.52682</text:p>
          </table:table-cell>
        </table:table-row>
        <table:table-row table:style-name="ro1">
          <table:table-cell office:value-type="float" office:value="3.9936" calcext:value-type="float">
            <text:p>3.9936</text:p>
          </table:table-cell>
          <table:table-cell office:value-type="float" office:value="1.86037" calcext:value-type="float">
            <text:p>1.86037</text:p>
          </table:table-cell>
          <table:table-cell/>
          <table:table-cell office:value-type="float" office:value="3.9936" calcext:value-type="float">
            <text:p>3.9936</text:p>
          </table:table-cell>
          <table:table-cell office:value-type="float" office:value="2.54085" calcext:value-type="float">
            <text:p>2.54085</text:p>
          </table:table-cell>
        </table:table-row>
        <table:table-row table:style-name="ro1">
          <table:table-cell office:value-type="float" office:value="4.0092" calcext:value-type="float">
            <text:p>4.0092</text:p>
          </table:table-cell>
          <table:table-cell office:value-type="float" office:value="1.87049" calcext:value-type="float">
            <text:p>1.87049</text:p>
          </table:table-cell>
          <table:table-cell/>
          <table:table-cell office:value-type="float" office:value="4.0092" calcext:value-type="float">
            <text:p>4.0092</text:p>
          </table:table-cell>
          <table:table-cell office:value-type="float" office:value="2.55822" calcext:value-type="float">
            <text:p>2.55822</text:p>
          </table:table-cell>
        </table:table-row>
        <table:table-row table:style-name="ro1">
          <table:table-cell office:value-type="float" office:value="4.0248" calcext:value-type="float">
            <text:p>4.0248</text:p>
          </table:table-cell>
          <table:table-cell office:value-type="float" office:value="1.87682" calcext:value-type="float">
            <text:p>1.87682</text:p>
          </table:table-cell>
          <table:table-cell/>
          <table:table-cell office:value-type="float" office:value="4.0248" calcext:value-type="float">
            <text:p>4.0248</text:p>
          </table:table-cell>
          <table:table-cell office:value-type="float" office:value="2.57985" calcext:value-type="float">
            <text:p>2.57985</text:p>
          </table:table-cell>
        </table:table-row>
        <table:table-row table:style-name="ro1">
          <table:table-cell office:value-type="float" office:value="4.0404" calcext:value-type="float">
            <text:p>4.0404</text:p>
          </table:table-cell>
          <table:table-cell office:value-type="float" office:value="1.88722" calcext:value-type="float">
            <text:p>1.88722</text:p>
          </table:table-cell>
          <table:table-cell/>
          <table:table-cell office:value-type="float" office:value="4.0404" calcext:value-type="float">
            <text:p>4.0404</text:p>
          </table:table-cell>
          <table:table-cell office:value-type="float" office:value="2.58338" calcext:value-type="float">
            <text:p>2.58338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1.88933" calcext:value-type="float">
            <text:p>1.88933</text:p>
          </table:table-cell>
          <table:table-cell/>
          <table:table-cell office:value-type="float" office:value="4.056" calcext:value-type="float">
            <text:p>4.056</text:p>
          </table:table-cell>
          <table:table-cell office:value-type="float" office:value="2.60328" calcext:value-type="float">
            <text:p>2.60328</text:p>
          </table:table-cell>
        </table:table-row>
        <table:table-row table:style-name="ro1">
          <table:table-cell office:value-type="float" office:value="4.0716" calcext:value-type="float">
            <text:p>4.0716</text:p>
          </table:table-cell>
          <table:table-cell office:value-type="float" office:value="1.89784" calcext:value-type="float">
            <text:p>1.89784</text:p>
          </table:table-cell>
          <table:table-cell/>
          <table:table-cell office:value-type="float" office:value="4.0716" calcext:value-type="float">
            <text:p>4.0716</text:p>
          </table:table-cell>
          <table:table-cell office:value-type="float" office:value="2.62905" calcext:value-type="float">
            <text:p>2.62905</text:p>
          </table:table-cell>
        </table:table-row>
        <table:table-row table:style-name="ro1">
          <table:table-cell office:value-type="float" office:value="4.0872" calcext:value-type="float">
            <text:p>4.0872</text:p>
          </table:table-cell>
          <table:table-cell office:value-type="float" office:value="1.90894" calcext:value-type="float">
            <text:p>1.90894</text:p>
          </table:table-cell>
          <table:table-cell/>
          <table:table-cell office:value-type="float" office:value="4.0872" calcext:value-type="float">
            <text:p>4.0872</text:p>
          </table:table-cell>
          <table:table-cell office:value-type="float" office:value="2.64871" calcext:value-type="float">
            <text:p>2.64871</text:p>
          </table:table-cell>
        </table:table-row>
        <table:table-row table:style-name="ro1">
          <table:table-cell office:value-type="float" office:value="4.1028" calcext:value-type="float">
            <text:p>4.1028</text:p>
          </table:table-cell>
          <table:table-cell office:value-type="float" office:value="1.92023" calcext:value-type="float">
            <text:p>1.92023</text:p>
          </table:table-cell>
          <table:table-cell/>
          <table:table-cell office:value-type="float" office:value="4.1028" calcext:value-type="float">
            <text:p>4.1028</text:p>
          </table:table-cell>
          <table:table-cell office:value-type="float" office:value="2.65701" calcext:value-type="float">
            <text:p>2.65701</text:p>
          </table:table-cell>
        </table:table-row>
        <table:table-row table:style-name="ro1">
          <table:table-cell office:value-type="float" office:value="4.1184" calcext:value-type="float">
            <text:p>4.1184</text:p>
          </table:table-cell>
          <table:table-cell office:value-type="float" office:value="1.93275" calcext:value-type="float">
            <text:p>1.93275</text:p>
          </table:table-cell>
          <table:table-cell/>
          <table:table-cell office:value-type="float" office:value="4.1184" calcext:value-type="float">
            <text:p>4.1184</text:p>
          </table:table-cell>
          <table:table-cell office:value-type="float" office:value="2.68469" calcext:value-type="float">
            <text:p>2.68469</text:p>
          </table:table-cell>
        </table:table-row>
        <table:table-row table:style-name="ro1">
          <table:table-cell office:value-type="float" office:value="4.134" calcext:value-type="float">
            <text:p>4.134</text:p>
          </table:table-cell>
          <table:table-cell office:value-type="float" office:value="1.93749" calcext:value-type="float">
            <text:p>1.93749</text:p>
          </table:table-cell>
          <table:table-cell/>
          <table:table-cell office:value-type="float" office:value="4.134" calcext:value-type="float">
            <text:p>4.134</text:p>
          </table:table-cell>
          <table:table-cell office:value-type="float" office:value="2.70619" calcext:value-type="float">
            <text:p>2.70619</text:p>
          </table:table-cell>
        </table:table-row>
        <table:table-row table:style-name="ro1">
          <table:table-cell office:value-type="float" office:value="4.1496" calcext:value-type="float">
            <text:p>4.1496</text:p>
          </table:table-cell>
          <table:table-cell office:value-type="float" office:value="1.9476" calcext:value-type="float">
            <text:p>1.9476</text:p>
          </table:table-cell>
          <table:table-cell/>
          <table:table-cell office:value-type="float" office:value="4.1496" calcext:value-type="float">
            <text:p>4.1496</text:p>
          </table:table-cell>
          <table:table-cell office:value-type="float" office:value="2.71682" calcext:value-type="float">
            <text:p>2.71682</text:p>
          </table:table-cell>
        </table:table-row>
        <table:table-row table:style-name="ro1">
          <table:table-cell office:value-type="float" office:value="4.1652" calcext:value-type="float">
            <text:p>4.1652</text:p>
          </table:table-cell>
          <table:table-cell office:value-type="float" office:value="1.95812" calcext:value-type="float">
            <text:p>1.95812</text:p>
          </table:table-cell>
          <table:table-cell/>
          <table:table-cell office:value-type="float" office:value="4.1652" calcext:value-type="float">
            <text:p>4.1652</text:p>
          </table:table-cell>
          <table:table-cell office:value-type="float" office:value="2.73741" calcext:value-type="float">
            <text:p>2.73741</text:p>
          </table:table-cell>
        </table:table-row>
        <table:table-row table:style-name="ro1">
          <table:table-cell office:value-type="float" office:value="4.1808" calcext:value-type="float">
            <text:p>4.1808</text:p>
          </table:table-cell>
          <table:table-cell office:value-type="float" office:value="1.96217" calcext:value-type="float">
            <text:p>1.96217</text:p>
          </table:table-cell>
          <table:table-cell/>
          <table:table-cell office:value-type="float" office:value="4.1808" calcext:value-type="float">
            <text:p>4.1808</text:p>
          </table:table-cell>
          <table:table-cell office:value-type="float" office:value="2.74866" calcext:value-type="float">
            <text:p>2.74866</text:p>
          </table:table-cell>
        </table:table-row>
        <table:table-row table:style-name="ro1">
          <table:table-cell office:value-type="float" office:value="4.1964" calcext:value-type="float">
            <text:p>4.1964</text:p>
          </table:table-cell>
          <table:table-cell office:value-type="float" office:value="1.97069" calcext:value-type="float">
            <text:p>1.97069</text:p>
          </table:table-cell>
          <table:table-cell/>
          <table:table-cell office:value-type="float" office:value="4.1964" calcext:value-type="float">
            <text:p>4.1964</text:p>
          </table:table-cell>
          <table:table-cell office:value-type="float" office:value="2.76728" calcext:value-type="float">
            <text:p>2.76728</text:p>
          </table:table-cell>
        </table:table-row>
        <table:table-row table:style-name="ro1">
          <table:table-cell office:value-type="float" office:value="4.212" calcext:value-type="float">
            <text:p>4.212</text:p>
          </table:table-cell>
          <table:table-cell office:value-type="float" office:value="1.97973" calcext:value-type="float">
            <text:p>1.97973</text:p>
          </table:table-cell>
          <table:table-cell/>
          <table:table-cell office:value-type="float" office:value="4.212" calcext:value-type="float">
            <text:p>4.212</text:p>
          </table:table-cell>
          <table:table-cell office:value-type="float" office:value="2.78623" calcext:value-type="float">
            <text:p>2.78623</text:p>
          </table:table-cell>
        </table:table-row>
        <table:table-row table:style-name="ro1">
          <table:table-cell office:value-type="float" office:value="4.2276" calcext:value-type="float">
            <text:p>4.2276</text:p>
          </table:table-cell>
          <table:table-cell office:value-type="float" office:value="1.98633" calcext:value-type="float">
            <text:p>1.98633</text:p>
          </table:table-cell>
          <table:table-cell/>
          <table:table-cell office:value-type="float" office:value="4.2276" calcext:value-type="float">
            <text:p>4.2276</text:p>
          </table:table-cell>
          <table:table-cell office:value-type="float" office:value="2.80535" calcext:value-type="float">
            <text:p>2.80535</text:p>
          </table:table-cell>
        </table:table-row>
        <table:table-row table:style-name="ro1">
          <table:table-cell office:value-type="float" office:value="4.2432" calcext:value-type="float">
            <text:p>4.2432</text:p>
          </table:table-cell>
          <table:table-cell office:value-type="float" office:value="1.98662" calcext:value-type="float">
            <text:p>1.98662</text:p>
          </table:table-cell>
          <table:table-cell/>
          <table:table-cell office:value-type="float" office:value="4.2432" calcext:value-type="float">
            <text:p>4.2432</text:p>
          </table:table-cell>
          <table:table-cell office:value-type="float" office:value="2.8237" calcext:value-type="float">
            <text:p>2.8237</text:p>
          </table:table-cell>
        </table:table-row>
        <table:table-row table:style-name="ro1">
          <table:table-cell office:value-type="float" office:value="4.2588" calcext:value-type="float">
            <text:p>4.2588</text:p>
          </table:table-cell>
          <table:table-cell office:value-type="float" office:value="1.9926" calcext:value-type="float">
            <text:p>1.9926</text:p>
          </table:table-cell>
          <table:table-cell/>
          <table:table-cell office:value-type="float" office:value="4.2588" calcext:value-type="float">
            <text:p>4.2588</text:p>
          </table:table-cell>
          <table:table-cell office:value-type="float" office:value="2.84281" calcext:value-type="float">
            <text:p>2.84281</text:p>
          </table:table-cell>
        </table:table-row>
        <table:table-row table:style-name="ro1">
          <table:table-cell office:value-type="float" office:value="4.2744" calcext:value-type="float">
            <text:p>4.2744</text:p>
          </table:table-cell>
          <table:table-cell office:value-type="float" office:value="1.99858" calcext:value-type="float">
            <text:p>1.99858</text:p>
          </table:table-cell>
          <table:table-cell/>
          <table:table-cell office:value-type="float" office:value="4.2744" calcext:value-type="float">
            <text:p>4.2744</text:p>
          </table:table-cell>
          <table:table-cell office:value-type="float" office:value="2.86893" calcext:value-type="float">
            <text:p>2.86893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2.00705" calcext:value-type="float">
            <text:p>2.00705</text:p>
          </table:table-cell>
          <table:table-cell/>
          <table:table-cell office:value-type="float" office:value="4.29" calcext:value-type="float">
            <text:p>4.29</text:p>
          </table:table-cell>
          <table:table-cell office:value-type="float" office:value="2.88255" calcext:value-type="float">
            <text:p>2.88255</text:p>
          </table:table-cell>
        </table:table-row>
        <table:table-row table:style-name="ro1">
          <table:table-cell office:value-type="float" office:value="4.3056" calcext:value-type="float">
            <text:p>4.3056</text:p>
          </table:table-cell>
          <table:table-cell office:value-type="float" office:value="2.01307" calcext:value-type="float">
            <text:p>2.01307</text:p>
          </table:table-cell>
          <table:table-cell/>
          <table:table-cell office:value-type="float" office:value="4.3056" calcext:value-type="float">
            <text:p>4.3056</text:p>
          </table:table-cell>
          <table:table-cell office:value-type="float" office:value="2.90209" calcext:value-type="float">
            <text:p>2.90209</text:p>
          </table:table-cell>
        </table:table-row>
        <table:table-row table:style-name="ro1">
          <table:table-cell office:value-type="float" office:value="4.3212" calcext:value-type="float">
            <text:p>4.3212</text:p>
          </table:table-cell>
          <table:table-cell office:value-type="float" office:value="2.01584" calcext:value-type="float">
            <text:p>2.01584</text:p>
          </table:table-cell>
          <table:table-cell/>
          <table:table-cell office:value-type="float" office:value="4.3212" calcext:value-type="float">
            <text:p>4.3212</text:p>
          </table:table-cell>
          <table:table-cell office:value-type="float" office:value="2.92007" calcext:value-type="float">
            <text:p>2.92007</text:p>
          </table:table-cell>
        </table:table-row>
        <table:table-row table:style-name="ro1">
          <table:table-cell office:value-type="float" office:value="4.3368" calcext:value-type="float">
            <text:p>4.3368</text:p>
          </table:table-cell>
          <table:table-cell office:value-type="float" office:value="2.02826" calcext:value-type="float">
            <text:p>2.02826</text:p>
          </table:table-cell>
          <table:table-cell/>
          <table:table-cell office:value-type="float" office:value="4.3368" calcext:value-type="float">
            <text:p>4.3368</text:p>
          </table:table-cell>
          <table:table-cell office:value-type="float" office:value="2.93576" calcext:value-type="float">
            <text:p>2.93576</text:p>
          </table:table-cell>
        </table:table-row>
        <table:table-row table:style-name="ro1">
          <table:table-cell office:value-type="float" office:value="4.3524" calcext:value-type="float">
            <text:p>4.3524</text:p>
          </table:table-cell>
          <table:table-cell office:value-type="float" office:value="2.03892" calcext:value-type="float">
            <text:p>2.03892</text:p>
          </table:table-cell>
          <table:table-cell/>
          <table:table-cell office:value-type="float" office:value="4.3524" calcext:value-type="float">
            <text:p>4.3524</text:p>
          </table:table-cell>
          <table:table-cell office:value-type="float" office:value="2.95852" calcext:value-type="float">
            <text:p>2.95852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2.04671" calcext:value-type="float">
            <text:p>2.04671</text:p>
          </table:table-cell>
          <table:table-cell/>
          <table:table-cell office:value-type="float" office:value="4.368" calcext:value-type="float">
            <text:p>4.368</text:p>
          </table:table-cell>
          <table:table-cell office:value-type="float" office:value="2.97384" calcext:value-type="float">
            <text:p>2.97384</text:p>
          </table:table-cell>
        </table:table-row>
        <table:table-row table:style-name="ro1">
          <table:table-cell office:value-type="float" office:value="4.3836" calcext:value-type="float">
            <text:p>4.3836</text:p>
          </table:table-cell>
          <table:table-cell office:value-type="float" office:value="2.05551" calcext:value-type="float">
            <text:p>2.05551</text:p>
          </table:table-cell>
          <table:table-cell/>
          <table:table-cell office:value-type="float" office:value="4.3836" calcext:value-type="float">
            <text:p>4.3836</text:p>
          </table:table-cell>
          <table:table-cell office:value-type="float" office:value="3.0033" calcext:value-type="float">
            <text:p>3.0033</text:p>
          </table:table-cell>
        </table:table-row>
        <table:table-row table:style-name="ro1">
          <table:table-cell office:value-type="float" office:value="4.3992" calcext:value-type="float">
            <text:p>4.3992</text:p>
          </table:table-cell>
          <table:table-cell office:value-type="float" office:value="2.05785" calcext:value-type="float">
            <text:p>2.05785</text:p>
          </table:table-cell>
          <table:table-cell/>
          <table:table-cell office:value-type="float" office:value="4.3992" calcext:value-type="float">
            <text:p>4.3992</text:p>
          </table:table-cell>
          <table:table-cell office:value-type="float" office:value="3.02652" calcext:value-type="float">
            <text:p>3.02652</text:p>
          </table:table-cell>
        </table:table-row>
        <table:table-row table:style-name="ro1">
          <table:table-cell office:value-type="float" office:value="4.4148" calcext:value-type="float">
            <text:p>4.4148</text:p>
          </table:table-cell>
          <table:table-cell office:value-type="float" office:value="2.06201" calcext:value-type="float">
            <text:p>2.06201</text:p>
          </table:table-cell>
          <table:table-cell/>
          <table:table-cell office:value-type="float" office:value="4.4148" calcext:value-type="float">
            <text:p>4.4148</text:p>
          </table:table-cell>
          <table:table-cell office:value-type="float" office:value="3.05842" calcext:value-type="float">
            <text:p>3.05842</text:p>
          </table:table-cell>
        </table:table-row>
        <table:table-row table:style-name="ro1">
          <table:table-cell office:value-type="float" office:value="4.4304" calcext:value-type="float">
            <text:p>4.4304</text:p>
          </table:table-cell>
          <table:table-cell office:value-type="float" office:value="2.08364" calcext:value-type="float">
            <text:p>2.08364</text:p>
          </table:table-cell>
          <table:table-cell/>
          <table:table-cell office:value-type="float" office:value="4.4304" calcext:value-type="float">
            <text:p>4.4304</text:p>
          </table:table-cell>
          <table:table-cell office:value-type="float" office:value="3.08644" calcext:value-type="float">
            <text:p>3.08644</text:p>
          </table:table-cell>
        </table:table-row>
        <table:table-row table:style-name="ro1">
          <table:table-cell office:value-type="float" office:value="4.446" calcext:value-type="float">
            <text:p>4.446</text:p>
          </table:table-cell>
          <table:table-cell office:value-type="float" office:value="2.08819" calcext:value-type="float">
            <text:p>2.08819</text:p>
          </table:table-cell>
          <table:table-cell/>
          <table:table-cell office:value-type="float" office:value="4.446" calcext:value-type="float">
            <text:p>4.446</text:p>
          </table:table-cell>
          <table:table-cell office:value-type="float" office:value="3.10018" calcext:value-type="float">
            <text:p>3.10018</text:p>
          </table:table-cell>
        </table:table-row>
        <table:table-row table:style-name="ro1">
          <table:table-cell office:value-type="float" office:value="4.4616" calcext:value-type="float">
            <text:p>4.4616</text:p>
          </table:table-cell>
          <table:table-cell office:value-type="float" office:value="2.09036" calcext:value-type="float">
            <text:p>2.09036</text:p>
          </table:table-cell>
          <table:table-cell/>
          <table:table-cell office:value-type="float" office:value="4.4616" calcext:value-type="float">
            <text:p>4.4616</text:p>
          </table:table-cell>
          <table:table-cell office:value-type="float" office:value="3.12666" calcext:value-type="float">
            <text:p>3.12666</text:p>
          </table:table-cell>
        </table:table-row>
        <table:table-row table:style-name="ro1">
          <table:table-cell office:value-type="float" office:value="4.4772" calcext:value-type="float">
            <text:p>4.4772</text:p>
          </table:table-cell>
          <table:table-cell office:value-type="float" office:value="2.09825" calcext:value-type="float">
            <text:p>2.09825</text:p>
          </table:table-cell>
          <table:table-cell/>
          <table:table-cell office:value-type="float" office:value="4.4772" calcext:value-type="float">
            <text:p>4.4772</text:p>
          </table:table-cell>
          <table:table-cell office:value-type="float" office:value="3.14413" calcext:value-type="float">
            <text:p>3.14413</text:p>
          </table:table-cell>
        </table:table-row>
        <table:table-row table:style-name="ro1">
          <table:table-cell office:value-type="float" office:value="4.4928" calcext:value-type="float">
            <text:p>4.4928</text:p>
          </table:table-cell>
          <table:table-cell office:value-type="float" office:value="2.10578" calcext:value-type="float">
            <text:p>2.10578</text:p>
          </table:table-cell>
          <table:table-cell/>
          <table:table-cell office:value-type="float" office:value="4.4928" calcext:value-type="float">
            <text:p>4.4928</text:p>
          </table:table-cell>
          <table:table-cell office:value-type="float" office:value="3.15256" calcext:value-type="float">
            <text:p>3.15256</text:p>
          </table:table-cell>
        </table:table-row>
        <table:table-row table:style-name="ro1">
          <table:table-cell office:value-type="float" office:value="4.5084" calcext:value-type="float">
            <text:p>4.5084</text:p>
          </table:table-cell>
          <table:table-cell office:value-type="float" office:value="2.10804" calcext:value-type="float">
            <text:p>2.10804</text:p>
          </table:table-cell>
          <table:table-cell/>
          <table:table-cell office:value-type="float" office:value="4.5084" calcext:value-type="float">
            <text:p>4.5084</text:p>
          </table:table-cell>
          <table:table-cell office:value-type="float" office:value="3.16382" calcext:value-type="float">
            <text:p>3.16382</text:p>
          </table:table-cell>
        </table:table-row>
        <table:table-row table:style-name="ro1">
          <table:table-cell office:value-type="float" office:value="4.524" calcext:value-type="float">
            <text:p>4.524</text:p>
          </table:table-cell>
          <table:table-cell office:value-type="float" office:value="2.11083" calcext:value-type="float">
            <text:p>2.11083</text:p>
          </table:table-cell>
          <table:table-cell/>
          <table:table-cell office:value-type="float" office:value="4.524" calcext:value-type="float">
            <text:p>4.524</text:p>
          </table:table-cell>
          <table:table-cell office:value-type="float" office:value="3.18886" calcext:value-type="float">
            <text:p>3.18886</text:p>
          </table:table-cell>
        </table:table-row>
        <table:table-row table:style-name="ro1">
          <table:table-cell office:value-type="float" office:value="4.5396" calcext:value-type="float">
            <text:p>4.5396</text:p>
          </table:table-cell>
          <table:table-cell office:value-type="float" office:value="2.12032" calcext:value-type="float">
            <text:p>2.12032</text:p>
          </table:table-cell>
          <table:table-cell/>
          <table:table-cell office:value-type="float" office:value="4.5396" calcext:value-type="float">
            <text:p>4.5396</text:p>
          </table:table-cell>
          <table:table-cell office:value-type="float" office:value="3.20581" calcext:value-type="float">
            <text:p>3.20581</text:p>
          </table:table-cell>
        </table:table-row>
        <table:table-row table:style-name="ro1">
          <table:table-cell office:value-type="float" office:value="4.5552" calcext:value-type="float">
            <text:p>4.5552</text:p>
          </table:table-cell>
          <table:table-cell office:value-type="float" office:value="2.12689" calcext:value-type="float">
            <text:p>2.12689</text:p>
          </table:table-cell>
          <table:table-cell/>
          <table:table-cell office:value-type="float" office:value="4.5552" calcext:value-type="float">
            <text:p>4.5552</text:p>
          </table:table-cell>
          <table:table-cell office:value-type="float" office:value="3.2148" calcext:value-type="float">
            <text:p>3.2148</text:p>
          </table:table-cell>
        </table:table-row>
        <table:table-row table:style-name="ro1">
          <table:table-cell office:value-type="float" office:value="4.5708" calcext:value-type="float">
            <text:p>4.5708</text:p>
          </table:table-cell>
          <table:table-cell office:value-type="float" office:value="2.12704" calcext:value-type="float">
            <text:p>2.12704</text:p>
          </table:table-cell>
          <table:table-cell/>
          <table:table-cell office:value-type="float" office:value="4.5708" calcext:value-type="float">
            <text:p>4.5708</text:p>
          </table:table-cell>
          <table:table-cell office:value-type="float" office:value="3.2371" calcext:value-type="float">
            <text:p>3.2371</text:p>
          </table:table-cell>
        </table:table-row>
        <table:table-row table:style-name="ro1">
          <table:table-cell office:value-type="float" office:value="4.5864" calcext:value-type="float">
            <text:p>4.5864</text:p>
          </table:table-cell>
          <table:table-cell office:value-type="float" office:value="2.13375" calcext:value-type="float">
            <text:p>2.13375</text:p>
          </table:table-cell>
          <table:table-cell/>
          <table:table-cell office:value-type="float" office:value="4.5864" calcext:value-type="float">
            <text:p>4.5864</text:p>
          </table:table-cell>
          <table:table-cell office:value-type="float" office:value="3.25109" calcext:value-type="float">
            <text:p>3.25109</text:p>
          </table:table-cell>
        </table:table-row>
        <table:table-row table:style-name="ro1">
          <table:table-cell office:value-type="float" office:value="4.602" calcext:value-type="float">
            <text:p>4.602</text:p>
          </table:table-cell>
          <table:table-cell office:value-type="float" office:value="2.14138" calcext:value-type="float">
            <text:p>2.14138</text:p>
          </table:table-cell>
          <table:table-cell/>
          <table:table-cell office:value-type="float" office:value="4.602" calcext:value-type="float">
            <text:p>4.602</text:p>
          </table:table-cell>
          <table:table-cell office:value-type="float" office:value="3.26088" calcext:value-type="float">
            <text:p>3.26088</text:p>
          </table:table-cell>
        </table:table-row>
        <table:table-row table:style-name="ro1">
          <table:table-cell office:value-type="float" office:value="4.6176" calcext:value-type="float">
            <text:p>4.6176</text:p>
          </table:table-cell>
          <table:table-cell office:value-type="float" office:value="2.14937" calcext:value-type="float">
            <text:p>2.14937</text:p>
          </table:table-cell>
          <table:table-cell/>
          <table:table-cell office:value-type="float" office:value="4.6176" calcext:value-type="float">
            <text:p>4.6176</text:p>
          </table:table-cell>
          <table:table-cell office:value-type="float" office:value="3.27341" calcext:value-type="float">
            <text:p>3.27341</text:p>
          </table:table-cell>
        </table:table-row>
        <table:table-row table:style-name="ro1">
          <table:table-cell office:value-type="float" office:value="4.6332" calcext:value-type="float">
            <text:p>4.6332</text:p>
          </table:table-cell>
          <table:table-cell office:value-type="float" office:value="2.15035" calcext:value-type="float">
            <text:p>2.15035</text:p>
          </table:table-cell>
          <table:table-cell/>
          <table:table-cell office:value-type="float" office:value="4.6332" calcext:value-type="float">
            <text:p>4.6332</text:p>
          </table:table-cell>
          <table:table-cell office:value-type="float" office:value="3.28106" calcext:value-type="float">
            <text:p>3.28106</text:p>
          </table:table-cell>
        </table:table-row>
        <table:table-row table:style-name="ro1">
          <table:table-cell office:value-type="float" office:value="4.6488" calcext:value-type="float">
            <text:p>4.6488</text:p>
          </table:table-cell>
          <table:table-cell office:value-type="float" office:value="2.1542" calcext:value-type="float">
            <text:p>2.1542</text:p>
          </table:table-cell>
          <table:table-cell/>
          <table:table-cell office:value-type="float" office:value="4.6488" calcext:value-type="float">
            <text:p>4.6488</text:p>
          </table:table-cell>
          <table:table-cell office:value-type="float" office:value="3.29905" calcext:value-type="float">
            <text:p>3.29905</text:p>
          </table:table-cell>
        </table:table-row>
        <table:table-row table:style-name="ro1">
          <table:table-cell office:value-type="float" office:value="4.6644" calcext:value-type="float">
            <text:p>4.6644</text:p>
          </table:table-cell>
          <table:table-cell office:value-type="float" office:value="2.16214" calcext:value-type="float">
            <text:p>2.16214</text:p>
          </table:table-cell>
          <table:table-cell/>
          <table:table-cell office:value-type="float" office:value="4.6644" calcext:value-type="float">
            <text:p>4.6644</text:p>
          </table:table-cell>
          <table:table-cell office:value-type="float" office:value="3.31684" calcext:value-type="float">
            <text:p>3.31684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2.17036" calcext:value-type="float">
            <text:p>2.17036</text:p>
          </table:table-cell>
          <table:table-cell/>
          <table:table-cell office:value-type="float" office:value="4.68" calcext:value-type="float">
            <text:p>4.68</text:p>
          </table:table-cell>
          <table:table-cell office:value-type="float" office:value="3.33521" calcext:value-type="float">
            <text:p>3.33521</text:p>
          </table:table-cell>
        </table:table-row>
        <table:table-row table:style-name="ro1">
          <table:table-cell office:value-type="float" office:value="4.6956" calcext:value-type="float">
            <text:p>4.6956</text:p>
          </table:table-cell>
          <table:table-cell office:value-type="float" office:value="2.16965" calcext:value-type="float">
            <text:p>2.16965</text:p>
          </table:table-cell>
          <table:table-cell/>
          <table:table-cell office:value-type="float" office:value="4.6956" calcext:value-type="float">
            <text:p>4.6956</text:p>
          </table:table-cell>
          <table:table-cell office:value-type="float" office:value="3.34879" calcext:value-type="float">
            <text:p>3.34879</text:p>
          </table:table-cell>
        </table:table-row>
        <table:table-row table:style-name="ro1">
          <table:table-cell office:value-type="float" office:value="4.7112" calcext:value-type="float">
            <text:p>4.7112</text:p>
          </table:table-cell>
          <table:table-cell office:value-type="float" office:value="2.17178" calcext:value-type="float">
            <text:p>2.17178</text:p>
          </table:table-cell>
          <table:table-cell/>
          <table:table-cell office:value-type="float" office:value="4.7112" calcext:value-type="float">
            <text:p>4.7112</text:p>
          </table:table-cell>
          <table:table-cell office:value-type="float" office:value="3.35068" calcext:value-type="float">
            <text:p>3.35068</text:p>
          </table:table-cell>
        </table:table-row>
        <table:table-row table:style-name="ro1">
          <table:table-cell office:value-type="float" office:value="4.7268" calcext:value-type="float">
            <text:p>4.7268</text:p>
          </table:table-cell>
          <table:table-cell office:value-type="float" office:value="2.17277" calcext:value-type="float">
            <text:p>2.17277</text:p>
          </table:table-cell>
          <table:table-cell/>
          <table:table-cell office:value-type="float" office:value="4.7268" calcext:value-type="float">
            <text:p>4.7268</text:p>
          </table:table-cell>
          <table:table-cell office:value-type="float" office:value="3.35797" calcext:value-type="float">
            <text:p>3.35797</text:p>
          </table:table-cell>
        </table:table-row>
        <table:table-row table:style-name="ro1">
          <table:table-cell office:value-type="float" office:value="4.7424" calcext:value-type="float">
            <text:p>4.7424</text:p>
          </table:table-cell>
          <table:table-cell office:value-type="float" office:value="2.17404" calcext:value-type="float">
            <text:p>2.17404</text:p>
          </table:table-cell>
          <table:table-cell/>
          <table:table-cell office:value-type="float" office:value="4.7424" calcext:value-type="float">
            <text:p>4.7424</text:p>
          </table:table-cell>
          <table:table-cell office:value-type="float" office:value="3.3688" calcext:value-type="float">
            <text:p>3.3688</text:p>
          </table:table-cell>
        </table:table-row>
        <table:table-row table:style-name="ro1">
          <table:table-cell office:value-type="float" office:value="4.758" calcext:value-type="float">
            <text:p>4.758</text:p>
          </table:table-cell>
          <table:table-cell office:value-type="float" office:value="2.18084" calcext:value-type="float">
            <text:p>2.18084</text:p>
          </table:table-cell>
          <table:table-cell/>
          <table:table-cell office:value-type="float" office:value="4.758" calcext:value-type="float">
            <text:p>4.758</text:p>
          </table:table-cell>
          <table:table-cell office:value-type="float" office:value="3.38472" calcext:value-type="float">
            <text:p>3.38472</text:p>
          </table:table-cell>
        </table:table-row>
        <table:table-row table:style-name="ro1">
          <table:table-cell office:value-type="float" office:value="4.7736" calcext:value-type="float">
            <text:p>4.7736</text:p>
          </table:table-cell>
          <table:table-cell office:value-type="float" office:value="2.19268" calcext:value-type="float">
            <text:p>2.19268</text:p>
          </table:table-cell>
          <table:table-cell/>
          <table:table-cell office:value-type="float" office:value="4.7736" calcext:value-type="float">
            <text:p>4.7736</text:p>
          </table:table-cell>
          <table:table-cell office:value-type="float" office:value="3.39993" calcext:value-type="float">
            <text:p>3.39993</text:p>
          </table:table-cell>
        </table:table-row>
        <table:table-row table:style-name="ro1">
          <table:table-cell office:value-type="float" office:value="4.7892" calcext:value-type="float">
            <text:p>4.7892</text:p>
          </table:table-cell>
          <table:table-cell office:value-type="float" office:value="2.18818" calcext:value-type="float">
            <text:p>2.18818</text:p>
          </table:table-cell>
          <table:table-cell/>
          <table:table-cell office:value-type="float" office:value="4.7892" calcext:value-type="float">
            <text:p>4.7892</text:p>
          </table:table-cell>
          <table:table-cell office:value-type="float" office:value="3.41485" calcext:value-type="float">
            <text:p>3.41485</text:p>
          </table:table-cell>
        </table:table-row>
        <table:table-row table:style-name="ro1">
          <table:table-cell office:value-type="float" office:value="4.8048" calcext:value-type="float">
            <text:p>4.8048</text:p>
          </table:table-cell>
          <table:table-cell office:value-type="float" office:value="2.19354" calcext:value-type="float">
            <text:p>2.19354</text:p>
          </table:table-cell>
          <table:table-cell/>
          <table:table-cell office:value-type="float" office:value="4.8048" calcext:value-type="float">
            <text:p>4.8048</text:p>
          </table:table-cell>
          <table:table-cell office:value-type="float" office:value="3.42144" calcext:value-type="float">
            <text:p>3.42144</text:p>
          </table:table-cell>
        </table:table-row>
        <table:table-row table:style-name="ro1">
          <table:table-cell office:value-type="float" office:value="4.8204" calcext:value-type="float">
            <text:p>4.8204</text:p>
          </table:table-cell>
          <table:table-cell office:value-type="float" office:value="2.20002" calcext:value-type="float">
            <text:p>2.20002</text:p>
          </table:table-cell>
          <table:table-cell/>
          <table:table-cell office:value-type="float" office:value="4.8204" calcext:value-type="float">
            <text:p>4.8204</text:p>
          </table:table-cell>
          <table:table-cell office:value-type="float" office:value="3.42984" calcext:value-type="float">
            <text:p>3.42984</text:p>
          </table:table-cell>
        </table:table-row>
        <table:table-row table:style-name="ro1">
          <table:table-cell office:value-type="float" office:value="4.836" calcext:value-type="float">
            <text:p>4.836</text:p>
          </table:table-cell>
          <table:table-cell office:value-type="float" office:value="2.20684" calcext:value-type="float">
            <text:p>2.20684</text:p>
          </table:table-cell>
          <table:table-cell/>
          <table:table-cell office:value-type="float" office:value="4.836" calcext:value-type="float">
            <text:p>4.836</text:p>
          </table:table-cell>
          <table:table-cell office:value-type="float" office:value="3.43678" calcext:value-type="float">
            <text:p>3.43678</text:p>
          </table:table-cell>
        </table:table-row>
        <table:table-row table:style-name="ro1">
          <table:table-cell office:value-type="float" office:value="4.8516" calcext:value-type="float">
            <text:p>4.8516</text:p>
          </table:table-cell>
          <table:table-cell office:value-type="float" office:value="2.22186" calcext:value-type="float">
            <text:p>2.22186</text:p>
          </table:table-cell>
          <table:table-cell/>
          <table:table-cell office:value-type="float" office:value="4.8516" calcext:value-type="float">
            <text:p>4.8516</text:p>
          </table:table-cell>
          <table:table-cell office:value-type="float" office:value="3.44897" calcext:value-type="float">
            <text:p>3.44897</text:p>
          </table:table-cell>
        </table:table-row>
        <table:table-row table:style-name="ro1">
          <table:table-cell office:value-type="float" office:value="4.8672" calcext:value-type="float">
            <text:p>4.8672</text:p>
          </table:table-cell>
          <table:table-cell office:value-type="float" office:value="2.21791" calcext:value-type="float">
            <text:p>2.21791</text:p>
          </table:table-cell>
          <table:table-cell/>
          <table:table-cell office:value-type="float" office:value="4.8672" calcext:value-type="float">
            <text:p>4.8672</text:p>
          </table:table-cell>
          <table:table-cell office:value-type="float" office:value="3.46731" calcext:value-type="float">
            <text:p>3.46731</text:p>
          </table:table-cell>
        </table:table-row>
        <table:table-row table:style-name="ro1">
          <table:table-cell office:value-type="float" office:value="4.8828" calcext:value-type="float">
            <text:p>4.8828</text:p>
          </table:table-cell>
          <table:table-cell office:value-type="float" office:value="2.22217" calcext:value-type="float">
            <text:p>2.22217</text:p>
          </table:table-cell>
          <table:table-cell/>
          <table:table-cell office:value-type="float" office:value="4.8828" calcext:value-type="float">
            <text:p>4.8828</text:p>
          </table:table-cell>
          <table:table-cell office:value-type="float" office:value="3.47079" calcext:value-type="float">
            <text:p>3.47079</text:p>
          </table:table-cell>
        </table:table-row>
        <table:table-row table:style-name="ro1">
          <table:table-cell office:value-type="float" office:value="4.8984" calcext:value-type="float">
            <text:p>4.8984</text:p>
          </table:table-cell>
          <table:table-cell office:value-type="float" office:value="2.22715" calcext:value-type="float">
            <text:p>2.22715</text:p>
          </table:table-cell>
          <table:table-cell/>
          <table:table-cell office:value-type="float" office:value="4.8984" calcext:value-type="float">
            <text:p>4.8984</text:p>
          </table:table-cell>
          <table:table-cell office:value-type="float" office:value="3.48258" calcext:value-type="float">
            <text:p>3.48258</text:p>
          </table:table-cell>
        </table:table-row>
        <table:table-row table:style-name="ro1">
          <table:table-cell office:value-type="float" office:value="4.914" calcext:value-type="float">
            <text:p>4.914</text:p>
          </table:table-cell>
          <table:table-cell office:value-type="float" office:value="2.23473" calcext:value-type="float">
            <text:p>2.23473</text:p>
          </table:table-cell>
          <table:table-cell/>
          <table:table-cell office:value-type="float" office:value="4.914" calcext:value-type="float">
            <text:p>4.914</text:p>
          </table:table-cell>
          <table:table-cell office:value-type="float" office:value="3.5068" calcext:value-type="float">
            <text:p>3.5068</text:p>
          </table:table-cell>
        </table:table-row>
        <table:table-row table:style-name="ro1">
          <table:table-cell office:value-type="float" office:value="4.9296" calcext:value-type="float">
            <text:p>4.9296</text:p>
          </table:table-cell>
          <table:table-cell office:value-type="float" office:value="2.23976" calcext:value-type="float">
            <text:p>2.23976</text:p>
          </table:table-cell>
          <table:table-cell/>
          <table:table-cell office:value-type="float" office:value="4.9296" calcext:value-type="float">
            <text:p>4.9296</text:p>
          </table:table-cell>
          <table:table-cell office:value-type="float" office:value="3.51281" calcext:value-type="float">
            <text:p>3.51281</text:p>
          </table:table-cell>
        </table:table-row>
        <table:table-row table:style-name="ro1">
          <table:table-cell office:value-type="float" office:value="4.9452" calcext:value-type="float">
            <text:p>4.9452</text:p>
          </table:table-cell>
          <table:table-cell office:value-type="float" office:value="2.24209" calcext:value-type="float">
            <text:p>2.24209</text:p>
          </table:table-cell>
          <table:table-cell/>
          <table:table-cell office:value-type="float" office:value="4.9452" calcext:value-type="float">
            <text:p>4.9452</text:p>
          </table:table-cell>
          <table:table-cell office:value-type="float" office:value="3.51698" calcext:value-type="float">
            <text:p>3.51698</text:p>
          </table:table-cell>
        </table:table-row>
        <table:table-row table:style-name="ro1">
          <table:table-cell office:value-type="float" office:value="4.9608" calcext:value-type="float">
            <text:p>4.9608</text:p>
          </table:table-cell>
          <table:table-cell office:value-type="float" office:value="2.24901" calcext:value-type="float">
            <text:p>2.24901</text:p>
          </table:table-cell>
          <table:table-cell/>
          <table:table-cell office:value-type="float" office:value="4.9608" calcext:value-type="float">
            <text:p>4.9608</text:p>
          </table:table-cell>
          <table:table-cell office:value-type="float" office:value="3.53165" calcext:value-type="float">
            <text:p>3.53165</text:p>
          </table:table-cell>
        </table:table-row>
        <table:table-row table:style-name="ro1">
          <table:table-cell office:value-type="float" office:value="4.9764" calcext:value-type="float">
            <text:p>4.9764</text:p>
          </table:table-cell>
          <table:table-cell office:value-type="float" office:value="2.2498" calcext:value-type="float">
            <text:p>2.2498</text:p>
          </table:table-cell>
          <table:table-cell/>
          <table:table-cell office:value-type="float" office:value="4.9764" calcext:value-type="float">
            <text:p>4.9764</text:p>
          </table:table-cell>
          <table:table-cell office:value-type="float" office:value="3.53377" calcext:value-type="float">
            <text:p>3.53377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2.24979" calcext:value-type="float">
            <text:p>2.24979</text:p>
          </table:table-cell>
          <table:table-cell/>
          <table:table-cell office:value-type="float" office:value="4.992" calcext:value-type="float">
            <text:p>4.992</text:p>
          </table:table-cell>
          <table:table-cell office:value-type="float" office:value="3.53991" calcext:value-type="float">
            <text:p>3.53991</text:p>
          </table:table-cell>
        </table:table-row>
        <table:table-row table:style-name="ro1">
          <table:table-cell office:value-type="float" office:value="5.0076" calcext:value-type="float">
            <text:p>5.0076</text:p>
          </table:table-cell>
          <table:table-cell office:value-type="float" office:value="2.25069" calcext:value-type="float">
            <text:p>2.25069</text:p>
          </table:table-cell>
          <table:table-cell/>
          <table:table-cell office:value-type="float" office:value="5.0076" calcext:value-type="float">
            <text:p>5.0076</text:p>
          </table:table-cell>
          <table:table-cell office:value-type="float" office:value="3.55161" calcext:value-type="float">
            <text:p>3.55161</text:p>
          </table:table-cell>
        </table:table-row>
        <table:table-row table:style-name="ro1">
          <table:table-cell office:value-type="float" office:value="5.0232" calcext:value-type="float">
            <text:p>5.0232</text:p>
          </table:table-cell>
          <table:table-cell office:value-type="float" office:value="2.25103" calcext:value-type="float">
            <text:p>2.25103</text:p>
          </table:table-cell>
          <table:table-cell/>
          <table:table-cell office:value-type="float" office:value="5.0232" calcext:value-type="float">
            <text:p>5.0232</text:p>
          </table:table-cell>
          <table:table-cell office:value-type="float" office:value="3.56843" calcext:value-type="float">
            <text:p>3.56843</text:p>
          </table:table-cell>
        </table:table-row>
        <table:table-row table:style-name="ro1">
          <table:table-cell office:value-type="float" office:value="5.0388" calcext:value-type="float">
            <text:p>5.0388</text:p>
          </table:table-cell>
          <table:table-cell office:value-type="float" office:value="2.25656" calcext:value-type="float">
            <text:p>2.25656</text:p>
          </table:table-cell>
          <table:table-cell/>
          <table:table-cell office:value-type="float" office:value="5.0388" calcext:value-type="float">
            <text:p>5.0388</text:p>
          </table:table-cell>
          <table:table-cell office:value-type="float" office:value="3.5737" calcext:value-type="float">
            <text:p>3.5737</text:p>
          </table:table-cell>
        </table:table-row>
        <table:table-row table:style-name="ro1">
          <table:table-cell office:value-type="float" office:value="5.0544" calcext:value-type="float">
            <text:p>5.0544</text:p>
          </table:table-cell>
          <table:table-cell office:value-type="float" office:value="2.26865" calcext:value-type="float">
            <text:p>2.26865</text:p>
          </table:table-cell>
          <table:table-cell/>
          <table:table-cell office:value-type="float" office:value="5.0544" calcext:value-type="float">
            <text:p>5.0544</text:p>
          </table:table-cell>
          <table:table-cell office:value-type="float" office:value="3.59983" calcext:value-type="float">
            <text:p>3.59983</text:p>
          </table:table-cell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2.26261" calcext:value-type="float">
            <text:p>2.26261</text:p>
          </table:table-cell>
          <table:table-cell/>
          <table:table-cell office:value-type="float" office:value="5.07" calcext:value-type="float">
            <text:p>5.07</text:p>
          </table:table-cell>
          <table:table-cell office:value-type="float" office:value="3.61334" calcext:value-type="float">
            <text:p>3.61334</text:p>
          </table:table-cell>
        </table:table-row>
        <table:table-row table:style-name="ro1">
          <table:table-cell office:value-type="float" office:value="5.0856" calcext:value-type="float">
            <text:p>5.0856</text:p>
          </table:table-cell>
          <table:table-cell office:value-type="float" office:value="2.27135" calcext:value-type="float">
            <text:p>2.27135</text:p>
          </table:table-cell>
          <table:table-cell/>
          <table:table-cell office:value-type="float" office:value="5.0856" calcext:value-type="float">
            <text:p>5.0856</text:p>
          </table:table-cell>
          <table:table-cell office:value-type="float" office:value="3.61977" calcext:value-type="float">
            <text:p>3.61977</text:p>
          </table:table-cell>
        </table:table-row>
        <table:table-row table:style-name="ro1">
          <table:table-cell office:value-type="float" office:value="5.1012" calcext:value-type="float">
            <text:p>5.1012</text:p>
          </table:table-cell>
          <table:table-cell office:value-type="float" office:value="2.28162" calcext:value-type="float">
            <text:p>2.28162</text:p>
          </table:table-cell>
          <table:table-cell/>
          <table:table-cell office:value-type="float" office:value="5.1012" calcext:value-type="float">
            <text:p>5.1012</text:p>
          </table:table-cell>
          <table:table-cell office:value-type="float" office:value="3.63299" calcext:value-type="float">
            <text:p>3.63299</text:p>
          </table:table-cell>
        </table:table-row>
        <table:table-row table:style-name="ro1">
          <table:table-cell office:value-type="float" office:value="5.1168" calcext:value-type="float">
            <text:p>5.1168</text:p>
          </table:table-cell>
          <table:table-cell office:value-type="float" office:value="2.27624" calcext:value-type="float">
            <text:p>2.27624</text:p>
          </table:table-cell>
          <table:table-cell/>
          <table:table-cell office:value-type="float" office:value="5.1168" calcext:value-type="float">
            <text:p>5.1168</text:p>
          </table:table-cell>
          <table:table-cell office:value-type="float" office:value="3.64539" calcext:value-type="float">
            <text:p>3.64539</text:p>
          </table:table-cell>
        </table:table-row>
        <table:table-row table:style-name="ro1">
          <table:table-cell office:value-type="float" office:value="5.1324" calcext:value-type="float">
            <text:p>5.1324</text:p>
          </table:table-cell>
          <table:table-cell office:value-type="float" office:value="2.28356" calcext:value-type="float">
            <text:p>2.28356</text:p>
          </table:table-cell>
          <table:table-cell/>
          <table:table-cell office:value-type="float" office:value="5.1324" calcext:value-type="float">
            <text:p>5.1324</text:p>
          </table:table-cell>
          <table:table-cell office:value-type="float" office:value="3.65247" calcext:value-type="float">
            <text:p>3.65247</text:p>
          </table:table-cell>
        </table:table-row>
        <table:table-row table:style-name="ro1">
          <table:table-cell office:value-type="float" office:value="5.148" calcext:value-type="float">
            <text:p>5.148</text:p>
          </table:table-cell>
          <table:table-cell office:value-type="float" office:value="2.28961" calcext:value-type="float">
            <text:p>2.28961</text:p>
          </table:table-cell>
          <table:table-cell/>
          <table:table-cell office:value-type="float" office:value="5.148" calcext:value-type="float">
            <text:p>5.148</text:p>
          </table:table-cell>
          <table:table-cell office:value-type="float" office:value="3.66373" calcext:value-type="float">
            <text:p>3.66373</text:p>
          </table:table-cell>
        </table:table-row>
        <table:table-row table:style-name="ro1">
          <table:table-cell office:value-type="float" office:value="5.1636" calcext:value-type="float">
            <text:p>5.1636</text:p>
          </table:table-cell>
          <table:table-cell office:value-type="float" office:value="2.29606" calcext:value-type="float">
            <text:p>2.29606</text:p>
          </table:table-cell>
          <table:table-cell/>
          <table:table-cell office:value-type="float" office:value="5.1636" calcext:value-type="float">
            <text:p>5.1636</text:p>
          </table:table-cell>
          <table:table-cell office:value-type="float" office:value="3.6583" calcext:value-type="float">
            <text:p>3.6583</text:p>
          </table:table-cell>
        </table:table-row>
        <table:table-row table:style-name="ro1">
          <table:table-cell office:value-type="float" office:value="5.1792" calcext:value-type="float">
            <text:p>5.1792</text:p>
          </table:table-cell>
          <table:table-cell office:value-type="float" office:value="2.29646" calcext:value-type="float">
            <text:p>2.29646</text:p>
          </table:table-cell>
          <table:table-cell/>
          <table:table-cell office:value-type="float" office:value="5.1792" calcext:value-type="float">
            <text:p>5.1792</text:p>
          </table:table-cell>
          <table:table-cell office:value-type="float" office:value="3.68407" calcext:value-type="float">
            <text:p>3.68407</text:p>
          </table:table-cell>
        </table:table-row>
        <table:table-row table:style-name="ro1">
          <table:table-cell office:value-type="float" office:value="5.1948" calcext:value-type="float">
            <text:p>5.1948</text:p>
          </table:table-cell>
          <table:table-cell office:value-type="float" office:value="2.30526" calcext:value-type="float">
            <text:p>2.30526</text:p>
          </table:table-cell>
          <table:table-cell/>
          <table:table-cell office:value-type="float" office:value="5.1948" calcext:value-type="float">
            <text:p>5.1948</text:p>
          </table:table-cell>
          <table:table-cell office:value-type="float" office:value="3.69577" calcext:value-type="float">
            <text:p>3.69577</text:p>
          </table:table-cell>
        </table:table-row>
        <table:table-row table:style-name="ro1">
          <table:table-cell office:value-type="float" office:value="5.2104" calcext:value-type="float">
            <text:p>5.2104</text:p>
          </table:table-cell>
          <table:table-cell office:value-type="float" office:value="2.31097" calcext:value-type="float">
            <text:p>2.31097</text:p>
          </table:table-cell>
          <table:table-cell/>
          <table:table-cell office:value-type="float" office:value="5.2104" calcext:value-type="float">
            <text:p>5.2104</text:p>
          </table:table-cell>
          <table:table-cell office:value-type="float" office:value="3.69571" calcext:value-type="float">
            <text:p>3.69571</text:p>
          </table:table-cell>
        </table:table-row>
        <table:table-row table:style-name="ro1">
          <table:table-cell office:value-type="float" office:value="5.226" calcext:value-type="float">
            <text:p>5.226</text:p>
          </table:table-cell>
          <table:table-cell office:value-type="float" office:value="2.31829" calcext:value-type="float">
            <text:p>2.31829</text:p>
          </table:table-cell>
          <table:table-cell/>
          <table:table-cell office:value-type="float" office:value="5.226" calcext:value-type="float">
            <text:p>5.226</text:p>
          </table:table-cell>
          <table:table-cell office:value-type="float" office:value="3.70015" calcext:value-type="float">
            <text:p>3.70015</text:p>
          </table:table-cell>
        </table:table-row>
        <table:table-row table:style-name="ro1">
          <table:table-cell office:value-type="float" office:value="5.2416" calcext:value-type="float">
            <text:p>5.2416</text:p>
          </table:table-cell>
          <table:table-cell office:value-type="float" office:value="2.3193" calcext:value-type="float">
            <text:p>2.3193</text:p>
          </table:table-cell>
          <table:table-cell/>
          <table:table-cell office:value-type="float" office:value="5.2416" calcext:value-type="float">
            <text:p>5.2416</text:p>
          </table:table-cell>
          <table:table-cell office:value-type="float" office:value="3.70382" calcext:value-type="float">
            <text:p>3.70382</text:p>
          </table:table-cell>
        </table:table-row>
        <table:table-row table:style-name="ro1">
          <table:table-cell office:value-type="float" office:value="5.2572" calcext:value-type="float">
            <text:p>5.2572</text:p>
          </table:table-cell>
          <table:table-cell office:value-type="float" office:value="2.3171" calcext:value-type="float">
            <text:p>2.3171</text:p>
          </table:table-cell>
          <table:table-cell/>
          <table:table-cell office:value-type="float" office:value="5.2572" calcext:value-type="float">
            <text:p>5.2572</text:p>
          </table:table-cell>
          <table:table-cell office:value-type="float" office:value="3.72667" calcext:value-type="float">
            <text:p>3.72667</text:p>
          </table:table-cell>
        </table:table-row>
        <table:table-row table:style-name="ro1">
          <table:table-cell office:value-type="float" office:value="5.2728" calcext:value-type="float">
            <text:p>5.2728</text:p>
          </table:table-cell>
          <table:table-cell office:value-type="float" office:value="2.33058" calcext:value-type="float">
            <text:p>2.33058</text:p>
          </table:table-cell>
          <table:table-cell/>
          <table:table-cell office:value-type="float" office:value="5.2728" calcext:value-type="float">
            <text:p>5.2728</text:p>
          </table:table-cell>
          <table:table-cell office:value-type="float" office:value="3.73171" calcext:value-type="float">
            <text:p>3.73171</text:p>
          </table:table-cell>
        </table:table-row>
        <table:table-row table:style-name="ro1">
          <table:table-cell office:value-type="float" office:value="5.2884" calcext:value-type="float">
            <text:p>5.2884</text:p>
          </table:table-cell>
          <table:table-cell office:value-type="float" office:value="2.33578" calcext:value-type="float">
            <text:p>2.33578</text:p>
          </table:table-cell>
          <table:table-cell/>
          <table:table-cell office:value-type="float" office:value="5.2884" calcext:value-type="float">
            <text:p>5.2884</text:p>
          </table:table-cell>
          <table:table-cell office:value-type="float" office:value="3.74614" calcext:value-type="float">
            <text:p>3.74614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2.32734" calcext:value-type="float">
            <text:p>2.32734</text:p>
          </table:table-cell>
          <table:table-cell/>
          <table:table-cell office:value-type="float" office:value="5.304" calcext:value-type="float">
            <text:p>5.304</text:p>
          </table:table-cell>
          <table:table-cell office:value-type="float" office:value="3.74739" calcext:value-type="float">
            <text:p>3.74739</text:p>
          </table:table-cell>
        </table:table-row>
        <table:table-row table:style-name="ro1">
          <table:table-cell office:value-type="float" office:value="5.3196" calcext:value-type="float">
            <text:p>5.3196</text:p>
          </table:table-cell>
          <table:table-cell office:value-type="float" office:value="2.33339" calcext:value-type="float">
            <text:p>2.33339</text:p>
          </table:table-cell>
          <table:table-cell/>
          <table:table-cell office:value-type="float" office:value="5.3196" calcext:value-type="float">
            <text:p>5.3196</text:p>
          </table:table-cell>
          <table:table-cell office:value-type="float" office:value="3.74753" calcext:value-type="float">
            <text:p>3.74753</text:p>
          </table:table-cell>
        </table:table-row>
        <table:table-row table:style-name="ro1">
          <table:table-cell office:value-type="float" office:value="5.3352" calcext:value-type="float">
            <text:p>5.3352</text:p>
          </table:table-cell>
          <table:table-cell office:value-type="float" office:value="2.33963" calcext:value-type="float">
            <text:p>2.33963</text:p>
          </table:table-cell>
          <table:table-cell/>
          <table:table-cell office:value-type="float" office:value="5.3352" calcext:value-type="float">
            <text:p>5.3352</text:p>
          </table:table-cell>
          <table:table-cell office:value-type="float" office:value="3.76362" calcext:value-type="float">
            <text:p>3.76362</text:p>
          </table:table-cell>
        </table:table-row>
        <table:table-row table:style-name="ro1">
          <table:table-cell office:value-type="float" office:value="5.3508" calcext:value-type="float">
            <text:p>5.3508</text:p>
          </table:table-cell>
          <table:table-cell office:value-type="float" office:value="2.34356" calcext:value-type="float">
            <text:p>2.34356</text:p>
          </table:table-cell>
          <table:table-cell/>
          <table:table-cell office:value-type="float" office:value="5.3508" calcext:value-type="float">
            <text:p>5.3508</text:p>
          </table:table-cell>
          <table:table-cell office:value-type="float" office:value="3.78309" calcext:value-type="float">
            <text:p>3.78309</text:p>
          </table:table-cell>
        </table:table-row>
        <table:table-row table:style-name="ro1">
          <table:table-cell office:value-type="float" office:value="5.3664" calcext:value-type="float">
            <text:p>5.3664</text:p>
          </table:table-cell>
          <table:table-cell office:value-type="float" office:value="2.34819" calcext:value-type="float">
            <text:p>2.34819</text:p>
          </table:table-cell>
          <table:table-cell/>
          <table:table-cell office:value-type="float" office:value="5.3664" calcext:value-type="float">
            <text:p>5.3664</text:p>
          </table:table-cell>
          <table:table-cell office:value-type="float" office:value="3.79006" calcext:value-type="float">
            <text:p>3.79006</text:p>
          </table:table-cell>
        </table:table-row>
        <table:table-row table:style-name="ro1">
          <table:table-cell office:value-type="float" office:value="5.382" calcext:value-type="float">
            <text:p>5.382</text:p>
          </table:table-cell>
          <table:table-cell office:value-type="float" office:value="2.35267" calcext:value-type="float">
            <text:p>2.35267</text:p>
          </table:table-cell>
          <table:table-cell/>
          <table:table-cell office:value-type="float" office:value="5.382" calcext:value-type="float">
            <text:p>5.382</text:p>
          </table:table-cell>
          <table:table-cell office:value-type="float" office:value="3.79631" calcext:value-type="float">
            <text:p>3.79631</text:p>
          </table:table-cell>
        </table:table-row>
        <table:table-row table:style-name="ro1">
          <table:table-cell office:value-type="float" office:value="5.3976" calcext:value-type="float">
            <text:p>5.3976</text:p>
          </table:table-cell>
          <table:table-cell office:value-type="float" office:value="2.35195" calcext:value-type="float">
            <text:p>2.35195</text:p>
          </table:table-cell>
          <table:table-cell/>
          <table:table-cell office:value-type="float" office:value="5.3976" calcext:value-type="float">
            <text:p>5.3976</text:p>
          </table:table-cell>
          <table:table-cell office:value-type="float" office:value="3.81484" calcext:value-type="float">
            <text:p>3.81484</text:p>
          </table:table-cell>
        </table:table-row>
        <table:table-row table:style-name="ro1">
          <table:table-cell office:value-type="float" office:value="5.4132" calcext:value-type="float">
            <text:p>5.4132</text:p>
          </table:table-cell>
          <table:table-cell office:value-type="float" office:value="2.36145" calcext:value-type="float">
            <text:p>2.36145</text:p>
          </table:table-cell>
          <table:table-cell/>
          <table:table-cell office:value-type="float" office:value="5.4132" calcext:value-type="float">
            <text:p>5.4132</text:p>
          </table:table-cell>
          <table:table-cell office:value-type="float" office:value="3.82031" calcext:value-type="float">
            <text:p>3.82031</text:p>
          </table:table-cell>
        </table:table-row>
        <table:table-row table:style-name="ro1">
          <table:table-cell office:value-type="float" office:value="5.4288" calcext:value-type="float">
            <text:p>5.4288</text:p>
          </table:table-cell>
          <table:table-cell office:value-type="float" office:value="2.36768" calcext:value-type="float">
            <text:p>2.36768</text:p>
          </table:table-cell>
          <table:table-cell/>
          <table:table-cell office:value-type="float" office:value="5.4288" calcext:value-type="float">
            <text:p>5.4288</text:p>
          </table:table-cell>
          <table:table-cell office:value-type="float" office:value="3.82696" calcext:value-type="float">
            <text:p>3.82696</text:p>
          </table:table-cell>
        </table:table-row>
        <table:table-row table:style-name="ro1">
          <table:table-cell office:value-type="float" office:value="5.4444" calcext:value-type="float">
            <text:p>5.4444</text:p>
          </table:table-cell>
          <table:table-cell office:value-type="float" office:value="2.37184" calcext:value-type="float">
            <text:p>2.37184</text:p>
          </table:table-cell>
          <table:table-cell/>
          <table:table-cell office:value-type="float" office:value="5.4444" calcext:value-type="float">
            <text:p>5.4444</text:p>
          </table:table-cell>
          <table:table-cell office:value-type="float" office:value="3.83293" calcext:value-type="float">
            <text:p>3.83293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2.36932" calcext:value-type="float">
            <text:p>2.36932</text:p>
          </table:table-cell>
          <table:table-cell/>
          <table:table-cell office:value-type="float" office:value="5.46" calcext:value-type="float">
            <text:p>5.46</text:p>
          </table:table-cell>
          <table:table-cell office:value-type="float" office:value="3.8492" calcext:value-type="float">
            <text:p>3.8492</text:p>
          </table:table-cell>
        </table:table-row>
        <table:table-row table:style-name="ro1">
          <table:table-cell office:value-type="float" office:value="5.4756" calcext:value-type="float">
            <text:p>5.4756</text:p>
          </table:table-cell>
          <table:table-cell office:value-type="float" office:value="2.37494" calcext:value-type="float">
            <text:p>2.37494</text:p>
          </table:table-cell>
          <table:table-cell/>
          <table:table-cell office:value-type="float" office:value="5.4756" calcext:value-type="float">
            <text:p>5.4756</text:p>
          </table:table-cell>
          <table:table-cell office:value-type="float" office:value="3.85886" calcext:value-type="float">
            <text:p>3.85886</text:p>
          </table:table-cell>
        </table:table-row>
        <table:table-row table:style-name="ro1">
          <table:table-cell office:value-type="float" office:value="5.4912" calcext:value-type="float">
            <text:p>5.4912</text:p>
          </table:table-cell>
          <table:table-cell office:value-type="float" office:value="2.37501" calcext:value-type="float">
            <text:p>2.37501</text:p>
          </table:table-cell>
          <table:table-cell/>
          <table:table-cell office:value-type="float" office:value="5.4912" calcext:value-type="float">
            <text:p>5.4912</text:p>
          </table:table-cell>
          <table:table-cell office:value-type="float" office:value="3.86585" calcext:value-type="float">
            <text:p>3.86585</text:p>
          </table:table-cell>
        </table:table-row>
        <table:table-row table:style-name="ro1">
          <table:table-cell office:value-type="float" office:value="5.5068" calcext:value-type="float">
            <text:p>5.5068</text:p>
          </table:table-cell>
          <table:table-cell office:value-type="float" office:value="2.37181" calcext:value-type="float">
            <text:p>2.37181</text:p>
          </table:table-cell>
          <table:table-cell/>
          <table:table-cell office:value-type="float" office:value="5.5068" calcext:value-type="float">
            <text:p>5.5068</text:p>
          </table:table-cell>
          <table:table-cell office:value-type="float" office:value="3.88196" calcext:value-type="float">
            <text:p>3.88196</text:p>
          </table:table-cell>
        </table:table-row>
        <table:table-row table:style-name="ro1">
          <table:table-cell office:value-type="float" office:value="5.5224" calcext:value-type="float">
            <text:p>5.5224</text:p>
          </table:table-cell>
          <table:table-cell office:value-type="float" office:value="2.37626" calcext:value-type="float">
            <text:p>2.37626</text:p>
          </table:table-cell>
          <table:table-cell/>
          <table:table-cell office:value-type="float" office:value="5.5224" calcext:value-type="float">
            <text:p>5.5224</text:p>
          </table:table-cell>
          <table:table-cell office:value-type="float" office:value="3.89398" calcext:value-type="float">
            <text:p>3.89398</text:p>
          </table:table-cell>
        </table:table-row>
        <table:table-row table:style-name="ro1">
          <table:table-cell office:value-type="float" office:value="5.538" calcext:value-type="float">
            <text:p>5.538</text:p>
          </table:table-cell>
          <table:table-cell office:value-type="float" office:value="2.38191" calcext:value-type="float">
            <text:p>2.38191</text:p>
          </table:table-cell>
          <table:table-cell/>
          <table:table-cell office:value-type="float" office:value="5.538" calcext:value-type="float">
            <text:p>5.538</text:p>
          </table:table-cell>
          <table:table-cell office:value-type="float" office:value="3.88894" calcext:value-type="float">
            <text:p>3.88894</text:p>
          </table:table-cell>
        </table:table-row>
        <table:table-row table:style-name="ro1">
          <table:table-cell office:value-type="float" office:value="5.5536" calcext:value-type="float">
            <text:p>5.5536</text:p>
          </table:table-cell>
          <table:table-cell office:value-type="float" office:value="2.38507" calcext:value-type="float">
            <text:p>2.38507</text:p>
          </table:table-cell>
          <table:table-cell/>
          <table:table-cell office:value-type="float" office:value="5.5536" calcext:value-type="float">
            <text:p>5.5536</text:p>
          </table:table-cell>
          <table:table-cell office:value-type="float" office:value="3.89378" calcext:value-type="float">
            <text:p>3.89378</text:p>
          </table:table-cell>
        </table:table-row>
        <table:table-row table:style-name="ro1">
          <table:table-cell office:value-type="float" office:value="5.5692" calcext:value-type="float">
            <text:p>5.5692</text:p>
          </table:table-cell>
          <table:table-cell office:value-type="float" office:value="2.38618" calcext:value-type="float">
            <text:p>2.38618</text:p>
          </table:table-cell>
          <table:table-cell/>
          <table:table-cell office:value-type="float" office:value="5.5692" calcext:value-type="float">
            <text:p>5.5692</text:p>
          </table:table-cell>
          <table:table-cell office:value-type="float" office:value="3.90797" calcext:value-type="float">
            <text:p>3.90797</text:p>
          </table:table-cell>
        </table:table-row>
        <table:table-row table:style-name="ro1">
          <table:table-cell office:value-type="float" office:value="5.5848" calcext:value-type="float">
            <text:p>5.5848</text:p>
          </table:table-cell>
          <table:table-cell office:value-type="float" office:value="2.38734" calcext:value-type="float">
            <text:p>2.38734</text:p>
          </table:table-cell>
          <table:table-cell/>
          <table:table-cell office:value-type="float" office:value="5.5848" calcext:value-type="float">
            <text:p>5.5848</text:p>
          </table:table-cell>
          <table:table-cell office:value-type="float" office:value="3.92158" calcext:value-type="float">
            <text:p>3.92158</text:p>
          </table:table-cell>
        </table:table-row>
        <table:table-row table:style-name="ro1">
          <table:table-cell office:value-type="float" office:value="5.6004" calcext:value-type="float">
            <text:p>5.6004</text:p>
          </table:table-cell>
          <table:table-cell office:value-type="float" office:value="2.39403" calcext:value-type="float">
            <text:p>2.39403</text:p>
          </table:table-cell>
          <table:table-cell/>
          <table:table-cell office:value-type="float" office:value="5.6004" calcext:value-type="float">
            <text:p>5.6004</text:p>
          </table:table-cell>
          <table:table-cell office:value-type="float" office:value="3.92662" calcext:value-type="float">
            <text:p>3.92662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2.40075" calcext:value-type="float">
            <text:p>2.40075</text:p>
          </table:table-cell>
          <table:table-cell/>
          <table:table-cell office:value-type="float" office:value="5.616" calcext:value-type="float">
            <text:p>5.616</text:p>
          </table:table-cell>
          <table:table-cell office:value-type="float" office:value="3.93652" calcext:value-type="float">
            <text:p>3.93652</text:p>
          </table:table-cell>
        </table:table-row>
        <table:table-row table:style-name="ro1">
          <table:table-cell office:value-type="float" office:value="5.6316" calcext:value-type="float">
            <text:p>5.6316</text:p>
          </table:table-cell>
          <table:table-cell office:value-type="float" office:value="2.39835" calcext:value-type="float">
            <text:p>2.39835</text:p>
          </table:table-cell>
          <table:table-cell/>
          <table:table-cell office:value-type="float" office:value="5.6316" calcext:value-type="float">
            <text:p>5.6316</text:p>
          </table:table-cell>
          <table:table-cell office:value-type="float" office:value="3.94267" calcext:value-type="float">
            <text:p>3.94267</text:p>
          </table:table-cell>
        </table:table-row>
        <table:table-row table:style-name="ro1">
          <table:table-cell office:value-type="float" office:value="5.6472" calcext:value-type="float">
            <text:p>5.6472</text:p>
          </table:table-cell>
          <table:table-cell office:value-type="float" office:value="2.40513" calcext:value-type="float">
            <text:p>2.40513</text:p>
          </table:table-cell>
          <table:table-cell/>
          <table:table-cell office:value-type="float" office:value="5.6472" calcext:value-type="float">
            <text:p>5.6472</text:p>
          </table:table-cell>
          <table:table-cell office:value-type="float" office:value="3.95277" calcext:value-type="float">
            <text:p>3.95277</text:p>
          </table:table-cell>
        </table:table-row>
        <table:table-row table:style-name="ro1">
          <table:table-cell office:value-type="float" office:value="5.6628" calcext:value-type="float">
            <text:p>5.6628</text:p>
          </table:table-cell>
          <table:table-cell office:value-type="float" office:value="2.40189" calcext:value-type="float">
            <text:p>2.40189</text:p>
          </table:table-cell>
          <table:table-cell/>
          <table:table-cell office:value-type="float" office:value="5.6628" calcext:value-type="float">
            <text:p>5.6628</text:p>
          </table:table-cell>
          <table:table-cell office:value-type="float" office:value="3.96086" calcext:value-type="float">
            <text:p>3.96086</text:p>
          </table:table-cell>
        </table:table-row>
        <table:table-row table:style-name="ro1">
          <table:table-cell office:value-type="float" office:value="5.6784" calcext:value-type="float">
            <text:p>5.6784</text:p>
          </table:table-cell>
          <table:table-cell office:value-type="float" office:value="2.41152" calcext:value-type="float">
            <text:p>2.41152</text:p>
          </table:table-cell>
          <table:table-cell/>
          <table:table-cell office:value-type="float" office:value="5.6784" calcext:value-type="float">
            <text:p>5.6784</text:p>
          </table:table-cell>
          <table:table-cell office:value-type="float" office:value="3.96565" calcext:value-type="float">
            <text:p>3.96565</text:p>
          </table:table-cell>
        </table:table-row>
        <table:table-row table:style-name="ro1">
          <table:table-cell office:value-type="float" office:value="5.694" calcext:value-type="float">
            <text:p>5.694</text:p>
          </table:table-cell>
          <table:table-cell office:value-type="float" office:value="2.41928" calcext:value-type="float">
            <text:p>2.41928</text:p>
          </table:table-cell>
          <table:table-cell/>
          <table:table-cell office:value-type="float" office:value="5.694" calcext:value-type="float">
            <text:p>5.694</text:p>
          </table:table-cell>
          <table:table-cell office:value-type="float" office:value="3.97887" calcext:value-type="float">
            <text:p>3.97887</text:p>
          </table:table-cell>
        </table:table-row>
        <table:table-row table:style-name="ro1">
          <table:table-cell office:value-type="float" office:value="5.7096" calcext:value-type="float">
            <text:p>5.7096</text:p>
          </table:table-cell>
          <table:table-cell office:value-type="float" office:value="2.42274" calcext:value-type="float">
            <text:p>2.42274</text:p>
          </table:table-cell>
          <table:table-cell/>
          <table:table-cell office:value-type="float" office:value="5.7096" calcext:value-type="float">
            <text:p>5.7096</text:p>
          </table:table-cell>
          <table:table-cell office:value-type="float" office:value="3.9866" calcext:value-type="float">
            <text:p>3.9866</text:p>
          </table:table-cell>
        </table:table-row>
        <table:table-row table:style-name="ro1">
          <table:table-cell office:value-type="float" office:value="5.7252" calcext:value-type="float">
            <text:p>5.7252</text:p>
          </table:table-cell>
          <table:table-cell office:value-type="float" office:value="2.42142" calcext:value-type="float">
            <text:p>2.42142</text:p>
          </table:table-cell>
          <table:table-cell/>
          <table:table-cell office:value-type="float" office:value="5.7252" calcext:value-type="float">
            <text:p>5.7252</text:p>
          </table:table-cell>
          <table:table-cell office:value-type="float" office:value="3.99663" calcext:value-type="float">
            <text:p>3.99663</text:p>
          </table:table-cell>
        </table:table-row>
        <table:table-row table:style-name="ro1">
          <table:table-cell office:value-type="float" office:value="5.7408" calcext:value-type="float">
            <text:p>5.7408</text:p>
          </table:table-cell>
          <table:table-cell office:value-type="float" office:value="2.42131" calcext:value-type="float">
            <text:p>2.42131</text:p>
          </table:table-cell>
          <table:table-cell/>
          <table:table-cell office:value-type="float" office:value="5.7408" calcext:value-type="float">
            <text:p>5.7408</text:p>
          </table:table-cell>
          <table:table-cell office:value-type="float" office:value="4.00526" calcext:value-type="float">
            <text:p>4.00526</text:p>
          </table:table-cell>
        </table:table-row>
        <table:table-row table:style-name="ro1">
          <table:table-cell office:value-type="float" office:value="5.7564" calcext:value-type="float">
            <text:p>5.7564</text:p>
          </table:table-cell>
          <table:table-cell office:value-type="float" office:value="2.42585" calcext:value-type="float">
            <text:p>2.42585</text:p>
          </table:table-cell>
          <table:table-cell/>
          <table:table-cell office:value-type="float" office:value="5.7564" calcext:value-type="float">
            <text:p>5.7564</text:p>
          </table:table-cell>
          <table:table-cell office:value-type="float" office:value="4.00131" calcext:value-type="float">
            <text:p>4.00131</text:p>
          </table:table-cell>
        </table:table-row>
        <table:table-row table:style-name="ro1">
          <table:table-cell office:value-type="float" office:value="5.772" calcext:value-type="float">
            <text:p>5.772</text:p>
          </table:table-cell>
          <table:table-cell office:value-type="float" office:value="2.42876" calcext:value-type="float">
            <text:p>2.42876</text:p>
          </table:table-cell>
          <table:table-cell/>
          <table:table-cell office:value-type="float" office:value="5.772" calcext:value-type="float">
            <text:p>5.772</text:p>
          </table:table-cell>
          <table:table-cell office:value-type="float" office:value="4.01182" calcext:value-type="float">
            <text:p>4.01182</text:p>
          </table:table-cell>
        </table:table-row>
        <table:table-row table:style-name="ro1">
          <table:table-cell office:value-type="float" office:value="5.7876" calcext:value-type="float">
            <text:p>5.7876</text:p>
          </table:table-cell>
          <table:table-cell office:value-type="float" office:value="2.43405" calcext:value-type="float">
            <text:p>2.43405</text:p>
          </table:table-cell>
          <table:table-cell/>
          <table:table-cell office:value-type="float" office:value="5.7876" calcext:value-type="float">
            <text:p>5.7876</text:p>
          </table:table-cell>
          <table:table-cell office:value-type="float" office:value="4.01781" calcext:value-type="float">
            <text:p>4.01781</text:p>
          </table:table-cell>
        </table:table-row>
        <table:table-row table:style-name="ro1">
          <table:table-cell office:value-type="float" office:value="5.8032" calcext:value-type="float">
            <text:p>5.8032</text:p>
          </table:table-cell>
          <table:table-cell office:value-type="float" office:value="2.44143" calcext:value-type="float">
            <text:p>2.44143</text:p>
          </table:table-cell>
          <table:table-cell/>
          <table:table-cell office:value-type="float" office:value="5.8032" calcext:value-type="float">
            <text:p>5.8032</text:p>
          </table:table-cell>
          <table:table-cell office:value-type="float" office:value="4.03217" calcext:value-type="float">
            <text:p>4.03217</text:p>
          </table:table-cell>
        </table:table-row>
        <table:table-row table:style-name="ro1">
          <table:table-cell office:value-type="float" office:value="5.8188" calcext:value-type="float">
            <text:p>5.8188</text:p>
          </table:table-cell>
          <table:table-cell office:value-type="float" office:value="2.44359" calcext:value-type="float">
            <text:p>2.44359</text:p>
          </table:table-cell>
          <table:table-cell/>
          <table:table-cell office:value-type="float" office:value="5.8188" calcext:value-type="float">
            <text:p>5.8188</text:p>
          </table:table-cell>
          <table:table-cell office:value-type="float" office:value="4.03505" calcext:value-type="float">
            <text:p>4.03505</text:p>
          </table:table-cell>
        </table:table-row>
        <table:table-row table:style-name="ro1">
          <table:table-cell office:value-type="float" office:value="5.8344" calcext:value-type="float">
            <text:p>5.8344</text:p>
          </table:table-cell>
          <table:table-cell office:value-type="float" office:value="2.44715" calcext:value-type="float">
            <text:p>2.44715</text:p>
          </table:table-cell>
          <table:table-cell/>
          <table:table-cell office:value-type="float" office:value="5.8344" calcext:value-type="float">
            <text:p>5.8344</text:p>
          </table:table-cell>
          <table:table-cell office:value-type="float" office:value="4.04895" calcext:value-type="float">
            <text:p>4.04895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2.45035" calcext:value-type="float">
            <text:p>2.45035</text:p>
          </table:table-cell>
          <table:table-cell/>
          <table:table-cell office:value-type="float" office:value="5.85" calcext:value-type="float">
            <text:p>5.85</text:p>
          </table:table-cell>
          <table:table-cell office:value-type="float" office:value="4.05317" calcext:value-type="float">
            <text:p>4.05317</text:p>
          </table:table-cell>
        </table:table-row>
        <table:table-row table:style-name="ro1">
          <table:table-cell office:value-type="float" office:value="5.8656" calcext:value-type="float">
            <text:p>5.8656</text:p>
          </table:table-cell>
          <table:table-cell office:value-type="float" office:value="2.44835" calcext:value-type="float">
            <text:p>2.44835</text:p>
          </table:table-cell>
          <table:table-cell/>
          <table:table-cell office:value-type="float" office:value="5.8656" calcext:value-type="float">
            <text:p>5.8656</text:p>
          </table:table-cell>
          <table:table-cell office:value-type="float" office:value="4.05902" calcext:value-type="float">
            <text:p>4.05902</text:p>
          </table:table-cell>
        </table:table-row>
        <table:table-row table:style-name="ro1">
          <table:table-cell office:value-type="float" office:value="5.8812" calcext:value-type="float">
            <text:p>5.8812</text:p>
          </table:table-cell>
          <table:table-cell office:value-type="float" office:value="2.45265" calcext:value-type="float">
            <text:p>2.45265</text:p>
          </table:table-cell>
          <table:table-cell/>
          <table:table-cell office:value-type="float" office:value="5.8812" calcext:value-type="float">
            <text:p>5.8812</text:p>
          </table:table-cell>
          <table:table-cell office:value-type="float" office:value="4.06986" calcext:value-type="float">
            <text:p>4.06986</text:p>
          </table:table-cell>
        </table:table-row>
        <table:table-row table:style-name="ro1">
          <table:table-cell office:value-type="float" office:value="5.8968" calcext:value-type="float">
            <text:p>5.8968</text:p>
          </table:table-cell>
          <table:table-cell office:value-type="float" office:value="2.4499" calcext:value-type="float">
            <text:p>2.4499</text:p>
          </table:table-cell>
          <table:table-cell/>
          <table:table-cell office:value-type="float" office:value="5.8968" calcext:value-type="float">
            <text:p>5.8968</text:p>
          </table:table-cell>
          <table:table-cell office:value-type="float" office:value="4.08128" calcext:value-type="float">
            <text:p>4.08128</text:p>
          </table:table-cell>
        </table:table-row>
        <table:table-row table:style-name="ro1">
          <table:table-cell office:value-type="float" office:value="5.9124" calcext:value-type="float">
            <text:p>5.9124</text:p>
          </table:table-cell>
          <table:table-cell office:value-type="float" office:value="2.45982" calcext:value-type="float">
            <text:p>2.45982</text:p>
          </table:table-cell>
          <table:table-cell/>
          <table:table-cell office:value-type="float" office:value="5.9124" calcext:value-type="float">
            <text:p>5.9124</text:p>
          </table:table-cell>
          <table:table-cell office:value-type="float" office:value="4.08073" calcext:value-type="float">
            <text:p>4.08073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2.46736" calcext:value-type="float">
            <text:p>2.46736</text:p>
          </table:table-cell>
          <table:table-cell/>
          <table:table-cell office:value-type="float" office:value="5.928" calcext:value-type="float">
            <text:p>5.928</text:p>
          </table:table-cell>
          <table:table-cell office:value-type="float" office:value="4.08532" calcext:value-type="float">
            <text:p>4.08532</text:p>
          </table:table-cell>
        </table:table-row>
        <table:table-row table:style-name="ro1">
          <table:table-cell office:value-type="float" office:value="5.9436" calcext:value-type="float">
            <text:p>5.9436</text:p>
          </table:table-cell>
          <table:table-cell office:value-type="float" office:value="2.46965" calcext:value-type="float">
            <text:p>2.46965</text:p>
          </table:table-cell>
          <table:table-cell/>
          <table:table-cell office:value-type="float" office:value="5.9436" calcext:value-type="float">
            <text:p>5.9436</text:p>
          </table:table-cell>
          <table:table-cell office:value-type="float" office:value="4.09985" calcext:value-type="float">
            <text:p>4.09985</text:p>
          </table:table-cell>
        </table:table-row>
        <table:table-row table:style-name="ro1">
          <table:table-cell office:value-type="float" office:value="5.9592" calcext:value-type="float">
            <text:p>5.9592</text:p>
          </table:table-cell>
          <table:table-cell office:value-type="float" office:value="2.4641" calcext:value-type="float">
            <text:p>2.4641</text:p>
          </table:table-cell>
          <table:table-cell/>
          <table:table-cell office:value-type="float" office:value="5.9592" calcext:value-type="float">
            <text:p>5.9592</text:p>
          </table:table-cell>
          <table:table-cell office:value-type="float" office:value="4.10508" calcext:value-type="float">
            <text:p>4.10508</text:p>
          </table:table-cell>
        </table:table-row>
        <table:table-row table:style-name="ro1">
          <table:table-cell office:value-type="float" office:value="5.9748" calcext:value-type="float">
            <text:p>5.9748</text:p>
          </table:table-cell>
          <table:table-cell office:value-type="float" office:value="2.47871" calcext:value-type="float">
            <text:p>2.47871</text:p>
          </table:table-cell>
          <table:table-cell/>
          <table:table-cell office:value-type="float" office:value="5.9748" calcext:value-type="float">
            <text:p>5.9748</text:p>
          </table:table-cell>
          <table:table-cell office:value-type="float" office:value="4.11301" calcext:value-type="float">
            <text:p>4.11301</text:p>
          </table:table-cell>
        </table:table-row>
        <table:table-row table:style-name="ro1">
          <table:table-cell office:value-type="float" office:value="5.9904" calcext:value-type="float">
            <text:p>5.9904</text:p>
          </table:table-cell>
          <table:table-cell office:value-type="float" office:value="2.47825" calcext:value-type="float">
            <text:p>2.47825</text:p>
          </table:table-cell>
          <table:table-cell/>
          <table:table-cell office:value-type="float" office:value="5.9904" calcext:value-type="float">
            <text:p>5.9904</text:p>
          </table:table-cell>
          <table:table-cell office:value-type="float" office:value="4.12702" calcext:value-type="float">
            <text:p>4.12702</text:p>
          </table:table-cell>
        </table:table-row>
        <table:table-row table:style-name="ro1">
          <table:table-cell office:value-type="float" office:value="6.006" calcext:value-type="float">
            <text:p>6.006</text:p>
          </table:table-cell>
          <table:table-cell office:value-type="float" office:value="2.48042" calcext:value-type="float">
            <text:p>2.48042</text:p>
          </table:table-cell>
          <table:table-cell/>
          <table:table-cell office:value-type="float" office:value="6.006" calcext:value-type="float">
            <text:p>6.006</text:p>
          </table:table-cell>
          <table:table-cell office:value-type="float" office:value="4.12706" calcext:value-type="float">
            <text:p>4.12706</text:p>
          </table:table-cell>
        </table:table-row>
        <table:table-row table:style-name="ro1">
          <table:table-cell office:value-type="float" office:value="6.0216" calcext:value-type="float">
            <text:p>6.0216</text:p>
          </table:table-cell>
          <table:table-cell office:value-type="float" office:value="2.48421" calcext:value-type="float">
            <text:p>2.48421</text:p>
          </table:table-cell>
          <table:table-cell/>
          <table:table-cell office:value-type="float" office:value="6.0216" calcext:value-type="float">
            <text:p>6.0216</text:p>
          </table:table-cell>
          <table:table-cell office:value-type="float" office:value="4.12788" calcext:value-type="float">
            <text:p>4.12788</text:p>
          </table:table-cell>
        </table:table-row>
        <table:table-row table:style-name="ro1">
          <table:table-cell office:value-type="float" office:value="6.0372" calcext:value-type="float">
            <text:p>6.0372</text:p>
          </table:table-cell>
          <table:table-cell office:value-type="float" office:value="2.48461" calcext:value-type="float">
            <text:p>2.48461</text:p>
          </table:table-cell>
          <table:table-cell/>
          <table:table-cell office:value-type="float" office:value="6.0372" calcext:value-type="float">
            <text:p>6.0372</text:p>
          </table:table-cell>
          <table:table-cell office:value-type="float" office:value="4.13296" calcext:value-type="float">
            <text:p>4.13296</text:p>
          </table:table-cell>
        </table:table-row>
        <table:table-row table:style-name="ro1">
          <table:table-cell office:value-type="float" office:value="6.0528" calcext:value-type="float">
            <text:p>6.0528</text:p>
          </table:table-cell>
          <table:table-cell office:value-type="float" office:value="2.48511" calcext:value-type="float">
            <text:p>2.48511</text:p>
          </table:table-cell>
          <table:table-cell/>
          <table:table-cell office:value-type="float" office:value="6.0528" calcext:value-type="float">
            <text:p>6.0528</text:p>
          </table:table-cell>
          <table:table-cell office:value-type="float" office:value="4.1372" calcext:value-type="float">
            <text:p>4.1372</text:p>
          </table:table-cell>
        </table:table-row>
        <table:table-row table:style-name="ro1">
          <table:table-cell office:value-type="float" office:value="6.0684" calcext:value-type="float">
            <text:p>6.0684</text:p>
          </table:table-cell>
          <table:table-cell office:value-type="float" office:value="2.49201" calcext:value-type="float">
            <text:p>2.49201</text:p>
          </table:table-cell>
          <table:table-cell/>
          <table:table-cell office:value-type="float" office:value="6.0684" calcext:value-type="float">
            <text:p>6.0684</text:p>
          </table:table-cell>
          <table:table-cell office:value-type="float" office:value="4.14324" calcext:value-type="float">
            <text:p>4.14324</text:p>
          </table:table-cell>
        </table:table-row>
        <table:table-row table:style-name="ro1">
          <table:table-cell office:value-type="float" office:value="6.084" calcext:value-type="float">
            <text:p>6.084</text:p>
          </table:table-cell>
          <table:table-cell office:value-type="float" office:value="2.48507" calcext:value-type="float">
            <text:p>2.48507</text:p>
          </table:table-cell>
          <table:table-cell/>
          <table:table-cell office:value-type="float" office:value="6.084" calcext:value-type="float">
            <text:p>6.084</text:p>
          </table:table-cell>
          <table:table-cell office:value-type="float" office:value="4.15429" calcext:value-type="float">
            <text:p>4.15429</text:p>
          </table:table-cell>
        </table:table-row>
        <table:table-row table:style-name="ro1">
          <table:table-cell office:value-type="float" office:value="6.0996" calcext:value-type="float">
            <text:p>6.0996</text:p>
          </table:table-cell>
          <table:table-cell office:value-type="float" office:value="2.49594" calcext:value-type="float">
            <text:p>2.49594</text:p>
          </table:table-cell>
          <table:table-cell/>
          <table:table-cell office:value-type="float" office:value="6.0996" calcext:value-type="float">
            <text:p>6.0996</text:p>
          </table:table-cell>
          <table:table-cell office:value-type="float" office:value="4.16839" calcext:value-type="float">
            <text:p>4.16839</text:p>
          </table:table-cell>
        </table:table-row>
        <table:table-row table:style-name="ro1">
          <table:table-cell office:value-type="float" office:value="6.1152" calcext:value-type="float">
            <text:p>6.1152</text:p>
          </table:table-cell>
          <table:table-cell office:value-type="float" office:value="2.50467" calcext:value-type="float">
            <text:p>2.50467</text:p>
          </table:table-cell>
          <table:table-cell/>
          <table:table-cell office:value-type="float" office:value="6.1152" calcext:value-type="float">
            <text:p>6.1152</text:p>
          </table:table-cell>
          <table:table-cell office:value-type="float" office:value="4.17733" calcext:value-type="float">
            <text:p>4.17733</text:p>
          </table:table-cell>
        </table:table-row>
        <table:table-row table:style-name="ro1">
          <table:table-cell office:value-type="float" office:value="6.1308" calcext:value-type="float">
            <text:p>6.1308</text:p>
          </table:table-cell>
          <table:table-cell office:value-type="float" office:value="2.5014" calcext:value-type="float">
            <text:p>2.5014</text:p>
          </table:table-cell>
          <table:table-cell/>
          <table:table-cell office:value-type="float" office:value="6.1308" calcext:value-type="float">
            <text:p>6.1308</text:p>
          </table:table-cell>
          <table:table-cell office:value-type="float" office:value="4.18099" calcext:value-type="float">
            <text:p>4.18099</text:p>
          </table:table-cell>
        </table:table-row>
        <table:table-row table:style-name="ro1">
          <table:table-cell office:value-type="float" office:value="6.1464" calcext:value-type="float">
            <text:p>6.1464</text:p>
          </table:table-cell>
          <table:table-cell office:value-type="float" office:value="2.50335" calcext:value-type="float">
            <text:p>2.50335</text:p>
          </table:table-cell>
          <table:table-cell/>
          <table:table-cell office:value-type="float" office:value="6.1464" calcext:value-type="float">
            <text:p>6.1464</text:p>
          </table:table-cell>
          <table:table-cell office:value-type="float" office:value="4.18379" calcext:value-type="float">
            <text:p>4.18379</text:p>
          </table:table-cell>
        </table:table-row>
        <table:table-row table:style-name="ro1">
          <table:table-cell office:value-type="float" office:value="6.162" calcext:value-type="float">
            <text:p>6.162</text:p>
          </table:table-cell>
          <table:table-cell office:value-type="float" office:value="2.50807" calcext:value-type="float">
            <text:p>2.50807</text:p>
          </table:table-cell>
          <table:table-cell/>
          <table:table-cell office:value-type="float" office:value="6.162" calcext:value-type="float">
            <text:p>6.162</text:p>
          </table:table-cell>
          <table:table-cell office:value-type="float" office:value="4.18621" calcext:value-type="float">
            <text:p>4.18621</text:p>
          </table:table-cell>
        </table:table-row>
        <table:table-row table:style-name="ro1">
          <table:table-cell office:value-type="float" office:value="6.1776" calcext:value-type="float">
            <text:p>6.1776</text:p>
          </table:table-cell>
          <table:table-cell office:value-type="float" office:value="2.51549" calcext:value-type="float">
            <text:p>2.51549</text:p>
          </table:table-cell>
          <table:table-cell/>
          <table:table-cell office:value-type="float" office:value="6.1776" calcext:value-type="float">
            <text:p>6.1776</text:p>
          </table:table-cell>
          <table:table-cell office:value-type="float" office:value="4.19477" calcext:value-type="float">
            <text:p>4.19477</text:p>
          </table:table-cell>
        </table:table-row>
        <table:table-row table:style-name="ro1">
          <table:table-cell office:value-type="float" office:value="6.1932" calcext:value-type="float">
            <text:p>6.1932</text:p>
          </table:table-cell>
          <table:table-cell office:value-type="float" office:value="2.51587" calcext:value-type="float">
            <text:p>2.51587</text:p>
          </table:table-cell>
          <table:table-cell/>
          <table:table-cell office:value-type="float" office:value="6.1932" calcext:value-type="float">
            <text:p>6.1932</text:p>
          </table:table-cell>
          <table:table-cell office:value-type="float" office:value="4.19706" calcext:value-type="float">
            <text:p>4.19706</text:p>
          </table:table-cell>
        </table:table-row>
        <table:table-row table:style-name="ro1">
          <table:table-cell office:value-type="float" office:value="6.2088" calcext:value-type="float">
            <text:p>6.2088</text:p>
          </table:table-cell>
          <table:table-cell office:value-type="float" office:value="2.52355" calcext:value-type="float">
            <text:p>2.52355</text:p>
          </table:table-cell>
          <table:table-cell/>
          <table:table-cell office:value-type="float" office:value="6.2088" calcext:value-type="float">
            <text:p>6.2088</text:p>
          </table:table-cell>
          <table:table-cell office:value-type="float" office:value="4.20874" calcext:value-type="float">
            <text:p>4.20874</text:p>
          </table:table-cell>
        </table:table-row>
        <table:table-row table:style-name="ro1">
          <table:table-cell office:value-type="float" office:value="6.2244" calcext:value-type="float">
            <text:p>6.2244</text:p>
          </table:table-cell>
          <table:table-cell office:value-type="float" office:value="2.5229" calcext:value-type="float">
            <text:p>2.5229</text:p>
          </table:table-cell>
          <table:table-cell/>
          <table:table-cell office:value-type="float" office:value="6.2244" calcext:value-type="float">
            <text:p>6.2244</text:p>
          </table:table-cell>
          <table:table-cell office:value-type="float" office:value="4.21948" calcext:value-type="float">
            <text:p>4.21948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2.51819" calcext:value-type="float">
            <text:p>2.51819</text:p>
          </table:table-cell>
          <table:table-cell/>
          <table:table-cell office:value-type="float" office:value="6.24" calcext:value-type="float">
            <text:p>6.24</text:p>
          </table:table-cell>
          <table:table-cell office:value-type="float" office:value="4.2209" calcext:value-type="float">
            <text:p>4.2209</text:p>
          </table:table-cell>
        </table:table-row>
        <table:table-row table:style-name="ro1">
          <table:table-cell office:value-type="float" office:value="6.2556" calcext:value-type="float">
            <text:p>6.2556</text:p>
          </table:table-cell>
          <table:table-cell office:value-type="float" office:value="2.52157" calcext:value-type="float">
            <text:p>2.52157</text:p>
          </table:table-cell>
          <table:table-cell/>
          <table:table-cell office:value-type="float" office:value="6.2556" calcext:value-type="float">
            <text:p>6.2556</text:p>
          </table:table-cell>
          <table:table-cell office:value-type="float" office:value="4.2288" calcext:value-type="float">
            <text:p>4.2288</text:p>
          </table:table-cell>
        </table:table-row>
        <table:table-row table:style-name="ro1">
          <table:table-cell office:value-type="float" office:value="6.2712" calcext:value-type="float">
            <text:p>6.2712</text:p>
          </table:table-cell>
          <table:table-cell office:value-type="float" office:value="2.52092" calcext:value-type="float">
            <text:p>2.52092</text:p>
          </table:table-cell>
          <table:table-cell/>
          <table:table-cell office:value-type="float" office:value="6.2712" calcext:value-type="float">
            <text:p>6.2712</text:p>
          </table:table-cell>
          <table:table-cell office:value-type="float" office:value="4.24124" calcext:value-type="float">
            <text:p>4.24124</text:p>
          </table:table-cell>
        </table:table-row>
        <table:table-row table:style-name="ro1">
          <table:table-cell office:value-type="float" office:value="6.2868" calcext:value-type="float">
            <text:p>6.2868</text:p>
          </table:table-cell>
          <table:table-cell office:value-type="float" office:value="2.52043" calcext:value-type="float">
            <text:p>2.52043</text:p>
          </table:table-cell>
          <table:table-cell/>
          <table:table-cell office:value-type="float" office:value="6.2868" calcext:value-type="float">
            <text:p>6.2868</text:p>
          </table:table-cell>
          <table:table-cell office:value-type="float" office:value="4.24633" calcext:value-type="float">
            <text:p>4.24633</text:p>
          </table:table-cell>
        </table:table-row>
        <table:table-row table:style-name="ro1">
          <table:table-cell office:value-type="float" office:value="6.3024" calcext:value-type="float">
            <text:p>6.3024</text:p>
          </table:table-cell>
          <table:table-cell office:value-type="float" office:value="2.52274" calcext:value-type="float">
            <text:p>2.52274</text:p>
          </table:table-cell>
          <table:table-cell/>
          <table:table-cell office:value-type="float" office:value="6.3024" calcext:value-type="float">
            <text:p>6.3024</text:p>
          </table:table-cell>
          <table:table-cell office:value-type="float" office:value="4.25071" calcext:value-type="float">
            <text:p>4.25071</text:p>
          </table:table-cell>
        </table:table-row>
        <table:table-row table:style-name="ro1">
          <table:table-cell office:value-type="float" office:value="6.318" calcext:value-type="float">
            <text:p>6.318</text:p>
          </table:table-cell>
          <table:table-cell office:value-type="float" office:value="2.52634" calcext:value-type="float">
            <text:p>2.52634</text:p>
          </table:table-cell>
          <table:table-cell/>
          <table:table-cell office:value-type="float" office:value="6.318" calcext:value-type="float">
            <text:p>6.318</text:p>
          </table:table-cell>
          <table:table-cell office:value-type="float" office:value="4.26245" calcext:value-type="float">
            <text:p>4.26245</text:p>
          </table:table-cell>
        </table:table-row>
        <table:table-row table:style-name="ro1">
          <table:table-cell office:value-type="float" office:value="6.3336" calcext:value-type="float">
            <text:p>6.3336</text:p>
          </table:table-cell>
          <table:table-cell office:value-type="float" office:value="2.53284" calcext:value-type="float">
            <text:p>2.53284</text:p>
          </table:table-cell>
          <table:table-cell/>
          <table:table-cell office:value-type="float" office:value="6.3336" calcext:value-type="float">
            <text:p>6.3336</text:p>
          </table:table-cell>
          <table:table-cell office:value-type="float" office:value="4.27609" calcext:value-type="float">
            <text:p>4.27609</text:p>
          </table:table-cell>
        </table:table-row>
        <table:table-row table:style-name="ro1">
          <table:table-cell office:value-type="float" office:value="6.3492" calcext:value-type="float">
            <text:p>6.3492</text:p>
          </table:table-cell>
          <table:table-cell office:value-type="float" office:value="2.53358" calcext:value-type="float">
            <text:p>2.53358</text:p>
          </table:table-cell>
          <table:table-cell/>
          <table:table-cell office:value-type="float" office:value="6.3492" calcext:value-type="float">
            <text:p>6.3492</text:p>
          </table:table-cell>
          <table:table-cell office:value-type="float" office:value="4.27807" calcext:value-type="float">
            <text:p>4.27807</text:p>
          </table:table-cell>
        </table:table-row>
        <table:table-row table:style-name="ro1">
          <table:table-cell office:value-type="float" office:value="6.3648" calcext:value-type="float">
            <text:p>6.3648</text:p>
          </table:table-cell>
          <table:table-cell office:value-type="float" office:value="2.53243" calcext:value-type="float">
            <text:p>2.53243</text:p>
          </table:table-cell>
          <table:table-cell/>
          <table:table-cell office:value-type="float" office:value="6.3648" calcext:value-type="float">
            <text:p>6.3648</text:p>
          </table:table-cell>
          <table:table-cell office:value-type="float" office:value="4.28004" calcext:value-type="float">
            <text:p>4.28004</text:p>
          </table:table-cell>
        </table:table-row>
        <table:table-row table:style-name="ro1">
          <table:table-cell office:value-type="float" office:value="6.3804" calcext:value-type="float">
            <text:p>6.3804</text:p>
          </table:table-cell>
          <table:table-cell office:value-type="float" office:value="2.54136" calcext:value-type="float">
            <text:p>2.54136</text:p>
          </table:table-cell>
          <table:table-cell/>
          <table:table-cell office:value-type="float" office:value="6.3804" calcext:value-type="float">
            <text:p>6.3804</text:p>
          </table:table-cell>
          <table:table-cell office:value-type="float" office:value="4.28245" calcext:value-type="float">
            <text:p>4.28245</text:p>
          </table:table-cell>
        </table:table-row>
        <table:table-row table:style-name="ro1">
          <table:table-cell office:value-type="float" office:value="6.396" calcext:value-type="float">
            <text:p>6.396</text:p>
          </table:table-cell>
          <table:table-cell office:value-type="float" office:value="2.5388" calcext:value-type="float">
            <text:p>2.5388</text:p>
          </table:table-cell>
          <table:table-cell/>
          <table:table-cell office:value-type="float" office:value="6.396" calcext:value-type="float">
            <text:p>6.396</text:p>
          </table:table-cell>
          <table:table-cell office:value-type="float" office:value="4.28914" calcext:value-type="float">
            <text:p>4.28914</text:p>
          </table:table-cell>
        </table:table-row>
        <table:table-row table:style-name="ro1">
          <table:table-cell office:value-type="float" office:value="6.4116" calcext:value-type="float">
            <text:p>6.4116</text:p>
          </table:table-cell>
          <table:table-cell office:value-type="float" office:value="2.54157" calcext:value-type="float">
            <text:p>2.54157</text:p>
          </table:table-cell>
          <table:table-cell/>
          <table:table-cell office:value-type="float" office:value="6.4116" calcext:value-type="float">
            <text:p>6.4116</text:p>
          </table:table-cell>
          <table:table-cell office:value-type="float" office:value="4.29269" calcext:value-type="float">
            <text:p>4.29269</text:p>
          </table:table-cell>
        </table:table-row>
        <table:table-row table:style-name="ro1">
          <table:table-cell office:value-type="float" office:value="6.4272" calcext:value-type="float">
            <text:p>6.4272</text:p>
          </table:table-cell>
          <table:table-cell office:value-type="float" office:value="2.53767" calcext:value-type="float">
            <text:p>2.53767</text:p>
          </table:table-cell>
          <table:table-cell/>
          <table:table-cell office:value-type="float" office:value="6.4272" calcext:value-type="float">
            <text:p>6.4272</text:p>
          </table:table-cell>
          <table:table-cell office:value-type="float" office:value="4.29594" calcext:value-type="float">
            <text:p>4.29594</text:p>
          </table:table-cell>
        </table:table-row>
        <table:table-row table:style-name="ro1">
          <table:table-cell office:value-type="float" office:value="6.4428" calcext:value-type="float">
            <text:p>6.4428</text:p>
          </table:table-cell>
          <table:table-cell office:value-type="float" office:value="2.53791" calcext:value-type="float">
            <text:p>2.53791</text:p>
          </table:table-cell>
          <table:table-cell/>
          <table:table-cell office:value-type="float" office:value="6.4428" calcext:value-type="float">
            <text:p>6.4428</text:p>
          </table:table-cell>
          <table:table-cell office:value-type="float" office:value="4.29364" calcext:value-type="float">
            <text:p>4.29364</text:p>
          </table:table-cell>
        </table:table-row>
        <table:table-row table:style-name="ro1">
          <table:table-cell office:value-type="float" office:value="6.4584" calcext:value-type="float">
            <text:p>6.4584</text:p>
          </table:table-cell>
          <table:table-cell office:value-type="float" office:value="2.54553" calcext:value-type="float">
            <text:p>2.54553</text:p>
          </table:table-cell>
          <table:table-cell/>
          <table:table-cell office:value-type="float" office:value="6.4584" calcext:value-type="float">
            <text:p>6.4584</text:p>
          </table:table-cell>
          <table:table-cell office:value-type="float" office:value="4.29449" calcext:value-type="float">
            <text:p>4.29449</text:p>
          </table:table-cell>
        </table:table-row>
        <table:table-row table:style-name="ro1">
          <table:table-cell office:value-type="float" office:value="6.474" calcext:value-type="float">
            <text:p>6.474</text:p>
          </table:table-cell>
          <table:table-cell office:value-type="float" office:value="2.54438" calcext:value-type="float">
            <text:p>2.54438</text:p>
          </table:table-cell>
          <table:table-cell/>
          <table:table-cell office:value-type="float" office:value="6.474" calcext:value-type="float">
            <text:p>6.474</text:p>
          </table:table-cell>
          <table:table-cell office:value-type="float" office:value="4.29545" calcext:value-type="float">
            <text:p>4.29545</text:p>
          </table:table-cell>
        </table:table-row>
        <table:table-row table:style-name="ro1">
          <table:table-cell office:value-type="float" office:value="6.4896" calcext:value-type="float">
            <text:p>6.4896</text:p>
          </table:table-cell>
          <table:table-cell office:value-type="float" office:value="2.5512" calcext:value-type="float">
            <text:p>2.5512</text:p>
          </table:table-cell>
          <table:table-cell/>
          <table:table-cell office:value-type="float" office:value="6.4896" calcext:value-type="float">
            <text:p>6.4896</text:p>
          </table:table-cell>
          <table:table-cell office:value-type="float" office:value="4.30444" calcext:value-type="float">
            <text:p>4.30444</text:p>
          </table:table-cell>
        </table:table-row>
        <table:table-row table:style-name="ro1">
          <table:table-cell office:value-type="float" office:value="6.5052" calcext:value-type="float">
            <text:p>6.5052</text:p>
          </table:table-cell>
          <table:table-cell office:value-type="float" office:value="2.5558" calcext:value-type="float">
            <text:p>2.5558</text:p>
          </table:table-cell>
          <table:table-cell/>
          <table:table-cell office:value-type="float" office:value="6.5052" calcext:value-type="float">
            <text:p>6.5052</text:p>
          </table:table-cell>
          <table:table-cell office:value-type="float" office:value="4.31715" calcext:value-type="float">
            <text:p>4.31715</text:p>
          </table:table-cell>
        </table:table-row>
        <table:table-row table:style-name="ro1">
          <table:table-cell office:value-type="float" office:value="6.5208" calcext:value-type="float">
            <text:p>6.5208</text:p>
          </table:table-cell>
          <table:table-cell office:value-type="float" office:value="2.56106" calcext:value-type="float">
            <text:p>2.56106</text:p>
          </table:table-cell>
          <table:table-cell/>
          <table:table-cell office:value-type="float" office:value="6.5208" calcext:value-type="float">
            <text:p>6.5208</text:p>
          </table:table-cell>
          <table:table-cell office:value-type="float" office:value="4.31807" calcext:value-type="float">
            <text:p>4.31807</text:p>
          </table:table-cell>
        </table:table-row>
        <table:table-row table:style-name="ro1">
          <table:table-cell office:value-type="float" office:value="6.5364" calcext:value-type="float">
            <text:p>6.5364</text:p>
          </table:table-cell>
          <table:table-cell office:value-type="float" office:value="2.5563" calcext:value-type="float">
            <text:p>2.5563</text:p>
          </table:table-cell>
          <table:table-cell/>
          <table:table-cell office:value-type="float" office:value="6.5364" calcext:value-type="float">
            <text:p>6.5364</text:p>
          </table:table-cell>
          <table:table-cell office:value-type="float" office:value="4.3302" calcext:value-type="float">
            <text:p>4.3302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2.55552" calcext:value-type="float">
            <text:p>2.55552</text:p>
          </table:table-cell>
          <table:table-cell/>
          <table:table-cell office:value-type="float" office:value="6.552" calcext:value-type="float">
            <text:p>6.552</text:p>
          </table:table-cell>
          <table:table-cell office:value-type="float" office:value="4.3283" calcext:value-type="float">
            <text:p>4.3283</text:p>
          </table:table-cell>
        </table:table-row>
        <table:table-row table:style-name="ro1">
          <table:table-cell office:value-type="float" office:value="6.5676" calcext:value-type="float">
            <text:p>6.5676</text:p>
          </table:table-cell>
          <table:table-cell office:value-type="float" office:value="2.55651" calcext:value-type="float">
            <text:p>2.55651</text:p>
          </table:table-cell>
          <table:table-cell/>
          <table:table-cell office:value-type="float" office:value="6.5676" calcext:value-type="float">
            <text:p>6.5676</text:p>
          </table:table-cell>
          <table:table-cell office:value-type="float" office:value="4.33125" calcext:value-type="float">
            <text:p>4.33125</text:p>
          </table:table-cell>
        </table:table-row>
        <table:table-row table:style-name="ro1">
          <table:table-cell office:value-type="float" office:value="6.5832" calcext:value-type="float">
            <text:p>6.5832</text:p>
          </table:table-cell>
          <table:table-cell office:value-type="float" office:value="2.56742" calcext:value-type="float">
            <text:p>2.56742</text:p>
          </table:table-cell>
          <table:table-cell/>
          <table:table-cell office:value-type="float" office:value="6.5832" calcext:value-type="float">
            <text:p>6.5832</text:p>
          </table:table-cell>
          <table:table-cell office:value-type="float" office:value="4.33446" calcext:value-type="float">
            <text:p>4.33446</text:p>
          </table:table-cell>
        </table:table-row>
        <table:table-row table:style-name="ro1">
          <table:table-cell office:value-type="float" office:value="6.5988" calcext:value-type="float">
            <text:p>6.5988</text:p>
          </table:table-cell>
          <table:table-cell office:value-type="float" office:value="2.5702" calcext:value-type="float">
            <text:p>2.5702</text:p>
          </table:table-cell>
          <table:table-cell/>
          <table:table-cell office:value-type="float" office:value="6.5988" calcext:value-type="float">
            <text:p>6.5988</text:p>
          </table:table-cell>
          <table:table-cell office:value-type="float" office:value="4.34211" calcext:value-type="float">
            <text:p>4.34211</text:p>
          </table:table-cell>
        </table:table-row>
        <table:table-row table:style-name="ro1">
          <table:table-cell office:value-type="float" office:value="6.6144" calcext:value-type="float">
            <text:p>6.6144</text:p>
          </table:table-cell>
          <table:table-cell office:value-type="float" office:value="2.57429" calcext:value-type="float">
            <text:p>2.57429</text:p>
          </table:table-cell>
          <table:table-cell/>
          <table:table-cell office:value-type="float" office:value="6.6144" calcext:value-type="float">
            <text:p>6.6144</text:p>
          </table:table-cell>
          <table:table-cell office:value-type="float" office:value="4.34394" calcext:value-type="float">
            <text:p>4.34394</text:p>
          </table:table-cell>
        </table:table-row>
        <table:table-row table:style-name="ro1">
          <table:table-cell office:value-type="float" office:value="6.63" calcext:value-type="float">
            <text:p>6.63</text:p>
          </table:table-cell>
          <table:table-cell office:value-type="float" office:value="2.56292" calcext:value-type="float">
            <text:p>2.56292</text:p>
          </table:table-cell>
          <table:table-cell/>
          <table:table-cell office:value-type="float" office:value="6.63" calcext:value-type="float">
            <text:p>6.63</text:p>
          </table:table-cell>
          <table:table-cell office:value-type="float" office:value="4.34879" calcext:value-type="float">
            <text:p>4.34879</text:p>
          </table:table-cell>
        </table:table-row>
        <table:table-row table:style-name="ro1">
          <table:table-cell office:value-type="float" office:value="6.6456" calcext:value-type="float">
            <text:p>6.6456</text:p>
          </table:table-cell>
          <table:table-cell office:value-type="float" office:value="2.56554" calcext:value-type="float">
            <text:p>2.56554</text:p>
          </table:table-cell>
          <table:table-cell/>
          <table:table-cell office:value-type="float" office:value="6.6456" calcext:value-type="float">
            <text:p>6.6456</text:p>
          </table:table-cell>
          <table:table-cell office:value-type="float" office:value="4.35882" calcext:value-type="float">
            <text:p>4.35882</text:p>
          </table:table-cell>
        </table:table-row>
        <table:table-row table:style-name="ro1">
          <table:table-cell office:value-type="float" office:value="6.6612" calcext:value-type="float">
            <text:p>6.6612</text:p>
          </table:table-cell>
          <table:table-cell office:value-type="float" office:value="2.56996" calcext:value-type="float">
            <text:p>2.56996</text:p>
          </table:table-cell>
          <table:table-cell/>
          <table:table-cell office:value-type="float" office:value="6.6612" calcext:value-type="float">
            <text:p>6.6612</text:p>
          </table:table-cell>
          <table:table-cell office:value-type="float" office:value="4.37315" calcext:value-type="float">
            <text:p>4.37315</text:p>
          </table:table-cell>
        </table:table-row>
        <table:table-row table:style-name="ro1">
          <table:table-cell office:value-type="float" office:value="6.6768" calcext:value-type="float">
            <text:p>6.6768</text:p>
          </table:table-cell>
          <table:table-cell office:value-type="float" office:value="2.58181" calcext:value-type="float">
            <text:p>2.58181</text:p>
          </table:table-cell>
          <table:table-cell/>
          <table:table-cell office:value-type="float" office:value="6.6768" calcext:value-type="float">
            <text:p>6.6768</text:p>
          </table:table-cell>
          <table:table-cell office:value-type="float" office:value="4.37836" calcext:value-type="float">
            <text:p>4.37836</text:p>
          </table:table-cell>
        </table:table-row>
        <table:table-row table:style-name="ro1">
          <table:table-cell office:value-type="float" office:value="6.6924" calcext:value-type="float">
            <text:p>6.6924</text:p>
          </table:table-cell>
          <table:table-cell office:value-type="float" office:value="2.57788" calcext:value-type="float">
            <text:p>2.57788</text:p>
          </table:table-cell>
          <table:table-cell/>
          <table:table-cell office:value-type="float" office:value="6.6924" calcext:value-type="float">
            <text:p>6.6924</text:p>
          </table:table-cell>
          <table:table-cell office:value-type="float" office:value="4.37972" calcext:value-type="float">
            <text:p>4.37972</text:p>
          </table:table-cell>
        </table:table-row>
        <table:table-row table:style-name="ro1">
          <table:table-cell office:value-type="float" office:value="6.708" calcext:value-type="float">
            <text:p>6.708</text:p>
          </table:table-cell>
          <table:table-cell office:value-type="float" office:value="2.58181" calcext:value-type="float">
            <text:p>2.58181</text:p>
          </table:table-cell>
          <table:table-cell/>
          <table:table-cell office:value-type="float" office:value="6.708" calcext:value-type="float">
            <text:p>6.708</text:p>
          </table:table-cell>
          <table:table-cell office:value-type="float" office:value="4.38075" calcext:value-type="float">
            <text:p>4.38075</text:p>
          </table:table-cell>
        </table:table-row>
        <table:table-row table:style-name="ro1">
          <table:table-cell office:value-type="float" office:value="6.7236" calcext:value-type="float">
            <text:p>6.7236</text:p>
          </table:table-cell>
          <table:table-cell office:value-type="float" office:value="2.58218" calcext:value-type="float">
            <text:p>2.58218</text:p>
          </table:table-cell>
          <table:table-cell/>
          <table:table-cell office:value-type="float" office:value="6.7236" calcext:value-type="float">
            <text:p>6.7236</text:p>
          </table:table-cell>
          <table:table-cell office:value-type="float" office:value="4.38953" calcext:value-type="float">
            <text:p>4.38953</text:p>
          </table:table-cell>
        </table:table-row>
        <table:table-row table:style-name="ro1">
          <table:table-cell office:value-type="float" office:value="6.7392" calcext:value-type="float">
            <text:p>6.7392</text:p>
          </table:table-cell>
          <table:table-cell office:value-type="float" office:value="2.57934" calcext:value-type="float">
            <text:p>2.57934</text:p>
          </table:table-cell>
          <table:table-cell/>
          <table:table-cell office:value-type="float" office:value="6.7392" calcext:value-type="float">
            <text:p>6.7392</text:p>
          </table:table-cell>
          <table:table-cell office:value-type="float" office:value="4.38417" calcext:value-type="float">
            <text:p>4.38417</text:p>
          </table:table-cell>
        </table:table-row>
        <table:table-row table:style-name="ro1">
          <table:table-cell office:value-type="float" office:value="6.7548" calcext:value-type="float">
            <text:p>6.7548</text:p>
          </table:table-cell>
          <table:table-cell office:value-type="float" office:value="2.5796" calcext:value-type="float">
            <text:p>2.5796</text:p>
          </table:table-cell>
          <table:table-cell/>
          <table:table-cell office:value-type="float" office:value="6.7548" calcext:value-type="float">
            <text:p>6.7548</text:p>
          </table:table-cell>
          <table:table-cell office:value-type="float" office:value="4.39834" calcext:value-type="float">
            <text:p>4.39834</text:p>
          </table:table-cell>
        </table:table-row>
        <table:table-row table:style-name="ro1">
          <table:table-cell office:value-type="float" office:value="6.7704" calcext:value-type="float">
            <text:p>6.7704</text:p>
          </table:table-cell>
          <table:table-cell office:value-type="float" office:value="2.5875" calcext:value-type="float">
            <text:p>2.5875</text:p>
          </table:table-cell>
          <table:table-cell/>
          <table:table-cell office:value-type="float" office:value="6.7704" calcext:value-type="float">
            <text:p>6.7704</text:p>
          </table:table-cell>
          <table:table-cell office:value-type="float" office:value="4.39724" calcext:value-type="float">
            <text:p>4.39724</text:p>
          </table:table-cell>
        </table:table-row>
        <table:table-row table:style-name="ro1">
          <table:table-cell office:value-type="float" office:value="6.786" calcext:value-type="float">
            <text:p>6.786</text:p>
          </table:table-cell>
          <table:table-cell office:value-type="float" office:value="2.58328" calcext:value-type="float">
            <text:p>2.58328</text:p>
          </table:table-cell>
          <table:table-cell/>
          <table:table-cell office:value-type="float" office:value="6.786" calcext:value-type="float">
            <text:p>6.786</text:p>
          </table:table-cell>
          <table:table-cell office:value-type="float" office:value="4.40432" calcext:value-type="float">
            <text:p>4.40432</text:p>
          </table:table-cell>
        </table:table-row>
        <table:table-row table:style-name="ro1">
          <table:table-cell office:value-type="float" office:value="6.8016" calcext:value-type="float">
            <text:p>6.8016</text:p>
          </table:table-cell>
          <table:table-cell office:value-type="float" office:value="2.58464" calcext:value-type="float">
            <text:p>2.58464</text:p>
          </table:table-cell>
          <table:table-cell/>
          <table:table-cell office:value-type="float" office:value="6.8016" calcext:value-type="float">
            <text:p>6.8016</text:p>
          </table:table-cell>
          <table:table-cell office:value-type="float" office:value="4.40174" calcext:value-type="float">
            <text:p>4.40174</text:p>
          </table:table-cell>
        </table:table-row>
        <table:table-row table:style-name="ro1">
          <table:table-cell office:value-type="float" office:value="6.8172" calcext:value-type="float">
            <text:p>6.8172</text:p>
          </table:table-cell>
          <table:table-cell office:value-type="float" office:value="2.58978" calcext:value-type="float">
            <text:p>2.58978</text:p>
          </table:table-cell>
          <table:table-cell/>
          <table:table-cell office:value-type="float" office:value="6.8172" calcext:value-type="float">
            <text:p>6.8172</text:p>
          </table:table-cell>
          <table:table-cell office:value-type="float" office:value="4.41191" calcext:value-type="float">
            <text:p>4.41191</text:p>
          </table:table-cell>
        </table:table-row>
        <table:table-row table:style-name="ro1">
          <table:table-cell office:value-type="float" office:value="6.8328" calcext:value-type="float">
            <text:p>6.8328</text:p>
          </table:table-cell>
          <table:table-cell office:value-type="float" office:value="2.58776" calcext:value-type="float">
            <text:p>2.58776</text:p>
          </table:table-cell>
          <table:table-cell/>
          <table:table-cell office:value-type="float" office:value="6.8328" calcext:value-type="float">
            <text:p>6.8328</text:p>
          </table:table-cell>
          <table:table-cell office:value-type="float" office:value="4.4084" calcext:value-type="float">
            <text:p>4.4084</text:p>
          </table:table-cell>
        </table:table-row>
        <table:table-row table:style-name="ro1">
          <table:table-cell office:value-type="float" office:value="6.8484" calcext:value-type="float">
            <text:p>6.8484</text:p>
          </table:table-cell>
          <table:table-cell office:value-type="float" office:value="2.59409" calcext:value-type="float">
            <text:p>2.59409</text:p>
          </table:table-cell>
          <table:table-cell/>
          <table:table-cell office:value-type="float" office:value="6.8484" calcext:value-type="float">
            <text:p>6.8484</text:p>
          </table:table-cell>
          <table:table-cell office:value-type="float" office:value="4.41347" calcext:value-type="float">
            <text:p>4.41347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2.59819" calcext:value-type="float">
            <text:p>2.59819</text:p>
          </table:table-cell>
          <table:table-cell/>
          <table:table-cell office:value-type="float" office:value="6.864" calcext:value-type="float">
            <text:p>6.864</text:p>
          </table:table-cell>
          <table:table-cell office:value-type="float" office:value="4.41652" calcext:value-type="float">
            <text:p>4.41652</text:p>
          </table:table-cell>
        </table:table-row>
        <table:table-row table:style-name="ro1">
          <table:table-cell office:value-type="float" office:value="6.8796" calcext:value-type="float">
            <text:p>6.8796</text:p>
          </table:table-cell>
          <table:table-cell office:value-type="float" office:value="2.59655" calcext:value-type="float">
            <text:p>2.59655</text:p>
          </table:table-cell>
          <table:table-cell/>
          <table:table-cell office:value-type="float" office:value="6.8796" calcext:value-type="float">
            <text:p>6.8796</text:p>
          </table:table-cell>
          <table:table-cell office:value-type="float" office:value="4.42716" calcext:value-type="float">
            <text:p>4.42716</text:p>
          </table:table-cell>
        </table:table-row>
        <table:table-row table:style-name="ro1">
          <table:table-cell office:value-type="float" office:value="6.8952" calcext:value-type="float">
            <text:p>6.8952</text:p>
          </table:table-cell>
          <table:table-cell office:value-type="float" office:value="2.60229" calcext:value-type="float">
            <text:p>2.60229</text:p>
          </table:table-cell>
          <table:table-cell/>
          <table:table-cell office:value-type="float" office:value="6.8952" calcext:value-type="float">
            <text:p>6.8952</text:p>
          </table:table-cell>
          <table:table-cell office:value-type="float" office:value="4.42967" calcext:value-type="float">
            <text:p>4.42967</text:p>
          </table:table-cell>
        </table:table-row>
        <table:table-row table:style-name="ro1">
          <table:table-cell office:value-type="float" office:value="6.9108" calcext:value-type="float">
            <text:p>6.9108</text:p>
          </table:table-cell>
          <table:table-cell office:value-type="float" office:value="2.60361" calcext:value-type="float">
            <text:p>2.60361</text:p>
          </table:table-cell>
          <table:table-cell/>
          <table:table-cell office:value-type="float" office:value="6.9108" calcext:value-type="float">
            <text:p>6.9108</text:p>
          </table:table-cell>
          <table:table-cell office:value-type="float" office:value="4.43331" calcext:value-type="float">
            <text:p>4.43331</text:p>
          </table:table-cell>
        </table:table-row>
        <table:table-row table:style-name="ro1">
          <table:table-cell office:value-type="float" office:value="6.9264" calcext:value-type="float">
            <text:p>6.9264</text:p>
          </table:table-cell>
          <table:table-cell office:value-type="float" office:value="2.60767" calcext:value-type="float">
            <text:p>2.60767</text:p>
          </table:table-cell>
          <table:table-cell/>
          <table:table-cell office:value-type="float" office:value="6.9264" calcext:value-type="float">
            <text:p>6.9264</text:p>
          </table:table-cell>
          <table:table-cell office:value-type="float" office:value="4.44731" calcext:value-type="float">
            <text:p>4.44731</text:p>
          </table:table-cell>
        </table:table-row>
        <table:table-row table:style-name="ro1">
          <table:table-cell office:value-type="float" office:value="6.942" calcext:value-type="float">
            <text:p>6.942</text:p>
          </table:table-cell>
          <table:table-cell office:value-type="float" office:value="2.60884" calcext:value-type="float">
            <text:p>2.60884</text:p>
          </table:table-cell>
          <table:table-cell/>
          <table:table-cell office:value-type="float" office:value="6.942" calcext:value-type="float">
            <text:p>6.942</text:p>
          </table:table-cell>
          <table:table-cell office:value-type="float" office:value="4.43423" calcext:value-type="float">
            <text:p>4.43423</text:p>
          </table:table-cell>
        </table:table-row>
        <table:table-row table:style-name="ro1">
          <table:table-cell office:value-type="float" office:value="6.9576" calcext:value-type="float">
            <text:p>6.9576</text:p>
          </table:table-cell>
          <table:table-cell office:value-type="float" office:value="2.61207" calcext:value-type="float">
            <text:p>2.61207</text:p>
          </table:table-cell>
          <table:table-cell/>
          <table:table-cell office:value-type="float" office:value="6.9576" calcext:value-type="float">
            <text:p>6.9576</text:p>
          </table:table-cell>
          <table:table-cell office:value-type="float" office:value="4.44625" calcext:value-type="float">
            <text:p>4.44625</text:p>
          </table:table-cell>
        </table:table-row>
        <table:table-row table:style-name="ro1">
          <table:table-cell office:value-type="float" office:value="6.9732" calcext:value-type="float">
            <text:p>6.9732</text:p>
          </table:table-cell>
          <table:table-cell office:value-type="float" office:value="2.60601" calcext:value-type="float">
            <text:p>2.60601</text:p>
          </table:table-cell>
          <table:table-cell/>
          <table:table-cell office:value-type="float" office:value="6.9732" calcext:value-type="float">
            <text:p>6.9732</text:p>
          </table:table-cell>
          <table:table-cell office:value-type="float" office:value="4.45941" calcext:value-type="float">
            <text:p>4.45941</text:p>
          </table:table-cell>
        </table:table-row>
        <table:table-row table:style-name="ro1">
          <table:table-cell office:value-type="float" office:value="6.9888" calcext:value-type="float">
            <text:p>6.9888</text:p>
          </table:table-cell>
          <table:table-cell office:value-type="float" office:value="2.60017" calcext:value-type="float">
            <text:p>2.60017</text:p>
          </table:table-cell>
          <table:table-cell/>
          <table:table-cell office:value-type="float" office:value="6.9888" calcext:value-type="float">
            <text:p>6.9888</text:p>
          </table:table-cell>
          <table:table-cell office:value-type="float" office:value="4.46455" calcext:value-type="float">
            <text:p>4.46455</text:p>
          </table:table-cell>
        </table:table-row>
        <table:table-row table:style-name="ro1">
          <table:table-cell office:value-type="float" office:value="7.0044" calcext:value-type="float">
            <text:p>7.0044</text:p>
          </table:table-cell>
          <table:table-cell office:value-type="float" office:value="2.60203" calcext:value-type="float">
            <text:p>2.60203</text:p>
          </table:table-cell>
          <table:table-cell/>
          <table:table-cell office:value-type="float" office:value="7.0044" calcext:value-type="float">
            <text:p>7.0044</text:p>
          </table:table-cell>
          <table:table-cell office:value-type="float" office:value="4.47023" calcext:value-type="float">
            <text:p>4.47023</text:p>
          </table:table-cell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2.60674" calcext:value-type="float">
            <text:p>2.60674</text:p>
          </table:table-cell>
          <table:table-cell/>
          <table:table-cell office:value-type="float" office:value="7.02" calcext:value-type="float">
            <text:p>7.02</text:p>
          </table:table-cell>
          <table:table-cell office:value-type="float" office:value="4.47122" calcext:value-type="float">
            <text:p>4.47122</text:p>
          </table:table-cell>
        </table:table-row>
        <table:table-row table:style-name="ro1">
          <table:table-cell office:value-type="float" office:value="7.0356" calcext:value-type="float">
            <text:p>7.0356</text:p>
          </table:table-cell>
          <table:table-cell office:value-type="float" office:value="2.60837" calcext:value-type="float">
            <text:p>2.60837</text:p>
          </table:table-cell>
          <table:table-cell/>
          <table:table-cell office:value-type="float" office:value="7.0356" calcext:value-type="float">
            <text:p>7.0356</text:p>
          </table:table-cell>
          <table:table-cell office:value-type="float" office:value="4.47445" calcext:value-type="float">
            <text:p>4.47445</text:p>
          </table:table-cell>
        </table:table-row>
        <table:table-row table:style-name="ro1">
          <table:table-cell office:value-type="float" office:value="7.0512" calcext:value-type="float">
            <text:p>7.0512</text:p>
          </table:table-cell>
          <table:table-cell office:value-type="float" office:value="2.61061" calcext:value-type="float">
            <text:p>2.61061</text:p>
          </table:table-cell>
          <table:table-cell/>
          <table:table-cell office:value-type="float" office:value="7.0512" calcext:value-type="float">
            <text:p>7.0512</text:p>
          </table:table-cell>
          <table:table-cell office:value-type="float" office:value="4.47947" calcext:value-type="float">
            <text:p>4.47947</text:p>
          </table:table-cell>
        </table:table-row>
        <table:table-row table:style-name="ro1">
          <table:table-cell office:value-type="float" office:value="7.0668" calcext:value-type="float">
            <text:p>7.0668</text:p>
          </table:table-cell>
          <table:table-cell office:value-type="float" office:value="2.61165" calcext:value-type="float">
            <text:p>2.61165</text:p>
          </table:table-cell>
          <table:table-cell/>
          <table:table-cell office:value-type="float" office:value="7.0668" calcext:value-type="float">
            <text:p>7.0668</text:p>
          </table:table-cell>
          <table:table-cell office:value-type="float" office:value="4.47827" calcext:value-type="float">
            <text:p>4.47827</text:p>
          </table:table-cell>
        </table:table-row>
        <table:table-row table:style-name="ro1">
          <table:table-cell office:value-type="float" office:value="7.0824" calcext:value-type="float">
            <text:p>7.0824</text:p>
          </table:table-cell>
          <table:table-cell office:value-type="float" office:value="2.62215" calcext:value-type="float">
            <text:p>2.62215</text:p>
          </table:table-cell>
          <table:table-cell/>
          <table:table-cell office:value-type="float" office:value="7.0824" calcext:value-type="float">
            <text:p>7.0824</text:p>
          </table:table-cell>
          <table:table-cell office:value-type="float" office:value="4.48243" calcext:value-type="float">
            <text:p>4.48243</text:p>
          </table:table-cell>
        </table:table-row>
        <table:table-row table:style-name="ro1">
          <table:table-cell office:value-type="float" office:value="7.098" calcext:value-type="float">
            <text:p>7.098</text:p>
          </table:table-cell>
          <table:table-cell office:value-type="float" office:value="2.62233" calcext:value-type="float">
            <text:p>2.62233</text:p>
          </table:table-cell>
          <table:table-cell/>
          <table:table-cell office:value-type="float" office:value="7.098" calcext:value-type="float">
            <text:p>7.098</text:p>
          </table:table-cell>
          <table:table-cell office:value-type="float" office:value="4.47893" calcext:value-type="float">
            <text:p>4.47893</text:p>
          </table:table-cell>
        </table:table-row>
        <table:table-row table:style-name="ro1">
          <table:table-cell office:value-type="float" office:value="7.1136" calcext:value-type="float">
            <text:p>7.1136</text:p>
          </table:table-cell>
          <table:table-cell office:value-type="float" office:value="2.61942" calcext:value-type="float">
            <text:p>2.61942</text:p>
          </table:table-cell>
          <table:table-cell/>
          <table:table-cell office:value-type="float" office:value="7.1136" calcext:value-type="float">
            <text:p>7.1136</text:p>
          </table:table-cell>
          <table:table-cell office:value-type="float" office:value="4.47893" calcext:value-type="float">
            <text:p>4.47893</text:p>
          </table:table-cell>
        </table:table-row>
        <table:table-row table:style-name="ro1">
          <table:table-cell office:value-type="float" office:value="7.1292" calcext:value-type="float">
            <text:p>7.1292</text:p>
          </table:table-cell>
          <table:table-cell office:value-type="float" office:value="2.62499" calcext:value-type="float">
            <text:p>2.62499</text:p>
          </table:table-cell>
          <table:table-cell/>
          <table:table-cell office:value-type="float" office:value="7.1292" calcext:value-type="float">
            <text:p>7.1292</text:p>
          </table:table-cell>
          <table:table-cell office:value-type="float" office:value="4.47836" calcext:value-type="float">
            <text:p>4.47836</text:p>
          </table:table-cell>
        </table:table-row>
        <table:table-row table:style-name="ro1">
          <table:table-cell office:value-type="float" office:value="7.1448" calcext:value-type="float">
            <text:p>7.1448</text:p>
          </table:table-cell>
          <table:table-cell office:value-type="float" office:value="2.62236" calcext:value-type="float">
            <text:p>2.62236</text:p>
          </table:table-cell>
          <table:table-cell/>
          <table:table-cell office:value-type="float" office:value="7.1448" calcext:value-type="float">
            <text:p>7.1448</text:p>
          </table:table-cell>
          <table:table-cell office:value-type="float" office:value="4.47024" calcext:value-type="float">
            <text:p>4.47024</text:p>
          </table:table-cell>
        </table:table-row>
        <table:table-row table:style-name="ro1">
          <table:table-cell office:value-type="float" office:value="7.1604" calcext:value-type="float">
            <text:p>7.1604</text:p>
          </table:table-cell>
          <table:table-cell office:value-type="float" office:value="2.62391" calcext:value-type="float">
            <text:p>2.62391</text:p>
          </table:table-cell>
          <table:table-cell/>
          <table:table-cell office:value-type="float" office:value="7.1604" calcext:value-type="float">
            <text:p>7.1604</text:p>
          </table:table-cell>
          <table:table-cell office:value-type="float" office:value="4.47976" calcext:value-type="float">
            <text:p>4.47976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2.62283" calcext:value-type="float">
            <text:p>2.62283</text:p>
          </table:table-cell>
          <table:table-cell/>
          <table:table-cell office:value-type="float" office:value="7.176" calcext:value-type="float">
            <text:p>7.176</text:p>
          </table:table-cell>
          <table:table-cell office:value-type="float" office:value="4.47849" calcext:value-type="float">
            <text:p>4.47849</text:p>
          </table:table-cell>
        </table:table-row>
        <table:table-row table:style-name="ro1">
          <table:table-cell office:value-type="float" office:value="7.1916" calcext:value-type="float">
            <text:p>7.1916</text:p>
          </table:table-cell>
          <table:table-cell office:value-type="float" office:value="2.62241" calcext:value-type="float">
            <text:p>2.62241</text:p>
          </table:table-cell>
          <table:table-cell/>
          <table:table-cell office:value-type="float" office:value="7.1916" calcext:value-type="float">
            <text:p>7.1916</text:p>
          </table:table-cell>
          <table:table-cell office:value-type="float" office:value="4.48211" calcext:value-type="float">
            <text:p>4.48211</text:p>
          </table:table-cell>
        </table:table-row>
        <table:table-row table:style-name="ro1">
          <table:table-cell office:value-type="float" office:value="7.2072" calcext:value-type="float">
            <text:p>7.2072</text:p>
          </table:table-cell>
          <table:table-cell office:value-type="float" office:value="2.62282" calcext:value-type="float">
            <text:p>2.62282</text:p>
          </table:table-cell>
          <table:table-cell/>
          <table:table-cell office:value-type="float" office:value="7.2072" calcext:value-type="float">
            <text:p>7.2072</text:p>
          </table:table-cell>
          <table:table-cell office:value-type="float" office:value="4.48547" calcext:value-type="float">
            <text:p>4.48547</text:p>
          </table:table-cell>
        </table:table-row>
        <table:table-row table:style-name="ro1">
          <table:table-cell office:value-type="float" office:value="7.2228" calcext:value-type="float">
            <text:p>7.2228</text:p>
          </table:table-cell>
          <table:table-cell office:value-type="float" office:value="2.62844" calcext:value-type="float">
            <text:p>2.62844</text:p>
          </table:table-cell>
          <table:table-cell/>
          <table:table-cell office:value-type="float" office:value="7.2228" calcext:value-type="float">
            <text:p>7.2228</text:p>
          </table:table-cell>
          <table:table-cell office:value-type="float" office:value="4.49265" calcext:value-type="float">
            <text:p>4.49265</text:p>
          </table:table-cell>
        </table:table-row>
        <table:table-row table:style-name="ro1">
          <table:table-cell office:value-type="float" office:value="7.2384" calcext:value-type="float">
            <text:p>7.2384</text:p>
          </table:table-cell>
          <table:table-cell office:value-type="float" office:value="2.63429" calcext:value-type="float">
            <text:p>2.63429</text:p>
          </table:table-cell>
          <table:table-cell/>
          <table:table-cell office:value-type="float" office:value="7.2384" calcext:value-type="float">
            <text:p>7.2384</text:p>
          </table:table-cell>
          <table:table-cell office:value-type="float" office:value="4.49354" calcext:value-type="float">
            <text:p>4.49354</text:p>
          </table:table-cell>
        </table:table-row>
        <table:table-row table:style-name="ro1">
          <table:table-cell office:value-type="float" office:value="7.254" calcext:value-type="float">
            <text:p>7.254</text:p>
          </table:table-cell>
          <table:table-cell office:value-type="float" office:value="2.62842" calcext:value-type="float">
            <text:p>2.62842</text:p>
          </table:table-cell>
          <table:table-cell/>
          <table:table-cell office:value-type="float" office:value="7.254" calcext:value-type="float">
            <text:p>7.254</text:p>
          </table:table-cell>
          <table:table-cell office:value-type="float" office:value="4.48594" calcext:value-type="float">
            <text:p>4.48594</text:p>
          </table:table-cell>
        </table:table-row>
        <table:table-row table:style-name="ro1">
          <table:table-cell office:value-type="float" office:value="7.2696" calcext:value-type="float">
            <text:p>7.2696</text:p>
          </table:table-cell>
          <table:table-cell office:value-type="float" office:value="2.62908" calcext:value-type="float">
            <text:p>2.62908</text:p>
          </table:table-cell>
          <table:table-cell/>
          <table:table-cell office:value-type="float" office:value="7.2696" calcext:value-type="float">
            <text:p>7.2696</text:p>
          </table:table-cell>
          <table:table-cell office:value-type="float" office:value="4.4912" calcext:value-type="float">
            <text:p>4.4912</text:p>
          </table:table-cell>
        </table:table-row>
        <table:table-row table:style-name="ro1">
          <table:table-cell office:value-type="float" office:value="7.2852" calcext:value-type="float">
            <text:p>7.2852</text:p>
          </table:table-cell>
          <table:table-cell office:value-type="float" office:value="2.63055" calcext:value-type="float">
            <text:p>2.63055</text:p>
          </table:table-cell>
          <table:table-cell/>
          <table:table-cell office:value-type="float" office:value="7.2852" calcext:value-type="float">
            <text:p>7.2852</text:p>
          </table:table-cell>
          <table:table-cell office:value-type="float" office:value="4.50243" calcext:value-type="float">
            <text:p>4.50243</text:p>
          </table:table-cell>
        </table:table-row>
        <table:table-row table:style-name="ro1">
          <table:table-cell office:value-type="float" office:value="7.3008" calcext:value-type="float">
            <text:p>7.3008</text:p>
          </table:table-cell>
          <table:table-cell office:value-type="float" office:value="2.63196" calcext:value-type="float">
            <text:p>2.63196</text:p>
          </table:table-cell>
          <table:table-cell/>
          <table:table-cell office:value-type="float" office:value="7.3008" calcext:value-type="float">
            <text:p>7.3008</text:p>
          </table:table-cell>
          <table:table-cell office:value-type="float" office:value="4.50433" calcext:value-type="float">
            <text:p>4.50433</text:p>
          </table:table-cell>
        </table:table-row>
        <table:table-row table:style-name="ro1">
          <table:table-cell office:value-type="float" office:value="7.3164" calcext:value-type="float">
            <text:p>7.3164</text:p>
          </table:table-cell>
          <table:table-cell office:value-type="float" office:value="2.63019" calcext:value-type="float">
            <text:p>2.63019</text:p>
          </table:table-cell>
          <table:table-cell/>
          <table:table-cell office:value-type="float" office:value="7.3164" calcext:value-type="float">
            <text:p>7.3164</text:p>
          </table:table-cell>
          <table:table-cell office:value-type="float" office:value="4.50588" calcext:value-type="float">
            <text:p>4.50588</text:p>
          </table:table-cell>
        </table:table-row>
        <table:table-row table:style-name="ro1">
          <table:table-cell office:value-type="float" office:value="7.332" calcext:value-type="float">
            <text:p>7.332</text:p>
          </table:table-cell>
          <table:table-cell office:value-type="float" office:value="2.6248" calcext:value-type="float">
            <text:p>2.6248</text:p>
          </table:table-cell>
          <table:table-cell/>
          <table:table-cell office:value-type="float" office:value="7.332" calcext:value-type="float">
            <text:p>7.332</text:p>
          </table:table-cell>
          <table:table-cell office:value-type="float" office:value="4.50329" calcext:value-type="float">
            <text:p>4.50329</text:p>
          </table:table-cell>
        </table:table-row>
        <table:table-row table:style-name="ro1">
          <table:table-cell office:value-type="float" office:value="7.3476" calcext:value-type="float">
            <text:p>7.3476</text:p>
          </table:table-cell>
          <table:table-cell office:value-type="float" office:value="2.62342" calcext:value-type="float">
            <text:p>2.62342</text:p>
          </table:table-cell>
          <table:table-cell/>
          <table:table-cell office:value-type="float" office:value="7.3476" calcext:value-type="float">
            <text:p>7.3476</text:p>
          </table:table-cell>
          <table:table-cell office:value-type="float" office:value="4.49984" calcext:value-type="float">
            <text:p>4.49984</text:p>
          </table:table-cell>
        </table:table-row>
        <table:table-row table:style-name="ro1">
          <table:table-cell office:value-type="float" office:value="7.3632" calcext:value-type="float">
            <text:p>7.3632</text:p>
          </table:table-cell>
          <table:table-cell office:value-type="float" office:value="2.61848" calcext:value-type="float">
            <text:p>2.61848</text:p>
          </table:table-cell>
          <table:table-cell/>
          <table:table-cell office:value-type="float" office:value="7.3632" calcext:value-type="float">
            <text:p>7.3632</text:p>
          </table:table-cell>
          <table:table-cell office:value-type="float" office:value="4.50168" calcext:value-type="float">
            <text:p>4.50168</text:p>
          </table:table-cell>
        </table:table-row>
        <table:table-row table:style-name="ro1">
          <table:table-cell office:value-type="float" office:value="7.3788" calcext:value-type="float">
            <text:p>7.3788</text:p>
          </table:table-cell>
          <table:table-cell office:value-type="float" office:value="2.61506" calcext:value-type="float">
            <text:p>2.61506</text:p>
          </table:table-cell>
          <table:table-cell/>
          <table:table-cell office:value-type="float" office:value="7.3788" calcext:value-type="float">
            <text:p>7.3788</text:p>
          </table:table-cell>
          <table:table-cell office:value-type="float" office:value="4.50287" calcext:value-type="float">
            <text:p>4.50287</text:p>
          </table:table-cell>
        </table:table-row>
        <table:table-row table:style-name="ro1">
          <table:table-cell office:value-type="float" office:value="7.3944" calcext:value-type="float">
            <text:p>7.3944</text:p>
          </table:table-cell>
          <table:table-cell office:value-type="float" office:value="2.63151" calcext:value-type="float">
            <text:p>2.63151</text:p>
          </table:table-cell>
          <table:table-cell/>
          <table:table-cell office:value-type="float" office:value="7.3944" calcext:value-type="float">
            <text:p>7.3944</text:p>
          </table:table-cell>
          <table:table-cell office:value-type="float" office:value="4.51002" calcext:value-type="float">
            <text:p>4.51002</text:p>
          </table:table-cell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2.62826" calcext:value-type="float">
            <text:p>2.62826</text:p>
          </table:table-cell>
          <table:table-cell/>
          <table:table-cell office:value-type="float" office:value="7.41" calcext:value-type="float">
            <text:p>7.41</text:p>
          </table:table-cell>
          <table:table-cell office:value-type="float" office:value="4.5064" calcext:value-type="float">
            <text:p>4.5064</text:p>
          </table:table-cell>
        </table:table-row>
        <table:table-row table:style-name="ro1">
          <table:table-cell office:value-type="float" office:value="7.4256" calcext:value-type="float">
            <text:p>7.4256</text:p>
          </table:table-cell>
          <table:table-cell office:value-type="float" office:value="2.62645" calcext:value-type="float">
            <text:p>2.62645</text:p>
          </table:table-cell>
          <table:table-cell/>
          <table:table-cell office:value-type="float" office:value="7.4256" calcext:value-type="float">
            <text:p>7.4256</text:p>
          </table:table-cell>
          <table:table-cell office:value-type="float" office:value="4.51475" calcext:value-type="float">
            <text:p>4.51475</text:p>
          </table:table-cell>
        </table:table-row>
        <table:table-row table:style-name="ro1">
          <table:table-cell office:value-type="float" office:value="7.4412" calcext:value-type="float">
            <text:p>7.4412</text:p>
          </table:table-cell>
          <table:table-cell office:value-type="float" office:value="2.62015" calcext:value-type="float">
            <text:p>2.62015</text:p>
          </table:table-cell>
          <table:table-cell/>
          <table:table-cell office:value-type="float" office:value="7.4412" calcext:value-type="float">
            <text:p>7.4412</text:p>
          </table:table-cell>
          <table:table-cell office:value-type="float" office:value="4.52146" calcext:value-type="float">
            <text:p>4.52146</text:p>
          </table:table-cell>
        </table:table-row>
        <table:table-row table:style-name="ro1">
          <table:table-cell office:value-type="float" office:value="7.4568" calcext:value-type="float">
            <text:p>7.4568</text:p>
          </table:table-cell>
          <table:table-cell office:value-type="float" office:value="2.6145" calcext:value-type="float">
            <text:p>2.6145</text:p>
          </table:table-cell>
          <table:table-cell/>
          <table:table-cell office:value-type="float" office:value="7.4568" calcext:value-type="float">
            <text:p>7.4568</text:p>
          </table:table-cell>
          <table:table-cell office:value-type="float" office:value="4.51513" calcext:value-type="float">
            <text:p>4.51513</text:p>
          </table:table-cell>
        </table:table-row>
        <table:table-row table:style-name="ro1">
          <table:table-cell office:value-type="float" office:value="7.4724" calcext:value-type="float">
            <text:p>7.4724</text:p>
          </table:table-cell>
          <table:table-cell office:value-type="float" office:value="2.62444" calcext:value-type="float">
            <text:p>2.62444</text:p>
          </table:table-cell>
          <table:table-cell/>
          <table:table-cell office:value-type="float" office:value="7.4724" calcext:value-type="float">
            <text:p>7.4724</text:p>
          </table:table-cell>
          <table:table-cell office:value-type="float" office:value="4.51837" calcext:value-type="float">
            <text:p>4.51837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2.62336" calcext:value-type="float">
            <text:p>2.62336</text:p>
          </table:table-cell>
          <table:table-cell/>
          <table:table-cell office:value-type="float" office:value="7.488" calcext:value-type="float">
            <text:p>7.488</text:p>
          </table:table-cell>
          <table:table-cell office:value-type="float" office:value="4.51478" calcext:value-type="float">
            <text:p>4.51478</text:p>
          </table:table-cell>
        </table:table-row>
        <table:table-row table:style-name="ro1">
          <table:table-cell office:value-type="float" office:value="7.5036" calcext:value-type="float">
            <text:p>7.5036</text:p>
          </table:table-cell>
          <table:table-cell office:value-type="float" office:value="2.62869" calcext:value-type="float">
            <text:p>2.62869</text:p>
          </table:table-cell>
          <table:table-cell/>
          <table:table-cell office:value-type="float" office:value="7.5036" calcext:value-type="float">
            <text:p>7.5036</text:p>
          </table:table-cell>
          <table:table-cell office:value-type="float" office:value="4.51599" calcext:value-type="float">
            <text:p>4.51599</text:p>
          </table:table-cell>
        </table:table-row>
        <table:table-row table:style-name="ro1">
          <table:table-cell office:value-type="float" office:value="7.5192" calcext:value-type="float">
            <text:p>7.5192</text:p>
          </table:table-cell>
          <table:table-cell office:value-type="float" office:value="2.62192" calcext:value-type="float">
            <text:p>2.62192</text:p>
          </table:table-cell>
          <table:table-cell/>
          <table:table-cell office:value-type="float" office:value="7.5192" calcext:value-type="float">
            <text:p>7.5192</text:p>
          </table:table-cell>
          <table:table-cell office:value-type="float" office:value="4.5231" calcext:value-type="float">
            <text:p>4.5231</text:p>
          </table:table-cell>
        </table:table-row>
        <table:table-row table:style-name="ro1">
          <table:table-cell office:value-type="float" office:value="7.5348" calcext:value-type="float">
            <text:p>7.5348</text:p>
          </table:table-cell>
          <table:table-cell office:value-type="float" office:value="2.61587" calcext:value-type="float">
            <text:p>2.61587</text:p>
          </table:table-cell>
          <table:table-cell/>
          <table:table-cell office:value-type="float" office:value="7.5348" calcext:value-type="float">
            <text:p>7.5348</text:p>
          </table:table-cell>
          <table:table-cell office:value-type="float" office:value="4.52388" calcext:value-type="float">
            <text:p>4.52388</text:p>
          </table:table-cell>
        </table:table-row>
        <table:table-row table:style-name="ro1">
          <table:table-cell office:value-type="float" office:value="7.5504" calcext:value-type="float">
            <text:p>7.5504</text:p>
          </table:table-cell>
          <table:table-cell office:value-type="float" office:value="2.62772" calcext:value-type="float">
            <text:p>2.62772</text:p>
          </table:table-cell>
          <table:table-cell/>
          <table:table-cell office:value-type="float" office:value="7.5504" calcext:value-type="float">
            <text:p>7.5504</text:p>
          </table:table-cell>
          <table:table-cell office:value-type="float" office:value="4.52883" calcext:value-type="float">
            <text:p>4.52883</text:p>
          </table:table-cell>
        </table:table-row>
        <table:table-row table:style-name="ro1">
          <table:table-cell office:value-type="float" office:value="7.566" calcext:value-type="float">
            <text:p>7.566</text:p>
          </table:table-cell>
          <table:table-cell office:value-type="float" office:value="2.63353" calcext:value-type="float">
            <text:p>2.63353</text:p>
          </table:table-cell>
          <table:table-cell/>
          <table:table-cell office:value-type="float" office:value="7.566" calcext:value-type="float">
            <text:p>7.566</text:p>
          </table:table-cell>
          <table:table-cell office:value-type="float" office:value="4.52286" calcext:value-type="float">
            <text:p>4.52286</text:p>
          </table:table-cell>
        </table:table-row>
        <table:table-row table:style-name="ro1">
          <table:table-cell office:value-type="float" office:value="7.5816" calcext:value-type="float">
            <text:p>7.5816</text:p>
          </table:table-cell>
          <table:table-cell office:value-type="float" office:value="2.64257" calcext:value-type="float">
            <text:p>2.64257</text:p>
          </table:table-cell>
          <table:table-cell/>
          <table:table-cell office:value-type="float" office:value="7.5816" calcext:value-type="float">
            <text:p>7.5816</text:p>
          </table:table-cell>
          <table:table-cell office:value-type="float" office:value="4.51905" calcext:value-type="float">
            <text:p>4.51905</text:p>
          </table:table-cell>
        </table:table-row>
        <table:table-row table:style-name="ro1">
          <table:table-cell office:value-type="float" office:value="7.5972" calcext:value-type="float">
            <text:p>7.5972</text:p>
          </table:table-cell>
          <table:table-cell office:value-type="float" office:value="2.62071" calcext:value-type="float">
            <text:p>2.62071</text:p>
          </table:table-cell>
          <table:table-cell/>
          <table:table-cell office:value-type="float" office:value="7.5972" calcext:value-type="float">
            <text:p>7.5972</text:p>
          </table:table-cell>
          <table:table-cell office:value-type="float" office:value="4.53044" calcext:value-type="float">
            <text:p>4.53044</text:p>
          </table:table-cell>
        </table:table-row>
        <table:table-row table:style-name="ro1">
          <table:table-cell office:value-type="float" office:value="7.6128" calcext:value-type="float">
            <text:p>7.6128</text:p>
          </table:table-cell>
          <table:table-cell office:value-type="float" office:value="2.62086" calcext:value-type="float">
            <text:p>2.62086</text:p>
          </table:table-cell>
          <table:table-cell/>
          <table:table-cell office:value-type="float" office:value="7.6128" calcext:value-type="float">
            <text:p>7.6128</text:p>
          </table:table-cell>
          <table:table-cell office:value-type="float" office:value="4.52751" calcext:value-type="float">
            <text:p>4.52751</text:p>
          </table:table-cell>
        </table:table-row>
        <table:table-row table:style-name="ro1">
          <table:table-cell office:value-type="float" office:value="7.6284" calcext:value-type="float">
            <text:p>7.6284</text:p>
          </table:table-cell>
          <table:table-cell office:value-type="float" office:value="2.62006" calcext:value-type="float">
            <text:p>2.62006</text:p>
          </table:table-cell>
          <table:table-cell/>
          <table:table-cell office:value-type="float" office:value="7.6284" calcext:value-type="float">
            <text:p>7.6284</text:p>
          </table:table-cell>
          <table:table-cell office:value-type="float" office:value="4.53061" calcext:value-type="float">
            <text:p>4.53061</text:p>
          </table:table-cell>
        </table:table-row>
        <table:table-row table:style-name="ro1">
          <table:table-cell office:value-type="float" office:value="7.644" calcext:value-type="float">
            <text:p>7.644</text:p>
          </table:table-cell>
          <table:table-cell office:value-type="float" office:value="2.62892" calcext:value-type="float">
            <text:p>2.62892</text:p>
          </table:table-cell>
          <table:table-cell/>
          <table:table-cell office:value-type="float" office:value="7.644" calcext:value-type="float">
            <text:p>7.644</text:p>
          </table:table-cell>
          <table:table-cell office:value-type="float" office:value="4.51877" calcext:value-type="float">
            <text:p>4.51877</text:p>
          </table:table-cell>
        </table:table-row>
        <table:table-row table:style-name="ro1">
          <table:table-cell office:value-type="float" office:value="7.6596" calcext:value-type="float">
            <text:p>7.6596</text:p>
          </table:table-cell>
          <table:table-cell office:value-type="float" office:value="2.62109" calcext:value-type="float">
            <text:p>2.62109</text:p>
          </table:table-cell>
          <table:table-cell/>
          <table:table-cell office:value-type="float" office:value="7.6596" calcext:value-type="float">
            <text:p>7.6596</text:p>
          </table:table-cell>
          <table:table-cell office:value-type="float" office:value="4.51859" calcext:value-type="float">
            <text:p>4.51859</text:p>
          </table:table-cell>
        </table:table-row>
        <table:table-row table:style-name="ro1">
          <table:table-cell office:value-type="float" office:value="7.6752" calcext:value-type="float">
            <text:p>7.6752</text:p>
          </table:table-cell>
          <table:table-cell office:value-type="float" office:value="2.62849" calcext:value-type="float">
            <text:p>2.62849</text:p>
          </table:table-cell>
          <table:table-cell/>
          <table:table-cell office:value-type="float" office:value="7.6752" calcext:value-type="float">
            <text:p>7.6752</text:p>
          </table:table-cell>
          <table:table-cell office:value-type="float" office:value="4.52052" calcext:value-type="float">
            <text:p>4.52052</text:p>
          </table:table-cell>
        </table:table-row>
        <table:table-row table:style-name="ro1">
          <table:table-cell office:value-type="float" office:value="7.6908" calcext:value-type="float">
            <text:p>7.6908</text:p>
          </table:table-cell>
          <table:table-cell office:value-type="float" office:value="2.62615" calcext:value-type="float">
            <text:p>2.62615</text:p>
          </table:table-cell>
          <table:table-cell/>
          <table:table-cell office:value-type="float" office:value="7.6908" calcext:value-type="float">
            <text:p>7.6908</text:p>
          </table:table-cell>
          <table:table-cell office:value-type="float" office:value="4.51826" calcext:value-type="float">
            <text:p>4.51826</text:p>
          </table:table-cell>
        </table:table-row>
        <table:table-row table:style-name="ro1">
          <table:table-cell office:value-type="float" office:value="7.7064" calcext:value-type="float">
            <text:p>7.7064</text:p>
          </table:table-cell>
          <table:table-cell office:value-type="float" office:value="2.61883" calcext:value-type="float">
            <text:p>2.61883</text:p>
          </table:table-cell>
          <table:table-cell/>
          <table:table-cell office:value-type="float" office:value="7.7064" calcext:value-type="float">
            <text:p>7.7064</text:p>
          </table:table-cell>
          <table:table-cell office:value-type="float" office:value="4.51988" calcext:value-type="float">
            <text:p>4.51988</text:p>
          </table:table-cell>
        </table:table-row>
        <table:table-row table:style-name="ro1">
          <table:table-cell office:value-type="float" office:value="7.722" calcext:value-type="float">
            <text:p>7.722</text:p>
          </table:table-cell>
          <table:table-cell office:value-type="float" office:value="2.62682" calcext:value-type="float">
            <text:p>2.62682</text:p>
          </table:table-cell>
          <table:table-cell/>
          <table:table-cell office:value-type="float" office:value="7.722" calcext:value-type="float">
            <text:p>7.722</text:p>
          </table:table-cell>
          <table:table-cell office:value-type="float" office:value="4.52815" calcext:value-type="float">
            <text:p>4.52815</text:p>
          </table:table-cell>
        </table:table-row>
        <table:table-row table:style-name="ro1">
          <table:table-cell office:value-type="float" office:value="7.7376" calcext:value-type="float">
            <text:p>7.7376</text:p>
          </table:table-cell>
          <table:table-cell office:value-type="float" office:value="2.62688" calcext:value-type="float">
            <text:p>2.62688</text:p>
          </table:table-cell>
          <table:table-cell/>
          <table:table-cell office:value-type="float" office:value="7.7376" calcext:value-type="float">
            <text:p>7.7376</text:p>
          </table:table-cell>
          <table:table-cell office:value-type="float" office:value="4.52051" calcext:value-type="float">
            <text:p>4.52051</text:p>
          </table:table-cell>
        </table:table-row>
        <table:table-row table:style-name="ro1">
          <table:table-cell office:value-type="float" office:value="7.7532" calcext:value-type="float">
            <text:p>7.7532</text:p>
          </table:table-cell>
          <table:table-cell office:value-type="float" office:value="2.62792" calcext:value-type="float">
            <text:p>2.62792</text:p>
          </table:table-cell>
          <table:table-cell/>
          <table:table-cell office:value-type="float" office:value="7.7532" calcext:value-type="float">
            <text:p>7.7532</text:p>
          </table:table-cell>
          <table:table-cell office:value-type="float" office:value="4.51767" calcext:value-type="float">
            <text:p>4.51767</text:p>
          </table:table-cell>
        </table:table-row>
        <table:table-row table:style-name="ro1">
          <table:table-cell office:value-type="float" office:value="7.7688" calcext:value-type="float">
            <text:p>7.7688</text:p>
          </table:table-cell>
          <table:table-cell office:value-type="float" office:value="2.6171" calcext:value-type="float">
            <text:p>2.6171</text:p>
          </table:table-cell>
          <table:table-cell/>
          <table:table-cell office:value-type="float" office:value="7.7688" calcext:value-type="float">
            <text:p>7.7688</text:p>
          </table:table-cell>
          <table:table-cell office:value-type="float" office:value="4.51378" calcext:value-type="float">
            <text:p>4.51378</text:p>
          </table:table-cell>
        </table:table-row>
        <table:table-row table:style-name="ro1">
          <table:table-cell office:value-type="float" office:value="7.7844" calcext:value-type="float">
            <text:p>7.7844</text:p>
          </table:table-cell>
          <table:table-cell office:value-type="float" office:value="2.62261" calcext:value-type="float">
            <text:p>2.62261</text:p>
          </table:table-cell>
          <table:table-cell/>
          <table:table-cell office:value-type="float" office:value="7.7844" calcext:value-type="float">
            <text:p>7.7844</text:p>
          </table:table-cell>
          <table:table-cell office:value-type="float" office:value="4.5122" calcext:value-type="float">
            <text:p>4.5122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2.62032" calcext:value-type="float">
            <text:p>2.6203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4.51785" calcext:value-type="float">
            <text:p>4.51785</text:p>
          </table:table-cell>
        </table:table-row>
        <table:table-row table:style-name="ro1">
          <table:table-cell office:value-type="float" office:value="7.8156" calcext:value-type="float">
            <text:p>7.8156</text:p>
          </table:table-cell>
          <table:table-cell office:value-type="float" office:value="2.61867" calcext:value-type="float">
            <text:p>2.61867</text:p>
          </table:table-cell>
          <table:table-cell/>
          <table:table-cell office:value-type="float" office:value="7.8156" calcext:value-type="float">
            <text:p>7.8156</text:p>
          </table:table-cell>
          <table:table-cell office:value-type="float" office:value="4.51793" calcext:value-type="float">
            <text:p>4.51793</text:p>
          </table:table-cell>
        </table:table-row>
        <table:table-row table:style-name="ro1">
          <table:table-cell office:value-type="float" office:value="7.8312" calcext:value-type="float">
            <text:p>7.8312</text:p>
          </table:table-cell>
          <table:table-cell office:value-type="float" office:value="2.61838" calcext:value-type="float">
            <text:p>2.61838</text:p>
          </table:table-cell>
          <table:table-cell/>
          <table:table-cell office:value-type="float" office:value="7.8312" calcext:value-type="float">
            <text:p>7.8312</text:p>
          </table:table-cell>
          <table:table-cell office:value-type="float" office:value="4.51602" calcext:value-type="float">
            <text:p>4.51602</text:p>
          </table:table-cell>
        </table:table-row>
        <table:table-row table:style-name="ro1">
          <table:table-cell office:value-type="float" office:value="7.8468" calcext:value-type="float">
            <text:p>7.8468</text:p>
          </table:table-cell>
          <table:table-cell office:value-type="float" office:value="2.62042" calcext:value-type="float">
            <text:p>2.62042</text:p>
          </table:table-cell>
          <table:table-cell/>
          <table:table-cell office:value-type="float" office:value="7.8468" calcext:value-type="float">
            <text:p>7.8468</text:p>
          </table:table-cell>
          <table:table-cell office:value-type="float" office:value="4.52298" calcext:value-type="float">
            <text:p>4.52298</text:p>
          </table:table-cell>
        </table:table-row>
        <table:table-row table:style-name="ro1">
          <table:table-cell office:value-type="float" office:value="7.8624" calcext:value-type="float">
            <text:p>7.8624</text:p>
          </table:table-cell>
          <table:table-cell office:value-type="float" office:value="2.62271" calcext:value-type="float">
            <text:p>2.62271</text:p>
          </table:table-cell>
          <table:table-cell/>
          <table:table-cell office:value-type="float" office:value="7.8624" calcext:value-type="float">
            <text:p>7.8624</text:p>
          </table:table-cell>
          <table:table-cell office:value-type="float" office:value="4.51867" calcext:value-type="float">
            <text:p>4.51867</text:p>
          </table:table-cell>
        </table:table-row>
        <table:table-row table:style-name="ro1">
          <table:table-cell office:value-type="float" office:value="7.878" calcext:value-type="float">
            <text:p>7.878</text:p>
          </table:table-cell>
          <table:table-cell office:value-type="float" office:value="2.63131" calcext:value-type="float">
            <text:p>2.63131</text:p>
          </table:table-cell>
          <table:table-cell/>
          <table:table-cell office:value-type="float" office:value="7.878" calcext:value-type="float">
            <text:p>7.878</text:p>
          </table:table-cell>
          <table:table-cell office:value-type="float" office:value="4.51904" calcext:value-type="float">
            <text:p>4.51904</text:p>
          </table:table-cell>
        </table:table-row>
        <table:table-row table:style-name="ro1">
          <table:table-cell office:value-type="float" office:value="7.8936" calcext:value-type="float">
            <text:p>7.8936</text:p>
          </table:table-cell>
          <table:table-cell office:value-type="float" office:value="2.63502" calcext:value-type="float">
            <text:p>2.63502</text:p>
          </table:table-cell>
          <table:table-cell/>
          <table:table-cell office:value-type="float" office:value="7.8936" calcext:value-type="float">
            <text:p>7.8936</text:p>
          </table:table-cell>
          <table:table-cell office:value-type="float" office:value="4.5332" calcext:value-type="float">
            <text:p>4.5332</text:p>
          </table:table-cell>
        </table:table-row>
        <table:table-row table:style-name="ro1">
          <table:table-cell office:value-type="float" office:value="7.9092" calcext:value-type="float">
            <text:p>7.9092</text:p>
          </table:table-cell>
          <table:table-cell office:value-type="float" office:value="2.62614" calcext:value-type="float">
            <text:p>2.62614</text:p>
          </table:table-cell>
          <table:table-cell/>
          <table:table-cell office:value-type="float" office:value="7.9092" calcext:value-type="float">
            <text:p>7.9092</text:p>
          </table:table-cell>
          <table:table-cell office:value-type="float" office:value="4.52812" calcext:value-type="float">
            <text:p>4.52812</text:p>
          </table:table-cell>
        </table:table-row>
        <table:table-row table:style-name="ro1">
          <table:table-cell office:value-type="float" office:value="7.9248" calcext:value-type="float">
            <text:p>7.9248</text:p>
          </table:table-cell>
          <table:table-cell office:value-type="float" office:value="2.62049" calcext:value-type="float">
            <text:p>2.62049</text:p>
          </table:table-cell>
          <table:table-cell/>
          <table:table-cell office:value-type="float" office:value="7.9248" calcext:value-type="float">
            <text:p>7.9248</text:p>
          </table:table-cell>
          <table:table-cell office:value-type="float" office:value="4.52506" calcext:value-type="float">
            <text:p>4.52506</text:p>
          </table:table-cell>
        </table:table-row>
        <table:table-row table:style-name="ro1">
          <table:table-cell office:value-type="float" office:value="7.9404" calcext:value-type="float">
            <text:p>7.9404</text:p>
          </table:table-cell>
          <table:table-cell office:value-type="float" office:value="2.61778" calcext:value-type="float">
            <text:p>2.61778</text:p>
          </table:table-cell>
          <table:table-cell/>
          <table:table-cell office:value-type="float" office:value="7.9404" calcext:value-type="float">
            <text:p>7.9404</text:p>
          </table:table-cell>
          <table:table-cell office:value-type="float" office:value="4.52443" calcext:value-type="float">
            <text:p>4.52443</text:p>
          </table:table-cell>
        </table:table-row>
        <table:table-row table:style-name="ro1">
          <table:table-cell office:value-type="float" office:value="7.956" calcext:value-type="float">
            <text:p>7.956</text:p>
          </table:table-cell>
          <table:table-cell office:value-type="float" office:value="2.61941" calcext:value-type="float">
            <text:p>2.61941</text:p>
          </table:table-cell>
          <table:table-cell/>
          <table:table-cell office:value-type="float" office:value="7.956" calcext:value-type="float">
            <text:p>7.956</text:p>
          </table:table-cell>
          <table:table-cell office:value-type="float" office:value="4.51908" calcext:value-type="float">
            <text:p>4.51908</text:p>
          </table:table-cell>
        </table:table-row>
        <table:table-row table:style-name="ro1">
          <table:table-cell office:value-type="float" office:value="7.9716" calcext:value-type="float">
            <text:p>7.9716</text:p>
          </table:table-cell>
          <table:table-cell office:value-type="float" office:value="2.62545" calcext:value-type="float">
            <text:p>2.62545</text:p>
          </table:table-cell>
          <table:table-cell/>
          <table:table-cell office:value-type="float" office:value="7.9716" calcext:value-type="float">
            <text:p>7.9716</text:p>
          </table:table-cell>
          <table:table-cell office:value-type="float" office:value="4.53137" calcext:value-type="float">
            <text:p>4.53137</text:p>
          </table:table-cell>
        </table:table-row>
        <table:table-row table:style-name="ro1">
          <table:table-cell office:value-type="float" office:value="7.9872" calcext:value-type="float">
            <text:p>7.9872</text:p>
          </table:table-cell>
          <table:table-cell office:value-type="float" office:value="2.62325" calcext:value-type="float">
            <text:p>2.62325</text:p>
          </table:table-cell>
          <table:table-cell/>
          <table:table-cell office:value-type="float" office:value="7.9872" calcext:value-type="float">
            <text:p>7.9872</text:p>
          </table:table-cell>
          <table:table-cell office:value-type="float" office:value="4.52421" calcext:value-type="float">
            <text:p>4.52421</text:p>
          </table:table-cell>
        </table:table-row>
        <table:table-row table:style-name="ro1">
          <table:table-cell office:value-type="float" office:value="8.0028" calcext:value-type="float">
            <text:p>8.0028</text:p>
          </table:table-cell>
          <table:table-cell office:value-type="float" office:value="2.62295" calcext:value-type="float">
            <text:p>2.62295</text:p>
          </table:table-cell>
          <table:table-cell/>
          <table:table-cell office:value-type="float" office:value="8.0028" calcext:value-type="float">
            <text:p>8.0028</text:p>
          </table:table-cell>
          <table:table-cell office:value-type="float" office:value="4.53372" calcext:value-type="float">
            <text:p>4.53372</text:p>
          </table:table-cell>
        </table:table-row>
        <table:table-row table:style-name="ro1">
          <table:table-cell office:value-type="float" office:value="8.0184" calcext:value-type="float">
            <text:p>8.0184</text:p>
          </table:table-cell>
          <table:table-cell office:value-type="float" office:value="2.62207" calcext:value-type="float">
            <text:p>2.62207</text:p>
          </table:table-cell>
          <table:table-cell/>
          <table:table-cell office:value-type="float" office:value="8.0184" calcext:value-type="float">
            <text:p>8.0184</text:p>
          </table:table-cell>
          <table:table-cell office:value-type="float" office:value="4.51885" calcext:value-type="float">
            <text:p>4.51885</text:p>
          </table:table-cell>
        </table:table-row>
        <table:table-row table:style-name="ro1">
          <table:table-cell office:value-type="float" office:value="8.034" calcext:value-type="float">
            <text:p>8.034</text:p>
          </table:table-cell>
          <table:table-cell office:value-type="float" office:value="2.62689" calcext:value-type="float">
            <text:p>2.62689</text:p>
          </table:table-cell>
          <table:table-cell/>
          <table:table-cell office:value-type="float" office:value="8.034" calcext:value-type="float">
            <text:p>8.034</text:p>
          </table:table-cell>
          <table:table-cell office:value-type="float" office:value="4.51657" calcext:value-type="float">
            <text:p>4.51657</text:p>
          </table:table-cell>
        </table:table-row>
        <table:table-row table:style-name="ro1">
          <table:table-cell office:value-type="float" office:value="8.0496" calcext:value-type="float">
            <text:p>8.0496</text:p>
          </table:table-cell>
          <table:table-cell office:value-type="float" office:value="2.6291" calcext:value-type="float">
            <text:p>2.6291</text:p>
          </table:table-cell>
          <table:table-cell/>
          <table:table-cell office:value-type="float" office:value="8.0496" calcext:value-type="float">
            <text:p>8.0496</text:p>
          </table:table-cell>
          <table:table-cell office:value-type="float" office:value="4.52675" calcext:value-type="float">
            <text:p>4.52675</text:p>
          </table:table-cell>
        </table:table-row>
        <table:table-row table:style-name="ro1">
          <table:table-cell office:value-type="float" office:value="8.0652" calcext:value-type="float">
            <text:p>8.0652</text:p>
          </table:table-cell>
          <table:table-cell office:value-type="float" office:value="2.62916" calcext:value-type="float">
            <text:p>2.62916</text:p>
          </table:table-cell>
          <table:table-cell/>
          <table:table-cell office:value-type="float" office:value="8.0652" calcext:value-type="float">
            <text:p>8.0652</text:p>
          </table:table-cell>
          <table:table-cell office:value-type="float" office:value="4.5273" calcext:value-type="float">
            <text:p>4.5273</text:p>
          </table:table-cell>
        </table:table-row>
        <table:table-row table:style-name="ro1">
          <table:table-cell office:value-type="float" office:value="8.0808" calcext:value-type="float">
            <text:p>8.0808</text:p>
          </table:table-cell>
          <table:table-cell office:value-type="float" office:value="2.62192" calcext:value-type="float">
            <text:p>2.62192</text:p>
          </table:table-cell>
          <table:table-cell/>
          <table:table-cell office:value-type="float" office:value="8.0808" calcext:value-type="float">
            <text:p>8.0808</text:p>
          </table:table-cell>
          <table:table-cell office:value-type="float" office:value="4.52346" calcext:value-type="float">
            <text:p>4.52346</text:p>
          </table:table-cell>
        </table:table-row>
        <table:table-row table:style-name="ro1">
          <table:table-cell office:value-type="float" office:value="8.0964" calcext:value-type="float">
            <text:p>8.0964</text:p>
          </table:table-cell>
          <table:table-cell office:value-type="float" office:value="2.61265" calcext:value-type="float">
            <text:p>2.61265</text:p>
          </table:table-cell>
          <table:table-cell/>
          <table:table-cell office:value-type="float" office:value="8.0964" calcext:value-type="float">
            <text:p>8.0964</text:p>
          </table:table-cell>
          <table:table-cell office:value-type="float" office:value="4.52966" calcext:value-type="float">
            <text:p>4.52966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2.6184" calcext:value-type="float">
            <text:p>2.6184</text:p>
          </table:table-cell>
          <table:table-cell/>
          <table:table-cell office:value-type="float" office:value="8.112" calcext:value-type="float">
            <text:p>8.112</text:p>
          </table:table-cell>
          <table:table-cell office:value-type="float" office:value="4.53441" calcext:value-type="float">
            <text:p>4.53441</text:p>
          </table:table-cell>
        </table:table-row>
        <table:table-row table:style-name="ro1">
          <table:table-cell office:value-type="float" office:value="8.1276" calcext:value-type="float">
            <text:p>8.1276</text:p>
          </table:table-cell>
          <table:table-cell office:value-type="float" office:value="2.62516" calcext:value-type="float">
            <text:p>2.62516</text:p>
          </table:table-cell>
          <table:table-cell/>
          <table:table-cell office:value-type="float" office:value="8.1276" calcext:value-type="float">
            <text:p>8.1276</text:p>
          </table:table-cell>
          <table:table-cell office:value-type="float" office:value="4.51173" calcext:value-type="float">
            <text:p>4.51173</text:p>
          </table:table-cell>
        </table:table-row>
        <table:table-row table:style-name="ro1">
          <table:table-cell office:value-type="float" office:value="8.1432" calcext:value-type="float">
            <text:p>8.1432</text:p>
          </table:table-cell>
          <table:table-cell office:value-type="float" office:value="2.62911" calcext:value-type="float">
            <text:p>2.62911</text:p>
          </table:table-cell>
          <table:table-cell/>
          <table:table-cell office:value-type="float" office:value="8.1432" calcext:value-type="float">
            <text:p>8.1432</text:p>
          </table:table-cell>
          <table:table-cell office:value-type="float" office:value="4.51936" calcext:value-type="float">
            <text:p>4.51936</text:p>
          </table:table-cell>
        </table:table-row>
        <table:table-row table:style-name="ro1">
          <table:table-cell office:value-type="float" office:value="8.1588" calcext:value-type="float">
            <text:p>8.1588</text:p>
          </table:table-cell>
          <table:table-cell office:value-type="float" office:value="2.62655" calcext:value-type="float">
            <text:p>2.62655</text:p>
          </table:table-cell>
          <table:table-cell/>
          <table:table-cell office:value-type="float" office:value="8.1588" calcext:value-type="float">
            <text:p>8.1588</text:p>
          </table:table-cell>
          <table:table-cell office:value-type="float" office:value="4.52998" calcext:value-type="float">
            <text:p>4.52998</text:p>
          </table:table-cell>
        </table:table-row>
        <table:table-row table:style-name="ro1">
          <table:table-cell office:value-type="float" office:value="8.1744" calcext:value-type="float">
            <text:p>8.1744</text:p>
          </table:table-cell>
          <table:table-cell office:value-type="float" office:value="2.61611" calcext:value-type="float">
            <text:p>2.61611</text:p>
          </table:table-cell>
          <table:table-cell/>
          <table:table-cell office:value-type="float" office:value="8.1744" calcext:value-type="float">
            <text:p>8.1744</text:p>
          </table:table-cell>
          <table:table-cell office:value-type="float" office:value="4.52845" calcext:value-type="float">
            <text:p>4.52845</text:p>
          </table:table-cell>
        </table:table-row>
        <table:table-row table:style-name="ro1">
          <table:table-cell office:value-type="float" office:value="8.19" calcext:value-type="float">
            <text:p>8.19</text:p>
          </table:table-cell>
          <table:table-cell office:value-type="float" office:value="2.62031" calcext:value-type="float">
            <text:p>2.62031</text:p>
          </table:table-cell>
          <table:table-cell/>
          <table:table-cell office:value-type="float" office:value="8.19" calcext:value-type="float">
            <text:p>8.19</text:p>
          </table:table-cell>
          <table:table-cell office:value-type="float" office:value="4.52215" calcext:value-type="float">
            <text:p>4.52215</text:p>
          </table:table-cell>
        </table:table-row>
        <table:table-row table:style-name="ro1">
          <table:table-cell office:value-type="float" office:value="8.2056" calcext:value-type="float">
            <text:p>8.2056</text:p>
          </table:table-cell>
          <table:table-cell office:value-type="float" office:value="2.615" calcext:value-type="float">
            <text:p>2.615</text:p>
          </table:table-cell>
          <table:table-cell/>
          <table:table-cell office:value-type="float" office:value="8.2056" calcext:value-type="float">
            <text:p>8.2056</text:p>
          </table:table-cell>
          <table:table-cell office:value-type="float" office:value="4.51842" calcext:value-type="float">
            <text:p>4.51842</text:p>
          </table:table-cell>
        </table:table-row>
        <table:table-row table:style-name="ro1">
          <table:table-cell office:value-type="float" office:value="8.2212" calcext:value-type="float">
            <text:p>8.2212</text:p>
          </table:table-cell>
          <table:table-cell office:value-type="float" office:value="2.61893" calcext:value-type="float">
            <text:p>2.61893</text:p>
          </table:table-cell>
          <table:table-cell/>
          <table:table-cell office:value-type="float" office:value="8.2212" calcext:value-type="float">
            <text:p>8.2212</text:p>
          </table:table-cell>
          <table:table-cell office:value-type="float" office:value="4.51228" calcext:value-type="float">
            <text:p>4.51228</text:p>
          </table:table-cell>
        </table:table-row>
        <table:table-row table:style-name="ro1">
          <table:table-cell office:value-type="float" office:value="8.2368" calcext:value-type="float">
            <text:p>8.2368</text:p>
          </table:table-cell>
          <table:table-cell office:value-type="float" office:value="2.61239" calcext:value-type="float">
            <text:p>2.61239</text:p>
          </table:table-cell>
          <table:table-cell/>
          <table:table-cell office:value-type="float" office:value="8.2368" calcext:value-type="float">
            <text:p>8.2368</text:p>
          </table:table-cell>
          <table:table-cell office:value-type="float" office:value="4.521" calcext:value-type="float">
            <text:p>4.521</text:p>
          </table:table-cell>
        </table:table-row>
        <table:table-row table:style-name="ro1">
          <table:table-cell office:value-type="float" office:value="8.2524" calcext:value-type="float">
            <text:p>8.2524</text:p>
          </table:table-cell>
          <table:table-cell office:value-type="float" office:value="2.62267" calcext:value-type="float">
            <text:p>2.62267</text:p>
          </table:table-cell>
          <table:table-cell/>
          <table:table-cell office:value-type="float" office:value="8.2524" calcext:value-type="float">
            <text:p>8.2524</text:p>
          </table:table-cell>
          <table:table-cell office:value-type="float" office:value="4.5203" calcext:value-type="float">
            <text:p>4.5203</text:p>
          </table:table-cell>
        </table:table-row>
        <table:table-row table:style-name="ro1">
          <table:table-cell office:value-type="float" office:value="8.268" calcext:value-type="float">
            <text:p>8.268</text:p>
          </table:table-cell>
          <table:table-cell office:value-type="float" office:value="2.61615" calcext:value-type="float">
            <text:p>2.61615</text:p>
          </table:table-cell>
          <table:table-cell/>
          <table:table-cell office:value-type="float" office:value="8.268" calcext:value-type="float">
            <text:p>8.268</text:p>
          </table:table-cell>
          <table:table-cell office:value-type="float" office:value="4.51992" calcext:value-type="float">
            <text:p>4.51992</text:p>
          </table:table-cell>
        </table:table-row>
        <table:table-row table:style-name="ro1">
          <table:table-cell office:value-type="float" office:value="8.2836" calcext:value-type="float">
            <text:p>8.2836</text:p>
          </table:table-cell>
          <table:table-cell office:value-type="float" office:value="2.61415" calcext:value-type="float">
            <text:p>2.61415</text:p>
          </table:table-cell>
          <table:table-cell/>
          <table:table-cell office:value-type="float" office:value="8.2836" calcext:value-type="float">
            <text:p>8.2836</text:p>
          </table:table-cell>
          <table:table-cell office:value-type="float" office:value="4.52123" calcext:value-type="float">
            <text:p>4.52123</text:p>
          </table:table-cell>
        </table:table-row>
        <table:table-row table:style-name="ro1">
          <table:table-cell office:value-type="float" office:value="8.2992" calcext:value-type="float">
            <text:p>8.2992</text:p>
          </table:table-cell>
          <table:table-cell office:value-type="float" office:value="2.60659" calcext:value-type="float">
            <text:p>2.60659</text:p>
          </table:table-cell>
          <table:table-cell/>
          <table:table-cell office:value-type="float" office:value="8.2992" calcext:value-type="float">
            <text:p>8.2992</text:p>
          </table:table-cell>
          <table:table-cell office:value-type="float" office:value="4.52042" calcext:value-type="float">
            <text:p>4.52042</text:p>
          </table:table-cell>
        </table:table-row>
        <table:table-row table:style-name="ro1">
          <table:table-cell office:value-type="float" office:value="8.3148" calcext:value-type="float">
            <text:p>8.3148</text:p>
          </table:table-cell>
          <table:table-cell office:value-type="float" office:value="2.6064" calcext:value-type="float">
            <text:p>2.6064</text:p>
          </table:table-cell>
          <table:table-cell/>
          <table:table-cell office:value-type="float" office:value="8.3148" calcext:value-type="float">
            <text:p>8.3148</text:p>
          </table:table-cell>
          <table:table-cell office:value-type="float" office:value="4.51765" calcext:value-type="float">
            <text:p>4.51765</text:p>
          </table:table-cell>
        </table:table-row>
        <table:table-row table:style-name="ro1">
          <table:table-cell office:value-type="float" office:value="8.3304" calcext:value-type="float">
            <text:p>8.3304</text:p>
          </table:table-cell>
          <table:table-cell office:value-type="float" office:value="2.60091" calcext:value-type="float">
            <text:p>2.60091</text:p>
          </table:table-cell>
          <table:table-cell/>
          <table:table-cell office:value-type="float" office:value="8.3304" calcext:value-type="float">
            <text:p>8.3304</text:p>
          </table:table-cell>
          <table:table-cell office:value-type="float" office:value="4.50911" calcext:value-type="float">
            <text:p>4.50911</text:p>
          </table:table-cell>
        </table:table-row>
        <table:table-row table:style-name="ro1">
          <table:table-cell office:value-type="float" office:value="8.346" calcext:value-type="float">
            <text:p>8.346</text:p>
          </table:table-cell>
          <table:table-cell office:value-type="float" office:value="2.60298" calcext:value-type="float">
            <text:p>2.60298</text:p>
          </table:table-cell>
          <table:table-cell/>
          <table:table-cell office:value-type="float" office:value="8.346" calcext:value-type="float">
            <text:p>8.346</text:p>
          </table:table-cell>
          <table:table-cell office:value-type="float" office:value="4.50459" calcext:value-type="float">
            <text:p>4.50459</text:p>
          </table:table-cell>
        </table:table-row>
        <table:table-row table:style-name="ro1">
          <table:table-cell office:value-type="float" office:value="8.3616" calcext:value-type="float">
            <text:p>8.3616</text:p>
          </table:table-cell>
          <table:table-cell office:value-type="float" office:value="2.60842" calcext:value-type="float">
            <text:p>2.60842</text:p>
          </table:table-cell>
          <table:table-cell/>
          <table:table-cell office:value-type="float" office:value="8.3616" calcext:value-type="float">
            <text:p>8.3616</text:p>
          </table:table-cell>
          <table:table-cell office:value-type="float" office:value="4.49435" calcext:value-type="float">
            <text:p>4.49435</text:p>
          </table:table-cell>
        </table:table-row>
        <table:table-row table:style-name="ro1">
          <table:table-cell office:value-type="float" office:value="8.3772" calcext:value-type="float">
            <text:p>8.3772</text:p>
          </table:table-cell>
          <table:table-cell office:value-type="float" office:value="2.60624" calcext:value-type="float">
            <text:p>2.60624</text:p>
          </table:table-cell>
          <table:table-cell/>
          <table:table-cell office:value-type="float" office:value="8.3772" calcext:value-type="float">
            <text:p>8.3772</text:p>
          </table:table-cell>
          <table:table-cell office:value-type="float" office:value="4.49905" calcext:value-type="float">
            <text:p>4.49905</text:p>
          </table:table-cell>
        </table:table-row>
        <table:table-row table:style-name="ro1">
          <table:table-cell office:value-type="float" office:value="8.3928" calcext:value-type="float">
            <text:p>8.3928</text:p>
          </table:table-cell>
          <table:table-cell office:value-type="float" office:value="2.60174" calcext:value-type="float">
            <text:p>2.60174</text:p>
          </table:table-cell>
          <table:table-cell/>
          <table:table-cell office:value-type="float" office:value="8.3928" calcext:value-type="float">
            <text:p>8.3928</text:p>
          </table:table-cell>
          <table:table-cell office:value-type="float" office:value="4.49582" calcext:value-type="float">
            <text:p>4.49582</text:p>
          </table:table-cell>
        </table:table-row>
        <table:table-row table:style-name="ro1">
          <table:table-cell office:value-type="float" office:value="8.4084" calcext:value-type="float">
            <text:p>8.4084</text:p>
          </table:table-cell>
          <table:table-cell office:value-type="float" office:value="2.60563" calcext:value-type="float">
            <text:p>2.60563</text:p>
          </table:table-cell>
          <table:table-cell/>
          <table:table-cell office:value-type="float" office:value="8.4084" calcext:value-type="float">
            <text:p>8.4084</text:p>
          </table:table-cell>
          <table:table-cell office:value-type="float" office:value="4.49648" calcext:value-type="float">
            <text:p>4.49648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2.61371" calcext:value-type="float">
            <text:p>2.61371</text:p>
          </table:table-cell>
          <table:table-cell/>
          <table:table-cell office:value-type="float" office:value="8.424" calcext:value-type="float">
            <text:p>8.424</text:p>
          </table:table-cell>
          <table:table-cell office:value-type="float" office:value="4.49218" calcext:value-type="float">
            <text:p>4.49218</text:p>
          </table:table-cell>
        </table:table-row>
        <table:table-row table:style-name="ro1">
          <table:table-cell office:value-type="float" office:value="8.4396" calcext:value-type="float">
            <text:p>8.4396</text:p>
          </table:table-cell>
          <table:table-cell office:value-type="float" office:value="2.60998" calcext:value-type="float">
            <text:p>2.60998</text:p>
          </table:table-cell>
          <table:table-cell/>
          <table:table-cell office:value-type="float" office:value="8.4396" calcext:value-type="float">
            <text:p>8.4396</text:p>
          </table:table-cell>
          <table:table-cell office:value-type="float" office:value="4.48882" calcext:value-type="float">
            <text:p>4.48882</text:p>
          </table:table-cell>
        </table:table-row>
        <table:table-row table:style-name="ro1">
          <table:table-cell office:value-type="float" office:value="8.4552" calcext:value-type="float">
            <text:p>8.4552</text:p>
          </table:table-cell>
          <table:table-cell office:value-type="float" office:value="2.60538" calcext:value-type="float">
            <text:p>2.60538</text:p>
          </table:table-cell>
          <table:table-cell/>
          <table:table-cell office:value-type="float" office:value="8.4552" calcext:value-type="float">
            <text:p>8.4552</text:p>
          </table:table-cell>
          <table:table-cell office:value-type="float" office:value="4.48781" calcext:value-type="float">
            <text:p>4.48781</text:p>
          </table:table-cell>
        </table:table-row>
        <table:table-row table:style-name="ro1">
          <table:table-cell office:value-type="float" office:value="8.4708" calcext:value-type="float">
            <text:p>8.4708</text:p>
          </table:table-cell>
          <table:table-cell office:value-type="float" office:value="2.60263" calcext:value-type="float">
            <text:p>2.60263</text:p>
          </table:table-cell>
          <table:table-cell/>
          <table:table-cell office:value-type="float" office:value="8.4708" calcext:value-type="float">
            <text:p>8.4708</text:p>
          </table:table-cell>
          <table:table-cell office:value-type="float" office:value="4.48647" calcext:value-type="float">
            <text:p>4.48647</text:p>
          </table:table-cell>
        </table:table-row>
        <table:table-row table:style-name="ro1">
          <table:table-cell office:value-type="float" office:value="8.4864" calcext:value-type="float">
            <text:p>8.4864</text:p>
          </table:table-cell>
          <table:table-cell office:value-type="float" office:value="2.6048" calcext:value-type="float">
            <text:p>2.6048</text:p>
          </table:table-cell>
          <table:table-cell/>
          <table:table-cell office:value-type="float" office:value="8.4864" calcext:value-type="float">
            <text:p>8.4864</text:p>
          </table:table-cell>
          <table:table-cell office:value-type="float" office:value="4.48887" calcext:value-type="float">
            <text:p>4.48887</text:p>
          </table:table-cell>
        </table:table-row>
        <table:table-row table:style-name="ro1">
          <table:table-cell office:value-type="float" office:value="8.502" calcext:value-type="float">
            <text:p>8.502</text:p>
          </table:table-cell>
          <table:table-cell office:value-type="float" office:value="2.60487" calcext:value-type="float">
            <text:p>2.60487</text:p>
          </table:table-cell>
          <table:table-cell/>
          <table:table-cell office:value-type="float" office:value="8.502" calcext:value-type="float">
            <text:p>8.502</text:p>
          </table:table-cell>
          <table:table-cell office:value-type="float" office:value="4.4821" calcext:value-type="float">
            <text:p>4.4821</text:p>
          </table:table-cell>
        </table:table-row>
        <table:table-row table:style-name="ro1">
          <table:table-cell office:value-type="float" office:value="8.5176" calcext:value-type="float">
            <text:p>8.5176</text:p>
          </table:table-cell>
          <table:table-cell office:value-type="float" office:value="2.60452" calcext:value-type="float">
            <text:p>2.60452</text:p>
          </table:table-cell>
          <table:table-cell/>
          <table:table-cell office:value-type="float" office:value="8.5176" calcext:value-type="float">
            <text:p>8.5176</text:p>
          </table:table-cell>
          <table:table-cell office:value-type="float" office:value="4.47059" calcext:value-type="float">
            <text:p>4.47059</text:p>
          </table:table-cell>
        </table:table-row>
        <table:table-row table:style-name="ro1">
          <table:table-cell office:value-type="float" office:value="8.5332" calcext:value-type="float">
            <text:p>8.5332</text:p>
          </table:table-cell>
          <table:table-cell office:value-type="float" office:value="2.60005" calcext:value-type="float">
            <text:p>2.60005</text:p>
          </table:table-cell>
          <table:table-cell/>
          <table:table-cell office:value-type="float" office:value="8.5332" calcext:value-type="float">
            <text:p>8.5332</text:p>
          </table:table-cell>
          <table:table-cell office:value-type="float" office:value="4.47537" calcext:value-type="float">
            <text:p>4.47537</text:p>
          </table:table-cell>
        </table:table-row>
        <table:table-row table:style-name="ro1">
          <table:table-cell office:value-type="float" office:value="8.5488" calcext:value-type="float">
            <text:p>8.5488</text:p>
          </table:table-cell>
          <table:table-cell office:value-type="float" office:value="2.59982" calcext:value-type="float">
            <text:p>2.59982</text:p>
          </table:table-cell>
          <table:table-cell/>
          <table:table-cell office:value-type="float" office:value="8.5488" calcext:value-type="float">
            <text:p>8.5488</text:p>
          </table:table-cell>
          <table:table-cell office:value-type="float" office:value="4.47206" calcext:value-type="float">
            <text:p>4.47206</text:p>
          </table:table-cell>
        </table:table-row>
        <table:table-row table:style-name="ro1">
          <table:table-cell office:value-type="float" office:value="8.5644" calcext:value-type="float">
            <text:p>8.5644</text:p>
          </table:table-cell>
          <table:table-cell office:value-type="float" office:value="2.60828" calcext:value-type="float">
            <text:p>2.60828</text:p>
          </table:table-cell>
          <table:table-cell/>
          <table:table-cell office:value-type="float" office:value="8.5644" calcext:value-type="float">
            <text:p>8.5644</text:p>
          </table:table-cell>
          <table:table-cell office:value-type="float" office:value="4.46773" calcext:value-type="float">
            <text:p>4.46773</text:p>
          </table:table-cell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2.60509" calcext:value-type="float">
            <text:p>2.60509</text:p>
          </table:table-cell>
          <table:table-cell/>
          <table:table-cell office:value-type="float" office:value="8.58" calcext:value-type="float">
            <text:p>8.58</text:p>
          </table:table-cell>
          <table:table-cell office:value-type="float" office:value="4.4583" calcext:value-type="float">
            <text:p>4.4583</text:p>
          </table:table-cell>
        </table:table-row>
        <table:table-row table:style-name="ro1">
          <table:table-cell office:value-type="float" office:value="8.5956" calcext:value-type="float">
            <text:p>8.5956</text:p>
          </table:table-cell>
          <table:table-cell office:value-type="float" office:value="2.60105" calcext:value-type="float">
            <text:p>2.60105</text:p>
          </table:table-cell>
          <table:table-cell/>
          <table:table-cell office:value-type="float" office:value="8.5956" calcext:value-type="float">
            <text:p>8.5956</text:p>
          </table:table-cell>
          <table:table-cell office:value-type="float" office:value="4.45999" calcext:value-type="float">
            <text:p>4.45999</text:p>
          </table:table-cell>
        </table:table-row>
        <table:table-row table:style-name="ro1">
          <table:table-cell office:value-type="float" office:value="8.6112" calcext:value-type="float">
            <text:p>8.6112</text:p>
          </table:table-cell>
          <table:table-cell office:value-type="float" office:value="2.59659" calcext:value-type="float">
            <text:p>2.59659</text:p>
          </table:table-cell>
          <table:table-cell/>
          <table:table-cell office:value-type="float" office:value="8.6112" calcext:value-type="float">
            <text:p>8.6112</text:p>
          </table:table-cell>
          <table:table-cell office:value-type="float" office:value="4.46021" calcext:value-type="float">
            <text:p>4.46021</text:p>
          </table:table-cell>
        </table:table-row>
        <table:table-row table:style-name="ro1">
          <table:table-cell office:value-type="float" office:value="8.6268" calcext:value-type="float">
            <text:p>8.6268</text:p>
          </table:table-cell>
          <table:table-cell office:value-type="float" office:value="2.59756" calcext:value-type="float">
            <text:p>2.59756</text:p>
          </table:table-cell>
          <table:table-cell/>
          <table:table-cell office:value-type="float" office:value="8.6268" calcext:value-type="float">
            <text:p>8.6268</text:p>
          </table:table-cell>
          <table:table-cell office:value-type="float" office:value="4.46284" calcext:value-type="float">
            <text:p>4.46284</text:p>
          </table:table-cell>
        </table:table-row>
        <table:table-row table:style-name="ro1">
          <table:table-cell office:value-type="float" office:value="8.6424" calcext:value-type="float">
            <text:p>8.6424</text:p>
          </table:table-cell>
          <table:table-cell office:value-type="float" office:value="2.5943" calcext:value-type="float">
            <text:p>2.5943</text:p>
          </table:table-cell>
          <table:table-cell/>
          <table:table-cell office:value-type="float" office:value="8.6424" calcext:value-type="float">
            <text:p>8.6424</text:p>
          </table:table-cell>
          <table:table-cell office:value-type="float" office:value="4.4509" calcext:value-type="float">
            <text:p>4.4509</text:p>
          </table:table-cell>
        </table:table-row>
        <table:table-row table:style-name="ro1">
          <table:table-cell office:value-type="float" office:value="8.658" calcext:value-type="float">
            <text:p>8.658</text:p>
          </table:table-cell>
          <table:table-cell office:value-type="float" office:value="2.59784" calcext:value-type="float">
            <text:p>2.59784</text:p>
          </table:table-cell>
          <table:table-cell/>
          <table:table-cell office:value-type="float" office:value="8.658" calcext:value-type="float">
            <text:p>8.658</text:p>
          </table:table-cell>
          <table:table-cell office:value-type="float" office:value="4.44135" calcext:value-type="float">
            <text:p>4.44135</text:p>
          </table:table-cell>
        </table:table-row>
        <table:table-row table:style-name="ro1">
          <table:table-cell office:value-type="float" office:value="8.6736" calcext:value-type="float">
            <text:p>8.6736</text:p>
          </table:table-cell>
          <table:table-cell office:value-type="float" office:value="2.59105" calcext:value-type="float">
            <text:p>2.59105</text:p>
          </table:table-cell>
          <table:table-cell/>
          <table:table-cell office:value-type="float" office:value="8.6736" calcext:value-type="float">
            <text:p>8.6736</text:p>
          </table:table-cell>
          <table:table-cell office:value-type="float" office:value="4.44078" calcext:value-type="float">
            <text:p>4.44078</text:p>
          </table:table-cell>
        </table:table-row>
        <table:table-row table:style-name="ro1">
          <table:table-cell office:value-type="float" office:value="8.6892" calcext:value-type="float">
            <text:p>8.6892</text:p>
          </table:table-cell>
          <table:table-cell office:value-type="float" office:value="2.58559" calcext:value-type="float">
            <text:p>2.58559</text:p>
          </table:table-cell>
          <table:table-cell/>
          <table:table-cell office:value-type="float" office:value="8.6892" calcext:value-type="float">
            <text:p>8.6892</text:p>
          </table:table-cell>
          <table:table-cell office:value-type="float" office:value="4.44406" calcext:value-type="float">
            <text:p>4.44406</text:p>
          </table:table-cell>
        </table:table-row>
        <table:table-row table:style-name="ro1">
          <table:table-cell office:value-type="float" office:value="8.7048" calcext:value-type="float">
            <text:p>8.7048</text:p>
          </table:table-cell>
          <table:table-cell office:value-type="float" office:value="2.58423" calcext:value-type="float">
            <text:p>2.58423</text:p>
          </table:table-cell>
          <table:table-cell/>
          <table:table-cell office:value-type="float" office:value="8.7048" calcext:value-type="float">
            <text:p>8.7048</text:p>
          </table:table-cell>
          <table:table-cell office:value-type="float" office:value="4.45337" calcext:value-type="float">
            <text:p>4.45337</text:p>
          </table:table-cell>
        </table:table-row>
        <table:table-row table:style-name="ro1">
          <table:table-cell office:value-type="float" office:value="8.7204" calcext:value-type="float">
            <text:p>8.7204</text:p>
          </table:table-cell>
          <table:table-cell office:value-type="float" office:value="2.58364" calcext:value-type="float">
            <text:p>2.58364</text:p>
          </table:table-cell>
          <table:table-cell/>
          <table:table-cell office:value-type="float" office:value="8.7204" calcext:value-type="float">
            <text:p>8.7204</text:p>
          </table:table-cell>
          <table:table-cell office:value-type="float" office:value="4.45096" calcext:value-type="float">
            <text:p>4.45096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2.58155" calcext:value-type="float">
            <text:p>2.58155</text:p>
          </table:table-cell>
          <table:table-cell/>
          <table:table-cell office:value-type="float" office:value="8.736" calcext:value-type="float">
            <text:p>8.736</text:p>
          </table:table-cell>
          <table:table-cell office:value-type="float" office:value="4.43731" calcext:value-type="float">
            <text:p>4.43731</text:p>
          </table:table-cell>
        </table:table-row>
        <table:table-row table:style-name="ro1">
          <table:table-cell office:value-type="float" office:value="8.7516" calcext:value-type="float">
            <text:p>8.7516</text:p>
          </table:table-cell>
          <table:table-cell office:value-type="float" office:value="2.58012" calcext:value-type="float">
            <text:p>2.58012</text:p>
          </table:table-cell>
          <table:table-cell/>
          <table:table-cell office:value-type="float" office:value="8.7516" calcext:value-type="float">
            <text:p>8.7516</text:p>
          </table:table-cell>
          <table:table-cell office:value-type="float" office:value="4.43472" calcext:value-type="float">
            <text:p>4.43472</text:p>
          </table:table-cell>
        </table:table-row>
        <table:table-row table:style-name="ro1">
          <table:table-cell office:value-type="float" office:value="8.7672" calcext:value-type="float">
            <text:p>8.7672</text:p>
          </table:table-cell>
          <table:table-cell office:value-type="float" office:value="2.58731" calcext:value-type="float">
            <text:p>2.58731</text:p>
          </table:table-cell>
          <table:table-cell/>
          <table:table-cell office:value-type="float" office:value="8.7672" calcext:value-type="float">
            <text:p>8.7672</text:p>
          </table:table-cell>
          <table:table-cell office:value-type="float" office:value="4.42312" calcext:value-type="float">
            <text:p>4.42312</text:p>
          </table:table-cell>
        </table:table-row>
        <table:table-row table:style-name="ro1">
          <table:table-cell office:value-type="float" office:value="8.7828" calcext:value-type="float">
            <text:p>8.7828</text:p>
          </table:table-cell>
          <table:table-cell office:value-type="float" office:value="2.58579" calcext:value-type="float">
            <text:p>2.58579</text:p>
          </table:table-cell>
          <table:table-cell/>
          <table:table-cell office:value-type="float" office:value="8.7828" calcext:value-type="float">
            <text:p>8.7828</text:p>
          </table:table-cell>
          <table:table-cell office:value-type="float" office:value="4.41874" calcext:value-type="float">
            <text:p>4.41874</text:p>
          </table:table-cell>
        </table:table-row>
        <table:table-row table:style-name="ro1">
          <table:table-cell office:value-type="float" office:value="8.7984" calcext:value-type="float">
            <text:p>8.7984</text:p>
          </table:table-cell>
          <table:table-cell office:value-type="float" office:value="2.57908" calcext:value-type="float">
            <text:p>2.57908</text:p>
          </table:table-cell>
          <table:table-cell/>
          <table:table-cell office:value-type="float" office:value="8.7984" calcext:value-type="float">
            <text:p>8.7984</text:p>
          </table:table-cell>
          <table:table-cell office:value-type="float" office:value="4.41943" calcext:value-type="float">
            <text:p>4.41943</text:p>
          </table:table-cell>
        </table:table-row>
        <table:table-row table:style-name="ro1">
          <table:table-cell office:value-type="float" office:value="8.814" calcext:value-type="float">
            <text:p>8.814</text:p>
          </table:table-cell>
          <table:table-cell office:value-type="float" office:value="2.57801" calcext:value-type="float">
            <text:p>2.57801</text:p>
          </table:table-cell>
          <table:table-cell/>
          <table:table-cell office:value-type="float" office:value="8.814" calcext:value-type="float">
            <text:p>8.814</text:p>
          </table:table-cell>
          <table:table-cell office:value-type="float" office:value="4.42242" calcext:value-type="float">
            <text:p>4.42242</text:p>
          </table:table-cell>
        </table:table-row>
        <table:table-row table:style-name="ro1">
          <table:table-cell office:value-type="float" office:value="8.8296" calcext:value-type="float">
            <text:p>8.8296</text:p>
          </table:table-cell>
          <table:table-cell office:value-type="float" office:value="2.56149" calcext:value-type="float">
            <text:p>2.56149</text:p>
          </table:table-cell>
          <table:table-cell/>
          <table:table-cell office:value-type="float" office:value="8.8296" calcext:value-type="float">
            <text:p>8.8296</text:p>
          </table:table-cell>
          <table:table-cell office:value-type="float" office:value="4.41072" calcext:value-type="float">
            <text:p>4.41072</text:p>
          </table:table-cell>
        </table:table-row>
        <table:table-row table:style-name="ro1">
          <table:table-cell office:value-type="float" office:value="8.8452" calcext:value-type="float">
            <text:p>8.8452</text:p>
          </table:table-cell>
          <table:table-cell office:value-type="float" office:value="2.57045" calcext:value-type="float">
            <text:p>2.57045</text:p>
          </table:table-cell>
          <table:table-cell/>
          <table:table-cell office:value-type="float" office:value="8.8452" calcext:value-type="float">
            <text:p>8.8452</text:p>
          </table:table-cell>
          <table:table-cell office:value-type="float" office:value="4.40436" calcext:value-type="float">
            <text:p>4.40436</text:p>
          </table:table-cell>
        </table:table-row>
        <table:table-row table:style-name="ro1">
          <table:table-cell office:value-type="float" office:value="8.8608" calcext:value-type="float">
            <text:p>8.8608</text:p>
          </table:table-cell>
          <table:table-cell office:value-type="float" office:value="2.56654" calcext:value-type="float">
            <text:p>2.56654</text:p>
          </table:table-cell>
          <table:table-cell/>
          <table:table-cell office:value-type="float" office:value="8.8608" calcext:value-type="float">
            <text:p>8.8608</text:p>
          </table:table-cell>
          <table:table-cell office:value-type="float" office:value="4.40398" calcext:value-type="float">
            <text:p>4.40398</text:p>
          </table:table-cell>
        </table:table-row>
        <table:table-row table:style-name="ro1">
          <table:table-cell office:value-type="float" office:value="8.8764" calcext:value-type="float">
            <text:p>8.8764</text:p>
          </table:table-cell>
          <table:table-cell office:value-type="float" office:value="2.56564" calcext:value-type="float">
            <text:p>2.56564</text:p>
          </table:table-cell>
          <table:table-cell/>
          <table:table-cell office:value-type="float" office:value="8.8764" calcext:value-type="float">
            <text:p>8.8764</text:p>
          </table:table-cell>
          <table:table-cell office:value-type="float" office:value="4.40332" calcext:value-type="float">
            <text:p>4.40332</text:p>
          </table:table-cell>
        </table:table-row>
        <table:table-row table:style-name="ro1">
          <table:table-cell office:value-type="float" office:value="8.892" calcext:value-type="float">
            <text:p>8.892</text:p>
          </table:table-cell>
          <table:table-cell office:value-type="float" office:value="2.56487" calcext:value-type="float">
            <text:p>2.56487</text:p>
          </table:table-cell>
          <table:table-cell/>
          <table:table-cell office:value-type="float" office:value="8.892" calcext:value-type="float">
            <text:p>8.892</text:p>
          </table:table-cell>
          <table:table-cell office:value-type="float" office:value="4.39715" calcext:value-type="float">
            <text:p>4.39715</text:p>
          </table:table-cell>
        </table:table-row>
        <table:table-row table:style-name="ro1">
          <table:table-cell office:value-type="float" office:value="8.9076" calcext:value-type="float">
            <text:p>8.9076</text:p>
          </table:table-cell>
          <table:table-cell office:value-type="float" office:value="2.57066" calcext:value-type="float">
            <text:p>2.57066</text:p>
          </table:table-cell>
          <table:table-cell/>
          <table:table-cell office:value-type="float" office:value="8.9076" calcext:value-type="float">
            <text:p>8.9076</text:p>
          </table:table-cell>
          <table:table-cell office:value-type="float" office:value="4.38942" calcext:value-type="float">
            <text:p>4.38942</text:p>
          </table:table-cell>
        </table:table-row>
        <table:table-row table:style-name="ro1">
          <table:table-cell office:value-type="float" office:value="8.9232" calcext:value-type="float">
            <text:p>8.9232</text:p>
          </table:table-cell>
          <table:table-cell office:value-type="float" office:value="2.57469" calcext:value-type="float">
            <text:p>2.57469</text:p>
          </table:table-cell>
          <table:table-cell/>
          <table:table-cell office:value-type="float" office:value="8.9232" calcext:value-type="float">
            <text:p>8.9232</text:p>
          </table:table-cell>
          <table:table-cell office:value-type="float" office:value="4.38474" calcext:value-type="float">
            <text:p>4.38474</text:p>
          </table:table-cell>
        </table:table-row>
        <table:table-row table:style-name="ro1">
          <table:table-cell office:value-type="float" office:value="8.9388" calcext:value-type="float">
            <text:p>8.9388</text:p>
          </table:table-cell>
          <table:table-cell office:value-type="float" office:value="2.57602" calcext:value-type="float">
            <text:p>2.57602</text:p>
          </table:table-cell>
          <table:table-cell/>
          <table:table-cell office:value-type="float" office:value="8.9388" calcext:value-type="float">
            <text:p>8.9388</text:p>
          </table:table-cell>
          <table:table-cell office:value-type="float" office:value="4.37283" calcext:value-type="float">
            <text:p>4.37283</text:p>
          </table:table-cell>
        </table:table-row>
        <table:table-row table:style-name="ro1">
          <table:table-cell office:value-type="float" office:value="8.9544" calcext:value-type="float">
            <text:p>8.9544</text:p>
          </table:table-cell>
          <table:table-cell office:value-type="float" office:value="2.56482" calcext:value-type="float">
            <text:p>2.56482</text:p>
          </table:table-cell>
          <table:table-cell/>
          <table:table-cell office:value-type="float" office:value="8.9544" calcext:value-type="float">
            <text:p>8.9544</text:p>
          </table:table-cell>
          <table:table-cell office:value-type="float" office:value="4.36383" calcext:value-type="float">
            <text:p>4.36383</text:p>
          </table:table-cell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2.56956" calcext:value-type="float">
            <text:p>2.56956</text:p>
          </table:table-cell>
          <table:table-cell/>
          <table:table-cell office:value-type="float" office:value="8.97" calcext:value-type="float">
            <text:p>8.97</text:p>
          </table:table-cell>
          <table:table-cell office:value-type="float" office:value="4.36371" calcext:value-type="float">
            <text:p>4.36371</text:p>
          </table:table-cell>
        </table:table-row>
        <table:table-row table:style-name="ro1">
          <table:table-cell office:value-type="float" office:value="8.9856" calcext:value-type="float">
            <text:p>8.9856</text:p>
          </table:table-cell>
          <table:table-cell office:value-type="float" office:value="2.56617" calcext:value-type="float">
            <text:p>2.56617</text:p>
          </table:table-cell>
          <table:table-cell/>
          <table:table-cell office:value-type="float" office:value="8.9856" calcext:value-type="float">
            <text:p>8.9856</text:p>
          </table:table-cell>
          <table:table-cell office:value-type="float" office:value="4.35895" calcext:value-type="float">
            <text:p>4.35895</text:p>
          </table:table-cell>
        </table:table-row>
        <table:table-row table:style-name="ro1">
          <table:table-cell office:value-type="float" office:value="9.0012" calcext:value-type="float">
            <text:p>9.0012</text:p>
          </table:table-cell>
          <table:table-cell office:value-type="float" office:value="2.56402" calcext:value-type="float">
            <text:p>2.56402</text:p>
          </table:table-cell>
          <table:table-cell/>
          <table:table-cell office:value-type="float" office:value="9.0012" calcext:value-type="float">
            <text:p>9.0012</text:p>
          </table:table-cell>
          <table:table-cell office:value-type="float" office:value="4.35109" calcext:value-type="float">
            <text:p>4.35109</text:p>
          </table:table-cell>
        </table:table-row>
        <table:table-row table:style-name="ro1">
          <table:table-cell office:value-type="float" office:value="9.0168" calcext:value-type="float">
            <text:p>9.0168</text:p>
          </table:table-cell>
          <table:table-cell office:value-type="float" office:value="2.56828" calcext:value-type="float">
            <text:p>2.56828</text:p>
          </table:table-cell>
          <table:table-cell/>
          <table:table-cell office:value-type="float" office:value="9.0168" calcext:value-type="float">
            <text:p>9.0168</text:p>
          </table:table-cell>
          <table:table-cell office:value-type="float" office:value="4.34479" calcext:value-type="float">
            <text:p>4.34479</text:p>
          </table:table-cell>
        </table:table-row>
        <table:table-row table:style-name="ro1">
          <table:table-cell office:value-type="float" office:value="9.0324" calcext:value-type="float">
            <text:p>9.0324</text:p>
          </table:table-cell>
          <table:table-cell office:value-type="float" office:value="2.56188" calcext:value-type="float">
            <text:p>2.56188</text:p>
          </table:table-cell>
          <table:table-cell/>
          <table:table-cell office:value-type="float" office:value="9.0324" calcext:value-type="float">
            <text:p>9.0324</text:p>
          </table:table-cell>
          <table:table-cell office:value-type="float" office:value="4.34928" calcext:value-type="float">
            <text:p>4.34928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2.55629" calcext:value-type="float">
            <text:p>2.55629</text:p>
          </table:table-cell>
          <table:table-cell/>
          <table:table-cell office:value-type="float" office:value="9.048" calcext:value-type="float">
            <text:p>9.048</text:p>
          </table:table-cell>
          <table:table-cell office:value-type="float" office:value="4.34404" calcext:value-type="float">
            <text:p>4.34404</text:p>
          </table:table-cell>
        </table:table-row>
        <table:table-row table:style-name="ro1">
          <table:table-cell office:value-type="float" office:value="9.0636" calcext:value-type="float">
            <text:p>9.0636</text:p>
          </table:table-cell>
          <table:table-cell office:value-type="float" office:value="2.55135" calcext:value-type="float">
            <text:p>2.55135</text:p>
          </table:table-cell>
          <table:table-cell/>
          <table:table-cell office:value-type="float" office:value="9.0636" calcext:value-type="float">
            <text:p>9.0636</text:p>
          </table:table-cell>
          <table:table-cell office:value-type="float" office:value="4.34041" calcext:value-type="float">
            <text:p>4.34041</text:p>
          </table:table-cell>
        </table:table-row>
        <table:table-row table:style-name="ro1">
          <table:table-cell office:value-type="float" office:value="9.0792" calcext:value-type="float">
            <text:p>9.0792</text:p>
          </table:table-cell>
          <table:table-cell office:value-type="float" office:value="2.55061" calcext:value-type="float">
            <text:p>2.55061</text:p>
          </table:table-cell>
          <table:table-cell/>
          <table:table-cell office:value-type="float" office:value="9.0792" calcext:value-type="float">
            <text:p>9.0792</text:p>
          </table:table-cell>
          <table:table-cell office:value-type="float" office:value="4.32761" calcext:value-type="float">
            <text:p>4.32761</text:p>
          </table:table-cell>
        </table:table-row>
        <table:table-row table:style-name="ro1">
          <table:table-cell office:value-type="float" office:value="9.0948" calcext:value-type="float">
            <text:p>9.0948</text:p>
          </table:table-cell>
          <table:table-cell office:value-type="float" office:value="2.54379" calcext:value-type="float">
            <text:p>2.54379</text:p>
          </table:table-cell>
          <table:table-cell/>
          <table:table-cell office:value-type="float" office:value="9.0948" calcext:value-type="float">
            <text:p>9.0948</text:p>
          </table:table-cell>
          <table:table-cell office:value-type="float" office:value="4.32358" calcext:value-type="float">
            <text:p>4.32358</text:p>
          </table:table-cell>
        </table:table-row>
        <table:table-row table:style-name="ro1">
          <table:table-cell office:value-type="float" office:value="9.1104" calcext:value-type="float">
            <text:p>9.1104</text:p>
          </table:table-cell>
          <table:table-cell office:value-type="float" office:value="2.54803" calcext:value-type="float">
            <text:p>2.54803</text:p>
          </table:table-cell>
          <table:table-cell/>
          <table:table-cell office:value-type="float" office:value="9.1104" calcext:value-type="float">
            <text:p>9.1104</text:p>
          </table:table-cell>
          <table:table-cell office:value-type="float" office:value="4.32525" calcext:value-type="float">
            <text:p>4.32525</text:p>
          </table:table-cell>
        </table:table-row>
        <table:table-row table:style-name="ro1">
          <table:table-cell office:value-type="float" office:value="9.126" calcext:value-type="float">
            <text:p>9.126</text:p>
          </table:table-cell>
          <table:table-cell office:value-type="float" office:value="2.54987" calcext:value-type="float">
            <text:p>2.54987</text:p>
          </table:table-cell>
          <table:table-cell/>
          <table:table-cell office:value-type="float" office:value="9.126" calcext:value-type="float">
            <text:p>9.126</text:p>
          </table:table-cell>
          <table:table-cell office:value-type="float" office:value="4.31361" calcext:value-type="float">
            <text:p>4.31361</text:p>
          </table:table-cell>
        </table:table-row>
        <table:table-row table:style-name="ro1">
          <table:table-cell office:value-type="float" office:value="9.1416" calcext:value-type="float">
            <text:p>9.1416</text:p>
          </table:table-cell>
          <table:table-cell office:value-type="float" office:value="2.54631" calcext:value-type="float">
            <text:p>2.54631</text:p>
          </table:table-cell>
          <table:table-cell/>
          <table:table-cell office:value-type="float" office:value="9.1416" calcext:value-type="float">
            <text:p>9.1416</text:p>
          </table:table-cell>
          <table:table-cell office:value-type="float" office:value="4.29911" calcext:value-type="float">
            <text:p>4.29911</text:p>
          </table:table-cell>
        </table:table-row>
        <table:table-row table:style-name="ro1">
          <table:table-cell office:value-type="float" office:value="9.1572" calcext:value-type="float">
            <text:p>9.1572</text:p>
          </table:table-cell>
          <table:table-cell office:value-type="float" office:value="2.5448" calcext:value-type="float">
            <text:p>2.5448</text:p>
          </table:table-cell>
          <table:table-cell/>
          <table:table-cell office:value-type="float" office:value="9.1572" calcext:value-type="float">
            <text:p>9.1572</text:p>
          </table:table-cell>
          <table:table-cell office:value-type="float" office:value="4.29346" calcext:value-type="float">
            <text:p>4.29346</text:p>
          </table:table-cell>
        </table:table-row>
        <table:table-row table:style-name="ro1">
          <table:table-cell office:value-type="float" office:value="9.1728" calcext:value-type="float">
            <text:p>9.1728</text:p>
          </table:table-cell>
          <table:table-cell office:value-type="float" office:value="2.54754" calcext:value-type="float">
            <text:p>2.54754</text:p>
          </table:table-cell>
          <table:table-cell/>
          <table:table-cell office:value-type="float" office:value="9.1728" calcext:value-type="float">
            <text:p>9.1728</text:p>
          </table:table-cell>
          <table:table-cell office:value-type="float" office:value="4.28778" calcext:value-type="float">
            <text:p>4.28778</text:p>
          </table:table-cell>
        </table:table-row>
        <table:table-row table:style-name="ro1">
          <table:table-cell office:value-type="float" office:value="9.1884" calcext:value-type="float">
            <text:p>9.1884</text:p>
          </table:table-cell>
          <table:table-cell office:value-type="float" office:value="2.54302" calcext:value-type="float">
            <text:p>2.54302</text:p>
          </table:table-cell>
          <table:table-cell/>
          <table:table-cell office:value-type="float" office:value="9.1884" calcext:value-type="float">
            <text:p>9.1884</text:p>
          </table:table-cell>
          <table:table-cell office:value-type="float" office:value="4.28593" calcext:value-type="float">
            <text:p>4.28593</text:p>
          </table:table-cell>
        </table:table-row>
        <table:table-row table:style-name="ro1">
          <table:table-cell office:value-type="float" office:value="9.204" calcext:value-type="float">
            <text:p>9.204</text:p>
          </table:table-cell>
          <table:table-cell office:value-type="float" office:value="2.54233" calcext:value-type="float">
            <text:p>2.54233</text:p>
          </table:table-cell>
          <table:table-cell/>
          <table:table-cell office:value-type="float" office:value="9.204" calcext:value-type="float">
            <text:p>9.204</text:p>
          </table:table-cell>
          <table:table-cell office:value-type="float" office:value="4.28169" calcext:value-type="float">
            <text:p>4.28169</text:p>
          </table:table-cell>
        </table:table-row>
        <table:table-row table:style-name="ro1">
          <table:table-cell office:value-type="float" office:value="9.2196" calcext:value-type="float">
            <text:p>9.2196</text:p>
          </table:table-cell>
          <table:table-cell office:value-type="float" office:value="2.53836" calcext:value-type="float">
            <text:p>2.53836</text:p>
          </table:table-cell>
          <table:table-cell/>
          <table:table-cell office:value-type="float" office:value="9.2196" calcext:value-type="float">
            <text:p>9.2196</text:p>
          </table:table-cell>
          <table:table-cell office:value-type="float" office:value="4.2762" calcext:value-type="float">
            <text:p>4.2762</text:p>
          </table:table-cell>
        </table:table-row>
        <table:table-row table:style-name="ro1">
          <table:table-cell office:value-type="float" office:value="9.2352" calcext:value-type="float">
            <text:p>9.2352</text:p>
          </table:table-cell>
          <table:table-cell office:value-type="float" office:value="2.53648" calcext:value-type="float">
            <text:p>2.53648</text:p>
          </table:table-cell>
          <table:table-cell/>
          <table:table-cell office:value-type="float" office:value="9.2352" calcext:value-type="float">
            <text:p>9.2352</text:p>
          </table:table-cell>
          <table:table-cell office:value-type="float" office:value="4.2588" calcext:value-type="float">
            <text:p>4.2588</text:p>
          </table:table-cell>
        </table:table-row>
        <table:table-row table:style-name="ro1">
          <table:table-cell office:value-type="float" office:value="9.2508" calcext:value-type="float">
            <text:p>9.2508</text:p>
          </table:table-cell>
          <table:table-cell office:value-type="float" office:value="2.53398" calcext:value-type="float">
            <text:p>2.53398</text:p>
          </table:table-cell>
          <table:table-cell/>
          <table:table-cell office:value-type="float" office:value="9.2508" calcext:value-type="float">
            <text:p>9.2508</text:p>
          </table:table-cell>
          <table:table-cell office:value-type="float" office:value="4.25489" calcext:value-type="float">
            <text:p>4.25489</text:p>
          </table:table-cell>
        </table:table-row>
        <table:table-row table:style-name="ro1">
          <table:table-cell office:value-type="float" office:value="9.2664" calcext:value-type="float">
            <text:p>9.2664</text:p>
          </table:table-cell>
          <table:table-cell office:value-type="float" office:value="2.53844" calcext:value-type="float">
            <text:p>2.53844</text:p>
          </table:table-cell>
          <table:table-cell/>
          <table:table-cell office:value-type="float" office:value="9.2664" calcext:value-type="float">
            <text:p>9.2664</text:p>
          </table:table-cell>
          <table:table-cell office:value-type="float" office:value="4.25488" calcext:value-type="float">
            <text:p>4.25488</text:p>
          </table:table-cell>
        </table:table-row>
        <table:table-row table:style-name="ro1">
          <table:table-cell office:value-type="float" office:value="9.282" calcext:value-type="float">
            <text:p>9.282</text:p>
          </table:table-cell>
          <table:table-cell office:value-type="float" office:value="2.52434" calcext:value-type="float">
            <text:p>2.52434</text:p>
          </table:table-cell>
          <table:table-cell/>
          <table:table-cell office:value-type="float" office:value="9.282" calcext:value-type="float">
            <text:p>9.282</text:p>
          </table:table-cell>
          <table:table-cell office:value-type="float" office:value="4.25568" calcext:value-type="float">
            <text:p>4.25568</text:p>
          </table:table-cell>
        </table:table-row>
        <table:table-row table:style-name="ro1">
          <table:table-cell office:value-type="float" office:value="9.2976" calcext:value-type="float">
            <text:p>9.2976</text:p>
          </table:table-cell>
          <table:table-cell office:value-type="float" office:value="2.52416" calcext:value-type="float">
            <text:p>2.52416</text:p>
          </table:table-cell>
          <table:table-cell/>
          <table:table-cell office:value-type="float" office:value="9.2976" calcext:value-type="float">
            <text:p>9.2976</text:p>
          </table:table-cell>
          <table:table-cell office:value-type="float" office:value="4.24822" calcext:value-type="float">
            <text:p>4.24822</text:p>
          </table:table-cell>
        </table:table-row>
        <table:table-row table:style-name="ro1">
          <table:table-cell office:value-type="float" office:value="9.3132" calcext:value-type="float">
            <text:p>9.3132</text:p>
          </table:table-cell>
          <table:table-cell office:value-type="float" office:value="2.5241" calcext:value-type="float">
            <text:p>2.5241</text:p>
          </table:table-cell>
          <table:table-cell/>
          <table:table-cell office:value-type="float" office:value="9.3132" calcext:value-type="float">
            <text:p>9.3132</text:p>
          </table:table-cell>
          <table:table-cell office:value-type="float" office:value="4.23794" calcext:value-type="float">
            <text:p>4.23794</text:p>
          </table:table-cell>
        </table:table-row>
        <table:table-row table:style-name="ro1">
          <table:table-cell office:value-type="float" office:value="9.3288" calcext:value-type="float">
            <text:p>9.3288</text:p>
          </table:table-cell>
          <table:table-cell office:value-type="float" office:value="2.52067" calcext:value-type="float">
            <text:p>2.52067</text:p>
          </table:table-cell>
          <table:table-cell/>
          <table:table-cell office:value-type="float" office:value="9.3288" calcext:value-type="float">
            <text:p>9.3288</text:p>
          </table:table-cell>
          <table:table-cell office:value-type="float" office:value="4.23065" calcext:value-type="float">
            <text:p>4.23065</text:p>
          </table:table-cell>
        </table:table-row>
        <table:table-row table:style-name="ro1">
          <table:table-cell office:value-type="float" office:value="9.3444" calcext:value-type="float">
            <text:p>9.3444</text:p>
          </table:table-cell>
          <table:table-cell office:value-type="float" office:value="2.52361" calcext:value-type="float">
            <text:p>2.52361</text:p>
          </table:table-cell>
          <table:table-cell/>
          <table:table-cell office:value-type="float" office:value="9.3444" calcext:value-type="float">
            <text:p>9.3444</text:p>
          </table:table-cell>
          <table:table-cell office:value-type="float" office:value="4.22482" calcext:value-type="float">
            <text:p>4.22482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2.51803" calcext:value-type="float">
            <text:p>2.51803</text:p>
          </table:table-cell>
          <table:table-cell/>
          <table:table-cell office:value-type="float" office:value="9.36" calcext:value-type="float">
            <text:p>9.36</text:p>
          </table:table-cell>
          <table:table-cell office:value-type="float" office:value="4.21838" calcext:value-type="float">
            <text:p>4.21838</text:p>
          </table:table-cell>
        </table:table-row>
        <table:table-row table:style-name="ro1">
          <table:table-cell office:value-type="float" office:value="9.3756" calcext:value-type="float">
            <text:p>9.3756</text:p>
          </table:table-cell>
          <table:table-cell office:value-type="float" office:value="2.51407" calcext:value-type="float">
            <text:p>2.51407</text:p>
          </table:table-cell>
          <table:table-cell/>
          <table:table-cell office:value-type="float" office:value="9.3756" calcext:value-type="float">
            <text:p>9.3756</text:p>
          </table:table-cell>
          <table:table-cell office:value-type="float" office:value="4.21591" calcext:value-type="float">
            <text:p>4.21591</text:p>
          </table:table-cell>
        </table:table-row>
        <table:table-row table:style-name="ro1">
          <table:table-cell office:value-type="float" office:value="9.3912" calcext:value-type="float">
            <text:p>9.3912</text:p>
          </table:table-cell>
          <table:table-cell office:value-type="float" office:value="2.51536" calcext:value-type="float">
            <text:p>2.51536</text:p>
          </table:table-cell>
          <table:table-cell/>
          <table:table-cell office:value-type="float" office:value="9.3912" calcext:value-type="float">
            <text:p>9.3912</text:p>
          </table:table-cell>
          <table:table-cell office:value-type="float" office:value="4.21161" calcext:value-type="float">
            <text:p>4.21161</text:p>
          </table:table-cell>
        </table:table-row>
        <table:table-row table:style-name="ro1">
          <table:table-cell office:value-type="float" office:value="9.4068" calcext:value-type="float">
            <text:p>9.4068</text:p>
          </table:table-cell>
          <table:table-cell office:value-type="float" office:value="2.506" calcext:value-type="float">
            <text:p>2.506</text:p>
          </table:table-cell>
          <table:table-cell/>
          <table:table-cell office:value-type="float" office:value="9.4068" calcext:value-type="float">
            <text:p>9.4068</text:p>
          </table:table-cell>
          <table:table-cell office:value-type="float" office:value="4.20298" calcext:value-type="float">
            <text:p>4.20298</text:p>
          </table:table-cell>
        </table:table-row>
        <table:table-row table:style-name="ro1">
          <table:table-cell office:value-type="float" office:value="9.4224" calcext:value-type="float">
            <text:p>9.4224</text:p>
          </table:table-cell>
          <table:table-cell office:value-type="float" office:value="2.50449" calcext:value-type="float">
            <text:p>2.50449</text:p>
          </table:table-cell>
          <table:table-cell/>
          <table:table-cell office:value-type="float" office:value="9.4224" calcext:value-type="float">
            <text:p>9.4224</text:p>
          </table:table-cell>
          <table:table-cell office:value-type="float" office:value="4.19748" calcext:value-type="float">
            <text:p>4.19748</text:p>
          </table:table-cell>
        </table:table-row>
        <table:table-row table:style-name="ro1">
          <table:table-cell office:value-type="float" office:value="9.438" calcext:value-type="float">
            <text:p>9.438</text:p>
          </table:table-cell>
          <table:table-cell office:value-type="float" office:value="2.49545" calcext:value-type="float">
            <text:p>2.49545</text:p>
          </table:table-cell>
          <table:table-cell/>
          <table:table-cell office:value-type="float" office:value="9.438" calcext:value-type="float">
            <text:p>9.438</text:p>
          </table:table-cell>
          <table:table-cell office:value-type="float" office:value="4.19599" calcext:value-type="float">
            <text:p>4.19599</text:p>
          </table:table-cell>
        </table:table-row>
        <table:table-row table:style-name="ro1">
          <table:table-cell office:value-type="float" office:value="9.4536" calcext:value-type="float">
            <text:p>9.4536</text:p>
          </table:table-cell>
          <table:table-cell office:value-type="float" office:value="2.49238" calcext:value-type="float">
            <text:p>2.49238</text:p>
          </table:table-cell>
          <table:table-cell/>
          <table:table-cell office:value-type="float" office:value="9.4536" calcext:value-type="float">
            <text:p>9.4536</text:p>
          </table:table-cell>
          <table:table-cell office:value-type="float" office:value="4.18063" calcext:value-type="float">
            <text:p>4.18063</text:p>
          </table:table-cell>
        </table:table-row>
        <table:table-row table:style-name="ro1">
          <table:table-cell office:value-type="float" office:value="9.4692" calcext:value-type="float">
            <text:p>9.4692</text:p>
          </table:table-cell>
          <table:table-cell office:value-type="float" office:value="2.49427" calcext:value-type="float">
            <text:p>2.49427</text:p>
          </table:table-cell>
          <table:table-cell/>
          <table:table-cell office:value-type="float" office:value="9.4692" calcext:value-type="float">
            <text:p>9.4692</text:p>
          </table:table-cell>
          <table:table-cell office:value-type="float" office:value="4.17933" calcext:value-type="float">
            <text:p>4.17933</text:p>
          </table:table-cell>
        </table:table-row>
        <table:table-row table:style-name="ro1">
          <table:table-cell office:value-type="float" office:value="9.4848" calcext:value-type="float">
            <text:p>9.4848</text:p>
          </table:table-cell>
          <table:table-cell office:value-type="float" office:value="2.49465" calcext:value-type="float">
            <text:p>2.49465</text:p>
          </table:table-cell>
          <table:table-cell/>
          <table:table-cell office:value-type="float" office:value="9.4848" calcext:value-type="float">
            <text:p>9.4848</text:p>
          </table:table-cell>
          <table:table-cell office:value-type="float" office:value="4.16554" calcext:value-type="float">
            <text:p>4.16554</text:p>
          </table:table-cell>
        </table:table-row>
        <table:table-row table:style-name="ro1">
          <table:table-cell office:value-type="float" office:value="9.5004" calcext:value-type="float">
            <text:p>9.5004</text:p>
          </table:table-cell>
          <table:table-cell office:value-type="float" office:value="2.4886" calcext:value-type="float">
            <text:p>2.4886</text:p>
          </table:table-cell>
          <table:table-cell/>
          <table:table-cell office:value-type="float" office:value="9.5004" calcext:value-type="float">
            <text:p>9.5004</text:p>
          </table:table-cell>
          <table:table-cell office:value-type="float" office:value="4.15734" calcext:value-type="float">
            <text:p>4.15734</text:p>
          </table:table-cell>
        </table:table-row>
        <table:table-row table:style-name="ro1">
          <table:table-cell office:value-type="float" office:value="9.516" calcext:value-type="float">
            <text:p>9.516</text:p>
          </table:table-cell>
          <table:table-cell office:value-type="float" office:value="2.49007" calcext:value-type="float">
            <text:p>2.49007</text:p>
          </table:table-cell>
          <table:table-cell/>
          <table:table-cell office:value-type="float" office:value="9.516" calcext:value-type="float">
            <text:p>9.516</text:p>
          </table:table-cell>
          <table:table-cell office:value-type="float" office:value="4.14799" calcext:value-type="float">
            <text:p>4.14799</text:p>
          </table:table-cell>
        </table:table-row>
        <table:table-row table:style-name="ro1">
          <table:table-cell office:value-type="float" office:value="9.5316" calcext:value-type="float">
            <text:p>9.5316</text:p>
          </table:table-cell>
          <table:table-cell office:value-type="float" office:value="2.49079" calcext:value-type="float">
            <text:p>2.49079</text:p>
          </table:table-cell>
          <table:table-cell/>
          <table:table-cell office:value-type="float" office:value="9.5316" calcext:value-type="float">
            <text:p>9.5316</text:p>
          </table:table-cell>
          <table:table-cell office:value-type="float" office:value="4.13779" calcext:value-type="float">
            <text:p>4.13779</text:p>
          </table:table-cell>
        </table:table-row>
        <table:table-row table:style-name="ro1">
          <table:table-cell office:value-type="float" office:value="9.5472" calcext:value-type="float">
            <text:p>9.5472</text:p>
          </table:table-cell>
          <table:table-cell office:value-type="float" office:value="2.4794" calcext:value-type="float">
            <text:p>2.4794</text:p>
          </table:table-cell>
          <table:table-cell/>
          <table:table-cell office:value-type="float" office:value="9.5472" calcext:value-type="float">
            <text:p>9.5472</text:p>
          </table:table-cell>
          <table:table-cell office:value-type="float" office:value="4.13608" calcext:value-type="float">
            <text:p>4.13608</text:p>
          </table:table-cell>
        </table:table-row>
        <table:table-row table:style-name="ro1">
          <table:table-cell office:value-type="float" office:value="9.5628" calcext:value-type="float">
            <text:p>9.5628</text:p>
          </table:table-cell>
          <table:table-cell office:value-type="float" office:value="2.48889" calcext:value-type="float">
            <text:p>2.48889</text:p>
          </table:table-cell>
          <table:table-cell/>
          <table:table-cell office:value-type="float" office:value="9.5628" calcext:value-type="float">
            <text:p>9.5628</text:p>
          </table:table-cell>
          <table:table-cell office:value-type="float" office:value="4.11966" calcext:value-type="float">
            <text:p>4.11966</text:p>
          </table:table-cell>
        </table:table-row>
        <table:table-row table:style-name="ro1">
          <table:table-cell office:value-type="float" office:value="9.5784" calcext:value-type="float">
            <text:p>9.5784</text:p>
          </table:table-cell>
          <table:table-cell office:value-type="float" office:value="2.478" calcext:value-type="float">
            <text:p>2.478</text:p>
          </table:table-cell>
          <table:table-cell/>
          <table:table-cell office:value-type="float" office:value="9.5784" calcext:value-type="float">
            <text:p>9.5784</text:p>
          </table:table-cell>
          <table:table-cell office:value-type="float" office:value="4.12361" calcext:value-type="float">
            <text:p>4.12361</text:p>
          </table:table-cell>
        </table:table-row>
        <table:table-row table:style-name="ro1">
          <table:table-cell office:value-type="float" office:value="9.594" calcext:value-type="float">
            <text:p>9.594</text:p>
          </table:table-cell>
          <table:table-cell office:value-type="float" office:value="2.47591" calcext:value-type="float">
            <text:p>2.47591</text:p>
          </table:table-cell>
          <table:table-cell/>
          <table:table-cell office:value-type="float" office:value="9.594" calcext:value-type="float">
            <text:p>9.594</text:p>
          </table:table-cell>
          <table:table-cell office:value-type="float" office:value="4.11043" calcext:value-type="float">
            <text:p>4.11043</text:p>
          </table:table-cell>
        </table:table-row>
        <table:table-row table:style-name="ro1">
          <table:table-cell office:value-type="float" office:value="9.6096" calcext:value-type="float">
            <text:p>9.6096</text:p>
          </table:table-cell>
          <table:table-cell office:value-type="float" office:value="2.47482" calcext:value-type="float">
            <text:p>2.47482</text:p>
          </table:table-cell>
          <table:table-cell/>
          <table:table-cell office:value-type="float" office:value="9.6096" calcext:value-type="float">
            <text:p>9.6096</text:p>
          </table:table-cell>
          <table:table-cell office:value-type="float" office:value="4.10781" calcext:value-type="float">
            <text:p>4.10781</text:p>
          </table:table-cell>
        </table:table-row>
        <table:table-row table:style-name="ro1">
          <table:table-cell office:value-type="float" office:value="9.6252" calcext:value-type="float">
            <text:p>9.6252</text:p>
          </table:table-cell>
          <table:table-cell office:value-type="float" office:value="2.47233" calcext:value-type="float">
            <text:p>2.47233</text:p>
          </table:table-cell>
          <table:table-cell/>
          <table:table-cell office:value-type="float" office:value="9.6252" calcext:value-type="float">
            <text:p>9.6252</text:p>
          </table:table-cell>
          <table:table-cell office:value-type="float" office:value="4.1075" calcext:value-type="float">
            <text:p>4.1075</text:p>
          </table:table-cell>
        </table:table-row>
        <table:table-row table:style-name="ro1">
          <table:table-cell office:value-type="float" office:value="9.6408" calcext:value-type="float">
            <text:p>9.6408</text:p>
          </table:table-cell>
          <table:table-cell office:value-type="float" office:value="2.47171" calcext:value-type="float">
            <text:p>2.47171</text:p>
          </table:table-cell>
          <table:table-cell/>
          <table:table-cell office:value-type="float" office:value="9.6408" calcext:value-type="float">
            <text:p>9.6408</text:p>
          </table:table-cell>
          <table:table-cell office:value-type="float" office:value="4.09268" calcext:value-type="float">
            <text:p>4.09268</text:p>
          </table:table-cell>
        </table:table-row>
        <table:table-row table:style-name="ro1">
          <table:table-cell office:value-type="float" office:value="9.6564" calcext:value-type="float">
            <text:p>9.6564</text:p>
          </table:table-cell>
          <table:table-cell office:value-type="float" office:value="2.46639" calcext:value-type="float">
            <text:p>2.46639</text:p>
          </table:table-cell>
          <table:table-cell/>
          <table:table-cell office:value-type="float" office:value="9.6564" calcext:value-type="float">
            <text:p>9.6564</text:p>
          </table:table-cell>
          <table:table-cell office:value-type="float" office:value="4.08364" calcext:value-type="float">
            <text:p>4.08364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2.47339" calcext:value-type="float">
            <text:p>2.47339</text:p>
          </table:table-cell>
          <table:table-cell/>
          <table:table-cell office:value-type="float" office:value="9.672" calcext:value-type="float">
            <text:p>9.672</text:p>
          </table:table-cell>
          <table:table-cell office:value-type="float" office:value="4.07797" calcext:value-type="float">
            <text:p>4.07797</text:p>
          </table:table-cell>
        </table:table-row>
        <table:table-row table:style-name="ro1">
          <table:table-cell office:value-type="float" office:value="9.6876" calcext:value-type="float">
            <text:p>9.6876</text:p>
          </table:table-cell>
          <table:table-cell office:value-type="float" office:value="2.46291" calcext:value-type="float">
            <text:p>2.46291</text:p>
          </table:table-cell>
          <table:table-cell/>
          <table:table-cell office:value-type="float" office:value="9.6876" calcext:value-type="float">
            <text:p>9.6876</text:p>
          </table:table-cell>
          <table:table-cell office:value-type="float" office:value="4.08011" calcext:value-type="float">
            <text:p>4.08011</text:p>
          </table:table-cell>
        </table:table-row>
        <table:table-row table:style-name="ro1">
          <table:table-cell office:value-type="float" office:value="9.7032" calcext:value-type="float">
            <text:p>9.7032</text:p>
          </table:table-cell>
          <table:table-cell office:value-type="float" office:value="2.45995" calcext:value-type="float">
            <text:p>2.45995</text:p>
          </table:table-cell>
          <table:table-cell/>
          <table:table-cell office:value-type="float" office:value="9.7032" calcext:value-type="float">
            <text:p>9.7032</text:p>
          </table:table-cell>
          <table:table-cell office:value-type="float" office:value="4.06887" calcext:value-type="float">
            <text:p>4.06887</text:p>
          </table:table-cell>
        </table:table-row>
        <table:table-row table:style-name="ro1">
          <table:table-cell office:value-type="float" office:value="9.7188" calcext:value-type="float">
            <text:p>9.7188</text:p>
          </table:table-cell>
          <table:table-cell office:value-type="float" office:value="2.46131" calcext:value-type="float">
            <text:p>2.46131</text:p>
          </table:table-cell>
          <table:table-cell/>
          <table:table-cell office:value-type="float" office:value="9.7188" calcext:value-type="float">
            <text:p>9.7188</text:p>
          </table:table-cell>
          <table:table-cell office:value-type="float" office:value="4.04395" calcext:value-type="float">
            <text:p>4.04395</text:p>
          </table:table-cell>
        </table:table-row>
        <table:table-row table:style-name="ro1">
          <table:table-cell office:value-type="float" office:value="9.7344" calcext:value-type="float">
            <text:p>9.7344</text:p>
          </table:table-cell>
          <table:table-cell office:value-type="float" office:value="2.45473" calcext:value-type="float">
            <text:p>2.45473</text:p>
          </table:table-cell>
          <table:table-cell/>
          <table:table-cell office:value-type="float" office:value="9.7344" calcext:value-type="float">
            <text:p>9.7344</text:p>
          </table:table-cell>
          <table:table-cell office:value-type="float" office:value="4.04002" calcext:value-type="float">
            <text:p>4.04002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2.45534" calcext:value-type="float">
            <text:p>2.45534</text:p>
          </table:table-cell>
          <table:table-cell/>
          <table:table-cell office:value-type="float" office:value="9.75" calcext:value-type="float">
            <text:p>9.75</text:p>
          </table:table-cell>
          <table:table-cell office:value-type="float" office:value="4.03608" calcext:value-type="float">
            <text:p>4.03608</text:p>
          </table:table-cell>
        </table:table-row>
        <table:table-row table:style-name="ro1">
          <table:table-cell office:value-type="float" office:value="9.7656" calcext:value-type="float">
            <text:p>9.7656</text:p>
          </table:table-cell>
          <table:table-cell office:value-type="float" office:value="2.45444" calcext:value-type="float">
            <text:p>2.45444</text:p>
          </table:table-cell>
          <table:table-cell/>
          <table:table-cell office:value-type="float" office:value="9.7656" calcext:value-type="float">
            <text:p>9.7656</text:p>
          </table:table-cell>
          <table:table-cell office:value-type="float" office:value="4.02874" calcext:value-type="float">
            <text:p>4.02874</text:p>
          </table:table-cell>
        </table:table-row>
        <table:table-row table:style-name="ro1">
          <table:table-cell office:value-type="float" office:value="9.7812" calcext:value-type="float">
            <text:p>9.7812</text:p>
          </table:table-cell>
          <table:table-cell office:value-type="float" office:value="2.45505" calcext:value-type="float">
            <text:p>2.45505</text:p>
          </table:table-cell>
          <table:table-cell/>
          <table:table-cell office:value-type="float" office:value="9.7812" calcext:value-type="float">
            <text:p>9.7812</text:p>
          </table:table-cell>
          <table:table-cell office:value-type="float" office:value="4.02574" calcext:value-type="float">
            <text:p>4.02574</text:p>
          </table:table-cell>
        </table:table-row>
        <table:table-row table:style-name="ro1">
          <table:table-cell office:value-type="float" office:value="9.7968" calcext:value-type="float">
            <text:p>9.7968</text:p>
          </table:table-cell>
          <table:table-cell office:value-type="float" office:value="2.45262" calcext:value-type="float">
            <text:p>2.45262</text:p>
          </table:table-cell>
          <table:table-cell/>
          <table:table-cell office:value-type="float" office:value="9.7968" calcext:value-type="float">
            <text:p>9.7968</text:p>
          </table:table-cell>
          <table:table-cell office:value-type="float" office:value="4.02511" calcext:value-type="float">
            <text:p>4.02511</text:p>
          </table:table-cell>
        </table:table-row>
        <table:table-row table:style-name="ro1">
          <table:table-cell office:value-type="float" office:value="9.8124" calcext:value-type="float">
            <text:p>9.8124</text:p>
          </table:table-cell>
          <table:table-cell office:value-type="float" office:value="2.44243" calcext:value-type="float">
            <text:p>2.44243</text:p>
          </table:table-cell>
          <table:table-cell/>
          <table:table-cell office:value-type="float" office:value="9.8124" calcext:value-type="float">
            <text:p>9.8124</text:p>
          </table:table-cell>
          <table:table-cell office:value-type="float" office:value="4.01443" calcext:value-type="float">
            <text:p>4.01443</text:p>
          </table:table-cell>
        </table:table-row>
        <table:table-row table:style-name="ro1">
          <table:table-cell office:value-type="float" office:value="9.828" calcext:value-type="float">
            <text:p>9.828</text:p>
          </table:table-cell>
          <table:table-cell office:value-type="float" office:value="2.43938" calcext:value-type="float">
            <text:p>2.43938</text:p>
          </table:table-cell>
          <table:table-cell/>
          <table:table-cell office:value-type="float" office:value="9.828" calcext:value-type="float">
            <text:p>9.828</text:p>
          </table:table-cell>
          <table:table-cell office:value-type="float" office:value="3.99546" calcext:value-type="float">
            <text:p>3.99546</text:p>
          </table:table-cell>
        </table:table-row>
        <table:table-row table:style-name="ro1">
          <table:table-cell office:value-type="float" office:value="9.8436" calcext:value-type="float">
            <text:p>9.8436</text:p>
          </table:table-cell>
          <table:table-cell office:value-type="float" office:value="2.43319" calcext:value-type="float">
            <text:p>2.43319</text:p>
          </table:table-cell>
          <table:table-cell/>
          <table:table-cell office:value-type="float" office:value="9.8436" calcext:value-type="float">
            <text:p>9.8436</text:p>
          </table:table-cell>
          <table:table-cell office:value-type="float" office:value="3.99304" calcext:value-type="float">
            <text:p>3.99304</text:p>
          </table:table-cell>
        </table:table-row>
        <table:table-row table:style-name="ro1">
          <table:table-cell office:value-type="float" office:value="9.8592" calcext:value-type="float">
            <text:p>9.8592</text:p>
          </table:table-cell>
          <table:table-cell office:value-type="float" office:value="2.43214" calcext:value-type="float">
            <text:p>2.43214</text:p>
          </table:table-cell>
          <table:table-cell/>
          <table:table-cell office:value-type="float" office:value="9.8592" calcext:value-type="float">
            <text:p>9.8592</text:p>
          </table:table-cell>
          <table:table-cell office:value-type="float" office:value="3.98956" calcext:value-type="float">
            <text:p>3.98956</text:p>
          </table:table-cell>
        </table:table-row>
        <table:table-row table:style-name="ro1">
          <table:table-cell office:value-type="float" office:value="9.8748" calcext:value-type="float">
            <text:p>9.8748</text:p>
          </table:table-cell>
          <table:table-cell office:value-type="float" office:value="2.42907" calcext:value-type="float">
            <text:p>2.42907</text:p>
          </table:table-cell>
          <table:table-cell/>
          <table:table-cell office:value-type="float" office:value="9.8748" calcext:value-type="float">
            <text:p>9.8748</text:p>
          </table:table-cell>
          <table:table-cell office:value-type="float" office:value="3.9896" calcext:value-type="float">
            <text:p>3.9896</text:p>
          </table:table-cell>
        </table:table-row>
        <table:table-row table:style-name="ro1">
          <table:table-cell office:value-type="float" office:value="9.8904" calcext:value-type="float">
            <text:p>9.8904</text:p>
          </table:table-cell>
          <table:table-cell office:value-type="float" office:value="2.42314" calcext:value-type="float">
            <text:p>2.42314</text:p>
          </table:table-cell>
          <table:table-cell/>
          <table:table-cell office:value-type="float" office:value="9.8904" calcext:value-type="float">
            <text:p>9.8904</text:p>
          </table:table-cell>
          <table:table-cell office:value-type="float" office:value="3.98439" calcext:value-type="float">
            <text:p>3.98439</text:p>
          </table:table-cell>
        </table:table-row>
        <table:table-row table:style-name="ro1">
          <table:table-cell office:value-type="float" office:value="9.906" calcext:value-type="float">
            <text:p>9.906</text:p>
          </table:table-cell>
          <table:table-cell office:value-type="float" office:value="2.42483" calcext:value-type="float">
            <text:p>2.42483</text:p>
          </table:table-cell>
          <table:table-cell/>
          <table:table-cell office:value-type="float" office:value="9.906" calcext:value-type="float">
            <text:p>9.906</text:p>
          </table:table-cell>
          <table:table-cell office:value-type="float" office:value="3.96421" calcext:value-type="float">
            <text:p>3.96421</text:p>
          </table:table-cell>
        </table:table-row>
        <table:table-row table:style-name="ro1">
          <table:table-cell office:value-type="float" office:value="9.9216" calcext:value-type="float">
            <text:p>9.9216</text:p>
          </table:table-cell>
          <table:table-cell office:value-type="float" office:value="2.4297" calcext:value-type="float">
            <text:p>2.4297</text:p>
          </table:table-cell>
          <table:table-cell/>
          <table:table-cell office:value-type="float" office:value="9.9216" calcext:value-type="float">
            <text:p>9.9216</text:p>
          </table:table-cell>
          <table:table-cell office:value-type="float" office:value="3.95518" calcext:value-type="float">
            <text:p>3.95518</text:p>
          </table:table-cell>
        </table:table-row>
        <table:table-row table:style-name="ro1">
          <table:table-cell office:value-type="float" office:value="9.9372" calcext:value-type="float">
            <text:p>9.9372</text:p>
          </table:table-cell>
          <table:table-cell office:value-type="float" office:value="2.4221" calcext:value-type="float">
            <text:p>2.4221</text:p>
          </table:table-cell>
          <table:table-cell/>
          <table:table-cell office:value-type="float" office:value="9.9372" calcext:value-type="float">
            <text:p>9.9372</text:p>
          </table:table-cell>
          <table:table-cell office:value-type="float" office:value="3.95297" calcext:value-type="float">
            <text:p>3.95297</text:p>
          </table:table-cell>
        </table:table-row>
        <table:table-row table:style-name="ro1">
          <table:table-cell office:value-type="float" office:value="9.9528" calcext:value-type="float">
            <text:p>9.9528</text:p>
          </table:table-cell>
          <table:table-cell office:value-type="float" office:value="2.41708" calcext:value-type="float">
            <text:p>2.41708</text:p>
          </table:table-cell>
          <table:table-cell/>
          <table:table-cell office:value-type="float" office:value="9.9528" calcext:value-type="float">
            <text:p>9.9528</text:p>
          </table:table-cell>
          <table:table-cell office:value-type="float" office:value="3.94613" calcext:value-type="float">
            <text:p>3.94613</text:p>
          </table:table-cell>
        </table:table-row>
        <table:table-row table:style-name="ro1">
          <table:table-cell office:value-type="float" office:value="9.9684" calcext:value-type="float">
            <text:p>9.9684</text:p>
          </table:table-cell>
          <table:table-cell office:value-type="float" office:value="2.41685" calcext:value-type="float">
            <text:p>2.41685</text:p>
          </table:table-cell>
          <table:table-cell/>
          <table:table-cell office:value-type="float" office:value="9.9684" calcext:value-type="float">
            <text:p>9.9684</text:p>
          </table:table-cell>
          <table:table-cell office:value-type="float" office:value="3.94457" calcext:value-type="float">
            <text:p>3.94457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2.41688" calcext:value-type="float">
            <text:p>2.41688</text:p>
          </table:table-cell>
          <table:table-cell/>
          <table:table-cell office:value-type="float" office:value="9.984" calcext:value-type="float">
            <text:p>9.984</text:p>
          </table:table-cell>
          <table:table-cell office:value-type="float" office:value="3.9331" calcext:value-type="float">
            <text:p>3.9331</text:p>
          </table:table-cell>
        </table:table-row>
        <table:table-row table:style-name="ro1">
          <table:table-cell office:value-type="float" office:value="9.9996" calcext:value-type="float">
            <text:p>9.9996</text:p>
          </table:table-cell>
          <table:table-cell office:value-type="float" office:value="2.41222" calcext:value-type="float">
            <text:p>2.41222</text:p>
          </table:table-cell>
          <table:table-cell/>
          <table:table-cell office:value-type="float" office:value="9.9996" calcext:value-type="float">
            <text:p>9.9996</text:p>
          </table:table-cell>
          <table:table-cell office:value-type="float" office:value="3.91564" calcext:value-type="float">
            <text:p>3.91564</text:p>
          </table:table-cell>
        </table:table-row>
        <table:table-row table:style-name="ro1">
          <table:table-cell office:value-type="float" office:value="10.0152" calcext:value-type="float">
            <text:p>10.0152</text:p>
          </table:table-cell>
          <table:table-cell office:value-type="float" office:value="2.40169" calcext:value-type="float">
            <text:p>2.40169</text:p>
          </table:table-cell>
          <table:table-cell/>
          <table:table-cell office:value-type="float" office:value="10.0152" calcext:value-type="float">
            <text:p>10.0152</text:p>
          </table:table-cell>
          <table:table-cell office:value-type="float" office:value="3.91202" calcext:value-type="float">
            <text:p>3.91202</text:p>
          </table:table-cell>
        </table:table-row>
        <table:table-row table:style-name="ro1">
          <table:table-cell office:value-type="float" office:value="10.0308" calcext:value-type="float">
            <text:p>10.0308</text:p>
          </table:table-cell>
          <table:table-cell office:value-type="float" office:value="2.39991" calcext:value-type="float">
            <text:p>2.39991</text:p>
          </table:table-cell>
          <table:table-cell/>
          <table:table-cell office:value-type="float" office:value="10.0308" calcext:value-type="float">
            <text:p>10.0308</text:p>
          </table:table-cell>
          <table:table-cell office:value-type="float" office:value="3.90406" calcext:value-type="float">
            <text:p>3.90406</text:p>
          </table:table-cell>
        </table:table-row>
        <table:table-row table:style-name="ro1">
          <table:table-cell office:value-type="float" office:value="10.0464" calcext:value-type="float">
            <text:p>10.0464</text:p>
          </table:table-cell>
          <table:table-cell office:value-type="float" office:value="2.40136" calcext:value-type="float">
            <text:p>2.40136</text:p>
          </table:table-cell>
          <table:table-cell/>
          <table:table-cell office:value-type="float" office:value="10.0464" calcext:value-type="float">
            <text:p>10.0464</text:p>
          </table:table-cell>
          <table:table-cell office:value-type="float" office:value="3.89259" calcext:value-type="float">
            <text:p>3.89259</text:p>
          </table:table-cell>
        </table:table-row>
        <table:table-row table:style-name="ro1">
          <table:table-cell office:value-type="float" office:value="10.062" calcext:value-type="float">
            <text:p>10.062</text:p>
          </table:table-cell>
          <table:table-cell office:value-type="float" office:value="2.39881" calcext:value-type="float">
            <text:p>2.39881</text:p>
          </table:table-cell>
          <table:table-cell/>
          <table:table-cell office:value-type="float" office:value="10.062" calcext:value-type="float">
            <text:p>10.062</text:p>
          </table:table-cell>
          <table:table-cell office:value-type="float" office:value="3.89182" calcext:value-type="float">
            <text:p>3.89182</text:p>
          </table:table-cell>
        </table:table-row>
        <table:table-row table:style-name="ro1">
          <table:table-cell office:value-type="float" office:value="10.0776" calcext:value-type="float">
            <text:p>10.0776</text:p>
          </table:table-cell>
          <table:table-cell office:value-type="float" office:value="2.38784" calcext:value-type="float">
            <text:p>2.38784</text:p>
          </table:table-cell>
          <table:table-cell/>
          <table:table-cell office:value-type="float" office:value="10.0776" calcext:value-type="float">
            <text:p>10.0776</text:p>
          </table:table-cell>
          <table:table-cell office:value-type="float" office:value="3.88439" calcext:value-type="float">
            <text:p>3.88439</text:p>
          </table:table-cell>
        </table:table-row>
        <table:table-row table:style-name="ro1">
          <table:table-cell office:value-type="float" office:value="10.0932" calcext:value-type="float">
            <text:p>10.0932</text:p>
          </table:table-cell>
          <table:table-cell office:value-type="float" office:value="2.37841" calcext:value-type="float">
            <text:p>2.37841</text:p>
          </table:table-cell>
          <table:table-cell/>
          <table:table-cell office:value-type="float" office:value="10.0932" calcext:value-type="float">
            <text:p>10.0932</text:p>
          </table:table-cell>
          <table:table-cell office:value-type="float" office:value="3.87758" calcext:value-type="float">
            <text:p>3.87758</text:p>
          </table:table-cell>
        </table:table-row>
        <table:table-row table:style-name="ro1">
          <table:table-cell office:value-type="float" office:value="10.1088" calcext:value-type="float">
            <text:p>10.1088</text:p>
          </table:table-cell>
          <table:table-cell office:value-type="float" office:value="2.38386" calcext:value-type="float">
            <text:p>2.38386</text:p>
          </table:table-cell>
          <table:table-cell/>
          <table:table-cell office:value-type="float" office:value="10.1088" calcext:value-type="float">
            <text:p>10.1088</text:p>
          </table:table-cell>
          <table:table-cell office:value-type="float" office:value="3.87645" calcext:value-type="float">
            <text:p>3.87645</text:p>
          </table:table-cell>
        </table:table-row>
        <table:table-row table:style-name="ro1">
          <table:table-cell office:value-type="float" office:value="10.1244" calcext:value-type="float">
            <text:p>10.1244</text:p>
          </table:table-cell>
          <table:table-cell office:value-type="float" office:value="2.38226" calcext:value-type="float">
            <text:p>2.38226</text:p>
          </table:table-cell>
          <table:table-cell/>
          <table:table-cell office:value-type="float" office:value="10.1244" calcext:value-type="float">
            <text:p>10.1244</text:p>
          </table:table-cell>
          <table:table-cell office:value-type="float" office:value="3.86746" calcext:value-type="float">
            <text:p>3.86746</text:p>
          </table:table-cell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2.37339" calcext:value-type="float">
            <text:p>2.37339</text:p>
          </table:table-cell>
          <table:table-cell/>
          <table:table-cell office:value-type="float" office:value="10.14" calcext:value-type="float">
            <text:p>10.14</text:p>
          </table:table-cell>
          <table:table-cell office:value-type="float" office:value="3.86451" calcext:value-type="float">
            <text:p>3.86451</text:p>
          </table:table-cell>
        </table:table-row>
        <table:table-row table:style-name="ro1">
          <table:table-cell office:value-type="float" office:value="10.1556" calcext:value-type="float">
            <text:p>10.1556</text:p>
          </table:table-cell>
          <table:table-cell office:value-type="float" office:value="2.37642" calcext:value-type="float">
            <text:p>2.37642</text:p>
          </table:table-cell>
          <table:table-cell/>
          <table:table-cell office:value-type="float" office:value="10.1556" calcext:value-type="float">
            <text:p>10.1556</text:p>
          </table:table-cell>
          <table:table-cell office:value-type="float" office:value="3.84503" calcext:value-type="float">
            <text:p>3.84503</text:p>
          </table:table-cell>
        </table:table-row>
        <table:table-row table:style-name="ro1">
          <table:table-cell office:value-type="float" office:value="10.1712" calcext:value-type="float">
            <text:p>10.1712</text:p>
          </table:table-cell>
          <table:table-cell office:value-type="float" office:value="2.37861" calcext:value-type="float">
            <text:p>2.37861</text:p>
          </table:table-cell>
          <table:table-cell/>
          <table:table-cell office:value-type="float" office:value="10.1712" calcext:value-type="float">
            <text:p>10.1712</text:p>
          </table:table-cell>
          <table:table-cell office:value-type="float" office:value="3.84134" calcext:value-type="float">
            <text:p>3.84134</text:p>
          </table:table-cell>
        </table:table-row>
        <table:table-row table:style-name="ro1">
          <table:table-cell office:value-type="float" office:value="10.1868" calcext:value-type="float">
            <text:p>10.1868</text:p>
          </table:table-cell>
          <table:table-cell office:value-type="float" office:value="2.37194" calcext:value-type="float">
            <text:p>2.37194</text:p>
          </table:table-cell>
          <table:table-cell/>
          <table:table-cell office:value-type="float" office:value="10.1868" calcext:value-type="float">
            <text:p>10.1868</text:p>
          </table:table-cell>
          <table:table-cell office:value-type="float" office:value="3.83404" calcext:value-type="float">
            <text:p>3.83404</text:p>
          </table:table-cell>
        </table:table-row>
        <table:table-row table:style-name="ro1">
          <table:table-cell office:value-type="float" office:value="10.2024" calcext:value-type="float">
            <text:p>10.2024</text:p>
          </table:table-cell>
          <table:table-cell office:value-type="float" office:value="2.36524" calcext:value-type="float">
            <text:p>2.36524</text:p>
          </table:table-cell>
          <table:table-cell/>
          <table:table-cell office:value-type="float" office:value="10.2024" calcext:value-type="float">
            <text:p>10.2024</text:p>
          </table:table-cell>
          <table:table-cell office:value-type="float" office:value="3.81955" calcext:value-type="float">
            <text:p>3.81955</text:p>
          </table:table-cell>
        </table:table-row>
        <table:table-row table:style-name="ro1">
          <table:table-cell office:value-type="float" office:value="10.218" calcext:value-type="float">
            <text:p>10.218</text:p>
          </table:table-cell>
          <table:table-cell office:value-type="float" office:value="2.36915" calcext:value-type="float">
            <text:p>2.36915</text:p>
          </table:table-cell>
          <table:table-cell/>
          <table:table-cell office:value-type="float" office:value="10.218" calcext:value-type="float">
            <text:p>10.218</text:p>
          </table:table-cell>
          <table:table-cell office:value-type="float" office:value="3.81274" calcext:value-type="float">
            <text:p>3.81274</text:p>
          </table:table-cell>
        </table:table-row>
        <table:table-row table:style-name="ro1">
          <table:table-cell office:value-type="float" office:value="10.2336" calcext:value-type="float">
            <text:p>10.2336</text:p>
          </table:table-cell>
          <table:table-cell office:value-type="float" office:value="2.37226" calcext:value-type="float">
            <text:p>2.37226</text:p>
          </table:table-cell>
          <table:table-cell/>
          <table:table-cell office:value-type="float" office:value="10.2336" calcext:value-type="float">
            <text:p>10.2336</text:p>
          </table:table-cell>
          <table:table-cell office:value-type="float" office:value="3.79836" calcext:value-type="float">
            <text:p>3.79836</text:p>
          </table:table-cell>
        </table:table-row>
        <table:table-row table:style-name="ro1">
          <table:table-cell office:value-type="float" office:value="10.2492" calcext:value-type="float">
            <text:p>10.2492</text:p>
          </table:table-cell>
          <table:table-cell office:value-type="float" office:value="2.36419" calcext:value-type="float">
            <text:p>2.36419</text:p>
          </table:table-cell>
          <table:table-cell/>
          <table:table-cell office:value-type="float" office:value="10.2492" calcext:value-type="float">
            <text:p>10.2492</text:p>
          </table:table-cell>
          <table:table-cell office:value-type="float" office:value="3.78594" calcext:value-type="float">
            <text:p>3.78594</text:p>
          </table:table-cell>
        </table:table-row>
        <table:table-row table:style-name="ro1">
          <table:table-cell office:value-type="float" office:value="10.2648" calcext:value-type="float">
            <text:p>10.2648</text:p>
          </table:table-cell>
          <table:table-cell office:value-type="float" office:value="2.35234" calcext:value-type="float">
            <text:p>2.35234</text:p>
          </table:table-cell>
          <table:table-cell/>
          <table:table-cell office:value-type="float" office:value="10.2648" calcext:value-type="float">
            <text:p>10.2648</text:p>
          </table:table-cell>
          <table:table-cell office:value-type="float" office:value="3.78099" calcext:value-type="float">
            <text:p>3.78099</text:p>
          </table:table-cell>
        </table:table-row>
        <table:table-row table:style-name="ro1">
          <table:table-cell office:value-type="float" office:value="10.2804" calcext:value-type="float">
            <text:p>10.2804</text:p>
          </table:table-cell>
          <table:table-cell office:value-type="float" office:value="2.34878" calcext:value-type="float">
            <text:p>2.34878</text:p>
          </table:table-cell>
          <table:table-cell/>
          <table:table-cell office:value-type="float" office:value="10.2804" calcext:value-type="float">
            <text:p>10.2804</text:p>
          </table:table-cell>
          <table:table-cell office:value-type="float" office:value="3.77138" calcext:value-type="float">
            <text:p>3.77138</text:p>
          </table:table-cell>
        </table:table-row>
        <table:table-row table:style-name="ro1">
          <table:table-cell office:value-type="float" office:value="10.296" calcext:value-type="float">
            <text:p>10.296</text:p>
          </table:table-cell>
          <table:table-cell office:value-type="float" office:value="2.34831" calcext:value-type="float">
            <text:p>2.34831</text:p>
          </table:table-cell>
          <table:table-cell/>
          <table:table-cell office:value-type="float" office:value="10.296" calcext:value-type="float">
            <text:p>10.296</text:p>
          </table:table-cell>
          <table:table-cell office:value-type="float" office:value="3.75881" calcext:value-type="float">
            <text:p>3.75881</text:p>
          </table:table-cell>
        </table:table-row>
        <table:table-row table:style-name="ro1">
          <table:table-cell office:value-type="float" office:value="10.3116" calcext:value-type="float">
            <text:p>10.3116</text:p>
          </table:table-cell>
          <table:table-cell office:value-type="float" office:value="2.34004" calcext:value-type="float">
            <text:p>2.34004</text:p>
          </table:table-cell>
          <table:table-cell/>
          <table:table-cell office:value-type="float" office:value="10.3116" calcext:value-type="float">
            <text:p>10.3116</text:p>
          </table:table-cell>
          <table:table-cell office:value-type="float" office:value="3.74268" calcext:value-type="float">
            <text:p>3.74268</text:p>
          </table:table-cell>
        </table:table-row>
        <table:table-row table:style-name="ro1">
          <table:table-cell office:value-type="float" office:value="10.3272" calcext:value-type="float">
            <text:p>10.3272</text:p>
          </table:table-cell>
          <table:table-cell office:value-type="float" office:value="2.33849" calcext:value-type="float">
            <text:p>2.33849</text:p>
          </table:table-cell>
          <table:table-cell/>
          <table:table-cell office:value-type="float" office:value="10.3272" calcext:value-type="float">
            <text:p>10.3272</text:p>
          </table:table-cell>
          <table:table-cell office:value-type="float" office:value="3.74306" calcext:value-type="float">
            <text:p>3.74306</text:p>
          </table:table-cell>
        </table:table-row>
        <table:table-row table:style-name="ro1">
          <table:table-cell office:value-type="float" office:value="10.3428" calcext:value-type="float">
            <text:p>10.3428</text:p>
          </table:table-cell>
          <table:table-cell office:value-type="float" office:value="2.33484" calcext:value-type="float">
            <text:p>2.33484</text:p>
          </table:table-cell>
          <table:table-cell/>
          <table:table-cell office:value-type="float" office:value="10.3428" calcext:value-type="float">
            <text:p>10.3428</text:p>
          </table:table-cell>
          <table:table-cell office:value-type="float" office:value="3.72411" calcext:value-type="float">
            <text:p>3.72411</text:p>
          </table:table-cell>
        </table:table-row>
        <table:table-row table:style-name="ro1">
          <table:table-cell office:value-type="float" office:value="10.3584" calcext:value-type="float">
            <text:p>10.3584</text:p>
          </table:table-cell>
          <table:table-cell office:value-type="float" office:value="2.34021" calcext:value-type="float">
            <text:p>2.34021</text:p>
          </table:table-cell>
          <table:table-cell/>
          <table:table-cell office:value-type="float" office:value="10.3584" calcext:value-type="float">
            <text:p>10.3584</text:p>
          </table:table-cell>
          <table:table-cell office:value-type="float" office:value="3.71977" calcext:value-type="float">
            <text:p>3.71977</text:p>
          </table:table-cell>
        </table:table-row>
        <table:table-row table:style-name="ro1">
          <table:table-cell office:value-type="float" office:value="10.374" calcext:value-type="float">
            <text:p>10.374</text:p>
          </table:table-cell>
          <table:table-cell office:value-type="float" office:value="2.33064" calcext:value-type="float">
            <text:p>2.33064</text:p>
          </table:table-cell>
          <table:table-cell/>
          <table:table-cell office:value-type="float" office:value="10.374" calcext:value-type="float">
            <text:p>10.374</text:p>
          </table:table-cell>
          <table:table-cell office:value-type="float" office:value="3.71498" calcext:value-type="float">
            <text:p>3.71498</text:p>
          </table:table-cell>
        </table:table-row>
        <table:table-row table:style-name="ro1">
          <table:table-cell office:value-type="float" office:value="10.3896" calcext:value-type="float">
            <text:p>10.3896</text:p>
          </table:table-cell>
          <table:table-cell office:value-type="float" office:value="2.33348" calcext:value-type="float">
            <text:p>2.33348</text:p>
          </table:table-cell>
          <table:table-cell/>
          <table:table-cell office:value-type="float" office:value="10.3896" calcext:value-type="float">
            <text:p>10.3896</text:p>
          </table:table-cell>
          <table:table-cell office:value-type="float" office:value="3.70733" calcext:value-type="float">
            <text:p>3.70733</text:p>
          </table:table-cell>
        </table:table-row>
        <table:table-row table:style-name="ro1">
          <table:table-cell office:value-type="float" office:value="10.4052" calcext:value-type="float">
            <text:p>10.4052</text:p>
          </table:table-cell>
          <table:table-cell office:value-type="float" office:value="2.32353" calcext:value-type="float">
            <text:p>2.32353</text:p>
          </table:table-cell>
          <table:table-cell/>
          <table:table-cell office:value-type="float" office:value="10.4052" calcext:value-type="float">
            <text:p>10.4052</text:p>
          </table:table-cell>
          <table:table-cell office:value-type="float" office:value="3.69251" calcext:value-type="float">
            <text:p>3.69251</text:p>
          </table:table-cell>
        </table:table-row>
        <table:table-row table:style-name="ro1">
          <table:table-cell office:value-type="float" office:value="10.4208" calcext:value-type="float">
            <text:p>10.4208</text:p>
          </table:table-cell>
          <table:table-cell office:value-type="float" office:value="2.31023" calcext:value-type="float">
            <text:p>2.31023</text:p>
          </table:table-cell>
          <table:table-cell/>
          <table:table-cell office:value-type="float" office:value="10.4208" calcext:value-type="float">
            <text:p>10.4208</text:p>
          </table:table-cell>
          <table:table-cell office:value-type="float" office:value="3.68751" calcext:value-type="float">
            <text:p>3.68751</text:p>
          </table:table-cell>
        </table:table-row>
        <table:table-row table:style-name="ro1">
          <table:table-cell office:value-type="float" office:value="10.4364" calcext:value-type="float">
            <text:p>10.4364</text:p>
          </table:table-cell>
          <table:table-cell office:value-type="float" office:value="2.30638" calcext:value-type="float">
            <text:p>2.30638</text:p>
          </table:table-cell>
          <table:table-cell/>
          <table:table-cell office:value-type="float" office:value="10.4364" calcext:value-type="float">
            <text:p>10.4364</text:p>
          </table:table-cell>
          <table:table-cell office:value-type="float" office:value="3.68192" calcext:value-type="float">
            <text:p>3.68192</text:p>
          </table:table-cell>
        </table:table-row>
        <table:table-row table:style-name="ro1">
          <table:table-cell office:value-type="float" office:value="10.452" calcext:value-type="float">
            <text:p>10.452</text:p>
          </table:table-cell>
          <table:table-cell office:value-type="float" office:value="2.30298" calcext:value-type="float">
            <text:p>2.30298</text:p>
          </table:table-cell>
          <table:table-cell/>
          <table:table-cell office:value-type="float" office:value="10.452" calcext:value-type="float">
            <text:p>10.452</text:p>
          </table:table-cell>
          <table:table-cell office:value-type="float" office:value="3.66304" calcext:value-type="float">
            <text:p>3.66304</text:p>
          </table:table-cell>
        </table:table-row>
        <table:table-row table:style-name="ro1">
          <table:table-cell office:value-type="float" office:value="10.4676" calcext:value-type="float">
            <text:p>10.4676</text:p>
          </table:table-cell>
          <table:table-cell office:value-type="float" office:value="2.3019" calcext:value-type="float">
            <text:p>2.3019</text:p>
          </table:table-cell>
          <table:table-cell/>
          <table:table-cell office:value-type="float" office:value="10.4676" calcext:value-type="float">
            <text:p>10.4676</text:p>
          </table:table-cell>
          <table:table-cell office:value-type="float" office:value="3.65948" calcext:value-type="float">
            <text:p>3.65948</text:p>
          </table:table-cell>
        </table:table-row>
        <table:table-row table:style-name="ro1">
          <table:table-cell office:value-type="float" office:value="10.4832" calcext:value-type="float">
            <text:p>10.4832</text:p>
          </table:table-cell>
          <table:table-cell office:value-type="float" office:value="2.29746" calcext:value-type="float">
            <text:p>2.29746</text:p>
          </table:table-cell>
          <table:table-cell/>
          <table:table-cell office:value-type="float" office:value="10.4832" calcext:value-type="float">
            <text:p>10.4832</text:p>
          </table:table-cell>
          <table:table-cell office:value-type="float" office:value="3.64561" calcext:value-type="float">
            <text:p>3.64561</text:p>
          </table:table-cell>
        </table:table-row>
        <table:table-row table:style-name="ro1">
          <table:table-cell office:value-type="float" office:value="10.4988" calcext:value-type="float">
            <text:p>10.4988</text:p>
          </table:table-cell>
          <table:table-cell office:value-type="float" office:value="2.28916" calcext:value-type="float">
            <text:p>2.28916</text:p>
          </table:table-cell>
          <table:table-cell/>
          <table:table-cell office:value-type="float" office:value="10.4988" calcext:value-type="float">
            <text:p>10.4988</text:p>
          </table:table-cell>
          <table:table-cell office:value-type="float" office:value="3.63285" calcext:value-type="float">
            <text:p>3.63285</text:p>
          </table:table-cell>
        </table:table-row>
        <table:table-row table:style-name="ro1">
          <table:table-cell office:value-type="float" office:value="10.5144" calcext:value-type="float">
            <text:p>10.5144</text:p>
          </table:table-cell>
          <table:table-cell office:value-type="float" office:value="2.28222" calcext:value-type="float">
            <text:p>2.28222</text:p>
          </table:table-cell>
          <table:table-cell/>
          <table:table-cell office:value-type="float" office:value="10.5144" calcext:value-type="float">
            <text:p>10.5144</text:p>
          </table:table-cell>
          <table:table-cell office:value-type="float" office:value="3.61674" calcext:value-type="float">
            <text:p>3.61674</text:p>
          </table:table-cell>
        </table:table-row>
        <table:table-row table:style-name="ro1">
          <table:table-cell office:value-type="float" office:value="10.53" calcext:value-type="float">
            <text:p>10.53</text:p>
          </table:table-cell>
          <table:table-cell office:value-type="float" office:value="2.27722" calcext:value-type="float">
            <text:p>2.27722</text:p>
          </table:table-cell>
          <table:table-cell/>
          <table:table-cell office:value-type="float" office:value="10.53" calcext:value-type="float">
            <text:p>10.53</text:p>
          </table:table-cell>
          <table:table-cell office:value-type="float" office:value="3.60696" calcext:value-type="float">
            <text:p>3.60696</text:p>
          </table:table-cell>
        </table:table-row>
        <table:table-row table:style-name="ro1">
          <table:table-cell office:value-type="float" office:value="10.5456" calcext:value-type="float">
            <text:p>10.5456</text:p>
          </table:table-cell>
          <table:table-cell office:value-type="float" office:value="2.28067" calcext:value-type="float">
            <text:p>2.28067</text:p>
          </table:table-cell>
          <table:table-cell/>
          <table:table-cell office:value-type="float" office:value="10.5456" calcext:value-type="float">
            <text:p>10.5456</text:p>
          </table:table-cell>
          <table:table-cell office:value-type="float" office:value="3.59788" calcext:value-type="float">
            <text:p>3.59788</text:p>
          </table:table-cell>
        </table:table-row>
        <table:table-row table:style-name="ro1">
          <table:table-cell office:value-type="float" office:value="10.5612" calcext:value-type="float">
            <text:p>10.5612</text:p>
          </table:table-cell>
          <table:table-cell office:value-type="float" office:value="2.27228" calcext:value-type="float">
            <text:p>2.27228</text:p>
          </table:table-cell>
          <table:table-cell/>
          <table:table-cell office:value-type="float" office:value="10.5612" calcext:value-type="float">
            <text:p>10.5612</text:p>
          </table:table-cell>
          <table:table-cell office:value-type="float" office:value="3.58248" calcext:value-type="float">
            <text:p>3.58248</text:p>
          </table:table-cell>
        </table:table-row>
        <table:table-row table:style-name="ro1">
          <table:table-cell office:value-type="float" office:value="10.5768" calcext:value-type="float">
            <text:p>10.5768</text:p>
          </table:table-cell>
          <table:table-cell office:value-type="float" office:value="2.26639" calcext:value-type="float">
            <text:p>2.26639</text:p>
          </table:table-cell>
          <table:table-cell/>
          <table:table-cell office:value-type="float" office:value="10.5768" calcext:value-type="float">
            <text:p>10.5768</text:p>
          </table:table-cell>
          <table:table-cell office:value-type="float" office:value="3.57779" calcext:value-type="float">
            <text:p>3.57779</text:p>
          </table:table-cell>
        </table:table-row>
        <table:table-row table:style-name="ro1">
          <table:table-cell office:value-type="float" office:value="10.5924" calcext:value-type="float">
            <text:p>10.5924</text:p>
          </table:table-cell>
          <table:table-cell office:value-type="float" office:value="2.26232" calcext:value-type="float">
            <text:p>2.26232</text:p>
          </table:table-cell>
          <table:table-cell/>
          <table:table-cell office:value-type="float" office:value="10.5924" calcext:value-type="float">
            <text:p>10.5924</text:p>
          </table:table-cell>
          <table:table-cell office:value-type="float" office:value="3.57322" calcext:value-type="float">
            <text:p>3.57322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2.26516" calcext:value-type="float">
            <text:p>2.26516</text:p>
          </table:table-cell>
          <table:table-cell/>
          <table:table-cell office:value-type="float" office:value="10.608" calcext:value-type="float">
            <text:p>10.608</text:p>
          </table:table-cell>
          <table:table-cell office:value-type="float" office:value="3.56903" calcext:value-type="float">
            <text:p>3.56903</text:p>
          </table:table-cell>
        </table:table-row>
        <table:table-row table:style-name="ro1">
          <table:table-cell office:value-type="float" office:value="10.6236" calcext:value-type="float">
            <text:p>10.6236</text:p>
          </table:table-cell>
          <table:table-cell office:value-type="float" office:value="2.26309" calcext:value-type="float">
            <text:p>2.26309</text:p>
          </table:table-cell>
          <table:table-cell/>
          <table:table-cell office:value-type="float" office:value="10.6236" calcext:value-type="float">
            <text:p>10.6236</text:p>
          </table:table-cell>
          <table:table-cell office:value-type="float" office:value="3.56105" calcext:value-type="float">
            <text:p>3.56105</text:p>
          </table:table-cell>
        </table:table-row>
        <table:table-row table:style-name="ro1">
          <table:table-cell office:value-type="float" office:value="10.6392" calcext:value-type="float">
            <text:p>10.6392</text:p>
          </table:table-cell>
          <table:table-cell office:value-type="float" office:value="2.25516" calcext:value-type="float">
            <text:p>2.25516</text:p>
          </table:table-cell>
          <table:table-cell/>
          <table:table-cell office:value-type="float" office:value="10.6392" calcext:value-type="float">
            <text:p>10.6392</text:p>
          </table:table-cell>
          <table:table-cell office:value-type="float" office:value="3.54503" calcext:value-type="float">
            <text:p>3.54503</text:p>
          </table:table-cell>
        </table:table-row>
        <table:table-row table:style-name="ro1">
          <table:table-cell office:value-type="float" office:value="10.6548" calcext:value-type="float">
            <text:p>10.6548</text:p>
          </table:table-cell>
          <table:table-cell office:value-type="float" office:value="2.2517" calcext:value-type="float">
            <text:p>2.2517</text:p>
          </table:table-cell>
          <table:table-cell/>
          <table:table-cell office:value-type="float" office:value="10.6548" calcext:value-type="float">
            <text:p>10.6548</text:p>
          </table:table-cell>
          <table:table-cell office:value-type="float" office:value="3.541" calcext:value-type="float">
            <text:p>3.541</text:p>
          </table:table-cell>
        </table:table-row>
        <table:table-row table:style-name="ro1">
          <table:table-cell office:value-type="float" office:value="10.6704" calcext:value-type="float">
            <text:p>10.6704</text:p>
          </table:table-cell>
          <table:table-cell office:value-type="float" office:value="2.24706" calcext:value-type="float">
            <text:p>2.24706</text:p>
          </table:table-cell>
          <table:table-cell/>
          <table:table-cell office:value-type="float" office:value="10.6704" calcext:value-type="float">
            <text:p>10.6704</text:p>
          </table:table-cell>
          <table:table-cell office:value-type="float" office:value="3.52364" calcext:value-type="float">
            <text:p>3.52364</text:p>
          </table:table-cell>
        </table:table-row>
        <table:table-row table:style-name="ro1">
          <table:table-cell office:value-type="float" office:value="10.686" calcext:value-type="float">
            <text:p>10.686</text:p>
          </table:table-cell>
          <table:table-cell office:value-type="float" office:value="2.2425" calcext:value-type="float">
            <text:p>2.2425</text:p>
          </table:table-cell>
          <table:table-cell/>
          <table:table-cell office:value-type="float" office:value="10.686" calcext:value-type="float">
            <text:p>10.686</text:p>
          </table:table-cell>
          <table:table-cell office:value-type="float" office:value="3.50629" calcext:value-type="float">
            <text:p>3.50629</text:p>
          </table:table-cell>
        </table:table-row>
        <table:table-row table:style-name="ro1">
          <table:table-cell office:value-type="float" office:value="10.7016" calcext:value-type="float">
            <text:p>10.7016</text:p>
          </table:table-cell>
          <table:table-cell office:value-type="float" office:value="2.23187" calcext:value-type="float">
            <text:p>2.23187</text:p>
          </table:table-cell>
          <table:table-cell/>
          <table:table-cell office:value-type="float" office:value="10.7016" calcext:value-type="float">
            <text:p>10.7016</text:p>
          </table:table-cell>
          <table:table-cell office:value-type="float" office:value="3.49168" calcext:value-type="float">
            <text:p>3.49168</text:p>
          </table:table-cell>
        </table:table-row>
        <table:table-row table:style-name="ro1">
          <table:table-cell office:value-type="float" office:value="10.7172" calcext:value-type="float">
            <text:p>10.7172</text:p>
          </table:table-cell>
          <table:table-cell office:value-type="float" office:value="2.22857" calcext:value-type="float">
            <text:p>2.22857</text:p>
          </table:table-cell>
          <table:table-cell/>
          <table:table-cell office:value-type="float" office:value="10.7172" calcext:value-type="float">
            <text:p>10.7172</text:p>
          </table:table-cell>
          <table:table-cell office:value-type="float" office:value="3.48339" calcext:value-type="float">
            <text:p>3.48339</text:p>
          </table:table-cell>
        </table:table-row>
        <table:table-row table:style-name="ro1">
          <table:table-cell office:value-type="float" office:value="10.7328" calcext:value-type="float">
            <text:p>10.7328</text:p>
          </table:table-cell>
          <table:table-cell office:value-type="float" office:value="2.22363" calcext:value-type="float">
            <text:p>2.22363</text:p>
          </table:table-cell>
          <table:table-cell/>
          <table:table-cell office:value-type="float" office:value="10.7328" calcext:value-type="float">
            <text:p>10.7328</text:p>
          </table:table-cell>
          <table:table-cell office:value-type="float" office:value="3.46633" calcext:value-type="float">
            <text:p>3.46633</text:p>
          </table:table-cell>
        </table:table-row>
        <table:table-row table:style-name="ro1">
          <table:table-cell office:value-type="float" office:value="10.7484" calcext:value-type="float">
            <text:p>10.7484</text:p>
          </table:table-cell>
          <table:table-cell office:value-type="float" office:value="2.22013" calcext:value-type="float">
            <text:p>2.22013</text:p>
          </table:table-cell>
          <table:table-cell/>
          <table:table-cell office:value-type="float" office:value="10.7484" calcext:value-type="float">
            <text:p>10.7484</text:p>
          </table:table-cell>
          <table:table-cell office:value-type="float" office:value="3.45878" calcext:value-type="float">
            <text:p>3.45878</text:p>
          </table:table-cell>
        </table:table-row>
        <table:table-row table:style-name="ro1">
          <table:table-cell office:value-type="float" office:value="10.764" calcext:value-type="float">
            <text:p>10.764</text:p>
          </table:table-cell>
          <table:table-cell office:value-type="float" office:value="2.21872" calcext:value-type="float">
            <text:p>2.21872</text:p>
          </table:table-cell>
          <table:table-cell/>
          <table:table-cell office:value-type="float" office:value="10.764" calcext:value-type="float">
            <text:p>10.764</text:p>
          </table:table-cell>
          <table:table-cell office:value-type="float" office:value="3.43985" calcext:value-type="float">
            <text:p>3.43985</text:p>
          </table:table-cell>
        </table:table-row>
        <table:table-row table:style-name="ro1">
          <table:table-cell office:value-type="float" office:value="10.7796" calcext:value-type="float">
            <text:p>10.7796</text:p>
          </table:table-cell>
          <table:table-cell office:value-type="float" office:value="2.2086" calcext:value-type="float">
            <text:p>2.2086</text:p>
          </table:table-cell>
          <table:table-cell/>
          <table:table-cell office:value-type="float" office:value="10.7796" calcext:value-type="float">
            <text:p>10.7796</text:p>
          </table:table-cell>
          <table:table-cell office:value-type="float" office:value="3.43512" calcext:value-type="float">
            <text:p>3.43512</text:p>
          </table:table-cell>
        </table:table-row>
        <table:table-row table:style-name="ro1">
          <table:table-cell office:value-type="float" office:value="10.7952" calcext:value-type="float">
            <text:p>10.7952</text:p>
          </table:table-cell>
          <table:table-cell office:value-type="float" office:value="2.20628" calcext:value-type="float">
            <text:p>2.20628</text:p>
          </table:table-cell>
          <table:table-cell/>
          <table:table-cell office:value-type="float" office:value="10.7952" calcext:value-type="float">
            <text:p>10.7952</text:p>
          </table:table-cell>
          <table:table-cell office:value-type="float" office:value="3.41647" calcext:value-type="float">
            <text:p>3.41647</text:p>
          </table:table-cell>
        </table:table-row>
        <table:table-row table:style-name="ro1">
          <table:table-cell office:value-type="float" office:value="10.8108" calcext:value-type="float">
            <text:p>10.8108</text:p>
          </table:table-cell>
          <table:table-cell office:value-type="float" office:value="2.19827" calcext:value-type="float">
            <text:p>2.19827</text:p>
          </table:table-cell>
          <table:table-cell/>
          <table:table-cell office:value-type="float" office:value="10.8108" calcext:value-type="float">
            <text:p>10.8108</text:p>
          </table:table-cell>
          <table:table-cell office:value-type="float" office:value="3.40439" calcext:value-type="float">
            <text:p>3.40439</text:p>
          </table:table-cell>
        </table:table-row>
        <table:table-row table:style-name="ro1">
          <table:table-cell office:value-type="float" office:value="10.8264" calcext:value-type="float">
            <text:p>10.8264</text:p>
          </table:table-cell>
          <table:table-cell office:value-type="float" office:value="2.1957" calcext:value-type="float">
            <text:p>2.1957</text:p>
          </table:table-cell>
          <table:table-cell/>
          <table:table-cell office:value-type="float" office:value="10.8264" calcext:value-type="float">
            <text:p>10.8264</text:p>
          </table:table-cell>
          <table:table-cell office:value-type="float" office:value="3.38786" calcext:value-type="float">
            <text:p>3.38786</text:p>
          </table:table-cell>
        </table:table-row>
        <table:table-row table:style-name="ro1">
          <table:table-cell office:value-type="float" office:value="10.842" calcext:value-type="float">
            <text:p>10.842</text:p>
          </table:table-cell>
          <table:table-cell office:value-type="float" office:value="2.19094" calcext:value-type="float">
            <text:p>2.19094</text:p>
          </table:table-cell>
          <table:table-cell/>
          <table:table-cell office:value-type="float" office:value="10.842" calcext:value-type="float">
            <text:p>10.842</text:p>
          </table:table-cell>
          <table:table-cell office:value-type="float" office:value="3.3889" calcext:value-type="float">
            <text:p>3.3889</text:p>
          </table:table-cell>
        </table:table-row>
        <table:table-row table:style-name="ro1">
          <table:table-cell office:value-type="float" office:value="10.8576" calcext:value-type="float">
            <text:p>10.8576</text:p>
          </table:table-cell>
          <table:table-cell office:value-type="float" office:value="2.18523" calcext:value-type="float">
            <text:p>2.18523</text:p>
          </table:table-cell>
          <table:table-cell/>
          <table:table-cell office:value-type="float" office:value="10.8576" calcext:value-type="float">
            <text:p>10.8576</text:p>
          </table:table-cell>
          <table:table-cell office:value-type="float" office:value="3.37069" calcext:value-type="float">
            <text:p>3.37069</text:p>
          </table:table-cell>
        </table:table-row>
        <table:table-row table:style-name="ro1">
          <table:table-cell office:value-type="float" office:value="10.8732" calcext:value-type="float">
            <text:p>10.8732</text:p>
          </table:table-cell>
          <table:table-cell office:value-type="float" office:value="2.18345" calcext:value-type="float">
            <text:p>2.18345</text:p>
          </table:table-cell>
          <table:table-cell/>
          <table:table-cell office:value-type="float" office:value="10.8732" calcext:value-type="float">
            <text:p>10.8732</text:p>
          </table:table-cell>
          <table:table-cell office:value-type="float" office:value="3.36136" calcext:value-type="float">
            <text:p>3.36136</text:p>
          </table:table-cell>
        </table:table-row>
        <table:table-row table:style-name="ro1">
          <table:table-cell office:value-type="float" office:value="10.8888" calcext:value-type="float">
            <text:p>10.8888</text:p>
          </table:table-cell>
          <table:table-cell office:value-type="float" office:value="2.17623" calcext:value-type="float">
            <text:p>2.17623</text:p>
          </table:table-cell>
          <table:table-cell/>
          <table:table-cell office:value-type="float" office:value="10.8888" calcext:value-type="float">
            <text:p>10.8888</text:p>
          </table:table-cell>
          <table:table-cell office:value-type="float" office:value="3.35241" calcext:value-type="float">
            <text:p>3.35241</text:p>
          </table:table-cell>
        </table:table-row>
        <table:table-row table:style-name="ro1">
          <table:table-cell office:value-type="float" office:value="10.9044" calcext:value-type="float">
            <text:p>10.9044</text:p>
          </table:table-cell>
          <table:table-cell office:value-type="float" office:value="2.16701" calcext:value-type="float">
            <text:p>2.16701</text:p>
          </table:table-cell>
          <table:table-cell/>
          <table:table-cell office:value-type="float" office:value="10.9044" calcext:value-type="float">
            <text:p>10.9044</text:p>
          </table:table-cell>
          <table:table-cell office:value-type="float" office:value="3.3448" calcext:value-type="float">
            <text:p>3.3448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2.16561" calcext:value-type="float">
            <text:p>2.16561</text:p>
          </table:table-cell>
          <table:table-cell/>
          <table:table-cell office:value-type="float" office:value="10.92" calcext:value-type="float">
            <text:p>10.92</text:p>
          </table:table-cell>
          <table:table-cell office:value-type="float" office:value="3.31619" calcext:value-type="float">
            <text:p>3.31619</text:p>
          </table:table-cell>
        </table:table-row>
        <table:table-row table:style-name="ro1">
          <table:table-cell office:value-type="float" office:value="10.9356" calcext:value-type="float">
            <text:p>10.9356</text:p>
          </table:table-cell>
          <table:table-cell office:value-type="float" office:value="2.15871" calcext:value-type="float">
            <text:p>2.15871</text:p>
          </table:table-cell>
          <table:table-cell/>
          <table:table-cell office:value-type="float" office:value="10.9356" calcext:value-type="float">
            <text:p>10.9356</text:p>
          </table:table-cell>
          <table:table-cell office:value-type="float" office:value="3.29918" calcext:value-type="float">
            <text:p>3.29918</text:p>
          </table:table-cell>
        </table:table-row>
        <table:table-row table:style-name="ro1">
          <table:table-cell office:value-type="float" office:value="10.9512" calcext:value-type="float">
            <text:p>10.9512</text:p>
          </table:table-cell>
          <table:table-cell office:value-type="float" office:value="2.15426" calcext:value-type="float">
            <text:p>2.15426</text:p>
          </table:table-cell>
          <table:table-cell/>
          <table:table-cell office:value-type="float" office:value="10.9512" calcext:value-type="float">
            <text:p>10.9512</text:p>
          </table:table-cell>
          <table:table-cell office:value-type="float" office:value="3.28953" calcext:value-type="float">
            <text:p>3.28953</text:p>
          </table:table-cell>
        </table:table-row>
        <table:table-row table:style-name="ro1">
          <table:table-cell office:value-type="float" office:value="10.9668" calcext:value-type="float">
            <text:p>10.9668</text:p>
          </table:table-cell>
          <table:table-cell office:value-type="float" office:value="2.14323" calcext:value-type="float">
            <text:p>2.14323</text:p>
          </table:table-cell>
          <table:table-cell/>
          <table:table-cell office:value-type="float" office:value="10.9668" calcext:value-type="float">
            <text:p>10.9668</text:p>
          </table:table-cell>
          <table:table-cell office:value-type="float" office:value="3.28267" calcext:value-type="float">
            <text:p>3.28267</text:p>
          </table:table-cell>
        </table:table-row>
        <table:table-row table:style-name="ro1">
          <table:table-cell office:value-type="float" office:value="10.9824" calcext:value-type="float">
            <text:p>10.9824</text:p>
          </table:table-cell>
          <table:table-cell office:value-type="float" office:value="2.1375" calcext:value-type="float">
            <text:p>2.1375</text:p>
          </table:table-cell>
          <table:table-cell/>
          <table:table-cell office:value-type="float" office:value="10.9824" calcext:value-type="float">
            <text:p>10.9824</text:p>
          </table:table-cell>
          <table:table-cell office:value-type="float" office:value="3.28032" calcext:value-type="float">
            <text:p>3.28032</text:p>
          </table:table-cell>
        </table:table-row>
        <table:table-row table:style-name="ro1">
          <table:table-cell office:value-type="float" office:value="10.998" calcext:value-type="float">
            <text:p>10.998</text:p>
          </table:table-cell>
          <table:table-cell office:value-type="float" office:value="2.13183" calcext:value-type="float">
            <text:p>2.13183</text:p>
          </table:table-cell>
          <table:table-cell/>
          <table:table-cell office:value-type="float" office:value="10.998" calcext:value-type="float">
            <text:p>10.998</text:p>
          </table:table-cell>
          <table:table-cell office:value-type="float" office:value="3.25195" calcext:value-type="float">
            <text:p>3.25195</text:p>
          </table:table-cell>
        </table:table-row>
        <table:table-row table:style-name="ro1">
          <table:table-cell office:value-type="float" office:value="11.0136" calcext:value-type="float">
            <text:p>11.0136</text:p>
          </table:table-cell>
          <table:table-cell office:value-type="float" office:value="2.12793" calcext:value-type="float">
            <text:p>2.12793</text:p>
          </table:table-cell>
          <table:table-cell/>
          <table:table-cell office:value-type="float" office:value="11.0136" calcext:value-type="float">
            <text:p>11.0136</text:p>
          </table:table-cell>
          <table:table-cell office:value-type="float" office:value="3.23966" calcext:value-type="float">
            <text:p>3.23966</text:p>
          </table:table-cell>
        </table:table-row>
        <table:table-row table:style-name="ro1">
          <table:table-cell office:value-type="float" office:value="11.0292" calcext:value-type="float">
            <text:p>11.0292</text:p>
          </table:table-cell>
          <table:table-cell office:value-type="float" office:value="2.12275" calcext:value-type="float">
            <text:p>2.12275</text:p>
          </table:table-cell>
          <table:table-cell/>
          <table:table-cell office:value-type="float" office:value="11.0292" calcext:value-type="float">
            <text:p>11.0292</text:p>
          </table:table-cell>
          <table:table-cell office:value-type="float" office:value="3.22415" calcext:value-type="float">
            <text:p>3.22415</text:p>
          </table:table-cell>
        </table:table-row>
        <table:table-row table:style-name="ro1">
          <table:table-cell office:value-type="float" office:value="11.0448" calcext:value-type="float">
            <text:p>11.0448</text:p>
          </table:table-cell>
          <table:table-cell office:value-type="float" office:value="2.1225" calcext:value-type="float">
            <text:p>2.1225</text:p>
          </table:table-cell>
          <table:table-cell/>
          <table:table-cell office:value-type="float" office:value="11.0448" calcext:value-type="float">
            <text:p>11.0448</text:p>
          </table:table-cell>
          <table:table-cell office:value-type="float" office:value="3.21802" calcext:value-type="float">
            <text:p>3.21802</text:p>
          </table:table-cell>
        </table:table-row>
        <table:table-row table:style-name="ro1">
          <table:table-cell office:value-type="float" office:value="11.0604" calcext:value-type="float">
            <text:p>11.0604</text:p>
          </table:table-cell>
          <table:table-cell office:value-type="float" office:value="2.11474" calcext:value-type="float">
            <text:p>2.11474</text:p>
          </table:table-cell>
          <table:table-cell/>
          <table:table-cell office:value-type="float" office:value="11.0604" calcext:value-type="float">
            <text:p>11.0604</text:p>
          </table:table-cell>
          <table:table-cell office:value-type="float" office:value="3.20108" calcext:value-type="float">
            <text:p>3.20108</text:p>
          </table:table-cell>
        </table:table-row>
        <table:table-row table:style-name="ro1">
          <table:table-cell office:value-type="float" office:value="11.076" calcext:value-type="float">
            <text:p>11.076</text:p>
          </table:table-cell>
          <table:table-cell office:value-type="float" office:value="2.1084" calcext:value-type="float">
            <text:p>2.1084</text:p>
          </table:table-cell>
          <table:table-cell/>
          <table:table-cell office:value-type="float" office:value="11.076" calcext:value-type="float">
            <text:p>11.076</text:p>
          </table:table-cell>
          <table:table-cell office:value-type="float" office:value="3.19198" calcext:value-type="float">
            <text:p>3.19198</text:p>
          </table:table-cell>
        </table:table-row>
        <table:table-row table:style-name="ro1">
          <table:table-cell office:value-type="float" office:value="11.0916" calcext:value-type="float">
            <text:p>11.0916</text:p>
          </table:table-cell>
          <table:table-cell office:value-type="float" office:value="2.09759" calcext:value-type="float">
            <text:p>2.09759</text:p>
          </table:table-cell>
          <table:table-cell/>
          <table:table-cell office:value-type="float" office:value="11.0916" calcext:value-type="float">
            <text:p>11.0916</text:p>
          </table:table-cell>
          <table:table-cell office:value-type="float" office:value="3.16974" calcext:value-type="float">
            <text:p>3.16974</text:p>
          </table:table-cell>
        </table:table-row>
        <table:table-row table:style-name="ro1">
          <table:table-cell office:value-type="float" office:value="11.1072" calcext:value-type="float">
            <text:p>11.1072</text:p>
          </table:table-cell>
          <table:table-cell office:value-type="float" office:value="2.08539" calcext:value-type="float">
            <text:p>2.08539</text:p>
          </table:table-cell>
          <table:table-cell/>
          <table:table-cell office:value-type="float" office:value="11.1072" calcext:value-type="float">
            <text:p>11.1072</text:p>
          </table:table-cell>
          <table:table-cell office:value-type="float" office:value="3.15797" calcext:value-type="float">
            <text:p>3.15797</text:p>
          </table:table-cell>
        </table:table-row>
        <table:table-row table:style-name="ro1">
          <table:table-cell office:value-type="float" office:value="11.1228" calcext:value-type="float">
            <text:p>11.1228</text:p>
          </table:table-cell>
          <table:table-cell office:value-type="float" office:value="2.08485" calcext:value-type="float">
            <text:p>2.08485</text:p>
          </table:table-cell>
          <table:table-cell/>
          <table:table-cell office:value-type="float" office:value="11.1228" calcext:value-type="float">
            <text:p>11.1228</text:p>
          </table:table-cell>
          <table:table-cell office:value-type="float" office:value="3.12867" calcext:value-type="float">
            <text:p>3.12867</text:p>
          </table:table-cell>
        </table:table-row>
        <table:table-row table:style-name="ro1">
          <table:table-cell office:value-type="float" office:value="11.1384" calcext:value-type="float">
            <text:p>11.1384</text:p>
          </table:table-cell>
          <table:table-cell office:value-type="float" office:value="2.08627" calcext:value-type="float">
            <text:p>2.08627</text:p>
          </table:table-cell>
          <table:table-cell/>
          <table:table-cell office:value-type="float" office:value="11.1384" calcext:value-type="float">
            <text:p>11.1384</text:p>
          </table:table-cell>
          <table:table-cell office:value-type="float" office:value="3.09999" calcext:value-type="float">
            <text:p>3.09999</text:p>
          </table:table-cell>
        </table:table-row>
        <table:table-row table:style-name="ro1">
          <table:table-cell office:value-type="float" office:value="11.154" calcext:value-type="float">
            <text:p>11.154</text:p>
          </table:table-cell>
          <table:table-cell office:value-type="float" office:value="2.07545" calcext:value-type="float">
            <text:p>2.07545</text:p>
          </table:table-cell>
          <table:table-cell/>
          <table:table-cell office:value-type="float" office:value="11.154" calcext:value-type="float">
            <text:p>11.154</text:p>
          </table:table-cell>
          <table:table-cell office:value-type="float" office:value="3.07312" calcext:value-type="float">
            <text:p>3.07312</text:p>
          </table:table-cell>
        </table:table-row>
        <table:table-row table:style-name="ro1">
          <table:table-cell office:value-type="float" office:value="11.1696" calcext:value-type="float">
            <text:p>11.1696</text:p>
          </table:table-cell>
          <table:table-cell office:value-type="float" office:value="2.07511" calcext:value-type="float">
            <text:p>2.07511</text:p>
          </table:table-cell>
          <table:table-cell/>
          <table:table-cell office:value-type="float" office:value="11.1696" calcext:value-type="float">
            <text:p>11.1696</text:p>
          </table:table-cell>
          <table:table-cell office:value-type="float" office:value="3.04951" calcext:value-type="float">
            <text:p>3.04951</text:p>
          </table:table-cell>
        </table:table-row>
        <table:table-row table:style-name="ro1">
          <table:table-cell office:value-type="float" office:value="11.1852" calcext:value-type="float">
            <text:p>11.1852</text:p>
          </table:table-cell>
          <table:table-cell office:value-type="float" office:value="2.06361" calcext:value-type="float">
            <text:p>2.06361</text:p>
          </table:table-cell>
          <table:table-cell/>
          <table:table-cell office:value-type="float" office:value="11.1852" calcext:value-type="float">
            <text:p>11.1852</text:p>
          </table:table-cell>
          <table:table-cell office:value-type="float" office:value="3.03518" calcext:value-type="float">
            <text:p>3.03518</text:p>
          </table:table-cell>
        </table:table-row>
        <table:table-row table:style-name="ro1">
          <table:table-cell office:value-type="float" office:value="11.2008" calcext:value-type="float">
            <text:p>11.2008</text:p>
          </table:table-cell>
          <table:table-cell office:value-type="float" office:value="2.04845" calcext:value-type="float">
            <text:p>2.04845</text:p>
          </table:table-cell>
          <table:table-cell/>
          <table:table-cell office:value-type="float" office:value="11.2008" calcext:value-type="float">
            <text:p>11.2008</text:p>
          </table:table-cell>
          <table:table-cell office:value-type="float" office:value="3.01998" calcext:value-type="float">
            <text:p>3.01998</text:p>
          </table:table-cell>
        </table:table-row>
        <table:table-row table:style-name="ro1">
          <table:table-cell office:value-type="float" office:value="11.2164" calcext:value-type="float">
            <text:p>11.2164</text:p>
          </table:table-cell>
          <table:table-cell office:value-type="float" office:value="2.05003" calcext:value-type="float">
            <text:p>2.05003</text:p>
          </table:table-cell>
          <table:table-cell/>
          <table:table-cell office:value-type="float" office:value="11.2164" calcext:value-type="float">
            <text:p>11.2164</text:p>
          </table:table-cell>
          <table:table-cell office:value-type="float" office:value="2.98961" calcext:value-type="float">
            <text:p>2.98961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2.03562" calcext:value-type="float">
            <text:p>2.03562</text:p>
          </table:table-cell>
          <table:table-cell/>
          <table:table-cell office:value-type="float" office:value="11.232" calcext:value-type="float">
            <text:p>11.232</text:p>
          </table:table-cell>
          <table:table-cell office:value-type="float" office:value="2.96496" calcext:value-type="float">
            <text:p>2.96496</text:p>
          </table:table-cell>
        </table:table-row>
        <table:table-row table:style-name="ro1">
          <table:table-cell office:value-type="float" office:value="11.2476" calcext:value-type="float">
            <text:p>11.2476</text:p>
          </table:table-cell>
          <table:table-cell office:value-type="float" office:value="2.03162" calcext:value-type="float">
            <text:p>2.03162</text:p>
          </table:table-cell>
          <table:table-cell/>
          <table:table-cell office:value-type="float" office:value="11.2476" calcext:value-type="float">
            <text:p>11.2476</text:p>
          </table:table-cell>
          <table:table-cell office:value-type="float" office:value="2.9476" calcext:value-type="float">
            <text:p>2.9476</text:p>
          </table:table-cell>
        </table:table-row>
        <table:table-row table:style-name="ro1">
          <table:table-cell office:value-type="float" office:value="11.2632" calcext:value-type="float">
            <text:p>11.2632</text:p>
          </table:table-cell>
          <table:table-cell office:value-type="float" office:value="2.02507" calcext:value-type="float">
            <text:p>2.02507</text:p>
          </table:table-cell>
          <table:table-cell/>
          <table:table-cell office:value-type="float" office:value="11.2632" calcext:value-type="float">
            <text:p>11.2632</text:p>
          </table:table-cell>
          <table:table-cell office:value-type="float" office:value="2.92938" calcext:value-type="float">
            <text:p>2.92938</text:p>
          </table:table-cell>
        </table:table-row>
        <table:table-row table:style-name="ro1">
          <table:table-cell office:value-type="float" office:value="11.2788" calcext:value-type="float">
            <text:p>11.2788</text:p>
          </table:table-cell>
          <table:table-cell office:value-type="float" office:value="2.02143" calcext:value-type="float">
            <text:p>2.02143</text:p>
          </table:table-cell>
          <table:table-cell/>
          <table:table-cell office:value-type="float" office:value="11.2788" calcext:value-type="float">
            <text:p>11.2788</text:p>
          </table:table-cell>
          <table:table-cell office:value-type="float" office:value="2.90532" calcext:value-type="float">
            <text:p>2.90532</text:p>
          </table:table-cell>
        </table:table-row>
        <table:table-row table:style-name="ro1">
          <table:table-cell office:value-type="float" office:value="11.2944" calcext:value-type="float">
            <text:p>11.2944</text:p>
          </table:table-cell>
          <table:table-cell office:value-type="float" office:value="2.00502" calcext:value-type="float">
            <text:p>2.00502</text:p>
          </table:table-cell>
          <table:table-cell/>
          <table:table-cell office:value-type="float" office:value="11.2944" calcext:value-type="float">
            <text:p>11.2944</text:p>
          </table:table-cell>
          <table:table-cell office:value-type="float" office:value="2.88502" calcext:value-type="float">
            <text:p>2.88502</text:p>
          </table:table-cell>
        </table:table-row>
        <table:table-row table:style-name="ro1">
          <table:table-cell office:value-type="float" office:value="11.31" calcext:value-type="float">
            <text:p>11.31</text:p>
          </table:table-cell>
          <table:table-cell office:value-type="float" office:value="2.00192" calcext:value-type="float">
            <text:p>2.00192</text:p>
          </table:table-cell>
          <table:table-cell/>
          <table:table-cell office:value-type="float" office:value="11.31" calcext:value-type="float">
            <text:p>11.31</text:p>
          </table:table-cell>
          <table:table-cell office:value-type="float" office:value="2.87298" calcext:value-type="float">
            <text:p>2.87298</text:p>
          </table:table-cell>
        </table:table-row>
        <table:table-row table:style-name="ro1">
          <table:table-cell office:value-type="float" office:value="11.3256" calcext:value-type="float">
            <text:p>11.3256</text:p>
          </table:table-cell>
          <table:table-cell office:value-type="float" office:value="1.99936" calcext:value-type="float">
            <text:p>1.99936</text:p>
          </table:table-cell>
          <table:table-cell/>
          <table:table-cell office:value-type="float" office:value="11.3256" calcext:value-type="float">
            <text:p>11.3256</text:p>
          </table:table-cell>
          <table:table-cell office:value-type="float" office:value="2.85388" calcext:value-type="float">
            <text:p>2.85388</text:p>
          </table:table-cell>
        </table:table-row>
        <table:table-row table:style-name="ro1">
          <table:table-cell office:value-type="float" office:value="11.3412" calcext:value-type="float">
            <text:p>11.3412</text:p>
          </table:table-cell>
          <table:table-cell office:value-type="float" office:value="1.99095" calcext:value-type="float">
            <text:p>1.99095</text:p>
          </table:table-cell>
          <table:table-cell/>
          <table:table-cell office:value-type="float" office:value="11.3412" calcext:value-type="float">
            <text:p>11.3412</text:p>
          </table:table-cell>
          <table:table-cell office:value-type="float" office:value="2.83585" calcext:value-type="float">
            <text:p>2.83585</text:p>
          </table:table-cell>
        </table:table-row>
        <table:table-row table:style-name="ro1">
          <table:table-cell office:value-type="float" office:value="11.3568" calcext:value-type="float">
            <text:p>11.3568</text:p>
          </table:table-cell>
          <table:table-cell office:value-type="float" office:value="1.98329" calcext:value-type="float">
            <text:p>1.98329</text:p>
          </table:table-cell>
          <table:table-cell/>
          <table:table-cell office:value-type="float" office:value="11.3568" calcext:value-type="float">
            <text:p>11.3568</text:p>
          </table:table-cell>
          <table:table-cell office:value-type="float" office:value="2.80715" calcext:value-type="float">
            <text:p>2.80715</text:p>
          </table:table-cell>
        </table:table-row>
        <table:table-row table:style-name="ro1">
          <table:table-cell office:value-type="float" office:value="11.3724" calcext:value-type="float">
            <text:p>11.3724</text:p>
          </table:table-cell>
          <table:table-cell office:value-type="float" office:value="1.97507" calcext:value-type="float">
            <text:p>1.97507</text:p>
          </table:table-cell>
          <table:table-cell/>
          <table:table-cell office:value-type="float" office:value="11.3724" calcext:value-type="float">
            <text:p>11.3724</text:p>
          </table:table-cell>
          <table:table-cell office:value-type="float" office:value="2.7884" calcext:value-type="float">
            <text:p>2.7884</text:p>
          </table:table-cell>
        </table:table-row>
        <table:table-row table:style-name="ro1">
          <table:table-cell office:value-type="float" office:value="11.388" calcext:value-type="float">
            <text:p>11.388</text:p>
          </table:table-cell>
          <table:table-cell office:value-type="float" office:value="1.96105" calcext:value-type="float">
            <text:p>1.96105</text:p>
          </table:table-cell>
          <table:table-cell/>
          <table:table-cell office:value-type="float" office:value="11.388" calcext:value-type="float">
            <text:p>11.388</text:p>
          </table:table-cell>
          <table:table-cell office:value-type="float" office:value="2.76982" calcext:value-type="float">
            <text:p>2.76982</text:p>
          </table:table-cell>
        </table:table-row>
        <table:table-row table:style-name="ro1">
          <table:table-cell office:value-type="float" office:value="11.4036" calcext:value-type="float">
            <text:p>11.4036</text:p>
          </table:table-cell>
          <table:table-cell office:value-type="float" office:value="1.9501" calcext:value-type="float">
            <text:p>1.9501</text:p>
          </table:table-cell>
          <table:table-cell/>
          <table:table-cell office:value-type="float" office:value="11.4036" calcext:value-type="float">
            <text:p>11.4036</text:p>
          </table:table-cell>
          <table:table-cell office:value-type="float" office:value="2.74993" calcext:value-type="float">
            <text:p>2.74993</text:p>
          </table:table-cell>
        </table:table-row>
        <table:table-row table:style-name="ro1">
          <table:table-cell office:value-type="float" office:value="11.4192" calcext:value-type="float">
            <text:p>11.4192</text:p>
          </table:table-cell>
          <table:table-cell office:value-type="float" office:value="1.94106" calcext:value-type="float">
            <text:p>1.94106</text:p>
          </table:table-cell>
          <table:table-cell/>
          <table:table-cell office:value-type="float" office:value="11.4192" calcext:value-type="float">
            <text:p>11.4192</text:p>
          </table:table-cell>
          <table:table-cell office:value-type="float" office:value="2.73726" calcext:value-type="float">
            <text:p>2.73726</text:p>
          </table:table-cell>
        </table:table-row>
        <table:table-row table:style-name="ro1">
          <table:table-cell office:value-type="float" office:value="11.4348" calcext:value-type="float">
            <text:p>11.4348</text:p>
          </table:table-cell>
          <table:table-cell office:value-type="float" office:value="1.93613" calcext:value-type="float">
            <text:p>1.93613</text:p>
          </table:table-cell>
          <table:table-cell/>
          <table:table-cell office:value-type="float" office:value="11.4348" calcext:value-type="float">
            <text:p>11.4348</text:p>
          </table:table-cell>
          <table:table-cell office:value-type="float" office:value="2.7183" calcext:value-type="float">
            <text:p>2.7183</text:p>
          </table:table-cell>
        </table:table-row>
        <table:table-row table:style-name="ro1">
          <table:table-cell office:value-type="float" office:value="11.4504" calcext:value-type="float">
            <text:p>11.4504</text:p>
          </table:table-cell>
          <table:table-cell office:value-type="float" office:value="1.93778" calcext:value-type="float">
            <text:p>1.93778</text:p>
          </table:table-cell>
          <table:table-cell/>
          <table:table-cell office:value-type="float" office:value="11.4504" calcext:value-type="float">
            <text:p>11.4504</text:p>
          </table:table-cell>
          <table:table-cell office:value-type="float" office:value="2.69881" calcext:value-type="float">
            <text:p>2.69881</text:p>
          </table:table-cell>
        </table:table-row>
        <table:table-row table:style-name="ro1">
          <table:table-cell office:value-type="float" office:value="11.466" calcext:value-type="float">
            <text:p>11.466</text:p>
          </table:table-cell>
          <table:table-cell office:value-type="float" office:value="1.92667" calcext:value-type="float">
            <text:p>1.92667</text:p>
          </table:table-cell>
          <table:table-cell/>
          <table:table-cell office:value-type="float" office:value="11.466" calcext:value-type="float">
            <text:p>11.466</text:p>
          </table:table-cell>
          <table:table-cell office:value-type="float" office:value="2.68468" calcext:value-type="float">
            <text:p>2.68468</text:p>
          </table:table-cell>
        </table:table-row>
        <table:table-row table:style-name="ro1">
          <table:table-cell office:value-type="float" office:value="11.4816" calcext:value-type="float">
            <text:p>11.4816</text:p>
          </table:table-cell>
          <table:table-cell office:value-type="float" office:value="1.91475" calcext:value-type="float">
            <text:p>1.91475</text:p>
          </table:table-cell>
          <table:table-cell/>
          <table:table-cell office:value-type="float" office:value="11.4816" calcext:value-type="float">
            <text:p>11.4816</text:p>
          </table:table-cell>
          <table:table-cell office:value-type="float" office:value="2.66852" calcext:value-type="float">
            <text:p>2.66852</text:p>
          </table:table-cell>
        </table:table-row>
        <table:table-row table:style-name="ro1">
          <table:table-cell office:value-type="float" office:value="11.4972" calcext:value-type="float">
            <text:p>11.4972</text:p>
          </table:table-cell>
          <table:table-cell office:value-type="float" office:value="1.90999" calcext:value-type="float">
            <text:p>1.90999</text:p>
          </table:table-cell>
          <table:table-cell/>
          <table:table-cell office:value-type="float" office:value="11.4972" calcext:value-type="float">
            <text:p>11.4972</text:p>
          </table:table-cell>
          <table:table-cell office:value-type="float" office:value="2.65594" calcext:value-type="float">
            <text:p>2.65594</text:p>
          </table:table-cell>
        </table:table-row>
        <table:table-row table:style-name="ro1">
          <table:table-cell office:value-type="float" office:value="11.5128" calcext:value-type="float">
            <text:p>11.5128</text:p>
          </table:table-cell>
          <table:table-cell office:value-type="float" office:value="1.90647" calcext:value-type="float">
            <text:p>1.90647</text:p>
          </table:table-cell>
          <table:table-cell/>
          <table:table-cell office:value-type="float" office:value="11.5128" calcext:value-type="float">
            <text:p>11.5128</text:p>
          </table:table-cell>
          <table:table-cell office:value-type="float" office:value="2.64909" calcext:value-type="float">
            <text:p>2.64909</text:p>
          </table:table-cell>
        </table:table-row>
        <table:table-row table:style-name="ro1">
          <table:table-cell office:value-type="float" office:value="11.5284" calcext:value-type="float">
            <text:p>11.5284</text:p>
          </table:table-cell>
          <table:table-cell office:value-type="float" office:value="1.89766" calcext:value-type="float">
            <text:p>1.89766</text:p>
          </table:table-cell>
          <table:table-cell/>
          <table:table-cell office:value-type="float" office:value="11.5284" calcext:value-type="float">
            <text:p>11.5284</text:p>
          </table:table-cell>
          <table:table-cell office:value-type="float" office:value="2.62562" calcext:value-type="float">
            <text:p>2.62562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1.88571" calcext:value-type="float">
            <text:p>1.88571</text:p>
          </table:table-cell>
          <table:table-cell/>
          <table:table-cell office:value-type="float" office:value="11.544" calcext:value-type="float">
            <text:p>11.544</text:p>
          </table:table-cell>
          <table:table-cell office:value-type="float" office:value="2.61468" calcext:value-type="float">
            <text:p>2.61468</text:p>
          </table:table-cell>
        </table:table-row>
        <table:table-row table:style-name="ro1">
          <table:table-cell office:value-type="float" office:value="11.5596" calcext:value-type="float">
            <text:p>11.5596</text:p>
          </table:table-cell>
          <table:table-cell office:value-type="float" office:value="1.88383" calcext:value-type="float">
            <text:p>1.88383</text:p>
          </table:table-cell>
          <table:table-cell/>
          <table:table-cell office:value-type="float" office:value="11.5596" calcext:value-type="float">
            <text:p>11.5596</text:p>
          </table:table-cell>
          <table:table-cell office:value-type="float" office:value="2.59304" calcext:value-type="float">
            <text:p>2.59304</text:p>
          </table:table-cell>
        </table:table-row>
        <table:table-row table:style-name="ro1">
          <table:table-cell office:value-type="float" office:value="11.5752" calcext:value-type="float">
            <text:p>11.5752</text:p>
          </table:table-cell>
          <table:table-cell office:value-type="float" office:value="1.88044" calcext:value-type="float">
            <text:p>1.88044</text:p>
          </table:table-cell>
          <table:table-cell/>
          <table:table-cell office:value-type="float" office:value="11.5752" calcext:value-type="float">
            <text:p>11.5752</text:p>
          </table:table-cell>
          <table:table-cell office:value-type="float" office:value="2.5832" calcext:value-type="float">
            <text:p>2.5832</text:p>
          </table:table-cell>
        </table:table-row>
        <table:table-row table:style-name="ro1">
          <table:table-cell office:value-type="float" office:value="11.5908" calcext:value-type="float">
            <text:p>11.5908</text:p>
          </table:table-cell>
          <table:table-cell office:value-type="float" office:value="1.87334" calcext:value-type="float">
            <text:p>1.87334</text:p>
          </table:table-cell>
          <table:table-cell/>
          <table:table-cell office:value-type="float" office:value="11.5908" calcext:value-type="float">
            <text:p>11.5908</text:p>
          </table:table-cell>
          <table:table-cell office:value-type="float" office:value="2.56349" calcext:value-type="float">
            <text:p>2.56349</text:p>
          </table:table-cell>
        </table:table-row>
        <table:table-row table:style-name="ro1">
          <table:table-cell office:value-type="float" office:value="11.6064" calcext:value-type="float">
            <text:p>11.6064</text:p>
          </table:table-cell>
          <table:table-cell office:value-type="float" office:value="1.86625" calcext:value-type="float">
            <text:p>1.86625</text:p>
          </table:table-cell>
          <table:table-cell/>
          <table:table-cell office:value-type="float" office:value="11.6064" calcext:value-type="float">
            <text:p>11.6064</text:p>
          </table:table-cell>
          <table:table-cell office:value-type="float" office:value="2.53358" calcext:value-type="float">
            <text:p>2.53358</text:p>
          </table:table-cell>
        </table:table-row>
        <table:table-row table:style-name="ro1">
          <table:table-cell office:value-type="float" office:value="11.622" calcext:value-type="float">
            <text:p>11.622</text:p>
          </table:table-cell>
          <table:table-cell office:value-type="float" office:value="1.84713" calcext:value-type="float">
            <text:p>1.84713</text:p>
          </table:table-cell>
          <table:table-cell/>
          <table:table-cell office:value-type="float" office:value="11.622" calcext:value-type="float">
            <text:p>11.622</text:p>
          </table:table-cell>
          <table:table-cell office:value-type="float" office:value="2.52087" calcext:value-type="float">
            <text:p>2.52087</text:p>
          </table:table-cell>
        </table:table-row>
        <table:table-row table:style-name="ro1">
          <table:table-cell office:value-type="float" office:value="11.6376" calcext:value-type="float">
            <text:p>11.6376</text:p>
          </table:table-cell>
          <table:table-cell office:value-type="float" office:value="1.84701" calcext:value-type="float">
            <text:p>1.84701</text:p>
          </table:table-cell>
          <table:table-cell/>
          <table:table-cell office:value-type="float" office:value="11.6376" calcext:value-type="float">
            <text:p>11.6376</text:p>
          </table:table-cell>
          <table:table-cell office:value-type="float" office:value="2.51423" calcext:value-type="float">
            <text:p>2.51423</text:p>
          </table:table-cell>
        </table:table-row>
        <table:table-row table:style-name="ro1">
          <table:table-cell office:value-type="float" office:value="11.6532" calcext:value-type="float">
            <text:p>11.6532</text:p>
          </table:table-cell>
          <table:table-cell office:value-type="float" office:value="1.84125" calcext:value-type="float">
            <text:p>1.84125</text:p>
          </table:table-cell>
          <table:table-cell/>
          <table:table-cell office:value-type="float" office:value="11.6532" calcext:value-type="float">
            <text:p>11.6532</text:p>
          </table:table-cell>
          <table:table-cell office:value-type="float" office:value="2.49676" calcext:value-type="float">
            <text:p>2.49676</text:p>
          </table:table-cell>
        </table:table-row>
        <table:table-row table:style-name="ro1">
          <table:table-cell office:value-type="float" office:value="11.6688" calcext:value-type="float">
            <text:p>11.6688</text:p>
          </table:table-cell>
          <table:table-cell office:value-type="float" office:value="1.83396" calcext:value-type="float">
            <text:p>1.83396</text:p>
          </table:table-cell>
          <table:table-cell/>
          <table:table-cell office:value-type="float" office:value="11.6688" calcext:value-type="float">
            <text:p>11.6688</text:p>
          </table:table-cell>
          <table:table-cell office:value-type="float" office:value="2.4846" calcext:value-type="float">
            <text:p>2.4846</text:p>
          </table:table-cell>
        </table:table-row>
        <table:table-row table:style-name="ro1">
          <table:table-cell office:value-type="float" office:value="11.6844" calcext:value-type="float">
            <text:p>11.6844</text:p>
          </table:table-cell>
          <table:table-cell office:value-type="float" office:value="1.82658" calcext:value-type="float">
            <text:p>1.82658</text:p>
          </table:table-cell>
          <table:table-cell/>
          <table:table-cell office:value-type="float" office:value="11.6844" calcext:value-type="float">
            <text:p>11.6844</text:p>
          </table:table-cell>
          <table:table-cell office:value-type="float" office:value="2.4685" calcext:value-type="float">
            <text:p>2.4685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.81743" calcext:value-type="float">
            <text:p>1.81743</text:p>
          </table:table-cell>
          <table:table-cell/>
          <table:table-cell office:value-type="float" office:value="11.7" calcext:value-type="float">
            <text:p>11.7</text:p>
          </table:table-cell>
          <table:table-cell office:value-type="float" office:value="2.44812" calcext:value-type="float">
            <text:p>2.44812</text:p>
          </table:table-cell>
        </table:table-row>
        <table:table-row table:style-name="ro1">
          <table:table-cell office:value-type="float" office:value="11.7156" calcext:value-type="float">
            <text:p>11.7156</text:p>
          </table:table-cell>
          <table:table-cell office:value-type="float" office:value="1.80715" calcext:value-type="float">
            <text:p>1.80715</text:p>
          </table:table-cell>
          <table:table-cell/>
          <table:table-cell office:value-type="float" office:value="11.7156" calcext:value-type="float">
            <text:p>11.7156</text:p>
          </table:table-cell>
          <table:table-cell office:value-type="float" office:value="2.43241" calcext:value-type="float">
            <text:p>2.43241</text:p>
          </table:table-cell>
        </table:table-row>
        <table:table-row table:style-name="ro1">
          <table:table-cell office:value-type="float" office:value="11.7312" calcext:value-type="float">
            <text:p>11.7312</text:p>
          </table:table-cell>
          <table:table-cell office:value-type="float" office:value="1.80229" calcext:value-type="float">
            <text:p>1.80229</text:p>
          </table:table-cell>
          <table:table-cell/>
          <table:table-cell office:value-type="float" office:value="11.7312" calcext:value-type="float">
            <text:p>11.7312</text:p>
          </table:table-cell>
          <table:table-cell office:value-type="float" office:value="2.4204" calcext:value-type="float">
            <text:p>2.4204</text:p>
          </table:table-cell>
        </table:table-row>
        <table:table-row table:style-name="ro1">
          <table:table-cell office:value-type="float" office:value="11.7468" calcext:value-type="float">
            <text:p>11.7468</text:p>
          </table:table-cell>
          <table:table-cell office:value-type="float" office:value="1.79893" calcext:value-type="float">
            <text:p>1.79893</text:p>
          </table:table-cell>
          <table:table-cell/>
          <table:table-cell office:value-type="float" office:value="11.7468" calcext:value-type="float">
            <text:p>11.7468</text:p>
          </table:table-cell>
          <table:table-cell office:value-type="float" office:value="2.4044" calcext:value-type="float">
            <text:p>2.4044</text:p>
          </table:table-cell>
        </table:table-row>
        <table:table-row table:style-name="ro1">
          <table:table-cell office:value-type="float" office:value="11.7624" calcext:value-type="float">
            <text:p>11.7624</text:p>
          </table:table-cell>
          <table:table-cell office:value-type="float" office:value="1.78709" calcext:value-type="float">
            <text:p>1.78709</text:p>
          </table:table-cell>
          <table:table-cell/>
          <table:table-cell office:value-type="float" office:value="11.7624" calcext:value-type="float">
            <text:p>11.7624</text:p>
          </table:table-cell>
          <table:table-cell office:value-type="float" office:value="2.37912" calcext:value-type="float">
            <text:p>2.37912</text:p>
          </table:table-cell>
        </table:table-row>
        <table:table-row table:style-name="ro1">
          <table:table-cell office:value-type="float" office:value="11.778" calcext:value-type="float">
            <text:p>11.778</text:p>
          </table:table-cell>
          <table:table-cell office:value-type="float" office:value="1.77451" calcext:value-type="float">
            <text:p>1.77451</text:p>
          </table:table-cell>
          <table:table-cell/>
          <table:table-cell office:value-type="float" office:value="11.778" calcext:value-type="float">
            <text:p>11.778</text:p>
          </table:table-cell>
          <table:table-cell office:value-type="float" office:value="2.36169" calcext:value-type="float">
            <text:p>2.36169</text:p>
          </table:table-cell>
        </table:table-row>
        <table:table-row table:style-name="ro1">
          <table:table-cell office:value-type="float" office:value="11.7936" calcext:value-type="float">
            <text:p>11.7936</text:p>
          </table:table-cell>
          <table:table-cell office:value-type="float" office:value="1.77017" calcext:value-type="float">
            <text:p>1.77017</text:p>
          </table:table-cell>
          <table:table-cell/>
          <table:table-cell office:value-type="float" office:value="11.7936" calcext:value-type="float">
            <text:p>11.7936</text:p>
          </table:table-cell>
          <table:table-cell office:value-type="float" office:value="2.35219" calcext:value-type="float">
            <text:p>2.35219</text:p>
          </table:table-cell>
        </table:table-row>
        <table:table-row table:style-name="ro1">
          <table:table-cell office:value-type="float" office:value="11.8092" calcext:value-type="float">
            <text:p>11.8092</text:p>
          </table:table-cell>
          <table:table-cell office:value-type="float" office:value="1.76351" calcext:value-type="float">
            <text:p>1.76351</text:p>
          </table:table-cell>
          <table:table-cell/>
          <table:table-cell office:value-type="float" office:value="11.8092" calcext:value-type="float">
            <text:p>11.8092</text:p>
          </table:table-cell>
          <table:table-cell office:value-type="float" office:value="2.33585" calcext:value-type="float">
            <text:p>2.33585</text:p>
          </table:table-cell>
        </table:table-row>
        <table:table-row table:style-name="ro1">
          <table:table-cell office:value-type="float" office:value="11.8248" calcext:value-type="float">
            <text:p>11.8248</text:p>
          </table:table-cell>
          <table:table-cell office:value-type="float" office:value="1.75507" calcext:value-type="float">
            <text:p>1.75507</text:p>
          </table:table-cell>
          <table:table-cell/>
          <table:table-cell office:value-type="float" office:value="11.8248" calcext:value-type="float">
            <text:p>11.8248</text:p>
          </table:table-cell>
          <table:table-cell office:value-type="float" office:value="2.31564" calcext:value-type="float">
            <text:p>2.31564</text:p>
          </table:table-cell>
        </table:table-row>
        <table:table-row table:style-name="ro1">
          <table:table-cell office:value-type="float" office:value="11.8404" calcext:value-type="float">
            <text:p>11.8404</text:p>
          </table:table-cell>
          <table:table-cell office:value-type="float" office:value="1.74997" calcext:value-type="float">
            <text:p>1.74997</text:p>
          </table:table-cell>
          <table:table-cell/>
          <table:table-cell office:value-type="float" office:value="11.8404" calcext:value-type="float">
            <text:p>11.8404</text:p>
          </table:table-cell>
          <table:table-cell office:value-type="float" office:value="2.30089" calcext:value-type="float">
            <text:p>2.30089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1.74353" calcext:value-type="float">
            <text:p>1.74353</text:p>
          </table:table-cell>
          <table:table-cell/>
          <table:table-cell office:value-type="float" office:value="11.856" calcext:value-type="float">
            <text:p>11.856</text:p>
          </table:table-cell>
          <table:table-cell office:value-type="float" office:value="2.28405" calcext:value-type="float">
            <text:p>2.28405</text:p>
          </table:table-cell>
        </table:table-row>
        <table:table-row table:style-name="ro1">
          <table:table-cell office:value-type="float" office:value="11.8716" calcext:value-type="float">
            <text:p>11.8716</text:p>
          </table:table-cell>
          <table:table-cell office:value-type="float" office:value="1.73606" calcext:value-type="float">
            <text:p>1.73606</text:p>
          </table:table-cell>
          <table:table-cell/>
          <table:table-cell office:value-type="float" office:value="11.8716" calcext:value-type="float">
            <text:p>11.8716</text:p>
          </table:table-cell>
          <table:table-cell office:value-type="float" office:value="2.27595" calcext:value-type="float">
            <text:p>2.27595</text:p>
          </table:table-cell>
        </table:table-row>
        <table:table-row table:style-name="ro1">
          <table:table-cell office:value-type="float" office:value="11.8872" calcext:value-type="float">
            <text:p>11.8872</text:p>
          </table:table-cell>
          <table:table-cell office:value-type="float" office:value="1.72364" calcext:value-type="float">
            <text:p>1.72364</text:p>
          </table:table-cell>
          <table:table-cell/>
          <table:table-cell office:value-type="float" office:value="11.8872" calcext:value-type="float">
            <text:p>11.8872</text:p>
          </table:table-cell>
          <table:table-cell office:value-type="float" office:value="2.26148" calcext:value-type="float">
            <text:p>2.26148</text:p>
          </table:table-cell>
        </table:table-row>
        <table:table-row table:style-name="ro1">
          <table:table-cell office:value-type="float" office:value="11.9028" calcext:value-type="float">
            <text:p>11.9028</text:p>
          </table:table-cell>
          <table:table-cell office:value-type="float" office:value="1.71647" calcext:value-type="float">
            <text:p>1.71647</text:p>
          </table:table-cell>
          <table:table-cell/>
          <table:table-cell office:value-type="float" office:value="11.9028" calcext:value-type="float">
            <text:p>11.9028</text:p>
          </table:table-cell>
          <table:table-cell office:value-type="float" office:value="2.24656" calcext:value-type="float">
            <text:p>2.24656</text:p>
          </table:table-cell>
        </table:table-row>
        <table:table-row table:style-name="ro1">
          <table:table-cell office:value-type="float" office:value="11.9184" calcext:value-type="float">
            <text:p>11.9184</text:p>
          </table:table-cell>
          <table:table-cell office:value-type="float" office:value="1.70902" calcext:value-type="float">
            <text:p>1.70902</text:p>
          </table:table-cell>
          <table:table-cell/>
          <table:table-cell office:value-type="float" office:value="11.9184" calcext:value-type="float">
            <text:p>11.9184</text:p>
          </table:table-cell>
          <table:table-cell office:value-type="float" office:value="2.22948" calcext:value-type="float">
            <text:p>2.22948</text:p>
          </table:table-cell>
        </table:table-row>
        <table:table-row table:style-name="ro1">
          <table:table-cell office:value-type="float" office:value="11.934" calcext:value-type="float">
            <text:p>11.934</text:p>
          </table:table-cell>
          <table:table-cell office:value-type="float" office:value="1.69776" calcext:value-type="float">
            <text:p>1.69776</text:p>
          </table:table-cell>
          <table:table-cell/>
          <table:table-cell office:value-type="float" office:value="11.934" calcext:value-type="float">
            <text:p>11.934</text:p>
          </table:table-cell>
          <table:table-cell office:value-type="float" office:value="2.21293" calcext:value-type="float">
            <text:p>2.21293</text:p>
          </table:table-cell>
        </table:table-row>
        <table:table-row table:style-name="ro1">
          <table:table-cell office:value-type="float" office:value="11.9496" calcext:value-type="float">
            <text:p>11.9496</text:p>
          </table:table-cell>
          <table:table-cell office:value-type="float" office:value="1.69381" calcext:value-type="float">
            <text:p>1.69381</text:p>
          </table:table-cell>
          <table:table-cell/>
          <table:table-cell office:value-type="float" office:value="11.9496" calcext:value-type="float">
            <text:p>11.9496</text:p>
          </table:table-cell>
          <table:table-cell office:value-type="float" office:value="2.19566" calcext:value-type="float">
            <text:p>2.19566</text:p>
          </table:table-cell>
        </table:table-row>
        <table:table-row table:style-name="ro1">
          <table:table-cell office:value-type="float" office:value="11.9652" calcext:value-type="float">
            <text:p>11.9652</text:p>
          </table:table-cell>
          <table:table-cell office:value-type="float" office:value="1.68932" calcext:value-type="float">
            <text:p>1.68932</text:p>
          </table:table-cell>
          <table:table-cell/>
          <table:table-cell office:value-type="float" office:value="11.9652" calcext:value-type="float">
            <text:p>11.9652</text:p>
          </table:table-cell>
          <table:table-cell office:value-type="float" office:value="2.18602" calcext:value-type="float">
            <text:p>2.18602</text:p>
          </table:table-cell>
        </table:table-row>
        <table:table-row table:style-name="ro1">
          <table:table-cell office:value-type="float" office:value="11.9808" calcext:value-type="float">
            <text:p>11.9808</text:p>
          </table:table-cell>
          <table:table-cell office:value-type="float" office:value="1.67677" calcext:value-type="float">
            <text:p>1.67677</text:p>
          </table:table-cell>
          <table:table-cell/>
          <table:table-cell office:value-type="float" office:value="11.9808" calcext:value-type="float">
            <text:p>11.9808</text:p>
          </table:table-cell>
          <table:table-cell office:value-type="float" office:value="2.16584" calcext:value-type="float">
            <text:p>2.16584</text:p>
          </table:table-cell>
        </table:table-row>
        <table:table-row table:style-name="ro1">
          <table:table-cell office:value-type="float" office:value="11.9964" calcext:value-type="float">
            <text:p>11.9964</text:p>
          </table:table-cell>
          <table:table-cell office:value-type="float" office:value="1.67347" calcext:value-type="float">
            <text:p>1.67347</text:p>
          </table:table-cell>
          <table:table-cell/>
          <table:table-cell office:value-type="float" office:value="11.9964" calcext:value-type="float">
            <text:p>11.9964</text:p>
          </table:table-cell>
          <table:table-cell office:value-type="float" office:value="2.15801" calcext:value-type="float">
            <text:p>2.15801</text:p>
          </table:table-cell>
        </table:table-row>
        <table:table-row table:style-name="ro1">
          <table:table-cell office:value-type="float" office:value="12.012" calcext:value-type="float">
            <text:p>12.012</text:p>
          </table:table-cell>
          <table:table-cell office:value-type="float" office:value="1.66821" calcext:value-type="float">
            <text:p>1.66821</text:p>
          </table:table-cell>
          <table:table-cell/>
          <table:table-cell office:value-type="float" office:value="12.012" calcext:value-type="float">
            <text:p>12.012</text:p>
          </table:table-cell>
          <table:table-cell office:value-type="float" office:value="2.14546" calcext:value-type="float">
            <text:p>2.14546</text:p>
          </table:table-cell>
        </table:table-row>
        <table:table-row table:style-name="ro1">
          <table:table-cell office:value-type="float" office:value="12.0276" calcext:value-type="float">
            <text:p>12.0276</text:p>
          </table:table-cell>
          <table:table-cell office:value-type="float" office:value="1.66444" calcext:value-type="float">
            <text:p>1.66444</text:p>
          </table:table-cell>
          <table:table-cell/>
          <table:table-cell office:value-type="float" office:value="12.0276" calcext:value-type="float">
            <text:p>12.0276</text:p>
          </table:table-cell>
          <table:table-cell office:value-type="float" office:value="2.12817" calcext:value-type="float">
            <text:p>2.12817</text:p>
          </table:table-cell>
        </table:table-row>
        <table:table-row table:style-name="ro1">
          <table:table-cell office:value-type="float" office:value="12.0432" calcext:value-type="float">
            <text:p>12.0432</text:p>
          </table:table-cell>
          <table:table-cell office:value-type="float" office:value="1.65164" calcext:value-type="float">
            <text:p>1.65164</text:p>
          </table:table-cell>
          <table:table-cell/>
          <table:table-cell office:value-type="float" office:value="12.0432" calcext:value-type="float">
            <text:p>12.0432</text:p>
          </table:table-cell>
          <table:table-cell office:value-type="float" office:value="2.11658" calcext:value-type="float">
            <text:p>2.11658</text:p>
          </table:table-cell>
        </table:table-row>
        <table:table-row table:style-name="ro1">
          <table:table-cell office:value-type="float" office:value="12.0588" calcext:value-type="float">
            <text:p>12.0588</text:p>
          </table:table-cell>
          <table:table-cell office:value-type="float" office:value="1.64574" calcext:value-type="float">
            <text:p>1.64574</text:p>
          </table:table-cell>
          <table:table-cell/>
          <table:table-cell office:value-type="float" office:value="12.0588" calcext:value-type="float">
            <text:p>12.0588</text:p>
          </table:table-cell>
          <table:table-cell office:value-type="float" office:value="2.09868" calcext:value-type="float">
            <text:p>2.09868</text:p>
          </table:table-cell>
        </table:table-row>
        <table:table-row table:style-name="ro1">
          <table:table-cell office:value-type="float" office:value="12.0744" calcext:value-type="float">
            <text:p>12.0744</text:p>
          </table:table-cell>
          <table:table-cell office:value-type="float" office:value="1.63953" calcext:value-type="float">
            <text:p>1.63953</text:p>
          </table:table-cell>
          <table:table-cell/>
          <table:table-cell office:value-type="float" office:value="12.0744" calcext:value-type="float">
            <text:p>12.0744</text:p>
          </table:table-cell>
          <table:table-cell office:value-type="float" office:value="2.08534" calcext:value-type="float">
            <text:p>2.08534</text:p>
          </table:table-cell>
        </table:table-row>
        <table:table-row table:style-name="ro1">
          <table:table-cell office:value-type="float" office:value="12.09" calcext:value-type="float">
            <text:p>12.09</text:p>
          </table:table-cell>
          <table:table-cell office:value-type="float" office:value="1.62451" calcext:value-type="float">
            <text:p>1.62451</text:p>
          </table:table-cell>
          <table:table-cell/>
          <table:table-cell office:value-type="float" office:value="12.09" calcext:value-type="float">
            <text:p>12.09</text:p>
          </table:table-cell>
          <table:table-cell office:value-type="float" office:value="2.06711" calcext:value-type="float">
            <text:p>2.06711</text:p>
          </table:table-cell>
        </table:table-row>
        <table:table-row table:style-name="ro1">
          <table:table-cell office:value-type="float" office:value="12.1056" calcext:value-type="float">
            <text:p>12.1056</text:p>
          </table:table-cell>
          <table:table-cell office:value-type="float" office:value="1.61381" calcext:value-type="float">
            <text:p>1.61381</text:p>
          </table:table-cell>
          <table:table-cell/>
          <table:table-cell office:value-type="float" office:value="12.1056" calcext:value-type="float">
            <text:p>12.1056</text:p>
          </table:table-cell>
          <table:table-cell office:value-type="float" office:value="2.05446" calcext:value-type="float">
            <text:p>2.05446</text:p>
          </table:table-cell>
        </table:table-row>
        <table:table-row table:style-name="ro1">
          <table:table-cell office:value-type="float" office:value="12.1212" calcext:value-type="float">
            <text:p>12.1212</text:p>
          </table:table-cell>
          <table:table-cell office:value-type="float" office:value="1.61045" calcext:value-type="float">
            <text:p>1.61045</text:p>
          </table:table-cell>
          <table:table-cell/>
          <table:table-cell office:value-type="float" office:value="12.1212" calcext:value-type="float">
            <text:p>12.1212</text:p>
          </table:table-cell>
          <table:table-cell office:value-type="float" office:value="2.03948" calcext:value-type="float">
            <text:p>2.03948</text:p>
          </table:table-cell>
        </table:table-row>
        <table:table-row table:style-name="ro1">
          <table:table-cell office:value-type="float" office:value="12.1368" calcext:value-type="float">
            <text:p>12.1368</text:p>
          </table:table-cell>
          <table:table-cell office:value-type="float" office:value="1.60815" calcext:value-type="float">
            <text:p>1.60815</text:p>
          </table:table-cell>
          <table:table-cell/>
          <table:table-cell office:value-type="float" office:value="12.1368" calcext:value-type="float">
            <text:p>12.1368</text:p>
          </table:table-cell>
          <table:table-cell office:value-type="float" office:value="2.0303" calcext:value-type="float">
            <text:p>2.0303</text:p>
          </table:table-cell>
        </table:table-row>
        <table:table-row table:style-name="ro1">
          <table:table-cell office:value-type="float" office:value="12.1524" calcext:value-type="float">
            <text:p>12.1524</text:p>
          </table:table-cell>
          <table:table-cell office:value-type="float" office:value="1.59739" calcext:value-type="float">
            <text:p>1.59739</text:p>
          </table:table-cell>
          <table:table-cell/>
          <table:table-cell office:value-type="float" office:value="12.1524" calcext:value-type="float">
            <text:p>12.1524</text:p>
          </table:table-cell>
          <table:table-cell office:value-type="float" office:value="2.01664" calcext:value-type="float">
            <text:p>2.01664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1.59313" calcext:value-type="float">
            <text:p>1.59313</text:p>
          </table:table-cell>
          <table:table-cell/>
          <table:table-cell office:value-type="float" office:value="12.168" calcext:value-type="float">
            <text:p>12.168</text:p>
          </table:table-cell>
          <table:table-cell office:value-type="float" office:value="1.99614" calcext:value-type="float">
            <text:p>1.99614</text:p>
          </table:table-cell>
        </table:table-row>
        <table:table-row table:style-name="ro1">
          <table:table-cell office:value-type="float" office:value="12.1836" calcext:value-type="float">
            <text:p>12.1836</text:p>
          </table:table-cell>
          <table:table-cell office:value-type="float" office:value="1.584" calcext:value-type="float">
            <text:p>1.584</text:p>
          </table:table-cell>
          <table:table-cell/>
          <table:table-cell office:value-type="float" office:value="12.1836" calcext:value-type="float">
            <text:p>12.1836</text:p>
          </table:table-cell>
          <table:table-cell office:value-type="float" office:value="1.98081" calcext:value-type="float">
            <text:p>1.98081</text:p>
          </table:table-cell>
        </table:table-row>
        <table:table-row table:style-name="ro1">
          <table:table-cell office:value-type="float" office:value="12.1992" calcext:value-type="float">
            <text:p>12.1992</text:p>
          </table:table-cell>
          <table:table-cell office:value-type="float" office:value="1.57591" calcext:value-type="float">
            <text:p>1.57591</text:p>
          </table:table-cell>
          <table:table-cell/>
          <table:table-cell office:value-type="float" office:value="12.1992" calcext:value-type="float">
            <text:p>12.1992</text:p>
          </table:table-cell>
          <table:table-cell office:value-type="float" office:value="1.97268" calcext:value-type="float">
            <text:p>1.97268</text:p>
          </table:table-cell>
        </table:table-row>
        <table:table-row table:style-name="ro1">
          <table:table-cell office:value-type="float" office:value="12.2148" calcext:value-type="float">
            <text:p>12.2148</text:p>
          </table:table-cell>
          <table:table-cell office:value-type="float" office:value="1.56796" calcext:value-type="float">
            <text:p>1.56796</text:p>
          </table:table-cell>
          <table:table-cell/>
          <table:table-cell office:value-type="float" office:value="12.2148" calcext:value-type="float">
            <text:p>12.2148</text:p>
          </table:table-cell>
          <table:table-cell office:value-type="float" office:value="1.96266" calcext:value-type="float">
            <text:p>1.96266</text:p>
          </table:table-cell>
        </table:table-row>
        <table:table-row table:style-name="ro1">
          <table:table-cell office:value-type="float" office:value="12.2304" calcext:value-type="float">
            <text:p>12.2304</text:p>
          </table:table-cell>
          <table:table-cell office:value-type="float" office:value="1.56055" calcext:value-type="float">
            <text:p>1.56055</text:p>
          </table:table-cell>
          <table:table-cell/>
          <table:table-cell office:value-type="float" office:value="12.2304" calcext:value-type="float">
            <text:p>12.2304</text:p>
          </table:table-cell>
          <table:table-cell office:value-type="float" office:value="1.94855" calcext:value-type="float">
            <text:p>1.94855</text:p>
          </table:table-cell>
        </table:table-row>
        <table:table-row table:style-name="ro1">
          <table:table-cell office:value-type="float" office:value="12.246" calcext:value-type="float">
            <text:p>12.246</text:p>
          </table:table-cell>
          <table:table-cell office:value-type="float" office:value="1.5545" calcext:value-type="float">
            <text:p>1.5545</text:p>
          </table:table-cell>
          <table:table-cell/>
          <table:table-cell office:value-type="float" office:value="12.246" calcext:value-type="float">
            <text:p>12.246</text:p>
          </table:table-cell>
          <table:table-cell office:value-type="float" office:value="1.93877" calcext:value-type="float">
            <text:p>1.93877</text:p>
          </table:table-cell>
        </table:table-row>
        <table:table-row table:style-name="ro1">
          <table:table-cell office:value-type="float" office:value="12.2616" calcext:value-type="float">
            <text:p>12.2616</text:p>
          </table:table-cell>
          <table:table-cell office:value-type="float" office:value="1.55379" calcext:value-type="float">
            <text:p>1.55379</text:p>
          </table:table-cell>
          <table:table-cell/>
          <table:table-cell office:value-type="float" office:value="12.2616" calcext:value-type="float">
            <text:p>12.2616</text:p>
          </table:table-cell>
          <table:table-cell office:value-type="float" office:value="1.92647" calcext:value-type="float">
            <text:p>1.92647</text:p>
          </table:table-cell>
        </table:table-row>
        <table:table-row table:style-name="ro1">
          <table:table-cell office:value-type="float" office:value="12.2772" calcext:value-type="float">
            <text:p>12.2772</text:p>
          </table:table-cell>
          <table:table-cell office:value-type="float" office:value="1.5458" calcext:value-type="float">
            <text:p>1.5458</text:p>
          </table:table-cell>
          <table:table-cell/>
          <table:table-cell office:value-type="float" office:value="12.2772" calcext:value-type="float">
            <text:p>12.2772</text:p>
          </table:table-cell>
          <table:table-cell office:value-type="float" office:value="1.9119" calcext:value-type="float">
            <text:p>1.9119</text:p>
          </table:table-cell>
        </table:table-row>
        <table:table-row table:style-name="ro1">
          <table:table-cell office:value-type="float" office:value="12.2928" calcext:value-type="float">
            <text:p>12.2928</text:p>
          </table:table-cell>
          <table:table-cell office:value-type="float" office:value="1.53762" calcext:value-type="float">
            <text:p>1.53762</text:p>
          </table:table-cell>
          <table:table-cell/>
          <table:table-cell office:value-type="float" office:value="12.2928" calcext:value-type="float">
            <text:p>12.2928</text:p>
          </table:table-cell>
          <table:table-cell office:value-type="float" office:value="1.8943" calcext:value-type="float">
            <text:p>1.8943</text:p>
          </table:table-cell>
        </table:table-row>
        <table:table-row table:style-name="ro1">
          <table:table-cell office:value-type="float" office:value="12.3084" calcext:value-type="float">
            <text:p>12.3084</text:p>
          </table:table-cell>
          <table:table-cell office:value-type="float" office:value="1.52732" calcext:value-type="float">
            <text:p>1.52732</text:p>
          </table:table-cell>
          <table:table-cell/>
          <table:table-cell office:value-type="float" office:value="12.3084" calcext:value-type="float">
            <text:p>12.3084</text:p>
          </table:table-cell>
          <table:table-cell office:value-type="float" office:value="1.88269" calcext:value-type="float">
            <text:p>1.88269</text:p>
          </table:table-cell>
        </table:table-row>
        <table:table-row table:style-name="ro1">
          <table:table-cell office:value-type="float" office:value="12.324" calcext:value-type="float">
            <text:p>12.324</text:p>
          </table:table-cell>
          <table:table-cell office:value-type="float" office:value="1.52202" calcext:value-type="float">
            <text:p>1.52202</text:p>
          </table:table-cell>
          <table:table-cell/>
          <table:table-cell office:value-type="float" office:value="12.324" calcext:value-type="float">
            <text:p>12.324</text:p>
          </table:table-cell>
          <table:table-cell office:value-type="float" office:value="1.86794" calcext:value-type="float">
            <text:p>1.86794</text:p>
          </table:table-cell>
        </table:table-row>
        <table:table-row table:style-name="ro1">
          <table:table-cell office:value-type="float" office:value="12.3396" calcext:value-type="float">
            <text:p>12.3396</text:p>
          </table:table-cell>
          <table:table-cell office:value-type="float" office:value="1.51417" calcext:value-type="float">
            <text:p>1.51417</text:p>
          </table:table-cell>
          <table:table-cell/>
          <table:table-cell office:value-type="float" office:value="12.3396" calcext:value-type="float">
            <text:p>12.3396</text:p>
          </table:table-cell>
          <table:table-cell office:value-type="float" office:value="1.85498" calcext:value-type="float">
            <text:p>1.85498</text:p>
          </table:table-cell>
        </table:table-row>
        <table:table-row table:style-name="ro1">
          <table:table-cell office:value-type="float" office:value="12.3552" calcext:value-type="float">
            <text:p>12.3552</text:p>
          </table:table-cell>
          <table:table-cell office:value-type="float" office:value="1.50786" calcext:value-type="float">
            <text:p>1.50786</text:p>
          </table:table-cell>
          <table:table-cell/>
          <table:table-cell office:value-type="float" office:value="12.3552" calcext:value-type="float">
            <text:p>12.3552</text:p>
          </table:table-cell>
          <table:table-cell office:value-type="float" office:value="1.84631" calcext:value-type="float">
            <text:p>1.84631</text:p>
          </table:table-cell>
        </table:table-row>
        <table:table-row table:style-name="ro1">
          <table:table-cell office:value-type="float" office:value="12.3708" calcext:value-type="float">
            <text:p>12.3708</text:p>
          </table:table-cell>
          <table:table-cell office:value-type="float" office:value="1.49511" calcext:value-type="float">
            <text:p>1.49511</text:p>
          </table:table-cell>
          <table:table-cell/>
          <table:table-cell office:value-type="float" office:value="12.3708" calcext:value-type="float">
            <text:p>12.3708</text:p>
          </table:table-cell>
          <table:table-cell office:value-type="float" office:value="1.84004" calcext:value-type="float">
            <text:p>1.84004</text:p>
          </table:table-cell>
        </table:table-row>
        <table:table-row table:style-name="ro1">
          <table:table-cell office:value-type="float" office:value="12.3864" calcext:value-type="float">
            <text:p>12.3864</text:p>
          </table:table-cell>
          <table:table-cell office:value-type="float" office:value="1.48405" calcext:value-type="float">
            <text:p>1.48405</text:p>
          </table:table-cell>
          <table:table-cell/>
          <table:table-cell office:value-type="float" office:value="12.3864" calcext:value-type="float">
            <text:p>12.3864</text:p>
          </table:table-cell>
          <table:table-cell office:value-type="float" office:value="1.82203" calcext:value-type="float">
            <text:p>1.82203</text:p>
          </table:table-cell>
        </table:table-row>
        <table:table-row table:style-name="ro1">
          <table:table-cell office:value-type="float" office:value="12.402" calcext:value-type="float">
            <text:p>12.402</text:p>
          </table:table-cell>
          <table:table-cell office:value-type="float" office:value="1.48008" calcext:value-type="float">
            <text:p>1.48008</text:p>
          </table:table-cell>
          <table:table-cell/>
          <table:table-cell office:value-type="float" office:value="12.402" calcext:value-type="float">
            <text:p>12.402</text:p>
          </table:table-cell>
          <table:table-cell office:value-type="float" office:value="1.81008" calcext:value-type="float">
            <text:p>1.81008</text:p>
          </table:table-cell>
        </table:table-row>
        <table:table-row table:style-name="ro1">
          <table:table-cell office:value-type="float" office:value="12.4176" calcext:value-type="float">
            <text:p>12.4176</text:p>
          </table:table-cell>
          <table:table-cell office:value-type="float" office:value="1.47841" calcext:value-type="float">
            <text:p>1.47841</text:p>
          </table:table-cell>
          <table:table-cell/>
          <table:table-cell office:value-type="float" office:value="12.4176" calcext:value-type="float">
            <text:p>12.4176</text:p>
          </table:table-cell>
          <table:table-cell office:value-type="float" office:value="1.79842" calcext:value-type="float">
            <text:p>1.79842</text:p>
          </table:table-cell>
        </table:table-row>
        <table:table-row table:style-name="ro1">
          <table:table-cell office:value-type="float" office:value="12.4332" calcext:value-type="float">
            <text:p>12.4332</text:p>
          </table:table-cell>
          <table:table-cell office:value-type="float" office:value="1.4672" calcext:value-type="float">
            <text:p>1.4672</text:p>
          </table:table-cell>
          <table:table-cell/>
          <table:table-cell office:value-type="float" office:value="12.4332" calcext:value-type="float">
            <text:p>12.4332</text:p>
          </table:table-cell>
          <table:table-cell office:value-type="float" office:value="1.78326" calcext:value-type="float">
            <text:p>1.78326</text:p>
          </table:table-cell>
        </table:table-row>
        <table:table-row table:style-name="ro1">
          <table:table-cell office:value-type="float" office:value="12.4488" calcext:value-type="float">
            <text:p>12.4488</text:p>
          </table:table-cell>
          <table:table-cell office:value-type="float" office:value="1.45684" calcext:value-type="float">
            <text:p>1.45684</text:p>
          </table:table-cell>
          <table:table-cell/>
          <table:table-cell office:value-type="float" office:value="12.4488" calcext:value-type="float">
            <text:p>12.4488</text:p>
          </table:table-cell>
          <table:table-cell office:value-type="float" office:value="1.77342" calcext:value-type="float">
            <text:p>1.77342</text:p>
          </table:table-cell>
        </table:table-row>
        <table:table-row table:style-name="ro1">
          <table:table-cell office:value-type="float" office:value="12.4644" calcext:value-type="float">
            <text:p>12.4644</text:p>
          </table:table-cell>
          <table:table-cell office:value-type="float" office:value="1.44208" calcext:value-type="float">
            <text:p>1.44208</text:p>
          </table:table-cell>
          <table:table-cell/>
          <table:table-cell office:value-type="float" office:value="12.4644" calcext:value-type="float">
            <text:p>12.4644</text:p>
          </table:table-cell>
          <table:table-cell office:value-type="float" office:value="1.76095" calcext:value-type="float">
            <text:p>1.76095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1.43249" calcext:value-type="float">
            <text:p>1.43249</text:p>
          </table:table-cell>
          <table:table-cell/>
          <table:table-cell office:value-type="float" office:value="12.48" calcext:value-type="float">
            <text:p>12.48</text:p>
          </table:table-cell>
          <table:table-cell office:value-type="float" office:value="1.74557" calcext:value-type="float">
            <text:p>1.74557</text:p>
          </table:table-cell>
        </table:table-row>
        <table:table-row table:style-name="ro1">
          <table:table-cell office:value-type="float" office:value="12.4956" calcext:value-type="float">
            <text:p>12.4956</text:p>
          </table:table-cell>
          <table:table-cell office:value-type="float" office:value="1.42807" calcext:value-type="float">
            <text:p>1.42807</text:p>
          </table:table-cell>
          <table:table-cell/>
          <table:table-cell office:value-type="float" office:value="12.4956" calcext:value-type="float">
            <text:p>12.4956</text:p>
          </table:table-cell>
          <table:table-cell office:value-type="float" office:value="1.73476" calcext:value-type="float">
            <text:p>1.73476</text:p>
          </table:table-cell>
        </table:table-row>
        <table:table-row table:style-name="ro1">
          <table:table-cell office:value-type="float" office:value="12.5112" calcext:value-type="float">
            <text:p>12.5112</text:p>
          </table:table-cell>
          <table:table-cell office:value-type="float" office:value="1.4237" calcext:value-type="float">
            <text:p>1.4237</text:p>
          </table:table-cell>
          <table:table-cell/>
          <table:table-cell office:value-type="float" office:value="12.5112" calcext:value-type="float">
            <text:p>12.5112</text:p>
          </table:table-cell>
          <table:table-cell office:value-type="float" office:value="1.72741" calcext:value-type="float">
            <text:p>1.72741</text:p>
          </table:table-cell>
        </table:table-row>
        <table:table-row table:style-name="ro1">
          <table:table-cell office:value-type="float" office:value="12.5268" calcext:value-type="float">
            <text:p>12.5268</text:p>
          </table:table-cell>
          <table:table-cell office:value-type="float" office:value="1.41254" calcext:value-type="float">
            <text:p>1.41254</text:p>
          </table:table-cell>
          <table:table-cell/>
          <table:table-cell office:value-type="float" office:value="12.5268" calcext:value-type="float">
            <text:p>12.5268</text:p>
          </table:table-cell>
          <table:table-cell office:value-type="float" office:value="1.70794" calcext:value-type="float">
            <text:p>1.70794</text:p>
          </table:table-cell>
        </table:table-row>
        <table:table-row table:style-name="ro1">
          <table:table-cell office:value-type="float" office:value="12.5424" calcext:value-type="float">
            <text:p>12.5424</text:p>
          </table:table-cell>
          <table:table-cell office:value-type="float" office:value="1.41132" calcext:value-type="float">
            <text:p>1.41132</text:p>
          </table:table-cell>
          <table:table-cell/>
          <table:table-cell office:value-type="float" office:value="12.5424" calcext:value-type="float">
            <text:p>12.5424</text:p>
          </table:table-cell>
          <table:table-cell office:value-type="float" office:value="1.69316" calcext:value-type="float">
            <text:p>1.69316</text:p>
          </table:table-cell>
        </table:table-row>
        <table:table-row table:style-name="ro1">
          <table:table-cell office:value-type="float" office:value="12.558" calcext:value-type="float">
            <text:p>12.558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12.558" calcext:value-type="float">
            <text:p>12.558</text:p>
          </table:table-cell>
          <table:table-cell office:value-type="float" office:value="1.67909" calcext:value-type="float">
            <text:p>1.67909</text:p>
          </table:table-cell>
        </table:table-row>
        <table:table-row table:style-name="ro1">
          <table:table-cell office:value-type="float" office:value="12.5736" calcext:value-type="float">
            <text:p>12.5736</text:p>
          </table:table-cell>
          <table:table-cell office:value-type="float" office:value="1.38861" calcext:value-type="float">
            <text:p>1.38861</text:p>
          </table:table-cell>
          <table:table-cell/>
          <table:table-cell office:value-type="float" office:value="12.5736" calcext:value-type="float">
            <text:p>12.5736</text:p>
          </table:table-cell>
          <table:table-cell office:value-type="float" office:value="1.66324" calcext:value-type="float">
            <text:p>1.66324</text:p>
          </table:table-cell>
        </table:table-row>
        <table:table-row table:style-name="ro1">
          <table:table-cell office:value-type="float" office:value="12.5892" calcext:value-type="float">
            <text:p>12.5892</text:p>
          </table:table-cell>
          <table:table-cell office:value-type="float" office:value="1.38684" calcext:value-type="float">
            <text:p>1.38684</text:p>
          </table:table-cell>
          <table:table-cell/>
          <table:table-cell office:value-type="float" office:value="12.5892" calcext:value-type="float">
            <text:p>12.5892</text:p>
          </table:table-cell>
          <table:table-cell office:value-type="float" office:value="1.6554" calcext:value-type="float">
            <text:p>1.6554</text:p>
          </table:table-cell>
        </table:table-row>
        <table:table-row table:style-name="ro1">
          <table:table-cell office:value-type="float" office:value="12.6048" calcext:value-type="float">
            <text:p>12.6048</text:p>
          </table:table-cell>
          <table:table-cell office:value-type="float" office:value="1.37815" calcext:value-type="float">
            <text:p>1.37815</text:p>
          </table:table-cell>
          <table:table-cell/>
          <table:table-cell office:value-type="float" office:value="12.6048" calcext:value-type="float">
            <text:p>12.6048</text:p>
          </table:table-cell>
          <table:table-cell office:value-type="float" office:value="1.64664" calcext:value-type="float">
            <text:p>1.64664</text:p>
          </table:table-cell>
        </table:table-row>
        <table:table-row table:style-name="ro1">
          <table:table-cell office:value-type="float" office:value="12.6204" calcext:value-type="float">
            <text:p>12.6204</text:p>
          </table:table-cell>
          <table:table-cell office:value-type="float" office:value="1.37876" calcext:value-type="float">
            <text:p>1.37876</text:p>
          </table:table-cell>
          <table:table-cell/>
          <table:table-cell office:value-type="float" office:value="12.6204" calcext:value-type="float">
            <text:p>12.6204</text:p>
          </table:table-cell>
          <table:table-cell office:value-type="float" office:value="1.62966" calcext:value-type="float">
            <text:p>1.62966</text:p>
          </table:table-cell>
        </table:table-row>
        <table:table-row table:style-name="ro1">
          <table:table-cell office:value-type="float" office:value="12.636" calcext:value-type="float">
            <text:p>12.636</text:p>
          </table:table-cell>
          <table:table-cell office:value-type="float" office:value="1.36631" calcext:value-type="float">
            <text:p>1.36631</text:p>
          </table:table-cell>
          <table:table-cell/>
          <table:table-cell office:value-type="float" office:value="12.636" calcext:value-type="float">
            <text:p>12.636</text:p>
          </table:table-cell>
          <table:table-cell office:value-type="float" office:value="1.61508" calcext:value-type="float">
            <text:p>1.61508</text:p>
          </table:table-cell>
        </table:table-row>
        <table:table-row table:style-name="ro1">
          <table:table-cell office:value-type="float" office:value="12.6516" calcext:value-type="float">
            <text:p>12.6516</text:p>
          </table:table-cell>
          <table:table-cell office:value-type="float" office:value="1.35966" calcext:value-type="float">
            <text:p>1.35966</text:p>
          </table:table-cell>
          <table:table-cell/>
          <table:table-cell office:value-type="float" office:value="12.6516" calcext:value-type="float">
            <text:p>12.6516</text:p>
          </table:table-cell>
          <table:table-cell office:value-type="float" office:value="1.6009" calcext:value-type="float">
            <text:p>1.6009</text:p>
          </table:table-cell>
        </table:table-row>
        <table:table-row table:style-name="ro1">
          <table:table-cell office:value-type="float" office:value="12.6672" calcext:value-type="float">
            <text:p>12.6672</text:p>
          </table:table-cell>
          <table:table-cell office:value-type="float" office:value="1.35307" calcext:value-type="float">
            <text:p>1.35307</text:p>
          </table:table-cell>
          <table:table-cell/>
          <table:table-cell office:value-type="float" office:value="12.6672" calcext:value-type="float">
            <text:p>12.6672</text:p>
          </table:table-cell>
          <table:table-cell office:value-type="float" office:value="1.59043" calcext:value-type="float">
            <text:p>1.59043</text:p>
          </table:table-cell>
        </table:table-row>
        <table:table-row table:style-name="ro1">
          <table:table-cell office:value-type="float" office:value="12.6828" calcext:value-type="float">
            <text:p>12.6828</text:p>
          </table:table-cell>
          <table:table-cell office:value-type="float" office:value="1.3477" calcext:value-type="float">
            <text:p>1.3477</text:p>
          </table:table-cell>
          <table:table-cell/>
          <table:table-cell office:value-type="float" office:value="12.6828" calcext:value-type="float">
            <text:p>12.6828</text:p>
          </table:table-cell>
          <table:table-cell office:value-type="float" office:value="1.58348" calcext:value-type="float">
            <text:p>1.58348</text:p>
          </table:table-cell>
        </table:table-row>
        <table:table-row table:style-name="ro1">
          <table:table-cell office:value-type="float" office:value="12.6984" calcext:value-type="float">
            <text:p>12.6984</text:p>
          </table:table-cell>
          <table:table-cell office:value-type="float" office:value="1.34055" calcext:value-type="float">
            <text:p>1.34055</text:p>
          </table:table-cell>
          <table:table-cell/>
          <table:table-cell office:value-type="float" office:value="12.6984" calcext:value-type="float">
            <text:p>12.6984</text:p>
          </table:table-cell>
          <table:table-cell office:value-type="float" office:value="1.5715" calcext:value-type="float">
            <text:p>1.5715</text:p>
          </table:table-cell>
        </table:table-row>
        <table:table-row table:style-name="ro1">
          <table:table-cell office:value-type="float" office:value="12.714" calcext:value-type="float">
            <text:p>12.714</text:p>
          </table:table-cell>
          <table:table-cell office:value-type="float" office:value="1.33271" calcext:value-type="float">
            <text:p>1.33271</text:p>
          </table:table-cell>
          <table:table-cell/>
          <table:table-cell office:value-type="float" office:value="12.714" calcext:value-type="float">
            <text:p>12.714</text:p>
          </table:table-cell>
          <table:table-cell office:value-type="float" office:value="1.56066" calcext:value-type="float">
            <text:p>1.56066</text:p>
          </table:table-cell>
        </table:table-row>
        <table:table-row table:style-name="ro1">
          <table:table-cell office:value-type="float" office:value="12.7296" calcext:value-type="float">
            <text:p>12.7296</text:p>
          </table:table-cell>
          <table:table-cell office:value-type="float" office:value="1.32662" calcext:value-type="float">
            <text:p>1.32662</text:p>
          </table:table-cell>
          <table:table-cell/>
          <table:table-cell office:value-type="float" office:value="12.7296" calcext:value-type="float">
            <text:p>12.7296</text:p>
          </table:table-cell>
          <table:table-cell office:value-type="float" office:value="1.55158" calcext:value-type="float">
            <text:p>1.55158</text:p>
          </table:table-cell>
        </table:table-row>
        <table:table-row table:style-name="ro1">
          <table:table-cell office:value-type="float" office:value="12.7452" calcext:value-type="float">
            <text:p>12.7452</text:p>
          </table:table-cell>
          <table:table-cell office:value-type="float" office:value="1.31589" calcext:value-type="float">
            <text:p>1.31589</text:p>
          </table:table-cell>
          <table:table-cell/>
          <table:table-cell office:value-type="float" office:value="12.7452" calcext:value-type="float">
            <text:p>12.7452</text:p>
          </table:table-cell>
          <table:table-cell office:value-type="float" office:value="1.53887" calcext:value-type="float">
            <text:p>1.53887</text:p>
          </table:table-cell>
        </table:table-row>
        <table:table-row table:style-name="ro1">
          <table:table-cell office:value-type="float" office:value="12.7608" calcext:value-type="float">
            <text:p>12.7608</text:p>
          </table:table-cell>
          <table:table-cell office:value-type="float" office:value="1.30444" calcext:value-type="float">
            <text:p>1.30444</text:p>
          </table:table-cell>
          <table:table-cell/>
          <table:table-cell office:value-type="float" office:value="12.7608" calcext:value-type="float">
            <text:p>12.7608</text:p>
          </table:table-cell>
          <table:table-cell office:value-type="float" office:value="1.52921" calcext:value-type="float">
            <text:p>1.52921</text:p>
          </table:table-cell>
        </table:table-row>
        <table:table-row table:style-name="ro1">
          <table:table-cell office:value-type="float" office:value="12.7764" calcext:value-type="float">
            <text:p>12.7764</text:p>
          </table:table-cell>
          <table:table-cell office:value-type="float" office:value="1.28981" calcext:value-type="float">
            <text:p>1.28981</text:p>
          </table:table-cell>
          <table:table-cell/>
          <table:table-cell office:value-type="float" office:value="12.7764" calcext:value-type="float">
            <text:p>12.7764</text:p>
          </table:table-cell>
          <table:table-cell office:value-type="float" office:value="1.51812" calcext:value-type="float">
            <text:p>1.51812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1.28635" calcext:value-type="float">
            <text:p>1.28635</text:p>
          </table:table-cell>
          <table:table-cell/>
          <table:table-cell office:value-type="float" office:value="12.792" calcext:value-type="float">
            <text:p>12.792</text:p>
          </table:table-cell>
          <table:table-cell office:value-type="float" office:value="1.50547" calcext:value-type="float">
            <text:p>1.50547</text:p>
          </table:table-cell>
        </table:table-row>
        <table:table-row table:style-name="ro1">
          <table:table-cell office:value-type="float" office:value="12.8076" calcext:value-type="float">
            <text:p>12.8076</text:p>
          </table:table-cell>
          <table:table-cell office:value-type="float" office:value="1.28323" calcext:value-type="float">
            <text:p>1.28323</text:p>
          </table:table-cell>
          <table:table-cell/>
          <table:table-cell office:value-type="float" office:value="12.8076" calcext:value-type="float">
            <text:p>12.8076</text:p>
          </table:table-cell>
          <table:table-cell office:value-type="float" office:value="1.49115" calcext:value-type="float">
            <text:p>1.49115</text:p>
          </table:table-cell>
        </table:table-row>
        <table:table-row table:style-name="ro1">
          <table:table-cell office:value-type="float" office:value="12.8232" calcext:value-type="float">
            <text:p>12.8232</text:p>
          </table:table-cell>
          <table:table-cell office:value-type="float" office:value="1.27423" calcext:value-type="float">
            <text:p>1.27423</text:p>
          </table:table-cell>
          <table:table-cell/>
          <table:table-cell office:value-type="float" office:value="12.8232" calcext:value-type="float">
            <text:p>12.8232</text:p>
          </table:table-cell>
          <table:table-cell office:value-type="float" office:value="1.47785" calcext:value-type="float">
            <text:p>1.47785</text:p>
          </table:table-cell>
        </table:table-row>
        <table:table-row table:style-name="ro1">
          <table:table-cell office:value-type="float" office:value="12.8388" calcext:value-type="float">
            <text:p>12.8388</text:p>
          </table:table-cell>
          <table:table-cell office:value-type="float" office:value="1.26355" calcext:value-type="float">
            <text:p>1.26355</text:p>
          </table:table-cell>
          <table:table-cell/>
          <table:table-cell office:value-type="float" office:value="12.8388" calcext:value-type="float">
            <text:p>12.8388</text:p>
          </table:table-cell>
          <table:table-cell office:value-type="float" office:value="1.4683" calcext:value-type="float">
            <text:p>1.4683</text:p>
          </table:table-cell>
        </table:table-row>
        <table:table-row table:style-name="ro1">
          <table:table-cell office:value-type="float" office:value="12.8544" calcext:value-type="float">
            <text:p>12.8544</text:p>
          </table:table-cell>
          <table:table-cell office:value-type="float" office:value="1.25765" calcext:value-type="float">
            <text:p>1.25765</text:p>
          </table:table-cell>
          <table:table-cell/>
          <table:table-cell office:value-type="float" office:value="12.8544" calcext:value-type="float">
            <text:p>12.8544</text:p>
          </table:table-cell>
          <table:table-cell office:value-type="float" office:value="1.45517" calcext:value-type="float">
            <text:p>1.45517</text:p>
          </table:table-cell>
        </table:table-row>
        <table:table-row table:style-name="ro1">
          <table:table-cell office:value-type="float" office:value="12.87" calcext:value-type="float">
            <text:p>12.87</text:p>
          </table:table-cell>
          <table:table-cell office:value-type="float" office:value="1.24687" calcext:value-type="float">
            <text:p>1.24687</text:p>
          </table:table-cell>
          <table:table-cell/>
          <table:table-cell office:value-type="float" office:value="12.87" calcext:value-type="float">
            <text:p>12.87</text:p>
          </table:table-cell>
          <table:table-cell office:value-type="float" office:value="1.44598" calcext:value-type="float">
            <text:p>1.44598</text:p>
          </table:table-cell>
        </table:table-row>
        <table:table-row table:style-name="ro1">
          <table:table-cell office:value-type="float" office:value="12.8856" calcext:value-type="float">
            <text:p>12.8856</text:p>
          </table:table-cell>
          <table:table-cell office:value-type="float" office:value="1.24398" calcext:value-type="float">
            <text:p>1.24398</text:p>
          </table:table-cell>
          <table:table-cell/>
          <table:table-cell office:value-type="float" office:value="12.8856" calcext:value-type="float">
            <text:p>12.8856</text:p>
          </table:table-cell>
          <table:table-cell office:value-type="float" office:value="1.42915" calcext:value-type="float">
            <text:p>1.42915</text:p>
          </table:table-cell>
        </table:table-row>
        <table:table-row table:style-name="ro1">
          <table:table-cell office:value-type="float" office:value="12.9012" calcext:value-type="float">
            <text:p>12.9012</text:p>
          </table:table-cell>
          <table:table-cell office:value-type="float" office:value="1.23695" calcext:value-type="float">
            <text:p>1.23695</text:p>
          </table:table-cell>
          <table:table-cell/>
          <table:table-cell office:value-type="float" office:value="12.9012" calcext:value-type="float">
            <text:p>12.9012</text:p>
          </table:table-cell>
          <table:table-cell office:value-type="float" office:value="1.42107" calcext:value-type="float">
            <text:p>1.42107</text:p>
          </table:table-cell>
        </table:table-row>
        <table:table-row table:style-name="ro1">
          <table:table-cell office:value-type="float" office:value="12.9168" calcext:value-type="float">
            <text:p>12.9168</text:p>
          </table:table-cell>
          <table:table-cell office:value-type="float" office:value="1.22748" calcext:value-type="float">
            <text:p>1.22748</text:p>
          </table:table-cell>
          <table:table-cell/>
          <table:table-cell office:value-type="float" office:value="12.9168" calcext:value-type="float">
            <text:p>12.9168</text:p>
          </table:table-cell>
          <table:table-cell office:value-type="float" office:value="1.41016" calcext:value-type="float">
            <text:p>1.41016</text:p>
          </table:table-cell>
        </table:table-row>
        <table:table-row table:style-name="ro1">
          <table:table-cell office:value-type="float" office:value="12.9324" calcext:value-type="float">
            <text:p>12.9324</text:p>
          </table:table-cell>
          <table:table-cell office:value-type="float" office:value="1.2291" calcext:value-type="float">
            <text:p>1.2291</text:p>
          </table:table-cell>
          <table:table-cell/>
          <table:table-cell office:value-type="float" office:value="12.9324" calcext:value-type="float">
            <text:p>12.9324</text:p>
          </table:table-cell>
          <table:table-cell office:value-type="float" office:value="1.39966" calcext:value-type="float">
            <text:p>1.39966</text:p>
          </table:table-cell>
        </table:table-row>
        <table:table-row table:style-name="ro1">
          <table:table-cell office:value-type="float" office:value="12.948" calcext:value-type="float">
            <text:p>12.948</text:p>
          </table:table-cell>
          <table:table-cell office:value-type="float" office:value="1.22546" calcext:value-type="float">
            <text:p>1.22546</text:p>
          </table:table-cell>
          <table:table-cell/>
          <table:table-cell office:value-type="float" office:value="12.948" calcext:value-type="float">
            <text:p>12.948</text:p>
          </table:table-cell>
          <table:table-cell office:value-type="float" office:value="1.3825" calcext:value-type="float">
            <text:p>1.3825</text:p>
          </table:table-cell>
        </table:table-row>
        <table:table-row table:style-name="ro1">
          <table:table-cell office:value-type="float" office:value="12.9636" calcext:value-type="float">
            <text:p>12.9636</text:p>
          </table:table-cell>
          <table:table-cell office:value-type="float" office:value="1.21183" calcext:value-type="float">
            <text:p>1.21183</text:p>
          </table:table-cell>
          <table:table-cell/>
          <table:table-cell office:value-type="float" office:value="12.9636" calcext:value-type="float">
            <text:p>12.9636</text:p>
          </table:table-cell>
          <table:table-cell office:value-type="float" office:value="1.37343" calcext:value-type="float">
            <text:p>1.37343</text:p>
          </table:table-cell>
        </table:table-row>
        <table:table-row table:style-name="ro1">
          <table:table-cell office:value-type="float" office:value="12.9792" calcext:value-type="float">
            <text:p>12.9792</text:p>
          </table:table-cell>
          <table:table-cell office:value-type="float" office:value="1.20471" calcext:value-type="float">
            <text:p>1.20471</text:p>
          </table:table-cell>
          <table:table-cell/>
          <table:table-cell office:value-type="float" office:value="12.9792" calcext:value-type="float">
            <text:p>12.9792</text:p>
          </table:table-cell>
          <table:table-cell office:value-type="float" office:value="1.36608" calcext:value-type="float">
            <text:p>1.36608</text:p>
          </table:table-cell>
        </table:table-row>
        <table:table-row table:style-name="ro1">
          <table:table-cell office:value-type="float" office:value="12.9948" calcext:value-type="float">
            <text:p>12.9948</text:p>
          </table:table-cell>
          <table:table-cell office:value-type="float" office:value="1.19585" calcext:value-type="float">
            <text:p>1.19585</text:p>
          </table:table-cell>
          <table:table-cell/>
          <table:table-cell office:value-type="float" office:value="12.9948" calcext:value-type="float">
            <text:p>12.9948</text:p>
          </table:table-cell>
          <table:table-cell office:value-type="float" office:value="1.35997" calcext:value-type="float">
            <text:p>1.35997</text:p>
          </table:table-cell>
        </table:table-row>
        <table:table-row table:style-name="ro1">
          <table:table-cell office:value-type="float" office:value="13.0104" calcext:value-type="float">
            <text:p>13.0104</text:p>
          </table:table-cell>
          <table:table-cell office:value-type="float" office:value="1.18521" calcext:value-type="float">
            <text:p>1.18521</text:p>
          </table:table-cell>
          <table:table-cell/>
          <table:table-cell office:value-type="float" office:value="13.0104" calcext:value-type="float">
            <text:p>13.0104</text:p>
          </table:table-cell>
          <table:table-cell office:value-type="float" office:value="1.34794" calcext:value-type="float">
            <text:p>1.34794</text:p>
          </table:table-cell>
        </table:table-row>
        <table:table-row table:style-name="ro1">
          <table:table-cell office:value-type="float" office:value="13.026" calcext:value-type="float">
            <text:p>13.026</text:p>
          </table:table-cell>
          <table:table-cell office:value-type="float" office:value="1.17573" calcext:value-type="float">
            <text:p>1.17573</text:p>
          </table:table-cell>
          <table:table-cell/>
          <table:table-cell office:value-type="float" office:value="13.026" calcext:value-type="float">
            <text:p>13.026</text:p>
          </table:table-cell>
          <table:table-cell office:value-type="float" office:value="1.33442" calcext:value-type="float">
            <text:p>1.33442</text:p>
          </table:table-cell>
        </table:table-row>
        <table:table-row table:style-name="ro1">
          <table:table-cell office:value-type="float" office:value="13.0416" calcext:value-type="float">
            <text:p>13.0416</text:p>
          </table:table-cell>
          <table:table-cell office:value-type="float" office:value="1.16667" calcext:value-type="float">
            <text:p>1.16667</text:p>
          </table:table-cell>
          <table:table-cell/>
          <table:table-cell office:value-type="float" office:value="13.0416" calcext:value-type="float">
            <text:p>13.0416</text:p>
          </table:table-cell>
          <table:table-cell office:value-type="float" office:value="1.32275" calcext:value-type="float">
            <text:p>1.32275</text:p>
          </table:table-cell>
        </table:table-row>
        <table:table-row table:style-name="ro1">
          <table:table-cell office:value-type="float" office:value="13.0572" calcext:value-type="float">
            <text:p>13.0572</text:p>
          </table:table-cell>
          <table:table-cell office:value-type="float" office:value="1.16374" calcext:value-type="float">
            <text:p>1.16374</text:p>
          </table:table-cell>
          <table:table-cell/>
          <table:table-cell office:value-type="float" office:value="13.0572" calcext:value-type="float">
            <text:p>13.0572</text:p>
          </table:table-cell>
          <table:table-cell office:value-type="float" office:value="1.31137" calcext:value-type="float">
            <text:p>1.31137</text:p>
          </table:table-cell>
        </table:table-row>
        <table:table-row table:style-name="ro1">
          <table:table-cell office:value-type="float" office:value="13.0728" calcext:value-type="float">
            <text:p>13.0728</text:p>
          </table:table-cell>
          <table:table-cell office:value-type="float" office:value="1.15993" calcext:value-type="float">
            <text:p>1.15993</text:p>
          </table:table-cell>
          <table:table-cell/>
          <table:table-cell office:value-type="float" office:value="13.0728" calcext:value-type="float">
            <text:p>13.0728</text:p>
          </table:table-cell>
          <table:table-cell office:value-type="float" office:value="1.30381" calcext:value-type="float">
            <text:p>1.30381</text:p>
          </table:table-cell>
        </table:table-row>
        <table:table-row table:style-name="ro1">
          <table:table-cell office:value-type="float" office:value="13.0884" calcext:value-type="float">
            <text:p>13.0884</text:p>
          </table:table-cell>
          <table:table-cell office:value-type="float" office:value="1.15401" calcext:value-type="float">
            <text:p>1.15401</text:p>
          </table:table-cell>
          <table:table-cell/>
          <table:table-cell office:value-type="float" office:value="13.0884" calcext:value-type="float">
            <text:p>13.0884</text:p>
          </table:table-cell>
          <table:table-cell office:value-type="float" office:value="1.29656" calcext:value-type="float">
            <text:p>1.29656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1.14761" calcext:value-type="float">
            <text:p>1.14761</text:p>
          </table:table-cell>
          <table:table-cell/>
          <table:table-cell office:value-type="float" office:value="13.104" calcext:value-type="float">
            <text:p>13.104</text:p>
          </table:table-cell>
          <table:table-cell office:value-type="float" office:value="1.28661" calcext:value-type="float">
            <text:p>1.28661</text:p>
          </table:table-cell>
        </table:table-row>
        <table:table-row table:style-name="ro1">
          <table:table-cell office:value-type="float" office:value="13.1196" calcext:value-type="float">
            <text:p>13.1196</text:p>
          </table:table-cell>
          <table:table-cell office:value-type="float" office:value="1.13427" calcext:value-type="float">
            <text:p>1.13427</text:p>
          </table:table-cell>
          <table:table-cell/>
          <table:table-cell office:value-type="float" office:value="13.1196" calcext:value-type="float">
            <text:p>13.1196</text:p>
          </table:table-cell>
          <table:table-cell office:value-type="float" office:value="1.27323" calcext:value-type="float">
            <text:p>1.27323</text:p>
          </table:table-cell>
        </table:table-row>
        <table:table-row table:style-name="ro1">
          <table:table-cell office:value-type="float" office:value="13.1352" calcext:value-type="float">
            <text:p>13.1352</text:p>
          </table:table-cell>
          <table:table-cell office:value-type="float" office:value="1.12422" calcext:value-type="float">
            <text:p>1.12422</text:p>
          </table:table-cell>
          <table:table-cell/>
          <table:table-cell office:value-type="float" office:value="13.1352" calcext:value-type="float">
            <text:p>13.1352</text:p>
          </table:table-cell>
          <table:table-cell office:value-type="float" office:value="1.2605" calcext:value-type="float">
            <text:p>1.2605</text:p>
          </table:table-cell>
        </table:table-row>
        <table:table-row table:style-name="ro1">
          <table:table-cell office:value-type="float" office:value="13.1508" calcext:value-type="float">
            <text:p>13.1508</text:p>
          </table:table-cell>
          <table:table-cell office:value-type="float" office:value="1.11258" calcext:value-type="float">
            <text:p>1.11258</text:p>
          </table:table-cell>
          <table:table-cell/>
          <table:table-cell office:value-type="float" office:value="13.1508" calcext:value-type="float">
            <text:p>13.1508</text:p>
          </table:table-cell>
          <table:table-cell office:value-type="float" office:value="1.25552" calcext:value-type="float">
            <text:p>1.25552</text:p>
          </table:table-cell>
        </table:table-row>
        <table:table-row table:style-name="ro1">
          <table:table-cell office:value-type="float" office:value="13.1664" calcext:value-type="float">
            <text:p>13.1664</text:p>
          </table:table-cell>
          <table:table-cell office:value-type="float" office:value="1.10626" calcext:value-type="float">
            <text:p>1.10626</text:p>
          </table:table-cell>
          <table:table-cell/>
          <table:table-cell office:value-type="float" office:value="13.1664" calcext:value-type="float">
            <text:p>13.1664</text:p>
          </table:table-cell>
          <table:table-cell office:value-type="float" office:value="1.2497" calcext:value-type="float">
            <text:p>1.2497</text:p>
          </table:table-cell>
        </table:table-row>
        <table:table-row table:style-name="ro1">
          <table:table-cell office:value-type="float" office:value="13.182" calcext:value-type="float">
            <text:p>13.182</text:p>
          </table:table-cell>
          <table:table-cell office:value-type="float" office:value="1.097" calcext:value-type="float">
            <text:p>1.097</text:p>
          </table:table-cell>
          <table:table-cell/>
          <table:table-cell office:value-type="float" office:value="13.182" calcext:value-type="float">
            <text:p>13.182</text:p>
          </table:table-cell>
          <table:table-cell office:value-type="float" office:value="1.23634" calcext:value-type="float">
            <text:p>1.23634</text:p>
          </table:table-cell>
        </table:table-row>
        <table:table-row table:style-name="ro1">
          <table:table-cell office:value-type="float" office:value="13.1976" calcext:value-type="float">
            <text:p>13.1976</text:p>
          </table:table-cell>
          <table:table-cell office:value-type="float" office:value="1.08784" calcext:value-type="float">
            <text:p>1.08784</text:p>
          </table:table-cell>
          <table:table-cell/>
          <table:table-cell office:value-type="float" office:value="13.1976" calcext:value-type="float">
            <text:p>13.1976</text:p>
          </table:table-cell>
          <table:table-cell office:value-type="float" office:value="1.22465" calcext:value-type="float">
            <text:p>1.22465</text:p>
          </table:table-cell>
        </table:table-row>
        <table:table-row table:style-name="ro1">
          <table:table-cell office:value-type="float" office:value="13.2132" calcext:value-type="float">
            <text:p>13.2132</text:p>
          </table:table-cell>
          <table:table-cell office:value-type="float" office:value="1.08005" calcext:value-type="float">
            <text:p>1.08005</text:p>
          </table:table-cell>
          <table:table-cell/>
          <table:table-cell office:value-type="float" office:value="13.2132" calcext:value-type="float">
            <text:p>13.2132</text:p>
          </table:table-cell>
          <table:table-cell office:value-type="float" office:value="1.21073" calcext:value-type="float">
            <text:p>1.21073</text:p>
          </table:table-cell>
        </table:table-row>
        <table:table-row table:style-name="ro1">
          <table:table-cell office:value-type="float" office:value="13.2288" calcext:value-type="float">
            <text:p>13.2288</text:p>
          </table:table-cell>
          <table:table-cell office:value-type="float" office:value="1.06919" calcext:value-type="float">
            <text:p>1.06919</text:p>
          </table:table-cell>
          <table:table-cell/>
          <table:table-cell office:value-type="float" office:value="13.2288" calcext:value-type="float">
            <text:p>13.2288</text:p>
          </table:table-cell>
          <table:table-cell office:value-type="float" office:value="1.20627" calcext:value-type="float">
            <text:p>1.20627</text:p>
          </table:table-cell>
        </table:table-row>
        <table:table-row table:style-name="ro1">
          <table:table-cell office:value-type="float" office:value="13.2444" calcext:value-type="float">
            <text:p>13.2444</text:p>
          </table:table-cell>
          <table:table-cell office:value-type="float" office:value="1.06747" calcext:value-type="float">
            <text:p>1.06747</text:p>
          </table:table-cell>
          <table:table-cell/>
          <table:table-cell office:value-type="float" office:value="13.2444" calcext:value-type="float">
            <text:p>13.2444</text:p>
          </table:table-cell>
          <table:table-cell office:value-type="float" office:value="1.19311" calcext:value-type="float">
            <text:p>1.19311</text:p>
          </table:table-cell>
        </table:table-row>
        <table:table-row table:style-name="ro1">
          <table:table-cell office:value-type="float" office:value="13.26" calcext:value-type="float">
            <text:p>13.26</text:p>
          </table:table-cell>
          <table:table-cell office:value-type="float" office:value="1.05869" calcext:value-type="float">
            <text:p>1.05869</text:p>
          </table:table-cell>
          <table:table-cell/>
          <table:table-cell office:value-type="float" office:value="13.26" calcext:value-type="float">
            <text:p>13.26</text:p>
          </table:table-cell>
          <table:table-cell office:value-type="float" office:value="1.18326" calcext:value-type="float">
            <text:p>1.18326</text:p>
          </table:table-cell>
        </table:table-row>
        <table:table-row table:style-name="ro1">
          <table:table-cell office:value-type="float" office:value="13.2756" calcext:value-type="float">
            <text:p>13.2756</text:p>
          </table:table-cell>
          <table:table-cell office:value-type="float" office:value="1.04943" calcext:value-type="float">
            <text:p>1.04943</text:p>
          </table:table-cell>
          <table:table-cell/>
          <table:table-cell office:value-type="float" office:value="13.2756" calcext:value-type="float">
            <text:p>13.2756</text:p>
          </table:table-cell>
          <table:table-cell office:value-type="float" office:value="1.17472" calcext:value-type="float">
            <text:p>1.17472</text:p>
          </table:table-cell>
        </table:table-row>
        <table:table-row table:style-name="ro1">
          <table:table-cell office:value-type="float" office:value="13.2912" calcext:value-type="float">
            <text:p>13.2912</text:p>
          </table:table-cell>
          <table:table-cell office:value-type="float" office:value="1.04098" calcext:value-type="float">
            <text:p>1.04098</text:p>
          </table:table-cell>
          <table:table-cell/>
          <table:table-cell office:value-type="float" office:value="13.2912" calcext:value-type="float">
            <text:p>13.2912</text:p>
          </table:table-cell>
          <table:table-cell office:value-type="float" office:value="1.16316" calcext:value-type="float">
            <text:p>1.16316</text:p>
          </table:table-cell>
        </table:table-row>
        <table:table-row table:style-name="ro1">
          <table:table-cell office:value-type="float" office:value="13.3068" calcext:value-type="float">
            <text:p>13.3068</text:p>
          </table:table-cell>
          <table:table-cell office:value-type="float" office:value="1.04286" calcext:value-type="float">
            <text:p>1.04286</text:p>
          </table:table-cell>
          <table:table-cell/>
          <table:table-cell office:value-type="float" office:value="13.3068" calcext:value-type="float">
            <text:p>13.3068</text:p>
          </table:table-cell>
          <table:table-cell office:value-type="float" office:value="1.1505" calcext:value-type="float">
            <text:p>1.1505</text:p>
          </table:table-cell>
        </table:table-row>
        <table:table-row table:style-name="ro1">
          <table:table-cell office:value-type="float" office:value="13.3224" calcext:value-type="float">
            <text:p>13.3224</text:p>
          </table:table-cell>
          <table:table-cell office:value-type="float" office:value="1.03293" calcext:value-type="float">
            <text:p>1.03293</text:p>
          </table:table-cell>
          <table:table-cell/>
          <table:table-cell office:value-type="float" office:value="13.3224" calcext:value-type="float">
            <text:p>13.3224</text:p>
          </table:table-cell>
          <table:table-cell office:value-type="float" office:value="1.1342" calcext:value-type="float">
            <text:p>1.1342</text:p>
          </table:table-cell>
        </table:table-row>
        <table:table-row table:style-name="ro1">
          <table:table-cell office:value-type="float" office:value="13.338" calcext:value-type="float">
            <text:p>13.338</text:p>
          </table:table-cell>
          <table:table-cell office:value-type="float" office:value="1.02536" calcext:value-type="float">
            <text:p>1.02536</text:p>
          </table:table-cell>
          <table:table-cell/>
          <table:table-cell office:value-type="float" office:value="13.338" calcext:value-type="float">
            <text:p>13.338</text:p>
          </table:table-cell>
          <table:table-cell office:value-type="float" office:value="1.12822" calcext:value-type="float">
            <text:p>1.12822</text:p>
          </table:table-cell>
        </table:table-row>
        <table:table-row table:style-name="ro1">
          <table:table-cell office:value-type="float" office:value="13.3536" calcext:value-type="float">
            <text:p>13.3536</text:p>
          </table:table-cell>
          <table:table-cell office:value-type="float" office:value="1.01484" calcext:value-type="float">
            <text:p>1.01484</text:p>
          </table:table-cell>
          <table:table-cell/>
          <table:table-cell office:value-type="float" office:value="13.3536" calcext:value-type="float">
            <text:p>13.3536</text:p>
          </table:table-cell>
          <table:table-cell office:value-type="float" office:value="1.11461" calcext:value-type="float">
            <text:p>1.11461</text:p>
          </table:table-cell>
        </table:table-row>
        <table:table-row table:style-name="ro1">
          <table:table-cell office:value-type="float" office:value="13.3692" calcext:value-type="float">
            <text:p>13.3692</text:p>
          </table:table-cell>
          <table:table-cell office:value-type="float" office:value="1.00439" calcext:value-type="float">
            <text:p>1.00439</text:p>
          </table:table-cell>
          <table:table-cell/>
          <table:table-cell office:value-type="float" office:value="13.3692" calcext:value-type="float">
            <text:p>13.3692</text:p>
          </table:table-cell>
          <table:table-cell office:value-type="float" office:value="1.10508" calcext:value-type="float">
            <text:p>1.10508</text:p>
          </table:table-cell>
        </table:table-row>
        <table:table-row table:style-name="ro1">
          <table:table-cell office:value-type="float" office:value="13.3848" calcext:value-type="float">
            <text:p>13.3848</text:p>
          </table:table-cell>
          <table:table-cell office:value-type="float" office:value="0.998031" calcext:value-type="float">
            <text:p>0.998031</text:p>
          </table:table-cell>
          <table:table-cell/>
          <table:table-cell office:value-type="float" office:value="13.3848" calcext:value-type="float">
            <text:p>13.3848</text:p>
          </table:table-cell>
          <table:table-cell office:value-type="float" office:value="1.09652" calcext:value-type="float">
            <text:p>1.09652</text:p>
          </table:table-cell>
        </table:table-row>
        <table:table-row table:style-name="ro1">
          <table:table-cell office:value-type="float" office:value="13.4004" calcext:value-type="float">
            <text:p>13.4004</text:p>
          </table:table-cell>
          <table:table-cell office:value-type="float" office:value="0.991456" calcext:value-type="float">
            <text:p>0.991456</text:p>
          </table:table-cell>
          <table:table-cell/>
          <table:table-cell office:value-type="float" office:value="13.4004" calcext:value-type="float">
            <text:p>13.4004</text:p>
          </table:table-cell>
          <table:table-cell office:value-type="float" office:value="1.08744" calcext:value-type="float">
            <text:p>1.08744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0.98264" calcext:value-type="float">
            <text:p>0.98264</text:p>
          </table:table-cell>
          <table:table-cell/>
          <table:table-cell office:value-type="float" office:value="13.416" calcext:value-type="float">
            <text:p>13.416</text:p>
          </table:table-cell>
          <table:table-cell office:value-type="float" office:value="1.07865" calcext:value-type="float">
            <text:p>1.07865</text:p>
          </table:table-cell>
        </table:table-row>
        <table:table-row table:style-name="ro1">
          <table:table-cell office:value-type="float" office:value="13.4316" calcext:value-type="float">
            <text:p>13.4316</text:p>
          </table:table-cell>
          <table:table-cell office:value-type="float" office:value="0.972235" calcext:value-type="float">
            <text:p>0.972235</text:p>
          </table:table-cell>
          <table:table-cell/>
          <table:table-cell office:value-type="float" office:value="13.4316" calcext:value-type="float">
            <text:p>13.4316</text:p>
          </table:table-cell>
          <table:table-cell office:value-type="float" office:value="1.06494" calcext:value-type="float">
            <text:p>1.06494</text:p>
          </table:table-cell>
        </table:table-row>
        <table:table-row table:style-name="ro1">
          <table:table-cell office:value-type="float" office:value="13.4472" calcext:value-type="float">
            <text:p>13.4472</text:p>
          </table:table-cell>
          <table:table-cell office:value-type="float" office:value="0.965214" calcext:value-type="float">
            <text:p>0.965214</text:p>
          </table:table-cell>
          <table:table-cell/>
          <table:table-cell office:value-type="float" office:value="13.4472" calcext:value-type="float">
            <text:p>13.4472</text:p>
          </table:table-cell>
          <table:table-cell office:value-type="float" office:value="1.05423" calcext:value-type="float">
            <text:p>1.05423</text:p>
          </table:table-cell>
        </table:table-row>
        <table:table-row table:style-name="ro1">
          <table:table-cell office:value-type="float" office:value="13.4628" calcext:value-type="float">
            <text:p>13.4628</text:p>
          </table:table-cell>
          <table:table-cell office:value-type="float" office:value="0.957933" calcext:value-type="float">
            <text:p>0.957933</text:p>
          </table:table-cell>
          <table:table-cell/>
          <table:table-cell office:value-type="float" office:value="13.4628" calcext:value-type="float">
            <text:p>13.4628</text:p>
          </table:table-cell>
          <table:table-cell office:value-type="float" office:value="1.04807" calcext:value-type="float">
            <text:p>1.04807</text:p>
          </table:table-cell>
        </table:table-row>
        <table:table-row table:style-name="ro1">
          <table:table-cell office:value-type="float" office:value="13.4784" calcext:value-type="float">
            <text:p>13.4784</text:p>
          </table:table-cell>
          <table:table-cell office:value-type="float" office:value="0.948478" calcext:value-type="float">
            <text:p>0.948478</text:p>
          </table:table-cell>
          <table:table-cell/>
          <table:table-cell office:value-type="float" office:value="13.4784" calcext:value-type="float">
            <text:p>13.4784</text:p>
          </table:table-cell>
          <table:table-cell office:value-type="float" office:value="1.03889" calcext:value-type="float">
            <text:p>1.03889</text:p>
          </table:table-cell>
        </table:table-row>
        <table:table-row table:style-name="ro1">
          <table:table-cell office:value-type="float" office:value="13.494" calcext:value-type="float">
            <text:p>13.494</text:p>
          </table:table-cell>
          <table:table-cell office:value-type="float" office:value="0.941505" calcext:value-type="float">
            <text:p>0.941505</text:p>
          </table:table-cell>
          <table:table-cell/>
          <table:table-cell office:value-type="float" office:value="13.494" calcext:value-type="float">
            <text:p>13.494</text:p>
          </table:table-cell>
          <table:table-cell office:value-type="float" office:value="1.02727" calcext:value-type="float">
            <text:p>1.02727</text:p>
          </table:table-cell>
        </table:table-row>
        <table:table-row table:style-name="ro1">
          <table:table-cell office:value-type="float" office:value="13.5096" calcext:value-type="float">
            <text:p>13.5096</text:p>
          </table:table-cell>
          <table:table-cell office:value-type="float" office:value="0.933089" calcext:value-type="float">
            <text:p>0.933089</text:p>
          </table:table-cell>
          <table:table-cell/>
          <table:table-cell office:value-type="float" office:value="13.5096" calcext:value-type="float">
            <text:p>13.5096</text:p>
          </table:table-cell>
          <table:table-cell office:value-type="float" office:value="1.02001" calcext:value-type="float">
            <text:p>1.02001</text:p>
          </table:table-cell>
        </table:table-row>
        <table:table-row table:style-name="ro1">
          <table:table-cell office:value-type="float" office:value="13.5252" calcext:value-type="float">
            <text:p>13.5252</text:p>
          </table:table-cell>
          <table:table-cell office:value-type="float" office:value="0.926183" calcext:value-type="float">
            <text:p>0.926183</text:p>
          </table:table-cell>
          <table:table-cell/>
          <table:table-cell office:value-type="float" office:value="13.5252" calcext:value-type="float">
            <text:p>13.5252</text:p>
          </table:table-cell>
          <table:table-cell office:value-type="float" office:value="1.01393" calcext:value-type="float">
            <text:p>1.01393</text:p>
          </table:table-cell>
        </table:table-row>
        <table:table-row table:style-name="ro1">
          <table:table-cell office:value-type="float" office:value="13.5408" calcext:value-type="float">
            <text:p>13.5408</text:p>
          </table:table-cell>
          <table:table-cell office:value-type="float" office:value="0.921362" calcext:value-type="float">
            <text:p>0.921362</text:p>
          </table:table-cell>
          <table:table-cell/>
          <table:table-cell office:value-type="float" office:value="13.5408" calcext:value-type="float">
            <text:p>13.5408</text:p>
          </table:table-cell>
          <table:table-cell office:value-type="float" office:value="1.00639" calcext:value-type="float">
            <text:p>1.00639</text:p>
          </table:table-cell>
        </table:table-row>
        <table:table-row table:style-name="ro1">
          <table:table-cell office:value-type="float" office:value="13.5564" calcext:value-type="float">
            <text:p>13.5564</text:p>
          </table:table-cell>
          <table:table-cell office:value-type="float" office:value="0.908555" calcext:value-type="float">
            <text:p>0.908555</text:p>
          </table:table-cell>
          <table:table-cell/>
          <table:table-cell office:value-type="float" office:value="13.5564" calcext:value-type="float">
            <text:p>13.5564</text:p>
          </table:table-cell>
          <table:table-cell office:value-type="float" office:value="0.997344" calcext:value-type="float">
            <text:p>0.997344</text:p>
          </table:table-cell>
        </table:table-row>
        <table:table-row table:style-name="ro1">
          <table:table-cell office:value-type="float" office:value="13.572" calcext:value-type="float">
            <text:p>13.572</text:p>
          </table:table-cell>
          <table:table-cell office:value-type="float" office:value="0.905485" calcext:value-type="float">
            <text:p>0.905485</text:p>
          </table:table-cell>
          <table:table-cell/>
          <table:table-cell office:value-type="float" office:value="13.572" calcext:value-type="float">
            <text:p>13.572</text:p>
          </table:table-cell>
          <table:table-cell office:value-type="float" office:value="0.982209" calcext:value-type="float">
            <text:p>0.982209</text:p>
          </table:table-cell>
        </table:table-row>
        <table:table-row table:style-name="ro1">
          <table:table-cell office:value-type="float" office:value="13.5876" calcext:value-type="float">
            <text:p>13.5876</text:p>
          </table:table-cell>
          <table:table-cell office:value-type="float" office:value="0.900934" calcext:value-type="float">
            <text:p>0.900934</text:p>
          </table:table-cell>
          <table:table-cell/>
          <table:table-cell office:value-type="float" office:value="13.5876" calcext:value-type="float">
            <text:p>13.5876</text:p>
          </table:table-cell>
          <table:table-cell office:value-type="float" office:value="0.970711" calcext:value-type="float">
            <text:p>0.970711</text:p>
          </table:table-cell>
        </table:table-row>
        <table:table-row table:style-name="ro1">
          <table:table-cell office:value-type="float" office:value="13.6032" calcext:value-type="float">
            <text:p>13.6032</text:p>
          </table:table-cell>
          <table:table-cell office:value-type="float" office:value="0.891336" calcext:value-type="float">
            <text:p>0.891336</text:p>
          </table:table-cell>
          <table:table-cell/>
          <table:table-cell office:value-type="float" office:value="13.6032" calcext:value-type="float">
            <text:p>13.6032</text:p>
          </table:table-cell>
          <table:table-cell office:value-type="float" office:value="0.96643" calcext:value-type="float">
            <text:p>0.96643</text:p>
          </table:table-cell>
        </table:table-row>
        <table:table-row table:style-name="ro1">
          <table:table-cell office:value-type="float" office:value="13.6188" calcext:value-type="float">
            <text:p>13.6188</text:p>
          </table:table-cell>
          <table:table-cell office:value-type="float" office:value="0.884922" calcext:value-type="float">
            <text:p>0.884922</text:p>
          </table:table-cell>
          <table:table-cell/>
          <table:table-cell office:value-type="float" office:value="13.6188" calcext:value-type="float">
            <text:p>13.6188</text:p>
          </table:table-cell>
          <table:table-cell office:value-type="float" office:value="0.958058" calcext:value-type="float">
            <text:p>0.958058</text:p>
          </table:table-cell>
        </table:table-row>
        <table:table-row table:style-name="ro1">
          <table:table-cell office:value-type="float" office:value="13.6344" calcext:value-type="float">
            <text:p>13.6344</text:p>
          </table:table-cell>
          <table:table-cell office:value-type="float" office:value="0.874416" calcext:value-type="float">
            <text:p>0.874416</text:p>
          </table:table-cell>
          <table:table-cell/>
          <table:table-cell office:value-type="float" office:value="13.6344" calcext:value-type="float">
            <text:p>13.6344</text:p>
          </table:table-cell>
          <table:table-cell office:value-type="float" office:value="0.94922" calcext:value-type="float">
            <text:p>0.94922</text:p>
          </table:table-cell>
        </table:table-row>
        <table:table-row table:style-name="ro1">
          <table:table-cell office:value-type="float" office:value="13.65" calcext:value-type="float">
            <text:p>13.65</text:p>
          </table:table-cell>
          <table:table-cell office:value-type="float" office:value="0.865876" calcext:value-type="float">
            <text:p>0.865876</text:p>
          </table:table-cell>
          <table:table-cell/>
          <table:table-cell office:value-type="float" office:value="13.65" calcext:value-type="float">
            <text:p>13.65</text:p>
          </table:table-cell>
          <table:table-cell office:value-type="float" office:value="0.93779" calcext:value-type="float">
            <text:p>0.93779</text:p>
          </table:table-cell>
        </table:table-row>
        <table:table-row table:style-name="ro1">
          <table:table-cell office:value-type="float" office:value="13.6656" calcext:value-type="float">
            <text:p>13.6656</text:p>
          </table:table-cell>
          <table:table-cell office:value-type="float" office:value="0.857381" calcext:value-type="float">
            <text:p>0.857381</text:p>
          </table:table-cell>
          <table:table-cell/>
          <table:table-cell office:value-type="float" office:value="13.6656" calcext:value-type="float">
            <text:p>13.6656</text:p>
          </table:table-cell>
          <table:table-cell office:value-type="float" office:value="0.929535" calcext:value-type="float">
            <text:p>0.929535</text:p>
          </table:table-cell>
        </table:table-row>
        <table:table-row table:style-name="ro1">
          <table:table-cell office:value-type="float" office:value="13.6812" calcext:value-type="float">
            <text:p>13.6812</text:p>
          </table:table-cell>
          <table:table-cell office:value-type="float" office:value="0.847761" calcext:value-type="float">
            <text:p>0.847761</text:p>
          </table:table-cell>
          <table:table-cell/>
          <table:table-cell office:value-type="float" office:value="13.6812" calcext:value-type="float">
            <text:p>13.6812</text:p>
          </table:table-cell>
          <table:table-cell office:value-type="float" office:value="0.918548" calcext:value-type="float">
            <text:p>0.918548</text:p>
          </table:table-cell>
        </table:table-row>
        <table:table-row table:style-name="ro1">
          <table:table-cell office:value-type="float" office:value="13.6968" calcext:value-type="float">
            <text:p>13.6968</text:p>
          </table:table-cell>
          <table:table-cell office:value-type="float" office:value="0.841972" calcext:value-type="float">
            <text:p>0.841972</text:p>
          </table:table-cell>
          <table:table-cell/>
          <table:table-cell office:value-type="float" office:value="13.6968" calcext:value-type="float">
            <text:p>13.6968</text:p>
          </table:table-cell>
          <table:table-cell office:value-type="float" office:value="0.909621" calcext:value-type="float">
            <text:p>0.909621</text:p>
          </table:table-cell>
        </table:table-row>
        <table:table-row table:style-name="ro1">
          <table:table-cell office:value-type="float" office:value="13.7124" calcext:value-type="float">
            <text:p>13.7124</text:p>
          </table:table-cell>
          <table:table-cell office:value-type="float" office:value="0.835418" calcext:value-type="float">
            <text:p>0.835418</text:p>
          </table:table-cell>
          <table:table-cell/>
          <table:table-cell office:value-type="float" office:value="13.7124" calcext:value-type="float">
            <text:p>13.7124</text:p>
          </table:table-cell>
          <table:table-cell office:value-type="float" office:value="0.903023" calcext:value-type="float">
            <text:p>0.903023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0.828141" calcext:value-type="float">
            <text:p>0.828141</text:p>
          </table:table-cell>
          <table:table-cell/>
          <table:table-cell office:value-type="float" office:value="13.728" calcext:value-type="float">
            <text:p>13.728</text:p>
          </table:table-cell>
          <table:table-cell office:value-type="float" office:value="0.892548" calcext:value-type="float">
            <text:p>0.892548</text:p>
          </table:table-cell>
        </table:table-row>
        <table:table-row table:style-name="ro1">
          <table:table-cell office:value-type="float" office:value="13.7436" calcext:value-type="float">
            <text:p>13.7436</text:p>
          </table:table-cell>
          <table:table-cell office:value-type="float" office:value="0.821277" calcext:value-type="float">
            <text:p>0.821277</text:p>
          </table:table-cell>
          <table:table-cell/>
          <table:table-cell office:value-type="float" office:value="13.7436" calcext:value-type="float">
            <text:p>13.7436</text:p>
          </table:table-cell>
          <table:table-cell office:value-type="float" office:value="0.880513" calcext:value-type="float">
            <text:p>0.880513</text:p>
          </table:table-cell>
        </table:table-row>
        <table:table-row table:style-name="ro1">
          <table:table-cell office:value-type="float" office:value="13.7592" calcext:value-type="float">
            <text:p>13.7592</text:p>
          </table:table-cell>
          <table:table-cell office:value-type="float" office:value="0.813789" calcext:value-type="float">
            <text:p>0.813789</text:p>
          </table:table-cell>
          <table:table-cell/>
          <table:table-cell office:value-type="float" office:value="13.7592" calcext:value-type="float">
            <text:p>13.7592</text:p>
          </table:table-cell>
          <table:table-cell office:value-type="float" office:value="0.875898" calcext:value-type="float">
            <text:p>0.875898</text:p>
          </table:table-cell>
        </table:table-row>
        <table:table-row table:style-name="ro1">
          <table:table-cell office:value-type="float" office:value="13.7748" calcext:value-type="float">
            <text:p>13.7748</text:p>
          </table:table-cell>
          <table:table-cell office:value-type="float" office:value="0.807738" calcext:value-type="float">
            <text:p>0.807738</text:p>
          </table:table-cell>
          <table:table-cell/>
          <table:table-cell office:value-type="float" office:value="13.7748" calcext:value-type="float">
            <text:p>13.7748</text:p>
          </table:table-cell>
          <table:table-cell office:value-type="float" office:value="0.866236" calcext:value-type="float">
            <text:p>0.866236</text:p>
          </table:table-cell>
        </table:table-row>
        <table:table-row table:style-name="ro1">
          <table:table-cell office:value-type="float" office:value="13.7904" calcext:value-type="float">
            <text:p>13.7904</text:p>
          </table:table-cell>
          <table:table-cell office:value-type="float" office:value="0.798911" calcext:value-type="float">
            <text:p>0.798911</text:p>
          </table:table-cell>
          <table:table-cell/>
          <table:table-cell office:value-type="float" office:value="13.7904" calcext:value-type="float">
            <text:p>13.7904</text:p>
          </table:table-cell>
          <table:table-cell office:value-type="float" office:value="0.854663" calcext:value-type="float">
            <text:p>0.854663</text:p>
          </table:table-cell>
        </table:table-row>
        <table:table-row table:style-name="ro1">
          <table:table-cell office:value-type="float" office:value="13.806" calcext:value-type="float">
            <text:p>13.806</text:p>
          </table:table-cell>
          <table:table-cell office:value-type="float" office:value="0.793628" calcext:value-type="float">
            <text:p>0.793628</text:p>
          </table:table-cell>
          <table:table-cell/>
          <table:table-cell office:value-type="float" office:value="13.806" calcext:value-type="float">
            <text:p>13.806</text:p>
          </table:table-cell>
          <table:table-cell office:value-type="float" office:value="0.845844" calcext:value-type="float">
            <text:p>0.845844</text:p>
          </table:table-cell>
        </table:table-row>
        <table:table-row table:style-name="ro1">
          <table:table-cell office:value-type="float" office:value="13.8216" calcext:value-type="float">
            <text:p>13.8216</text:p>
          </table:table-cell>
          <table:table-cell office:value-type="float" office:value="0.783736" calcext:value-type="float">
            <text:p>0.783736</text:p>
          </table:table-cell>
          <table:table-cell/>
          <table:table-cell office:value-type="float" office:value="13.8216" calcext:value-type="float">
            <text:p>13.8216</text:p>
          </table:table-cell>
          <table:table-cell office:value-type="float" office:value="0.833711" calcext:value-type="float">
            <text:p>0.833711</text:p>
          </table:table-cell>
        </table:table-row>
        <table:table-row table:style-name="ro1">
          <table:table-cell office:value-type="float" office:value="13.8372" calcext:value-type="float">
            <text:p>13.8372</text:p>
          </table:table-cell>
          <table:table-cell office:value-type="float" office:value="0.777244" calcext:value-type="float">
            <text:p>0.777244</text:p>
          </table:table-cell>
          <table:table-cell/>
          <table:table-cell office:value-type="float" office:value="13.8372" calcext:value-type="float">
            <text:p>13.8372</text:p>
          </table:table-cell>
          <table:table-cell office:value-type="float" office:value="0.825256" calcext:value-type="float">
            <text:p>0.825256</text:p>
          </table:table-cell>
        </table:table-row>
        <table:table-row table:style-name="ro1">
          <table:table-cell office:value-type="float" office:value="13.8528" calcext:value-type="float">
            <text:p>13.8528</text:p>
          </table:table-cell>
          <table:table-cell office:value-type="float" office:value="0.771024" calcext:value-type="float">
            <text:p>0.771024</text:p>
          </table:table-cell>
          <table:table-cell/>
          <table:table-cell office:value-type="float" office:value="13.8528" calcext:value-type="float">
            <text:p>13.8528</text:p>
          </table:table-cell>
          <table:table-cell office:value-type="float" office:value="0.818788" calcext:value-type="float">
            <text:p>0.818788</text:p>
          </table:table-cell>
        </table:table-row>
        <table:table-row table:style-name="ro1">
          <table:table-cell office:value-type="float" office:value="13.8684" calcext:value-type="float">
            <text:p>13.8684</text:p>
          </table:table-cell>
          <table:table-cell office:value-type="float" office:value="0.758317" calcext:value-type="float">
            <text:p>0.758317</text:p>
          </table:table-cell>
          <table:table-cell/>
          <table:table-cell office:value-type="float" office:value="13.8684" calcext:value-type="float">
            <text:p>13.8684</text:p>
          </table:table-cell>
          <table:table-cell office:value-type="float" office:value="0.808417" calcext:value-type="float">
            <text:p>0.808417</text:p>
          </table:table-cell>
        </table:table-row>
        <table:table-row table:style-name="ro1">
          <table:table-cell office:value-type="float" office:value="13.884" calcext:value-type="float">
            <text:p>13.884</text:p>
          </table:table-cell>
          <table:table-cell office:value-type="float" office:value="0.746694" calcext:value-type="float">
            <text:p>0.746694</text:p>
          </table:table-cell>
          <table:table-cell/>
          <table:table-cell office:value-type="float" office:value="13.884" calcext:value-type="float">
            <text:p>13.884</text:p>
          </table:table-cell>
          <table:table-cell office:value-type="float" office:value="0.798795" calcext:value-type="float">
            <text:p>0.798795</text:p>
          </table:table-cell>
        </table:table-row>
        <table:table-row table:style-name="ro1">
          <table:table-cell office:value-type="float" office:value="13.8996" calcext:value-type="float">
            <text:p>13.8996</text:p>
          </table:table-cell>
          <table:table-cell office:value-type="float" office:value="0.739235" calcext:value-type="float">
            <text:p>0.739235</text:p>
          </table:table-cell>
          <table:table-cell/>
          <table:table-cell office:value-type="float" office:value="13.8996" calcext:value-type="float">
            <text:p>13.8996</text:p>
          </table:table-cell>
          <table:table-cell office:value-type="float" office:value="0.788062" calcext:value-type="float">
            <text:p>0.788062</text:p>
          </table:table-cell>
        </table:table-row>
        <table:table-row table:style-name="ro1">
          <table:table-cell office:value-type="float" office:value="13.9152" calcext:value-type="float">
            <text:p>13.9152</text:p>
          </table:table-cell>
          <table:table-cell office:value-type="float" office:value="0.732999" calcext:value-type="float">
            <text:p>0.732999</text:p>
          </table:table-cell>
          <table:table-cell/>
          <table:table-cell office:value-type="float" office:value="13.9152" calcext:value-type="float">
            <text:p>13.9152</text:p>
          </table:table-cell>
          <table:table-cell office:value-type="float" office:value="0.781874" calcext:value-type="float">
            <text:p>0.781874</text:p>
          </table:table-cell>
        </table:table-row>
        <table:table-row table:style-name="ro1">
          <table:table-cell office:value-type="float" office:value="13.9308" calcext:value-type="float">
            <text:p>13.9308</text:p>
          </table:table-cell>
          <table:table-cell office:value-type="float" office:value="0.728492" calcext:value-type="float">
            <text:p>0.728492</text:p>
          </table:table-cell>
          <table:table-cell/>
          <table:table-cell office:value-type="float" office:value="13.9308" calcext:value-type="float">
            <text:p>13.9308</text:p>
          </table:table-cell>
          <table:table-cell office:value-type="float" office:value="0.773543" calcext:value-type="float">
            <text:p>0.773543</text:p>
          </table:table-cell>
        </table:table-row>
        <table:table-row table:style-name="ro1">
          <table:table-cell office:value-type="float" office:value="13.9464" calcext:value-type="float">
            <text:p>13.9464</text:p>
          </table:table-cell>
          <table:table-cell office:value-type="float" office:value="0.716597" calcext:value-type="float">
            <text:p>0.716597</text:p>
          </table:table-cell>
          <table:table-cell/>
          <table:table-cell office:value-type="float" office:value="13.9464" calcext:value-type="float">
            <text:p>13.9464</text:p>
          </table:table-cell>
          <table:table-cell office:value-type="float" office:value="0.766037" calcext:value-type="float">
            <text:p>0.766037</text:p>
          </table:table-cell>
        </table:table-row>
        <table:table-row table:style-name="ro1">
          <table:table-cell office:value-type="float" office:value="13.962" calcext:value-type="float">
            <text:p>13.962</text:p>
          </table:table-cell>
          <table:table-cell office:value-type="float" office:value="0.709277" calcext:value-type="float">
            <text:p>0.709277</text:p>
          </table:table-cell>
          <table:table-cell/>
          <table:table-cell office:value-type="float" office:value="13.962" calcext:value-type="float">
            <text:p>13.962</text:p>
          </table:table-cell>
          <table:table-cell office:value-type="float" office:value="0.755348" calcext:value-type="float">
            <text:p>0.755348</text:p>
          </table:table-cell>
        </table:table-row>
        <table:table-row table:style-name="ro1">
          <table:table-cell office:value-type="float" office:value="13.9776" calcext:value-type="float">
            <text:p>13.9776</text:p>
          </table:table-cell>
          <table:table-cell office:value-type="float" office:value="0.702114" calcext:value-type="float">
            <text:p>0.702114</text:p>
          </table:table-cell>
          <table:table-cell/>
          <table:table-cell office:value-type="float" office:value="13.9776" calcext:value-type="float">
            <text:p>13.9776</text:p>
          </table:table-cell>
          <table:table-cell office:value-type="float" office:value="0.745567" calcext:value-type="float">
            <text:p>0.745567</text:p>
          </table:table-cell>
        </table:table-row>
        <table:table-row table:style-name="ro1">
          <table:table-cell office:value-type="float" office:value="13.9932" calcext:value-type="float">
            <text:p>13.9932</text:p>
          </table:table-cell>
          <table:table-cell office:value-type="float" office:value="0.692028" calcext:value-type="float">
            <text:p>0.692028</text:p>
          </table:table-cell>
          <table:table-cell/>
          <table:table-cell office:value-type="float" office:value="13.9932" calcext:value-type="float">
            <text:p>13.9932</text:p>
          </table:table-cell>
          <table:table-cell office:value-type="float" office:value="0.734119" calcext:value-type="float">
            <text:p>0.734119</text:p>
          </table:table-cell>
        </table:table-row>
        <table:table-row table:style-name="ro1">
          <table:table-cell office:value-type="float" office:value="14.0088" calcext:value-type="float">
            <text:p>14.0088</text:p>
          </table:table-cell>
          <table:table-cell office:value-type="float" office:value="0.682259" calcext:value-type="float">
            <text:p>0.682259</text:p>
          </table:table-cell>
          <table:table-cell/>
          <table:table-cell office:value-type="float" office:value="14.0088" calcext:value-type="float">
            <text:p>14.0088</text:p>
          </table:table-cell>
          <table:table-cell office:value-type="float" office:value="0.72675" calcext:value-type="float">
            <text:p>0.72675</text:p>
          </table:table-cell>
        </table:table-row>
        <table:table-row table:style-name="ro1">
          <table:table-cell office:value-type="float" office:value="14.0244" calcext:value-type="float">
            <text:p>14.0244</text:p>
          </table:table-cell>
          <table:table-cell office:value-type="float" office:value="0.676648" calcext:value-type="float">
            <text:p>0.676648</text:p>
          </table:table-cell>
          <table:table-cell/>
          <table:table-cell office:value-type="float" office:value="14.0244" calcext:value-type="float">
            <text:p>14.0244</text:p>
          </table:table-cell>
          <table:table-cell office:value-type="float" office:value="0.715881" calcext:value-type="float">
            <text:p>0.715881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0.671291" calcext:value-type="float">
            <text:p>0.671291</text:p>
          </table:table-cell>
          <table:table-cell/>
          <table:table-cell office:value-type="float" office:value="14.04" calcext:value-type="float">
            <text:p>14.04</text:p>
          </table:table-cell>
          <table:table-cell office:value-type="float" office:value="0.708674" calcext:value-type="float">
            <text:p>0.708674</text:p>
          </table:table-cell>
        </table:table-row>
        <table:table-row table:style-name="ro1">
          <table:table-cell office:value-type="float" office:value="14.0556" calcext:value-type="float">
            <text:p>14.0556</text:p>
          </table:table-cell>
          <table:table-cell office:value-type="float" office:value="0.66393" calcext:value-type="float">
            <text:p>0.66393</text:p>
          </table:table-cell>
          <table:table-cell/>
          <table:table-cell office:value-type="float" office:value="14.0556" calcext:value-type="float">
            <text:p>14.0556</text:p>
          </table:table-cell>
          <table:table-cell office:value-type="float" office:value="0.698652" calcext:value-type="float">
            <text:p>0.698652</text:p>
          </table:table-cell>
        </table:table-row>
        <table:table-row table:style-name="ro1">
          <table:table-cell office:value-type="float" office:value="14.0712" calcext:value-type="float">
            <text:p>14.0712</text:p>
          </table:table-cell>
          <table:table-cell office:value-type="float" office:value="0.655331" calcext:value-type="float">
            <text:p>0.655331</text:p>
          </table:table-cell>
          <table:table-cell/>
          <table:table-cell office:value-type="float" office:value="14.0712" calcext:value-type="float">
            <text:p>14.0712</text:p>
          </table:table-cell>
          <table:table-cell office:value-type="float" office:value="0.687444" calcext:value-type="float">
            <text:p>0.687444</text:p>
          </table:table-cell>
        </table:table-row>
        <table:table-row table:style-name="ro1">
          <table:table-cell office:value-type="float" office:value="14.0868" calcext:value-type="float">
            <text:p>14.0868</text:p>
          </table:table-cell>
          <table:table-cell office:value-type="float" office:value="0.645406" calcext:value-type="float">
            <text:p>0.645406</text:p>
          </table:table-cell>
          <table:table-cell/>
          <table:table-cell office:value-type="float" office:value="14.0868" calcext:value-type="float">
            <text:p>14.0868</text:p>
          </table:table-cell>
          <table:table-cell office:value-type="float" office:value="0.679174" calcext:value-type="float">
            <text:p>0.679174</text:p>
          </table:table-cell>
        </table:table-row>
        <table:table-row table:style-name="ro1">
          <table:table-cell office:value-type="float" office:value="14.1024" calcext:value-type="float">
            <text:p>14.1024</text:p>
          </table:table-cell>
          <table:table-cell office:value-type="float" office:value="0.639975" calcext:value-type="float">
            <text:p>0.639975</text:p>
          </table:table-cell>
          <table:table-cell/>
          <table:table-cell office:value-type="float" office:value="14.1024" calcext:value-type="float">
            <text:p>14.1024</text:p>
          </table:table-cell>
          <table:table-cell office:value-type="float" office:value="0.672717" calcext:value-type="float">
            <text:p>0.672717</text:p>
          </table:table-cell>
        </table:table-row>
        <table:table-row table:style-name="ro1">
          <table:table-cell office:value-type="float" office:value="14.118" calcext:value-type="float">
            <text:p>14.118</text:p>
          </table:table-cell>
          <table:table-cell office:value-type="float" office:value="0.633722" calcext:value-type="float">
            <text:p>0.633722</text:p>
          </table:table-cell>
          <table:table-cell/>
          <table:table-cell office:value-type="float" office:value="14.118" calcext:value-type="float">
            <text:p>14.118</text:p>
          </table:table-cell>
          <table:table-cell office:value-type="float" office:value="0.664244" calcext:value-type="float">
            <text:p>0.664244</text:p>
          </table:table-cell>
        </table:table-row>
        <table:table-row table:style-name="ro1">
          <table:table-cell office:value-type="float" office:value="14.1336" calcext:value-type="float">
            <text:p>14.1336</text:p>
          </table:table-cell>
          <table:table-cell office:value-type="float" office:value="0.623263" calcext:value-type="float">
            <text:p>0.623263</text:p>
          </table:table-cell>
          <table:table-cell/>
          <table:table-cell office:value-type="float" office:value="14.1336" calcext:value-type="float">
            <text:p>14.1336</text:p>
          </table:table-cell>
          <table:table-cell office:value-type="float" office:value="0.654063" calcext:value-type="float">
            <text:p>0.654063</text:p>
          </table:table-cell>
        </table:table-row>
        <table:table-row table:style-name="ro1">
          <table:table-cell office:value-type="float" office:value="14.1492" calcext:value-type="float">
            <text:p>14.1492</text:p>
          </table:table-cell>
          <table:table-cell office:value-type="float" office:value="0.615587" calcext:value-type="float">
            <text:p>0.615587</text:p>
          </table:table-cell>
          <table:table-cell/>
          <table:table-cell office:value-type="float" office:value="14.1492" calcext:value-type="float">
            <text:p>14.1492</text:p>
          </table:table-cell>
          <table:table-cell office:value-type="float" office:value="0.641744" calcext:value-type="float">
            <text:p>0.641744</text:p>
          </table:table-cell>
        </table:table-row>
        <table:table-row table:style-name="ro1">
          <table:table-cell office:value-type="float" office:value="14.1648" calcext:value-type="float">
            <text:p>14.1648</text:p>
          </table:table-cell>
          <table:table-cell office:value-type="float" office:value="0.602832" calcext:value-type="float">
            <text:p>0.602832</text:p>
          </table:table-cell>
          <table:table-cell/>
          <table:table-cell office:value-type="float" office:value="14.1648" calcext:value-type="float">
            <text:p>14.1648</text:p>
          </table:table-cell>
          <table:table-cell office:value-type="float" office:value="0.635377" calcext:value-type="float">
            <text:p>0.635377</text:p>
          </table:table-cell>
        </table:table-row>
        <table:table-row table:style-name="ro1">
          <table:table-cell office:value-type="float" office:value="14.1804" calcext:value-type="float">
            <text:p>14.1804</text:p>
          </table:table-cell>
          <table:table-cell office:value-type="float" office:value="0.595742" calcext:value-type="float">
            <text:p>0.595742</text:p>
          </table:table-cell>
          <table:table-cell/>
          <table:table-cell office:value-type="float" office:value="14.1804" calcext:value-type="float">
            <text:p>14.1804</text:p>
          </table:table-cell>
          <table:table-cell office:value-type="float" office:value="0.625204" calcext:value-type="float">
            <text:p>0.625204</text:p>
          </table:table-cell>
        </table:table-row>
        <table:table-row table:style-name="ro1">
          <table:table-cell office:value-type="float" office:value="14.196" calcext:value-type="float">
            <text:p>14.196</text:p>
          </table:table-cell>
          <table:table-cell office:value-type="float" office:value="0.5892" calcext:value-type="float">
            <text:p>0.5892</text:p>
          </table:table-cell>
          <table:table-cell/>
          <table:table-cell office:value-type="float" office:value="14.196" calcext:value-type="float">
            <text:p>14.196</text:p>
          </table:table-cell>
          <table:table-cell office:value-type="float" office:value="0.616182" calcext:value-type="float">
            <text:p>0.616182</text:p>
          </table:table-cell>
        </table:table-row>
        <table:table-row table:style-name="ro1">
          <table:table-cell office:value-type="float" office:value="14.2116" calcext:value-type="float">
            <text:p>14.2116</text:p>
          </table:table-cell>
          <table:table-cell office:value-type="float" office:value="0.579528" calcext:value-type="float">
            <text:p>0.579528</text:p>
          </table:table-cell>
          <table:table-cell/>
          <table:table-cell office:value-type="float" office:value="14.2116" calcext:value-type="float">
            <text:p>14.2116</text:p>
          </table:table-cell>
          <table:table-cell office:value-type="float" office:value="0.611314" calcext:value-type="float">
            <text:p>0.611314</text:p>
          </table:table-cell>
        </table:table-row>
        <table:table-row table:style-name="ro1">
          <table:table-cell office:value-type="float" office:value="14.2272" calcext:value-type="float">
            <text:p>14.2272</text:p>
          </table:table-cell>
          <table:table-cell office:value-type="float" office:value="0.574302" calcext:value-type="float">
            <text:p>0.574302</text:p>
          </table:table-cell>
          <table:table-cell/>
          <table:table-cell office:value-type="float" office:value="14.2272" calcext:value-type="float">
            <text:p>14.2272</text:p>
          </table:table-cell>
          <table:table-cell office:value-type="float" office:value="0.602568" calcext:value-type="float">
            <text:p>0.602568</text:p>
          </table:table-cell>
        </table:table-row>
        <table:table-row table:style-name="ro1">
          <table:table-cell office:value-type="float" office:value="14.2428" calcext:value-type="float">
            <text:p>14.2428</text:p>
          </table:table-cell>
          <table:table-cell office:value-type="float" office:value="0.564082" calcext:value-type="float">
            <text:p>0.564082</text:p>
          </table:table-cell>
          <table:table-cell/>
          <table:table-cell office:value-type="float" office:value="14.2428" calcext:value-type="float">
            <text:p>14.2428</text:p>
          </table:table-cell>
          <table:table-cell office:value-type="float" office:value="0.595335" calcext:value-type="float">
            <text:p>0.595335</text:p>
          </table:table-cell>
        </table:table-row>
        <table:table-row table:style-name="ro1">
          <table:table-cell office:value-type="float" office:value="14.2584" calcext:value-type="float">
            <text:p>14.2584</text:p>
          </table:table-cell>
          <table:table-cell office:value-type="float" office:value="0.556946" calcext:value-type="float">
            <text:p>0.556946</text:p>
          </table:table-cell>
          <table:table-cell/>
          <table:table-cell office:value-type="float" office:value="14.2584" calcext:value-type="float">
            <text:p>14.2584</text:p>
          </table:table-cell>
          <table:table-cell office:value-type="float" office:value="0.584358" calcext:value-type="float">
            <text:p>0.584358</text:p>
          </table:table-cell>
        </table:table-row>
        <table:table-row table:style-name="ro1">
          <table:table-cell office:value-type="float" office:value="14.274" calcext:value-type="float">
            <text:p>14.274</text:p>
          </table:table-cell>
          <table:table-cell office:value-type="float" office:value="0.547743" calcext:value-type="float">
            <text:p>0.547743</text:p>
          </table:table-cell>
          <table:table-cell/>
          <table:table-cell office:value-type="float" office:value="14.274" calcext:value-type="float">
            <text:p>14.274</text:p>
          </table:table-cell>
          <table:table-cell office:value-type="float" office:value="0.574813" calcext:value-type="float">
            <text:p>0.574813</text:p>
          </table:table-cell>
        </table:table-row>
        <table:table-row table:style-name="ro1">
          <table:table-cell office:value-type="float" office:value="14.2896" calcext:value-type="float">
            <text:p>14.2896</text:p>
          </table:table-cell>
          <table:table-cell office:value-type="float" office:value="0.539358" calcext:value-type="float">
            <text:p>0.539358</text:p>
          </table:table-cell>
          <table:table-cell/>
          <table:table-cell office:value-type="float" office:value="14.2896" calcext:value-type="float">
            <text:p>14.2896</text:p>
          </table:table-cell>
          <table:table-cell office:value-type="float" office:value="0.566611" calcext:value-type="float">
            <text:p>0.566611</text:p>
          </table:table-cell>
        </table:table-row>
        <table:table-row table:style-name="ro1">
          <table:table-cell office:value-type="float" office:value="14.3052" calcext:value-type="float">
            <text:p>14.3052</text:p>
          </table:table-cell>
          <table:table-cell office:value-type="float" office:value="0.529465" calcext:value-type="float">
            <text:p>0.529465</text:p>
          </table:table-cell>
          <table:table-cell/>
          <table:table-cell office:value-type="float" office:value="14.3052" calcext:value-type="float">
            <text:p>14.3052</text:p>
          </table:table-cell>
          <table:table-cell office:value-type="float" office:value="0.55587" calcext:value-type="float">
            <text:p>0.55587</text:p>
          </table:table-cell>
        </table:table-row>
        <table:table-row table:style-name="ro1">
          <table:table-cell office:value-type="float" office:value="14.3208" calcext:value-type="float">
            <text:p>14.3208</text:p>
          </table:table-cell>
          <table:table-cell office:value-type="float" office:value="0.520164" calcext:value-type="float">
            <text:p>0.520164</text:p>
          </table:table-cell>
          <table:table-cell/>
          <table:table-cell office:value-type="float" office:value="14.3208" calcext:value-type="float">
            <text:p>14.3208</text:p>
          </table:table-cell>
          <table:table-cell office:value-type="float" office:value="0.546875" calcext:value-type="float">
            <text:p>0.546875</text:p>
          </table:table-cell>
        </table:table-row>
        <table:table-row table:style-name="ro1">
          <table:table-cell office:value-type="float" office:value="14.3364" calcext:value-type="float">
            <text:p>14.3364</text:p>
          </table:table-cell>
          <table:table-cell office:value-type="float" office:value="0.510942" calcext:value-type="float">
            <text:p>0.510942</text:p>
          </table:table-cell>
          <table:table-cell/>
          <table:table-cell office:value-type="float" office:value="14.3364" calcext:value-type="float">
            <text:p>14.3364</text:p>
          </table:table-cell>
          <table:table-cell office:value-type="float" office:value="0.534247" calcext:value-type="float">
            <text:p>0.534247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0.500924" calcext:value-type="float">
            <text:p>0.500924</text:p>
          </table:table-cell>
          <table:table-cell/>
          <table:table-cell office:value-type="float" office:value="14.352" calcext:value-type="float">
            <text:p>14.352</text:p>
          </table:table-cell>
          <table:table-cell office:value-type="float" office:value="0.523372" calcext:value-type="float">
            <text:p>0.523372</text:p>
          </table:table-cell>
        </table:table-row>
        <table:table-row table:style-name="ro1">
          <table:table-cell office:value-type="float" office:value="14.3676" calcext:value-type="float">
            <text:p>14.3676</text:p>
          </table:table-cell>
          <table:table-cell office:value-type="float" office:value="0.490186" calcext:value-type="float">
            <text:p>0.490186</text:p>
          </table:table-cell>
          <table:table-cell/>
          <table:table-cell office:value-type="float" office:value="14.3676" calcext:value-type="float">
            <text:p>14.3676</text:p>
          </table:table-cell>
          <table:table-cell office:value-type="float" office:value="0.515845" calcext:value-type="float">
            <text:p>0.515845</text:p>
          </table:table-cell>
        </table:table-row>
        <table:table-row table:style-name="ro1">
          <table:table-cell office:value-type="float" office:value="14.3832" calcext:value-type="float">
            <text:p>14.3832</text:p>
          </table:table-cell>
          <table:table-cell office:value-type="float" office:value="0.482355" calcext:value-type="float">
            <text:p>0.482355</text:p>
          </table:table-cell>
          <table:table-cell/>
          <table:table-cell office:value-type="float" office:value="14.3832" calcext:value-type="float">
            <text:p>14.3832</text:p>
          </table:table-cell>
          <table:table-cell office:value-type="float" office:value="0.505608" calcext:value-type="float">
            <text:p>0.505608</text:p>
          </table:table-cell>
        </table:table-row>
        <table:table-row table:style-name="ro1">
          <table:table-cell office:value-type="float" office:value="14.3988" calcext:value-type="float">
            <text:p>14.3988</text:p>
          </table:table-cell>
          <table:table-cell office:value-type="float" office:value="0.475067" calcext:value-type="float">
            <text:p>0.475067</text:p>
          </table:table-cell>
          <table:table-cell/>
          <table:table-cell office:value-type="float" office:value="14.3988" calcext:value-type="float">
            <text:p>14.3988</text:p>
          </table:table-cell>
          <table:table-cell office:value-type="float" office:value="0.495367" calcext:value-type="float">
            <text:p>0.495367</text:p>
          </table:table-cell>
        </table:table-row>
        <table:table-row table:style-name="ro1">
          <table:table-cell office:value-type="float" office:value="14.4144" calcext:value-type="float">
            <text:p>14.4144</text:p>
          </table:table-cell>
          <table:table-cell office:value-type="float" office:value="0.46443" calcext:value-type="float">
            <text:p>0.46443</text:p>
          </table:table-cell>
          <table:table-cell/>
          <table:table-cell office:value-type="float" office:value="14.4144" calcext:value-type="float">
            <text:p>14.4144</text:p>
          </table:table-cell>
          <table:table-cell office:value-type="float" office:value="0.482054" calcext:value-type="float">
            <text:p>0.482054</text:p>
          </table:table-cell>
        </table:table-row>
        <table:table-row table:style-name="ro1">
          <table:table-cell office:value-type="float" office:value="14.43" calcext:value-type="float">
            <text:p>14.43</text:p>
          </table:table-cell>
          <table:table-cell office:value-type="float" office:value="0.645443" calcext:value-type="float">
            <text:p>0.645443</text:p>
          </table:table-cell>
          <table:table-cell/>
          <table:table-cell office:value-type="float" office:value="14.43" calcext:value-type="float">
            <text:p>14.43</text:p>
          </table:table-cell>
          <table:table-cell office:value-type="float" office:value="0.471906" calcext:value-type="float">
            <text:p>0.471906</text:p>
          </table:table-cell>
        </table:table-row>
        <table:table-row table:style-name="ro1">
          <table:table-cell office:value-type="float" office:value="14.4456" calcext:value-type="float">
            <text:p>14.4456</text:p>
          </table:table-cell>
          <table:table-cell office:value-type="float" office:value="0.622534" calcext:value-type="float">
            <text:p>0.622534</text:p>
          </table:table-cell>
          <table:table-cell/>
          <table:table-cell office:value-type="float" office:value="14.4456" calcext:value-type="float">
            <text:p>14.4456</text:p>
          </table:table-cell>
          <table:table-cell office:value-type="float" office:value="0.651971" calcext:value-type="float">
            <text:p>0.651971</text:p>
          </table:table-cell>
        </table:table-row>
        <table:table-row table:style-name="ro1">
          <table:table-cell office:value-type="float" office:value="14.4612" calcext:value-type="float">
            <text:p>14.4612</text:p>
          </table:table-cell>
          <table:table-cell office:value-type="float" office:value="0.601344" calcext:value-type="float">
            <text:p>0.601344</text:p>
          </table:table-cell>
          <table:table-cell/>
          <table:table-cell office:value-type="float" office:value="14.4612" calcext:value-type="float">
            <text:p>14.4612</text:p>
          </table:table-cell>
          <table:table-cell office:value-type="float" office:value="0.63165" calcext:value-type="float">
            <text:p>0.63165</text:p>
          </table:table-cell>
        </table:table-row>
        <table:table-row table:style-name="ro1">
          <table:table-cell office:value-type="float" office:value="14.4768" calcext:value-type="float">
            <text:p>14.4768</text:p>
          </table:table-cell>
          <table:table-cell office:value-type="float" office:value="0.581278" calcext:value-type="float">
            <text:p>0.581278</text:p>
          </table:table-cell>
          <table:table-cell/>
          <table:table-cell office:value-type="float" office:value="14.4768" calcext:value-type="float">
            <text:p>14.4768</text:p>
          </table:table-cell>
          <table:table-cell office:value-type="float" office:value="0.611808" calcext:value-type="float">
            <text:p>0.611808</text:p>
          </table:table-cell>
        </table:table-row>
        <table:table-row table:style-name="ro1">
          <table:table-cell office:value-type="float" office:value="14.4924" calcext:value-type="float">
            <text:p>14.4924</text:p>
          </table:table-cell>
          <table:table-cell office:value-type="float" office:value="0.563654" calcext:value-type="float">
            <text:p>0.563654</text:p>
          </table:table-cell>
          <table:table-cell/>
          <table:table-cell office:value-type="float" office:value="14.4924" calcext:value-type="float">
            <text:p>14.4924</text:p>
          </table:table-cell>
          <table:table-cell office:value-type="float" office:value="0.596513" calcext:value-type="float">
            <text:p>0.596513</text:p>
          </table:table-cell>
        </table:table-row>
        <table:table-row table:style-name="ro1">
          <table:table-cell office:value-type="float" office:value="14.508" calcext:value-type="float">
            <text:p>14.508</text:p>
          </table:table-cell>
          <table:table-cell office:value-type="float" office:value="0.547897" calcext:value-type="float">
            <text:p>0.547897</text:p>
          </table:table-cell>
          <table:table-cell/>
          <table:table-cell office:value-type="float" office:value="14.508" calcext:value-type="float">
            <text:p>14.508</text:p>
          </table:table-cell>
          <table:table-cell office:value-type="float" office:value="0.581208" calcext:value-type="float">
            <text:p>0.581208</text:p>
          </table:table-cell>
        </table:table-row>
        <table:table-row table:style-name="ro1">
          <table:table-cell office:value-type="float" office:value="14.5236" calcext:value-type="float">
            <text:p>14.5236</text:p>
          </table:table-cell>
          <table:table-cell office:value-type="float" office:value="0.533252" calcext:value-type="float">
            <text:p>0.533252</text:p>
          </table:table-cell>
          <table:table-cell/>
          <table:table-cell office:value-type="float" office:value="14.5236" calcext:value-type="float">
            <text:p>14.5236</text:p>
          </table:table-cell>
          <table:table-cell office:value-type="float" office:value="0.565574" calcext:value-type="float">
            <text:p>0.565574</text:p>
          </table:table-cell>
        </table:table-row>
        <table:table-row table:style-name="ro1">
          <table:table-cell office:value-type="float" office:value="14.5392" calcext:value-type="float">
            <text:p>14.5392</text:p>
          </table:table-cell>
          <table:table-cell office:value-type="float" office:value="0.520539" calcext:value-type="float">
            <text:p>0.520539</text:p>
          </table:table-cell>
          <table:table-cell/>
          <table:table-cell office:value-type="float" office:value="14.5392" calcext:value-type="float">
            <text:p>14.5392</text:p>
          </table:table-cell>
          <table:table-cell office:value-type="float" office:value="0.547163" calcext:value-type="float">
            <text:p>0.547163</text:p>
          </table:table-cell>
        </table:table-row>
        <table:table-row table:style-name="ro1">
          <table:table-cell office:value-type="float" office:value="14.5548" calcext:value-type="float">
            <text:p>14.5548</text:p>
          </table:table-cell>
          <table:table-cell office:value-type="float" office:value="0.685692" calcext:value-type="float">
            <text:p>0.685692</text:p>
          </table:table-cell>
          <table:table-cell/>
          <table:table-cell office:value-type="float" office:value="14.5548" calcext:value-type="float">
            <text:p>14.5548</text:p>
          </table:table-cell>
          <table:table-cell office:value-type="float" office:value="0.532628" calcext:value-type="float">
            <text:p>0.532628</text:p>
          </table:table-cell>
        </table:table-row>
        <table:table-row table:style-name="ro1">
          <table:table-cell office:value-type="float" office:value="14.5704" calcext:value-type="float">
            <text:p>14.5704</text:p>
          </table:table-cell>
          <table:table-cell office:value-type="float" office:value="0.666296" calcext:value-type="float">
            <text:p>0.666296</text:p>
          </table:table-cell>
          <table:table-cell/>
          <table:table-cell office:value-type="float" office:value="14.5704" calcext:value-type="float">
            <text:p>14.5704</text:p>
          </table:table-cell>
          <table:table-cell office:value-type="float" office:value="0.519692" calcext:value-type="float">
            <text:p>0.519692</text:p>
          </table:table-cell>
        </table:table-row>
        <table:table-row table:style-name="ro1">
          <table:table-cell office:value-type="float" office:value="14.586" calcext:value-type="float">
            <text:p>14.586</text:p>
          </table:table-cell>
          <table:table-cell office:value-type="float" office:value="0.648062" calcext:value-type="float">
            <text:p>0.648062</text:p>
          </table:table-cell>
          <table:table-cell/>
          <table:table-cell office:value-type="float" office:value="14.586" calcext:value-type="float">
            <text:p>14.586</text:p>
          </table:table-cell>
          <table:table-cell office:value-type="float" office:value="0.727341" calcext:value-type="float">
            <text:p>0.727341</text:p>
          </table:table-cell>
        </table:table-row>
        <table:table-row table:style-name="ro1">
          <table:table-cell office:value-type="float" office:value="14.6016" calcext:value-type="float">
            <text:p>14.6016</text:p>
          </table:table-cell>
          <table:table-cell office:value-type="float" office:value="0.626504" calcext:value-type="float">
            <text:p>0.626504</text:p>
          </table:table-cell>
          <table:table-cell/>
          <table:table-cell office:value-type="float" office:value="14.6016" calcext:value-type="float">
            <text:p>14.6016</text:p>
          </table:table-cell>
          <table:table-cell office:value-type="float" office:value="0.70834" calcext:value-type="float">
            <text:p>0.70834</text:p>
          </table:table-cell>
        </table:table-row>
        <table:table-row table:style-name="ro1">
          <table:table-cell office:value-type="float" office:value="14.6172" calcext:value-type="float">
            <text:p>14.6172</text:p>
          </table:table-cell>
          <table:table-cell office:value-type="float" office:value="0.610179" calcext:value-type="float">
            <text:p>0.610179</text:p>
          </table:table-cell>
          <table:table-cell/>
          <table:table-cell office:value-type="float" office:value="14.6172" calcext:value-type="float">
            <text:p>14.6172</text:p>
          </table:table-cell>
          <table:table-cell office:value-type="float" office:value="0.683497" calcext:value-type="float">
            <text:p>0.683497</text:p>
          </table:table-cell>
        </table:table-row>
        <table:table-row table:style-name="ro1">
          <table:table-cell office:value-type="float" office:value="14.6328" calcext:value-type="float">
            <text:p>14.6328</text:p>
          </table:table-cell>
          <table:table-cell office:value-type="float" office:value="0.588873" calcext:value-type="float">
            <text:p>0.588873</text:p>
          </table:table-cell>
          <table:table-cell/>
          <table:table-cell office:value-type="float" office:value="14.6328" calcext:value-type="float">
            <text:p>14.6328</text:p>
          </table:table-cell>
          <table:table-cell office:value-type="float" office:value="0.665264" calcext:value-type="float">
            <text:p>0.665264</text:p>
          </table:table-cell>
        </table:table-row>
        <table:table-row table:style-name="ro1">
          <table:table-cell office:value-type="float" office:value="14.6484" calcext:value-type="float">
            <text:p>14.6484</text:p>
          </table:table-cell>
          <table:table-cell office:value-type="float" office:value="0.571468" calcext:value-type="float">
            <text:p>0.571468</text:p>
          </table:table-cell>
          <table:table-cell/>
          <table:table-cell office:value-type="float" office:value="14.6484" calcext:value-type="float">
            <text:p>14.6484</text:p>
          </table:table-cell>
          <table:table-cell office:value-type="float" office:value="0.648135" calcext:value-type="float">
            <text:p>0.648135</text:p>
          </table:table-cell>
        </table:table-row>
        <table:table-row table:style-name="ro1">
          <table:table-cell office:value-type="float" office:value="14.664" calcext:value-type="float">
            <text:p>14.664</text:p>
          </table:table-cell>
          <table:table-cell office:value-type="float" office:value="0.554091" calcext:value-type="float">
            <text:p>0.554091</text:p>
          </table:table-cell>
          <table:table-cell/>
          <table:table-cell office:value-type="float" office:value="14.664" calcext:value-type="float">
            <text:p>14.664</text:p>
          </table:table-cell>
          <table:table-cell office:value-type="float" office:value="0.6277" calcext:value-type="float">
            <text:p>0.6277</text:p>
          </table:table-cell>
        </table:table-row>
        <table:table-row table:style-name="ro1">
          <table:table-cell office:value-type="float" office:value="14.6796" calcext:value-type="float">
            <text:p>14.6796</text:p>
          </table:table-cell>
          <table:table-cell office:value-type="float" office:value="0.541841" calcext:value-type="float">
            <text:p>0.541841</text:p>
          </table:table-cell>
          <table:table-cell/>
          <table:table-cell office:value-type="float" office:value="14.6796" calcext:value-type="float">
            <text:p>14.6796</text:p>
          </table:table-cell>
          <table:table-cell office:value-type="float" office:value="0.611106" calcext:value-type="float">
            <text:p>0.611106</text:p>
          </table:table-cell>
        </table:table-row>
        <table:table-row table:style-name="ro1">
          <table:table-cell office:value-type="float" office:value="14.6952" calcext:value-type="float">
            <text:p>14.6952</text:p>
          </table:table-cell>
          <table:table-cell office:value-type="float" office:value="0.523184" calcext:value-type="float">
            <text:p>0.523184</text:p>
          </table:table-cell>
          <table:table-cell/>
          <table:table-cell office:value-type="float" office:value="14.6952" calcext:value-type="float">
            <text:p>14.6952</text:p>
          </table:table-cell>
          <table:table-cell office:value-type="float" office:value="0.591047" calcext:value-type="float">
            <text:p>0.591047</text:p>
          </table:table-cell>
        </table:table-row>
        <table:table-row table:style-name="ro1">
          <table:table-cell office:value-type="float" office:value="14.7108" calcext:value-type="float">
            <text:p>14.7108</text:p>
          </table:table-cell>
          <table:table-cell office:value-type="float" office:value="0.510997" calcext:value-type="float">
            <text:p>0.510997</text:p>
          </table:table-cell>
          <table:table-cell/>
          <table:table-cell office:value-type="float" office:value="14.7108" calcext:value-type="float">
            <text:p>14.7108</text:p>
          </table:table-cell>
          <table:table-cell office:value-type="float" office:value="0.575686" calcext:value-type="float">
            <text:p>0.575686</text:p>
          </table:table-cell>
        </table:table-row>
        <table:table-row table:style-name="ro1">
          <table:table-cell office:value-type="float" office:value="14.7264" calcext:value-type="float">
            <text:p>14.7264</text:p>
          </table:table-cell>
          <table:table-cell office:value-type="float" office:value="0.498122" calcext:value-type="float">
            <text:p>0.498122</text:p>
          </table:table-cell>
          <table:table-cell/>
          <table:table-cell office:value-type="float" office:value="14.7264" calcext:value-type="float">
            <text:p>14.7264</text:p>
          </table:table-cell>
          <table:table-cell office:value-type="float" office:value="0.557253" calcext:value-type="float">
            <text:p>0.557253</text:p>
          </table:table-cell>
        </table:table-row>
        <table:table-row table:style-name="ro1">
          <table:table-cell office:value-type="float" office:value="14.742" calcext:value-type="float">
            <text:p>14.742</text:p>
          </table:table-cell>
          <table:table-cell office:value-type="float" office:value="0.485327" calcext:value-type="float">
            <text:p>0.485327</text:p>
          </table:table-cell>
          <table:table-cell/>
          <table:table-cell office:value-type="float" office:value="14.742" calcext:value-type="float">
            <text:p>14.742</text:p>
          </table:table-cell>
          <table:table-cell office:value-type="float" office:value="0.542161" calcext:value-type="float">
            <text:p>0.542161</text:p>
          </table:table-cell>
        </table:table-row>
        <table:table-row table:style-name="ro1">
          <table:table-cell office:value-type="float" office:value="14.7576" calcext:value-type="float">
            <text:p>14.7576</text:p>
          </table:table-cell>
          <table:table-cell office:value-type="float" office:value="0.468881" calcext:value-type="float">
            <text:p>0.468881</text:p>
          </table:table-cell>
          <table:table-cell/>
          <table:table-cell office:value-type="float" office:value="14.7576" calcext:value-type="float">
            <text:p>14.7576</text:p>
          </table:table-cell>
          <table:table-cell office:value-type="float" office:value="0.533321" calcext:value-type="float">
            <text:p>0.533321</text:p>
          </table:table-cell>
        </table:table-row>
        <table:table-row table:style-name="ro1">
          <table:table-cell office:value-type="float" office:value="14.7732" calcext:value-type="float">
            <text:p>14.7732</text:p>
          </table:table-cell>
          <table:table-cell office:value-type="float" office:value="0.457939" calcext:value-type="float">
            <text:p>0.457939</text:p>
          </table:table-cell>
          <table:table-cell/>
          <table:table-cell office:value-type="float" office:value="14.7732" calcext:value-type="float">
            <text:p>14.7732</text:p>
          </table:table-cell>
          <table:table-cell office:value-type="float" office:value="0.518063" calcext:value-type="float">
            <text:p>0.518063</text:p>
          </table:table-cell>
        </table:table-row>
        <table:table-row table:style-name="ro1">
          <table:table-cell office:value-type="float" office:value="14.7888" calcext:value-type="float">
            <text:p>14.7888</text:p>
          </table:table-cell>
          <table:table-cell office:value-type="float" office:value="0.447163" calcext:value-type="float">
            <text:p>0.447163</text:p>
          </table:table-cell>
          <table:table-cell/>
          <table:table-cell office:value-type="float" office:value="14.7888" calcext:value-type="float">
            <text:p>14.7888</text:p>
          </table:table-cell>
          <table:table-cell office:value-type="float" office:value="0.506548" calcext:value-type="float">
            <text:p>0.506548</text:p>
          </table:table-cell>
        </table:table-row>
        <table:table-row table:style-name="ro1">
          <table:table-cell office:value-type="float" office:value="14.8044" calcext:value-type="float">
            <text:p>14.8044</text:p>
          </table:table-cell>
          <table:table-cell office:value-type="float" office:value="0.439084" calcext:value-type="float">
            <text:p>0.439084</text:p>
          </table:table-cell>
          <table:table-cell/>
          <table:table-cell office:value-type="float" office:value="14.8044" calcext:value-type="float">
            <text:p>14.8044</text:p>
          </table:table-cell>
          <table:table-cell office:value-type="float" office:value="0.493157" calcext:value-type="float">
            <text:p>0.493157</text:p>
          </table:table-cell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0.424299" calcext:value-type="float">
            <text:p>0.424299</text:p>
          </table:table-cell>
          <table:table-cell/>
          <table:table-cell office:value-type="float" office:value="14.82" calcext:value-type="float">
            <text:p>14.82</text:p>
          </table:table-cell>
          <table:table-cell office:value-type="float" office:value="0.479084" calcext:value-type="float">
            <text:p>0.479084</text:p>
          </table:table-cell>
        </table:table-row>
        <table:table-row table:style-name="ro1">
          <table:table-cell office:value-type="float" office:value="14.8356" calcext:value-type="float">
            <text:p>14.8356</text:p>
          </table:table-cell>
          <table:table-cell office:value-type="float" office:value="0.417264" calcext:value-type="float">
            <text:p>0.417264</text:p>
          </table:table-cell>
          <table:table-cell/>
          <table:table-cell office:value-type="float" office:value="14.8356" calcext:value-type="float">
            <text:p>14.8356</text:p>
          </table:table-cell>
          <table:table-cell office:value-type="float" office:value="0.467209" calcext:value-type="float">
            <text:p>0.467209</text:p>
          </table:table-cell>
        </table:table-row>
        <table:table-row table:style-name="ro1">
          <table:table-cell office:value-type="float" office:value="14.8512" calcext:value-type="float">
            <text:p>14.8512</text:p>
          </table:table-cell>
          <table:table-cell office:value-type="float" office:value="0.40477" calcext:value-type="float">
            <text:p>0.40477</text:p>
          </table:table-cell>
          <table:table-cell/>
          <table:table-cell office:value-type="float" office:value="14.8512" calcext:value-type="float">
            <text:p>14.8512</text:p>
          </table:table-cell>
          <table:table-cell office:value-type="float" office:value="0.449747" calcext:value-type="float">
            <text:p>0.449747</text:p>
          </table:table-cell>
        </table:table-row>
        <table:table-row table:style-name="ro1">
          <table:table-cell office:value-type="float" office:value="14.8668" calcext:value-type="float">
            <text:p>14.8668</text:p>
          </table:table-cell>
          <table:table-cell office:value-type="float" office:value="0.391487" calcext:value-type="float">
            <text:p>0.391487</text:p>
          </table:table-cell>
          <table:table-cell/>
          <table:table-cell office:value-type="float" office:value="14.8668" calcext:value-type="float">
            <text:p>14.8668</text:p>
          </table:table-cell>
          <table:table-cell office:value-type="float" office:value="0.441875" calcext:value-type="float">
            <text:p>0.441875</text:p>
          </table:table-cell>
        </table:table-row>
        <table:table-row table:style-name="ro1">
          <table:table-cell office:value-type="float" office:value="14.8824" calcext:value-type="float">
            <text:p>14.8824</text:p>
          </table:table-cell>
          <table:table-cell office:value-type="float" office:value="0.383255" calcext:value-type="float">
            <text:p>0.383255</text:p>
          </table:table-cell>
          <table:table-cell/>
          <table:table-cell office:value-type="float" office:value="14.8824" calcext:value-type="float">
            <text:p>14.8824</text:p>
          </table:table-cell>
          <table:table-cell office:value-type="float" office:value="0.428259" calcext:value-type="float">
            <text:p>0.428259</text:p>
          </table:table-cell>
        </table:table-row>
        <table:table-row table:style-name="ro1">
          <table:table-cell office:value-type="float" office:value="14.898" calcext:value-type="float">
            <text:p>14.898</text:p>
          </table:table-cell>
          <table:table-cell office:value-type="float" office:value="0.372742" calcext:value-type="float">
            <text:p>0.372742</text:p>
          </table:table-cell>
          <table:table-cell/>
          <table:table-cell office:value-type="float" office:value="14.898" calcext:value-type="float">
            <text:p>14.898</text:p>
          </table:table-cell>
          <table:table-cell office:value-type="float" office:value="0.417672" calcext:value-type="float">
            <text:p>0.417672</text:p>
          </table:table-cell>
        </table:table-row>
        <table:table-row table:style-name="ro1">
          <table:table-cell office:value-type="float" office:value="14.9136" calcext:value-type="float">
            <text:p>14.9136</text:p>
          </table:table-cell>
          <table:table-cell office:value-type="float" office:value="0.36481" calcext:value-type="float">
            <text:p>0.36481</text:p>
          </table:table-cell>
          <table:table-cell/>
          <table:table-cell office:value-type="float" office:value="14.9136" calcext:value-type="float">
            <text:p>14.9136</text:p>
          </table:table-cell>
          <table:table-cell office:value-type="float" office:value="0.408274" calcext:value-type="float">
            <text:p>0.408274</text:p>
          </table:table-cell>
        </table:table-row>
        <table:table-row table:style-name="ro1">
          <table:table-cell office:value-type="float" office:value="14.9292" calcext:value-type="float">
            <text:p>14.9292</text:p>
          </table:table-cell>
          <table:table-cell office:value-type="float" office:value="0.354245" calcext:value-type="float">
            <text:p>0.354245</text:p>
          </table:table-cell>
          <table:table-cell/>
          <table:table-cell office:value-type="float" office:value="14.9292" calcext:value-type="float">
            <text:p>14.9292</text:p>
          </table:table-cell>
          <table:table-cell office:value-type="float" office:value="0.40139" calcext:value-type="float">
            <text:p>0.40139</text:p>
          </table:table-cell>
        </table:table-row>
        <table:table-row table:style-name="ro1">
          <table:table-cell office:value-type="float" office:value="14.9448" calcext:value-type="float">
            <text:p>14.9448</text:p>
          </table:table-cell>
          <table:table-cell office:value-type="float" office:value="0.343201" calcext:value-type="float">
            <text:p>0.343201</text:p>
          </table:table-cell>
          <table:table-cell/>
          <table:table-cell office:value-type="float" office:value="14.9448" calcext:value-type="float">
            <text:p>14.9448</text:p>
          </table:table-cell>
          <table:table-cell office:value-type="float" office:value="0.392718" calcext:value-type="float">
            <text:p>0.392718</text:p>
          </table:table-cell>
        </table:table-row>
        <table:table-row table:style-name="ro1">
          <table:table-cell office:value-type="float" office:value="14.9604" calcext:value-type="float">
            <text:p>14.9604</text:p>
          </table:table-cell>
          <table:table-cell office:value-type="float" office:value="0.332163" calcext:value-type="float">
            <text:p>0.332163</text:p>
          </table:table-cell>
          <table:table-cell/>
          <table:table-cell office:value-type="float" office:value="14.9604" calcext:value-type="float">
            <text:p>14.9604</text:p>
          </table:table-cell>
          <table:table-cell office:value-type="float" office:value="0.383602" calcext:value-type="float">
            <text:p>0.383602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0.325164" calcext:value-type="float">
            <text:p>0.325164</text:p>
          </table:table-cell>
          <table:table-cell/>
          <table:table-cell office:value-type="float" office:value="14.976" calcext:value-type="float">
            <text:p>14.976</text:p>
          </table:table-cell>
          <table:table-cell office:value-type="float" office:value="0.371139" calcext:value-type="float">
            <text:p>0.371139</text:p>
          </table:table-cell>
        </table:table-row>
        <table:table-row table:style-name="ro1">
          <table:table-cell office:value-type="float" office:value="14.9916" calcext:value-type="float">
            <text:p>14.9916</text:p>
          </table:table-cell>
          <table:table-cell office:value-type="float" office:value="0.316297" calcext:value-type="float">
            <text:p>0.316297</text:p>
          </table:table-cell>
          <table:table-cell/>
          <table:table-cell office:value-type="float" office:value="14.9916" calcext:value-type="float">
            <text:p>14.9916</text:p>
          </table:table-cell>
          <table:table-cell office:value-type="float" office:value="0.359" calcext:value-type="float">
            <text:p>0.359</text:p>
          </table:table-cell>
        </table:table-row>
        <table:table-row table:style-name="ro1">
          <table:table-cell office:value-type="float" office:value="15.0072" calcext:value-type="float">
            <text:p>15.0072</text:p>
          </table:table-cell>
          <table:table-cell office:value-type="float" office:value="0.308249" calcext:value-type="float">
            <text:p>0.308249</text:p>
          </table:table-cell>
          <table:table-cell/>
          <table:table-cell office:value-type="float" office:value="15.0072" calcext:value-type="float">
            <text:p>15.0072</text:p>
          </table:table-cell>
          <table:table-cell office:value-type="float" office:value="0.351368" calcext:value-type="float">
            <text:p>0.351368</text:p>
          </table:table-cell>
        </table:table-row>
        <table:table-row table:style-name="ro1">
          <table:table-cell office:value-type="float" office:value="15.0228" calcext:value-type="float">
            <text:p>15.0228</text:p>
          </table:table-cell>
          <table:table-cell office:value-type="float" office:value="0.298142" calcext:value-type="float">
            <text:p>0.298142</text:p>
          </table:table-cell>
          <table:table-cell/>
          <table:table-cell office:value-type="float" office:value="15.0228" calcext:value-type="float">
            <text:p>15.0228</text:p>
          </table:table-cell>
          <table:table-cell office:value-type="float" office:value="0.341503" calcext:value-type="float">
            <text:p>0.341503</text:p>
          </table:table-cell>
        </table:table-row>
        <table:table-row table:style-name="ro1">
          <table:table-cell office:value-type="float" office:value="15.0384" calcext:value-type="float">
            <text:p>15.0384</text:p>
          </table:table-cell>
          <table:table-cell office:value-type="float" office:value="0.292292" calcext:value-type="float">
            <text:p>0.292292</text:p>
          </table:table-cell>
          <table:table-cell/>
          <table:table-cell office:value-type="float" office:value="15.0384" calcext:value-type="float">
            <text:p>15.0384</text:p>
          </table:table-cell>
          <table:table-cell office:value-type="float" office:value="0.329816" calcext:value-type="float">
            <text:p>0.329816</text:p>
          </table:table-cell>
        </table:table-row>
        <table:table-row table:style-name="ro1">
          <table:table-cell office:value-type="float" office:value="15.054" calcext:value-type="float">
            <text:p>15.054</text:p>
          </table:table-cell>
          <table:table-cell office:value-type="float" office:value="0.284323" calcext:value-type="float">
            <text:p>0.284323</text:p>
          </table:table-cell>
          <table:table-cell/>
          <table:table-cell office:value-type="float" office:value="15.054" calcext:value-type="float">
            <text:p>15.054</text:p>
          </table:table-cell>
          <table:table-cell office:value-type="float" office:value="0.319534" calcext:value-type="float">
            <text:p>0.319534</text:p>
          </table:table-cell>
        </table:table-row>
        <table:table-row table:style-name="ro1">
          <table:table-cell office:value-type="float" office:value="15.0696" calcext:value-type="float">
            <text:p>15.0696</text:p>
          </table:table-cell>
          <table:table-cell office:value-type="float" office:value="0.204469" calcext:value-type="float">
            <text:p>0.204469</text:p>
          </table:table-cell>
          <table:table-cell/>
          <table:table-cell office:value-type="float" office:value="15.0696" calcext:value-type="float">
            <text:p>15.0696</text:p>
          </table:table-cell>
          <table:table-cell office:value-type="float" office:value="0.308295" calcext:value-type="float">
            <text:p>0.308295</text:p>
          </table:table-cell>
        </table:table-row>
        <table:table-row table:style-name="ro1">
          <table:table-cell office:value-type="float" office:value="15.0852" calcext:value-type="float">
            <text:p>15.0852</text:p>
          </table:table-cell>
          <table:table-cell office:value-type="float" office:value="0.197955" calcext:value-type="float">
            <text:p>0.197955</text:p>
          </table:table-cell>
          <table:table-cell/>
          <table:table-cell office:value-type="float" office:value="15.0852" calcext:value-type="float">
            <text:p>15.0852</text:p>
          </table:table-cell>
          <table:table-cell office:value-type="float" office:value="0.302182" calcext:value-type="float">
            <text:p>0.302182</text:p>
          </table:table-cell>
        </table:table-row>
        <table:table-row table:style-name="ro1">
          <table:table-cell office:value-type="float" office:value="15.1008" calcext:value-type="float">
            <text:p>15.1008</text:p>
          </table:table-cell>
          <table:table-cell office:value-type="float" office:value="0.192902" calcext:value-type="float">
            <text:p>0.192902</text:p>
          </table:table-cell>
          <table:table-cell/>
          <table:table-cell office:value-type="float" office:value="15.1008" calcext:value-type="float">
            <text:p>15.1008</text:p>
          </table:table-cell>
          <table:table-cell office:value-type="float" office:value="0.203826" calcext:value-type="float">
            <text:p>0.203826</text:p>
          </table:table-cell>
        </table:table-row>
        <table:table-row table:style-name="ro1">
          <table:table-cell office:value-type="float" office:value="15.1164" calcext:value-type="float">
            <text:p>15.1164</text:p>
          </table:table-cell>
          <table:table-cell office:value-type="float" office:value="0.187954" calcext:value-type="float">
            <text:p>0.187954</text:p>
          </table:table-cell>
          <table:table-cell/>
          <table:table-cell office:value-type="float" office:value="15.1164" calcext:value-type="float">
            <text:p>15.1164</text:p>
          </table:table-cell>
          <table:table-cell office:value-type="float" office:value="0.199106" calcext:value-type="float">
            <text:p>0.199106</text:p>
          </table:table-cell>
        </table:table-row>
        <table:table-row table:style-name="ro1">
          <table:table-cell office:value-type="float" office:value="15.132" calcext:value-type="float">
            <text:p>15.132</text:p>
          </table:table-cell>
          <table:table-cell office:value-type="float" office:value="0.180596" calcext:value-type="float">
            <text:p>0.180596</text:p>
          </table:table-cell>
          <table:table-cell/>
          <table:table-cell office:value-type="float" office:value="15.132" calcext:value-type="float">
            <text:p>15.132</text:p>
          </table:table-cell>
          <table:table-cell office:value-type="float" office:value="0.191073" calcext:value-type="float">
            <text:p>0.191073</text:p>
          </table:table-cell>
        </table:table-row>
        <table:table-row table:style-name="ro1">
          <table:table-cell office:value-type="float" office:value="15.1476" calcext:value-type="float">
            <text:p>15.1476</text:p>
          </table:table-cell>
          <table:table-cell office:value-type="float" office:value="0.175874" calcext:value-type="float">
            <text:p>0.175874</text:p>
          </table:table-cell>
          <table:table-cell/>
          <table:table-cell office:value-type="float" office:value="15.1476" calcext:value-type="float">
            <text:p>15.1476</text:p>
          </table:table-cell>
          <table:table-cell office:value-type="float" office:value="0.186891" calcext:value-type="float">
            <text:p>0.186891</text:p>
          </table:table-cell>
        </table:table-row>
        <table:table-row table:style-name="ro1">
          <table:table-cell office:value-type="float" office:value="15.1632" calcext:value-type="float">
            <text:p>15.1632</text:p>
          </table:table-cell>
          <table:table-cell office:value-type="float" office:value="0.172047" calcext:value-type="float">
            <text:p>0.172047</text:p>
          </table:table-cell>
          <table:table-cell/>
          <table:table-cell office:value-type="float" office:value="15.1632" calcext:value-type="float">
            <text:p>15.1632</text:p>
          </table:table-cell>
          <table:table-cell office:value-type="float" office:value="0.182665" calcext:value-type="float">
            <text:p>0.182665</text:p>
          </table:table-cell>
        </table:table-row>
        <table:table-row table:style-name="ro1">
          <table:table-cell office:value-type="float" office:value="15.1788" calcext:value-type="float">
            <text:p>15.1788</text:p>
          </table:table-cell>
          <table:table-cell office:value-type="float" office:value="0.166257" calcext:value-type="float">
            <text:p>0.166257</text:p>
          </table:table-cell>
          <table:table-cell/>
          <table:table-cell office:value-type="float" office:value="15.1788" calcext:value-type="float">
            <text:p>15.1788</text:p>
          </table:table-cell>
          <table:table-cell office:value-type="float" office:value="0.177775" calcext:value-type="float">
            <text:p>0.177775</text:p>
          </table:table-cell>
        </table:table-row>
        <table:table-row table:style-name="ro1">
          <table:table-cell office:value-type="float" office:value="15.1944" calcext:value-type="float">
            <text:p>15.1944</text:p>
          </table:table-cell>
          <table:table-cell office:value-type="float" office:value="0.160333" calcext:value-type="float">
            <text:p>0.160333</text:p>
          </table:table-cell>
          <table:table-cell/>
          <table:table-cell office:value-type="float" office:value="15.1944" calcext:value-type="float">
            <text:p>15.1944</text:p>
          </table:table-cell>
          <table:table-cell office:value-type="float" office:value="0.170198" calcext:value-type="float">
            <text:p>0.170198</text:p>
          </table:table-cell>
        </table:table-row>
        <table:table-row table:style-name="ro1">
          <table:table-cell office:value-type="float" office:value="15.21" calcext:value-type="float">
            <text:p>15.21</text:p>
          </table:table-cell>
          <table:table-cell office:value-type="float" office:value="0.155806" calcext:value-type="float">
            <text:p>0.155806</text:p>
          </table:table-cell>
          <table:table-cell/>
          <table:table-cell office:value-type="float" office:value="15.21" calcext:value-type="float">
            <text:p>15.21</text:p>
          </table:table-cell>
          <table:table-cell office:value-type="float" office:value="0.163445" calcext:value-type="float">
            <text:p>0.163445</text:p>
          </table:table-cell>
        </table:table-row>
        <table:table-row table:style-name="ro1">
          <table:table-cell office:value-type="float" office:value="15.2256" calcext:value-type="float">
            <text:p>15.2256</text:p>
          </table:table-cell>
          <table:table-cell office:value-type="float" office:value="0.152922" calcext:value-type="float">
            <text:p>0.152922</text:p>
          </table:table-cell>
          <table:table-cell/>
          <table:table-cell office:value-type="float" office:value="15.2256" calcext:value-type="float">
            <text:p>15.2256</text:p>
          </table:table-cell>
          <table:table-cell office:value-type="float" office:value="0.157693" calcext:value-type="float">
            <text:p>0.157693</text:p>
          </table:table-cell>
        </table:table-row>
        <table:table-row table:style-name="ro1">
          <table:table-cell office:value-type="float" office:value="15.2412" calcext:value-type="float">
            <text:p>15.2412</text:p>
          </table:table-cell>
          <table:table-cell office:value-type="float" office:value="0.14826" calcext:value-type="float">
            <text:p>0.14826</text:p>
          </table:table-cell>
          <table:table-cell/>
          <table:table-cell office:value-type="float" office:value="15.2412" calcext:value-type="float">
            <text:p>15.2412</text:p>
          </table:table-cell>
          <table:table-cell office:value-type="float" office:value="0.155185" calcext:value-type="float">
            <text:p>0.155185</text:p>
          </table:table-cell>
        </table:table-row>
        <table:table-row table:style-name="ro1">
          <table:table-cell office:value-type="float" office:value="15.2568" calcext:value-type="float">
            <text:p>15.2568</text:p>
          </table:table-cell>
          <table:table-cell office:value-type="float" office:value="0.144802" calcext:value-type="float">
            <text:p>0.144802</text:p>
          </table:table-cell>
          <table:table-cell/>
          <table:table-cell office:value-type="float" office:value="15.2568" calcext:value-type="float">
            <text:p>15.2568</text:p>
          </table:table-cell>
          <table:table-cell office:value-type="float" office:value="0.150732" calcext:value-type="float">
            <text:p>0.150732</text:p>
          </table:table-cell>
        </table:table-row>
        <table:table-row table:style-name="ro1">
          <table:table-cell office:value-type="float" office:value="15.2724" calcext:value-type="float">
            <text:p>15.2724</text:p>
          </table:table-cell>
          <table:table-cell office:value-type="float" office:value="0.139958" calcext:value-type="float">
            <text:p>0.139958</text:p>
          </table:table-cell>
          <table:table-cell/>
          <table:table-cell office:value-type="float" office:value="15.2724" calcext:value-type="float">
            <text:p>15.2724</text:p>
          </table:table-cell>
          <table:table-cell office:value-type="float" office:value="0.147456" calcext:value-type="float">
            <text:p>0.147456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0.134385" calcext:value-type="float">
            <text:p>0.134385</text:p>
          </table:table-cell>
          <table:table-cell/>
          <table:table-cell office:value-type="float" office:value="15.288" calcext:value-type="float">
            <text:p>15.288</text:p>
          </table:table-cell>
          <table:table-cell office:value-type="float" office:value="0.141335" calcext:value-type="float">
            <text:p>0.141335</text:p>
          </table:table-cell>
        </table:table-row>
        <table:table-row table:style-name="ro1">
          <table:table-cell office:value-type="float" office:value="15.3036" calcext:value-type="float">
            <text:p>15.3036</text:p>
          </table:table-cell>
          <table:table-cell office:value-type="float" office:value="0.131641" calcext:value-type="float">
            <text:p>0.131641</text:p>
          </table:table-cell>
          <table:table-cell/>
          <table:table-cell office:value-type="float" office:value="15.3036" calcext:value-type="float">
            <text:p>15.3036</text:p>
          </table:table-cell>
          <table:table-cell office:value-type="float" office:value="0.138537" calcext:value-type="float">
            <text:p>0.138537</text:p>
          </table:table-cell>
        </table:table-row>
        <table:table-row table:style-name="ro1">
          <table:table-cell office:value-type="float" office:value="15.3192" calcext:value-type="float">
            <text:p>15.3192</text:p>
          </table:table-cell>
          <table:table-cell office:value-type="float" office:value="0.127448" calcext:value-type="float">
            <text:p>0.127448</text:p>
          </table:table-cell>
          <table:table-cell/>
          <table:table-cell office:value-type="float" office:value="15.3192" calcext:value-type="float">
            <text:p>15.3192</text:p>
          </table:table-cell>
          <table:table-cell office:value-type="float" office:value="0.134124" calcext:value-type="float">
            <text:p>0.134124</text:p>
          </table:table-cell>
        </table:table-row>
        <table:table-row table:style-name="ro1">
          <table:table-cell office:value-type="float" office:value="15.3348" calcext:value-type="float">
            <text:p>15.3348</text:p>
          </table:table-cell>
          <table:table-cell office:value-type="float" office:value="0.12335" calcext:value-type="float">
            <text:p>0.12335</text:p>
          </table:table-cell>
          <table:table-cell/>
          <table:table-cell office:value-type="float" office:value="15.3348" calcext:value-type="float">
            <text:p>15.3348</text:p>
          </table:table-cell>
          <table:table-cell office:value-type="float" office:value="0.130491" calcext:value-type="float">
            <text:p>0.130491</text:p>
          </table:table-cell>
        </table:table-row>
        <table:table-row table:style-name="ro1">
          <table:table-cell office:value-type="float" office:value="15.3504" calcext:value-type="float">
            <text:p>15.3504</text:p>
          </table:table-cell>
          <table:table-cell office:value-type="float" office:value="0.118695" calcext:value-type="float">
            <text:p>0.118695</text:p>
          </table:table-cell>
          <table:table-cell/>
          <table:table-cell office:value-type="float" office:value="15.3504" calcext:value-type="float">
            <text:p>15.3504</text:p>
          </table:table-cell>
          <table:table-cell office:value-type="float" office:value="0.12628" calcext:value-type="float">
            <text:p>0.12628</text:p>
          </table:table-cell>
        </table:table-row>
        <table:table-row table:style-name="ro1">
          <table:table-cell office:value-type="float" office:value="15.366" calcext:value-type="float">
            <text:p>15.366</text:p>
          </table:table-cell>
          <table:table-cell office:value-type="float" office:value="0.115625" calcext:value-type="float">
            <text:p>0.115625</text:p>
          </table:table-cell>
          <table:table-cell/>
          <table:table-cell office:value-type="float" office:value="15.366" calcext:value-type="float">
            <text:p>15.366</text:p>
          </table:table-cell>
          <table:table-cell office:value-type="float" office:value="0.123887" calcext:value-type="float">
            <text:p>0.123887</text:p>
          </table:table-cell>
        </table:table-row>
        <table:table-row table:style-name="ro1">
          <table:table-cell office:value-type="float" office:value="15.3816" calcext:value-type="float">
            <text:p>15.3816</text:p>
          </table:table-cell>
          <table:table-cell office:value-type="float" office:value="0.109939" calcext:value-type="float">
            <text:p>0.109939</text:p>
          </table:table-cell>
          <table:table-cell/>
          <table:table-cell office:value-type="float" office:value="15.3816" calcext:value-type="float">
            <text:p>15.3816</text:p>
          </table:table-cell>
          <table:table-cell office:value-type="float" office:value="0.118343" calcext:value-type="float">
            <text:p>0.118343</text:p>
          </table:table-cell>
        </table:table-row>
        <table:table-row table:style-name="ro1">
          <table:table-cell office:value-type="float" office:value="15.3972" calcext:value-type="float">
            <text:p>15.3972</text:p>
          </table:table-cell>
          <table:table-cell office:value-type="float" office:value="0.1053" calcext:value-type="float">
            <text:p>0.1053</text:p>
          </table:table-cell>
          <table:table-cell/>
          <table:table-cell office:value-type="float" office:value="15.3972" calcext:value-type="float">
            <text:p>15.3972</text:p>
          </table:table-cell>
          <table:table-cell office:value-type="float" office:value="0.114838" calcext:value-type="float">
            <text:p>0.114838</text:p>
          </table:table-cell>
        </table:table-row>
        <table:table-row table:style-name="ro1">
          <table:table-cell office:value-type="float" office:value="15.4128" calcext:value-type="float">
            <text:p>15.4128</text:p>
          </table:table-cell>
          <table:table-cell office:value-type="float" office:value="0.102285" calcext:value-type="float">
            <text:p>0.102285</text:p>
          </table:table-cell>
          <table:table-cell/>
          <table:table-cell office:value-type="float" office:value="15.4128" calcext:value-type="float">
            <text:p>15.4128</text:p>
          </table:table-cell>
          <table:table-cell office:value-type="float" office:value="0.110878" calcext:value-type="float">
            <text:p>0.110878</text:p>
          </table:table-cell>
        </table:table-row>
        <table:table-row table:style-name="ro1">
          <table:table-cell office:value-type="float" office:value="15.4284" calcext:value-type="float">
            <text:p>15.4284</text:p>
          </table:table-cell>
          <table:table-cell office:value-type="float" office:value="0.0999412" calcext:value-type="float">
            <text:p>0.0999412</text:p>
          </table:table-cell>
          <table:table-cell/>
          <table:table-cell office:value-type="float" office:value="15.4284" calcext:value-type="float">
            <text:p>15.4284</text:p>
          </table:table-cell>
          <table:table-cell office:value-type="float" office:value="0.108216" calcext:value-type="float">
            <text:p>0.108216</text:p>
          </table:table-cell>
        </table:table-row>
        <table:table-row table:style-name="ro1">
          <table:table-cell office:value-type="float" office:value="15.444" calcext:value-type="float">
            <text:p>15.444</text:p>
          </table:table-cell>
          <table:table-cell office:value-type="float" office:value="0.0961399" calcext:value-type="float">
            <text:p>0.0961399</text:p>
          </table:table-cell>
          <table:table-cell/>
          <table:table-cell office:value-type="float" office:value="15.444" calcext:value-type="float">
            <text:p>15.444</text:p>
          </table:table-cell>
          <table:table-cell office:value-type="float" office:value="0.103155" calcext:value-type="float">
            <text:p>0.103155</text:p>
          </table:table-cell>
        </table:table-row>
        <table:table-row table:style-name="ro1">
          <table:table-cell office:value-type="float" office:value="15.4596" calcext:value-type="float">
            <text:p>15.4596</text:p>
          </table:table-cell>
          <table:table-cell office:value-type="float" office:value="0.0907524" calcext:value-type="float">
            <text:p>0.0907524</text:p>
          </table:table-cell>
          <table:table-cell/>
          <table:table-cell office:value-type="float" office:value="15.4596" calcext:value-type="float">
            <text:p>15.4596</text:p>
          </table:table-cell>
          <table:table-cell office:value-type="float" office:value="0.0980952" calcext:value-type="float">
            <text:p>0.0980952</text:p>
          </table:table-cell>
        </table:table-row>
        <table:table-row table:style-name="ro1">
          <table:table-cell office:value-type="float" office:value="15.4752" calcext:value-type="float">
            <text:p>15.4752</text:p>
          </table:table-cell>
          <table:table-cell office:value-type="float" office:value="0.0887274" calcext:value-type="float">
            <text:p>0.0887274</text:p>
          </table:table-cell>
          <table:table-cell/>
          <table:table-cell office:value-type="float" office:value="15.4752" calcext:value-type="float">
            <text:p>15.4752</text:p>
          </table:table-cell>
          <table:table-cell office:value-type="float" office:value="0.093939" calcext:value-type="float">
            <text:p>0.093939</text:p>
          </table:table-cell>
        </table:table-row>
        <table:table-row table:style-name="ro1">
          <table:table-cell office:value-type="float" office:value="15.4908" calcext:value-type="float">
            <text:p>15.4908</text:p>
          </table:table-cell>
          <table:table-cell office:value-type="float" office:value="0.0847712" calcext:value-type="float">
            <text:p>0.0847712</text:p>
          </table:table-cell>
          <table:table-cell/>
          <table:table-cell office:value-type="float" office:value="15.4908" calcext:value-type="float">
            <text:p>15.4908</text:p>
          </table:table-cell>
          <table:table-cell office:value-type="float" office:value="0.0912614" calcext:value-type="float">
            <text:p>0.0912614</text:p>
          </table:table-cell>
        </table:table-row>
        <table:table-row table:style-name="ro1">
          <table:table-cell office:value-type="float" office:value="15.5064" calcext:value-type="float">
            <text:p>15.5064</text:p>
          </table:table-cell>
          <table:table-cell office:value-type="float" office:value="0.0811508" calcext:value-type="float">
            <text:p>0.0811508</text:p>
          </table:table-cell>
          <table:table-cell/>
          <table:table-cell office:value-type="float" office:value="15.5064" calcext:value-type="float">
            <text:p>15.5064</text:p>
          </table:table-cell>
          <table:table-cell office:value-type="float" office:value="0.087148" calcext:value-type="float">
            <text:p>0.087148</text:p>
          </table:table-cell>
        </table:table-row>
        <table:table-row table:style-name="ro1">
          <table:table-cell office:value-type="float" office:value="15.522" calcext:value-type="float">
            <text:p>15.522</text:p>
          </table:table-cell>
          <table:table-cell office:value-type="float" office:value="0.0768316" calcext:value-type="float">
            <text:p>0.0768316</text:p>
          </table:table-cell>
          <table:table-cell/>
          <table:table-cell office:value-type="float" office:value="15.522" calcext:value-type="float">
            <text:p>15.522</text:p>
          </table:table-cell>
          <table:table-cell office:value-type="float" office:value="0.0822551" calcext:value-type="float">
            <text:p>0.0822551</text:p>
          </table:table-cell>
        </table:table-row>
        <table:table-row table:style-name="ro1">
          <table:table-cell office:value-type="float" office:value="15.5376" calcext:value-type="float">
            <text:p>15.5376</text:p>
          </table:table-cell>
          <table:table-cell office:value-type="float" office:value="0.0735178" calcext:value-type="float">
            <text:p>0.0735178</text:p>
          </table:table-cell>
          <table:table-cell/>
          <table:table-cell office:value-type="float" office:value="15.5376" calcext:value-type="float">
            <text:p>15.5376</text:p>
          </table:table-cell>
          <table:table-cell office:value-type="float" office:value="0.0798455" calcext:value-type="float">
            <text:p>0.0798455</text:p>
          </table:table-cell>
        </table:table-row>
        <table:table-row table:style-name="ro1">
          <table:table-cell office:value-type="float" office:value="15.5532" calcext:value-type="float">
            <text:p>15.5532</text:p>
          </table:table-cell>
          <table:table-cell office:value-type="float" office:value="0.0697826" calcext:value-type="float">
            <text:p>0.0697826</text:p>
          </table:table-cell>
          <table:table-cell/>
          <table:table-cell office:value-type="float" office:value="15.5532" calcext:value-type="float">
            <text:p>15.5532</text:p>
          </table:table-cell>
          <table:table-cell office:value-type="float" office:value="0.0748419" calcext:value-type="float">
            <text:p>0.0748419</text:p>
          </table:table-cell>
        </table:table-row>
        <table:table-row table:style-name="ro1">
          <table:table-cell office:value-type="float" office:value="15.5688" calcext:value-type="float">
            <text:p>15.5688</text:p>
          </table:table-cell>
          <table:table-cell office:value-type="float" office:value="0.0653919" calcext:value-type="float">
            <text:p>0.0653919</text:p>
          </table:table-cell>
          <table:table-cell/>
          <table:table-cell office:value-type="float" office:value="15.5688" calcext:value-type="float">
            <text:p>15.5688</text:p>
          </table:table-cell>
          <table:table-cell office:value-type="float" office:value="0.0707435" calcext:value-type="float">
            <text:p>0.0707435</text:p>
          </table:table-cell>
        </table:table-row>
        <table:table-row table:style-name="ro1">
          <table:table-cell office:value-type="float" office:value="15.5844" calcext:value-type="float">
            <text:p>15.5844</text:p>
          </table:table-cell>
          <table:table-cell office:value-type="float" office:value="0.0615915" calcext:value-type="float">
            <text:p>0.0615915</text:p>
          </table:table-cell>
          <table:table-cell/>
          <table:table-cell office:value-type="float" office:value="15.5844" calcext:value-type="float">
            <text:p>15.5844</text:p>
          </table:table-cell>
          <table:table-cell office:value-type="float" office:value="0.065512" calcext:value-type="float">
            <text:p>0.065512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0:55:37.212242034</meta:creation-date>
    <dc:date>2023-04-15T23:03:01.005582147</dc:date>
    <meta:editing-duration>PT11H34M30S</meta:editing-duration>
    <meta:editing-cycles>5</meta:editing-cycles>
    <meta:generator>LibreOffice/7.4.5.1$Linux_X86_64 LibreOffice_project/40$Build-1</meta:generator>
    <meta:document-statistic meta:table-count="3" meta:cell-count="8031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76cm" xlink:href=".." xlink:type="simple" chart:class="chart:scatter" chart:style-name="ch1">
        <chart:legend chart:legend-position="end" svg:x="14.434cm" svg:y="4.178cm" style:legend-expansion="high" chart:style-name="ch2"/>
        <chart:plot-area chart:style-name="ch3" table:cell-range-address="Problem2a.A3:Problem2a.B1003 Problem2a.B2:Problem2a.B2" chart:data-source-has-labels="row" svg:x="0.319cm" svg:y="0.179cm" svg:width="13.796cm" svg:height="8.618cm">
          <chart:coordinate-region svg:x="1.072cm" svg:y="0.39cm" svg:width="12.846cm" svg:height="7.7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roblem2a.B3:Problem2a.B1003" chart:label-cell-address="Problem2a.B2:Problem2a.B2" chart:class="chart:scatter">
            <chart:domain table:cell-range-address="Problem2a.A3:Problem2a.A1003"/>
            <chart:data-point chart:repeated="10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lux </text:p>
                <draw:g>
                  <svg:desc>Problem2a.B2:Problem2a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roblem2a.A3:Problem2a.A1003</svg:desc>
                </draw:g>
              </table:table-cell>
              <table:table-cell office:value-type="float" office:value="0.357812">
                <text:p>0.357812</text:p>
                <draw:g>
                  <svg:desc>Problem2a.B3:Problem2a.B10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6605">
                <text:p>0.016605</text:p>
              </table:table-cell>
              <table:table-cell office:value-type="float" office:value="0.297718">
                <text:p>0.297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321">
                <text:p>0.03321</text:p>
              </table:table-cell>
              <table:table-cell office:value-type="float" office:value="0.282033">
                <text:p>0.282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9815">
                <text:p>0.049815</text:p>
              </table:table-cell>
              <table:table-cell office:value-type="float" office:value="0.273467">
                <text:p>0.2734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642">
                <text:p>0.06642</text:p>
              </table:table-cell>
              <table:table-cell office:value-type="float" office:value="0.271498">
                <text:p>0.2714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3025">
                <text:p>0.083025</text:p>
              </table:table-cell>
              <table:table-cell office:value-type="float" office:value="0.272574">
                <text:p>0.2725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963">
                <text:p>0.09963</text:p>
              </table:table-cell>
              <table:table-cell office:value-type="float" office:value="0.272869">
                <text:p>0.2728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6235">
                <text:p>0.116235</text:p>
              </table:table-cell>
              <table:table-cell office:value-type="float" office:value="0.273868">
                <text:p>0.273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284">
                <text:p>0.13284</text:p>
              </table:table-cell>
              <table:table-cell office:value-type="float" office:value="0.27263">
                <text:p>0.272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9445">
                <text:p>0.149445</text:p>
              </table:table-cell>
              <table:table-cell office:value-type="float" office:value="0.274293">
                <text:p>0.2742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605">
                <text:p>0.16605</text:p>
              </table:table-cell>
              <table:table-cell office:value-type="float" office:value="0.275937">
                <text:p>0.2759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82655">
                <text:p>0.182655</text:p>
              </table:table-cell>
              <table:table-cell office:value-type="float" office:value="0.280339">
                <text:p>0.2803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9926">
                <text:p>0.19926</text:p>
              </table:table-cell>
              <table:table-cell office:value-type="float" office:value="0.284781">
                <text:p>0.2847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5865">
                <text:p>0.215865</text:p>
              </table:table-cell>
              <table:table-cell office:value-type="float" office:value="0.287862">
                <text:p>0.2878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3247">
                <text:p>0.23247</text:p>
              </table:table-cell>
              <table:table-cell office:value-type="float" office:value="0.291769">
                <text:p>0.2917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9075">
                <text:p>0.249075</text:p>
              </table:table-cell>
              <table:table-cell office:value-type="float" office:value="0.296623">
                <text:p>0.2966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568">
                <text:p>0.26568</text:p>
              </table:table-cell>
              <table:table-cell office:value-type="float" office:value="0.302396">
                <text:p>0.3023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82285">
                <text:p>0.282285</text:p>
              </table:table-cell>
              <table:table-cell office:value-type="float" office:value="0.307133">
                <text:p>0.3071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889">
                <text:p>0.29889</text:p>
              </table:table-cell>
              <table:table-cell office:value-type="float" office:value="0.313516">
                <text:p>0.3135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15495">
                <text:p>0.315495</text:p>
              </table:table-cell>
              <table:table-cell office:value-type="float" office:value="0.31854">
                <text:p>0.318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21">
                <text:p>0.3321</text:p>
              </table:table-cell>
              <table:table-cell office:value-type="float" office:value="0.32827">
                <text:p>0.328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8705">
                <text:p>0.348705</text:p>
              </table:table-cell>
              <table:table-cell office:value-type="float" office:value="0.335837">
                <text:p>0.3358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531">
                <text:p>0.36531</text:p>
              </table:table-cell>
              <table:table-cell office:value-type="float" office:value="0.339376">
                <text:p>0.3393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81915">
                <text:p>0.381915</text:p>
              </table:table-cell>
              <table:table-cell office:value-type="float" office:value="0.350993">
                <text:p>0.3509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9852">
                <text:p>0.39852</text:p>
              </table:table-cell>
              <table:table-cell office:value-type="float" office:value="0.356349">
                <text:p>0.3563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15125">
                <text:p>0.415125</text:p>
              </table:table-cell>
              <table:table-cell office:value-type="float" office:value="0.364709">
                <text:p>0.3647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3173">
                <text:p>0.43173</text:p>
              </table:table-cell>
              <table:table-cell office:value-type="float" office:value="0.37205">
                <text:p>0.372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48335">
                <text:p>0.448335</text:p>
              </table:table-cell>
              <table:table-cell office:value-type="float" office:value="0.379152">
                <text:p>0.3791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6494">
                <text:p>0.46494</text:p>
              </table:table-cell>
              <table:table-cell office:value-type="float" office:value="0.385637">
                <text:p>0.3856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545">
                <text:p>0.481545</text:p>
              </table:table-cell>
              <table:table-cell office:value-type="float" office:value="0.396619">
                <text:p>0.3966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9815">
                <text:p>0.49815</text:p>
              </table:table-cell>
              <table:table-cell office:value-type="float" office:value="0.409648">
                <text:p>0.4096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14755">
                <text:p>0.514755</text:p>
              </table:table-cell>
              <table:table-cell office:value-type="float" office:value="0.420281">
                <text:p>0.4202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136">
                <text:p>0.53136</text:p>
              </table:table-cell>
              <table:table-cell office:value-type="float" office:value="0.431966">
                <text:p>0.4319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47965">
                <text:p>0.547965</text:p>
              </table:table-cell>
              <table:table-cell office:value-type="float" office:value="0.443186">
                <text:p>0.4431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6457">
                <text:p>0.56457</text:p>
              </table:table-cell>
              <table:table-cell office:value-type="float" office:value="0.452173">
                <text:p>0.4521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81175">
                <text:p>0.581175</text:p>
              </table:table-cell>
              <table:table-cell office:value-type="float" office:value="0.460253">
                <text:p>0.4602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9778">
                <text:p>0.59778</text:p>
              </table:table-cell>
              <table:table-cell office:value-type="float" office:value="0.468888">
                <text:p>0.4688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14385">
                <text:p>0.614385</text:p>
              </table:table-cell>
              <table:table-cell office:value-type="float" office:value="0.482035">
                <text:p>0.4820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3099">
                <text:p>0.63099</text:p>
              </table:table-cell>
              <table:table-cell office:value-type="float" office:value="0.495292">
                <text:p>0.4952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47595">
                <text:p>0.647595</text:p>
              </table:table-cell>
              <table:table-cell office:value-type="float" office:value="0.510929">
                <text:p>0.5109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642">
                <text:p>0.6642</text:p>
              </table:table-cell>
              <table:table-cell office:value-type="float" office:value="0.520245">
                <text:p>0.5202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80805">
                <text:p>0.680805</text:p>
              </table:table-cell>
              <table:table-cell office:value-type="float" office:value="0.532447">
                <text:p>0.5324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9741">
                <text:p>0.69741</text:p>
              </table:table-cell>
              <table:table-cell office:value-type="float" office:value="0.545873">
                <text:p>0.5458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14015">
                <text:p>0.714015</text:p>
              </table:table-cell>
              <table:table-cell office:value-type="float" office:value="0.558321">
                <text:p>0.5583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3062">
                <text:p>0.73062</text:p>
              </table:table-cell>
              <table:table-cell office:value-type="float" office:value="0.574171">
                <text:p>0.5741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47225">
                <text:p>0.747225</text:p>
              </table:table-cell>
              <table:table-cell office:value-type="float" office:value="0.593344">
                <text:p>0.5933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6383">
                <text:p>0.76383</text:p>
              </table:table-cell>
              <table:table-cell office:value-type="float" office:value="0.434375">
                <text:p>0.434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80435">
                <text:p>0.780435</text:p>
              </table:table-cell>
              <table:table-cell office:value-type="float" office:value="0.447177">
                <text:p>0.4471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9704">
                <text:p>0.79704</text:p>
              </table:table-cell>
              <table:table-cell office:value-type="float" office:value="0.460507">
                <text:p>0.4605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13645">
                <text:p>0.813645</text:p>
              </table:table-cell>
              <table:table-cell office:value-type="float" office:value="0.470438">
                <text:p>0.4704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3025">
                <text:p>0.83025</text:p>
              </table:table-cell>
              <table:table-cell office:value-type="float" office:value="0.485551">
                <text:p>0.4855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46855">
                <text:p>0.846855</text:p>
              </table:table-cell>
              <table:table-cell office:value-type="float" office:value="0.498463">
                <text:p>0.4984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6346">
                <text:p>0.86346</text:p>
              </table:table-cell>
              <table:table-cell office:value-type="float" office:value="0.512885">
                <text:p>0.5128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80065">
                <text:p>0.880065</text:p>
              </table:table-cell>
              <table:table-cell office:value-type="float" office:value="0.525677">
                <text:p>0.5256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9667">
                <text:p>0.89667</text:p>
              </table:table-cell>
              <table:table-cell office:value-type="float" office:value="0.538161">
                <text:p>0.5381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13275">
                <text:p>0.913275</text:p>
              </table:table-cell>
              <table:table-cell office:value-type="float" office:value="0.552867">
                <text:p>0.5528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2988">
                <text:p>0.92988</text:p>
              </table:table-cell>
              <table:table-cell office:value-type="float" office:value="0.569985">
                <text:p>0.5699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46485">
                <text:p>0.946485</text:p>
              </table:table-cell>
              <table:table-cell office:value-type="float" office:value="0.409925">
                <text:p>0.4099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6309">
                <text:p>0.96309</text:p>
              </table:table-cell>
              <table:table-cell office:value-type="float" office:value="0.420186">
                <text:p>0.4201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79695">
                <text:p>0.979695</text:p>
              </table:table-cell>
              <table:table-cell office:value-type="float" office:value="0.431212">
                <text:p>0.4312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63">
                <text:p>0.9963</text:p>
              </table:table-cell>
              <table:table-cell office:value-type="float" office:value="0.445672">
                <text:p>0.4456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1291">
                <text:p>1.01291</text:p>
              </table:table-cell>
              <table:table-cell office:value-type="float" office:value="0.457666">
                <text:p>0.4576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2951">
                <text:p>1.02951</text:p>
              </table:table-cell>
              <table:table-cell office:value-type="float" office:value="0.473304">
                <text:p>0.4733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4612">
                <text:p>1.04612</text:p>
              </table:table-cell>
              <table:table-cell office:value-type="float" office:value="0.488587">
                <text:p>0.4885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6272">
                <text:p>1.06272</text:p>
              </table:table-cell>
              <table:table-cell office:value-type="float" office:value="0.507036">
                <text:p>0.5070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7933">
                <text:p>1.07933</text:p>
              </table:table-cell>
              <table:table-cell office:value-type="float" office:value="0.51987">
                <text:p>0.519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9593">
                <text:p>1.09593</text:p>
              </table:table-cell>
              <table:table-cell office:value-type="float" office:value="0.537955">
                <text:p>0.5379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1254">
                <text:p>1.11254</text:p>
              </table:table-cell>
              <table:table-cell office:value-type="float" office:value="0.552548">
                <text:p>0.5525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2914">
                <text:p>1.12914</text:p>
              </table:table-cell>
              <table:table-cell office:value-type="float" office:value="0.572604">
                <text:p>0.5726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4575">
                <text:p>1.14575</text:p>
              </table:table-cell>
              <table:table-cell office:value-type="float" office:value="0.593939">
                <text:p>0.5939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6235">
                <text:p>1.16235</text:p>
              </table:table-cell>
              <table:table-cell office:value-type="float" office:value="0.610571">
                <text:p>0.6105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7896">
                <text:p>1.17896</text:p>
              </table:table-cell>
              <table:table-cell office:value-type="float" office:value="0.622247">
                <text:p>0.6222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9556">
                <text:p>1.19556</text:p>
              </table:table-cell>
              <table:table-cell office:value-type="float" office:value="0.637487">
                <text:p>0.6374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1217">
                <text:p>1.21217</text:p>
              </table:table-cell>
              <table:table-cell office:value-type="float" office:value="0.654362">
                <text:p>0.6543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2877">
                <text:p>1.22877</text:p>
              </table:table-cell>
              <table:table-cell office:value-type="float" office:value="0.667237">
                <text:p>0.6672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4538">
                <text:p>1.24538</text:p>
              </table:table-cell>
              <table:table-cell office:value-type="float" office:value="0.68335">
                <text:p>0.683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6198">
                <text:p>1.26198</text:p>
              </table:table-cell>
              <table:table-cell office:value-type="float" office:value="0.693293">
                <text:p>0.6932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7859">
                <text:p>1.27859</text:p>
              </table:table-cell>
              <table:table-cell office:value-type="float" office:value="0.708324">
                <text:p>0.7083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9519">
                <text:p>1.29519</text:p>
              </table:table-cell>
              <table:table-cell office:value-type="float" office:value="0.717022">
                <text:p>0.7170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118">
                <text:p>1.3118</text:p>
              </table:table-cell>
              <table:table-cell office:value-type="float" office:value="0.732388">
                <text:p>0.7323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3284">
                <text:p>1.3284</text:p>
              </table:table-cell>
              <table:table-cell office:value-type="float" office:value="0.745636">
                <text:p>0.7456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34501">
                <text:p>1.34501</text:p>
              </table:table-cell>
              <table:table-cell office:value-type="float" office:value="0.758438">
                <text:p>0.7584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6161">
                <text:p>1.36161</text:p>
              </table:table-cell>
              <table:table-cell office:value-type="float" office:value="0.769972">
                <text:p>0.7699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7822">
                <text:p>1.37822</text:p>
              </table:table-cell>
              <table:table-cell office:value-type="float" office:value="0.777011">
                <text:p>0.7770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9482">
                <text:p>1.39482</text:p>
              </table:table-cell>
              <table:table-cell office:value-type="float" office:value="0.790979">
                <text:p>0.7909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41143">
                <text:p>1.41143</text:p>
              </table:table-cell>
              <table:table-cell office:value-type="float" office:value="0.803178">
                <text:p>0.8031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42803">
                <text:p>1.42803</text:p>
              </table:table-cell>
              <table:table-cell office:value-type="float" office:value="0.81514">
                <text:p>0.815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44464">
                <text:p>1.44464</text:p>
              </table:table-cell>
              <table:table-cell office:value-type="float" office:value="0.825369">
                <text:p>0.8253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46124">
                <text:p>1.46124</text:p>
              </table:table-cell>
              <table:table-cell office:value-type="float" office:value="0.840889">
                <text:p>0.8408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47785">
                <text:p>1.47785</text:p>
              </table:table-cell>
              <table:table-cell office:value-type="float" office:value="0.85476">
                <text:p>0.854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9445">
                <text:p>1.49445</text:p>
              </table:table-cell>
              <table:table-cell office:value-type="float" office:value="0.865355">
                <text:p>0.8653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1106">
                <text:p>1.51106</text:p>
              </table:table-cell>
              <table:table-cell office:value-type="float" office:value="0.879579">
                <text:p>0.8795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2766">
                <text:p>1.52766</text:p>
              </table:table-cell>
              <table:table-cell office:value-type="float" office:value="0.885746">
                <text:p>0.8857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4427">
                <text:p>1.54427</text:p>
              </table:table-cell>
              <table:table-cell office:value-type="float" office:value="0.901114">
                <text:p>0.9011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6087">
                <text:p>1.56087</text:p>
              </table:table-cell>
              <table:table-cell office:value-type="float" office:value="0.912787">
                <text:p>0.9127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7748">
                <text:p>1.57748</text:p>
              </table:table-cell>
              <table:table-cell office:value-type="float" office:value="0.92269">
                <text:p>0.922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9408">
                <text:p>1.59408</text:p>
              </table:table-cell>
              <table:table-cell office:value-type="float" office:value="0.936901">
                <text:p>0.9369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1069">
                <text:p>1.61069</text:p>
              </table:table-cell>
              <table:table-cell office:value-type="float" office:value="0.943577">
                <text:p>0.9435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62729">
                <text:p>1.62729</text:p>
              </table:table-cell>
              <table:table-cell office:value-type="float" office:value="0.950184">
                <text:p>0.9501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6439">
                <text:p>1.6439</text:p>
              </table:table-cell>
              <table:table-cell office:value-type="float" office:value="0.968177">
                <text:p>0.9681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6605">
                <text:p>1.6605</text:p>
              </table:table-cell>
              <table:table-cell office:value-type="float" office:value="0.985369">
                <text:p>0.9853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67711">
                <text:p>1.67711</text:p>
              </table:table-cell>
              <table:table-cell office:value-type="float" office:value="0.989615">
                <text:p>0.9896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69371">
                <text:p>1.69371</text:p>
              </table:table-cell>
              <table:table-cell office:value-type="float" office:value="0.999211">
                <text:p>0.9992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71032">
                <text:p>1.71032</text:p>
              </table:table-cell>
              <table:table-cell office:value-type="float" office:value="1.01047">
                <text:p>1.010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72692">
                <text:p>1.72692</text:p>
              </table:table-cell>
              <table:table-cell office:value-type="float" office:value="1.0231">
                <text:p>1.02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74353">
                <text:p>1.74353</text:p>
              </table:table-cell>
              <table:table-cell office:value-type="float" office:value="1.0359">
                <text:p>1.03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76013">
                <text:p>1.76013</text:p>
              </table:table-cell>
              <table:table-cell office:value-type="float" office:value="1.04621">
                <text:p>1.046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77674">
                <text:p>1.77674</text:p>
              </table:table-cell>
              <table:table-cell office:value-type="float" office:value="1.05472">
                <text:p>1.054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79334">
                <text:p>1.79334</text:p>
              </table:table-cell>
              <table:table-cell office:value-type="float" office:value="1.07026">
                <text:p>1.070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80995">
                <text:p>1.80995</text:p>
              </table:table-cell>
              <table:table-cell office:value-type="float" office:value="1.08278">
                <text:p>1.082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82655">
                <text:p>1.82655</text:p>
              </table:table-cell>
              <table:table-cell office:value-type="float" office:value="1.09545">
                <text:p>1.095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84316">
                <text:p>1.84316</text:p>
              </table:table-cell>
              <table:table-cell office:value-type="float" office:value="1.10254">
                <text:p>1.102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85976">
                <text:p>1.85976</text:p>
              </table:table-cell>
              <table:table-cell office:value-type="float" office:value="1.11489">
                <text:p>1.114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87637">
                <text:p>1.87637</text:p>
              </table:table-cell>
              <table:table-cell office:value-type="float" office:value="1.12766">
                <text:p>1.127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89297">
                <text:p>1.89297</text:p>
              </table:table-cell>
              <table:table-cell office:value-type="float" office:value="1.14129">
                <text:p>1.141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90958">
                <text:p>1.90958</text:p>
              </table:table-cell>
              <table:table-cell office:value-type="float" office:value="1.16142">
                <text:p>1.161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92618">
                <text:p>1.92618</text:p>
              </table:table-cell>
              <table:table-cell office:value-type="float" office:value="1.16906">
                <text:p>1.169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94279">
                <text:p>1.94279</text:p>
              </table:table-cell>
              <table:table-cell office:value-type="float" office:value="1.17208">
                <text:p>1.172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95939">
                <text:p>1.95939</text:p>
              </table:table-cell>
              <table:table-cell office:value-type="float" office:value="1.1832">
                <text:p>1.18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976">
                <text:p>1.976</text:p>
              </table:table-cell>
              <table:table-cell office:value-type="float" office:value="1.19467">
                <text:p>1.194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9926">
                <text:p>1.9926</text:p>
              </table:table-cell>
              <table:table-cell office:value-type="float" office:value="1.20995">
                <text:p>1.209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00921">
                <text:p>2.00921</text:p>
              </table:table-cell>
              <table:table-cell office:value-type="float" office:value="1.2167">
                <text:p>1.21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02581">
                <text:p>2.02581</text:p>
              </table:table-cell>
              <table:table-cell office:value-type="float" office:value="1.22508">
                <text:p>1.225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04242">
                <text:p>2.04242</text:p>
              </table:table-cell>
              <table:table-cell office:value-type="float" office:value="1.23754">
                <text:p>1.237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05902">
                <text:p>2.05902</text:p>
              </table:table-cell>
              <table:table-cell office:value-type="float" office:value="1.25144">
                <text:p>1.251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07563">
                <text:p>2.07563</text:p>
              </table:table-cell>
              <table:table-cell office:value-type="float" office:value="1.26371">
                <text:p>1.263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09223">
                <text:p>2.09223</text:p>
              </table:table-cell>
              <table:table-cell office:value-type="float" office:value="1.27782">
                <text:p>1.277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10884">
                <text:p>2.10884</text:p>
              </table:table-cell>
              <table:table-cell office:value-type="float" office:value="1.29583">
                <text:p>1.295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12544">
                <text:p>2.12544</text:p>
              </table:table-cell>
              <table:table-cell office:value-type="float" office:value="1.30844">
                <text:p>1.308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14205">
                <text:p>2.14205</text:p>
              </table:table-cell>
              <table:table-cell office:value-type="float" office:value="1.3257">
                <text:p>1.32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15865">
                <text:p>2.15865</text:p>
              </table:table-cell>
              <table:table-cell office:value-type="float" office:value="1.33168">
                <text:p>1.331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17526">
                <text:p>2.17526</text:p>
              </table:table-cell>
              <table:table-cell office:value-type="float" office:value="1.34123">
                <text:p>1.341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19186">
                <text:p>2.19186</text:p>
              </table:table-cell>
              <table:table-cell office:value-type="float" office:value="1.35035">
                <text:p>1.350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20847">
                <text:p>2.20847</text:p>
              </table:table-cell>
              <table:table-cell office:value-type="float" office:value="1.36128">
                <text:p>1.361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22507">
                <text:p>2.22507</text:p>
              </table:table-cell>
              <table:table-cell office:value-type="float" office:value="1.37492">
                <text:p>1.374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24168">
                <text:p>2.24168</text:p>
              </table:table-cell>
              <table:table-cell office:value-type="float" office:value="1.38048">
                <text:p>1.380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25828">
                <text:p>2.25828</text:p>
              </table:table-cell>
              <table:table-cell office:value-type="float" office:value="1.39457">
                <text:p>1.394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27489">
                <text:p>2.27489</text:p>
              </table:table-cell>
              <table:table-cell office:value-type="float" office:value="1.40539">
                <text:p>1.405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29149">
                <text:p>2.29149</text:p>
              </table:table-cell>
              <table:table-cell office:value-type="float" office:value="1.41908">
                <text:p>1.419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3081">
                <text:p>2.3081</text:p>
              </table:table-cell>
              <table:table-cell office:value-type="float" office:value="1.43526">
                <text:p>1.435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3247">
                <text:p>2.3247</text:p>
              </table:table-cell>
              <table:table-cell office:value-type="float" office:value="1.44647">
                <text:p>1.446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34131">
                <text:p>2.34131</text:p>
              </table:table-cell>
              <table:table-cell office:value-type="float" office:value="1.4614">
                <text:p>1.46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35791">
                <text:p>2.35791</text:p>
              </table:table-cell>
              <table:table-cell office:value-type="float" office:value="1.47486">
                <text:p>1.474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37452">
                <text:p>2.37452</text:p>
              </table:table-cell>
              <table:table-cell office:value-type="float" office:value="1.48899">
                <text:p>1.488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39112">
                <text:p>2.39112</text:p>
              </table:table-cell>
              <table:table-cell office:value-type="float" office:value="1.4986">
                <text:p>1.49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40773">
                <text:p>2.40773</text:p>
              </table:table-cell>
              <table:table-cell office:value-type="float" office:value="1.51278">
                <text:p>1.512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42433">
                <text:p>2.42433</text:p>
              </table:table-cell>
              <table:table-cell office:value-type="float" office:value="1.52907">
                <text:p>1.529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44094">
                <text:p>2.44094</text:p>
              </table:table-cell>
              <table:table-cell office:value-type="float" office:value="1.54215">
                <text:p>1.542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45754">
                <text:p>2.45754</text:p>
              </table:table-cell>
              <table:table-cell office:value-type="float" office:value="1.54702">
                <text:p>1.547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47415">
                <text:p>2.47415</text:p>
              </table:table-cell>
              <table:table-cell office:value-type="float" office:value="1.55439">
                <text:p>1.554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49075">
                <text:p>2.49075</text:p>
              </table:table-cell>
              <table:table-cell office:value-type="float" office:value="1.56974">
                <text:p>1.569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50736">
                <text:p>2.50736</text:p>
              </table:table-cell>
              <table:table-cell office:value-type="float" office:value="1.58706">
                <text:p>1.587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52396">
                <text:p>2.52396</text:p>
              </table:table-cell>
              <table:table-cell office:value-type="float" office:value="1.59687">
                <text:p>1.5968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54057">
                <text:p>2.54057</text:p>
              </table:table-cell>
              <table:table-cell office:value-type="float" office:value="1.60559">
                <text:p>1.605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55717">
                <text:p>2.55717</text:p>
              </table:table-cell>
              <table:table-cell office:value-type="float" office:value="1.61763">
                <text:p>1.617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57378">
                <text:p>2.57378</text:p>
              </table:table-cell>
              <table:table-cell office:value-type="float" office:value="1.63641">
                <text:p>1.636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59038">
                <text:p>2.59038</text:p>
              </table:table-cell>
              <table:table-cell office:value-type="float" office:value="1.64808">
                <text:p>1.648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60699">
                <text:p>2.60699</text:p>
              </table:table-cell>
              <table:table-cell office:value-type="float" office:value="1.66108">
                <text:p>1.661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62359">
                <text:p>2.62359</text:p>
              </table:table-cell>
              <table:table-cell office:value-type="float" office:value="1.67141">
                <text:p>1.671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6402">
                <text:p>2.6402</text:p>
              </table:table-cell>
              <table:table-cell office:value-type="float" office:value="1.68569">
                <text:p>1.685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6568">
                <text:p>2.6568</text:p>
              </table:table-cell>
              <table:table-cell office:value-type="float" office:value="1.70399">
                <text:p>1.703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67341">
                <text:p>2.67341</text:p>
              </table:table-cell>
              <table:table-cell office:value-type="float" office:value="1.72127">
                <text:p>1.721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69001">
                <text:p>2.69001</text:p>
              </table:table-cell>
              <table:table-cell office:value-type="float" office:value="1.7378">
                <text:p>1.73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70662">
                <text:p>2.70662</text:p>
              </table:table-cell>
              <table:table-cell office:value-type="float" office:value="1.7471">
                <text:p>1.74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72322">
                <text:p>2.72322</text:p>
              </table:table-cell>
              <table:table-cell office:value-type="float" office:value="1.75702">
                <text:p>1.757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73983">
                <text:p>2.73983</text:p>
              </table:table-cell>
              <table:table-cell office:value-type="float" office:value="1.76943">
                <text:p>1.769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75643">
                <text:p>2.75643</text:p>
              </table:table-cell>
              <table:table-cell office:value-type="float" office:value="1.78724">
                <text:p>1.787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77304">
                <text:p>2.77304</text:p>
              </table:table-cell>
              <table:table-cell office:value-type="float" office:value="1.79971">
                <text:p>1.799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78964">
                <text:p>2.78964</text:p>
              </table:table-cell>
              <table:table-cell office:value-type="float" office:value="1.80126">
                <text:p>1.801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80625">
                <text:p>2.80625</text:p>
              </table:table-cell>
              <table:table-cell office:value-type="float" office:value="1.82035">
                <text:p>1.820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82285">
                <text:p>2.82285</text:p>
              </table:table-cell>
              <table:table-cell office:value-type="float" office:value="1.83889">
                <text:p>1.838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83946">
                <text:p>2.83946</text:p>
              </table:table-cell>
              <table:table-cell office:value-type="float" office:value="1.84583">
                <text:p>1.845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85606">
                <text:p>2.85606</text:p>
              </table:table-cell>
              <table:table-cell office:value-type="float" office:value="1.85223">
                <text:p>1.852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87267">
                <text:p>2.87267</text:p>
              </table:table-cell>
              <table:table-cell office:value-type="float" office:value="1.86865">
                <text:p>1.868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88927">
                <text:p>2.88927</text:p>
              </table:table-cell>
              <table:table-cell office:value-type="float" office:value="1.87977">
                <text:p>1.879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90588">
                <text:p>2.90588</text:p>
              </table:table-cell>
              <table:table-cell office:value-type="float" office:value="1.88611">
                <text:p>1.886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92248">
                <text:p>2.92248</text:p>
              </table:table-cell>
              <table:table-cell office:value-type="float" office:value="1.90535">
                <text:p>1.905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93909">
                <text:p>2.93909</text:p>
              </table:table-cell>
              <table:table-cell office:value-type="float" office:value="1.92307">
                <text:p>1.923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95569">
                <text:p>2.95569</text:p>
              </table:table-cell>
              <table:table-cell office:value-type="float" office:value="1.9329">
                <text:p>1.93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9723">
                <text:p>2.9723</text:p>
              </table:table-cell>
              <table:table-cell office:value-type="float" office:value="1.9512">
                <text:p>1.95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9889">
                <text:p>2.9889</text:p>
              </table:table-cell>
              <table:table-cell office:value-type="float" office:value="1.96299">
                <text:p>1.962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00551">
                <text:p>3.00551</text:p>
              </table:table-cell>
              <table:table-cell office:value-type="float" office:value="1.97633">
                <text:p>1.976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02211">
                <text:p>3.02211</text:p>
              </table:table-cell>
              <table:table-cell office:value-type="float" office:value="2.00137">
                <text:p>2.001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03872">
                <text:p>3.03872</text:p>
              </table:table-cell>
              <table:table-cell office:value-type="float" office:value="2.01935">
                <text:p>2.019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05532">
                <text:p>3.05532</text:p>
              </table:table-cell>
              <table:table-cell office:value-type="float" office:value="2.02912">
                <text:p>2.029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07193">
                <text:p>3.07193</text:p>
              </table:table-cell>
              <table:table-cell office:value-type="float" office:value="2.03836">
                <text:p>2.038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08853">
                <text:p>3.08853</text:p>
              </table:table-cell>
              <table:table-cell office:value-type="float" office:value="2.04702">
                <text:p>2.047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10514">
                <text:p>3.10514</text:p>
              </table:table-cell>
              <table:table-cell office:value-type="float" office:value="2.06605">
                <text:p>2.066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12174">
                <text:p>3.12174</text:p>
              </table:table-cell>
              <table:table-cell office:value-type="float" office:value="2.07451">
                <text:p>2.074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13835">
                <text:p>3.13835</text:p>
              </table:table-cell>
              <table:table-cell office:value-type="float" office:value="2.09686">
                <text:p>2.0968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15495">
                <text:p>3.15495</text:p>
              </table:table-cell>
              <table:table-cell office:value-type="float" office:value="2.11647">
                <text:p>2.116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17156">
                <text:p>3.17156</text:p>
              </table:table-cell>
              <table:table-cell office:value-type="float" office:value="2.12641">
                <text:p>2.126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18816">
                <text:p>3.18816</text:p>
              </table:table-cell>
              <table:table-cell office:value-type="float" office:value="2.14487">
                <text:p>2.144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20477">
                <text:p>3.20477</text:p>
              </table:table-cell>
              <table:table-cell office:value-type="float" office:value="2.15756">
                <text:p>2.157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22137">
                <text:p>3.22137</text:p>
              </table:table-cell>
              <table:table-cell office:value-type="float" office:value="2.17372">
                <text:p>2.173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23798">
                <text:p>3.23798</text:p>
              </table:table-cell>
              <table:table-cell office:value-type="float" office:value="2.19236">
                <text:p>2.192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25458">
                <text:p>3.25458</text:p>
              </table:table-cell>
              <table:table-cell office:value-type="float" office:value="2.20471">
                <text:p>2.204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27119">
                <text:p>3.27119</text:p>
              </table:table-cell>
              <table:table-cell office:value-type="float" office:value="2.22302">
                <text:p>2.223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28779">
                <text:p>3.28779</text:p>
              </table:table-cell>
              <table:table-cell office:value-type="float" office:value="2.23165">
                <text:p>2.231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3044">
                <text:p>3.3044</text:p>
              </table:table-cell>
              <table:table-cell office:value-type="float" office:value="2.25492">
                <text:p>2.254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321">
                <text:p>3.321</text:p>
              </table:table-cell>
              <table:table-cell office:value-type="float" office:value="2.26616">
                <text:p>2.266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33761">
                <text:p>3.33761</text:p>
              </table:table-cell>
              <table:table-cell office:value-type="float" office:value="2.27809">
                <text:p>2.278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35421">
                <text:p>3.35421</text:p>
              </table:table-cell>
              <table:table-cell office:value-type="float" office:value="2.28689">
                <text:p>2.286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37082">
                <text:p>3.37082</text:p>
              </table:table-cell>
              <table:table-cell office:value-type="float" office:value="2.29115">
                <text:p>2.291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38742">
                <text:p>3.38742</text:p>
              </table:table-cell>
              <table:table-cell office:value-type="float" office:value="2.30324">
                <text:p>2.303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40403">
                <text:p>3.40403</text:p>
              </table:table-cell>
              <table:table-cell office:value-type="float" office:value="2.30796">
                <text:p>2.307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42063">
                <text:p>3.42063</text:p>
              </table:table-cell>
              <table:table-cell office:value-type="float" office:value="2.32255">
                <text:p>2.3225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43724">
                <text:p>3.43724</text:p>
              </table:table-cell>
              <table:table-cell office:value-type="float" office:value="2.33157">
                <text:p>2.331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45384">
                <text:p>3.45384</text:p>
              </table:table-cell>
              <table:table-cell office:value-type="float" office:value="2.34263">
                <text:p>2.342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47045">
                <text:p>3.47045</text:p>
              </table:table-cell>
              <table:table-cell office:value-type="float" office:value="2.3483">
                <text:p>2.34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48705">
                <text:p>3.48705</text:p>
              </table:table-cell>
              <table:table-cell office:value-type="float" office:value="2.35717">
                <text:p>2.357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50366">
                <text:p>3.50366</text:p>
              </table:table-cell>
              <table:table-cell office:value-type="float" office:value="2.36497">
                <text:p>2.364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52026">
                <text:p>3.52026</text:p>
              </table:table-cell>
              <table:table-cell office:value-type="float" office:value="2.37208">
                <text:p>2.372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53687">
                <text:p>3.53687</text:p>
              </table:table-cell>
              <table:table-cell office:value-type="float" office:value="2.38123">
                <text:p>2.381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55347">
                <text:p>3.55347</text:p>
              </table:table-cell>
              <table:table-cell office:value-type="float" office:value="2.40228">
                <text:p>2.402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57008">
                <text:p>3.57008</text:p>
              </table:table-cell>
              <table:table-cell office:value-type="float" office:value="2.4043">
                <text:p>2.40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58668">
                <text:p>3.58668</text:p>
              </table:table-cell>
              <table:table-cell office:value-type="float" office:value="2.41329">
                <text:p>2.4132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60329">
                <text:p>3.60329</text:p>
              </table:table-cell>
              <table:table-cell office:value-type="float" office:value="2.4142">
                <text:p>2.41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61989">
                <text:p>3.61989</text:p>
              </table:table-cell>
              <table:table-cell office:value-type="float" office:value="2.4224">
                <text:p>2.42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6365">
                <text:p>3.6365</text:p>
              </table:table-cell>
              <table:table-cell office:value-type="float" office:value="2.42679">
                <text:p>2.426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6531">
                <text:p>3.6531</text:p>
              </table:table-cell>
              <table:table-cell office:value-type="float" office:value="2.44513">
                <text:p>2.445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66971">
                <text:p>3.66971</text:p>
              </table:table-cell>
              <table:table-cell office:value-type="float" office:value="2.45346">
                <text:p>2.4534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68631">
                <text:p>3.68631</text:p>
              </table:table-cell>
              <table:table-cell office:value-type="float" office:value="2.46313">
                <text:p>2.463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70292">
                <text:p>3.70292</text:p>
              </table:table-cell>
              <table:table-cell office:value-type="float" office:value="2.47199">
                <text:p>2.471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71952">
                <text:p>3.71952</text:p>
              </table:table-cell>
              <table:table-cell office:value-type="float" office:value="2.48446">
                <text:p>2.4844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73613">
                <text:p>3.73613</text:p>
              </table:table-cell>
              <table:table-cell office:value-type="float" office:value="2.49751">
                <text:p>2.497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75273">
                <text:p>3.75273</text:p>
              </table:table-cell>
              <table:table-cell office:value-type="float" office:value="2.50307">
                <text:p>2.5030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76934">
                <text:p>3.76934</text:p>
              </table:table-cell>
              <table:table-cell office:value-type="float" office:value="2.4982">
                <text:p>2.49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78594">
                <text:p>3.78594</text:p>
              </table:table-cell>
              <table:table-cell office:value-type="float" office:value="2.50882">
                <text:p>2.508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80255">
                <text:p>3.80255</text:p>
              </table:table-cell>
              <table:table-cell office:value-type="float" office:value="2.51761">
                <text:p>2.517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81915">
                <text:p>3.81915</text:p>
              </table:table-cell>
              <table:table-cell office:value-type="float" office:value="2.51741">
                <text:p>2.5174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83576">
                <text:p>3.83576</text:p>
              </table:table-cell>
              <table:table-cell office:value-type="float" office:value="2.52983">
                <text:p>2.529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85236">
                <text:p>3.85236</text:p>
              </table:table-cell>
              <table:table-cell office:value-type="float" office:value="2.53187">
                <text:p>2.531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86897">
                <text:p>3.86897</text:p>
              </table:table-cell>
              <table:table-cell office:value-type="float" office:value="2.54338">
                <text:p>2.543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88557">
                <text:p>3.88557</text:p>
              </table:table-cell>
              <table:table-cell office:value-type="float" office:value="2.55984">
                <text:p>2.559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90218">
                <text:p>3.90218</text:p>
              </table:table-cell>
              <table:table-cell office:value-type="float" office:value="2.57031">
                <text:p>2.570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91878">
                <text:p>3.91878</text:p>
              </table:table-cell>
              <table:table-cell office:value-type="float" office:value="2.57499">
                <text:p>2.574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93539">
                <text:p>3.93539</text:p>
              </table:table-cell>
              <table:table-cell office:value-type="float" office:value="2.58071">
                <text:p>2.580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95199">
                <text:p>3.95199</text:p>
              </table:table-cell>
              <table:table-cell office:value-type="float" office:value="2.58529">
                <text:p>2.5852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9686">
                <text:p>3.9686</text:p>
              </table:table-cell>
              <table:table-cell office:value-type="float" office:value="2.58989">
                <text:p>2.589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9852">
                <text:p>3.9852</text:p>
              </table:table-cell>
              <table:table-cell office:value-type="float" office:value="2.60481">
                <text:p>2.6048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00181">
                <text:p>4.00181</text:p>
              </table:table-cell>
              <table:table-cell office:value-type="float" office:value="2.61584">
                <text:p>2.615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01841">
                <text:p>4.01841</text:p>
              </table:table-cell>
              <table:table-cell office:value-type="float" office:value="2.62166">
                <text:p>2.6216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03502">
                <text:p>4.03502</text:p>
              </table:table-cell>
              <table:table-cell office:value-type="float" office:value="2.63002">
                <text:p>2.630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05162">
                <text:p>4.05162</text:p>
              </table:table-cell>
              <table:table-cell office:value-type="float" office:value="2.64173">
                <text:p>2.6417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06822">
                <text:p>4.06822</text:p>
              </table:table-cell>
              <table:table-cell office:value-type="float" office:value="2.64238">
                <text:p>2.6423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08483">
                <text:p>4.08483</text:p>
              </table:table-cell>
              <table:table-cell office:value-type="float" office:value="2.65258">
                <text:p>2.652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10144">
                <text:p>4.10144</text:p>
              </table:table-cell>
              <table:table-cell office:value-type="float" office:value="2.65867">
                <text:p>2.658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11804">
                <text:p>4.11804</text:p>
              </table:table-cell>
              <table:table-cell office:value-type="float" office:value="2.66119">
                <text:p>2.6611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13465">
                <text:p>4.13465</text:p>
              </table:table-cell>
              <table:table-cell office:value-type="float" office:value="2.6667">
                <text:p>2.66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15125">
                <text:p>4.15125</text:p>
              </table:table-cell>
              <table:table-cell office:value-type="float" office:value="2.67225">
                <text:p>2.672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.16786">
                <text:p>4.16786</text:p>
              </table:table-cell>
              <table:table-cell office:value-type="float" office:value="2.67845">
                <text:p>2.6784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18446">
                <text:p>4.18446</text:p>
              </table:table-cell>
              <table:table-cell office:value-type="float" office:value="2.68948">
                <text:p>2.689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20107">
                <text:p>4.20107</text:p>
              </table:table-cell>
              <table:table-cell office:value-type="float" office:value="2.69395">
                <text:p>2.693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21767">
                <text:p>4.21767</text:p>
              </table:table-cell>
              <table:table-cell office:value-type="float" office:value="2.69465">
                <text:p>2.6946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.23428">
                <text:p>4.23428</text:p>
              </table:table-cell>
              <table:table-cell office:value-type="float" office:value="2.69801">
                <text:p>2.6980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.25088">
                <text:p>4.25088</text:p>
              </table:table-cell>
              <table:table-cell office:value-type="float" office:value="2.70297">
                <text:p>2.702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26749">
                <text:p>4.26749</text:p>
              </table:table-cell>
              <table:table-cell office:value-type="float" office:value="2.71896">
                <text:p>2.7189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28409">
                <text:p>4.28409</text:p>
              </table:table-cell>
              <table:table-cell office:value-type="float" office:value="2.7263">
                <text:p>2.72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3007">
                <text:p>4.3007</text:p>
              </table:table-cell>
              <table:table-cell office:value-type="float" office:value="2.72816">
                <text:p>2.728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3173">
                <text:p>4.3173</text:p>
              </table:table-cell>
              <table:table-cell office:value-type="float" office:value="2.74337">
                <text:p>2.7433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33391">
                <text:p>4.33391</text:p>
              </table:table-cell>
              <table:table-cell office:value-type="float" office:value="2.74819">
                <text:p>2.7481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35051">
                <text:p>4.35051</text:p>
              </table:table-cell>
              <table:table-cell office:value-type="float" office:value="2.7504">
                <text:p>2.750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36712">
                <text:p>4.36712</text:p>
              </table:table-cell>
              <table:table-cell office:value-type="float" office:value="2.75935">
                <text:p>2.7593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38372">
                <text:p>4.38372</text:p>
              </table:table-cell>
              <table:table-cell office:value-type="float" office:value="2.76589">
                <text:p>2.7658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40033">
                <text:p>4.40033</text:p>
              </table:table-cell>
              <table:table-cell office:value-type="float" office:value="2.77259">
                <text:p>2.772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41693">
                <text:p>4.41693</text:p>
              </table:table-cell>
              <table:table-cell office:value-type="float" office:value="2.78096">
                <text:p>2.780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43354">
                <text:p>4.43354</text:p>
              </table:table-cell>
              <table:table-cell office:value-type="float" office:value="2.78719">
                <text:p>2.787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45014">
                <text:p>4.45014</text:p>
              </table:table-cell>
              <table:table-cell office:value-type="float" office:value="2.79703">
                <text:p>2.7970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46675">
                <text:p>4.46675</text:p>
              </table:table-cell>
              <table:table-cell office:value-type="float" office:value="2.80149">
                <text:p>2.8014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48335">
                <text:p>4.48335</text:p>
              </table:table-cell>
              <table:table-cell office:value-type="float" office:value="2.80702">
                <text:p>2.807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49996">
                <text:p>4.49996</text:p>
              </table:table-cell>
              <table:table-cell office:value-type="float" office:value="2.8147">
                <text:p>2.814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51656">
                <text:p>4.51656</text:p>
              </table:table-cell>
              <table:table-cell office:value-type="float" office:value="2.81612">
                <text:p>2.816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53317">
                <text:p>4.53317</text:p>
              </table:table-cell>
              <table:table-cell office:value-type="float" office:value="2.81955">
                <text:p>2.819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54977">
                <text:p>4.54977</text:p>
              </table:table-cell>
              <table:table-cell office:value-type="float" office:value="2.82359">
                <text:p>2.8235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56638">
                <text:p>4.56638</text:p>
              </table:table-cell>
              <table:table-cell office:value-type="float" office:value="2.82827">
                <text:p>2.8282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58298">
                <text:p>4.58298</text:p>
              </table:table-cell>
              <table:table-cell office:value-type="float" office:value="2.84229">
                <text:p>2.842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59959">
                <text:p>4.59959</text:p>
              </table:table-cell>
              <table:table-cell office:value-type="float" office:value="2.85491">
                <text:p>2.8549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61619">
                <text:p>4.61619</text:p>
              </table:table-cell>
              <table:table-cell office:value-type="float" office:value="2.85947">
                <text:p>2.8594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6328">
                <text:p>4.6328</text:p>
              </table:table-cell>
              <table:table-cell office:value-type="float" office:value="2.86994">
                <text:p>2.8699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6494">
                <text:p>4.6494</text:p>
              </table:table-cell>
              <table:table-cell office:value-type="float" office:value="2.87571">
                <text:p>2.8757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66601">
                <text:p>4.66601</text:p>
              </table:table-cell>
              <table:table-cell office:value-type="float" office:value="2.87831">
                <text:p>2.8783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68261">
                <text:p>4.68261</text:p>
              </table:table-cell>
              <table:table-cell office:value-type="float" office:value="2.88299">
                <text:p>2.8829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69922">
                <text:p>4.69922</text:p>
              </table:table-cell>
              <table:table-cell office:value-type="float" office:value="2.88594">
                <text:p>2.8859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71582">
                <text:p>4.71582</text:p>
              </table:table-cell>
              <table:table-cell office:value-type="float" office:value="2.89041">
                <text:p>2.8904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73243">
                <text:p>4.73243</text:p>
              </table:table-cell>
              <table:table-cell office:value-type="float" office:value="2.89772">
                <text:p>2.897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74903">
                <text:p>4.74903</text:p>
              </table:table-cell>
              <table:table-cell office:value-type="float" office:value="2.90672">
                <text:p>2.9067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76564">
                <text:p>4.76564</text:p>
              </table:table-cell>
              <table:table-cell office:value-type="float" office:value="2.90883">
                <text:p>2.9088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78224">
                <text:p>4.78224</text:p>
              </table:table-cell>
              <table:table-cell office:value-type="float" office:value="2.91298">
                <text:p>2.912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79885">
                <text:p>4.79885</text:p>
              </table:table-cell>
              <table:table-cell office:value-type="float" office:value="2.92381">
                <text:p>2.9238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.81545">
                <text:p>4.81545</text:p>
              </table:table-cell>
              <table:table-cell office:value-type="float" office:value="2.92558">
                <text:p>2.925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83206">
                <text:p>4.83206</text:p>
              </table:table-cell>
              <table:table-cell office:value-type="float" office:value="2.93729">
                <text:p>2.9372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.84866">
                <text:p>4.84866</text:p>
              </table:table-cell>
              <table:table-cell office:value-type="float" office:value="2.94887">
                <text:p>2.948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86527">
                <text:p>4.86527</text:p>
              </table:table-cell>
              <table:table-cell office:value-type="float" office:value="2.94987">
                <text:p>2.9498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88187">
                <text:p>4.88187</text:p>
              </table:table-cell>
              <table:table-cell office:value-type="float" office:value="2.94869">
                <text:p>2.9486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.89848">
                <text:p>4.89848</text:p>
              </table:table-cell>
              <table:table-cell office:value-type="float" office:value="2.96201">
                <text:p>2.962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.91508">
                <text:p>4.91508</text:p>
              </table:table-cell>
              <table:table-cell office:value-type="float" office:value="2.97185">
                <text:p>2.9718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93169">
                <text:p>4.93169</text:p>
              </table:table-cell>
              <table:table-cell office:value-type="float" office:value="2.97543">
                <text:p>2.975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.94829">
                <text:p>4.94829</text:p>
              </table:table-cell>
              <table:table-cell office:value-type="float" office:value="2.97731">
                <text:p>2.9773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9649">
                <text:p>4.9649</text:p>
              </table:table-cell>
              <table:table-cell office:value-type="float" office:value="2.9795">
                <text:p>2.979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9815">
                <text:p>4.9815</text:p>
              </table:table-cell>
              <table:table-cell office:value-type="float" office:value="2.98262">
                <text:p>2.9826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99811">
                <text:p>4.99811</text:p>
              </table:table-cell>
              <table:table-cell office:value-type="float" office:value="2.98717">
                <text:p>2.9871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.01471">
                <text:p>5.01471</text:p>
              </table:table-cell>
              <table:table-cell office:value-type="float" office:value="2.99557">
                <text:p>2.995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.03132">
                <text:p>5.03132</text:p>
              </table:table-cell>
              <table:table-cell office:value-type="float" office:value="2.9948">
                <text:p>2.99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.04792">
                <text:p>5.04792</text:p>
              </table:table-cell>
              <table:table-cell office:value-type="float" office:value="2.99781">
                <text:p>2.9978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.06453">
                <text:p>5.06453</text:p>
              </table:table-cell>
              <table:table-cell office:value-type="float" office:value="3.00803">
                <text:p>3.0080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.08113">
                <text:p>5.08113</text:p>
              </table:table-cell>
              <table:table-cell office:value-type="float" office:value="3.00744">
                <text:p>3.0074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.09774">
                <text:p>5.09774</text:p>
              </table:table-cell>
              <table:table-cell office:value-type="float" office:value="3.01556">
                <text:p>3.0155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.11434">
                <text:p>5.11434</text:p>
              </table:table-cell>
              <table:table-cell office:value-type="float" office:value="3.03019">
                <text:p>3.0301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.13095">
                <text:p>5.13095</text:p>
              </table:table-cell>
              <table:table-cell office:value-type="float" office:value="3.03196">
                <text:p>3.0319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.14755">
                <text:p>5.14755</text:p>
              </table:table-cell>
              <table:table-cell office:value-type="float" office:value="3.03174">
                <text:p>3.0317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.16416">
                <text:p>5.16416</text:p>
              </table:table-cell>
              <table:table-cell office:value-type="float" office:value="3.03106">
                <text:p>3.031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.18076">
                <text:p>5.18076</text:p>
              </table:table-cell>
              <table:table-cell office:value-type="float" office:value="3.03885">
                <text:p>3.0388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.19737">
                <text:p>5.19737</text:p>
              </table:table-cell>
              <table:table-cell office:value-type="float" office:value="3.04078">
                <text:p>3.0407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.21397">
                <text:p>5.21397</text:p>
              </table:table-cell>
              <table:table-cell office:value-type="float" office:value="3.05225">
                <text:p>3.052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.23058">
                <text:p>5.23058</text:p>
              </table:table-cell>
              <table:table-cell office:value-type="float" office:value="3.05554">
                <text:p>3.0555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.24718">
                <text:p>5.24718</text:p>
              </table:table-cell>
              <table:table-cell office:value-type="float" office:value="3.06296">
                <text:p>3.0629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.26379">
                <text:p>5.26379</text:p>
              </table:table-cell>
              <table:table-cell office:value-type="float" office:value="3.06195">
                <text:p>3.0619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.28039">
                <text:p>5.28039</text:p>
              </table:table-cell>
              <table:table-cell office:value-type="float" office:value="3.07194">
                <text:p>3.0719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.297">
                <text:p>5.297</text:p>
              </table:table-cell>
              <table:table-cell office:value-type="float" office:value="3.07118">
                <text:p>3.0711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.3136">
                <text:p>5.3136</text:p>
              </table:table-cell>
              <table:table-cell office:value-type="float" office:value="3.07417">
                <text:p>3.074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.33021">
                <text:p>5.33021</text:p>
              </table:table-cell>
              <table:table-cell office:value-type="float" office:value="3.08257">
                <text:p>3.0825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.34681">
                <text:p>5.34681</text:p>
              </table:table-cell>
              <table:table-cell office:value-type="float" office:value="3.08103">
                <text:p>3.0810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.36342">
                <text:p>5.36342</text:p>
              </table:table-cell>
              <table:table-cell office:value-type="float" office:value="3.08243">
                <text:p>3.0824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.38002">
                <text:p>5.38002</text:p>
              </table:table-cell>
              <table:table-cell office:value-type="float" office:value="3.08392">
                <text:p>3.083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.39663">
                <text:p>5.39663</text:p>
              </table:table-cell>
              <table:table-cell office:value-type="float" office:value="3.08794">
                <text:p>3.0879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41323">
                <text:p>5.41323</text:p>
              </table:table-cell>
              <table:table-cell office:value-type="float" office:value="3.10313">
                <text:p>3.103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42984">
                <text:p>5.42984</text:p>
              </table:table-cell>
              <table:table-cell office:value-type="float" office:value="3.10803">
                <text:p>3.1080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44644">
                <text:p>5.44644</text:p>
              </table:table-cell>
              <table:table-cell office:value-type="float" office:value="3.10583">
                <text:p>3.1058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46305">
                <text:p>5.46305</text:p>
              </table:table-cell>
              <table:table-cell office:value-type="float" office:value="3.10835">
                <text:p>3.1083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.47965">
                <text:p>5.47965</text:p>
              </table:table-cell>
              <table:table-cell office:value-type="float" office:value="3.11211">
                <text:p>3.1121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49626">
                <text:p>5.49626</text:p>
              </table:table-cell>
              <table:table-cell office:value-type="float" office:value="3.1172">
                <text:p>3.117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.51286">
                <text:p>5.51286</text:p>
              </table:table-cell>
              <table:table-cell office:value-type="float" office:value="3.12164">
                <text:p>3.1216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.52947">
                <text:p>5.52947</text:p>
              </table:table-cell>
              <table:table-cell office:value-type="float" office:value="3.12826">
                <text:p>3.1282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.54607">
                <text:p>5.54607</text:p>
              </table:table-cell>
              <table:table-cell office:value-type="float" office:value="3.12748">
                <text:p>3.1274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56268">
                <text:p>5.56268</text:p>
              </table:table-cell>
              <table:table-cell office:value-type="float" office:value="3.13258">
                <text:p>3.1325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.57928">
                <text:p>5.57928</text:p>
              </table:table-cell>
              <table:table-cell office:value-type="float" office:value="3.13656">
                <text:p>3.136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.59589">
                <text:p>5.59589</text:p>
              </table:table-cell>
              <table:table-cell office:value-type="float" office:value="3.14638">
                <text:p>3.1463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.61249">
                <text:p>5.61249</text:p>
              </table:table-cell>
              <table:table-cell office:value-type="float" office:value="3.1521">
                <text:p>3.152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.6291">
                <text:p>5.6291</text:p>
              </table:table-cell>
              <table:table-cell office:value-type="float" office:value="3.14905">
                <text:p>3.1490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.6457">
                <text:p>5.6457</text:p>
              </table:table-cell>
              <table:table-cell office:value-type="float" office:value="3.14631">
                <text:p>3.1463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.66231">
                <text:p>5.66231</text:p>
              </table:table-cell>
              <table:table-cell office:value-type="float" office:value="3.16931">
                <text:p>3.1693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.67891">
                <text:p>5.67891</text:p>
              </table:table-cell>
              <table:table-cell office:value-type="float" office:value="3.16059">
                <text:p>3.1605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.69552">
                <text:p>5.69552</text:p>
              </table:table-cell>
              <table:table-cell office:value-type="float" office:value="3.16462">
                <text:p>3.1646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.71212">
                <text:p>5.71212</text:p>
              </table:table-cell>
              <table:table-cell office:value-type="float" office:value="3.16463">
                <text:p>3.1646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.72873">
                <text:p>5.72873</text:p>
              </table:table-cell>
              <table:table-cell office:value-type="float" office:value="3.16904">
                <text:p>3.169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.74533">
                <text:p>5.74533</text:p>
              </table:table-cell>
              <table:table-cell office:value-type="float" office:value="3.17046">
                <text:p>3.170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.76194">
                <text:p>5.76194</text:p>
              </table:table-cell>
              <table:table-cell office:value-type="float" office:value="3.17752">
                <text:p>3.177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.77854">
                <text:p>5.77854</text:p>
              </table:table-cell>
              <table:table-cell office:value-type="float" office:value="3.18245">
                <text:p>3.182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.79515">
                <text:p>5.79515</text:p>
              </table:table-cell>
              <table:table-cell office:value-type="float" office:value="3.18299">
                <text:p>3.1829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.81175">
                <text:p>5.81175</text:p>
              </table:table-cell>
              <table:table-cell office:value-type="float" office:value="3.18938">
                <text:p>3.189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.82836">
                <text:p>5.82836</text:p>
              </table:table-cell>
              <table:table-cell office:value-type="float" office:value="3.19442">
                <text:p>3.1944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84496">
                <text:p>5.84496</text:p>
              </table:table-cell>
              <table:table-cell office:value-type="float" office:value="3.19786">
                <text:p>3.1978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.86157">
                <text:p>5.86157</text:p>
              </table:table-cell>
              <table:table-cell office:value-type="float" office:value="3.20093">
                <text:p>3.2009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.87817">
                <text:p>5.87817</text:p>
              </table:table-cell>
              <table:table-cell office:value-type="float" office:value="3.20441">
                <text:p>3.2044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.89478">
                <text:p>5.89478</text:p>
              </table:table-cell>
              <table:table-cell office:value-type="float" office:value="3.21211">
                <text:p>3.2121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.91138">
                <text:p>5.91138</text:p>
              </table:table-cell>
              <table:table-cell office:value-type="float" office:value="3.2038">
                <text:p>3.203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.92799">
                <text:p>5.92799</text:p>
              </table:table-cell>
              <table:table-cell office:value-type="float" office:value="3.20543">
                <text:p>3.2054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.94459">
                <text:p>5.94459</text:p>
              </table:table-cell>
              <table:table-cell office:value-type="float" office:value="3.20908">
                <text:p>3.2090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.9612">
                <text:p>5.9612</text:p>
              </table:table-cell>
              <table:table-cell office:value-type="float" office:value="3.21622">
                <text:p>3.2162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.9778">
                <text:p>5.9778</text:p>
              </table:table-cell>
              <table:table-cell office:value-type="float" office:value="3.22086">
                <text:p>3.2208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.99441">
                <text:p>5.99441</text:p>
              </table:table-cell>
              <table:table-cell office:value-type="float" office:value="3.22372">
                <text:p>3.223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.01101">
                <text:p>6.01101</text:p>
              </table:table-cell>
              <table:table-cell office:value-type="float" office:value="3.22324">
                <text:p>3.2232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.02762">
                <text:p>6.02762</text:p>
              </table:table-cell>
              <table:table-cell office:value-type="float" office:value="3.23492">
                <text:p>3.2349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.04422">
                <text:p>6.04422</text:p>
              </table:table-cell>
              <table:table-cell office:value-type="float" office:value="3.23422">
                <text:p>3.2342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.06083">
                <text:p>6.06083</text:p>
              </table:table-cell>
              <table:table-cell office:value-type="float" office:value="3.22611">
                <text:p>3.2261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.07743">
                <text:p>6.07743</text:p>
              </table:table-cell>
              <table:table-cell office:value-type="float" office:value="3.22998">
                <text:p>3.2299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.09404">
                <text:p>6.09404</text:p>
              </table:table-cell>
              <table:table-cell office:value-type="float" office:value="3.22898">
                <text:p>3.2289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.11064">
                <text:p>6.11064</text:p>
              </table:table-cell>
              <table:table-cell office:value-type="float" office:value="3.22903">
                <text:p>3.2290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.12725">
                <text:p>6.12725</text:p>
              </table:table-cell>
              <table:table-cell office:value-type="float" office:value="3.23581">
                <text:p>3.2358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.14385">
                <text:p>6.14385</text:p>
              </table:table-cell>
              <table:table-cell office:value-type="float" office:value="3.23553">
                <text:p>3.2355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.16046">
                <text:p>6.16046</text:p>
              </table:table-cell>
              <table:table-cell office:value-type="float" office:value="3.24454">
                <text:p>3.2445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.17706">
                <text:p>6.17706</text:p>
              </table:table-cell>
              <table:table-cell office:value-type="float" office:value="3.24536">
                <text:p>3.2453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.19367">
                <text:p>6.19367</text:p>
              </table:table-cell>
              <table:table-cell office:value-type="float" office:value="3.23436">
                <text:p>3.2343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.21027">
                <text:p>6.21027</text:p>
              </table:table-cell>
              <table:table-cell office:value-type="float" office:value="3.23322">
                <text:p>3.2332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.22688">
                <text:p>6.22688</text:p>
              </table:table-cell>
              <table:table-cell office:value-type="float" office:value="3.23922">
                <text:p>3.2392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.24348">
                <text:p>6.24348</text:p>
              </table:table-cell>
              <table:table-cell office:value-type="float" office:value="3.23998">
                <text:p>3.2399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.26009">
                <text:p>6.26009</text:p>
              </table:table-cell>
              <table:table-cell office:value-type="float" office:value="3.24063">
                <text:p>3.2406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.27669">
                <text:p>6.27669</text:p>
              </table:table-cell>
              <table:table-cell office:value-type="float" office:value="3.24061">
                <text:p>3.2406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.2933">
                <text:p>6.2933</text:p>
              </table:table-cell>
              <table:table-cell office:value-type="float" office:value="3.24861">
                <text:p>3.2486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.3099">
                <text:p>6.3099</text:p>
              </table:table-cell>
              <table:table-cell office:value-type="float" office:value="3.24535">
                <text:p>3.2453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.32651">
                <text:p>6.32651</text:p>
              </table:table-cell>
              <table:table-cell office:value-type="float" office:value="3.25183">
                <text:p>3.2518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.34311">
                <text:p>6.34311</text:p>
              </table:table-cell>
              <table:table-cell office:value-type="float" office:value="3.25036">
                <text:p>3.2503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.35972">
                <text:p>6.35972</text:p>
              </table:table-cell>
              <table:table-cell office:value-type="float" office:value="3.25724">
                <text:p>3.2572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.37632">
                <text:p>6.37632</text:p>
              </table:table-cell>
              <table:table-cell office:value-type="float" office:value="3.25935">
                <text:p>3.2593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.39293">
                <text:p>6.39293</text:p>
              </table:table-cell>
              <table:table-cell office:value-type="float" office:value="3.25947">
                <text:p>3.2594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.40953">
                <text:p>6.40953</text:p>
              </table:table-cell>
              <table:table-cell office:value-type="float" office:value="3.25325">
                <text:p>3.253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.42614">
                <text:p>6.42614</text:p>
              </table:table-cell>
              <table:table-cell office:value-type="float" office:value="3.25941">
                <text:p>3.2594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.44274">
                <text:p>6.44274</text:p>
              </table:table-cell>
              <table:table-cell office:value-type="float" office:value="3.26238">
                <text:p>3.2623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.45935">
                <text:p>6.45935</text:p>
              </table:table-cell>
              <table:table-cell office:value-type="float" office:value="3.26045">
                <text:p>3.2604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.47595">
                <text:p>6.47595</text:p>
              </table:table-cell>
              <table:table-cell office:value-type="float" office:value="3.26295">
                <text:p>3.2629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.49256">
                <text:p>6.49256</text:p>
              </table:table-cell>
              <table:table-cell office:value-type="float" office:value="3.25277">
                <text:p>3.2527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.50916">
                <text:p>6.50916</text:p>
              </table:table-cell>
              <table:table-cell office:value-type="float" office:value="3.2533">
                <text:p>3.253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.52577">
                <text:p>6.52577</text:p>
              </table:table-cell>
              <table:table-cell office:value-type="float" office:value="3.25702">
                <text:p>3.2570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.54237">
                <text:p>6.54237</text:p>
              </table:table-cell>
              <table:table-cell office:value-type="float" office:value="3.25395">
                <text:p>3.2539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.55898">
                <text:p>6.55898</text:p>
              </table:table-cell>
              <table:table-cell office:value-type="float" office:value="3.25675">
                <text:p>3.256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.57558">
                <text:p>6.57558</text:p>
              </table:table-cell>
              <table:table-cell office:value-type="float" office:value="3.26032">
                <text:p>3.2603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.59219">
                <text:p>6.59219</text:p>
              </table:table-cell>
              <table:table-cell office:value-type="float" office:value="3.26315">
                <text:p>3.263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.60879">
                <text:p>6.60879</text:p>
              </table:table-cell>
              <table:table-cell office:value-type="float" office:value="3.25425">
                <text:p>3.254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.6254">
                <text:p>6.6254</text:p>
              </table:table-cell>
              <table:table-cell office:value-type="float" office:value="3.25905">
                <text:p>3.2590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.642">
                <text:p>6.642</text:p>
              </table:table-cell>
              <table:table-cell office:value-type="float" office:value="3.26468">
                <text:p>3.2646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.65861">
                <text:p>6.65861</text:p>
              </table:table-cell>
              <table:table-cell office:value-type="float" office:value="3.26255">
                <text:p>3.262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.67521">
                <text:p>6.67521</text:p>
              </table:table-cell>
              <table:table-cell office:value-type="float" office:value="3.26656">
                <text:p>3.2665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.69182">
                <text:p>6.69182</text:p>
              </table:table-cell>
              <table:table-cell office:value-type="float" office:value="3.26682">
                <text:p>3.2668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.70842">
                <text:p>6.70842</text:p>
              </table:table-cell>
              <table:table-cell office:value-type="float" office:value="3.26009">
                <text:p>3.2600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.72503">
                <text:p>6.72503</text:p>
              </table:table-cell>
              <table:table-cell office:value-type="float" office:value="3.25831">
                <text:p>3.2583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.74163">
                <text:p>6.74163</text:p>
              </table:table-cell>
              <table:table-cell office:value-type="float" office:value="3.26425">
                <text:p>3.2642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.75824">
                <text:p>6.75824</text:p>
              </table:table-cell>
              <table:table-cell office:value-type="float" office:value="3.26594">
                <text:p>3.2659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.77484">
                <text:p>6.77484</text:p>
              </table:table-cell>
              <table:table-cell office:value-type="float" office:value="3.26235">
                <text:p>3.2623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.79145">
                <text:p>6.79145</text:p>
              </table:table-cell>
              <table:table-cell office:value-type="float" office:value="3.25776">
                <text:p>3.2577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.80805">
                <text:p>6.80805</text:p>
              </table:table-cell>
              <table:table-cell office:value-type="float" office:value="3.26269">
                <text:p>3.2626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.82466">
                <text:p>6.82466</text:p>
              </table:table-cell>
              <table:table-cell office:value-type="float" office:value="3.26543">
                <text:p>3.2654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.84126">
                <text:p>6.84126</text:p>
              </table:table-cell>
              <table:table-cell office:value-type="float" office:value="3.27225">
                <text:p>3.272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.85787">
                <text:p>6.85787</text:p>
              </table:table-cell>
              <table:table-cell office:value-type="float" office:value="3.27029">
                <text:p>3.2702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.87447">
                <text:p>6.87447</text:p>
              </table:table-cell>
              <table:table-cell office:value-type="float" office:value="3.26487">
                <text:p>3.2648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.89108">
                <text:p>6.89108</text:p>
              </table:table-cell>
              <table:table-cell office:value-type="float" office:value="3.26861">
                <text:p>3.2686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.90768">
                <text:p>6.90768</text:p>
              </table:table-cell>
              <table:table-cell office:value-type="float" office:value="3.26742">
                <text:p>3.2674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.92429">
                <text:p>6.92429</text:p>
              </table:table-cell>
              <table:table-cell office:value-type="float" office:value="3.26944">
                <text:p>3.2694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.94089">
                <text:p>6.94089</text:p>
              </table:table-cell>
              <table:table-cell office:value-type="float" office:value="3.26984">
                <text:p>3.2698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.9575">
                <text:p>6.9575</text:p>
              </table:table-cell>
              <table:table-cell office:value-type="float" office:value="3.27422">
                <text:p>3.2742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.9741">
                <text:p>6.9741</text:p>
              </table:table-cell>
              <table:table-cell office:value-type="float" office:value="3.27483">
                <text:p>3.2748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.99071">
                <text:p>6.99071</text:p>
              </table:table-cell>
              <table:table-cell office:value-type="float" office:value="3.26727">
                <text:p>3.2672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.00731">
                <text:p>7.00731</text:p>
              </table:table-cell>
              <table:table-cell office:value-type="float" office:value="3.27007">
                <text:p>3.2700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.02392">
                <text:p>7.02392</text:p>
              </table:table-cell>
              <table:table-cell office:value-type="float" office:value="3.26411">
                <text:p>3.2641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.04052">
                <text:p>7.04052</text:p>
              </table:table-cell>
              <table:table-cell office:value-type="float" office:value="3.26822">
                <text:p>3.2682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.05713">
                <text:p>7.05713</text:p>
              </table:table-cell>
              <table:table-cell office:value-type="float" office:value="3.26698">
                <text:p>3.2669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.07373">
                <text:p>7.07373</text:p>
              </table:table-cell>
              <table:table-cell office:value-type="float" office:value="3.2647">
                <text:p>3.264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.09034">
                <text:p>7.09034</text:p>
              </table:table-cell>
              <table:table-cell office:value-type="float" office:value="3.26363">
                <text:p>3.2636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.10694">
                <text:p>7.10694</text:p>
              </table:table-cell>
              <table:table-cell office:value-type="float" office:value="3.26156">
                <text:p>3.2615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.12355">
                <text:p>7.12355</text:p>
              </table:table-cell>
              <table:table-cell office:value-type="float" office:value="3.25849">
                <text:p>3.2584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.14015">
                <text:p>7.14015</text:p>
              </table:table-cell>
              <table:table-cell office:value-type="float" office:value="3.25223">
                <text:p>3.2522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.15676">
                <text:p>7.15676</text:p>
              </table:table-cell>
              <table:table-cell office:value-type="float" office:value="3.25484">
                <text:p>3.2548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.17336">
                <text:p>7.17336</text:p>
              </table:table-cell>
              <table:table-cell office:value-type="float" office:value="3.25682">
                <text:p>3.2568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.18997">
                <text:p>7.18997</text:p>
              </table:table-cell>
              <table:table-cell office:value-type="float" office:value="3.26076">
                <text:p>3.2607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.20657">
                <text:p>7.20657</text:p>
              </table:table-cell>
              <table:table-cell office:value-type="float" office:value="3.25214">
                <text:p>3.2521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.22318">
                <text:p>7.22318</text:p>
              </table:table-cell>
              <table:table-cell office:value-type="float" office:value="3.25775">
                <text:p>3.257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.23978">
                <text:p>7.23978</text:p>
              </table:table-cell>
              <table:table-cell office:value-type="float" office:value="3.26056">
                <text:p>3.2605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.25639">
                <text:p>7.25639</text:p>
              </table:table-cell>
              <table:table-cell office:value-type="float" office:value="3.26157">
                <text:p>3.2615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.27299">
                <text:p>7.27299</text:p>
              </table:table-cell>
              <table:table-cell office:value-type="float" office:value="3.26473">
                <text:p>3.2647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.2896">
                <text:p>7.2896</text:p>
              </table:table-cell>
              <table:table-cell office:value-type="float" office:value="3.25534">
                <text:p>3.255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.3062">
                <text:p>7.3062</text:p>
              </table:table-cell>
              <table:table-cell office:value-type="float" office:value="3.2499">
                <text:p>3.249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.32281">
                <text:p>7.32281</text:p>
              </table:table-cell>
              <table:table-cell office:value-type="float" office:value="3.24369">
                <text:p>3.2436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.33941">
                <text:p>7.33941</text:p>
              </table:table-cell>
              <table:table-cell office:value-type="float" office:value="3.23096">
                <text:p>3.2309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.35602">
                <text:p>7.35602</text:p>
              </table:table-cell>
              <table:table-cell office:value-type="float" office:value="3.23137">
                <text:p>3.2313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.37262">
                <text:p>7.37262</text:p>
              </table:table-cell>
              <table:table-cell office:value-type="float" office:value="3.23449">
                <text:p>3.2344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.38923">
                <text:p>7.38923</text:p>
              </table:table-cell>
              <table:table-cell office:value-type="float" office:value="3.23567">
                <text:p>3.235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.40583">
                <text:p>7.40583</text:p>
              </table:table-cell>
              <table:table-cell office:value-type="float" office:value="3.23368">
                <text:p>3.233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.42244">
                <text:p>7.42244</text:p>
              </table:table-cell>
              <table:table-cell office:value-type="float" office:value="3.23454">
                <text:p>3.2345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.43904">
                <text:p>7.43904</text:p>
              </table:table-cell>
              <table:table-cell office:value-type="float" office:value="3.24151">
                <text:p>3.2415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.45565">
                <text:p>7.45565</text:p>
              </table:table-cell>
              <table:table-cell office:value-type="float" office:value="3.23836">
                <text:p>3.2383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.47225">
                <text:p>7.47225</text:p>
              </table:table-cell>
              <table:table-cell office:value-type="float" office:value="3.22999">
                <text:p>3.2299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.48886">
                <text:p>7.48886</text:p>
              </table:table-cell>
              <table:table-cell office:value-type="float" office:value="3.22299">
                <text:p>3.2229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.50546">
                <text:p>7.50546</text:p>
              </table:table-cell>
              <table:table-cell office:value-type="float" office:value="3.22191">
                <text:p>3.2219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.52207">
                <text:p>7.52207</text:p>
              </table:table-cell>
              <table:table-cell office:value-type="float" office:value="3.21936">
                <text:p>3.2193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.53867">
                <text:p>7.53867</text:p>
              </table:table-cell>
              <table:table-cell office:value-type="float" office:value="3.21597">
                <text:p>3.2159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.55528">
                <text:p>7.55528</text:p>
              </table:table-cell>
              <table:table-cell office:value-type="float" office:value="3.21334">
                <text:p>3.2133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.57188">
                <text:p>7.57188</text:p>
              </table:table-cell>
              <table:table-cell office:value-type="float" office:value="3.21549">
                <text:p>3.2154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.58849">
                <text:p>7.58849</text:p>
              </table:table-cell>
              <table:table-cell office:value-type="float" office:value="3.20438">
                <text:p>3.2043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.60509">
                <text:p>7.60509</text:p>
              </table:table-cell>
              <table:table-cell office:value-type="float" office:value="3.20707">
                <text:p>3.2070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.6217">
                <text:p>7.6217</text:p>
              </table:table-cell>
              <table:table-cell office:value-type="float" office:value="3.20394">
                <text:p>3.2039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.6383">
                <text:p>7.6383</text:p>
              </table:table-cell>
              <table:table-cell office:value-type="float" office:value="3.2016">
                <text:p>3.201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.65491">
                <text:p>7.65491</text:p>
              </table:table-cell>
              <table:table-cell office:value-type="float" office:value="3.20081">
                <text:p>3.2008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.67151">
                <text:p>7.67151</text:p>
              </table:table-cell>
              <table:table-cell office:value-type="float" office:value="3.19825">
                <text:p>3.198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.68812">
                <text:p>7.68812</text:p>
              </table:table-cell>
              <table:table-cell office:value-type="float" office:value="3.19385">
                <text:p>3.1938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.70472">
                <text:p>7.70472</text:p>
              </table:table-cell>
              <table:table-cell office:value-type="float" office:value="3.18983">
                <text:p>3.1898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.72133">
                <text:p>7.72133</text:p>
              </table:table-cell>
              <table:table-cell office:value-type="float" office:value="3.19235">
                <text:p>3.1923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.73793">
                <text:p>7.73793</text:p>
              </table:table-cell>
              <table:table-cell office:value-type="float" office:value="3.19468">
                <text:p>3.1946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.75454">
                <text:p>7.75454</text:p>
              </table:table-cell>
              <table:table-cell office:value-type="float" office:value="3.19388">
                <text:p>3.1938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.77114">
                <text:p>7.77114</text:p>
              </table:table-cell>
              <table:table-cell office:value-type="float" office:value="3.19623">
                <text:p>3.1962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.78775">
                <text:p>7.78775</text:p>
              </table:table-cell>
              <table:table-cell office:value-type="float" office:value="3.1897">
                <text:p>3.189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.80435">
                <text:p>7.80435</text:p>
              </table:table-cell>
              <table:table-cell office:value-type="float" office:value="3.18407">
                <text:p>3.1840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.82096">
                <text:p>7.82096</text:p>
              </table:table-cell>
              <table:table-cell office:value-type="float" office:value="3.18212">
                <text:p>3.1821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.83756">
                <text:p>7.83756</text:p>
              </table:table-cell>
              <table:table-cell office:value-type="float" office:value="3.1844">
                <text:p>3.184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.85417">
                <text:p>7.85417</text:p>
              </table:table-cell>
              <table:table-cell office:value-type="float" office:value="3.18311">
                <text:p>3.1831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.87077">
                <text:p>7.87077</text:p>
              </table:table-cell>
              <table:table-cell office:value-type="float" office:value="3.17597">
                <text:p>3.1759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.88738">
                <text:p>7.88738</text:p>
              </table:table-cell>
              <table:table-cell office:value-type="float" office:value="3.16289">
                <text:p>3.1628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.90398">
                <text:p>7.90398</text:p>
              </table:table-cell>
              <table:table-cell office:value-type="float" office:value="3.1588">
                <text:p>3.158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.92059">
                <text:p>7.92059</text:p>
              </table:table-cell>
              <table:table-cell office:value-type="float" office:value="3.1581">
                <text:p>3.158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.93719">
                <text:p>7.93719</text:p>
              </table:table-cell>
              <table:table-cell office:value-type="float" office:value="3.1528">
                <text:p>3.152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.9538">
                <text:p>7.9538</text:p>
              </table:table-cell>
              <table:table-cell office:value-type="float" office:value="3.1523">
                <text:p>3.152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.9704">
                <text:p>7.9704</text:p>
              </table:table-cell>
              <table:table-cell office:value-type="float" office:value="3.14902">
                <text:p>3.1490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.98701">
                <text:p>7.98701</text:p>
              </table:table-cell>
              <table:table-cell office:value-type="float" office:value="3.14659">
                <text:p>3.1465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.00361">
                <text:p>8.00361</text:p>
              </table:table-cell>
              <table:table-cell office:value-type="float" office:value="3.14957">
                <text:p>3.1495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.02022">
                <text:p>8.02022</text:p>
              </table:table-cell>
              <table:table-cell office:value-type="float" office:value="3.15327">
                <text:p>3.1532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.03682">
                <text:p>8.03682</text:p>
              </table:table-cell>
              <table:table-cell office:value-type="float" office:value="3.1489">
                <text:p>3.148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.05343">
                <text:p>8.05343</text:p>
              </table:table-cell>
              <table:table-cell office:value-type="float" office:value="3.14573">
                <text:p>3.1457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.07003">
                <text:p>8.07003</text:p>
              </table:table-cell>
              <table:table-cell office:value-type="float" office:value="3.14975">
                <text:p>3.1497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.08664">
                <text:p>8.08664</text:p>
              </table:table-cell>
              <table:table-cell office:value-type="float" office:value="3.13936">
                <text:p>3.1393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.10324">
                <text:p>8.10324</text:p>
              </table:table-cell>
              <table:table-cell office:value-type="float" office:value="3.13208">
                <text:p>3.1320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.11985">
                <text:p>8.11985</text:p>
              </table:table-cell>
              <table:table-cell office:value-type="float" office:value="3.1214">
                <text:p>3.121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.13645">
                <text:p>8.13645</text:p>
              </table:table-cell>
              <table:table-cell office:value-type="float" office:value="3.12182">
                <text:p>3.1218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.15306">
                <text:p>8.15306</text:p>
              </table:table-cell>
              <table:table-cell office:value-type="float" office:value="3.11907">
                <text:p>3.1190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.16966">
                <text:p>8.16966</text:p>
              </table:table-cell>
              <table:table-cell office:value-type="float" office:value="3.11456">
                <text:p>3.1145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.18627">
                <text:p>8.18627</text:p>
              </table:table-cell>
              <table:table-cell office:value-type="float" office:value="3.11003">
                <text:p>3.1100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.20287">
                <text:p>8.20287</text:p>
              </table:table-cell>
              <table:table-cell office:value-type="float" office:value="3.10388">
                <text:p>3.1038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.21948">
                <text:p>8.21948</text:p>
              </table:table-cell>
              <table:table-cell office:value-type="float" office:value="3.09799">
                <text:p>3.0979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.23608">
                <text:p>8.23608</text:p>
              </table:table-cell>
              <table:table-cell office:value-type="float" office:value="3.09074">
                <text:p>3.0907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.25269">
                <text:p>8.25269</text:p>
              </table:table-cell>
              <table:table-cell office:value-type="float" office:value="3.09228">
                <text:p>3.0922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.26929">
                <text:p>8.26929</text:p>
              </table:table-cell>
              <table:table-cell office:value-type="float" office:value="3.08806">
                <text:p>3.0880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.2859">
                <text:p>8.2859</text:p>
              </table:table-cell>
              <table:table-cell office:value-type="float" office:value="3.08323">
                <text:p>3.0832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.3025">
                <text:p>8.3025</text:p>
              </table:table-cell>
              <table:table-cell office:value-type="float" office:value="3.07611">
                <text:p>3.0761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.31911">
                <text:p>8.31911</text:p>
              </table:table-cell>
              <table:table-cell office:value-type="float" office:value="3.07556">
                <text:p>3.0755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.33571">
                <text:p>8.33571</text:p>
              </table:table-cell>
              <table:table-cell office:value-type="float" office:value="3.06026">
                <text:p>3.0602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.35232">
                <text:p>8.35232</text:p>
              </table:table-cell>
              <table:table-cell office:value-type="float" office:value="3.05853">
                <text:p>3.0585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.36892">
                <text:p>8.36892</text:p>
              </table:table-cell>
              <table:table-cell office:value-type="float" office:value="3.05525">
                <text:p>3.0552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.38553">
                <text:p>8.38553</text:p>
              </table:table-cell>
              <table:table-cell office:value-type="float" office:value="3.05349">
                <text:p>3.0534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.40213">
                <text:p>8.40213</text:p>
              </table:table-cell>
              <table:table-cell office:value-type="float" office:value="3.05231">
                <text:p>3.0523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.41874">
                <text:p>8.41874</text:p>
              </table:table-cell>
              <table:table-cell office:value-type="float" office:value="3.05112">
                <text:p>3.0511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.43534">
                <text:p>8.43534</text:p>
              </table:table-cell>
              <table:table-cell office:value-type="float" office:value="3.04373">
                <text:p>3.0437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.45195">
                <text:p>8.45195</text:p>
              </table:table-cell>
              <table:table-cell office:value-type="float" office:value="3.03578">
                <text:p>3.0357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.46855">
                <text:p>8.46855</text:p>
              </table:table-cell>
              <table:table-cell office:value-type="float" office:value="3.02969">
                <text:p>3.0296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.48516">
                <text:p>8.48516</text:p>
              </table:table-cell>
              <table:table-cell office:value-type="float" office:value="3.02693">
                <text:p>3.0269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.50176">
                <text:p>8.50176</text:p>
              </table:table-cell>
              <table:table-cell office:value-type="float" office:value="3.01924">
                <text:p>3.0192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.51837">
                <text:p>8.51837</text:p>
              </table:table-cell>
              <table:table-cell office:value-type="float" office:value="3.01738">
                <text:p>3.0173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.53497">
                <text:p>8.53497</text:p>
              </table:table-cell>
              <table:table-cell office:value-type="float" office:value="3.00673">
                <text:p>3.0067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.55158">
                <text:p>8.55158</text:p>
              </table:table-cell>
              <table:table-cell office:value-type="float" office:value="3.0145">
                <text:p>3.014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.56818">
                <text:p>8.56818</text:p>
              </table:table-cell>
              <table:table-cell office:value-type="float" office:value="2.99892">
                <text:p>2.9989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.58479">
                <text:p>8.58479</text:p>
              </table:table-cell>
              <table:table-cell office:value-type="float" office:value="3.00315">
                <text:p>3.0031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.60139">
                <text:p>8.60139</text:p>
              </table:table-cell>
              <table:table-cell office:value-type="float" office:value="2.99404">
                <text:p>2.9940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.618">
                <text:p>8.618</text:p>
              </table:table-cell>
              <table:table-cell office:value-type="float" office:value="2.9928">
                <text:p>2.992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.6346">
                <text:p>8.6346</text:p>
              </table:table-cell>
              <table:table-cell office:value-type="float" office:value="2.99343">
                <text:p>2.9934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.65121">
                <text:p>8.65121</text:p>
              </table:table-cell>
              <table:table-cell office:value-type="float" office:value="2.98933">
                <text:p>2.9893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.66781">
                <text:p>8.66781</text:p>
              </table:table-cell>
              <table:table-cell office:value-type="float" office:value="2.97905">
                <text:p>2.9790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.68442">
                <text:p>8.68442</text:p>
              </table:table-cell>
              <table:table-cell office:value-type="float" office:value="2.9735">
                <text:p>2.973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.70102">
                <text:p>8.70102</text:p>
              </table:table-cell>
              <table:table-cell office:value-type="float" office:value="2.96804">
                <text:p>2.9680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.71763">
                <text:p>8.71763</text:p>
              </table:table-cell>
              <table:table-cell office:value-type="float" office:value="2.96936">
                <text:p>2.9693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.73423">
                <text:p>8.73423</text:p>
              </table:table-cell>
              <table:table-cell office:value-type="float" office:value="2.96729">
                <text:p>2.9672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.75084">
                <text:p>8.75084</text:p>
              </table:table-cell>
              <table:table-cell office:value-type="float" office:value="2.96507">
                <text:p>2.9650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.76744">
                <text:p>8.76744</text:p>
              </table:table-cell>
              <table:table-cell office:value-type="float" office:value="2.95708">
                <text:p>2.9570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.78405">
                <text:p>8.78405</text:p>
              </table:table-cell>
              <table:table-cell office:value-type="float" office:value="2.95639">
                <text:p>2.9563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.80065">
                <text:p>8.80065</text:p>
              </table:table-cell>
              <table:table-cell office:value-type="float" office:value="2.955">
                <text:p>2.95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.81726">
                <text:p>8.81726</text:p>
              </table:table-cell>
              <table:table-cell office:value-type="float" office:value="2.95407">
                <text:p>2.9540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.83386">
                <text:p>8.83386</text:p>
              </table:table-cell>
              <table:table-cell office:value-type="float" office:value="2.9512">
                <text:p>2.951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.85047">
                <text:p>8.85047</text:p>
              </table:table-cell>
              <table:table-cell office:value-type="float" office:value="2.94217">
                <text:p>2.9421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.86707">
                <text:p>8.86707</text:p>
              </table:table-cell>
              <table:table-cell office:value-type="float" office:value="2.93332">
                <text:p>2.9333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.88368">
                <text:p>8.88368</text:p>
              </table:table-cell>
              <table:table-cell office:value-type="float" office:value="2.9289">
                <text:p>2.928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.90028">
                <text:p>8.90028</text:p>
              </table:table-cell>
              <table:table-cell office:value-type="float" office:value="2.92157">
                <text:p>2.9215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.91689">
                <text:p>8.91689</text:p>
              </table:table-cell>
              <table:table-cell office:value-type="float" office:value="2.92513">
                <text:p>2.9251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.93349">
                <text:p>8.93349</text:p>
              </table:table-cell>
              <table:table-cell office:value-type="float" office:value="2.92179">
                <text:p>2.9217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.9501">
                <text:p>8.9501</text:p>
              </table:table-cell>
              <table:table-cell office:value-type="float" office:value="2.91578">
                <text:p>2.9157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.9667">
                <text:p>8.9667</text:p>
              </table:table-cell>
              <table:table-cell office:value-type="float" office:value="2.9086">
                <text:p>2.908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.98331">
                <text:p>8.98331</text:p>
              </table:table-cell>
              <table:table-cell office:value-type="float" office:value="2.90814">
                <text:p>2.9081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.99991">
                <text:p>8.99991</text:p>
              </table:table-cell>
              <table:table-cell office:value-type="float" office:value="2.90232">
                <text:p>2.9023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.01652">
                <text:p>9.01652</text:p>
              </table:table-cell>
              <table:table-cell office:value-type="float" office:value="2.89548">
                <text:p>2.8954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.03312">
                <text:p>9.03312</text:p>
              </table:table-cell>
              <table:table-cell office:value-type="float" office:value="2.88062">
                <text:p>2.8806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.04973">
                <text:p>9.04973</text:p>
              </table:table-cell>
              <table:table-cell office:value-type="float" office:value="2.88093">
                <text:p>2.8809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.06633">
                <text:p>9.06633</text:p>
              </table:table-cell>
              <table:table-cell office:value-type="float" office:value="2.87052">
                <text:p>2.8705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.08294">
                <text:p>9.08294</text:p>
              </table:table-cell>
              <table:table-cell office:value-type="float" office:value="2.86974">
                <text:p>2.8697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.09954">
                <text:p>9.09954</text:p>
              </table:table-cell>
              <table:table-cell office:value-type="float" office:value="2.85386">
                <text:p>2.8538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.11615">
                <text:p>9.11615</text:p>
              </table:table-cell>
              <table:table-cell office:value-type="float" office:value="2.84888">
                <text:p>2.8488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.13275">
                <text:p>9.13275</text:p>
              </table:table-cell>
              <table:table-cell office:value-type="float" office:value="2.85108">
                <text:p>2.8510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.14936">
                <text:p>9.14936</text:p>
              </table:table-cell>
              <table:table-cell office:value-type="float" office:value="2.84631">
                <text:p>2.8463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.16596">
                <text:p>9.16596</text:p>
              </table:table-cell>
              <table:table-cell office:value-type="float" office:value="2.83475">
                <text:p>2.8347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.18257">
                <text:p>9.18257</text:p>
              </table:table-cell>
              <table:table-cell office:value-type="float" office:value="2.82247">
                <text:p>2.8224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.19917">
                <text:p>9.19917</text:p>
              </table:table-cell>
              <table:table-cell office:value-type="float" office:value="2.81903">
                <text:p>2.8190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.21578">
                <text:p>9.21578</text:p>
              </table:table-cell>
              <table:table-cell office:value-type="float" office:value="2.8147">
                <text:p>2.814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.23238">
                <text:p>9.23238</text:p>
              </table:table-cell>
              <table:table-cell office:value-type="float" office:value="2.80816">
                <text:p>2.8081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.24899">
                <text:p>9.24899</text:p>
              </table:table-cell>
              <table:table-cell office:value-type="float" office:value="2.8006">
                <text:p>2.800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.26559">
                <text:p>9.26559</text:p>
              </table:table-cell>
              <table:table-cell office:value-type="float" office:value="2.79972">
                <text:p>2.7997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9.2822">
                <text:p>9.2822</text:p>
              </table:table-cell>
              <table:table-cell office:value-type="float" office:value="2.79009">
                <text:p>2.7900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.2988">
                <text:p>9.2988</text:p>
              </table:table-cell>
              <table:table-cell office:value-type="float" office:value="2.78042">
                <text:p>2.7804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.31541">
                <text:p>9.31541</text:p>
              </table:table-cell>
              <table:table-cell office:value-type="float" office:value="2.76974">
                <text:p>2.7697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.33201">
                <text:p>9.33201</text:p>
              </table:table-cell>
              <table:table-cell office:value-type="float" office:value="2.76598">
                <text:p>2.7659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.34862">
                <text:p>9.34862</text:p>
              </table:table-cell>
              <table:table-cell office:value-type="float" office:value="2.76657">
                <text:p>2.7665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.36522">
                <text:p>9.36522</text:p>
              </table:table-cell>
              <table:table-cell office:value-type="float" office:value="2.75332">
                <text:p>2.7533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.38183">
                <text:p>9.38183</text:p>
              </table:table-cell>
              <table:table-cell office:value-type="float" office:value="2.74323">
                <text:p>2.7432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.39843">
                <text:p>9.39843</text:p>
              </table:table-cell>
              <table:table-cell office:value-type="float" office:value="2.73184">
                <text:p>2.7318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.41504">
                <text:p>9.41504</text:p>
              </table:table-cell>
              <table:table-cell office:value-type="float" office:value="2.72601">
                <text:p>2.7260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.43164">
                <text:p>9.43164</text:p>
              </table:table-cell>
              <table:table-cell office:value-type="float" office:value="2.7229">
                <text:p>2.722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.44825">
                <text:p>9.44825</text:p>
              </table:table-cell>
              <table:table-cell office:value-type="float" office:value="2.71882">
                <text:p>2.7188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.46485">
                <text:p>9.46485</text:p>
              </table:table-cell>
              <table:table-cell office:value-type="float" office:value="2.71616">
                <text:p>2.7161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9.48146">
                <text:p>9.48146</text:p>
              </table:table-cell>
              <table:table-cell office:value-type="float" office:value="2.70391">
                <text:p>2.7039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9.49806">
                <text:p>9.49806</text:p>
              </table:table-cell>
              <table:table-cell office:value-type="float" office:value="2.695">
                <text:p>2.69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9.51467">
                <text:p>9.51467</text:p>
              </table:table-cell>
              <table:table-cell office:value-type="float" office:value="2.68868">
                <text:p>2.6886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9.53127">
                <text:p>9.53127</text:p>
              </table:table-cell>
              <table:table-cell office:value-type="float" office:value="2.68329">
                <text:p>2.6832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9.54788">
                <text:p>9.54788</text:p>
              </table:table-cell>
              <table:table-cell office:value-type="float" office:value="2.67416">
                <text:p>2.6741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9.56448">
                <text:p>9.56448</text:p>
              </table:table-cell>
              <table:table-cell office:value-type="float" office:value="2.66765">
                <text:p>2.6676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9.58109">
                <text:p>9.58109</text:p>
              </table:table-cell>
              <table:table-cell office:value-type="float" office:value="2.65682">
                <text:p>2.6568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.59769">
                <text:p>9.59769</text:p>
              </table:table-cell>
              <table:table-cell office:value-type="float" office:value="2.64857">
                <text:p>2.6485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.6143">
                <text:p>9.6143</text:p>
              </table:table-cell>
              <table:table-cell office:value-type="float" office:value="2.6408">
                <text:p>2.64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.6309">
                <text:p>9.6309</text:p>
              </table:table-cell>
              <table:table-cell office:value-type="float" office:value="2.63702">
                <text:p>2.6370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.64751">
                <text:p>9.64751</text:p>
              </table:table-cell>
              <table:table-cell office:value-type="float" office:value="2.62919">
                <text:p>2.6291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.66411">
                <text:p>9.66411</text:p>
              </table:table-cell>
              <table:table-cell office:value-type="float" office:value="2.61767">
                <text:p>2.6176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.68072">
                <text:p>9.68072</text:p>
              </table:table-cell>
              <table:table-cell office:value-type="float" office:value="2.61955">
                <text:p>2.6195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.69732">
                <text:p>9.69732</text:p>
              </table:table-cell>
              <table:table-cell office:value-type="float" office:value="2.60431">
                <text:p>2.6043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.71393">
                <text:p>9.71393</text:p>
              </table:table-cell>
              <table:table-cell office:value-type="float" office:value="2.59276">
                <text:p>2.5927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.73053">
                <text:p>9.73053</text:p>
              </table:table-cell>
              <table:table-cell office:value-type="float" office:value="2.57717">
                <text:p>2.5771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.74714">
                <text:p>9.74714</text:p>
              </table:table-cell>
              <table:table-cell office:value-type="float" office:value="2.57809">
                <text:p>2.5780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.76374">
                <text:p>9.76374</text:p>
              </table:table-cell>
              <table:table-cell office:value-type="float" office:value="2.56792">
                <text:p>2.5679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.78035">
                <text:p>9.78035</text:p>
              </table:table-cell>
              <table:table-cell office:value-type="float" office:value="2.55746">
                <text:p>2.5574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.79695">
                <text:p>9.79695</text:p>
              </table:table-cell>
              <table:table-cell office:value-type="float" office:value="2.55614">
                <text:p>2.5561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.81356">
                <text:p>9.81356</text:p>
              </table:table-cell>
              <table:table-cell office:value-type="float" office:value="2.55467">
                <text:p>2.5546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.83016">
                <text:p>9.83016</text:p>
              </table:table-cell>
              <table:table-cell office:value-type="float" office:value="2.54453">
                <text:p>2.5445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.84677">
                <text:p>9.84677</text:p>
              </table:table-cell>
              <table:table-cell office:value-type="float" office:value="2.52742">
                <text:p>2.5274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.86337">
                <text:p>9.86337</text:p>
              </table:table-cell>
              <table:table-cell office:value-type="float" office:value="2.51868">
                <text:p>2.5186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.87998">
                <text:p>9.87998</text:p>
              </table:table-cell>
              <table:table-cell office:value-type="float" office:value="2.51901">
                <text:p>2.5190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.89658">
                <text:p>9.89658</text:p>
              </table:table-cell>
              <table:table-cell office:value-type="float" office:value="2.50899">
                <text:p>2.5089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.91319">
                <text:p>9.91319</text:p>
              </table:table-cell>
              <table:table-cell office:value-type="float" office:value="2.5004">
                <text:p>2.500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.92979">
                <text:p>9.92979</text:p>
              </table:table-cell>
              <table:table-cell office:value-type="float" office:value="2.48835">
                <text:p>2.4883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.9464">
                <text:p>9.9464</text:p>
              </table:table-cell>
              <table:table-cell office:value-type="float" office:value="2.47542">
                <text:p>2.4754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.963">
                <text:p>9.963</text:p>
              </table:table-cell>
              <table:table-cell office:value-type="float" office:value="2.45857">
                <text:p>2.4585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.97961">
                <text:p>9.97961</text:p>
              </table:table-cell>
              <table:table-cell office:value-type="float" office:value="2.44008">
                <text:p>2.4400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.99621">
                <text:p>9.99621</text:p>
              </table:table-cell>
              <table:table-cell office:value-type="float" office:value="2.42109">
                <text:p>2.4210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.0128">
                <text:p>10.0128</text:p>
              </table:table-cell>
              <table:table-cell office:value-type="float" office:value="2.41252">
                <text:p>2.4125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.0294">
                <text:p>10.0294</text:p>
              </table:table-cell>
              <table:table-cell office:value-type="float" office:value="2.40207">
                <text:p>2.4020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.046">
                <text:p>10.046</text:p>
              </table:table-cell>
              <table:table-cell office:value-type="float" office:value="2.38403">
                <text:p>2.3840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.0626">
                <text:p>10.0626</text:p>
              </table:table-cell>
              <table:table-cell office:value-type="float" office:value="2.37294">
                <text:p>2.3729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.0792">
                <text:p>10.0792</text:p>
              </table:table-cell>
              <table:table-cell office:value-type="float" office:value="2.35458">
                <text:p>2.3545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.0958">
                <text:p>10.0958</text:p>
              </table:table-cell>
              <table:table-cell office:value-type="float" office:value="2.34688">
                <text:p>2.3468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.1124">
                <text:p>10.1124</text:p>
              </table:table-cell>
              <table:table-cell office:value-type="float" office:value="2.32571">
                <text:p>2.3257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0.1291">
                <text:p>10.1291</text:p>
              </table:table-cell>
              <table:table-cell office:value-type="float" office:value="2.31286">
                <text:p>2.3128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0.1457">
                <text:p>10.1457</text:p>
              </table:table-cell>
              <table:table-cell office:value-type="float" office:value="2.30482">
                <text:p>2.3048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0.1623">
                <text:p>10.1623</text:p>
              </table:table-cell>
              <table:table-cell office:value-type="float" office:value="2.29093">
                <text:p>2.2909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0.1789">
                <text:p>10.1789</text:p>
              </table:table-cell>
              <table:table-cell office:value-type="float" office:value="2.28275">
                <text:p>2.2827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0.1955">
                <text:p>10.1955</text:p>
              </table:table-cell>
              <table:table-cell office:value-type="float" office:value="2.26785">
                <text:p>2.2678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0.2121">
                <text:p>10.2121</text:p>
              </table:table-cell>
              <table:table-cell office:value-type="float" office:value="2.25871">
                <text:p>2.2587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0.2287">
                <text:p>10.2287</text:p>
              </table:table-cell>
              <table:table-cell office:value-type="float" office:value="2.24954">
                <text:p>2.2495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0.2453">
                <text:p>10.2453</text:p>
              </table:table-cell>
              <table:table-cell office:value-type="float" office:value="2.2368">
                <text:p>2.236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0.2619">
                <text:p>10.2619</text:p>
              </table:table-cell>
              <table:table-cell office:value-type="float" office:value="2.23054">
                <text:p>2.2305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.2785">
                <text:p>10.2785</text:p>
              </table:table-cell>
              <table:table-cell office:value-type="float" office:value="2.21451">
                <text:p>2.2145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.2951">
                <text:p>10.2951</text:p>
              </table:table-cell>
              <table:table-cell office:value-type="float" office:value="2.20749">
                <text:p>2.2074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0.3117">
                <text:p>10.3117</text:p>
              </table:table-cell>
              <table:table-cell office:value-type="float" office:value="2.19436">
                <text:p>2.1943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0.3283">
                <text:p>10.3283</text:p>
              </table:table-cell>
              <table:table-cell office:value-type="float" office:value="2.18409">
                <text:p>2.1840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.3449">
                <text:p>10.3449</text:p>
              </table:table-cell>
              <table:table-cell office:value-type="float" office:value="2.16764">
                <text:p>2.1676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0.3615">
                <text:p>10.3615</text:p>
              </table:table-cell>
              <table:table-cell office:value-type="float" office:value="2.14828">
                <text:p>2.1482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.3781">
                <text:p>10.3781</text:p>
              </table:table-cell>
              <table:table-cell office:value-type="float" office:value="2.13879">
                <text:p>2.1387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0.3947">
                <text:p>10.3947</text:p>
              </table:table-cell>
              <table:table-cell office:value-type="float" office:value="2.13168">
                <text:p>2.1316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0.4113">
                <text:p>10.4113</text:p>
              </table:table-cell>
              <table:table-cell office:value-type="float" office:value="2.11995">
                <text:p>2.1199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0.4279">
                <text:p>10.4279</text:p>
              </table:table-cell>
              <table:table-cell office:value-type="float" office:value="2.11022">
                <text:p>2.1102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0.4445">
                <text:p>10.4445</text:p>
              </table:table-cell>
              <table:table-cell office:value-type="float" office:value="2.09336">
                <text:p>2.0933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0.4612">
                <text:p>10.4612</text:p>
              </table:table-cell>
              <table:table-cell office:value-type="float" office:value="2.07971">
                <text:p>2.0797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0.4778">
                <text:p>10.4778</text:p>
              </table:table-cell>
              <table:table-cell office:value-type="float" office:value="2.07284">
                <text:p>2.0728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0.4944">
                <text:p>10.4944</text:p>
              </table:table-cell>
              <table:table-cell office:value-type="float" office:value="2.06862">
                <text:p>2.0686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.511">
                <text:p>10.511</text:p>
              </table:table-cell>
              <table:table-cell office:value-type="float" office:value="2.05206">
                <text:p>2.0520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0.5276">
                <text:p>10.5276</text:p>
              </table:table-cell>
              <table:table-cell office:value-type="float" office:value="2.04111">
                <text:p>2.0411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.5442">
                <text:p>10.5442</text:p>
              </table:table-cell>
              <table:table-cell office:value-type="float" office:value="2.02898">
                <text:p>2.0289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0.5608">
                <text:p>10.5608</text:p>
              </table:table-cell>
              <table:table-cell office:value-type="float" office:value="2.01208">
                <text:p>2.0120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.5774">
                <text:p>10.5774</text:p>
              </table:table-cell>
              <table:table-cell office:value-type="float" office:value="2.00647">
                <text:p>2.0064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0.594">
                <text:p>10.594</text:p>
              </table:table-cell>
              <table:table-cell office:value-type="float" office:value="1.99843">
                <text:p>1.9984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0.6106">
                <text:p>10.6106</text:p>
              </table:table-cell>
              <table:table-cell office:value-type="float" office:value="1.97917">
                <text:p>1.9791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0.6272">
                <text:p>10.6272</text:p>
              </table:table-cell>
              <table:table-cell office:value-type="float" office:value="1.96724">
                <text:p>1.9672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0.6438">
                <text:p>10.6438</text:p>
              </table:table-cell>
              <table:table-cell office:value-type="float" office:value="1.95539">
                <text:p>1.9553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.6604">
                <text:p>10.6604</text:p>
              </table:table-cell>
              <table:table-cell office:value-type="float" office:value="1.94682">
                <text:p>1.9468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.677">
                <text:p>10.677</text:p>
              </table:table-cell>
              <table:table-cell office:value-type="float" office:value="1.93378">
                <text:p>1.9337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0.6936">
                <text:p>10.6936</text:p>
              </table:table-cell>
              <table:table-cell office:value-type="float" office:value="1.92717">
                <text:p>1.9271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.7102">
                <text:p>10.7102</text:p>
              </table:table-cell>
              <table:table-cell office:value-type="float" office:value="1.91332">
                <text:p>1.9133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.7268">
                <text:p>10.7268</text:p>
              </table:table-cell>
              <table:table-cell office:value-type="float" office:value="1.8963">
                <text:p>1.896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.7434">
                <text:p>10.7434</text:p>
              </table:table-cell>
              <table:table-cell office:value-type="float" office:value="1.88326">
                <text:p>1.8832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0.76">
                <text:p>10.76</text:p>
              </table:table-cell>
              <table:table-cell office:value-type="float" office:value="1.87383">
                <text:p>1.8738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0.7766">
                <text:p>10.7766</text:p>
              </table:table-cell>
              <table:table-cell office:value-type="float" office:value="1.86833">
                <text:p>1.8683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0.7933">
                <text:p>10.7933</text:p>
              </table:table-cell>
              <table:table-cell office:value-type="float" office:value="1.85726">
                <text:p>1.8572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0.8099">
                <text:p>10.8099</text:p>
              </table:table-cell>
              <table:table-cell office:value-type="float" office:value="1.84471">
                <text:p>1.8447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0.8265">
                <text:p>10.8265</text:p>
              </table:table-cell>
              <table:table-cell office:value-type="float" office:value="1.84024">
                <text:p>1.8402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0.8431">
                <text:p>10.8431</text:p>
              </table:table-cell>
              <table:table-cell office:value-type="float" office:value="1.83099">
                <text:p>1.8309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0.8597">
                <text:p>10.8597</text:p>
              </table:table-cell>
              <table:table-cell office:value-type="float" office:value="1.82022">
                <text:p>1.8202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.8763">
                <text:p>10.8763</text:p>
              </table:table-cell>
              <table:table-cell office:value-type="float" office:value="1.80774">
                <text:p>1.8077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.8929">
                <text:p>10.8929</text:p>
              </table:table-cell>
              <table:table-cell office:value-type="float" office:value="1.79843">
                <text:p>1.7984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0.9095">
                <text:p>10.9095</text:p>
              </table:table-cell>
              <table:table-cell office:value-type="float" office:value="1.7846">
                <text:p>1.784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.9261">
                <text:p>10.9261</text:p>
              </table:table-cell>
              <table:table-cell office:value-type="float" office:value="1.77296">
                <text:p>1.7729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0.9427">
                <text:p>10.9427</text:p>
              </table:table-cell>
              <table:table-cell office:value-type="float" office:value="1.76186">
                <text:p>1.7618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0.9593">
                <text:p>10.9593</text:p>
              </table:table-cell>
              <table:table-cell office:value-type="float" office:value="1.75232">
                <text:p>1.7523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.9759">
                <text:p>10.9759</text:p>
              </table:table-cell>
              <table:table-cell office:value-type="float" office:value="1.74202">
                <text:p>1.7420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0.9925">
                <text:p>10.9925</text:p>
              </table:table-cell>
              <table:table-cell office:value-type="float" office:value="1.73516">
                <text:p>1.7351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1.0091">
                <text:p>11.0091</text:p>
              </table:table-cell>
              <table:table-cell office:value-type="float" office:value="1.72755">
                <text:p>1.7275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1.0257">
                <text:p>11.0257</text:p>
              </table:table-cell>
              <table:table-cell office:value-type="float" office:value="1.71273">
                <text:p>1.7127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1.0423">
                <text:p>11.0423</text:p>
              </table:table-cell>
              <table:table-cell office:value-type="float" office:value="1.70497">
                <text:p>1.7049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1.0589">
                <text:p>11.0589</text:p>
              </table:table-cell>
              <table:table-cell office:value-type="float" office:value="1.68786">
                <text:p>1.6878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1.0755">
                <text:p>11.0755</text:p>
              </table:table-cell>
              <table:table-cell office:value-type="float" office:value="1.67155">
                <text:p>1.6715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1.0921">
                <text:p>11.0921</text:p>
              </table:table-cell>
              <table:table-cell office:value-type="float" office:value="1.66247">
                <text:p>1.6624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1.1087">
                <text:p>11.1087</text:p>
              </table:table-cell>
              <table:table-cell office:value-type="float" office:value="1.65582">
                <text:p>1.6558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1.1254">
                <text:p>11.1254</text:p>
              </table:table-cell>
              <table:table-cell office:value-type="float" office:value="1.64432">
                <text:p>1.6443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1.142">
                <text:p>11.142</text:p>
              </table:table-cell>
              <table:table-cell office:value-type="float" office:value="1.64003">
                <text:p>1.6400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1.1586">
                <text:p>11.1586</text:p>
              </table:table-cell>
              <table:table-cell office:value-type="float" office:value="1.62351">
                <text:p>1.6235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1.1752">
                <text:p>11.1752</text:p>
              </table:table-cell>
              <table:table-cell office:value-type="float" office:value="1.61692">
                <text:p>1.6169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1.1918">
                <text:p>11.1918</text:p>
              </table:table-cell>
              <table:table-cell office:value-type="float" office:value="1.60628">
                <text:p>1.6062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1.2084">
                <text:p>11.2084</text:p>
              </table:table-cell>
              <table:table-cell office:value-type="float" office:value="1.59701">
                <text:p>1.5970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.225">
                <text:p>11.225</text:p>
              </table:table-cell>
              <table:table-cell office:value-type="float" office:value="1.5871">
                <text:p>1.587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1.2416">
                <text:p>11.2416</text:p>
              </table:table-cell>
              <table:table-cell office:value-type="float" office:value="1.58215">
                <text:p>1.5821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1.2582">
                <text:p>11.2582</text:p>
              </table:table-cell>
              <table:table-cell office:value-type="float" office:value="1.5631">
                <text:p>1.563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1.2748">
                <text:p>11.2748</text:p>
              </table:table-cell>
              <table:table-cell office:value-type="float" office:value="1.55552">
                <text:p>1.5555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1.2914">
                <text:p>11.2914</text:p>
              </table:table-cell>
              <table:table-cell office:value-type="float" office:value="1.5449">
                <text:p>1.544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1.308">
                <text:p>11.308</text:p>
              </table:table-cell>
              <table:table-cell office:value-type="float" office:value="1.5313">
                <text:p>1.531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1.3246">
                <text:p>11.3246</text:p>
              </table:table-cell>
              <table:table-cell office:value-type="float" office:value="1.52467">
                <text:p>1.5246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1.3412">
                <text:p>11.3412</text:p>
              </table:table-cell>
              <table:table-cell office:value-type="float" office:value="1.51939">
                <text:p>1.5193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1.3578">
                <text:p>11.3578</text:p>
              </table:table-cell>
              <table:table-cell office:value-type="float" office:value="1.50255">
                <text:p>1.5025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1.3744">
                <text:p>11.3744</text:p>
              </table:table-cell>
              <table:table-cell office:value-type="float" office:value="1.49533">
                <text:p>1.4953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1.391">
                <text:p>11.391</text:p>
              </table:table-cell>
              <table:table-cell office:value-type="float" office:value="1.48642">
                <text:p>1.4864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1.4076">
                <text:p>11.4076</text:p>
              </table:table-cell>
              <table:table-cell office:value-type="float" office:value="1.47612">
                <text:p>1.4761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1.4242">
                <text:p>11.4242</text:p>
              </table:table-cell>
              <table:table-cell office:value-type="float" office:value="1.46765">
                <text:p>1.4676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1.4408">
                <text:p>11.4408</text:p>
              </table:table-cell>
              <table:table-cell office:value-type="float" office:value="1.45953">
                <text:p>1.4595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1.4575">
                <text:p>11.4575</text:p>
              </table:table-cell>
              <table:table-cell office:value-type="float" office:value="1.45079">
                <text:p>1.4507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1.4741">
                <text:p>11.4741</text:p>
              </table:table-cell>
              <table:table-cell office:value-type="float" office:value="1.44057">
                <text:p>1.4405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1.4907">
                <text:p>11.4907</text:p>
              </table:table-cell>
              <table:table-cell office:value-type="float" office:value="1.43114">
                <text:p>1.4311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1.5073">
                <text:p>11.5073</text:p>
              </table:table-cell>
              <table:table-cell office:value-type="float" office:value="1.42156">
                <text:p>1.4215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1.5239">
                <text:p>11.5239</text:p>
              </table:table-cell>
              <table:table-cell office:value-type="float" office:value="1.40878">
                <text:p>1.4087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1.5405">
                <text:p>11.5405</text:p>
              </table:table-cell>
              <table:table-cell office:value-type="float" office:value="1.399">
                <text:p>1.39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1.5571">
                <text:p>11.5571</text:p>
              </table:table-cell>
              <table:table-cell office:value-type="float" office:value="1.39419">
                <text:p>1.3941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1.5737">
                <text:p>11.5737</text:p>
              </table:table-cell>
              <table:table-cell office:value-type="float" office:value="1.38032">
                <text:p>1.3803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1.5903">
                <text:p>11.5903</text:p>
              </table:table-cell>
              <table:table-cell office:value-type="float" office:value="1.37944">
                <text:p>1.3794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1.6069">
                <text:p>11.6069</text:p>
              </table:table-cell>
              <table:table-cell office:value-type="float" office:value="1.37031">
                <text:p>1.3703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1.6235">
                <text:p>11.6235</text:p>
              </table:table-cell>
              <table:table-cell office:value-type="float" office:value="1.35492">
                <text:p>1.3549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1.6401">
                <text:p>11.6401</text:p>
              </table:table-cell>
              <table:table-cell office:value-type="float" office:value="1.34755">
                <text:p>1.3475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1.6567">
                <text:p>11.6567</text:p>
              </table:table-cell>
              <table:table-cell office:value-type="float" office:value="1.34364">
                <text:p>1.3436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1.6733">
                <text:p>11.6733</text:p>
              </table:table-cell>
              <table:table-cell office:value-type="float" office:value="1.33468">
                <text:p>1.3346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1.6899">
                <text:p>11.6899</text:p>
              </table:table-cell>
              <table:table-cell office:value-type="float" office:value="1.32405">
                <text:p>1.3240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1.7065">
                <text:p>11.7065</text:p>
              </table:table-cell>
              <table:table-cell office:value-type="float" office:value="1.31496">
                <text:p>1.3149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1.7231">
                <text:p>11.7231</text:p>
              </table:table-cell>
              <table:table-cell office:value-type="float" office:value="1.30685">
                <text:p>1.3068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1.7397">
                <text:p>11.7397</text:p>
              </table:table-cell>
              <table:table-cell office:value-type="float" office:value="1.29864">
                <text:p>1.2986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1.7563">
                <text:p>11.7563</text:p>
              </table:table-cell>
              <table:table-cell office:value-type="float" office:value="1.2876">
                <text:p>1.287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1.7729">
                <text:p>11.7729</text:p>
              </table:table-cell>
              <table:table-cell office:value-type="float" office:value="1.27399">
                <text:p>1.2739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1.7896">
                <text:p>11.7896</text:p>
              </table:table-cell>
              <table:table-cell office:value-type="float" office:value="1.26387">
                <text:p>1.2638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1.8062">
                <text:p>11.8062</text:p>
              </table:table-cell>
              <table:table-cell office:value-type="float" office:value="1.25578">
                <text:p>1.2557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1.8228">
                <text:p>11.8228</text:p>
              </table:table-cell>
              <table:table-cell office:value-type="float" office:value="1.24759">
                <text:p>1.2475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1.8394">
                <text:p>11.8394</text:p>
              </table:table-cell>
              <table:table-cell office:value-type="float" office:value="1.23916">
                <text:p>1.2391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1.856">
                <text:p>11.856</text:p>
              </table:table-cell>
              <table:table-cell office:value-type="float" office:value="1.22396">
                <text:p>1.2239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.8726">
                <text:p>11.8726</text:p>
              </table:table-cell>
              <table:table-cell office:value-type="float" office:value="1.21574">
                <text:p>1.2157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1.8892">
                <text:p>11.8892</text:p>
              </table:table-cell>
              <table:table-cell office:value-type="float" office:value="1.20493">
                <text:p>1.2049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1.9058">
                <text:p>11.9058</text:p>
              </table:table-cell>
              <table:table-cell office:value-type="float" office:value="1.19078">
                <text:p>1.1907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1.9224">
                <text:p>11.9224</text:p>
              </table:table-cell>
              <table:table-cell office:value-type="float" office:value="1.18038">
                <text:p>1.1803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1.939">
                <text:p>11.939</text:p>
              </table:table-cell>
              <table:table-cell office:value-type="float" office:value="1.17416">
                <text:p>1.1741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1.9556">
                <text:p>11.9556</text:p>
              </table:table-cell>
              <table:table-cell office:value-type="float" office:value="1.16555">
                <text:p>1.1655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1.9722">
                <text:p>11.9722</text:p>
              </table:table-cell>
              <table:table-cell office:value-type="float" office:value="1.15709">
                <text:p>1.1570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1.9888">
                <text:p>11.9888</text:p>
              </table:table-cell>
              <table:table-cell office:value-type="float" office:value="1.1488">
                <text:p>1.148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2.0054">
                <text:p>12.0054</text:p>
              </table:table-cell>
              <table:table-cell office:value-type="float" office:value="1.13621">
                <text:p>1.1362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2.022">
                <text:p>12.022</text:p>
              </table:table-cell>
              <table:table-cell office:value-type="float" office:value="1.12696">
                <text:p>1.1269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2.0386">
                <text:p>12.0386</text:p>
              </table:table-cell>
              <table:table-cell office:value-type="float" office:value="1.11894">
                <text:p>1.1189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2.0552">
                <text:p>12.0552</text:p>
              </table:table-cell>
              <table:table-cell office:value-type="float" office:value="1.11403">
                <text:p>1.1140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2.0718">
                <text:p>12.0718</text:p>
              </table:table-cell>
              <table:table-cell office:value-type="float" office:value="1.10748">
                <text:p>1.1074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2.0884">
                <text:p>12.0884</text:p>
              </table:table-cell>
              <table:table-cell office:value-type="float" office:value="1.09572">
                <text:p>1.0957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2.105">
                <text:p>12.105</text:p>
              </table:table-cell>
              <table:table-cell office:value-type="float" office:value="1.08453">
                <text:p>1.0845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2.1217">
                <text:p>12.1217</text:p>
              </table:table-cell>
              <table:table-cell office:value-type="float" office:value="1.07607">
                <text:p>1.0760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2.1383">
                <text:p>12.1383</text:p>
              </table:table-cell>
              <table:table-cell office:value-type="float" office:value="1.06996">
                <text:p>1.0699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2.1549">
                <text:p>12.1549</text:p>
              </table:table-cell>
              <table:table-cell office:value-type="float" office:value="1.0612">
                <text:p>1.061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2.1715">
                <text:p>12.1715</text:p>
              </table:table-cell>
              <table:table-cell office:value-type="float" office:value="1.05166">
                <text:p>1.0516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2.1881">
                <text:p>12.1881</text:p>
              </table:table-cell>
              <table:table-cell office:value-type="float" office:value="1.04066">
                <text:p>1.0406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2.2047">
                <text:p>12.2047</text:p>
              </table:table-cell>
              <table:table-cell office:value-type="float" office:value="1.02874">
                <text:p>1.0287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2.2213">
                <text:p>12.2213</text:p>
              </table:table-cell>
              <table:table-cell office:value-type="float" office:value="1.02244">
                <text:p>1.0224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2.2379">
                <text:p>12.2379</text:p>
              </table:table-cell>
              <table:table-cell office:value-type="float" office:value="1.0085">
                <text:p>1.008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2.2545">
                <text:p>12.2545</text:p>
              </table:table-cell>
              <table:table-cell office:value-type="float" office:value="0.997678">
                <text:p>0.99767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2.2711">
                <text:p>12.2711</text:p>
              </table:table-cell>
              <table:table-cell office:value-type="float" office:value="0.987033">
                <text:p>0.98703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2.2877">
                <text:p>12.2877</text:p>
              </table:table-cell>
              <table:table-cell office:value-type="float" office:value="0.979791">
                <text:p>0.97979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2.3043">
                <text:p>12.3043</text:p>
              </table:table-cell>
              <table:table-cell office:value-type="float" office:value="0.977635">
                <text:p>0.97763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2.3209">
                <text:p>12.3209</text:p>
              </table:table-cell>
              <table:table-cell office:value-type="float" office:value="0.967718">
                <text:p>0.96771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2.3375">
                <text:p>12.3375</text:p>
              </table:table-cell>
              <table:table-cell office:value-type="float" office:value="0.955901">
                <text:p>0.95590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2.3541">
                <text:p>12.3541</text:p>
              </table:table-cell>
              <table:table-cell office:value-type="float" office:value="0.948926">
                <text:p>0.94892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2.3707">
                <text:p>12.3707</text:p>
              </table:table-cell>
              <table:table-cell office:value-type="float" office:value="0.938948">
                <text:p>0.93894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2.3873">
                <text:p>12.3873</text:p>
              </table:table-cell>
              <table:table-cell office:value-type="float" office:value="0.932158">
                <text:p>0.93215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2.4039">
                <text:p>12.4039</text:p>
              </table:table-cell>
              <table:table-cell office:value-type="float" office:value="0.920403">
                <text:p>0.92040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2.4205">
                <text:p>12.4205</text:p>
              </table:table-cell>
              <table:table-cell office:value-type="float" office:value="0.917414">
                <text:p>0.91741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2.4371">
                <text:p>12.4371</text:p>
              </table:table-cell>
              <table:table-cell office:value-type="float" office:value="0.906941">
                <text:p>0.90694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2.4538">
                <text:p>12.4538</text:p>
              </table:table-cell>
              <table:table-cell office:value-type="float" office:value="0.897778">
                <text:p>0.89777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2.4704">
                <text:p>12.4704</text:p>
              </table:table-cell>
              <table:table-cell office:value-type="float" office:value="0.889363">
                <text:p>0.88936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2.487">
                <text:p>12.487</text:p>
              </table:table-cell>
              <table:table-cell office:value-type="float" office:value="0.880756">
                <text:p>0.88075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2.5036">
                <text:p>12.5036</text:p>
              </table:table-cell>
              <table:table-cell office:value-type="float" office:value="0.871811">
                <text:p>0.87181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2.5202">
                <text:p>12.5202</text:p>
              </table:table-cell>
              <table:table-cell office:value-type="float" office:value="0.863477">
                <text:p>0.86347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2.5368">
                <text:p>12.5368</text:p>
              </table:table-cell>
              <table:table-cell office:value-type="float" office:value="0.853645">
                <text:p>0.85364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2.5534">
                <text:p>12.5534</text:p>
              </table:table-cell>
              <table:table-cell office:value-type="float" office:value="0.84039">
                <text:p>0.8403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2.57">
                <text:p>12.57</text:p>
              </table:table-cell>
              <table:table-cell office:value-type="float" office:value="0.83409">
                <text:p>0.8340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2.5866">
                <text:p>12.5866</text:p>
              </table:table-cell>
              <table:table-cell office:value-type="float" office:value="0.825274">
                <text:p>0.82527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2.6032">
                <text:p>12.6032</text:p>
              </table:table-cell>
              <table:table-cell office:value-type="float" office:value="0.818528">
                <text:p>0.81852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2.6198">
                <text:p>12.6198</text:p>
              </table:table-cell>
              <table:table-cell office:value-type="float" office:value="0.811593">
                <text:p>0.81159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2.6364">
                <text:p>12.6364</text:p>
              </table:table-cell>
              <table:table-cell office:value-type="float" office:value="0.802399">
                <text:p>0.80239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2.653">
                <text:p>12.653</text:p>
              </table:table-cell>
              <table:table-cell office:value-type="float" office:value="0.79196">
                <text:p>0.7919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2.6696">
                <text:p>12.6696</text:p>
              </table:table-cell>
              <table:table-cell office:value-type="float" office:value="0.783031">
                <text:p>0.78303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2.6862">
                <text:p>12.6862</text:p>
              </table:table-cell>
              <table:table-cell office:value-type="float" office:value="0.769702">
                <text:p>0.76970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2.7028">
                <text:p>12.7028</text:p>
              </table:table-cell>
              <table:table-cell office:value-type="float" office:value="0.760131">
                <text:p>0.76013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2.7194">
                <text:p>12.7194</text:p>
              </table:table-cell>
              <table:table-cell office:value-type="float" office:value="0.752618">
                <text:p>0.75261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2.736">
                <text:p>12.736</text:p>
              </table:table-cell>
              <table:table-cell office:value-type="float" office:value="0.74443">
                <text:p>0.7444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2.7526">
                <text:p>12.7526</text:p>
              </table:table-cell>
              <table:table-cell office:value-type="float" office:value="0.736677">
                <text:p>0.73667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2.7692">
                <text:p>12.7692</text:p>
              </table:table-cell>
              <table:table-cell office:value-type="float" office:value="0.730093">
                <text:p>0.73009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2.7859">
                <text:p>12.7859</text:p>
              </table:table-cell>
              <table:table-cell office:value-type="float" office:value="0.719979">
                <text:p>0.71997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2.8025">
                <text:p>12.8025</text:p>
              </table:table-cell>
              <table:table-cell office:value-type="float" office:value="0.711935">
                <text:p>0.71193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2.8191">
                <text:p>12.8191</text:p>
              </table:table-cell>
              <table:table-cell office:value-type="float" office:value="0.704182">
                <text:p>0.70418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2.8357">
                <text:p>12.8357</text:p>
              </table:table-cell>
              <table:table-cell office:value-type="float" office:value="0.692291">
                <text:p>0.69229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2.8523">
                <text:p>12.8523</text:p>
              </table:table-cell>
              <table:table-cell office:value-type="float" office:value="0.684533">
                <text:p>0.68453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2.8689">
                <text:p>12.8689</text:p>
              </table:table-cell>
              <table:table-cell office:value-type="float" office:value="0.674937">
                <text:p>0.67493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2.8855">
                <text:p>12.8855</text:p>
              </table:table-cell>
              <table:table-cell office:value-type="float" office:value="0.669603">
                <text:p>0.66960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2.9021">
                <text:p>12.9021</text:p>
              </table:table-cell>
              <table:table-cell office:value-type="float" office:value="0.660175">
                <text:p>0.66017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2.9187">
                <text:p>12.9187</text:p>
              </table:table-cell>
              <table:table-cell office:value-type="float" office:value="0.648107">
                <text:p>0.64810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2.9353">
                <text:p>12.9353</text:p>
              </table:table-cell>
              <table:table-cell office:value-type="float" office:value="0.641055">
                <text:p>0.64105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2.9519">
                <text:p>12.9519</text:p>
              </table:table-cell>
              <table:table-cell office:value-type="float" office:value="0.638274">
                <text:p>0.63827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2.9685">
                <text:p>12.9685</text:p>
              </table:table-cell>
              <table:table-cell office:value-type="float" office:value="0.627522">
                <text:p>0.62752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2.9851">
                <text:p>12.9851</text:p>
              </table:table-cell>
              <table:table-cell office:value-type="float" office:value="0.620192">
                <text:p>0.62019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3.0017">
                <text:p>13.0017</text:p>
              </table:table-cell>
              <table:table-cell office:value-type="float" office:value="0.612393">
                <text:p>0.61239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3.0183">
                <text:p>13.0183</text:p>
              </table:table-cell>
              <table:table-cell office:value-type="float" office:value="0.602276">
                <text:p>0.60227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3.0349">
                <text:p>13.0349</text:p>
              </table:table-cell>
              <table:table-cell office:value-type="float" office:value="0.591381">
                <text:p>0.59138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3.0515">
                <text:p>13.0515</text:p>
              </table:table-cell>
              <table:table-cell office:value-type="float" office:value="0.58385">
                <text:p>0.5838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3.0681">
                <text:p>13.0681</text:p>
              </table:table-cell>
              <table:table-cell office:value-type="float" office:value="0.575878">
                <text:p>0.57587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3.0847">
                <text:p>13.0847</text:p>
              </table:table-cell>
              <table:table-cell office:value-type="float" office:value="0.561817">
                <text:p>0.56181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3.1013">
                <text:p>13.1013</text:p>
              </table:table-cell>
              <table:table-cell office:value-type="float" office:value="0.55187">
                <text:p>0.5518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3.118">
                <text:p>13.118</text:p>
              </table:table-cell>
              <table:table-cell office:value-type="float" office:value="0.544235">
                <text:p>0.54423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3.1346">
                <text:p>13.1346</text:p>
              </table:table-cell>
              <table:table-cell office:value-type="float" office:value="0.535365">
                <text:p>0.53536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3.1512">
                <text:p>13.1512</text:p>
              </table:table-cell>
              <table:table-cell office:value-type="float" office:value="0.527981">
                <text:p>0.52798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3.1678">
                <text:p>13.1678</text:p>
              </table:table-cell>
              <table:table-cell office:value-type="float" office:value="0.519527">
                <text:p>0.51952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3.1844">
                <text:p>13.1844</text:p>
              </table:table-cell>
              <table:table-cell office:value-type="float" office:value="0.507849">
                <text:p>0.50784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3.201">
                <text:p>13.201</text:p>
              </table:table-cell>
              <table:table-cell office:value-type="float" office:value="0.496588">
                <text:p>0.49658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3.2176">
                <text:p>13.2176</text:p>
              </table:table-cell>
              <table:table-cell office:value-type="float" office:value="0.488388">
                <text:p>0.48838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3.2342">
                <text:p>13.2342</text:p>
              </table:table-cell>
              <table:table-cell office:value-type="float" office:value="0.479784">
                <text:p>0.47978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3.2508">
                <text:p>13.2508</text:p>
              </table:table-cell>
              <table:table-cell office:value-type="float" office:value="0.464865">
                <text:p>0.46486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3.2674">
                <text:p>13.2674</text:p>
              </table:table-cell>
              <table:table-cell office:value-type="float" office:value="0.452988">
                <text:p>0.45298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3.284">
                <text:p>13.284</text:p>
              </table:table-cell>
              <table:table-cell office:value-type="float" office:value="0.437399">
                <text:p>0.43739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3.3006">
                <text:p>13.3006</text:p>
              </table:table-cell>
              <table:table-cell office:value-type="float" office:value="0.421507">
                <text:p>0.42150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3.3172">
                <text:p>13.3172</text:p>
              </table:table-cell>
              <table:table-cell office:value-type="float" office:value="0.409649">
                <text:p>0.40964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3.3338">
                <text:p>13.3338</text:p>
              </table:table-cell>
              <table:table-cell office:value-type="float" office:value="0.562421">
                <text:p>0.56242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3.3504">
                <text:p>13.3504</text:p>
              </table:table-cell>
              <table:table-cell office:value-type="float" office:value="0.549611">
                <text:p>0.54961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3.367">
                <text:p>13.367</text:p>
              </table:table-cell>
              <table:table-cell office:value-type="float" office:value="0.531848">
                <text:p>0.53184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3.3836">
                <text:p>13.3836</text:p>
              </table:table-cell>
              <table:table-cell office:value-type="float" office:value="0.512558">
                <text:p>0.51255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3.4002">
                <text:p>13.4002</text:p>
              </table:table-cell>
              <table:table-cell office:value-type="float" office:value="0.496813">
                <text:p>0.49681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3.4168">
                <text:p>13.4168</text:p>
              </table:table-cell>
              <table:table-cell office:value-type="float" office:value="0.484571">
                <text:p>0.48457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3.4334">
                <text:p>13.4334</text:p>
              </table:table-cell>
              <table:table-cell office:value-type="float" office:value="0.472805">
                <text:p>0.47280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3.4501">
                <text:p>13.4501</text:p>
              </table:table-cell>
              <table:table-cell office:value-type="float" office:value="0.461916">
                <text:p>0.46191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3.4667">
                <text:p>13.4667</text:p>
              </table:table-cell>
              <table:table-cell office:value-type="float" office:value="0.446296">
                <text:p>0.44629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3.4833">
                <text:p>13.4833</text:p>
              </table:table-cell>
              <table:table-cell office:value-type="float" office:value="0.430823">
                <text:p>0.43082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3.4999">
                <text:p>13.4999</text:p>
              </table:table-cell>
              <table:table-cell office:value-type="float" office:value="0.588547">
                <text:p>0.58854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3.5165">
                <text:p>13.5165</text:p>
              </table:table-cell>
              <table:table-cell office:value-type="float" office:value="0.572538">
                <text:p>0.57253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3.5331">
                <text:p>13.5331</text:p>
              </table:table-cell>
              <table:table-cell office:value-type="float" office:value="0.552011">
                <text:p>0.55201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3.5497">
                <text:p>13.5497</text:p>
              </table:table-cell>
              <table:table-cell office:value-type="float" office:value="0.536764">
                <text:p>0.53676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3.5663">
                <text:p>13.5663</text:p>
              </table:table-cell>
              <table:table-cell office:value-type="float" office:value="0.52363">
                <text:p>0.5236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3.5829">
                <text:p>13.5829</text:p>
              </table:table-cell>
              <table:table-cell office:value-type="float" office:value="0.510733">
                <text:p>0.51073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3.5995">
                <text:p>13.5995</text:p>
              </table:table-cell>
              <table:table-cell office:value-type="float" office:value="0.499039">
                <text:p>0.49903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3.6161">
                <text:p>13.6161</text:p>
              </table:table-cell>
              <table:table-cell office:value-type="float" office:value="0.489286">
                <text:p>0.48928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3.6327">
                <text:p>13.6327</text:p>
              </table:table-cell>
              <table:table-cell office:value-type="float" office:value="0.471976">
                <text:p>0.47197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3.6493">
                <text:p>13.6493</text:p>
              </table:table-cell>
              <table:table-cell office:value-type="float" office:value="0.457262">
                <text:p>0.45726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3.6659">
                <text:p>13.6659</text:p>
              </table:table-cell>
              <table:table-cell office:value-type="float" office:value="0.438237">
                <text:p>0.43823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3.6825">
                <text:p>13.6825</text:p>
              </table:table-cell>
              <table:table-cell office:value-type="float" office:value="0.42989">
                <text:p>0.4298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3.6991">
                <text:p>13.6991</text:p>
              </table:table-cell>
              <table:table-cell office:value-type="float" office:value="0.417235">
                <text:p>0.41723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3.7157">
                <text:p>13.7157</text:p>
              </table:table-cell>
              <table:table-cell office:value-type="float" office:value="0.408034">
                <text:p>0.40803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3.7323">
                <text:p>13.7323</text:p>
              </table:table-cell>
              <table:table-cell office:value-type="float" office:value="0.396769">
                <text:p>0.39676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3.7489">
                <text:p>13.7489</text:p>
              </table:table-cell>
              <table:table-cell office:value-type="float" office:value="0.387928">
                <text:p>0.38792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3.7655">
                <text:p>13.7655</text:p>
              </table:table-cell>
              <table:table-cell office:value-type="float" office:value="0.380243">
                <text:p>0.38024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3.7822">
                <text:p>13.7822</text:p>
              </table:table-cell>
              <table:table-cell office:value-type="float" office:value="0.370448">
                <text:p>0.37044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3.7988">
                <text:p>13.7988</text:p>
              </table:table-cell>
              <table:table-cell office:value-type="float" office:value="0.357293">
                <text:p>0.35729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3.8154">
                <text:p>13.8154</text:p>
              </table:table-cell>
              <table:table-cell office:value-type="float" office:value="0.348116">
                <text:p>0.34811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3.832">
                <text:p>13.832</text:p>
              </table:table-cell>
              <table:table-cell office:value-type="float" office:value="0.338806">
                <text:p>0.33880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3.8486">
                <text:p>13.8486</text:p>
              </table:table-cell>
              <table:table-cell office:value-type="float" office:value="0.330068">
                <text:p>0.33006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3.8652">
                <text:p>13.8652</text:p>
              </table:table-cell>
              <table:table-cell office:value-type="float" office:value="0.317305">
                <text:p>0.31730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3.8818">
                <text:p>13.8818</text:p>
              </table:table-cell>
              <table:table-cell office:value-type="float" office:value="0.312604">
                <text:p>0.31260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3.8984">
                <text:p>13.8984</text:p>
              </table:table-cell>
              <table:table-cell office:value-type="float" office:value="0.304957">
                <text:p>0.30495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3.915">
                <text:p>13.915</text:p>
              </table:table-cell>
              <table:table-cell office:value-type="float" office:value="0.294926">
                <text:p>0.29492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3.9316">
                <text:p>13.9316</text:p>
              </table:table-cell>
              <table:table-cell office:value-type="float" office:value="0.286057">
                <text:p>0.28605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3.9482">
                <text:p>13.9482</text:p>
              </table:table-cell>
              <table:table-cell office:value-type="float" office:value="0.283412">
                <text:p>0.28341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3.9648">
                <text:p>13.9648</text:p>
              </table:table-cell>
              <table:table-cell office:value-type="float" office:value="0.276547">
                <text:p>0.27654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3.9814">
                <text:p>13.9814</text:p>
              </table:table-cell>
              <table:table-cell office:value-type="float" office:value="0.268385">
                <text:p>0.26838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3.998">
                <text:p>13.998</text:p>
              </table:table-cell>
              <table:table-cell office:value-type="float" office:value="0.261694">
                <text:p>0.26169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4.0146">
                <text:p>14.0146</text:p>
              </table:table-cell>
              <table:table-cell office:value-type="float" office:value="0.255734">
                <text:p>0.25573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4.0312">
                <text:p>14.0312</text:p>
              </table:table-cell>
              <table:table-cell office:value-type="float" office:value="0.247289">
                <text:p>0.24728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4.0478">
                <text:p>14.0478</text:p>
              </table:table-cell>
              <table:table-cell office:value-type="float" office:value="0.242595">
                <text:p>0.24259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4.0644">
                <text:p>14.0644</text:p>
              </table:table-cell>
              <table:table-cell office:value-type="float" office:value="0.235731">
                <text:p>0.23573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4.081">
                <text:p>14.081</text:p>
              </table:table-cell>
              <table:table-cell office:value-type="float" office:value="0.226228">
                <text:p>0.22622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4.0976">
                <text:p>14.0976</text:p>
              </table:table-cell>
              <table:table-cell office:value-type="float" office:value="0.222359">
                <text:p>0.22235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4.1143">
                <text:p>14.1143</text:p>
              </table:table-cell>
              <table:table-cell office:value-type="float" office:value="0.221028">
                <text:p>0.22102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4.1309">
                <text:p>14.1309</text:p>
              </table:table-cell>
              <table:table-cell office:value-type="float" office:value="0.21271">
                <text:p>0.2127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4.1475">
                <text:p>14.1475</text:p>
              </table:table-cell>
              <table:table-cell office:value-type="float" office:value="0.206777">
                <text:p>0.20677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4.1641">
                <text:p>14.1641</text:p>
              </table:table-cell>
              <table:table-cell office:value-type="float" office:value="0.200367">
                <text:p>0.20036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4.1807">
                <text:p>14.1807</text:p>
              </table:table-cell>
              <table:table-cell office:value-type="float" office:value="0.14163">
                <text:p>0.1416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4.1973">
                <text:p>14.1973</text:p>
              </table:table-cell>
              <table:table-cell office:value-type="float" office:value="0.136494">
                <text:p>0.13649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4.2139">
                <text:p>14.2139</text:p>
              </table:table-cell>
              <table:table-cell office:value-type="float" office:value="0.131982">
                <text:p>0.13198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4.2305">
                <text:p>14.2305</text:p>
              </table:table-cell>
              <table:table-cell office:value-type="float" office:value="0.128097">
                <text:p>0.12809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4.2471">
                <text:p>14.2471</text:p>
              </table:table-cell>
              <table:table-cell office:value-type="float" office:value="0.127374">
                <text:p>0.12737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4.2637">
                <text:p>14.2637</text:p>
              </table:table-cell>
              <table:table-cell office:value-type="float" office:value="0.123312">
                <text:p>0.12331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4.2803">
                <text:p>14.2803</text:p>
              </table:table-cell>
              <table:table-cell office:value-type="float" office:value="0.119247">
                <text:p>0.11924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4.2969">
                <text:p>14.2969</text:p>
              </table:table-cell>
              <table:table-cell office:value-type="float" office:value="0.115919">
                <text:p>0.11591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4.3135">
                <text:p>14.3135</text:p>
              </table:table-cell>
              <table:table-cell office:value-type="float" office:value="0.111891">
                <text:p>0.11189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4.3301">
                <text:p>14.3301</text:p>
              </table:table-cell>
              <table:table-cell office:value-type="float" office:value="0.109958">
                <text:p>0.10995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4.3467">
                <text:p>14.3467</text:p>
              </table:table-cell>
              <table:table-cell office:value-type="float" office:value="0.107567">
                <text:p>0.10756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4.3633">
                <text:p>14.3633</text:p>
              </table:table-cell>
              <table:table-cell office:value-type="float" office:value="0.105228">
                <text:p>0.10522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4.3799">
                <text:p>14.3799</text:p>
              </table:table-cell>
              <table:table-cell office:value-type="float" office:value="0.10207">
                <text:p>0.1020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4.3965">
                <text:p>14.3965</text:p>
              </table:table-cell>
              <table:table-cell office:value-type="float" office:value="0.0996878">
                <text:p>0.099687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4.4131">
                <text:p>14.4131</text:p>
              </table:table-cell>
              <table:table-cell office:value-type="float" office:value="0.0962417">
                <text:p>0.096241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4.4297">
                <text:p>14.4297</text:p>
              </table:table-cell>
              <table:table-cell office:value-type="float" office:value="0.0937177">
                <text:p>0.093717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4.4464">
                <text:p>14.4464</text:p>
              </table:table-cell>
              <table:table-cell office:value-type="float" office:value="0.0923809">
                <text:p>0.092380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4.463">
                <text:p>14.463</text:p>
              </table:table-cell>
              <table:table-cell office:value-type="float" office:value="0.0904426">
                <text:p>0.090442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4.4796">
                <text:p>14.4796</text:p>
              </table:table-cell>
              <table:table-cell office:value-type="float" office:value="0.0880391">
                <text:p>0.088039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4.4962">
                <text:p>14.4962</text:p>
              </table:table-cell>
              <table:table-cell office:value-type="float" office:value="0.0855143">
                <text:p>0.085514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4.5128">
                <text:p>14.5128</text:p>
              </table:table-cell>
              <table:table-cell office:value-type="float" office:value="0.0850329">
                <text:p>0.085032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4.5294">
                <text:p>14.5294</text:p>
              </table:table-cell>
              <table:table-cell office:value-type="float" office:value="0.0822021">
                <text:p>0.082202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4.546">
                <text:p>14.546</text:p>
              </table:table-cell>
              <table:table-cell office:value-type="float" office:value="0.0797303">
                <text:p>0.079730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4.5626">
                <text:p>14.5626</text:p>
              </table:table-cell>
              <table:table-cell office:value-type="float" office:value="0.077452">
                <text:p>0.07745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4.5792">
                <text:p>14.5792</text:p>
              </table:table-cell>
              <table:table-cell office:value-type="float" office:value="0.0749047">
                <text:p>0.074904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4.5958">
                <text:p>14.5958</text:p>
              </table:table-cell>
              <table:table-cell office:value-type="float" office:value="0.0708113">
                <text:p>0.070811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4.6124">
                <text:p>14.6124</text:p>
              </table:table-cell>
              <table:table-cell office:value-type="float" office:value="0.0711091">
                <text:p>0.071109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4.629">
                <text:p>14.629</text:p>
              </table:table-cell>
              <table:table-cell office:value-type="float" office:value="0.069446">
                <text:p>0.06944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4.6456">
                <text:p>14.6456</text:p>
              </table:table-cell>
              <table:table-cell office:value-type="float" office:value="0.0679334">
                <text:p>0.067933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4.6622">
                <text:p>14.6622</text:p>
              </table:table-cell>
              <table:table-cell office:value-type="float" office:value="0.0667304">
                <text:p>0.066730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4.6788">
                <text:p>14.6788</text:p>
              </table:table-cell>
              <table:table-cell office:value-type="float" office:value="0.0655466">
                <text:p>0.065546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4.6954">
                <text:p>14.6954</text:p>
              </table:table-cell>
              <table:table-cell office:value-type="float" office:value="0.0644036">
                <text:p>0.064403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4.712">
                <text:p>14.712</text:p>
              </table:table-cell>
              <table:table-cell office:value-type="float" office:value="0.0615793">
                <text:p>0.061579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4.7286">
                <text:p>14.7286</text:p>
              </table:table-cell>
              <table:table-cell office:value-type="float" office:value="0.0601648">
                <text:p>0.060164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4.7452">
                <text:p>14.7452</text:p>
              </table:table-cell>
              <table:table-cell office:value-type="float" office:value="0.0588527">
                <text:p>0.058852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4.7618">
                <text:p>14.7618</text:p>
              </table:table-cell>
              <table:table-cell office:value-type="float" office:value="0.0573072">
                <text:p>0.057307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4.7785">
                <text:p>14.7785</text:p>
              </table:table-cell>
              <table:table-cell office:value-type="float" office:value="0.0560841">
                <text:p>0.056084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4.7951">
                <text:p>14.7951</text:p>
              </table:table-cell>
              <table:table-cell office:value-type="float" office:value="0.0550716">
                <text:p>0.055071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4.8117">
                <text:p>14.8117</text:p>
              </table:table-cell>
              <table:table-cell office:value-type="float" office:value="0.0535936">
                <text:p>0.053593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4.8283">
                <text:p>14.8283</text:p>
              </table:table-cell>
              <table:table-cell office:value-type="float" office:value="0.0520828">
                <text:p>0.052082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4.8449">
                <text:p>14.8449</text:p>
              </table:table-cell>
              <table:table-cell office:value-type="float" office:value="0.0517159">
                <text:p>0.051715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4.8615">
                <text:p>14.8615</text:p>
              </table:table-cell>
              <table:table-cell office:value-type="float" office:value="0.0502014">
                <text:p>0.050201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4.8781">
                <text:p>14.8781</text:p>
              </table:table-cell>
              <table:table-cell office:value-type="float" office:value="0.0334223">
                <text:p>0.033422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4.8947">
                <text:p>14.8947</text:p>
              </table:table-cell>
              <table:table-cell office:value-type="float" office:value="0.0343344">
                <text:p>0.034334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4.9113">
                <text:p>14.9113</text:p>
              </table:table-cell>
              <table:table-cell office:value-type="float" office:value="0.0334046">
                <text:p>0.033404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4.9279">
                <text:p>14.9279</text:p>
              </table:table-cell>
              <table:table-cell office:value-type="float" office:value="0.0324313">
                <text:p>0.032431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4.9445">
                <text:p>14.9445</text:p>
              </table:table-cell>
              <table:table-cell office:value-type="float" office:value="0.0316011">
                <text:p>0.031601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4.9611">
                <text:p>14.9611</text:p>
              </table:table-cell>
              <table:table-cell office:value-type="float" office:value="0.0301137">
                <text:p>0.030113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4.9777">
                <text:p>14.9777</text:p>
              </table:table-cell>
              <table:table-cell office:value-type="float" office:value="0.0293781">
                <text:p>0.029378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4.9943">
                <text:p>14.9943</text:p>
              </table:table-cell>
              <table:table-cell office:value-type="float" office:value="0.0286375">
                <text:p>0.028637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5.0109">
                <text:p>15.0109</text:p>
              </table:table-cell>
              <table:table-cell office:value-type="float" office:value="0.0276728">
                <text:p>0.027672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5.0275">
                <text:p>15.0275</text:p>
              </table:table-cell>
              <table:table-cell office:value-type="float" office:value="0.0270474">
                <text:p>0.027047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5.0441">
                <text:p>15.0441</text:p>
              </table:table-cell>
              <table:table-cell office:value-type="float" office:value="0.0264834">
                <text:p>0.026483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5.0607">
                <text:p>15.0607</text:p>
              </table:table-cell>
              <table:table-cell office:value-type="float" office:value="0.0264575">
                <text:p>0.026457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5.0773">
                <text:p>15.0773</text:p>
              </table:table-cell>
              <table:table-cell office:value-type="float" office:value="0.0253621">
                <text:p>0.025362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5.0939">
                <text:p>15.0939</text:p>
              </table:table-cell>
              <table:table-cell office:value-type="float" office:value="0.0245675">
                <text:p>0.024567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5.1106">
                <text:p>15.1106</text:p>
              </table:table-cell>
              <table:table-cell office:value-type="float" office:value="0.0242109">
                <text:p>0.024210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5.1272">
                <text:p>15.1272</text:p>
              </table:table-cell>
              <table:table-cell office:value-type="float" office:value="0.0239133">
                <text:p>0.023913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5.1438">
                <text:p>15.1438</text:p>
              </table:table-cell>
              <table:table-cell office:value-type="float" office:value="0.0235655">
                <text:p>0.023565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5.1604">
                <text:p>15.1604</text:p>
              </table:table-cell>
              <table:table-cell office:value-type="float" office:value="0.0236456">
                <text:p>0.023645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5.177">
                <text:p>15.177</text:p>
              </table:table-cell>
              <table:table-cell office:value-type="float" office:value="0.0229015">
                <text:p>0.022901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5.1936">
                <text:p>15.1936</text:p>
              </table:table-cell>
              <table:table-cell office:value-type="float" office:value="0.0223019">
                <text:p>0.022301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5.2102">
                <text:p>15.2102</text:p>
              </table:table-cell>
              <table:table-cell office:value-type="float" office:value="0.0217265">
                <text:p>0.021726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5.2268">
                <text:p>15.2268</text:p>
              </table:table-cell>
              <table:table-cell office:value-type="float" office:value="0.0212174">
                <text:p>0.021217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5.2434">
                <text:p>15.2434</text:p>
              </table:table-cell>
              <table:table-cell office:value-type="float" office:value="0.0208972">
                <text:p>0.020897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5.26">
                <text:p>15.26</text:p>
              </table:table-cell>
              <table:table-cell office:value-type="float" office:value="0.0205093">
                <text:p>0.020509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5.2766">
                <text:p>15.2766</text:p>
              </table:table-cell>
              <table:table-cell office:value-type="float" office:value="0.0201338">
                <text:p>0.020133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5.2932">
                <text:p>15.2932</text:p>
              </table:table-cell>
              <table:table-cell office:value-type="float" office:value="0.0196449">
                <text:p>0.019644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5.3098">
                <text:p>15.3098</text:p>
              </table:table-cell>
              <table:table-cell office:value-type="float" office:value="0.0188616">
                <text:p>0.018861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5.3264">
                <text:p>15.3264</text:p>
              </table:table-cell>
              <table:table-cell office:value-type="float" office:value="0.0193613">
                <text:p>0.019361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5.343">
                <text:p>15.343</text:p>
              </table:table-cell>
              <table:table-cell office:value-type="float" office:value="0.0187852">
                <text:p>0.018785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5.3596">
                <text:p>15.3596</text:p>
              </table:table-cell>
              <table:table-cell office:value-type="float" office:value="0.0181256">
                <text:p>0.018125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5.3762">
                <text:p>15.3762</text:p>
              </table:table-cell>
              <table:table-cell office:value-type="float" office:value="0.0178873">
                <text:p>0.017887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5.3928">
                <text:p>15.3928</text:p>
              </table:table-cell>
              <table:table-cell office:value-type="float" office:value="0.0172874">
                <text:p>0.017287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5.4094">
                <text:p>15.4094</text:p>
              </table:table-cell>
              <table:table-cell office:value-type="float" office:value="0.0166986">
                <text:p>0.016698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5.426">
                <text:p>15.426</text:p>
              </table:table-cell>
              <table:table-cell office:value-type="float" office:value="0.0160911">
                <text:p>0.016091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5.4427">
                <text:p>15.4427</text:p>
              </table:table-cell>
              <table:table-cell office:value-type="float" office:value="0.0158538">
                <text:p>0.015853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5.4593">
                <text:p>15.4593</text:p>
              </table:table-cell>
              <table:table-cell office:value-type="float" office:value="0.0147536">
                <text:p>0.014753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5.4759">
                <text:p>15.4759</text:p>
              </table:table-cell>
              <table:table-cell office:value-type="float" office:value="0.014499">
                <text:p>0.01449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5.4925">
                <text:p>15.4925</text:p>
              </table:table-cell>
              <table:table-cell office:value-type="float" office:value="0.0145249">
                <text:p>0.014524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5.5091">
                <text:p>15.5091</text:p>
              </table:table-cell>
              <table:table-cell office:value-type="float" office:value="0.0139862">
                <text:p>0.013986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5.5257">
                <text:p>15.5257</text:p>
              </table:table-cell>
              <table:table-cell office:value-type="float" office:value="0.0137922">
                <text:p>0.013792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5.5423">
                <text:p>15.5423</text:p>
              </table:table-cell>
              <table:table-cell office:value-type="float" office:value="0.0133774">
                <text:p>0.013377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5.5589">
                <text:p>15.5589</text:p>
              </table:table-cell>
              <table:table-cell office:value-type="float" office:value="0.0132049">
                <text:p>0.013204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5.5755">
                <text:p>15.5755</text:p>
              </table:table-cell>
              <table:table-cell office:value-type="float" office:value="0.0132329">
                <text:p>0.013232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5.5921">
                <text:p>15.5921</text:p>
              </table:table-cell>
              <table:table-cell office:value-type="float" office:value="0.0130448">
                <text:p>0.013044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5.6087">
                <text:p>15.6087</text:p>
              </table:table-cell>
              <table:table-cell office:value-type="float" office:value="0.0131953">
                <text:p>0.013195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5.6253">
                <text:p>15.6253</text:p>
              </table:table-cell>
              <table:table-cell office:value-type="float" office:value="0.0130255">
                <text:p>0.013025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5.6419">
                <text:p>15.6419</text:p>
              </table:table-cell>
              <table:table-cell office:value-type="float" office:value="0.0121918">
                <text:p>0.012191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5.6585">
                <text:p>15.6585</text:p>
              </table:table-cell>
              <table:table-cell office:value-type="float" office:value="0.0120726">
                <text:p>0.012072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5.6751">
                <text:p>15.6751</text:p>
              </table:table-cell>
              <table:table-cell office:value-type="float" office:value="0.0118179">
                <text:p>0.011817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5.6917">
                <text:p>15.6917</text:p>
              </table:table-cell>
              <table:table-cell office:value-type="float" office:value="0.0117552">
                <text:p>0.011755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5.7083">
                <text:p>15.7083</text:p>
              </table:table-cell>
              <table:table-cell office:value-type="float" office:value="0.0114774">
                <text:p>0.011477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5.7249">
                <text:p>15.7249</text:p>
              </table:table-cell>
              <table:table-cell office:value-type="float" office:value="0.0111872">
                <text:p>0.011187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5.7415">
                <text:p>15.7415</text:p>
              </table:table-cell>
              <table:table-cell office:value-type="float" office:value="0.010897">
                <text:p>0.01089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5.7581">
                <text:p>15.7581</text:p>
              </table:table-cell>
              <table:table-cell office:value-type="float" office:value="0.0109559">
                <text:p>0.010955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5.7748">
                <text:p>15.7748</text:p>
              </table:table-cell>
              <table:table-cell office:value-type="float" office:value="0.0105042">
                <text:p>0.010504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5.7914">
                <text:p>15.7914</text:p>
              </table:table-cell>
              <table:table-cell office:value-type="float" office:value="0.0100765">
                <text:p>0.010076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5.808">
                <text:p>15.808</text:p>
              </table:table-cell>
              <table:table-cell office:value-type="float" office:value="0.0104455">
                <text:p>0.010445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5.8246">
                <text:p>15.8246</text:p>
              </table:table-cell>
              <table:table-cell office:value-type="float" office:value="0.010169">
                <text:p>0.01016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5.8412">
                <text:p>15.8412</text:p>
              </table:table-cell>
              <table:table-cell office:value-type="float" office:value="0.00989203">
                <text:p>0.0098920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5.8578">
                <text:p>15.8578</text:p>
              </table:table-cell>
              <table:table-cell office:value-type="float" office:value="0.00982749">
                <text:p>0.0098274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5.8744">
                <text:p>15.8744</text:p>
              </table:table-cell>
              <table:table-cell office:value-type="float" office:value="0.00950315">
                <text:p>0.0095031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5.891">
                <text:p>15.891</text:p>
              </table:table-cell>
              <table:table-cell office:value-type="float" office:value="0.00958222">
                <text:p>0.0095822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5.9076">
                <text:p>15.9076</text:p>
              </table:table-cell>
              <table:table-cell office:value-type="float" office:value="0.0095202">
                <text:p>0.009520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5.9242">
                <text:p>15.9242</text:p>
              </table:table-cell>
              <table:table-cell office:value-type="float" office:value="0.00893338">
                <text:p>0.0089333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5.9408">
                <text:p>15.9408</text:p>
              </table:table-cell>
              <table:table-cell office:value-type="float" office:value="0.00845393">
                <text:p>0.0084539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5.9574">
                <text:p>15.9574</text:p>
              </table:table-cell>
              <table:table-cell office:value-type="float" office:value="0.00855035">
                <text:p>0.0085503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5.974">
                <text:p>15.974</text:p>
              </table:table-cell>
              <table:table-cell office:value-type="float" office:value="0.00853999">
                <text:p>0.0085399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5.9906">
                <text:p>15.9906</text:p>
              </table:table-cell>
              <table:table-cell office:value-type="float" office:value="0.00840693">
                <text:p>0.0084069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6.0072">
                <text:p>16.0072</text:p>
              </table:table-cell>
              <table:table-cell office:value-type="float" office:value="0.00833438">
                <text:p>0.0083343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6.0238">
                <text:p>16.0238</text:p>
              </table:table-cell>
              <table:table-cell office:value-type="float" office:value="0.00806553">
                <text:p>0.0080655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6.0404">
                <text:p>16.0404</text:p>
              </table:table-cell>
              <table:table-cell office:value-type="float" office:value="0.0077579">
                <text:p>0.007757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6.057">
                <text:p>16.057</text:p>
              </table:table-cell>
              <table:table-cell office:value-type="float" office:value="0.00748835">
                <text:p>0.0074883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6.0736">
                <text:p>16.0736</text:p>
              </table:table-cell>
              <table:table-cell office:value-type="float" office:value="0.00754429">
                <text:p>0.0075442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6.0902">
                <text:p>16.0902</text:p>
              </table:table-cell>
              <table:table-cell office:value-type="float" office:value="0.00768108">
                <text:p>0.0076810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6.1069">
                <text:p>16.1069</text:p>
              </table:table-cell>
              <table:table-cell office:value-type="float" office:value="0.00709025">
                <text:p>0.0070902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6.1235">
                <text:p>16.1235</text:p>
              </table:table-cell>
              <table:table-cell office:value-type="float" office:value="0.00662365">
                <text:p>0.0066236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6.1401">
                <text:p>16.1401</text:p>
              </table:table-cell>
              <table:table-cell office:value-type="float" office:value="0.00650237">
                <text:p>0.0065023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6.1567">
                <text:p>16.1567</text:p>
              </table:table-cell>
              <table:table-cell office:value-type="float" office:value="0.00648459">
                <text:p>0.0064845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6.1733">
                <text:p>16.1733</text:p>
              </table:table-cell>
              <table:table-cell office:value-type="float" office:value="0.00596279">
                <text:p>0.0059627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6.1899">
                <text:p>16.1899</text:p>
              </table:table-cell>
              <table:table-cell office:value-type="float" office:value="0.00604772">
                <text:p>0.0060477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6.2065">
                <text:p>16.2065</text:p>
              </table:table-cell>
              <table:table-cell office:value-type="float" office:value="0.00579569">
                <text:p>0.0057956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6.2231">
                <text:p>16.2231</text:p>
              </table:table-cell>
              <table:table-cell office:value-type="float" office:value="0.00556396">
                <text:p>0.0055639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6.2397">
                <text:p>16.2397</text:p>
              </table:table-cell>
              <table:table-cell office:value-type="float" office:value="0.00541394">
                <text:p>0.0054139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6.2563">
                <text:p>16.2563</text:p>
              </table:table-cell>
              <table:table-cell office:value-type="float" office:value="0.00529367">
                <text:p>0.0052936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6.2729">
                <text:p>16.2729</text:p>
              </table:table-cell>
              <table:table-cell office:value-type="float" office:value="0.00517998">
                <text:p>0.0051799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6.2895">
                <text:p>16.2895</text:p>
              </table:table-cell>
              <table:table-cell office:value-type="float" office:value="0.00495956">
                <text:p>0.0049595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6.3061">
                <text:p>16.3061</text:p>
              </table:table-cell>
              <table:table-cell office:value-type="float" office:value="0.00499205">
                <text:p>0.0049920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6.3227">
                <text:p>16.3227</text:p>
              </table:table-cell>
              <table:table-cell office:value-type="float" office:value="0.00496086">
                <text:p>0.0049608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6.3393">
                <text:p>16.3393</text:p>
              </table:table-cell>
              <table:table-cell office:value-type="float" office:value="0.00461081">
                <text:p>0.0046108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6.3559">
                <text:p>16.3559</text:p>
              </table:table-cell>
              <table:table-cell office:value-type="float" office:value="0.00470722">
                <text:p>0.0047072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6.3725">
                <text:p>16.3725</text:p>
              </table:table-cell>
              <table:table-cell office:value-type="float" office:value="0.00453086">
                <text:p>0.0045308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6.3891">
                <text:p>16.3891</text:p>
              </table:table-cell>
              <table:table-cell office:value-type="float" office:value="0.00424597">
                <text:p>0.0042459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6.4057">
                <text:p>16.4057</text:p>
              </table:table-cell>
              <table:table-cell office:value-type="float" office:value="0.00406518">
                <text:p>0.0040651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6.4223">
                <text:p>16.4223</text:p>
              </table:table-cell>
              <table:table-cell office:value-type="float" office:value="0.0041194">
                <text:p>0.004119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6.439">
                <text:p>16.439</text:p>
              </table:table-cell>
              <table:table-cell office:value-type="float" office:value="0.00419966">
                <text:p>0.0041996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6.4556">
                <text:p>16.4556</text:p>
              </table:table-cell>
              <table:table-cell office:value-type="float" office:value="0.00386735">
                <text:p>0.0038673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6.4722">
                <text:p>16.4722</text:p>
              </table:table-cell>
              <table:table-cell office:value-type="float" office:value="0.0040215">
                <text:p>0.004021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6.4888">
                <text:p>16.4888</text:p>
              </table:table-cell>
              <table:table-cell office:value-type="float" office:value="0.00365379">
                <text:p>0.0036537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6.5054">
                <text:p>16.5054</text:p>
              </table:table-cell>
              <table:table-cell office:value-type="float" office:value="0.00364843">
                <text:p>0.0036484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6.522">
                <text:p>16.522</text:p>
              </table:table-cell>
              <table:table-cell office:value-type="float" office:value="0.00333878">
                <text:p>0.0033387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6.5386">
                <text:p>16.5386</text:p>
              </table:table-cell>
              <table:table-cell office:value-type="float" office:value="0.00328824">
                <text:p>0.0032882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6.5552">
                <text:p>16.5552</text:p>
              </table:table-cell>
              <table:table-cell office:value-type="float" office:value="0.00280873">
                <text:p>0.0028087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6.5718">
                <text:p>16.5718</text:p>
              </table:table-cell>
              <table:table-cell office:value-type="float" office:value="0.00273982">
                <text:p>0.0027398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6.5884">
                <text:p>16.5884</text:p>
              </table:table-cell>
              <table:table-cell office:value-type="float" office:value="0.00303352">
                <text:p>0.0030335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6.605">
                <text:p>16.60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36cm" svg:y="4.19cm" style:legend-expansion="high" chart:style-name="ch2"/>
        <chart:plot-area chart:style-name="ch3" table:cell-range-address="Flux_Problem1.A2:Flux_Problem1.B1001 Flux_Problem1.B1:Flux_Problem1.B1" chart:data-source-has-labels="row" svg:x="0.32cm" svg:y="0.18cm" svg:width="13.796cm" svg:height="8.64cm">
          <chart:coordinate-region svg:x="1.073cm" svg:y="0.39cm" svg:width="12.846cm" svg:height="7.7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lux_Problem1.B2:Flux_Problem1.B1001" chart:label-cell-address="Flux_Problem1.B1:Flux_Problem1.B1" chart:class="chart:scatter">
            <chart:domain table:cell-range-address="Flux_Problem1.A2:Flux_Problem1.A1001"/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lux </text:p>
                <draw:g>
                  <svg:desc>Flux_Problem1.B1:Flux_Problem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lux_Problem1.A2:Flux_Problem1.A1001</svg:desc>
                </draw:g>
              </table:table-cell>
              <table:table-cell office:value-type="float" office:value="0">
                <text:p>0</text:p>
                <draw:g>
                  <svg:desc>Flux_Problem1.B2:Flux_Problem1.B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02">
                <text:p>4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04">
                <text:p>4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06">
                <text:p>4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08">
                <text:p>4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12">
                <text:p>4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14">
                <text:p>4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16">
                <text:p>4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18">
                <text:p>4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22">
                <text:p>4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24">
                <text:p>4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26">
                <text:p>4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28">
                <text:p>4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32">
                <text:p>4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34">
                <text:p>4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36">
                <text:p>4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38">
                <text:p>4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42">
                <text:p>4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44">
                <text:p>4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46">
                <text:p>4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48">
                <text:p>4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52">
                <text:p>4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54">
                <text:p>4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56">
                <text:p>4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58">
                <text:p>4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62">
                <text:p>4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64">
                <text:p>4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66">
                <text:p>4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68">
                <text:p>4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72">
                <text:p>4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74">
                <text:p>4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76">
                <text:p>4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78">
                <text:p>4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82">
                <text:p>4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84">
                <text:p>4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86">
                <text:p>4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88">
                <text:p>4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92">
                <text:p>4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94">
                <text:p>4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96">
                <text:p>4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98">
                <text:p>4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02">
                <text:p>5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04">
                <text:p>5.04</text:p>
              </table:table-cell>
              <table:table-cell office:value-type="float" office:value="0.0000701558">
                <text:p>0.00007015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06">
                <text:p>5.06</text:p>
              </table:table-cell>
              <table:table-cell office:value-type="float" office:value="0.000261376">
                <text:p>0.0002613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08">
                <text:p>5.08</text:p>
              </table:table-cell>
              <table:table-cell office:value-type="float" office:value="0.000261376">
                <text:p>0.0002613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1">
                <text:p>5.1</text:p>
              </table:table-cell>
              <table:table-cell office:value-type="float" office:value="0.000261376">
                <text:p>0.0002613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12">
                <text:p>5.12</text:p>
              </table:table-cell>
              <table:table-cell office:value-type="float" office:value="0.000261376">
                <text:p>0.0002613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14">
                <text:p>5.14</text:p>
              </table:table-cell>
              <table:table-cell office:value-type="float" office:value="0.000261376">
                <text:p>0.0002613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16">
                <text:p>5.16</text:p>
              </table:table-cell>
              <table:table-cell office:value-type="float" office:value="0.000261376">
                <text:p>0.00026137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18">
                <text:p>5.18</text:p>
              </table:table-cell>
              <table:table-cell office:value-type="float" office:value="0.000261376">
                <text:p>0.00026137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2">
                <text:p>5.2</text:p>
              </table:table-cell>
              <table:table-cell office:value-type="float" office:value="0.000261376">
                <text:p>0.0002613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.22">
                <text:p>5.22</text:p>
              </table:table-cell>
              <table:table-cell office:value-type="float" office:value="0.000456266">
                <text:p>0.00045626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.24">
                <text:p>5.24</text:p>
              </table:table-cell>
              <table:table-cell office:value-type="float" office:value="0.000586268">
                <text:p>0.00058626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26">
                <text:p>5.26</text:p>
              </table:table-cell>
              <table:table-cell office:value-type="float" office:value="0.000586268">
                <text:p>0.0005862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.28">
                <text:p>5.28</text:p>
              </table:table-cell>
              <table:table-cell office:value-type="float" office:value="0.000586268">
                <text:p>0.00058626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.3">
                <text:p>5.3</text:p>
              </table:table-cell>
              <table:table-cell office:value-type="float" office:value="0.000586268">
                <text:p>0.0005862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.32">
                <text:p>5.32</text:p>
              </table:table-cell>
              <table:table-cell office:value-type="float" office:value="0.000696631">
                <text:p>0.0006966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.34">
                <text:p>5.34</text:p>
              </table:table-cell>
              <table:table-cell office:value-type="float" office:value="0.00110063">
                <text:p>0.0011006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.36">
                <text:p>5.36</text:p>
              </table:table-cell>
              <table:table-cell office:value-type="float" office:value="0.00110063">
                <text:p>0.0011006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.38">
                <text:p>5.38</text:p>
              </table:table-cell>
              <table:table-cell office:value-type="float" office:value="0.00110063">
                <text:p>0.001100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.4">
                <text:p>5.4</text:p>
              </table:table-cell>
              <table:table-cell office:value-type="float" office:value="0.00110063">
                <text:p>0.001100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.42">
                <text:p>5.42</text:p>
              </table:table-cell>
              <table:table-cell office:value-type="float" office:value="0.00110063">
                <text:p>0.001100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.44">
                <text:p>5.44</text:p>
              </table:table-cell>
              <table:table-cell office:value-type="float" office:value="0.00110063">
                <text:p>0.001100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.46">
                <text:p>5.46</text:p>
              </table:table-cell>
              <table:table-cell office:value-type="float" office:value="0.00110063">
                <text:p>0.001100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.48">
                <text:p>5.48</text:p>
              </table:table-cell>
              <table:table-cell office:value-type="float" office:value="0.00139017">
                <text:p>0.0013901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.5">
                <text:p>5.5</text:p>
              </table:table-cell>
              <table:table-cell office:value-type="float" office:value="0.00166179">
                <text:p>0.0016617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.52">
                <text:p>5.52</text:p>
              </table:table-cell>
              <table:table-cell office:value-type="float" office:value="0.00172273">
                <text:p>0.0017227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.54">
                <text:p>5.54</text:p>
              </table:table-cell>
              <table:table-cell office:value-type="float" office:value="0.00197521">
                <text:p>0.0019752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.56">
                <text:p>5.56</text:p>
              </table:table-cell>
              <table:table-cell office:value-type="float" office:value="0.00226096">
                <text:p>0.002260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.58">
                <text:p>5.58</text:p>
              </table:table-cell>
              <table:table-cell office:value-type="float" office:value="0.00226096">
                <text:p>0.002260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.6">
                <text:p>5.6</text:p>
              </table:table-cell>
              <table:table-cell office:value-type="float" office:value="0.00251166">
                <text:p>0.0025116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.62">
                <text:p>5.62</text:p>
              </table:table-cell>
              <table:table-cell office:value-type="float" office:value="0.00253588">
                <text:p>0.002535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.64">
                <text:p>5.64</text:p>
              </table:table-cell>
              <table:table-cell office:value-type="float" office:value="0.00257196">
                <text:p>0.002571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.66">
                <text:p>5.66</text:p>
              </table:table-cell>
              <table:table-cell office:value-type="float" office:value="0.00280515">
                <text:p>0.002805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.68">
                <text:p>5.68</text:p>
              </table:table-cell>
              <table:table-cell office:value-type="float" office:value="0.0029374">
                <text:p>0.00293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7">
                <text:p>5.7</text:p>
              </table:table-cell>
              <table:table-cell office:value-type="float" office:value="0.00307873">
                <text:p>0.0030787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.72">
                <text:p>5.72</text:p>
              </table:table-cell>
              <table:table-cell office:value-type="float" office:value="0.00307873">
                <text:p>0.003078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.74">
                <text:p>5.74</text:p>
              </table:table-cell>
              <table:table-cell office:value-type="float" office:value="0.00315844">
                <text:p>0.0031584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.76">
                <text:p>5.76</text:p>
              </table:table-cell>
              <table:table-cell office:value-type="float" office:value="0.00367136">
                <text:p>0.0036713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78">
                <text:p>5.78</text:p>
              </table:table-cell>
              <table:table-cell office:value-type="float" office:value="0.00377163">
                <text:p>0.003771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.8">
                <text:p>5.8</text:p>
              </table:table-cell>
              <table:table-cell office:value-type="float" office:value="0.00418531">
                <text:p>0.0041853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.82">
                <text:p>5.82</text:p>
              </table:table-cell>
              <table:table-cell office:value-type="float" office:value="0.0044637">
                <text:p>0.004463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.84">
                <text:p>5.84</text:p>
              </table:table-cell>
              <table:table-cell office:value-type="float" office:value="0.00469265">
                <text:p>0.0046926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.86">
                <text:p>5.86</text:p>
              </table:table-cell>
              <table:table-cell office:value-type="float" office:value="0.0047285">
                <text:p>0.004728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.88">
                <text:p>5.88</text:p>
              </table:table-cell>
              <table:table-cell office:value-type="float" office:value="0.0047285">
                <text:p>0.00472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.9">
                <text:p>5.9</text:p>
              </table:table-cell>
              <table:table-cell office:value-type="float" office:value="0.00481918">
                <text:p>0.0048191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.92">
                <text:p>5.92</text:p>
              </table:table-cell>
              <table:table-cell office:value-type="float" office:value="0.00505045">
                <text:p>0.005050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.94">
                <text:p>5.94</text:p>
              </table:table-cell>
              <table:table-cell office:value-type="float" office:value="0.00505045">
                <text:p>0.0050504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96">
                <text:p>5.96</text:p>
              </table:table-cell>
              <table:table-cell office:value-type="float" office:value="0.00505045">
                <text:p>0.0050504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.98">
                <text:p>5.98</text:p>
              </table:table-cell>
              <table:table-cell office:value-type="float" office:value="0.00505045">
                <text:p>0.005050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">
                <text:p>6</text:p>
              </table:table-cell>
              <table:table-cell office:value-type="float" office:value="0.00505045">
                <text:p>0.005050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.02">
                <text:p>6.02</text:p>
              </table:table-cell>
              <table:table-cell office:value-type="float" office:value="0.00505045">
                <text:p>0.005050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.04">
                <text:p>6.04</text:p>
              </table:table-cell>
              <table:table-cell office:value-type="float" office:value="0.00505119">
                <text:p>0.005051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.06">
                <text:p>6.06</text:p>
              </table:table-cell>
              <table:table-cell office:value-type="float" office:value="0.00537429">
                <text:p>0.0053742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.08">
                <text:p>6.08</text:p>
              </table:table-cell>
              <table:table-cell office:value-type="float" office:value="0.00587991">
                <text:p>0.0058799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.1">
                <text:p>6.1</text:p>
              </table:table-cell>
              <table:table-cell office:value-type="float" office:value="0.00588485">
                <text:p>0.0058848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.12">
                <text:p>6.12</text:p>
              </table:table-cell>
              <table:table-cell office:value-type="float" office:value="0.00615706">
                <text:p>0.0061570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.14">
                <text:p>6.14</text:p>
              </table:table-cell>
              <table:table-cell office:value-type="float" office:value="0.00620151">
                <text:p>0.006201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.16">
                <text:p>6.16</text:p>
              </table:table-cell>
              <table:table-cell office:value-type="float" office:value="0.00661534">
                <text:p>0.0066153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.18">
                <text:p>6.18</text:p>
              </table:table-cell>
              <table:table-cell office:value-type="float" office:value="0.0071247">
                <text:p>0.007124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.2">
                <text:p>6.2</text:p>
              </table:table-cell>
              <table:table-cell office:value-type="float" office:value="0.00765711">
                <text:p>0.0076571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.22">
                <text:p>6.22</text:p>
              </table:table-cell>
              <table:table-cell office:value-type="float" office:value="0.00803276">
                <text:p>0.008032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.24">
                <text:p>6.24</text:p>
              </table:table-cell>
              <table:table-cell office:value-type="float" office:value="0.00834838">
                <text:p>0.0083483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.26">
                <text:p>6.26</text:p>
              </table:table-cell>
              <table:table-cell office:value-type="float" office:value="0.00892776">
                <text:p>0.008927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.28">
                <text:p>6.28</text:p>
              </table:table-cell>
              <table:table-cell office:value-type="float" office:value="0.00920694">
                <text:p>0.0092069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.3">
                <text:p>6.3</text:p>
              </table:table-cell>
              <table:table-cell office:value-type="float" office:value="0.00960453">
                <text:p>0.0096045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.32">
                <text:p>6.32</text:p>
              </table:table-cell>
              <table:table-cell office:value-type="float" office:value="0.00996449">
                <text:p>0.0099644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.34">
                <text:p>6.34</text:p>
              </table:table-cell>
              <table:table-cell office:value-type="float" office:value="0.0100429">
                <text:p>0.010042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36">
                <text:p>6.36</text:p>
              </table:table-cell>
              <table:table-cell office:value-type="float" office:value="0.0105404">
                <text:p>0.010540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.38">
                <text:p>6.38</text:p>
              </table:table-cell>
              <table:table-cell office:value-type="float" office:value="0.0105404">
                <text:p>0.01054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.4">
                <text:p>6.4</text:p>
              </table:table-cell>
              <table:table-cell office:value-type="float" office:value="0.0109414">
                <text:p>0.01094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.42">
                <text:p>6.42</text:p>
              </table:table-cell>
              <table:table-cell office:value-type="float" office:value="0.0113598">
                <text:p>0.011359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.44">
                <text:p>6.44</text:p>
              </table:table-cell>
              <table:table-cell office:value-type="float" office:value="0.0123247">
                <text:p>0.012324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.46">
                <text:p>6.46</text:p>
              </table:table-cell>
              <table:table-cell office:value-type="float" office:value="0.0132015">
                <text:p>0.01320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.48">
                <text:p>6.48</text:p>
              </table:table-cell>
              <table:table-cell office:value-type="float" office:value="0.0141355">
                <text:p>0.014135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.5">
                <text:p>6.5</text:p>
              </table:table-cell>
              <table:table-cell office:value-type="float" office:value="0.0144957">
                <text:p>0.014495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.52">
                <text:p>6.52</text:p>
              </table:table-cell>
              <table:table-cell office:value-type="float" office:value="0.0147171">
                <text:p>0.014717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.54">
                <text:p>6.54</text:p>
              </table:table-cell>
              <table:table-cell office:value-type="float" office:value="0.0152647">
                <text:p>0.015264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.56">
                <text:p>6.56</text:p>
              </table:table-cell>
              <table:table-cell office:value-type="float" office:value="0.0157566">
                <text:p>0.015756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.58">
                <text:p>6.58</text:p>
              </table:table-cell>
              <table:table-cell office:value-type="float" office:value="0.0164515">
                <text:p>0.01645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.6">
                <text:p>6.6</text:p>
              </table:table-cell>
              <table:table-cell office:value-type="float" office:value="0.0172364">
                <text:p>0.01723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.62">
                <text:p>6.62</text:p>
              </table:table-cell>
              <table:table-cell office:value-type="float" office:value="0.0175634">
                <text:p>0.017563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.64">
                <text:p>6.64</text:p>
              </table:table-cell>
              <table:table-cell office:value-type="float" office:value="0.0178113">
                <text:p>0.01781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.66">
                <text:p>6.66</text:p>
              </table:table-cell>
              <table:table-cell office:value-type="float" office:value="0.0180632">
                <text:p>0.018063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.68">
                <text:p>6.68</text:p>
              </table:table-cell>
              <table:table-cell office:value-type="float" office:value="0.0188561">
                <text:p>0.018856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.7">
                <text:p>6.7</text:p>
              </table:table-cell>
              <table:table-cell office:value-type="float" office:value="0.0203936">
                <text:p>0.02039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.72">
                <text:p>6.72</text:p>
              </table:table-cell>
              <table:table-cell office:value-type="float" office:value="0.021503">
                <text:p>0.02150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.74">
                <text:p>6.74</text:p>
              </table:table-cell>
              <table:table-cell office:value-type="float" office:value="0.0217024">
                <text:p>0.02170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.76">
                <text:p>6.76</text:p>
              </table:table-cell>
              <table:table-cell office:value-type="float" office:value="0.0222694">
                <text:p>0.022269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.78">
                <text:p>6.78</text:p>
              </table:table-cell>
              <table:table-cell office:value-type="float" office:value="0.0238074">
                <text:p>0.023807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.8">
                <text:p>6.8</text:p>
              </table:table-cell>
              <table:table-cell office:value-type="float" office:value="0.0250788">
                <text:p>0.025078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.82">
                <text:p>6.82</text:p>
              </table:table-cell>
              <table:table-cell office:value-type="float" office:value="0.0272211">
                <text:p>0.02722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.84">
                <text:p>6.84</text:p>
              </table:table-cell>
              <table:table-cell office:value-type="float" office:value="0.0283604">
                <text:p>0.028360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.86">
                <text:p>6.86</text:p>
              </table:table-cell>
              <table:table-cell office:value-type="float" office:value="0.0299613">
                <text:p>0.02996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.88">
                <text:p>6.88</text:p>
              </table:table-cell>
              <table:table-cell office:value-type="float" office:value="0.0308932">
                <text:p>0.030893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.9">
                <text:p>6.9</text:p>
              </table:table-cell>
              <table:table-cell office:value-type="float" office:value="0.0321951">
                <text:p>0.032195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.92">
                <text:p>6.92</text:p>
              </table:table-cell>
              <table:table-cell office:value-type="float" office:value="0.0338315">
                <text:p>0.03383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94">
                <text:p>6.94</text:p>
              </table:table-cell>
              <table:table-cell office:value-type="float" office:value="0.0359512">
                <text:p>0.03595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.96">
                <text:p>6.96</text:p>
              </table:table-cell>
              <table:table-cell office:value-type="float" office:value="0.0382297">
                <text:p>0.038229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.98">
                <text:p>6.98</text:p>
              </table:table-cell>
              <table:table-cell office:value-type="float" office:value="0.039222">
                <text:p>0.03922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">
                <text:p>7</text:p>
              </table:table-cell>
              <table:table-cell office:value-type="float" office:value="0.0403267">
                <text:p>0.04032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.02">
                <text:p>7.02</text:p>
              </table:table-cell>
              <table:table-cell office:value-type="float" office:value="0.0411891">
                <text:p>0.04118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.04">
                <text:p>7.04</text:p>
              </table:table-cell>
              <table:table-cell office:value-type="float" office:value="0.0430807">
                <text:p>0.043080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.06">
                <text:p>7.06</text:p>
              </table:table-cell>
              <table:table-cell office:value-type="float" office:value="0.0454151">
                <text:p>0.04541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.08">
                <text:p>7.08</text:p>
              </table:table-cell>
              <table:table-cell office:value-type="float" office:value="0.0472657">
                <text:p>0.047265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.1">
                <text:p>7.1</text:p>
              </table:table-cell>
              <table:table-cell office:value-type="float" office:value="0.0491458">
                <text:p>0.049145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.12">
                <text:p>7.12</text:p>
              </table:table-cell>
              <table:table-cell office:value-type="float" office:value="0.0507491">
                <text:p>0.05074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.14">
                <text:p>7.14</text:p>
              </table:table-cell>
              <table:table-cell office:value-type="float" office:value="0.0529691">
                <text:p>0.052969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.16">
                <text:p>7.16</text:p>
              </table:table-cell>
              <table:table-cell office:value-type="float" office:value="0.05499">
                <text:p>0.0549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.18">
                <text:p>7.18</text:p>
              </table:table-cell>
              <table:table-cell office:value-type="float" office:value="0.0578357">
                <text:p>0.057835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.2">
                <text:p>7.2</text:p>
              </table:table-cell>
              <table:table-cell office:value-type="float" office:value="0.0606059">
                <text:p>0.060605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.22">
                <text:p>7.22</text:p>
              </table:table-cell>
              <table:table-cell office:value-type="float" office:value="0.0637519">
                <text:p>0.06375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24">
                <text:p>7.24</text:p>
              </table:table-cell>
              <table:table-cell office:value-type="float" office:value="0.06617">
                <text:p>0.0661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.26">
                <text:p>7.26</text:p>
              </table:table-cell>
              <table:table-cell office:value-type="float" office:value="0.0687645">
                <text:p>0.068764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.28">
                <text:p>7.28</text:p>
              </table:table-cell>
              <table:table-cell office:value-type="float" office:value="0.0723205">
                <text:p>0.072320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.3">
                <text:p>7.3</text:p>
              </table:table-cell>
              <table:table-cell office:value-type="float" office:value="0.0752124">
                <text:p>0.075212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.32">
                <text:p>7.32</text:p>
              </table:table-cell>
              <table:table-cell office:value-type="float" office:value="0.0788995">
                <text:p>0.07889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.34">
                <text:p>7.34</text:p>
              </table:table-cell>
              <table:table-cell office:value-type="float" office:value="0.0830073">
                <text:p>0.083007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.36">
                <text:p>7.36</text:p>
              </table:table-cell>
              <table:table-cell office:value-type="float" office:value="0.0881309">
                <text:p>0.088130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.38">
                <text:p>7.38</text:p>
              </table:table-cell>
              <table:table-cell office:value-type="float" office:value="0.09155">
                <text:p>0.0915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.4">
                <text:p>7.4</text:p>
              </table:table-cell>
              <table:table-cell office:value-type="float" office:value="0.0957218">
                <text:p>0.09572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.42">
                <text:p>7.42</text:p>
              </table:table-cell>
              <table:table-cell office:value-type="float" office:value="0.0988198">
                <text:p>0.098819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.44">
                <text:p>7.44</text:p>
              </table:table-cell>
              <table:table-cell office:value-type="float" office:value="0.102991">
                <text:p>0.1029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.46">
                <text:p>7.46</text:p>
              </table:table-cell>
              <table:table-cell office:value-type="float" office:value="0.108404">
                <text:p>0.10840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48">
                <text:p>7.48</text:p>
              </table:table-cell>
              <table:table-cell office:value-type="float" office:value="0.112193">
                <text:p>0.11219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.5">
                <text:p>7.5</text:p>
              </table:table-cell>
              <table:table-cell office:value-type="float" office:value="0.118465">
                <text:p>0.11846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.52">
                <text:p>7.52</text:p>
              </table:table-cell>
              <table:table-cell office:value-type="float" office:value="0.123957">
                <text:p>0.12395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.54">
                <text:p>7.54</text:p>
              </table:table-cell>
              <table:table-cell office:value-type="float" office:value="0.130107">
                <text:p>0.1301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.56">
                <text:p>7.56</text:p>
              </table:table-cell>
              <table:table-cell office:value-type="float" office:value="0.139076">
                <text:p>0.13907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.58">
                <text:p>7.58</text:p>
              </table:table-cell>
              <table:table-cell office:value-type="float" office:value="0.147246">
                <text:p>0.14724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.6">
                <text:p>7.6</text:p>
              </table:table-cell>
              <table:table-cell office:value-type="float" office:value="0.156772">
                <text:p>0.15677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.62">
                <text:p>7.62</text:p>
              </table:table-cell>
              <table:table-cell office:value-type="float" office:value="0.167347">
                <text:p>0.16734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.64">
                <text:p>7.64</text:p>
              </table:table-cell>
              <table:table-cell office:value-type="float" office:value="0.17502">
                <text:p>0.1750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.66">
                <text:p>7.66</text:p>
              </table:table-cell>
              <table:table-cell office:value-type="float" office:value="0.183288">
                <text:p>0.18328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.68">
                <text:p>7.68</text:p>
              </table:table-cell>
              <table:table-cell office:value-type="float" office:value="0.192472">
                <text:p>0.19247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.7">
                <text:p>7.7</text:p>
              </table:table-cell>
              <table:table-cell office:value-type="float" office:value="0.199609">
                <text:p>0.19960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.72">
                <text:p>7.72</text:p>
              </table:table-cell>
              <table:table-cell office:value-type="float" office:value="0.208034">
                <text:p>0.20803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.74">
                <text:p>7.74</text:p>
              </table:table-cell>
              <table:table-cell office:value-type="float" office:value="0.217095">
                <text:p>0.21709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.76">
                <text:p>7.76</text:p>
              </table:table-cell>
              <table:table-cell office:value-type="float" office:value="0.231232">
                <text:p>0.23123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.78">
                <text:p>7.78</text:p>
              </table:table-cell>
              <table:table-cell office:value-type="float" office:value="0.243565">
                <text:p>0.24356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.8">
                <text:p>7.8</text:p>
              </table:table-cell>
              <table:table-cell office:value-type="float" office:value="0.255403">
                <text:p>0.25540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.82">
                <text:p>7.82</text:p>
              </table:table-cell>
              <table:table-cell office:value-type="float" office:value="0.269069">
                <text:p>0.26906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.84">
                <text:p>7.84</text:p>
              </table:table-cell>
              <table:table-cell office:value-type="float" office:value="0.283398">
                <text:p>0.28339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.86">
                <text:p>7.86</text:p>
              </table:table-cell>
              <table:table-cell office:value-type="float" office:value="0.304653">
                <text:p>0.30465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.88">
                <text:p>7.88</text:p>
              </table:table-cell>
              <table:table-cell office:value-type="float" office:value="0.327472">
                <text:p>0.32747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.9">
                <text:p>7.9</text:p>
              </table:table-cell>
              <table:table-cell office:value-type="float" office:value="0.34666">
                <text:p>0.3466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.92">
                <text:p>7.92</text:p>
              </table:table-cell>
              <table:table-cell office:value-type="float" office:value="0.374623">
                <text:p>0.37462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.94">
                <text:p>7.94</text:p>
              </table:table-cell>
              <table:table-cell office:value-type="float" office:value="0.403203">
                <text:p>0.40320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.96">
                <text:p>7.96</text:p>
              </table:table-cell>
              <table:table-cell office:value-type="float" office:value="0.436162">
                <text:p>0.43616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.98">
                <text:p>7.98</text:p>
              </table:table-cell>
              <table:table-cell office:value-type="float" office:value="0.472998">
                <text:p>0.47299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">
                <text:p>8</text:p>
              </table:table-cell>
              <table:table-cell office:value-type="float" office:value="0.81856">
                <text:p>0.8185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.02">
                <text:p>8.02</text:p>
              </table:table-cell>
              <table:table-cell office:value-type="float" office:value="0.932203">
                <text:p>0.9322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.04">
                <text:p>8.04</text:p>
              </table:table-cell>
              <table:table-cell office:value-type="float" office:value="0.986309">
                <text:p>0.98630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.06">
                <text:p>8.06</text:p>
              </table:table-cell>
              <table:table-cell office:value-type="float" office:value="0.977052">
                <text:p>0.97705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.08">
                <text:p>8.08</text:p>
              </table:table-cell>
              <table:table-cell office:value-type="float" office:value="1.00419">
                <text:p>1.0041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.1">
                <text:p>8.1</text:p>
              </table:table-cell>
              <table:table-cell office:value-type="float" office:value="0.978793">
                <text:p>0.97879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.12">
                <text:p>8.12</text:p>
              </table:table-cell>
              <table:table-cell office:value-type="float" office:value="0.985635">
                <text:p>0.98563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.14">
                <text:p>8.14</text:p>
              </table:table-cell>
              <table:table-cell office:value-type="float" office:value="0.957577">
                <text:p>0.95757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.16">
                <text:p>8.16</text:p>
              </table:table-cell>
              <table:table-cell office:value-type="float" office:value="0.996553">
                <text:p>0.99655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.18">
                <text:p>8.18</text:p>
              </table:table-cell>
              <table:table-cell office:value-type="float" office:value="1.03869">
                <text:p>1.0386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.2">
                <text:p>8.2</text:p>
              </table:table-cell>
              <table:table-cell office:value-type="float" office:value="1.01109">
                <text:p>1.0110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.22">
                <text:p>8.22</text:p>
              </table:table-cell>
              <table:table-cell office:value-type="float" office:value="0.991563">
                <text:p>0.99156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.24">
                <text:p>8.24</text:p>
              </table:table-cell>
              <table:table-cell office:value-type="float" office:value="0.979768">
                <text:p>0.97976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.26">
                <text:p>8.26</text:p>
              </table:table-cell>
              <table:table-cell office:value-type="float" office:value="0.988695">
                <text:p>0.98869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.28">
                <text:p>8.28</text:p>
              </table:table-cell>
              <table:table-cell office:value-type="float" office:value="0.986272">
                <text:p>0.98627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.3">
                <text:p>8.3</text:p>
              </table:table-cell>
              <table:table-cell office:value-type="float" office:value="1.01276">
                <text:p>1.0127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.32">
                <text:p>8.32</text:p>
              </table:table-cell>
              <table:table-cell office:value-type="float" office:value="0.979979">
                <text:p>0.97997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.34">
                <text:p>8.34</text:p>
              </table:table-cell>
              <table:table-cell office:value-type="float" office:value="1.00068">
                <text:p>1.0006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.36">
                <text:p>8.36</text:p>
              </table:table-cell>
              <table:table-cell office:value-type="float" office:value="0.973702">
                <text:p>0.97370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.38">
                <text:p>8.38</text:p>
              </table:table-cell>
              <table:table-cell office:value-type="float" office:value="0.998123">
                <text:p>0.9981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.4">
                <text:p>8.4</text:p>
              </table:table-cell>
              <table:table-cell office:value-type="float" office:value="1.00112">
                <text:p>1.0011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.42">
                <text:p>8.42</text:p>
              </table:table-cell>
              <table:table-cell office:value-type="float" office:value="1.01702">
                <text:p>1.0170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.44">
                <text:p>8.44</text:p>
              </table:table-cell>
              <table:table-cell office:value-type="float" office:value="1.03365">
                <text:p>1.0336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.46">
                <text:p>8.46</text:p>
              </table:table-cell>
              <table:table-cell office:value-type="float" office:value="1.06844">
                <text:p>1.0684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.48">
                <text:p>8.48</text:p>
              </table:table-cell>
              <table:table-cell office:value-type="float" office:value="1.02351">
                <text:p>1.0235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.5">
                <text:p>8.5</text:p>
              </table:table-cell>
              <table:table-cell office:value-type="float" office:value="1.00847">
                <text:p>1.0084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.52">
                <text:p>8.52</text:p>
              </table:table-cell>
              <table:table-cell office:value-type="float" office:value="1.01555">
                <text:p>1.0155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.54">
                <text:p>8.54</text:p>
              </table:table-cell>
              <table:table-cell office:value-type="float" office:value="1.00084">
                <text:p>1.0008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.56">
                <text:p>8.56</text:p>
              </table:table-cell>
              <table:table-cell office:value-type="float" office:value="0.995268">
                <text:p>0.99526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.58">
                <text:p>8.58</text:p>
              </table:table-cell>
              <table:table-cell office:value-type="float" office:value="0.993268">
                <text:p>0.99326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.6">
                <text:p>8.6</text:p>
              </table:table-cell>
              <table:table-cell office:value-type="float" office:value="0.998495">
                <text:p>0.99849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.62">
                <text:p>8.62</text:p>
              </table:table-cell>
              <table:table-cell office:value-type="float" office:value="0.997394">
                <text:p>0.99739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.64">
                <text:p>8.64</text:p>
              </table:table-cell>
              <table:table-cell office:value-type="float" office:value="0.99982">
                <text:p>0.9998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.66">
                <text:p>8.66</text:p>
              </table:table-cell>
              <table:table-cell office:value-type="float" office:value="1.00013">
                <text:p>1.000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.68">
                <text:p>8.68</text:p>
              </table:table-cell>
              <table:table-cell office:value-type="float" office:value="0.999789">
                <text:p>0.99978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.7">
                <text:p>8.7</text:p>
              </table:table-cell>
              <table:table-cell office:value-type="float" office:value="0.999959">
                <text:p>0.99995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.72">
                <text:p>8.72</text:p>
              </table:table-cell>
              <table:table-cell office:value-type="float" office:value="1.01593">
                <text:p>1.0159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.74">
                <text:p>8.74</text:p>
              </table:table-cell>
              <table:table-cell office:value-type="float" office:value="0.997258">
                <text:p>0.99725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.76">
                <text:p>8.76</text:p>
              </table:table-cell>
              <table:table-cell office:value-type="float" office:value="1.00119">
                <text:p>1.0011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.78">
                <text:p>8.78</text:p>
              </table:table-cell>
              <table:table-cell office:value-type="float" office:value="0.974541">
                <text:p>0.97454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.8">
                <text:p>8.8</text:p>
              </table:table-cell>
              <table:table-cell office:value-type="float" office:value="0.939168">
                <text:p>0.93916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.82">
                <text:p>8.82</text:p>
              </table:table-cell>
              <table:table-cell office:value-type="float" office:value="0.986412">
                <text:p>0.98641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.84">
                <text:p>8.84</text:p>
              </table:table-cell>
              <table:table-cell office:value-type="float" office:value="0.997837">
                <text:p>0.99783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.86">
                <text:p>8.86</text:p>
              </table:table-cell>
              <table:table-cell office:value-type="float" office:value="1.01301">
                <text:p>1.0130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.88">
                <text:p>8.88</text:p>
              </table:table-cell>
              <table:table-cell office:value-type="float" office:value="1.02566">
                <text:p>1.0256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.9">
                <text:p>8.9</text:p>
              </table:table-cell>
              <table:table-cell office:value-type="float" office:value="1.00921">
                <text:p>1.0092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.92">
                <text:p>8.92</text:p>
              </table:table-cell>
              <table:table-cell office:value-type="float" office:value="1.00053">
                <text:p>1.0005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.94">
                <text:p>8.94</text:p>
              </table:table-cell>
              <table:table-cell office:value-type="float" office:value="0.998012">
                <text:p>0.9980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.96">
                <text:p>8.96</text:p>
              </table:table-cell>
              <table:table-cell office:value-type="float" office:value="0.978119">
                <text:p>0.97811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.98">
                <text:p>8.98</text:p>
              </table:table-cell>
              <table:table-cell office:value-type="float" office:value="0.970785">
                <text:p>0.97078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">
                <text:p>9</text:p>
              </table:table-cell>
              <table:table-cell office:value-type="float" office:value="0.996281">
                <text:p>0.99628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.02">
                <text:p>9.02</text:p>
              </table:table-cell>
              <table:table-cell office:value-type="float" office:value="1.00074">
                <text:p>1.0007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.04">
                <text:p>9.04</text:p>
              </table:table-cell>
              <table:table-cell office:value-type="float" office:value="1.01854">
                <text:p>1.0185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.06">
                <text:p>9.06</text:p>
              </table:table-cell>
              <table:table-cell office:value-type="float" office:value="1.01936">
                <text:p>1.0193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.08">
                <text:p>9.08</text:p>
              </table:table-cell>
              <table:table-cell office:value-type="float" office:value="1.01216">
                <text:p>1.012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.1">
                <text:p>9.1</text:p>
              </table:table-cell>
              <table:table-cell office:value-type="float" office:value="0.998593">
                <text:p>0.99859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.12">
                <text:p>9.12</text:p>
              </table:table-cell>
              <table:table-cell office:value-type="float" office:value="1.0181">
                <text:p>1.018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.14">
                <text:p>9.14</text:p>
              </table:table-cell>
              <table:table-cell office:value-type="float" office:value="1.01243">
                <text:p>1.0124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.16">
                <text:p>9.16</text:p>
              </table:table-cell>
              <table:table-cell office:value-type="float" office:value="1.00295">
                <text:p>1.0029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.18">
                <text:p>9.18</text:p>
              </table:table-cell>
              <table:table-cell office:value-type="float" office:value="0.964637">
                <text:p>0.96463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.2">
                <text:p>9.2</text:p>
              </table:table-cell>
              <table:table-cell office:value-type="float" office:value="1.00235">
                <text:p>1.0023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.22">
                <text:p>9.22</text:p>
              </table:table-cell>
              <table:table-cell office:value-type="float" office:value="1.00341">
                <text:p>1.0034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.24">
                <text:p>9.24</text:p>
              </table:table-cell>
              <table:table-cell office:value-type="float" office:value="0.96094">
                <text:p>0.9609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.26">
                <text:p>9.26</text:p>
              </table:table-cell>
              <table:table-cell office:value-type="float" office:value="0.987922">
                <text:p>0.98792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.28">
                <text:p>9.28</text:p>
              </table:table-cell>
              <table:table-cell office:value-type="float" office:value="1.00671">
                <text:p>1.0067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.3">
                <text:p>9.3</text:p>
              </table:table-cell>
              <table:table-cell office:value-type="float" office:value="0.987921">
                <text:p>0.98792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.32">
                <text:p>9.32</text:p>
              </table:table-cell>
              <table:table-cell office:value-type="float" office:value="1.02194">
                <text:p>1.0219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.34">
                <text:p>9.34</text:p>
              </table:table-cell>
              <table:table-cell office:value-type="float" office:value="1.00181">
                <text:p>1.0018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.36">
                <text:p>9.36</text:p>
              </table:table-cell>
              <table:table-cell office:value-type="float" office:value="1.00033">
                <text:p>1.000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.38">
                <text:p>9.38</text:p>
              </table:table-cell>
              <table:table-cell office:value-type="float" office:value="0.99482">
                <text:p>0.9948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.4">
                <text:p>9.4</text:p>
              </table:table-cell>
              <table:table-cell office:value-type="float" office:value="1.00167">
                <text:p>1.0016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.42">
                <text:p>9.42</text:p>
              </table:table-cell>
              <table:table-cell office:value-type="float" office:value="0.999733">
                <text:p>0.99973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.44">
                <text:p>9.44</text:p>
              </table:table-cell>
              <table:table-cell office:value-type="float" office:value="0.990191">
                <text:p>0.99019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.46">
                <text:p>9.46</text:p>
              </table:table-cell>
              <table:table-cell office:value-type="float" office:value="0.996887">
                <text:p>0.99688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.48">
                <text:p>9.48</text:p>
              </table:table-cell>
              <table:table-cell office:value-type="float" office:value="0.961995">
                <text:p>0.96199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.5">
                <text:p>9.5</text:p>
              </table:table-cell>
              <table:table-cell office:value-type="float" office:value="0.95406">
                <text:p>0.9540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.52">
                <text:p>9.52</text:p>
              </table:table-cell>
              <table:table-cell office:value-type="float" office:value="0.98499">
                <text:p>0.9849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.54">
                <text:p>9.54</text:p>
              </table:table-cell>
              <table:table-cell office:value-type="float" office:value="0.982323">
                <text:p>0.98232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.56">
                <text:p>9.56</text:p>
              </table:table-cell>
              <table:table-cell office:value-type="float" office:value="0.973366">
                <text:p>0.97336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.58">
                <text:p>9.58</text:p>
              </table:table-cell>
              <table:table-cell office:value-type="float" office:value="0.98385">
                <text:p>0.9838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.6">
                <text:p>9.6</text:p>
              </table:table-cell>
              <table:table-cell office:value-type="float" office:value="0.994236">
                <text:p>0.99423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.62">
                <text:p>9.62</text:p>
              </table:table-cell>
              <table:table-cell office:value-type="float" office:value="1.02636">
                <text:p>1.0263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.64">
                <text:p>9.64</text:p>
              </table:table-cell>
              <table:table-cell office:value-type="float" office:value="0.999164">
                <text:p>0.99916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.66">
                <text:p>9.66</text:p>
              </table:table-cell>
              <table:table-cell office:value-type="float" office:value="1.01463">
                <text:p>1.0146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.68">
                <text:p>9.68</text:p>
              </table:table-cell>
              <table:table-cell office:value-type="float" office:value="0.985526">
                <text:p>0.98552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.7">
                <text:p>9.7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.72">
                <text:p>9.72</text:p>
              </table:table-cell>
              <table:table-cell office:value-type="float" office:value="1.02434">
                <text:p>1.0243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.74">
                <text:p>9.74</text:p>
              </table:table-cell>
              <table:table-cell office:value-type="float" office:value="1.00923">
                <text:p>1.0092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.76">
                <text:p>9.76</text:p>
              </table:table-cell>
              <table:table-cell office:value-type="float" office:value="0.995471">
                <text:p>0.99547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.78">
                <text:p>9.78</text:p>
              </table:table-cell>
              <table:table-cell office:value-type="float" office:value="0.978789">
                <text:p>0.97878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.8">
                <text:p>9.8</text:p>
              </table:table-cell>
              <table:table-cell office:value-type="float" office:value="0.993317">
                <text:p>0.99331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.82">
                <text:p>9.82</text:p>
              </table:table-cell>
              <table:table-cell office:value-type="float" office:value="0.999894">
                <text:p>0.99989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.84">
                <text:p>9.84</text:p>
              </table:table-cell>
              <table:table-cell office:value-type="float" office:value="0.978039">
                <text:p>0.97803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.86">
                <text:p>9.86</text:p>
              </table:table-cell>
              <table:table-cell office:value-type="float" office:value="1.01277">
                <text:p>1.0127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.88">
                <text:p>9.88</text:p>
              </table:table-cell>
              <table:table-cell office:value-type="float" office:value="1.00545">
                <text:p>1.0054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.9">
                <text:p>9.9</text:p>
              </table:table-cell>
              <table:table-cell office:value-type="float" office:value="0.999983">
                <text:p>0.99998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.92">
                <text:p>9.92</text:p>
              </table:table-cell>
              <table:table-cell office:value-type="float" office:value="0.993477">
                <text:p>0.99347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.94">
                <text:p>9.94</text:p>
              </table:table-cell>
              <table:table-cell office:value-type="float" office:value="0.994334">
                <text:p>0.99433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.96">
                <text:p>9.96</text:p>
              </table:table-cell>
              <table:table-cell office:value-type="float" office:value="1.01286">
                <text:p>1.0128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.98">
                <text:p>9.98</text:p>
              </table:table-cell>
              <table:table-cell office:value-type="float" office:value="0.998041">
                <text:p>0.99804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">
                <text:p>10</text:p>
              </table:table-cell>
              <table:table-cell office:value-type="float" office:value="1.0017">
                <text:p>1.001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.02">
                <text:p>10.02</text:p>
              </table:table-cell>
              <table:table-cell office:value-type="float" office:value="0.97354">
                <text:p>0.9735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.04">
                <text:p>10.04</text:p>
              </table:table-cell>
              <table:table-cell office:value-type="float" office:value="1.01288">
                <text:p>1.0128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.06">
                <text:p>10.06</text:p>
              </table:table-cell>
              <table:table-cell office:value-type="float" office:value="1.0191">
                <text:p>1.019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.08">
                <text:p>10.08</text:p>
              </table:table-cell>
              <table:table-cell office:value-type="float" office:value="1.03008">
                <text:p>1.0300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.1">
                <text:p>10.1</text:p>
              </table:table-cell>
              <table:table-cell office:value-type="float" office:value="1.00536">
                <text:p>1.0053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.12">
                <text:p>10.12</text:p>
              </table:table-cell>
              <table:table-cell office:value-type="float" office:value="1.00465">
                <text:p>1.0046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.14">
                <text:p>10.14</text:p>
              </table:table-cell>
              <table:table-cell office:value-type="float" office:value="0.988694">
                <text:p>0.98869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.16">
                <text:p>10.16</text:p>
              </table:table-cell>
              <table:table-cell office:value-type="float" office:value="0.986209">
                <text:p>0.98620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.18">
                <text:p>10.18</text:p>
              </table:table-cell>
              <table:table-cell office:value-type="float" office:value="1.01196">
                <text:p>1.0119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.2">
                <text:p>10.2</text:p>
              </table:table-cell>
              <table:table-cell office:value-type="float" office:value="0.986359">
                <text:p>0.98635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.22">
                <text:p>10.22</text:p>
              </table:table-cell>
              <table:table-cell office:value-type="float" office:value="0.995319">
                <text:p>0.99531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.24">
                <text:p>10.24</text:p>
              </table:table-cell>
              <table:table-cell office:value-type="float" office:value="1.04352">
                <text:p>1.0435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.26">
                <text:p>10.26</text:p>
              </table:table-cell>
              <table:table-cell office:value-type="float" office:value="0.985695">
                <text:p>0.98569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.28">
                <text:p>10.28</text:p>
              </table:table-cell>
              <table:table-cell office:value-type="float" office:value="0.9858">
                <text:p>0.985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.3">
                <text:p>10.3</text:p>
              </table:table-cell>
              <table:table-cell office:value-type="float" office:value="1.01256">
                <text:p>1.0125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.32">
                <text:p>10.32</text:p>
              </table:table-cell>
              <table:table-cell office:value-type="float" office:value="1.01634">
                <text:p>1.0163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.34">
                <text:p>10.34</text:p>
              </table:table-cell>
              <table:table-cell office:value-type="float" office:value="0.977906">
                <text:p>0.97790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.36">
                <text:p>10.36</text:p>
              </table:table-cell>
              <table:table-cell office:value-type="float" office:value="0.975708">
                <text:p>0.97570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.38">
                <text:p>10.38</text:p>
              </table:table-cell>
              <table:table-cell office:value-type="float" office:value="0.97626">
                <text:p>0.9762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.4">
                <text:p>10.4</text:p>
              </table:table-cell>
              <table:table-cell office:value-type="float" office:value="1.01426">
                <text:p>1.0142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.42">
                <text:p>10.42</text:p>
              </table:table-cell>
              <table:table-cell office:value-type="float" office:value="1.02553">
                <text:p>1.0255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.44">
                <text:p>10.44</text:p>
              </table:table-cell>
              <table:table-cell office:value-type="float" office:value="0.980594">
                <text:p>0.98059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.46">
                <text:p>10.46</text:p>
              </table:table-cell>
              <table:table-cell office:value-type="float" office:value="0.988625">
                <text:p>0.98862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.48">
                <text:p>10.48</text:p>
              </table:table-cell>
              <table:table-cell office:value-type="float" office:value="0.993267">
                <text:p>0.99326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.5">
                <text:p>10.5</text:p>
              </table:table-cell>
              <table:table-cell office:value-type="float" office:value="0.993212">
                <text:p>0.99321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.52">
                <text:p>10.52</text:p>
              </table:table-cell>
              <table:table-cell office:value-type="float" office:value="0.972162">
                <text:p>0.97216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.54">
                <text:p>10.54</text:p>
              </table:table-cell>
              <table:table-cell office:value-type="float" office:value="0.956883">
                <text:p>0.95688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.56">
                <text:p>10.56</text:p>
              </table:table-cell>
              <table:table-cell office:value-type="float" office:value="1.01067">
                <text:p>1.0106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.58">
                <text:p>10.58</text:p>
              </table:table-cell>
              <table:table-cell office:value-type="float" office:value="1.01117">
                <text:p>1.0111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.6">
                <text:p>10.6</text:p>
              </table:table-cell>
              <table:table-cell office:value-type="float" office:value="0.986473">
                <text:p>0.98647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.62">
                <text:p>10.62</text:p>
              </table:table-cell>
              <table:table-cell office:value-type="float" office:value="0.997756">
                <text:p>0.99775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.64">
                <text:p>10.64</text:p>
              </table:table-cell>
              <table:table-cell office:value-type="float" office:value="1.03547">
                <text:p>1.0354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.66">
                <text:p>10.66</text:p>
              </table:table-cell>
              <table:table-cell office:value-type="float" office:value="1.00228">
                <text:p>1.0022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.68">
                <text:p>10.68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.7">
                <text:p>10.7</text:p>
              </table:table-cell>
              <table:table-cell office:value-type="float" office:value="1.01799">
                <text:p>1.0179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.72">
                <text:p>10.72</text:p>
              </table:table-cell>
              <table:table-cell office:value-type="float" office:value="0.977709">
                <text:p>0.97770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.74">
                <text:p>10.74</text:p>
              </table:table-cell>
              <table:table-cell office:value-type="float" office:value="1.01908">
                <text:p>1.0190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.76">
                <text:p>10.76</text:p>
              </table:table-cell>
              <table:table-cell office:value-type="float" office:value="1.00218">
                <text:p>1.0021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.78">
                <text:p>10.78</text:p>
              </table:table-cell>
              <table:table-cell office:value-type="float" office:value="1.00002">
                <text:p>1.0000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.8">
                <text:p>10.8</text:p>
              </table:table-cell>
              <table:table-cell office:value-type="float" office:value="1.00415">
                <text:p>1.0041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.82">
                <text:p>10.82</text:p>
              </table:table-cell>
              <table:table-cell office:value-type="float" office:value="1.01211">
                <text:p>1.0121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.84">
                <text:p>10.84</text:p>
              </table:table-cell>
              <table:table-cell office:value-type="float" office:value="1.0041">
                <text:p>1.004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.86">
                <text:p>10.86</text:p>
              </table:table-cell>
              <table:table-cell office:value-type="float" office:value="0.984364">
                <text:p>0.98436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.88">
                <text:p>10.88</text:p>
              </table:table-cell>
              <table:table-cell office:value-type="float" office:value="1.01865">
                <text:p>1.0186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.9">
                <text:p>10.9</text:p>
              </table:table-cell>
              <table:table-cell office:value-type="float" office:value="0.992319">
                <text:p>0.99231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.92">
                <text:p>10.92</text:p>
              </table:table-cell>
              <table:table-cell office:value-type="float" office:value="0.990188">
                <text:p>0.99018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.94">
                <text:p>10.94</text:p>
              </table:table-cell>
              <table:table-cell office:value-type="float" office:value="0.984126">
                <text:p>0.98412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.96">
                <text:p>10.96</text:p>
              </table:table-cell>
              <table:table-cell office:value-type="float" office:value="0.990608">
                <text:p>0.99060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.98">
                <text:p>10.98</text:p>
              </table:table-cell>
              <table:table-cell office:value-type="float" office:value="1.03268">
                <text:p>1.0326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">
                <text:p>11</text:p>
              </table:table-cell>
              <table:table-cell office:value-type="float" office:value="1.04976">
                <text:p>1.0497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.02">
                <text:p>11.02</text:p>
              </table:table-cell>
              <table:table-cell office:value-type="float" office:value="1.00761">
                <text:p>1.0076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.04">
                <text:p>11.04</text:p>
              </table:table-cell>
              <table:table-cell office:value-type="float" office:value="1.01874">
                <text:p>1.0187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.06">
                <text:p>11.06</text:p>
              </table:table-cell>
              <table:table-cell office:value-type="float" office:value="1.0137">
                <text:p>1.013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.08">
                <text:p>11.08</text:p>
              </table:table-cell>
              <table:table-cell office:value-type="float" office:value="0.998469">
                <text:p>0.99846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.1">
                <text:p>11.1</text:p>
              </table:table-cell>
              <table:table-cell office:value-type="float" office:value="1.02188">
                <text:p>1.0218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.12">
                <text:p>11.12</text:p>
              </table:table-cell>
              <table:table-cell office:value-type="float" office:value="1.01036">
                <text:p>1.0103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.14">
                <text:p>11.14</text:p>
              </table:table-cell>
              <table:table-cell office:value-type="float" office:value="0.994641">
                <text:p>0.99464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.16">
                <text:p>11.16</text:p>
              </table:table-cell>
              <table:table-cell office:value-type="float" office:value="1.00568">
                <text:p>1.0056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.18">
                <text:p>11.18</text:p>
              </table:table-cell>
              <table:table-cell office:value-type="float" office:value="0.999456">
                <text:p>0.99945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.2">
                <text:p>11.2</text:p>
              </table:table-cell>
              <table:table-cell office:value-type="float" office:value="1.00176">
                <text:p>1.0017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.22">
                <text:p>11.22</text:p>
              </table:table-cell>
              <table:table-cell office:value-type="float" office:value="0.973541">
                <text:p>0.97354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.24">
                <text:p>11.24</text:p>
              </table:table-cell>
              <table:table-cell office:value-type="float" office:value="0.984522">
                <text:p>0.98452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.26">
                <text:p>11.26</text:p>
              </table:table-cell>
              <table:table-cell office:value-type="float" office:value="0.962058">
                <text:p>0.96205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.28">
                <text:p>11.28</text:p>
              </table:table-cell>
              <table:table-cell office:value-type="float" office:value="0.979255">
                <text:p>0.97925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.3">
                <text:p>11.3</text:p>
              </table:table-cell>
              <table:table-cell office:value-type="float" office:value="0.973371">
                <text:p>0.97337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.32">
                <text:p>11.32</text:p>
              </table:table-cell>
              <table:table-cell office:value-type="float" office:value="0.997055">
                <text:p>0.99705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.34">
                <text:p>11.34</text:p>
              </table:table-cell>
              <table:table-cell office:value-type="float" office:value="1.03065">
                <text:p>1.0306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.36">
                <text:p>11.36</text:p>
              </table:table-cell>
              <table:table-cell office:value-type="float" office:value="0.993755">
                <text:p>0.9937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.38">
                <text:p>11.38</text:p>
              </table:table-cell>
              <table:table-cell office:value-type="float" office:value="1.00423">
                <text:p>1.0042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.4">
                <text:p>11.4</text:p>
              </table:table-cell>
              <table:table-cell office:value-type="float" office:value="1.00261">
                <text:p>1.0026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.42">
                <text:p>11.42</text:p>
              </table:table-cell>
              <table:table-cell office:value-type="float" office:value="0.999874">
                <text:p>0.99987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.44">
                <text:p>11.44</text:p>
              </table:table-cell>
              <table:table-cell office:value-type="float" office:value="0.991995">
                <text:p>0.99199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.46">
                <text:p>11.46</text:p>
              </table:table-cell>
              <table:table-cell office:value-type="float" office:value="1.02377">
                <text:p>1.0237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.48">
                <text:p>11.48</text:p>
              </table:table-cell>
              <table:table-cell office:value-type="float" office:value="1.01969">
                <text:p>1.0196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.5">
                <text:p>11.5</text:p>
              </table:table-cell>
              <table:table-cell office:value-type="float" office:value="1.01418">
                <text:p>1.0141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.52">
                <text:p>11.52</text:p>
              </table:table-cell>
              <table:table-cell office:value-type="float" office:value="1.0019">
                <text:p>1.001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.54">
                <text:p>11.54</text:p>
              </table:table-cell>
              <table:table-cell office:value-type="float" office:value="1.01275">
                <text:p>1.0127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.56">
                <text:p>11.56</text:p>
              </table:table-cell>
              <table:table-cell office:value-type="float" office:value="0.981705">
                <text:p>0.98170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.58">
                <text:p>11.58</text:p>
              </table:table-cell>
              <table:table-cell office:value-type="float" office:value="0.998074">
                <text:p>0.99807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.6">
                <text:p>11.6</text:p>
              </table:table-cell>
              <table:table-cell office:value-type="float" office:value="1.00156">
                <text:p>1.0015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.62">
                <text:p>11.62</text:p>
              </table:table-cell>
              <table:table-cell office:value-type="float" office:value="1.01362">
                <text:p>1.0136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.64">
                <text:p>11.64</text:p>
              </table:table-cell>
              <table:table-cell office:value-type="float" office:value="1.02397">
                <text:p>1.0239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.66">
                <text:p>11.66</text:p>
              </table:table-cell>
              <table:table-cell office:value-type="float" office:value="0.99013">
                <text:p>0.9901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.68">
                <text:p>11.68</text:p>
              </table:table-cell>
              <table:table-cell office:value-type="float" office:value="0.998005">
                <text:p>0.99800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.7">
                <text:p>11.7</text:p>
              </table:table-cell>
              <table:table-cell office:value-type="float" office:value="1.0308">
                <text:p>1.030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.72">
                <text:p>11.72</text:p>
              </table:table-cell>
              <table:table-cell office:value-type="float" office:value="0.993028">
                <text:p>0.99302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.74">
                <text:p>11.74</text:p>
              </table:table-cell>
              <table:table-cell office:value-type="float" office:value="0.981112">
                <text:p>0.98111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.76">
                <text:p>11.76</text:p>
              </table:table-cell>
              <table:table-cell office:value-type="float" office:value="1.00199">
                <text:p>1.0019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.78">
                <text:p>11.78</text:p>
              </table:table-cell>
              <table:table-cell office:value-type="float" office:value="0.999606">
                <text:p>0.99960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.8">
                <text:p>11.8</text:p>
              </table:table-cell>
              <table:table-cell office:value-type="float" office:value="1.01991">
                <text:p>1.0199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.82">
                <text:p>11.82</text:p>
              </table:table-cell>
              <table:table-cell office:value-type="float" office:value="0.998756">
                <text:p>0.99875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.84">
                <text:p>11.84</text:p>
              </table:table-cell>
              <table:table-cell office:value-type="float" office:value="0.975247">
                <text:p>0.97524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.86">
                <text:p>11.86</text:p>
              </table:table-cell>
              <table:table-cell office:value-type="float" office:value="0.966029">
                <text:p>0.96602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.88">
                <text:p>11.88</text:p>
              </table:table-cell>
              <table:table-cell office:value-type="float" office:value="0.971242">
                <text:p>0.97124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.9">
                <text:p>11.9</text:p>
              </table:table-cell>
              <table:table-cell office:value-type="float" office:value="0.996944">
                <text:p>0.99694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.92">
                <text:p>11.92</text:p>
              </table:table-cell>
              <table:table-cell office:value-type="float" office:value="0.991278">
                <text:p>0.99127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.94">
                <text:p>11.94</text:p>
              </table:table-cell>
              <table:table-cell office:value-type="float" office:value="0.990662">
                <text:p>0.99066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.96">
                <text:p>11.96</text:p>
              </table:table-cell>
              <table:table-cell office:value-type="float" office:value="0.97086">
                <text:p>0.9708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.98">
                <text:p>11.98</text:p>
              </table:table-cell>
              <table:table-cell office:value-type="float" office:value="0.996036">
                <text:p>0.99603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">
                <text:p>12</text:p>
              </table:table-cell>
              <table:table-cell office:value-type="float" office:value="1.01364">
                <text:p>1.0136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.02">
                <text:p>12.02</text:p>
              </table:table-cell>
              <table:table-cell office:value-type="float" office:value="1.0383">
                <text:p>1.038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.04">
                <text:p>12.04</text:p>
              </table:table-cell>
              <table:table-cell office:value-type="float" office:value="1.01682">
                <text:p>1.0168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.06">
                <text:p>12.06</text:p>
              </table:table-cell>
              <table:table-cell office:value-type="float" office:value="1.04406">
                <text:p>1.0440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.08">
                <text:p>12.08</text:p>
              </table:table-cell>
              <table:table-cell office:value-type="float" office:value="1.02596">
                <text:p>1.0259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.1">
                <text:p>12.1</text:p>
              </table:table-cell>
              <table:table-cell office:value-type="float" office:value="0.990072">
                <text:p>0.99007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.12">
                <text:p>12.12</text:p>
              </table:table-cell>
              <table:table-cell office:value-type="float" office:value="1.01441">
                <text:p>1.0144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.14">
                <text:p>12.14</text:p>
              </table:table-cell>
              <table:table-cell office:value-type="float" office:value="0.996283">
                <text:p>0.99628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.16">
                <text:p>12.16</text:p>
              </table:table-cell>
              <table:table-cell office:value-type="float" office:value="1.00469">
                <text:p>1.0046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.18">
                <text:p>12.18</text:p>
              </table:table-cell>
              <table:table-cell office:value-type="float" office:value="0.99169">
                <text:p>0.9916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.2">
                <text:p>12.2</text:p>
              </table:table-cell>
              <table:table-cell office:value-type="float" office:value="0.984019">
                <text:p>0.98401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.22">
                <text:p>12.22</text:p>
              </table:table-cell>
              <table:table-cell office:value-type="float" office:value="1.00146">
                <text:p>1.0014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.24">
                <text:p>12.24</text:p>
              </table:table-cell>
              <table:table-cell office:value-type="float" office:value="1.0142">
                <text:p>1.014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.26">
                <text:p>12.26</text:p>
              </table:table-cell>
              <table:table-cell office:value-type="float" office:value="0.99603">
                <text:p>0.9960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.28">
                <text:p>12.28</text:p>
              </table:table-cell>
              <table:table-cell office:value-type="float" office:value="1.03182">
                <text:p>1.0318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.3">
                <text:p>12.3</text:p>
              </table:table-cell>
              <table:table-cell office:value-type="float" office:value="1.02085">
                <text:p>1.0208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.32">
                <text:p>12.32</text:p>
              </table:table-cell>
              <table:table-cell office:value-type="float" office:value="0.989479">
                <text:p>0.98947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.34">
                <text:p>12.34</text:p>
              </table:table-cell>
              <table:table-cell office:value-type="float" office:value="0.984863">
                <text:p>0.98486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.36">
                <text:p>12.36</text:p>
              </table:table-cell>
              <table:table-cell office:value-type="float" office:value="1.00677">
                <text:p>1.0067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.38">
                <text:p>12.38</text:p>
              </table:table-cell>
              <table:table-cell office:value-type="float" office:value="1.0481">
                <text:p>1.048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.4">
                <text:p>12.4</text:p>
              </table:table-cell>
              <table:table-cell office:value-type="float" office:value="0.999856">
                <text:p>0.99985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.42">
                <text:p>12.42</text:p>
              </table:table-cell>
              <table:table-cell office:value-type="float" office:value="0.993104">
                <text:p>0.99310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.44">
                <text:p>12.44</text:p>
              </table:table-cell>
              <table:table-cell office:value-type="float" office:value="0.959049">
                <text:p>0.95904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.46">
                <text:p>12.46</text:p>
              </table:table-cell>
              <table:table-cell office:value-type="float" office:value="0.976782">
                <text:p>0.97678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.48">
                <text:p>12.48</text:p>
              </table:table-cell>
              <table:table-cell office:value-type="float" office:value="1.00156">
                <text:p>1.0015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.5">
                <text:p>12.5</text:p>
              </table:table-cell>
              <table:table-cell office:value-type="float" office:value="0.986399">
                <text:p>0.98639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.52">
                <text:p>12.52</text:p>
              </table:table-cell>
              <table:table-cell office:value-type="float" office:value="1.00852">
                <text:p>1.0085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.54">
                <text:p>12.54</text:p>
              </table:table-cell>
              <table:table-cell office:value-type="float" office:value="1.01181">
                <text:p>1.0118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.56">
                <text:p>12.56</text:p>
              </table:table-cell>
              <table:table-cell office:value-type="float" office:value="0.987641">
                <text:p>0.98764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.58">
                <text:p>12.58</text:p>
              </table:table-cell>
              <table:table-cell office:value-type="float" office:value="1.00442">
                <text:p>1.0044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.6">
                <text:p>12.6</text:p>
              </table:table-cell>
              <table:table-cell office:value-type="float" office:value="1.00512">
                <text:p>1.0051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.62">
                <text:p>12.62</text:p>
              </table:table-cell>
              <table:table-cell office:value-type="float" office:value="1.00959">
                <text:p>1.0095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.64">
                <text:p>12.64</text:p>
              </table:table-cell>
              <table:table-cell office:value-type="float" office:value="1.01539">
                <text:p>1.0153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.66">
                <text:p>12.66</text:p>
              </table:table-cell>
              <table:table-cell office:value-type="float" office:value="1.0094">
                <text:p>1.009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.68">
                <text:p>12.68</text:p>
              </table:table-cell>
              <table:table-cell office:value-type="float" office:value="0.982445">
                <text:p>0.98244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.7">
                <text:p>12.7</text:p>
              </table:table-cell>
              <table:table-cell office:value-type="float" office:value="1.01178">
                <text:p>1.0117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.72">
                <text:p>12.72</text:p>
              </table:table-cell>
              <table:table-cell office:value-type="float" office:value="1.01546">
                <text:p>1.0154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.74">
                <text:p>12.74</text:p>
              </table:table-cell>
              <table:table-cell office:value-type="float" office:value="0.991411">
                <text:p>0.99141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.76">
                <text:p>12.76</text:p>
              </table:table-cell>
              <table:table-cell office:value-type="float" office:value="1.01257">
                <text:p>1.0125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.78">
                <text:p>12.78</text:p>
              </table:table-cell>
              <table:table-cell office:value-type="float" office:value="1.00542">
                <text:p>1.0054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.8">
                <text:p>12.8</text:p>
              </table:table-cell>
              <table:table-cell office:value-type="float" office:value="0.98051">
                <text:p>0.9805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.82">
                <text:p>12.82</text:p>
              </table:table-cell>
              <table:table-cell office:value-type="float" office:value="1.01113">
                <text:p>1.0111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.84">
                <text:p>12.84</text:p>
              </table:table-cell>
              <table:table-cell office:value-type="float" office:value="1.02232">
                <text:p>1.0223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.86">
                <text:p>12.86</text:p>
              </table:table-cell>
              <table:table-cell office:value-type="float" office:value="0.997578">
                <text:p>0.99757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.88">
                <text:p>12.88</text:p>
              </table:table-cell>
              <table:table-cell office:value-type="float" office:value="1.0142">
                <text:p>1.014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.9">
                <text:p>12.9</text:p>
              </table:table-cell>
              <table:table-cell office:value-type="float" office:value="1.00479">
                <text:p>1.0047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.92">
                <text:p>12.92</text:p>
              </table:table-cell>
              <table:table-cell office:value-type="float" office:value="1.01656">
                <text:p>1.0165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.94">
                <text:p>12.94</text:p>
              </table:table-cell>
              <table:table-cell office:value-type="float" office:value="1.01777">
                <text:p>1.0177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.96">
                <text:p>12.96</text:p>
              </table:table-cell>
              <table:table-cell office:value-type="float" office:value="1.06045">
                <text:p>1.0604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.98">
                <text:p>12.98</text:p>
              </table:table-cell>
              <table:table-cell office:value-type="float" office:value="1.2667">
                <text:p>1.266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">
                <text:p>13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.02">
                <text:p>13.0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.04">
                <text:p>13.0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.06">
                <text:p>13.0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.08">
                <text:p>13.0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.1">
                <text:p>13.1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.12">
                <text:p>13.1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.14">
                <text:p>13.1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.16">
                <text:p>13.1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.18">
                <text:p>13.1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.2">
                <text:p>13.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.22">
                <text:p>13.2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.24">
                <text:p>13.2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.26">
                <text:p>13.2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.28">
                <text:p>13.2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.3">
                <text:p>13.3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.32">
                <text:p>13.3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.34">
                <text:p>13.3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.36">
                <text:p>13.3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.38">
                <text:p>13.3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.4">
                <text:p>13.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.42">
                <text:p>13.4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.44">
                <text:p>13.4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.46">
                <text:p>13.4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.48">
                <text:p>13.4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.5">
                <text:p>13.5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.52">
                <text:p>13.5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.54">
                <text:p>13.5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.56">
                <text:p>13.5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.58">
                <text:p>13.5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.6">
                <text:p>13.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.62">
                <text:p>13.6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.64">
                <text:p>13.6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.66">
                <text:p>13.6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.68">
                <text:p>13.6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.7">
                <text:p>13.7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.72">
                <text:p>13.7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.74">
                <text:p>13.7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.76">
                <text:p>13.7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.78">
                <text:p>13.7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.8">
                <text:p>13.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.82">
                <text:p>13.8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.84">
                <text:p>13.8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.86">
                <text:p>13.8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.88">
                <text:p>13.8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.9">
                <text:p>13.9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.92">
                <text:p>13.9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.94">
                <text:p>13.9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.96">
                <text:p>13.9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.98">
                <text:p>13.9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">
                <text:p>1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.02">
                <text:p>14.0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.04">
                <text:p>14.0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.06">
                <text:p>14.0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.08">
                <text:p>14.0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.1">
                <text:p>14.1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.12">
                <text:p>14.1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.14">
                <text:p>14.1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.16">
                <text:p>14.1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.18">
                <text:p>14.1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.2">
                <text:p>14.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.22">
                <text:p>14.2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.24">
                <text:p>14.2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.26">
                <text:p>14.2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.28">
                <text:p>14.2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.3">
                <text:p>14.3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.32">
                <text:p>14.3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.34">
                <text:p>14.3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.36">
                <text:p>14.3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.38">
                <text:p>14.3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.4">
                <text:p>14.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.42">
                <text:p>14.4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.44">
                <text:p>14.4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.46">
                <text:p>14.4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.48">
                <text:p>14.4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.5">
                <text:p>14.5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.52">
                <text:p>14.5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.54">
                <text:p>14.5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.56">
                <text:p>14.5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.58">
                <text:p>14.5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.6">
                <text:p>14.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.62">
                <text:p>14.6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.64">
                <text:p>14.6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.66">
                <text:p>14.6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.68">
                <text:p>14.6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.7">
                <text:p>14.7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.72">
                <text:p>14.7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.74">
                <text:p>14.7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.76">
                <text:p>14.7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.78">
                <text:p>14.7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.8">
                <text:p>14.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.82">
                <text:p>14.8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.84">
                <text:p>14.8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.86">
                <text:p>14.8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.88">
                <text:p>14.8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.9">
                <text:p>14.9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.92">
                <text:p>14.9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.94">
                <text:p>14.9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.96">
                <text:p>14.9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.98">
                <text:p>14.9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">
                <text:p>15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.02">
                <text:p>15.0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.04">
                <text:p>15.0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.06">
                <text:p>15.0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.08">
                <text:p>15.0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.1">
                <text:p>15.1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.12">
                <text:p>15.1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.14">
                <text:p>15.1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.16">
                <text:p>15.1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.18">
                <text:p>15.1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.2">
                <text:p>15.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.22">
                <text:p>15.2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.24">
                <text:p>15.2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.26">
                <text:p>15.2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.28">
                <text:p>15.2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.3">
                <text:p>15.3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.32">
                <text:p>15.3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.34">
                <text:p>15.3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.36">
                <text:p>15.3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.38">
                <text:p>15.3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.4">
                <text:p>15.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.42">
                <text:p>15.4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.44">
                <text:p>15.4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.46">
                <text:p>15.4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.48">
                <text:p>15.4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.5">
                <text:p>15.5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.52">
                <text:p>15.5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.54">
                <text:p>15.5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.56">
                <text:p>15.5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.58">
                <text:p>15.5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.6">
                <text:p>15.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.62">
                <text:p>15.6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.64">
                <text:p>15.6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.66">
                <text:p>15.6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.68">
                <text:p>15.6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.7">
                <text:p>15.7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.72">
                <text:p>15.7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.74">
                <text:p>15.7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.76">
                <text:p>15.7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.78">
                <text:p>15.7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.8">
                <text:p>15.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.82">
                <text:p>15.8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.84">
                <text:p>15.8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.86">
                <text:p>15.8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.88">
                <text:p>15.8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.9">
                <text:p>15.9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.92">
                <text:p>15.9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.94">
                <text:p>15.9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.96">
                <text:p>15.9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.98">
                <text:p>15.9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">
                <text:p>16</text:p>
              </table:table-cell>
              <table:table-cell office:value-type="float" office:value="1.64739">
                <text:p>1.6473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.02">
                <text:p>16.02</text:p>
              </table:table-cell>
              <table:table-cell office:value-type="float" office:value="1.65626">
                <text:p>1.6562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.04">
                <text:p>16.04</text:p>
              </table:table-cell>
              <table:table-cell office:value-type="float" office:value="1.71003">
                <text:p>1.7100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.06">
                <text:p>16.06</text:p>
              </table:table-cell>
              <table:table-cell office:value-type="float" office:value="1.76561">
                <text:p>1.7656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.08">
                <text:p>16.08</text:p>
              </table:table-cell>
              <table:table-cell office:value-type="float" office:value="1.78936">
                <text:p>1.7893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.1">
                <text:p>16.1</text:p>
              </table:table-cell>
              <table:table-cell office:value-type="float" office:value="1.84619">
                <text:p>1.8461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.12">
                <text:p>16.12</text:p>
              </table:table-cell>
              <table:table-cell office:value-type="float" office:value="1.83053">
                <text:p>1.8305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.14">
                <text:p>16.14</text:p>
              </table:table-cell>
              <table:table-cell office:value-type="float" office:value="1.89566">
                <text:p>1.8956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.16">
                <text:p>16.16</text:p>
              </table:table-cell>
              <table:table-cell office:value-type="float" office:value="1.85461">
                <text:p>1.8546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.18">
                <text:p>16.18</text:p>
              </table:table-cell>
              <table:table-cell office:value-type="float" office:value="1.84152">
                <text:p>1.8415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.2">
                <text:p>16.2</text:p>
              </table:table-cell>
              <table:table-cell office:value-type="float" office:value="1.896">
                <text:p>1.89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.22">
                <text:p>16.22</text:p>
              </table:table-cell>
              <table:table-cell office:value-type="float" office:value="1.95288">
                <text:p>1.9528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.24">
                <text:p>16.24</text:p>
              </table:table-cell>
              <table:table-cell office:value-type="float" office:value="1.93584">
                <text:p>1.9358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.26">
                <text:p>16.26</text:p>
              </table:table-cell>
              <table:table-cell office:value-type="float" office:value="1.93095">
                <text:p>1.9309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.28">
                <text:p>16.28</text:p>
              </table:table-cell>
              <table:table-cell office:value-type="float" office:value="1.95327">
                <text:p>1.9532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.3">
                <text:p>16.3</text:p>
              </table:table-cell>
              <table:table-cell office:value-type="float" office:value="1.91149">
                <text:p>1.9114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.32">
                <text:p>16.32</text:p>
              </table:table-cell>
              <table:table-cell office:value-type="float" office:value="1.91603">
                <text:p>1.9160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.34">
                <text:p>16.34</text:p>
              </table:table-cell>
              <table:table-cell office:value-type="float" office:value="1.92461">
                <text:p>1.9246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.36">
                <text:p>16.36</text:p>
              </table:table-cell>
              <table:table-cell office:value-type="float" office:value="1.9549">
                <text:p>1.954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.38">
                <text:p>16.38</text:p>
              </table:table-cell>
              <table:table-cell office:value-type="float" office:value="1.91585">
                <text:p>1.9158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.4">
                <text:p>16.4</text:p>
              </table:table-cell>
              <table:table-cell office:value-type="float" office:value="1.9442">
                <text:p>1.944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.42">
                <text:p>16.42</text:p>
              </table:table-cell>
              <table:table-cell office:value-type="float" office:value="1.95239">
                <text:p>1.9523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.44">
                <text:p>16.44</text:p>
              </table:table-cell>
              <table:table-cell office:value-type="float" office:value="1.95485">
                <text:p>1.9548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.46">
                <text:p>16.46</text:p>
              </table:table-cell>
              <table:table-cell office:value-type="float" office:value="2.00093">
                <text:p>2.0009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.48">
                <text:p>16.48</text:p>
              </table:table-cell>
              <table:table-cell office:value-type="float" office:value="2.05956">
                <text:p>2.0595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.5">
                <text:p>16.5</text:p>
              </table:table-cell>
              <table:table-cell office:value-type="float" office:value="2.05215">
                <text:p>2.0521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.52">
                <text:p>16.52</text:p>
              </table:table-cell>
              <table:table-cell office:value-type="float" office:value="2.05639">
                <text:p>2.0563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.54">
                <text:p>16.54</text:p>
              </table:table-cell>
              <table:table-cell office:value-type="float" office:value="2.10809">
                <text:p>2.1080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.56">
                <text:p>16.56</text:p>
              </table:table-cell>
              <table:table-cell office:value-type="float" office:value="2.04112">
                <text:p>2.0411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.58">
                <text:p>16.58</text:p>
              </table:table-cell>
              <table:table-cell office:value-type="float" office:value="2.09781">
                <text:p>2.0978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.6">
                <text:p>16.6</text:p>
              </table:table-cell>
              <table:table-cell office:value-type="float" office:value="2.12082">
                <text:p>2.1208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.62">
                <text:p>16.62</text:p>
              </table:table-cell>
              <table:table-cell office:value-type="float" office:value="2.08472">
                <text:p>2.0847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.64">
                <text:p>16.64</text:p>
              </table:table-cell>
              <table:table-cell office:value-type="float" office:value="2.09426">
                <text:p>2.0942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.66">
                <text:p>16.66</text:p>
              </table:table-cell>
              <table:table-cell office:value-type="float" office:value="2.10942">
                <text:p>2.1094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.68">
                <text:p>16.68</text:p>
              </table:table-cell>
              <table:table-cell office:value-type="float" office:value="2.11167">
                <text:p>2.1116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.7">
                <text:p>16.7</text:p>
              </table:table-cell>
              <table:table-cell office:value-type="float" office:value="2.15981">
                <text:p>2.1598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.72">
                <text:p>16.72</text:p>
              </table:table-cell>
              <table:table-cell office:value-type="float" office:value="2.17459">
                <text:p>2.1745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.74">
                <text:p>16.74</text:p>
              </table:table-cell>
              <table:table-cell office:value-type="float" office:value="2.15196">
                <text:p>2.1519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.76">
                <text:p>16.76</text:p>
              </table:table-cell>
              <table:table-cell office:value-type="float" office:value="2.16874">
                <text:p>2.1687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.78">
                <text:p>16.78</text:p>
              </table:table-cell>
              <table:table-cell office:value-type="float" office:value="2.15065">
                <text:p>2.1506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.8">
                <text:p>16.8</text:p>
              </table:table-cell>
              <table:table-cell office:value-type="float" office:value="2.17545">
                <text:p>2.1754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.82">
                <text:p>16.82</text:p>
              </table:table-cell>
              <table:table-cell office:value-type="float" office:value="2.21237">
                <text:p>2.2123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.84">
                <text:p>16.84</text:p>
              </table:table-cell>
              <table:table-cell office:value-type="float" office:value="2.21028">
                <text:p>2.2102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.86">
                <text:p>16.86</text:p>
              </table:table-cell>
              <table:table-cell office:value-type="float" office:value="2.20479">
                <text:p>2.2047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.88">
                <text:p>16.88</text:p>
              </table:table-cell>
              <table:table-cell office:value-type="float" office:value="2.21772">
                <text:p>2.2177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.9">
                <text:p>16.9</text:p>
              </table:table-cell>
              <table:table-cell office:value-type="float" office:value="2.21655">
                <text:p>2.2165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.92">
                <text:p>16.92</text:p>
              </table:table-cell>
              <table:table-cell office:value-type="float" office:value="2.3049">
                <text:p>2.304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.94">
                <text:p>16.94</text:p>
              </table:table-cell>
              <table:table-cell office:value-type="float" office:value="2.21102">
                <text:p>2.2110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.96">
                <text:p>16.96</text:p>
              </table:table-cell>
              <table:table-cell office:value-type="float" office:value="2.25414">
                <text:p>2.2541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.98">
                <text:p>16.98</text:p>
              </table:table-cell>
              <table:table-cell office:value-type="float" office:value="2.27927">
                <text:p>2.2792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">
                <text:p>17</text:p>
              </table:table-cell>
              <table:table-cell office:value-type="float" office:value="2.24872">
                <text:p>2.2487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.02">
                <text:p>17.02</text:p>
              </table:table-cell>
              <table:table-cell office:value-type="float" office:value="2.23315">
                <text:p>2.2331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.04">
                <text:p>17.04</text:p>
              </table:table-cell>
              <table:table-cell office:value-type="float" office:value="2.29926">
                <text:p>2.2992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.06">
                <text:p>17.06</text:p>
              </table:table-cell>
              <table:table-cell office:value-type="float" office:value="2.27787">
                <text:p>2.2778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.08">
                <text:p>17.08</text:p>
              </table:table-cell>
              <table:table-cell office:value-type="float" office:value="2.30772">
                <text:p>2.3077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.1">
                <text:p>17.1</text:p>
              </table:table-cell>
              <table:table-cell office:value-type="float" office:value="2.32558">
                <text:p>2.3255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.12">
                <text:p>17.12</text:p>
              </table:table-cell>
              <table:table-cell office:value-type="float" office:value="2.2479">
                <text:p>2.247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.14">
                <text:p>17.14</text:p>
              </table:table-cell>
              <table:table-cell office:value-type="float" office:value="2.27215">
                <text:p>2.2721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.16">
                <text:p>17.16</text:p>
              </table:table-cell>
              <table:table-cell office:value-type="float" office:value="2.23741">
                <text:p>2.2374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.18">
                <text:p>17.18</text:p>
              </table:table-cell>
              <table:table-cell office:value-type="float" office:value="2.21312">
                <text:p>2.2131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.2">
                <text:p>17.2</text:p>
              </table:table-cell>
              <table:table-cell office:value-type="float" office:value="2.20444">
                <text:p>2.2044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.22">
                <text:p>17.22</text:p>
              </table:table-cell>
              <table:table-cell office:value-type="float" office:value="2.19306">
                <text:p>2.1930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.24">
                <text:p>17.24</text:p>
              </table:table-cell>
              <table:table-cell office:value-type="float" office:value="2.21756">
                <text:p>2.2175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.26">
                <text:p>17.26</text:p>
              </table:table-cell>
              <table:table-cell office:value-type="float" office:value="2.18521">
                <text:p>2.1852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.28">
                <text:p>17.28</text:p>
              </table:table-cell>
              <table:table-cell office:value-type="float" office:value="2.2058">
                <text:p>2.205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.3">
                <text:p>17.3</text:p>
              </table:table-cell>
              <table:table-cell office:value-type="float" office:value="2.23919">
                <text:p>2.2391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.32">
                <text:p>17.32</text:p>
              </table:table-cell>
              <table:table-cell office:value-type="float" office:value="2.22919">
                <text:p>2.2291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.34">
                <text:p>17.34</text:p>
              </table:table-cell>
              <table:table-cell office:value-type="float" office:value="2.28192">
                <text:p>2.2819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.36">
                <text:p>17.36</text:p>
              </table:table-cell>
              <table:table-cell office:value-type="float" office:value="2.22566">
                <text:p>2.2256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.38">
                <text:p>17.38</text:p>
              </table:table-cell>
              <table:table-cell office:value-type="float" office:value="2.27675">
                <text:p>2.2767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.4">
                <text:p>17.4</text:p>
              </table:table-cell>
              <table:table-cell office:value-type="float" office:value="2.30555">
                <text:p>2.3055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.42">
                <text:p>17.42</text:p>
              </table:table-cell>
              <table:table-cell office:value-type="float" office:value="2.39256">
                <text:p>2.3925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.44">
                <text:p>17.44</text:p>
              </table:table-cell>
              <table:table-cell office:value-type="float" office:value="2.34565">
                <text:p>2.3456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.46">
                <text:p>17.46</text:p>
              </table:table-cell>
              <table:table-cell office:value-type="float" office:value="2.32159">
                <text:p>2.3215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.48">
                <text:p>17.48</text:p>
              </table:table-cell>
              <table:table-cell office:value-type="float" office:value="2.31867">
                <text:p>2.3186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.5">
                <text:p>17.5</text:p>
              </table:table-cell>
              <table:table-cell office:value-type="float" office:value="2.27552">
                <text:p>2.2755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.52">
                <text:p>17.52</text:p>
              </table:table-cell>
              <table:table-cell office:value-type="float" office:value="2.29059">
                <text:p>2.2905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.54">
                <text:p>17.54</text:p>
              </table:table-cell>
              <table:table-cell office:value-type="float" office:value="2.33078">
                <text:p>2.3307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.56">
                <text:p>17.56</text:p>
              </table:table-cell>
              <table:table-cell office:value-type="float" office:value="2.27023">
                <text:p>2.2702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.58">
                <text:p>17.58</text:p>
              </table:table-cell>
              <table:table-cell office:value-type="float" office:value="2.25035">
                <text:p>2.2503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.6">
                <text:p>17.6</text:p>
              </table:table-cell>
              <table:table-cell office:value-type="float" office:value="2.30246">
                <text:p>2.3024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.62">
                <text:p>17.62</text:p>
              </table:table-cell>
              <table:table-cell office:value-type="float" office:value="2.22695">
                <text:p>2.2269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.64">
                <text:p>17.64</text:p>
              </table:table-cell>
              <table:table-cell office:value-type="float" office:value="2.22915">
                <text:p>2.2291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.66">
                <text:p>17.66</text:p>
              </table:table-cell>
              <table:table-cell office:value-type="float" office:value="2.21583">
                <text:p>2.2158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.68">
                <text:p>17.68</text:p>
              </table:table-cell>
              <table:table-cell office:value-type="float" office:value="2.20871">
                <text:p>2.2087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.7">
                <text:p>17.7</text:p>
              </table:table-cell>
              <table:table-cell office:value-type="float" office:value="2.21682">
                <text:p>2.2168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.72">
                <text:p>17.72</text:p>
              </table:table-cell>
              <table:table-cell office:value-type="float" office:value="2.20032">
                <text:p>2.2003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.74">
                <text:p>17.74</text:p>
              </table:table-cell>
              <table:table-cell office:value-type="float" office:value="2.24537">
                <text:p>2.2453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.76">
                <text:p>17.76</text:p>
              </table:table-cell>
              <table:table-cell office:value-type="float" office:value="2.19934">
                <text:p>2.1993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.78">
                <text:p>17.78</text:p>
              </table:table-cell>
              <table:table-cell office:value-type="float" office:value="2.23526">
                <text:p>2.2352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.8">
                <text:p>17.8</text:p>
              </table:table-cell>
              <table:table-cell office:value-type="float" office:value="2.25447">
                <text:p>2.2544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.82">
                <text:p>17.82</text:p>
              </table:table-cell>
              <table:table-cell office:value-type="float" office:value="2.17504">
                <text:p>2.1750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.84">
                <text:p>17.84</text:p>
              </table:table-cell>
              <table:table-cell office:value-type="float" office:value="2.17531">
                <text:p>2.1753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.86">
                <text:p>17.86</text:p>
              </table:table-cell>
              <table:table-cell office:value-type="float" office:value="2.19975">
                <text:p>2.1997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.88">
                <text:p>17.88</text:p>
              </table:table-cell>
              <table:table-cell office:value-type="float" office:value="2.19892">
                <text:p>2.1989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.9">
                <text:p>17.9</text:p>
              </table:table-cell>
              <table:table-cell office:value-type="float" office:value="2.22663">
                <text:p>2.2266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.92">
                <text:p>17.92</text:p>
              </table:table-cell>
              <table:table-cell office:value-type="float" office:value="2.21081">
                <text:p>2.2108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.94">
                <text:p>17.94</text:p>
              </table:table-cell>
              <table:table-cell office:value-type="float" office:value="2.21409">
                <text:p>2.2140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.96">
                <text:p>17.96</text:p>
              </table:table-cell>
              <table:table-cell office:value-type="float" office:value="2.19854">
                <text:p>2.1985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.98">
                <text:p>17.98</text:p>
              </table:table-cell>
              <table:table-cell office:value-type="float" office:value="2.20197">
                <text:p>2.2019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">
                <text:p>18</text:p>
              </table:table-cell>
              <table:table-cell office:value-type="float" office:value="2.19594">
                <text:p>2.1959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.02">
                <text:p>18.02</text:p>
              </table:table-cell>
              <table:table-cell office:value-type="float" office:value="2.24127">
                <text:p>2.2412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.04">
                <text:p>18.04</text:p>
              </table:table-cell>
              <table:table-cell office:value-type="float" office:value="2.21711">
                <text:p>2.2171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.06">
                <text:p>18.06</text:p>
              </table:table-cell>
              <table:table-cell office:value-type="float" office:value="2.16992">
                <text:p>2.1699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.08">
                <text:p>18.08</text:p>
              </table:table-cell>
              <table:table-cell office:value-type="float" office:value="2.15686">
                <text:p>2.1568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.1">
                <text:p>18.1</text:p>
              </table:table-cell>
              <table:table-cell office:value-type="float" office:value="2.12462">
                <text:p>2.1246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.12">
                <text:p>18.12</text:p>
              </table:table-cell>
              <table:table-cell office:value-type="float" office:value="2.12268">
                <text:p>2.1226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.14">
                <text:p>18.14</text:p>
              </table:table-cell>
              <table:table-cell office:value-type="float" office:value="2.13029">
                <text:p>2.1302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.16">
                <text:p>18.16</text:p>
              </table:table-cell>
              <table:table-cell office:value-type="float" office:value="2.17187">
                <text:p>2.1718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.18">
                <text:p>18.18</text:p>
              </table:table-cell>
              <table:table-cell office:value-type="float" office:value="2.14692">
                <text:p>2.1469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.2">
                <text:p>18.2</text:p>
              </table:table-cell>
              <table:table-cell office:value-type="float" office:value="2.10836">
                <text:p>2.1083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.22">
                <text:p>18.22</text:p>
              </table:table-cell>
              <table:table-cell office:value-type="float" office:value="2.10686">
                <text:p>2.1068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.24">
                <text:p>18.24</text:p>
              </table:table-cell>
              <table:table-cell office:value-type="float" office:value="2.15763">
                <text:p>2.1576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.26">
                <text:p>18.26</text:p>
              </table:table-cell>
              <table:table-cell office:value-type="float" office:value="2.09837">
                <text:p>2.0983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.28">
                <text:p>18.28</text:p>
              </table:table-cell>
              <table:table-cell office:value-type="float" office:value="2.10673">
                <text:p>2.1067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.3">
                <text:p>18.3</text:p>
              </table:table-cell>
              <table:table-cell office:value-type="float" office:value="2.08958">
                <text:p>2.0895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.32">
                <text:p>18.32</text:p>
              </table:table-cell>
              <table:table-cell office:value-type="float" office:value="2.06262">
                <text:p>2.0626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.34">
                <text:p>18.34</text:p>
              </table:table-cell>
              <table:table-cell office:value-type="float" office:value="2.11324">
                <text:p>2.1132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.36">
                <text:p>18.36</text:p>
              </table:table-cell>
              <table:table-cell office:value-type="float" office:value="2.16156">
                <text:p>2.1615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.38">
                <text:p>18.38</text:p>
              </table:table-cell>
              <table:table-cell office:value-type="float" office:value="2.06145">
                <text:p>2.0614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.4">
                <text:p>18.4</text:p>
              </table:table-cell>
              <table:table-cell office:value-type="float" office:value="2.03813">
                <text:p>2.0381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.42">
                <text:p>18.42</text:p>
              </table:table-cell>
              <table:table-cell office:value-type="float" office:value="2.05894">
                <text:p>2.0589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.44">
                <text:p>18.44</text:p>
              </table:table-cell>
              <table:table-cell office:value-type="float" office:value="2.03322">
                <text:p>2.0332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.46">
                <text:p>18.46</text:p>
              </table:table-cell>
              <table:table-cell office:value-type="float" office:value="1.96063">
                <text:p>1.9606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.48">
                <text:p>18.48</text:p>
              </table:table-cell>
              <table:table-cell office:value-type="float" office:value="1.94175">
                <text:p>1.9417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.5">
                <text:p>18.5</text:p>
              </table:table-cell>
              <table:table-cell office:value-type="float" office:value="1.91442">
                <text:p>1.9144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.52">
                <text:p>18.52</text:p>
              </table:table-cell>
              <table:table-cell office:value-type="float" office:value="1.88395">
                <text:p>1.8839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.54">
                <text:p>18.54</text:p>
              </table:table-cell>
              <table:table-cell office:value-type="float" office:value="1.87893">
                <text:p>1.8789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.56">
                <text:p>18.56</text:p>
              </table:table-cell>
              <table:table-cell office:value-type="float" office:value="1.87486">
                <text:p>1.8748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.58">
                <text:p>18.58</text:p>
              </table:table-cell>
              <table:table-cell office:value-type="float" office:value="1.90398">
                <text:p>1.9039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.6">
                <text:p>18.6</text:p>
              </table:table-cell>
              <table:table-cell office:value-type="float" office:value="1.95166">
                <text:p>1.9516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.62">
                <text:p>18.62</text:p>
              </table:table-cell>
              <table:table-cell office:value-type="float" office:value="1.96622">
                <text:p>1.9662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.64">
                <text:p>18.64</text:p>
              </table:table-cell>
              <table:table-cell office:value-type="float" office:value="1.94387">
                <text:p>1.9438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.66">
                <text:p>18.66</text:p>
              </table:table-cell>
              <table:table-cell office:value-type="float" office:value="1.86431">
                <text:p>1.8643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.68">
                <text:p>18.68</text:p>
              </table:table-cell>
              <table:table-cell office:value-type="float" office:value="1.86146">
                <text:p>1.8614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.7">
                <text:p>18.7</text:p>
              </table:table-cell>
              <table:table-cell office:value-type="float" office:value="1.84789">
                <text:p>1.8478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.72">
                <text:p>18.72</text:p>
              </table:table-cell>
              <table:table-cell office:value-type="float" office:value="1.83608">
                <text:p>1.8360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.74">
                <text:p>18.74</text:p>
              </table:table-cell>
              <table:table-cell office:value-type="float" office:value="1.82188">
                <text:p>1.8218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.76">
                <text:p>18.76</text:p>
              </table:table-cell>
              <table:table-cell office:value-type="float" office:value="1.84087">
                <text:p>1.8408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.78">
                <text:p>18.78</text:p>
              </table:table-cell>
              <table:table-cell office:value-type="float" office:value="1.83317">
                <text:p>1.8331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.8">
                <text:p>18.8</text:p>
              </table:table-cell>
              <table:table-cell office:value-type="float" office:value="1.89481">
                <text:p>1.8948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.82">
                <text:p>18.82</text:p>
              </table:table-cell>
              <table:table-cell office:value-type="float" office:value="1.84897">
                <text:p>1.8489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.84">
                <text:p>18.84</text:p>
              </table:table-cell>
              <table:table-cell office:value-type="float" office:value="1.81236">
                <text:p>1.8123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.86">
                <text:p>18.86</text:p>
              </table:table-cell>
              <table:table-cell office:value-type="float" office:value="1.76454">
                <text:p>1.7645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.88">
                <text:p>18.88</text:p>
              </table:table-cell>
              <table:table-cell office:value-type="float" office:value="1.7637">
                <text:p>1.763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.9">
                <text:p>18.9</text:p>
              </table:table-cell>
              <table:table-cell office:value-type="float" office:value="1.71227">
                <text:p>1.7122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.92">
                <text:p>18.92</text:p>
              </table:table-cell>
              <table:table-cell office:value-type="float" office:value="1.75461">
                <text:p>1.7546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.94">
                <text:p>18.94</text:p>
              </table:table-cell>
              <table:table-cell office:value-type="float" office:value="1.70288">
                <text:p>1.7028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.96">
                <text:p>18.96</text:p>
              </table:table-cell>
              <table:table-cell office:value-type="float" office:value="1.70072">
                <text:p>1.7007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8.98">
                <text:p>18.98</text:p>
              </table:table-cell>
              <table:table-cell office:value-type="float" office:value="1.70639">
                <text:p>1.7063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">
                <text:p>19</text:p>
              </table:table-cell>
              <table:table-cell office:value-type="float" office:value="1.69138">
                <text:p>1.6913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.02">
                <text:p>19.02</text:p>
              </table:table-cell>
              <table:table-cell office:value-type="float" office:value="1.67291">
                <text:p>1.6729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.04">
                <text:p>19.04</text:p>
              </table:table-cell>
              <table:table-cell office:value-type="float" office:value="1.67118">
                <text:p>1.6711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.06">
                <text:p>19.06</text:p>
              </table:table-cell>
              <table:table-cell office:value-type="float" office:value="1.64612">
                <text:p>1.6461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.08">
                <text:p>19.08</text:p>
              </table:table-cell>
              <table:table-cell office:value-type="float" office:value="1.68509">
                <text:p>1.6850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.1">
                <text:p>19.1</text:p>
              </table:table-cell>
              <table:table-cell office:value-type="float" office:value="1.69507">
                <text:p>1.6950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.12">
                <text:p>19.12</text:p>
              </table:table-cell>
              <table:table-cell office:value-type="float" office:value="1.64012">
                <text:p>1.6401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.14">
                <text:p>19.14</text:p>
              </table:table-cell>
              <table:table-cell office:value-type="float" office:value="1.71842">
                <text:p>1.7184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.16">
                <text:p>19.16</text:p>
              </table:table-cell>
              <table:table-cell office:value-type="float" office:value="1.64843">
                <text:p>1.6484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.18">
                <text:p>19.18</text:p>
              </table:table-cell>
              <table:table-cell office:value-type="float" office:value="1.61623">
                <text:p>1.6162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.2">
                <text:p>19.2</text:p>
              </table:table-cell>
              <table:table-cell office:value-type="float" office:value="1.57626">
                <text:p>1.5762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.22">
                <text:p>19.22</text:p>
              </table:table-cell>
              <table:table-cell office:value-type="float" office:value="1.55685">
                <text:p>1.5568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.24">
                <text:p>19.24</text:p>
              </table:table-cell>
              <table:table-cell office:value-type="float" office:value="1.53179">
                <text:p>1.5317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.26">
                <text:p>19.26</text:p>
              </table:table-cell>
              <table:table-cell office:value-type="float" office:value="1.52848">
                <text:p>1.5284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.28">
                <text:p>19.28</text:p>
              </table:table-cell>
              <table:table-cell office:value-type="float" office:value="1.51466">
                <text:p>1.5146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.3">
                <text:p>19.3</text:p>
              </table:table-cell>
              <table:table-cell office:value-type="float" office:value="1.48096">
                <text:p>1.4809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.32">
                <text:p>19.32</text:p>
              </table:table-cell>
              <table:table-cell office:value-type="float" office:value="1.47299">
                <text:p>1.4729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.34">
                <text:p>19.34</text:p>
              </table:table-cell>
              <table:table-cell office:value-type="float" office:value="1.48335">
                <text:p>1.4833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.36">
                <text:p>19.36</text:p>
              </table:table-cell>
              <table:table-cell office:value-type="float" office:value="1.47285">
                <text:p>1.4728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.38">
                <text:p>19.38</text:p>
              </table:table-cell>
              <table:table-cell office:value-type="float" office:value="1.48192">
                <text:p>1.4819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.4">
                <text:p>19.4</text:p>
              </table:table-cell>
              <table:table-cell office:value-type="float" office:value="1.43423">
                <text:p>1.4342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.42">
                <text:p>19.42</text:p>
              </table:table-cell>
              <table:table-cell office:value-type="float" office:value="1.46715">
                <text:p>1.4671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.44">
                <text:p>19.44</text:p>
              </table:table-cell>
              <table:table-cell office:value-type="float" office:value="1.41965">
                <text:p>1.4196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.46">
                <text:p>19.46</text:p>
              </table:table-cell>
              <table:table-cell office:value-type="float" office:value="1.40834">
                <text:p>1.4083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.48">
                <text:p>19.48</text:p>
              </table:table-cell>
              <table:table-cell office:value-type="float" office:value="1.36738">
                <text:p>1.3673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.5">
                <text:p>19.5</text:p>
              </table:table-cell>
              <table:table-cell office:value-type="float" office:value="1.34625">
                <text:p>1.3462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.52">
                <text:p>19.52</text:p>
              </table:table-cell>
              <table:table-cell office:value-type="float" office:value="1.40658">
                <text:p>1.4065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.54">
                <text:p>19.54</text:p>
              </table:table-cell>
              <table:table-cell office:value-type="float" office:value="1.38783">
                <text:p>1.3878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.56">
                <text:p>19.56</text:p>
              </table:table-cell>
              <table:table-cell office:value-type="float" office:value="1.2964">
                <text:p>1.296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.58">
                <text:p>19.58</text:p>
              </table:table-cell>
              <table:table-cell office:value-type="float" office:value="1.2763">
                <text:p>1.276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.6">
                <text:p>19.6</text:p>
              </table:table-cell>
              <table:table-cell office:value-type="float" office:value="1.27608">
                <text:p>1.2760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.62">
                <text:p>19.62</text:p>
              </table:table-cell>
              <table:table-cell office:value-type="float" office:value="1.29712">
                <text:p>1.2971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.64">
                <text:p>19.64</text:p>
              </table:table-cell>
              <table:table-cell office:value-type="float" office:value="1.26238">
                <text:p>1.2623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.66">
                <text:p>19.66</text:p>
              </table:table-cell>
              <table:table-cell office:value-type="float" office:value="1.23791">
                <text:p>1.2379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.68">
                <text:p>19.68</text:p>
              </table:table-cell>
              <table:table-cell office:value-type="float" office:value="1.27053">
                <text:p>1.2705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.7">
                <text:p>19.7</text:p>
              </table:table-cell>
              <table:table-cell office:value-type="float" office:value="1.23247">
                <text:p>1.2324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.72">
                <text:p>19.72</text:p>
              </table:table-cell>
              <table:table-cell office:value-type="float" office:value="1.2181">
                <text:p>1.218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.74">
                <text:p>19.74</text:p>
              </table:table-cell>
              <table:table-cell office:value-type="float" office:value="1.18167">
                <text:p>1.1816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.76">
                <text:p>19.76</text:p>
              </table:table-cell>
              <table:table-cell office:value-type="float" office:value="1.15716">
                <text:p>1.1571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.78">
                <text:p>19.78</text:p>
              </table:table-cell>
              <table:table-cell office:value-type="float" office:value="1.17125">
                <text:p>1.1712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.8">
                <text:p>19.8</text:p>
              </table:table-cell>
              <table:table-cell office:value-type="float" office:value="1.12588">
                <text:p>1.1258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.82">
                <text:p>19.82</text:p>
              </table:table-cell>
              <table:table-cell office:value-type="float" office:value="1.10438">
                <text:p>1.1043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.84">
                <text:p>19.84</text:p>
              </table:table-cell>
              <table:table-cell office:value-type="float" office:value="1.06328">
                <text:p>1.0632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.86">
                <text:p>19.86</text:p>
              </table:table-cell>
              <table:table-cell office:value-type="float" office:value="1.01464">
                <text:p>1.0146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.88">
                <text:p>19.88</text:p>
              </table:table-cell>
              <table:table-cell office:value-type="float" office:value="0.971711">
                <text:p>0.97171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.9">
                <text:p>19.9</text:p>
              </table:table-cell>
              <table:table-cell office:value-type="float" office:value="0.970211">
                <text:p>0.97021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.92">
                <text:p>19.92</text:p>
              </table:table-cell>
              <table:table-cell office:value-type="float" office:value="0.954027">
                <text:p>0.95402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.94">
                <text:p>19.94</text:p>
              </table:table-cell>
              <table:table-cell office:value-type="float" office:value="0.934601">
                <text:p>0.93460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.96">
                <text:p>19.96</text:p>
              </table:table-cell>
              <table:table-cell office:value-type="float" office:value="0.88441">
                <text:p>0.8844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.98">
                <text:p>19.98</text:p>
              </table:table-cell>
              <table:table-cell office:value-type="float" office:value="0.872831">
                <text:p>0.8728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